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03E0000002F334227EA.png" manifest:media-type="image/png"/>
  <manifest:file-entry manifest:full-path="Pictures/1000000000000016000000A94417A25C.png" manifest:media-type="image/png"/>
  <manifest:file-entry manifest:full-path="Pictures/10000000000000160000007E449197A3.png" manifest:media-type="image/png"/>
  <manifest:file-entry manifest:full-path="Pictures/10000001000001C700000100EE74E754.png" manifest:media-type="image/png"/>
  <manifest:file-entry manifest:full-path="Pictures/10000000000002900000020031AF1E84.jpg" manifest:media-type="image/jpeg"/>
  <manifest:file-entry manifest:full-path="Pictures/1000000100000134000000D0096F4A01.png" manifest:media-type="image/png"/>
  <manifest:file-entry manifest:full-path="Pictures/1000000000000548000001E94DFFFB38.png" manifest:media-type="image/png"/>
  <manifest:file-entry manifest:full-path="Pictures/100000000000003E00000025F0E843D3.png" manifest:media-type="image/png"/>
  <manifest:file-entry manifest:full-path="Pictures/1000000000000078000000BCFA968D18.png" manifest:media-type="image/png"/>
  <manifest:file-entry manifest:full-path="Pictures/10000000000000FF000004DA7DD9711C.jpg" manifest:media-type="image/jpeg"/>
  <manifest:file-entry manifest:full-path="Pictures/10000001000002500000034DC88E4BA7.png" manifest:media-type="image/png"/>
  <manifest:file-entry manifest:full-path="Pictures/1000056A000052C9000052C93CFA6ADB.svg" manifest:media-type="image/svg+xml"/>
  <manifest:file-entry manifest:full-path="Pictures/1000000000000200000002008FAA15CD.jpg" manifest:media-type="image/jpeg"/>
  <manifest:file-entry manifest:full-path="Pictures/10000001000002C3000002C369E1C627.png" manifest:media-type="image/png"/>
  <manifest:file-entry manifest:full-path="Pictures/10000000000001800000010061BCFFAB.jpg" manifest:media-type="image/jpeg"/>
  <manifest:file-entry manifest:full-path="Pictures/10000001000001540000023774712B8F.png" manifest:media-type="image/png"/>
  <manifest:file-entry manifest:full-path="Pictures/10000000000006FE0000034CA06E5D38.png" manifest:media-type="image/png"/>
  <manifest:file-entry manifest:full-path="Pictures/1000000000000119000001B1093121FA.png" manifest:media-type="image/png"/>
  <manifest:file-entry manifest:full-path="Pictures/100000000000005E0000005EF75A91A4.jpg" manifest:media-type="image/jpeg"/>
  <manifest:file-entry manifest:full-path="Pictures/10000000000004B000000276BE10C922.jpg" manifest:media-type="image/jpeg"/>
  <manifest:file-entry manifest:full-path="Pictures/10000000000000160000005B43B5DC5E.png" manifest:media-type="image/png"/>
  <manifest:file-entry manifest:full-path="Pictures/10000000000004FC000003F1676B9B27.png" manifest:media-type="image/png"/>
  <manifest:file-entry manifest:full-path="Pictures/100011C2000052C9000052C9F11924EF.svg" manifest:media-type="image/svg+xml"/>
  <manifest:file-entry manifest:full-path="Pictures/10000001000002C3000002C34E2BD1D0.png" manifest:media-type="image/png"/>
  <manifest:file-entry manifest:full-path="Pictures/100000000000013A000000ADF212F0B7.png" manifest:media-type="image/png"/>
  <manifest:file-entry manifest:full-path="Pictures/1000000000000112000000A409B69052.png" manifest:media-type="image/png"/>
  <manifest:file-entry manifest:full-path="Pictures/10000001000001190000025D79BA7939.png" manifest:media-type="image/png"/>
  <manifest:file-entry manifest:full-path="Pictures/100000000000007900000097F58C74D6.png" manifest:media-type="image/png"/>
  <manifest:file-entry manifest:full-path="Pictures/1000000000000063000000F74942FFCF.png" manifest:media-type="image/png"/>
  <manifest:file-entry manifest:full-path="Pictures/100000000000005E0000005ED8643444.jpg" manifest:media-type="image/jpeg"/>
  <manifest:file-entry manifest:full-path="Pictures/10000000000001320000019840D4560A.jpg" manifest:media-type="image/jpeg"/>
  <manifest:file-entry manifest:full-path="Pictures/10000000000001CE00000100D37179DA.jpg" manifest:media-type="image/jpeg"/>
  <manifest:file-entry manifest:full-path="Pictures/100000000000020000000200C64E4DBE.jpg" manifest:media-type="image/jpeg"/>
  <manifest:file-entry manifest:full-path="Pictures/10000000000004FE000003F13F676434.png" manifest:media-type="image/png"/>
  <manifest:file-entry manifest:full-path="Pictures/10000000000000FC000000A6DB53ECB8.png" manifest:media-type="image/png"/>
  <manifest:file-entry manifest:full-path="Pictures/1000000000000500000002D053724C9B.jpg" manifest:media-type="image/jpeg"/>
  <manifest:file-entry manifest:full-path="Pictures/10000001000000160000007EDC6C60E4.png" manifest:media-type="image/png"/>
  <manifest:file-entry manifest:full-path="Pictures/1000000000000260000002009D4EA61F.png" manifest:media-type="image/png"/>
  <manifest:file-entry manifest:full-path="Pictures/1000000000000400000004004834155F.jpg" manifest:media-type="image/jpeg"/>
  <manifest:file-entry manifest:full-path="Pictures/100000010000010000000337EA5CF0A7.png" manifest:media-type="image/png"/>
  <manifest:file-entry manifest:full-path="Pictures/1000000000000264000001B08C16F9CE.jpg" manifest:media-type="image/jpeg"/>
  <manifest:file-entry manifest:full-path="Pictures/10000000000001190000025D49D51A5C.png" manifest:media-type="image/png"/>
  <manifest:file-entry manifest:full-path="Pictures/10000C2A000039FB000052C99C57C99C.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fixed"/>
    <style:font-face style:name="DejaVu Sans Mono1" svg:font-family="'DejaVu Sans Mono'"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face style:name="Font Awesome 6 Brands Regular1" svg:font-family="'Font Awesome 6 Brands Regular'" style:font-adornments="Roman" style:font-pitch="variable"/>
    <style:font-face style:name="Font Awesome 6 Brands Regular2" svg:font-family="'Font Awesome 6 Brands Regular'" style:font-adornments="Roman"/>
    <style:font-face style:name="Font Awesome 6 Brands Regular3" svg:font-family="'Font Awesome 6 Brands Regular'" style:font-adornments="Regular" style:font-pitch="variable"/>
    <style:font-face style:name="Font Awesome 6 Brands Regular4" svg:font-family="'Font Awesome 6 Brands Regular'" style:font-adornments="Regular"/>
    <style:font-face style:name="Font Awesome 6 Brands Regular5"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face style:name="Font Awesome 6 Free Regular2" svg:font-family="'Font Awesome 6 Free Regular'" style:font-adornments="Roman"/>
    <style:font-face style:name="Font Awesome 6 Free Regular3" svg:font-family="'Font Awesome 6 Free Regular'" style:font-adornments="Regular" style:font-pitch="variable"/>
    <style:font-face style:name="Font Awesome 6 Free Regular4" svg:font-family="'Font Awesome 6 Free Regular'" style:font-adornments="Regular"/>
    <style:font-face style:name="Font Awesome 6 Free Regular5"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Symbola" svg:font-family="Symbola" style:font-adornments="Regular" style:font-pitch="variable"/>
    <style:font-face style:name="Symbola1" svg:font-family="Symbo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false" presentation:background-objects-visible="true" presentation:display-footer="false" presentation:display-page-number="true" presentation:display-date-time="false"/>
    </style:style>
    <style:style style:name="dp5" style:family="drawing-page">
      <style:drawing-page-properties presentation:visibility="hidden" presentation:background-visible="true" presentation:background-objects-visible="true" presentation:display-footer="false" presentation:display-page-number="true" presentation:display-date-time="false"/>
    </style:style>
    <style:style style:name="gr1" style:family="graphic" style:parent-style-name="objectwithoutfill">
      <style:graphic-properties draw:stroke="dash" draw:stroke-dash="Double_20_Dash_20__28_Rounded_29_" svg:stroke-width="0.159cm" svg:stroke-color="#777777" draw:marker-start-width="0.437cm" draw:marker-end-width="0.437cm" svg:stroke-opacity="75%" svg:stroke-linecap="round" draw:fill="none" draw:textarea-vertical-align="middle" fo:padding-top="0.203cm" fo:padding-bottom="0.203cm" fo:padding-left="0.328cm" fo:padding-right="0.328cm" loext:decorative="false"/>
    </style:style>
    <style:style style:name="gr2" style:family="graphic" style:parent-style-name="Default_20_Drawing_20_Style_5f_2">
      <style:graphic-properties draw:stroke="none" draw:stroke-dash="Dash_20_Dot_20_4"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3" style:family="graphic" style:parent-style-name="Default_20_Drawing_20_Style_5f_2">
      <style:graphic-properties draw:stroke="none" dr3d:vertical-segments="14" dr3d:close-front="true" dr3d:close-back="true" loext:decorative="false"/>
    </style:style>
    <style:style style:name="gr4" style:family="graphic" style:parent-style-name="Default_20_Drawing_20_Style_5f_2">
      <style:graphic-properties draw:stroke="none" loext:decorative="false"/>
    </style:style>
    <style:style style:name="gr5" style:family="graphic">
      <style:graphic-properties loext:decorative="false"/>
    </style:style>
    <style:style style:name="gr6" style:family="graphic" style:parent-style-name="Default_20_Drawing_20_Style_5f_2">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7" style:family="graphic">
      <style:graphic-properties style:protect="size" loext:decorative="false"/>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draw:fill="bitmap" draw:fill-image-name="Concrete" draw:textarea-horizontal-align="justify" draw:textarea-vertical-align="middle" draw:auto-grow-height="false" fo:min-height="5.902cm" fo:min-width="4.447cm" loext:decorative="false"/>
    </style:style>
    <style:style style:name="gr10" style:family="graphic" style:parent-style-name="standard">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11" style:family="graphic" style:parent-style-name="standard">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12"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13" style:family="graphic" style:parent-style-name="standard">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14" style:family="graphic" style:parent-style-name="standard">
      <style:graphic-properties draw:stroke="none" draw:fill-color="#555555" draw:textarea-horizontal-align="justify" draw:textarea-vertical-align="middle" draw:auto-grow-height="false" fo:min-height="1.786cm" fo:min-width="10.243cm" loext:decorative="false"/>
    </style:style>
    <style:style style:name="gr15" style:family="graphic" style:parent-style-name="objectwithoutfill">
      <style:graphic-properties draw:stroke="dash" draw:stroke-dash="Long_20_Dash" svg:stroke-width="0.081cm" svg:stroke-color="#66ccee" draw:marker-start-width="0.321cm" draw:marker-end-width="0.321cm" svg:stroke-linecap="butt" draw:fill="none" draw:textarea-vertical-align="middle" fo:padding-top="0.165cm" fo:padding-bottom="0.165cm" fo:padding-left="0.29cm" fo:padding-right="0.29cm" loext:decorative="false"/>
    </style:style>
    <style:style style:name="gr16" style:family="graphic" style:parent-style-name="standard">
      <style:graphic-properties draw:stroke="none" draw:fill-color="#555555" draw:textarea-horizontal-align="justify" draw:textarea-vertical-align="middle" draw:auto-grow-height="false" fo:min-height="0.527cm" fo:min-width="8.642cm" loext:decorative="false"/>
    </style:style>
    <style:style style:name="gr17" style:family="graphic" style:parent-style-name="objectwithoutfill">
      <style:graphic-properties draw:stroke="solid" draw:stroke-dash="Long_20_Dash" svg:stroke-width="0.159cm" svg:stroke-color="#66ccee" draw:marker-start-width="0.438cm" draw:marker-end-width="0.438cm" svg:stroke-linecap="butt" draw:fill="none" draw:textarea-vertical-align="middle" fo:padding-top="0.204cm" fo:padding-bottom="0.204cm" fo:padding-left="0.329cm" fo:padding-right="0.329cm" loext:decorative="false"/>
    </style:style>
    <style:style style:name="gr18" style:family="graphic" style:parent-style-name="objectwithoutfill">
      <style:graphic-properties svg:stroke-width="0.035cm" svg:stroke-color="#ccbb44" draw:marker-start="" draw:marker-start-width="0.252cm" draw:marker-end="" draw:marker-end-width="0.252cm" draw:fill="none" draw:textarea-vertical-align="middle" fo:padding-top="0.142cm" fo:padding-bottom="0.142cm" fo:padding-left="0.267cm" fo:padding-right="0.267cm" loext:decorative="false"/>
    </style:style>
    <style:style style:name="gr19" style:family="graphic" style:parent-style-name="objectwithoutfill">
      <style:graphic-properties svg:stroke-width="0.159cm" svg:stroke-color="#555555" draw:marker-start-width="0.438cm" draw:marker-end-width="0.438cm" draw:fill="none" draw:textarea-vertical-align="middle" fo:padding-top="0.204cm" fo:padding-bottom="0.204cm" fo:padding-left="0.329cm" fo:padding-right="0.329cm" loext:decorative="false"/>
    </style:style>
    <style:style style:name="gr20" style:family="graphic" style:parent-style-name="standard">
      <style:graphic-properties draw:stroke="none" draw:fill="bitmap" draw:fill-image-name="Concrete" draw:textarea-horizontal-align="justify" draw:textarea-vertical-align="middle" draw:auto-grow-height="false" fo:min-height="11.75cm" fo:min-width="13.92cm" loext:decorative="false"/>
    </style:style>
    <style:style style:name="gr21" style:family="graphic" style:parent-style-name="standard">
      <style:graphic-properties draw:stroke="none" draw:fill-color="#555555" draw:textarea-horizontal-align="justify" draw:textarea-vertical-align="middle" draw:auto-grow-height="false" fo:min-height="1.17cm" fo:min-width="27.679cm" loext:decorative="false"/>
    </style:style>
    <style:style style:name="gr22" style:family="graphic" style:parent-style-name="standard">
      <style:graphic-properties draw:stroke="none" draw:fill="bitmap" draw:fill-image-name="Ice_20_light" draw:textarea-horizontal-align="justify" draw:textarea-vertical-align="middle" draw:auto-grow-height="false" fo:min-height="7.614cm" fo:min-width="1.892cm" loext:softedge-radius="0cm" loext:decorative="false"/>
    </style:style>
    <style:style style:name="gr23" style:family="graphic" style:parent-style-name="standard">
      <style:graphic-properties draw:stroke="none" draw:fill="bitmap" draw:fill-image-name="Ice_20_light" draw:textarea-horizontal-align="justify" draw:textarea-vertical-align="middle" draw:auto-grow-height="false" fo:min-height="2.841cm" fo:min-width="4.22cm" loext:softedge-radius="0cm" loext:decorative="false"/>
    </style:style>
    <style:style style:name="gr24"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2.001cm" loext:softedge-radius="0cm" loext:decorative="false"/>
    </style:style>
    <style:style style:name="gr25" style:family="graphic" style:parent-style-name="objectwithoutfill">
      <style:graphic-properties svg:stroke-width="0.212cm" svg:stroke-color="#555555" draw:marker-start-width="0.518cm" draw:marker-end-width="0.518cm" draw:fill="none" draw:textarea-vertical-align="middle" fo:padding-top="0.231cm" fo:padding-bottom="0.231cm" fo:padding-left="0.356cm" fo:padding-right="0.356cm" loext:decorative="false"/>
    </style:style>
    <style:style style:name="gr26" style:family="graphic" style:parent-style-name="standard">
      <style:graphic-properties draw:stroke="none" draw:stroke-dash="Dash_20_Dot_20_4" svg:stroke-width="0cm" draw:stroke-linejoin="none" svg:stroke-linecap="butt" draw:fill="solid" draw:fill-color="#ccbb44" draw:textarea-horizontal-align="center" draw:textarea-vertical-align="middle" loext:decorative="false"/>
    </style:style>
    <style:style style:name="gr27" style:family="graphic" style:parent-style-name="objectwithoutfill">
      <style:graphic-properties svg:stroke-width="0.106cm" svg:stroke-color="#ccbb44" draw:marker-start="" draw:marker-start-width="0.358cm" draw:marker-end="Arrow_20_large" draw:marker-end-width="0.377cm" draw:fill="none" draw:textarea-vertical-align="middle" fo:padding-top="0.177cm" fo:padding-bottom="0.177cm" fo:padding-left="0.302cm" fo:padding-right="0.302cm" loext:decorative="false"/>
    </style:style>
    <style:style style:name="gr28" style:family="graphic" style:parent-style-name="standard">
      <style:graphic-properties draw:stroke="none" svg:stroke-color="#000000" draw:fill="none" draw:fill-color="#ffffff" draw:textarea-horizontal-align="left" draw:auto-grow-height="true" draw:auto-grow-width="true" fo:min-height="0.853cm" fo:min-width="1.07cm" loext:decorative="false"/>
      <style:paragraph-properties style:writing-mode="lr-tb"/>
    </style:style>
    <style:style style:name="gr29"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30" style:family="graphic" style:parent-style-name="standard">
      <style:graphic-properties draw:stroke="none" draw:stroke-dash="Dash_20_Dot_20_4" svg:stroke-width="0cm" draw:stroke-linejoin="none" svg:stroke-linecap="butt" draw:fill="solid" draw:fill-color="#000000" draw:textarea-horizontal-align="center" draw:textarea-vertical-align="middle" loext:decorative="false"/>
    </style:style>
    <style:style style:name="gr31" style:family="graphic" style:parent-style-name="standard">
      <style:graphic-properties draw:stroke="none" draw:stroke-dash="Dash_20_Dot_20_4" svg:stroke-width="0cm" draw:stroke-linejoin="none" svg:stroke-linecap="butt" draw:fill="solid" draw:fill-color="#555555" draw:textarea-horizontal-align="center" draw:textarea-vertical-align="middle" loext:decorative="false"/>
    </style:style>
    <style:style style:name="gr32"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2.566cm" fo:min-width="4.217cm" loext:softedge-radius="0cm" loext:decorative="false"/>
    </style:style>
    <style:style style:name="gr33" style:family="graphic" style:parent-style-name="objectwithoutfill">
      <style:graphic-properties svg:stroke-width="0.353cm" svg:stroke-color="#4477aa"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34" style:family="graphic" style:parent-style-name="objectwithoutfill">
      <style:graphic-properties svg:stroke-width="0.353cm" svg:stroke-color="#66ccee" draw:marker-start="Arrowheads_20_14" draw:marker-start-width="0.728cm" draw:marker-end="Arrowheads_20_13" draw:marker-end-width="0.747cm" draw:fill="none" draw:textarea-vertical-align="middle" fo:padding-top="0.3cm" fo:padding-bottom="0.3cm" fo:padding-left="0.425cm" fo:padding-right="0.425cm" loext:decorative="false"/>
    </style:style>
    <style:style style:name="gr35" style:family="graphic" style:parent-style-name="standard">
      <style:graphic-properties draw:stroke="none"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36" style:family="graphic" style:parent-style-name="standard">
      <style:graphic-properties draw:stroke="none" svg:stroke-color="#000000" draw:fill="none" draw:fill-color="#ffffff" draw:textarea-horizontal-align="left" draw:auto-grow-height="true" draw:auto-grow-width="true" fo:min-height="0.496cm" fo:min-width="1.374cm" loext:decorative="false"/>
      <style:paragraph-properties style:writing-mode="lr-tb"/>
    </style:style>
    <style:style style:name="gr37" style:family="graphic" style:parent-style-name="standard">
      <style:graphic-properties draw:stroke="none" svg:stroke-color="#000000" draw:fill="none" draw:fill-color="#ffffff" draw:textarea-horizontal-align="left" draw:auto-grow-height="true" draw:auto-grow-width="true" fo:min-height="0.496cm" fo:min-width="0.739cm" loext:decorative="false"/>
      <style:paragraph-properties style:writing-mode="lr-tb"/>
    </style:style>
    <style:style style:name="gr38" style:family="graphic" style:parent-style-name="objectwithoutfill">
      <style:graphic-properties svg:stroke-width="0.212cm" svg:stroke-color="#ccbb44" draw:marker-start-width="0.518cm" draw:marker-end-width="0.518cm" draw:fill="none" draw:textarea-vertical-align="middle" fo:padding-top="0.231cm" fo:padding-bottom="0.231cm" fo:padding-left="0.356cm" fo:padding-right="0.356cm" loext:decorative="false"/>
    </style:style>
    <style:style style:name="gr39" style:family="graphic" style:parent-style-name="objectwithoutfill">
      <style:graphic-properties svg:stroke-width="0.212cm" svg:stroke-color="#4477aa"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40" style:family="graphic" style:parent-style-name="standard">
      <style:graphic-properties draw:stroke="none" draw:fill="bitmap" draw:fill-image-name="Ice_20_light" draw:textarea-horizontal-align="justify" draw:textarea-vertical-align="middle" draw:auto-grow-height="false" fo:min-height="10.407cm" fo:min-width="4.461cm" loext:softedge-radius="0cm" loext:decorative="false"/>
    </style:style>
    <style:style style:name="gr41" style:family="graphic" style:parent-style-name="objectwithoutfill">
      <style:graphic-properties draw:stroke="dash" draw:stroke-dash="Dash" svg:stroke-width="0.159cm" svg:stroke-color="#aa3377" draw:marker-start-width="0.437cm" draw:marker-end-width="0.437cm" svg:stroke-linecap="butt" draw:fill="none" draw:textarea-vertical-align="middle" fo:padding-top="0.203cm" fo:padding-bottom="0.203cm" fo:padding-left="0.328cm" fo:padding-right="0.328cm" loext:decorative="false"/>
    </style:style>
    <style:style style:name="gr42" style:family="graphic" style:parent-style-name="objectwithoutfill">
      <style:graphic-properties svg:stroke-width="0.212cm" svg:stroke-color="#555555" draw:marker-start-width="0.518cm" draw:marker-end-width="0.518cm" svg:stroke-linecap="round" draw:fill="none" draw:textarea-vertical-align="middle" fo:padding-top="0.231cm" fo:padding-bottom="0.231cm" fo:padding-left="0.356cm" fo:padding-right="0.356cm" loext:decorative="false"/>
    </style:style>
    <style:style style:name="gr43" style:family="graphic" style:parent-style-name="objectwithoutfill">
      <style:graphic-properties svg:stroke-width="0.212cm" svg:stroke-color="#ee6677"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44" style:family="graphic" style:parent-style-name="Default_20_Drawing_20_Style_5f_2_5f_1">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45" style:family="graphic" style:parent-style-name="objectwithoutfill">
      <style:graphic-properties svg:stroke-width="0.053cm" svg:stroke-color="#bbbbbb" draw:marker-start-width="0.279cm" draw:marker-end="Arrowheads_20_6" draw:marker-end-width="0.279cm" draw:fill="none" draw:textarea-vertical-align="middle" fo:padding-top="0.151cm" fo:padding-bottom="0.151cm" fo:padding-left="0.276cm" fo:padding-right="0.276cm" loext:decorative="false"/>
    </style:style>
    <style:style style:name="gr46" style:family="graphic" style:parent-style-name="standard">
      <style:graphic-properties draw:stroke="none" draw:fill="bitmap" draw:fill-image-name="Ice_20_light" draw:textarea-horizontal-align="justify" draw:textarea-vertical-align="middle" draw:auto-grow-height="false" fo:min-height="10.936cm" fo:min-width="4.749cm" loext:softedge-radius="0cm" loext:decorative="false"/>
    </style:style>
    <style:style style:name="gr47" style:family="graphic" style:parent-style-name="standard">
      <style:graphic-properties draw:stroke="none" svg:stroke-width="0cm" svg:stroke-color="#555555"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48" style:family="graphic" style:parent-style-name="objectwithoutfill">
      <style:graphic-properties draw:stroke="dash" draw:stroke-dash="Dash" svg:stroke-width="0.159cm" svg:stroke-color="#4477aa" draw:marker-start-width="0.437cm" draw:marker-end-width="0.437cm" svg:stroke-linecap="butt" draw:fill="none" draw:textarea-vertical-align="middle" fo:padding-top="0.203cm" fo:padding-bottom="0.203cm" fo:padding-left="0.328cm" fo:padding-right="0.328cm" loext:decorative="false"/>
    </style:style>
    <style:style style:name="gr49" style:family="graphic" style:parent-style-name="objectwithoutfill">
      <style:graphic-properties svg:stroke-width="0.212cm" svg:stroke-color="#66ccee" draw:marker-start="Arrowheads_20_14" draw:marker-start-width="0.516cm" draw:marker-end="Arrowheads_20_18" draw:marker-end-width="0.535cm" svg:stroke-opacity="100%" draw:fill="none" draw:textarea-vertical-align="middle" fo:padding-top="0.229cm" fo:padding-bottom="0.229cm" fo:padding-left="0.354cm" fo:padding-right="0.354cm" loext:decorative="false"/>
    </style:style>
    <style:style style:name="gr50" style:family="graphic" style:parent-style-name="standard">
      <style:graphic-properties draw:stroke="none" svg:stroke-width="0cm" svg:stroke-color="#888888" draw:marker-start-width="0.518cm" draw:marker-end-width="0.518cm" draw:fill="solid" draw:fill-color="#888888" draw:opacity="100%" draw:textarea-horizontal-align="center" draw:textarea-vertical-align="middle" fo:padding-top="0.231cm" fo:padding-bottom="0.231cm" fo:padding-left="0.356cm" fo:padding-right="0.356cm" loext:decorative="false"/>
    </style:style>
    <style:style style:name="gr51" style:family="graphic" style:parent-style-name="standard">
      <style:graphic-properties draw:stroke="none" draw:fill-color="#ffffff" draw:textarea-horizontal-align="justify" draw:textarea-vertical-align="middle" draw:auto-grow-height="false" fo:min-height="0cm" fo:min-width="0.278cm" loext:decorative="false"/>
    </style:style>
    <style:style style:name="gr52" style:family="graphic" style:parent-style-name="standard">
      <style:graphic-properties draw:stroke="none" draw:fill-color="#000000" draw:textarea-horizontal-align="justify" draw:textarea-vertical-align="middle" draw:auto-grow-height="false" fo:min-height="2.132cm" fo:min-width="4.22cm" loext:decorative="false"/>
    </style:style>
    <style:style style:name="gr53" style:family="graphic" style:parent-style-name="standard">
      <style:graphic-properties draw:stroke="none" svg:stroke-width="0.028cm" svg:stroke-color="#ffffff" draw:marker-start-width="0.242cm" draw:marker-end-width="0.242cm" draw:fill="bitmap" draw:fill-color="#555555" draw:fill-image-name="Studio" draw:textarea-horizontal-align="justify" draw:textarea-vertical-align="middle" draw:auto-grow-height="false" fo:min-height="0.782cm" fo:min-width="13.439cm" fo:padding-top="0.139cm" fo:padding-bottom="0.139cm" fo:padding-left="0.264cm" fo:padding-right="0.264cm" style:protect="position size" loext:decorative="false">
        <style:columns fo:column-count="1" fo:column-gap="0cm">
          <style:column style:rel-width="65535*" fo:start-indent="0cm" fo:end-indent="0cm"/>
        </style:columns>
      </style:graphic-properties>
    </style:style>
    <style:style style:name="gr54" style:family="graphic" style:parent-style-name="objectwithoutfill">
      <style:graphic-properties svg:stroke-width="0.318cm" svg:stroke-color="#228833" draw:marker-start-width="0.675cm" draw:marker-end-width="0.675cm" draw:fill="none" draw:textarea-vertical-align="middle" fo:padding-top="0.282cm" fo:padding-bottom="0.282cm" fo:padding-left="0.407cm" fo:padding-right="0.407cm" loext:decorative="false"/>
    </style:style>
    <style:style style:name="gr55" style:family="graphic" style:parent-style-name="standard">
      <style:graphic-properties draw:stroke="none" svg:stroke-color="#000000" draw:fill="none" draw:fill-color="#ffffff" draw:textarea-horizontal-align="left" draw:auto-grow-height="true" draw:auto-grow-width="true" fo:min-height="1.483cm" fo:min-width="1.306cm" loext:decorative="false"/>
      <style:paragraph-properties style:writing-mode="lr-tb"/>
    </style:style>
    <style:style style:name="gr56" style:family="graphic" style:parent-style-name="objectwithoutfill">
      <style:graphic-properties svg:stroke-width="0.159cm" svg:stroke-color="#4477aa" draw:marker-start="Arrowheads_20_14" draw:marker-start-width="0.438cm" draw:marker-end="Arrow_20_large" draw:marker-end-width="0.538cm" draw:fill="none" draw:textarea-vertical-align="middle" fo:padding-top="0.204cm" fo:padding-bottom="0.204cm" fo:padding-left="0.329cm" fo:padding-right="0.329cm" loext:decorative="false"/>
    </style:style>
    <style:style style:name="gr57" style:family="graphic" style:parent-style-name="objectwithoutfill">
      <style:graphic-properties svg:stroke-width="0.318cm" svg:stroke-color="#4477aa" draw:marker-start-width="0.674cm" draw:marker-end-width="0.674cm" draw:fill="none" draw:textarea-vertical-align="middle" fo:padding-top="0.281cm" fo:padding-bottom="0.281cm" fo:padding-left="0.406cm" fo:padding-right="0.406cm" loext:decorative="false"/>
    </style:style>
    <style:style style:name="gr58" style:family="graphic" style:parent-style-name="objectwithoutfill">
      <style:graphic-properties svg:stroke-width="0.318cm" svg:stroke-color="#ee6677" draw:marker-start-width="0.674cm" draw:marker-end-width="0.674cm" draw:fill="none" draw:textarea-vertical-align="middle" fo:padding-top="0.281cm" fo:padding-bottom="0.281cm" fo:padding-left="0.406cm" fo:padding-right="0.406cm" loext:decorative="false"/>
    </style:style>
    <style:style style:name="gr59" style:family="graphic" style:parent-style-name="standard">
      <style:graphic-properties draw:stroke="none" svg:stroke-color="#000000" draw:fill="none" draw:fill-color="#ffffff" draw:textarea-horizontal-align="left" draw:auto-grow-height="true" draw:auto-grow-width="true" fo:min-height="2.224cm" fo:min-width="2.851cm" loext:decorative="false"/>
      <style:paragraph-properties style:writing-mode="lr-tb"/>
    </style:style>
    <style:style style:name="gr60" style:family="graphic" style:parent-style-name="standard">
      <style:graphic-properties draw:stroke="none" svg:stroke-color="#000000" draw:fill="none" draw:fill-color="#ffffff" draw:textarea-horizontal-align="left" draw:auto-grow-height="true" draw:auto-grow-width="true" fo:min-height="0.92cm" fo:min-width="0.463cm" loext:decorative="false"/>
      <style:paragraph-properties style:writing-mode="lr-tb"/>
    </style:style>
    <style:style style:name="gr61" style:family="graphic" style:parent-style-name="standard">
      <style:graphic-properties svg:stroke-width="0.053cm" svg:stroke-color="#228833"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62" style:family="graphic" style:parent-style-name="standard">
      <style:graphic-properties svg:stroke-width="0.053cm" svg:stroke-color="#66ccee"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63" style:family="graphic" style:parent-style-name="standard">
      <style:graphic-properties svg:stroke-width="0.053cm" svg:stroke-color="#ee6677" draw:marker-start-width="0.279cm" draw:marker-end-width="0.279cm" draw:fill="none" loext:fill-use-slide-background="false" draw:textarea-horizontal-align="justify" draw:textarea-vertical-align="middle" draw:auto-grow-height="false" fo:min-height="0.56cm" fo:min-width="0.31cm" fo:padding-top="0.151cm" fo:padding-bottom="0.151cm" fo:padding-left="0.276cm" fo:padding-right="0.276cm" fo:wrap-option="wrap" style:writing-mode="lr-tb" loext:decorative="false"/>
      <style:paragraph-properties style:writing-mode="lr-tb"/>
    </style:style>
    <style:style style:name="gr64" style:family="graphic" style:parent-style-name="Default_20_Drawing_20_Style_5f_3">
      <style:graphic-properties draw:stroke="none" svg:stroke-width="0cm" svg:stroke-color="#bbbbbb" draw:marker-start="" draw:marker-start-width="0.352cm" draw:marker-end="Concave" draw:marker-end-width="0.25cm" draw:fill="solid" draw:fill-color="#bbbbbb" draw:opacity="100%" draw:textarea-horizontal-align="center" draw:textarea-vertical-align="middle" fo:padding-top="0.142cm" fo:padding-bottom="0.142cm" fo:padding-left="0.267cm" fo:padding-right="0.267cm" loext:decorative="false"/>
    </style:style>
    <style:style style:name="gr65" style:family="graphic" style:parent-style-name="Default_20_Drawing_20_Style_5f_3">
      <style:graphic-properties draw:stroke="none" svg:stroke-width="0cm" svg:stroke-color="#bbbbbb" draw:marker-start="" draw:marker-start-width="0.352cm" draw:marker-end="Arrowheads_20_6" draw:marker-end-width="0.25cm" draw:fill="solid" draw:fill-color="#bbbbbb" draw:opacity="100%" draw:textarea-horizontal-align="center" draw:textarea-vertical-align="middle" fo:padding-top="0.142cm" fo:padding-bottom="0.142cm" fo:padding-left="0.267cm" fo:padding-right="0.267cm" loext:decorative="false"/>
    </style:style>
    <style:style style:name="gr66"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96cm" draw:shadow="hidden" loext:decorative="false"/>
    </style:style>
    <style:style style:name="gr67" style:family="graphic" style:parent-style-name="Default_20_Drawing_20_Style_5f_3">
      <style:graphic-properties draw:stroke="none" svg:stroke-color="#bbbbbb" draw:fill="solid" draw:fill-color="#bbbbbb" draw:textarea-horizontal-align="left" draw:textarea-vertical-align="middle" draw:auto-grow-height="true" draw:auto-grow-width="false" fo:min-height="0.564cm" fo:min-width="0.059cm" draw:shadow="hidden" loext:decorative="false"/>
    </style:style>
    <style:style style:name="gr68" style:family="graphic" style:parent-style-name="standard">
      <style:graphic-properties draw:stroke="none" svg:stroke-color="#000000" draw:fill="none" draw:fill-color="#ffffff" draw:textarea-horizontal-align="center" draw:textarea-vertical-align="middle" draw:auto-grow-height="true" draw:auto-grow-width="true" fo:min-height="0.458cm" fo:min-width="2.622cm" loext:decorative="false"/>
      <style:paragraph-properties style:writing-mode="lr-tb"/>
    </style:style>
    <style:style style:name="gr69" style:family="graphic" style:parent-style-name="standard">
      <style:graphic-properties draw:stroke="none" draw:fill="bitmap" draw:fill-image-name="Concrete" draw:textarea-horizontal-align="justify" draw:textarea-vertical-align="middle" draw:auto-grow-height="false" fo:min-height="4.15cm" fo:min-width="5.03cm" loext:decorative="false">
        <style:columns fo:column-count="1" fo:column-gap="0cm">
          <style:column style:rel-width="65535*" fo:start-indent="0cm" fo:end-indent="0cm"/>
        </style:columns>
      </style:graphic-properties>
    </style:style>
    <style:style style:name="gr70"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71" style:family="graphic" style:parent-style-name="standard">
      <style:graphic-properties draw:stroke="none" svg:stroke-color="#000000" draw:fill="none" draw:fill-color="#ffffff" draw:textarea-horizontal-align="left" draw:auto-grow-height="true" draw:auto-grow-width="true" fo:min-height="1.239cm" fo:min-width="2.749cm" loext:decorative="false"/>
      <style:paragraph-properties style:writing-mode="lr-tb"/>
    </style:style>
    <style:style style:name="gr72" style:family="graphic" style:parent-style-name="standard">
      <style:graphic-properties draw:stroke="none" svg:stroke-color="#000000" draw:fill="none" draw:fill-color="#ffffff" draw:textarea-horizontal-align="center" draw:auto-grow-height="true" draw:auto-grow-width="true" fo:min-height="0.62cm" fo:min-width="2.585cm" loext:decorative="false"/>
      <style:paragraph-properties style:writing-mode="lr-tb"/>
    </style:style>
    <style:style style:name="gr73" style:family="graphic" style:parent-style-name="standard">
      <style:graphic-properties draw:stroke="none" svg:stroke-color="#000000" draw:fill="none" draw:fill-color="#ffffff" draw:textarea-horizontal-align="center" draw:auto-grow-height="true" draw:auto-grow-width="true" fo:min-height="0.62cm" fo:min-width="2.779cm" loext:decorative="false"/>
      <style:paragraph-properties style:writing-mode="lr-tb"/>
    </style:style>
    <style:style style:name="gr74" style:family="graphic" style:parent-style-name="standard">
      <style:graphic-properties draw:stroke="none" svg:stroke-color="#000000" draw:fill="none" draw:fill-color="#ffffff" draw:textarea-horizontal-align="center" draw:auto-grow-height="true" draw:auto-grow-width="true" fo:min-height="0.947cm" fo:min-width="1.069cm" loext:decorative="false"/>
      <style:paragraph-properties style:writing-mode="lr-tb"/>
    </style:style>
    <style:style style:name="gr75" style:family="graphic" style:parent-style-name="objectwithoutfill">
      <style:graphic-properties draw:stroke="dash" draw:stroke-dash="Dash" svg:stroke-width="0.081cm" svg:stroke-color="#ee6677" draw:marker-start-width="0.321cm" draw:marker-end-width="0.321cm" svg:stroke-linecap="butt" draw:fill="none" draw:textarea-vertical-align="middle" fo:padding-top="0.165cm" fo:padding-bottom="0.165cm" fo:padding-left="0.29cm" fo:padding-right="0.29cm" loext:decorative="false"/>
    </style:style>
    <style:style style:name="gr76" style:family="graphic" style:parent-style-name="standard">
      <style:graphic-properties draw:stroke="none" svg:stroke-color="#000000" draw:fill="none" draw:fill-color="#ffffff" draw:textarea-horizontal-align="center" draw:auto-grow-height="true" draw:auto-grow-width="true" fo:min-height="0.947cm" fo:min-width="0.976cm" loext:decorative="false"/>
      <style:paragraph-properties style:writing-mode="lr-tb"/>
    </style:style>
    <style:style style:name="gr77" style:family="graphic" style:parent-style-name="standard">
      <style:graphic-properties draw:stroke="none" draw:fill="bitmap" draw:fill-image-name="Ice_20_light" draw:textarea-horizontal-align="justify" draw:textarea-vertical-align="middle" draw:auto-grow-height="false" fo:min-height="7.614cm" fo:min-width="3.5cm" loext:softedge-radius="0cm" loext:decorative="false"/>
    </style:style>
    <style:style style:name="gr78" style:family="graphic" style:parent-style-name="standard">
      <style:graphic-properties draw:stroke="none" draw:stroke-dash="Dash" svg:stroke-width="0.106cm" svg:stroke-color="#ccbb44" draw:marker-start-width="0.359cm" draw:marker-end-width="0.359cm" svg:stroke-linecap="butt" draw:fill="solid" draw:fill-color="#ccbb44" draw:opacity="100%" draw:textarea-horizontal-align="justify" draw:textarea-vertical-align="middle" draw:auto-grow-height="false" fo:min-height="1.243cm" fo:min-width="3.5cm" loext:softedge-radius="0cm" style:protect="position size" loext:decorative="false"/>
    </style:style>
    <style:style style:name="gr79" style:family="graphic" style:parent-style-name="standard">
      <style:graphic-properties draw:stroke="none" svg:stroke-color="#000000" draw:fill="none" draw:fill-color="#ffffff" draw:textarea-horizontal-align="left" draw:auto-grow-height="true" draw:auto-grow-width="true" fo:min-height="0.987cm" fo:min-width="0.438cm" loext:decorative="false"/>
      <style:paragraph-properties style:writing-mode="lr-tb"/>
    </style:style>
    <style:style style:name="gr80" style:family="graphic" style:parent-style-name="Arrow_20_Line" style:list-style-name="L1">
      <style:graphic-properties svg:stroke-width="0.035cm" svg:stroke-color="#555555" draw:marker-start-width="0.252cm" draw:marker-end="" draw:marker-end-width="0.252cm" draw:textarea-vertical-align="middle" loext:decorative="false"/>
      <style:paragraph-properties style:writing-mode="lr-tb"/>
    </style:style>
    <style:style style:name="gr81" style:family="graphic" style:parent-style-name="objectwithoutfill">
      <style:graphic-properties svg:stroke-width="0.106cm" svg:stroke-color="#4477aa"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82" style:family="graphic" style:parent-style-name="standard">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83" style:family="graphic" style:parent-style-name="standard">
      <style:graphic-properties draw:stroke="none" draw:stroke-dash="Dash_20_Dot_20_4" svg:stroke-width="0cm" draw:stroke-linejoin="none" svg:stroke-linecap="butt" draw:fill="solid" draw:fill-color="#66ccee" draw:textarea-horizontal-align="center" draw:textarea-vertical-align="middle" loext:decorative="false"/>
    </style:style>
    <style:style style:name="gr84" style:family="graphic" style:parent-style-name="objectwithoutfill">
      <style:graphic-properties svg:stroke-width="0.106cm" svg:stroke-color="#66ccee" draw:marker-start="Arrowheads_20_14" draw:marker-start-width="0.358cm" draw:marker-end="Arrow_20_large" draw:marker-end-width="0.377cm" draw:fill="none" draw:textarea-vertical-align="middle" fo:padding-top="0.177cm" fo:padding-bottom="0.177cm" fo:padding-left="0.302cm" fo:padding-right="0.302cm" loext:decorative="false"/>
    </style:style>
    <style:style style:name="gr85" style:family="graphic" style:parent-style-name="standard">
      <style:graphic-properties draw:stroke="none" svg:stroke-color="#000000" draw:fill="none" draw:fill-color="#ffffff" draw:textarea-horizontal-align="center" draw:auto-grow-height="true" draw:auto-grow-width="true" fo:min-height="0.564cm" fo:min-width="1.56cm" loext:decorative="false"/>
      <style:paragraph-properties style:writing-mode="lr-tb"/>
    </style:style>
    <style:style style:name="gr86" style:family="graphic" style:parent-style-name="Default_20_Drawing_20_Style_5f_2">
      <style:graphic-properties draw:stroke-dash="Dash_20__28_Rounded_29_" svg:stroke-width="0.081cm" svg:stroke-color="#aa3377" draw:marker-start-width="0.358cm" draw:marker-end="Arrowheads_20_6" draw:marker-end-width="0.4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87" style:family="graphic" style:parent-style-name="standard">
      <style:graphic-properties draw:stroke="none" draw:stroke-dash="Dash_20_Dot_20_4" svg:stroke-width="0cm" svg:stroke-color="#aa3377" draw:stroke-linejoin="none" svg:stroke-linecap="butt" draw:fill="solid" draw:fill-color="#aa3377" draw:textarea-horizontal-align="center" draw:textarea-vertical-align="middle" loext:decorative="false"/>
    </style:style>
    <style:style style:name="gr8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89" style:family="graphic" style:parent-style-name="standard">
      <style:graphic-properties draw:stroke="none" draw:fill-color="#555555" draw:textarea-horizontal-align="justify" draw:textarea-vertical-align="middle" draw:auto-grow-height="false" fo:min-height="0.309cm" fo:min-width="18.73cm" loext:decorative="false"/>
    </style:style>
    <style:style style:name="gr90" style:family="graphic" style:parent-style-name="standard">
      <style:graphic-properties draw:stroke="none" svg:stroke-color="#000000" draw:fill="none" draw:fill-color="#ffffff" draw:textarea-horizontal-align="left" draw:auto-grow-height="true" draw:auto-grow-width="true" fo:min-height="1.483cm" fo:min-width="0.929cm" loext:decorative="false"/>
      <style:paragraph-properties style:writing-mode="lr-tb"/>
    </style:style>
    <style:style style:name="gr91" style:family="graphic" style:parent-style-name="objectwithoutfill">
      <style:graphic-properties svg:stroke-width="0.159cm" svg:stroke-color="#228833" draw:marker-start="" draw:marker-start-width="0.438cm" draw:marker-end="Concave" draw:marker-end-width="0.538cm" draw:fill="none" draw:textarea-vertical-align="middle" fo:padding-top="0.204cm" fo:padding-bottom="0.204cm" fo:padding-left="0.329cm" fo:padding-right="0.329cm" loext:decorative="false"/>
    </style:style>
    <style:style style:name="gr92" style:family="graphic" style:parent-style-name="standard">
      <style:graphic-properties draw:stroke="none" svg:stroke-color="#000000" draw:fill="none" draw:fill-color="#ffffff" draw:textarea-horizontal-align="left" draw:auto-grow-height="true" draw:auto-grow-width="true" fo:min-height="1.483cm" fo:min-width="0.828cm" loext:decorative="false"/>
      <style:paragraph-properties style:writing-mode="lr-tb"/>
    </style:style>
    <style:style style:name="gr93" style:family="graphic" style:parent-style-name="Default_20_Drawing_20_Style_5f_2">
      <style:graphic-properties draw:stroke="none" draw:fill-color="#ffffff" draw:textarea-horizontal-align="justify" draw:textarea-vertical-align="middle" draw:auto-grow-height="false" fo:min-height="0.802cm" fo:min-width="2.526cm" loext:decorative="false"/>
    </style:style>
    <style:style style:name="gr94" style:family="graphic" style:parent-style-name="Default_20_Drawing_20_Style_5f_2">
      <style:graphic-properties draw:stroke="none" svg:stroke-color="#000000" draw:fill="none" draw:fill-color="#ffffff" draw:textarea-horizontal-align="left" draw:auto-grow-height="true" draw:auto-grow-width="true" fo:min-height="1.906cm" fo:min-width="1.192cm" loext:decorative="false"/>
      <style:paragraph-properties style:writing-mode="lr-tb"/>
    </style:style>
    <style:style style:name="gr95" style:family="graphic" style:parent-style-name="Default_20_Drawing_20_Style_5f_2">
      <style:graphic-properties draw:stroke="none" svg:stroke-color="#000000" draw:fill="none" draw:fill-color="#ffffff" draw:textarea-horizontal-align="left" draw:auto-grow-height="true" draw:auto-grow-width="true" fo:min-height="0.776cm" fo:min-width="6.732cm" loext:decorative="false"/>
      <style:paragraph-properties style:writing-mode="lr-tb"/>
    </style:style>
    <style:style style:name="gr96" style:family="graphic" style:parent-style-name="Default_20_Drawing_20_Style_5f_2">
      <style:graphic-properties draw:stroke="none" svg:stroke-color="#000000" draw:fill="none" draw:fill-color="#ffffff" draw:textarea-horizontal-align="left" draw:auto-grow-height="true" draw:auto-grow-width="false" fo:min-height="0.848cm" fo:min-width="0cm" loext:decorative="false"/>
      <style:paragraph-properties style:writing-mode="lr-tb"/>
    </style:style>
    <style:style style:name="gr97" style:family="graphic" style:parent-style-name="objectwithoutfill" style:list-style-name="L1">
      <style:graphic-properties draw:stroke="none" draw:fill="none" draw:textarea-vertical-align="middle" drawooo:fontwork-style="rotate" drawooo:fontwork-mirror="false" loext:decorative="false"/>
      <style:paragraph-properties style:writing-mode="lr-tb"/>
    </style:style>
    <style:style style:name="gr98"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99" style:family="graphic" style:parent-style-name="Default_20_Drawing_20_Style_5f_2">
      <style:graphic-properties draw:stroke="solid" draw:stroke-dash="Dash_20_Dot_20_4" svg:stroke-width="0.035cm" svg:stroke-color="#555555" draw:marker-start="" draw:marker-start-width="0.252cm" draw:marker-start-center="false" draw:marker-end="" draw:marker-end-width="0.252cm" draw:marker-end-center="false" svg:stroke-opacity="100%" draw:stroke-linejoin="round" svg:stroke-linecap="butt" draw:fill="solid" draw:fill-color="#777777" draw:secondary-fill-color="#729fcf" draw:gradient-step-count="0" draw:fill-hatch-solid="false" loext:fill-use-slide-backgroun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backface-culling="enabled" dr3d:normals-kind="object" dr3d:normals-direction="inverse" dr3d:texture-filter="enabled" dr3d:diffuse-color="#00b8ff" dr3d:emissive-color="#000000" dr3d:specular-color="#ffffff" dr3d:shininess="15%" dr3d:shadow="hidden" loext:decorative="false"/>
    </style:style>
    <style:style style:name="gr100" style:family="graphic" style:parent-style-name="Default_20_Drawing_20_Style_5f_2">
      <style:graphic-properties svg:stroke-width="0.081cm" svg:stroke-color="#777777" draw:marker-start-width="0.321cm" draw:marker-end-width="0.321cm" draw:fill-color="#bbbbbb" draw:textarea-horizontal-align="justify" draw:textarea-vertical-align="middle" draw:auto-grow-height="false" fo:min-height="5.8cm" fo:min-width="4.42cm" fo:padding-top="0.165cm" fo:padding-bottom="0.165cm" fo:padding-left="0.29cm" fo:padding-right="0.29cm" loext:decorative="false"/>
    </style:style>
    <style:style style:name="gr101" style:family="graphic" style:parent-style-name="objectwithoutfill">
      <style:graphic-properties svg:stroke-width="0.035cm" svg:stroke-color="#555555" draw:marker-start-width="0.253cm" draw:marker-end-width="0.253cm" svg:stroke-opacity="50%" svg:stroke-linecap="round" draw:fill="none" draw:textarea-vertical-align="middle" fo:padding-top="0.143cm" fo:padding-bottom="0.143cm" fo:padding-left="0.268cm" fo:padding-right="0.268cm" loext:decorative="false"/>
    </style:style>
    <style:style style:name="gr102" style:family="graphic" style:parent-style-name="Default_20_Drawing_20_Style_5f_2">
      <style:graphic-properties draw:stroke="none" svg:stroke-color="#000000" draw:fill="none" draw:fill-color="#ffffff" draw:textarea-horizontal-align="left" draw:auto-grow-height="true" draw:auto-grow-width="true" fo:min-height="1.411cm" fo:min-width="0.883cm" loext:decorative="false"/>
      <style:paragraph-properties style:writing-mode="lr-tb"/>
    </style:style>
    <style:style style:name="gr103" style:family="graphic" style:parent-style-name="Default_20_Drawing_20_Style_5f_2">
      <style:graphic-properties svg:stroke-width="0.028cm" svg:stroke-color="#228833" draw:marker-start-width="0.242cm" draw:marker-end-width="0.242cm" draw:fill="none" draw:textarea-vertical-align="middle" draw:auto-grow-height="false" fo:min-height="5.441cm" fo:min-width="0cm" fo:padding-top="0.139cm" fo:padding-bottom="0.139cm" fo:padding-left="0.264cm" fo:padding-right="0.264cm" fo:wrap-option="wrap" loext:decorative="false"/>
    </style:style>
    <style:style style:name="gr104" style:family="graphic" style:parent-style-name="Default_20_Drawing_20_Style_5f_2">
      <style:graphic-properties draw:stroke="dash" draw:stroke-dash="Dash" svg:stroke-width="0.035cm" svg:stroke-color="#777777" draw:marker-start-width="0.252cm" draw:marker-end-width="0.252cm" svg:stroke-opacity="50%" svg:stroke-linecap="butt" draw:fill-color="#bbbbbb" draw:opacity="25%" draw:textarea-horizontal-align="justify" draw:textarea-vertical-align="middle" draw:auto-grow-height="false" fo:min-height="5.846cm" fo:min-width="4.466cm" fo:padding-top="0.142cm" fo:padding-bottom="0.142cm" fo:padding-left="0.267cm" fo:padding-right="0.267cm" loext:decorative="false"/>
    </style:style>
    <style:style style:name="gr105" style:family="graphic" style:parent-style-name="objectwithoutfill">
      <style:graphic-properties draw:stroke="dash" draw:stroke-dash="Long_20_Dash_20__28_Rounded_29_" svg:stroke-width="0.018cm" svg:stroke-color="#228833" draw:marker-start-width="0.227cm" draw:marker-end-width="0.227cm" svg:stroke-linecap="round" draw:fill="none" draw:textarea-vertical-align="middle" fo:padding-top="0.134cm" fo:padding-bottom="0.134cm" fo:padding-left="0.259cm" fo:padding-right="0.259cm" loext:decorative="false"/>
    </style:style>
    <style:style style:name="gr106" style:family="graphic" style:parent-style-name="Default_20_Drawing_20_Style_5f_2">
      <style:graphic-properties svg:stroke-width="0.035cm" svg:stroke-color="#bbbbbb" draw:marker-start="" draw:marker-start-width="0.352cm" draw:marker-end="Arrowheads_20_6" draw:marker-end-width="0.35cm" draw:textarea-vertical-align="middle" fo:padding-top="0.142cm" fo:padding-bottom="0.142cm" fo:padding-left="0.267cm" fo:padding-right="0.267cm" loext:decorative="false"/>
    </style:style>
    <style:style style:name="gr107" style:family="graphic" style:parent-style-name="Default_20_Drawing_20_Style_5f_2">
      <style:graphic-properties draw:stroke="none" svg:stroke-color="#bbbbbb" draw:fill="none" draw:fill-color="#ffffff" draw:textarea-horizontal-align="left" draw:auto-grow-height="true" draw:auto-grow-width="true" fo:min-height="0.987cm" fo:min-width="0.438cm" loext:decorative="false"/>
      <style:paragraph-properties style:writing-mode="lr-tb"/>
    </style:style>
    <style:style style:name="gr108" style:family="graphic" style:parent-style-name="Default_20_Drawing_20_Style_5f_2">
      <style:graphic-properties draw:stroke="none" svg:stroke-color="#bbbbbb" draw:fill="none" draw:fill-color="#ffffff" draw:textarea-horizontal-align="left" draw:auto-grow-height="true" draw:auto-grow-width="true" fo:min-height="0.987cm" fo:min-width="0.497cm" loext:decorative="false"/>
      <style:paragraph-properties style:writing-mode="lr-tb"/>
    </style:style>
    <style:style style:name="gr109" style:family="graphic" style:parent-style-name="Default_20_Drawing_20_Style_5f_2">
      <style:graphic-properties draw:stroke="none" svg:stroke-color="#000000" draw:fill="none" draw:fill-color="#ffffff" draw:textarea-horizontal-align="center" draw:auto-grow-height="true" draw:auto-grow-width="true" fo:min-height="1.127cm" fo:min-width="2.191cm" loext:decorative="false"/>
      <style:paragraph-properties style:writing-mode="lr-tb"/>
    </style:style>
    <style:style style:name="gr110" style:family="graphic" style:parent-style-name="Default_20_Drawing_20_Style_5f_2">
      <style:graphic-properties draw:stroke="none" draw:stroke-dash="Dash_20__28_Rounded_29_" svg:stroke-width="0cm" svg:stroke-color="#ccbb44" draw:marker-start-width="0.358cm" draw:marker-end-width="0.358cm" svg:stroke-linecap="round" draw:fill="solid" draw:fill-color="#ccbb44" loext:fill-use-slide-background="false" draw:opacity="100%" draw:textarea-horizontal-align="justify" draw:textarea-vertical-align="middle" draw:auto-grow-height="false" fo:min-height="6cm" fo:min-width="4.579cm" fo:padding-top="0.177cm" fo:padding-bottom="0.177cm" fo:padding-left="0.302cm" fo:padding-right="0.302cm" loext:decorative="false"/>
    </style:style>
    <style:style style:name="gr111" style:family="graphic" style:parent-style-name="Default_20_Drawing_20_Style_5f_2">
      <style:graphic-properties svg:stroke-width="0.081cm" svg:stroke-color="#66ccee" draw:marker-start-width="0.321cm" draw:marker-end-width="0.321cm" draw:fill-color="#66ccee" draw:opacity="50%" draw:textarea-horizontal-align="justify" draw:textarea-vertical-align="middle" draw:auto-grow-height="false" fo:min-height="5.8cm" fo:min-width="4.42cm" fo:padding-top="0.165cm" fo:padding-bottom="0.165cm" fo:padding-left="0.29cm" fo:padding-right="0.29cm" loext:decorative="false"/>
    </style:style>
    <style:style style:name="gr112" style:family="graphic" style:parent-style-name="Default_20_Drawing_20_Style_5f_2">
      <style:graphic-properties draw:stroke="none" svg:stroke-color="#000000" draw:fill="none" draw:fill-color="#ffffff" draw:textarea-horizontal-align="left" draw:auto-grow-height="true" draw:auto-grow-width="true" fo:min-height="1.521cm" fo:min-width="11.182cm" loext:decorative="false"/>
      <style:paragraph-properties style:writing-mode="lr-tb"/>
    </style:style>
    <style:style style:name="gr113" style:family="graphic" style:parent-style-name="objectwithoutfill">
      <style:graphic-properties svg:stroke-width="0.035cm" svg:stroke-color="#ccbb44" draw:marker-start="Arrowheads_20_19" draw:marker-start-width="0.252cm" draw:marker-end="Arrowheads_20_19" draw:marker-end-width="0.252cm" draw:fill="none" draw:textarea-vertical-align="middle" fo:padding-top="0.142cm" fo:padding-bottom="0.142cm" fo:padding-left="0.267cm" fo:padding-right="0.267cm" loext:decorative="false"/>
    </style:style>
    <style:style style:name="gr114"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loext:decorative="false"/>
    </style:style>
    <style:style style:name="gr115" style:family="graphic" style:parent-style-name="objectwithoutfill">
      <style:graphic-properties svg:stroke-width="0.081cm" svg:stroke-color="#aa3377" draw:marker-start-width="0.321cm" draw:marker-end-width="0.321cm" draw:fill="none" draw:textarea-vertical-align="middle" fo:padding-top="0.165cm" fo:padding-bottom="0.165cm" fo:padding-left="0.29cm" fo:padding-right="0.29cm" loext:decorative="false"/>
    </style:style>
    <style:style style:name="gr116"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731cm" fo:min-width="1.396cm" fo:padding-top="0.165cm" fo:padding-bottom="0.165cm" fo:padding-left="0.29cm" fo:padding-right="0.29cm" fo:wrap-option="wrap" loext:decorative="false"/>
    </style:style>
    <style:style style:name="gr117"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1.512cm" fo:min-width="1.262cm" fo:padding-top="0.165cm" fo:padding-bottom="0.165cm" fo:padding-left="0.29cm" fo:padding-right="0.29cm" fo:wrap-option="wrap" loext:decorative="false"/>
    </style:style>
    <style:style style:name="gr118" style:family="graphic" style:parent-style-name="Default_20_Drawing_20_Style_5f_2">
      <style:graphic-properties svg:stroke-width="0.081cm" svg:stroke-color="#228833" draw:marker-start-width="0.321cm" draw:marker-end-width="0.321cm" draw:fill-color="#228833" draw:opacity="50%" draw:textarea-horizontal-align="justify" draw:textarea-vertical-align="middle" draw:auto-grow-height="false" fo:min-height="2.065cm" fo:min-width="1.755cm" fo:padding-top="0.165cm" fo:padding-bottom="0.165cm" fo:padding-left="0.29cm" fo:padding-right="0.29cm" fo:wrap-option="wrap" loext:decorative="false"/>
    </style:style>
    <style:style style:name="gr119" style:family="graphic" style:parent-style-name="objectwithoutfill">
      <style:graphic-properties svg:stroke-width="0.081cm" svg:stroke-color="#228833" draw:marker-start-width="0.321cm" draw:marker-end-width="0.321cm" svg:stroke-linecap="round" draw:fill="none" draw:textarea-vertical-align="middle" fo:padding-top="0.165cm" fo:padding-bottom="0.165cm" fo:padding-left="0.29cm" fo:padding-right="0.29cm" loext:decorative="false"/>
    </style:style>
    <style:style style:name="gr120" style:family="graphic" style:parent-style-name="Default_20_Drawing_20_Style_5f_2">
      <style:graphic-properties draw:stroke="dash" draw:stroke-dash="Long_20_Dash_20__28_Rounded_29_" svg:stroke-width="0.081cm" svg:stroke-color="#777777" draw:marker-start-width="0.321cm" draw:marker-end-width="0.321cm" svg:stroke-linecap="round" draw:fill-color="#bbbbbb" draw:opacity="50%" draw:textarea-horizontal-align="justify" draw:textarea-vertical-align="middle" draw:auto-grow-height="false" fo:min-height="1.615cm" fo:min-width="1.396cm" fo:padding-top="0.165cm" fo:padding-bottom="0.165cm" fo:padding-left="0.29cm" fo:padding-right="0.29cm" fo:wrap-option="wrap" loext:decorative="false"/>
    </style:style>
    <style:style style:name="gr121" style:family="graphic" style:parent-style-name="Default_20_Drawing_20_Style_5f_2">
      <style:graphic-properties svg:stroke-width="0.081cm" svg:stroke-color="#ee6677" draw:marker-start-width="0.321cm" draw:marker-end-width="0.321cm" draw:fill="hatch" draw:fill-color="#ee6677" draw:fill-hatch-name="Red_20_-45_20_Degrees_20_Triple" draw:opacity="50%" draw:textarea-horizontal-align="justify" draw:textarea-vertical-align="middle" draw:auto-grow-height="false" fo:min-height="0.901cm" fo:min-width="0.651cm" fo:padding-top="0.165cm" fo:padding-bottom="0.165cm" fo:padding-left="0.29cm" fo:padding-right="0.29cm" fo:wrap-option="wrap" loext:decorative="false"/>
    </style:style>
    <style:style style:name="gr122" style:family="graphic" style:parent-style-name="objectwithoutfill">
      <style:graphic-properties svg:stroke-width="0.081cm" svg:stroke-color="#ee6677" draw:marker-start-width="0.321cm" draw:marker-end-width="0.321cm" svg:stroke-linecap="round" draw:fill="none" draw:textarea-vertical-align="middle" fo:padding-top="0.165cm" fo:padding-bottom="0.165cm" fo:padding-left="0.29cm" fo:padding-right="0.29cm" loext:decorative="false"/>
    </style:style>
    <style:style style:name="gr123" style:family="graphic" style:parent-style-name="Default_20_Drawing_20_Style_5f_2">
      <style:graphic-properties svg:stroke-width="0.081cm" svg:stroke-color="#000000" draw:marker-start="" draw:marker-start-width="0.421cm" draw:marker-end="Arrowheads_20_7" draw:marker-end-width="0.421cm" svg:stroke-opacity="50%" draw:textarea-vertical-align="middle" fo:padding-top="0.165cm" fo:padding-bottom="0.165cm" fo:padding-left="0.29cm" fo:padding-right="0.29cm" loext:decorative="false"/>
    </style:style>
    <style:style style:name="gr124" style:family="graphic" style:parent-style-name="Default_20_Drawing_20_Style_5f_2">
      <style:graphic-properties draw:stroke="none" draw:fill="hatch" draw:fill-hatch-name="Green_20_90_20_Degrees_20_Triple" draw:textarea-horizontal-align="justify" draw:textarea-vertical-align="middle" draw:auto-grow-height="false" fo:min-height="1.274cm" fo:min-width="5.82cm" loext:decorative="false"/>
    </style:style>
    <style:style style:name="gr125" style:family="graphic" style:parent-style-name="Default_20_Drawing_20_Style_5f_2">
      <style:graphic-properties svg:stroke-width="0.106cm" svg:stroke-color="#ee6677" draw:marker-start="" draw:marker-start-width="0.458cm" draw:marker-end="Arrowheads_20_6" draw:marker-end-width="0.458cm" draw:textarea-vertical-align="middle" fo:padding-top="0.177cm" fo:padding-bottom="0.177cm" fo:padding-left="0.302cm" fo:padding-right="0.302cm" loext:decorative="false"/>
    </style:style>
    <style:style style:name="gr126" style:family="graphic" style:parent-style-name="Default_20_Drawing_20_Style_5f_2">
      <style:graphic-properties svg:stroke-width="0.141cm" svg:stroke-color="#aa3377" draw:marker-start="" draw:marker-start-width="0.51cm" draw:marker-end="Arrowheads_20_6" draw:marker-end-width="0.51cm" draw:textarea-vertical-align="middle" fo:padding-top="0.194cm" fo:padding-bottom="0.194cm" fo:padding-left="0.319cm" fo:padding-right="0.319cm" loext:decorative="false"/>
    </style:style>
    <style:style style:name="gr127" style:family="graphic" style:parent-style-name="Default_20_Drawing_20_Style_5f_2">
      <style:graphic-properties svg:stroke-width="0.053cm" svg:stroke-color="#000000" draw:marker-start="" draw:marker-start-width="0.379cm" draw:marker-end="" draw:marker-end-width="0.379cm" draw:textarea-vertical-align="middle" fo:padding-top="0.151cm" fo:padding-bottom="0.151cm" fo:padding-left="0.276cm" fo:padding-right="0.276cm" loext:decorative="false"/>
    </style:style>
    <style:style style:name="gr128" style:family="graphic" style:parent-style-name="Default_20_Drawing_20_Style_5f_2">
      <style:graphic-properties draw:stroke="none" draw:stroke-dash="Dash_20_Dot_20_4" svg:stroke-width="0cm" svg:stroke-color="#ee6677" draw:stroke-linejoin="none" svg:stroke-linecap="butt" draw:fill="solid" draw:fill-color="#ee6677" draw:textarea-horizontal-align="center" draw:textarea-vertical-align="middle" loext:decorative="false"/>
    </style:style>
    <style:style style:name="gr129" style:family="graphic" style:parent-style-name="Default_20_Drawing_20_Style_5f_2">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130" style:family="graphic" style:parent-style-name="objectwithoutfill">
      <style:graphic-properties svg:stroke-width="0.159cm" svg:stroke-color="#66ccee" draw:marker-start="Arrowheads_20_7" draw:marker-start-width="0.54cm" draw:marker-end="" draw:marker-end-width="0.538cm" draw:fill="none" draw:textarea-vertical-align="middle" fo:padding-top="0.204cm" fo:padding-bottom="0.204cm" fo:padding-left="0.329cm" fo:padding-right="0.329cm" loext:decorative="false"/>
    </style:style>
    <style:style style:name="gr131" style:family="graphic" style:parent-style-name="Default_20_Drawing_20_Style_5f_2">
      <style:graphic-properties svg:stroke-width="0.035cm" svg:stroke-color="#555555" draw:marker-start="Arrowheads_20_7" draw:marker-start-width="0.273cm" draw:marker-end="" draw:marker-end-width="0.273cm" draw:textarea-vertical-align="middle" fo:padding-top="0.142cm" fo:padding-bottom="0.142cm" fo:padding-left="0.267cm" fo:padding-right="0.267cm" loext:decorative="false"/>
    </style:style>
    <style:style style:name="gr132" style:family="graphic" style:parent-style-name="Default_20_Drawing_20_Style_5f_2">
      <style:graphic-properties draw:stroke="solid" draw:stroke-dash="Dash_20_Dot_20_4" svg:stroke-width="0.018cm" svg:stroke-color="#777777" draw:marker-start="" draw:marker-start-width="0.227cm" draw:marker-start-center="false" draw:marker-end="" draw:marker-end-width="0.227cm" draw:marker-end-center="false" svg:stroke-opacity="100%" draw:stroke-linejoin="round" svg:stroke-linecap="butt" draw:fill="solid" draw:fill-color="#777777" draw:secondary-fill-color="#729fcf" draw:gradient-step-count="0" draw:fill-hatch-solid="false" loext:fill-use-slide-background="false" draw:opacity="75%"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33" style:family="graphic" style:parent-style-name="Default_20_Drawing_20_Style_5f_2">
      <style:graphic-properties draw:stroke="solid" svg:stroke-width="0.018cm" svg:stroke-color="#777777" draw:marker-start-width="0.227cm" draw:marker-end-width="0.227cm" draw:fill-color="#777777" draw:opacity="75%" loext:decorative="false"/>
    </style:style>
    <style:style style:name="gr134" style:family="graphic" style:parent-style-name="Default_20_Drawing_20_Style_5f_2">
      <style:graphic-properties draw:fill-color="#aa3377" draw:opacity="50%" draw:textarea-vertical-align="middle" loext:decorative="false"/>
    </style:style>
    <style:style style:name="gr135" style:family="graphic" style:parent-style-name="Default_20_Drawing_20_Style_5f_2">
      <style:graphic-properties draw:stroke="none" svg:stroke-color="#000000" draw:fill="none" draw:fill-color="#ffffff" draw:textarea-horizontal-align="left" draw:auto-grow-height="true" draw:auto-grow-width="true" fo:min-height="0.615cm" fo:min-width="11.659cm" loext:decorative="false"/>
      <style:paragraph-properties style:writing-mode="lr-tb"/>
    </style:style>
    <style:style style:name="gr136" style:family="graphic" style:parent-style-name="Default_20_Drawing_20_Style_5f_2">
      <style:graphic-properties draw:stroke="none" svg:stroke-color="#000000" draw:fill="none" draw:fill-color="#ffffff" draw:textarea-horizontal-align="left" draw:auto-grow-height="true" draw:auto-grow-width="true" fo:min-height="0.742cm" fo:min-width="3.677cm" loext:decorative="false"/>
      <style:paragraph-properties style:writing-mode="lr-tb"/>
    </style:style>
    <style:style style:name="gr137" style:family="graphic" style:parent-style-name="Default_20_Drawing_20_Style_5f_2">
      <style:graphic-properties draw:stroke="none" svg:stroke-width="0.018cm" svg:stroke-color="#bbbbbb" draw:marker-start-width="0.227cm" draw:marker-end-width="0.227cm" draw:fill="none" fo:min-height="2.646cm" fo:min-width="4.108cm" fo:padding-top="0.134cm" fo:padding-bottom="0.134cm" fo:padding-left="0.259cm" fo:padding-right="0.259cm" loext:decorative="false"/>
      <style:paragraph-properties style:writing-mode="lr-tb"/>
    </style:style>
    <style:style style:name="gr138" style:family="graphic" style:parent-style-name="Default_20_Drawing_20_Style_5f_2">
      <style:graphic-properties svg:stroke-width="0.028cm" svg:stroke-color="#66ccee"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139" style:family="graphic" style:parent-style-name="Default_20_Drawing_20_Style_5f_2">
      <style:graphic-properties draw:stroke="none" svg:stroke-color="#000000" draw:fill="none" draw:fill-color="#ffffff" draw:textarea-horizontal-align="left" draw:auto-grow-height="true" draw:auto-grow-width="true" fo:min-height="0.615cm" fo:min-width="18.191cm" loext:decorative="false"/>
      <style:paragraph-properties style:writing-mode="lr-tb"/>
    </style:style>
    <style:style style:name="gr140" style:family="graphic" style:parent-style-name="Default_20_Drawing_20_Style_5f_2">
      <style:graphic-properties svg:stroke-width="0.028cm" svg:stroke-color="#ee6677" draw:marker-start-width="0.242cm" draw:marker-end-width="0.242cm" draw:fill="none" draw:textarea-vertical-align="middle" draw:auto-grow-height="false" fo:min-height="2.276cm" fo:min-width="3.684cm" fo:padding-top="0.139cm" fo:padding-bottom="0.139cm" fo:padding-left="0.264cm" fo:padding-right="0.264cm" fo:wrap-option="wrap" loext:decorative="false"/>
    </style:style>
    <style:style style:name="gr141" style:family="graphic" style:parent-style-name="Default_20_Drawing_20_Style_5f_2">
      <style:graphic-properties svg:stroke-width="0.035cm" svg:stroke-color="#777777" draw:marker-start="" draw:marker-start-width="0.273cm" draw:marker-end="Arrowheads_20_7" draw:marker-end-width="0.273cm" draw:textarea-vertical-align="middle" fo:padding-top="0.142cm" fo:padding-bottom="0.142cm" fo:padding-left="0.267cm" fo:padding-right="0.267cm" loext:decorative="false"/>
    </style:style>
    <style:style style:name="gr142" style:family="graphic" style:parent-style-name="objectwithoutfill">
      <style:graphic-properties svg:stroke-width="0.159cm" svg:stroke-color="#66ccee" draw:marker-start="" draw:marker-start-width="0.438cm" draw:marker-end="Arrow_20_large" draw:marker-end-width="0.538cm" draw:fill="none" draw:textarea-vertical-align="middle" fo:padding-top="0.204cm" fo:padding-bottom="0.204cm" fo:padding-left="0.329cm" fo:padding-right="0.329cm" loext:decorative="false"/>
    </style:style>
    <style:style style:name="gr143" style:family="graphic">
      <style:graphic-properties style:writing-mode="lr-tb" loext:decorative="false"/>
    </style:style>
    <style:style style:name="gr144" style:family="graphic" style:parent-style-name="standard">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145" style:family="graphic" style:parent-style-name="objectwithoutfill">
      <style:graphic-properties svg:stroke-width="0.081cm" svg:stroke-color="#ccbb44" draw:marker-start="" draw:marker-start-width="0.321cm" draw:marker-end="" draw:marker-end-width="0.421cm" draw:fill="none" draw:textarea-vertical-align="middle" fo:padding-top="0.165cm" fo:padding-bottom="0.165cm" fo:padding-left="0.29cm" fo:padding-right="0.29cm" loext:decorative="false"/>
    </style:style>
    <style:style style:name="gr146" style:family="graphic" style:parent-style-name="standard">
      <style:graphic-properties draw:stroke="none" svg:stroke-color="#ccbb44" draw:fill-color="#ffffff" draw:textarea-horizontal-align="justify" draw:textarea-vertical-align="middle" draw:auto-grow-height="false" fo:min-height="0.159cm" fo:min-width="0cm" loext:decorative="false"/>
    </style:style>
    <style:style style:name="gr147" style:family="graphic" style:parent-style-name="objectwithoutfill">
      <style:graphic-properties svg:stroke-width="0.081cm" svg:stroke-color="#ccbb44" draw:marker-start="" draw:marker-start-width="0.321cm" draw:marker-end="Arrowheads_20_13" draw:marker-end-width="0.22cm" draw:fill="none" draw:textarea-vertical-align="middle" fo:padding-top="0.165cm" fo:padding-bottom="0.165cm" fo:padding-left="0.29cm" fo:padding-right="0.29cm" loext:decorative="false"/>
    </style:style>
    <style:style style:name="gr148" style:family="graphic" style:parent-style-name="objectwithoutfill">
      <style:graphic-properties svg:stroke-width="0.159cm" svg:stroke-color="#ccbb44" draw:marker-start="" draw:marker-start-width="0.54cm" draw:marker-end="" draw:marker-end-width="0.538cm" draw:fill="none" draw:textarea-vertical-align="middle" fo:padding-top="0.204cm" fo:padding-bottom="0.204cm" fo:padding-left="0.329cm" fo:padding-right="0.329cm" loext:decorative="false"/>
    </style:style>
    <style:style style:name="gr149" style:family="graphic" style:parent-style-name="standard">
      <style:graphic-properties svg:stroke-width="0.081cm" svg:stroke-color="#ccbb44" draw:marker-start="" draw:marker-start-width="0.321cm" draw:marker-end="Arrow_20_large" draw:marker-end-width="0.321cm" draw:fill="none" loext:fill-use-slide-background="false" draw:textarea-horizontal-align="justify" draw:textarea-vertical-align="middle" draw:auto-grow-height="false" fo:min-height="1.374cm" fo:min-width="0.521cm" fo:padding-top="0.165cm" fo:padding-bottom="0.165cm" fo:padding-left="0.29cm" fo:padding-right="0.29cm" draw:shadow="hidden" loext:decorative="false"/>
    </style:style>
    <style:style style:name="gr150" style:family="graphic" style:parent-style-name="objectwithoutfill">
      <style:graphic-properties svg:stroke-width="0.16cm" svg:stroke-color="#ccbb44" draw:marker-start="" draw:marker-start-width="0.44cm" draw:marker-end="" draw:marker-end-width="0.12cm" draw:fill="none" draw:textarea-vertical-align="middle" fo:padding-top="0.204cm" fo:padding-bottom="0.204cm" fo:padding-left="0.329cm" fo:padding-right="0.329cm" loext:decorative="false"/>
    </style:style>
    <style:style style:name="gr151" style:family="graphic" style:parent-style-name="standard">
      <style:graphic-properties draw:stroke="none" svg:stroke-color="#ccbb44" draw:fill-color="#ffffff" draw:textarea-horizontal-align="justify" draw:textarea-vertical-align="middle" draw:auto-grow-height="false" fo:min-height="0.24cm" fo:min-width="0cm" loext:decorative="false"/>
    </style:style>
    <style:style style:name="gr152" style:family="graphic" style:parent-style-name="objectwithoutfill">
      <style:graphic-properties svg:stroke-width="0.16cm" svg:stroke-color="#ccbb44" draw:marker-start="" draw:marker-start-width="0.44cm" draw:marker-end="Arrowheads_20_13" draw:marker-end-width="0.36cm" draw:fill="none" draw:textarea-vertical-align="middle" fo:padding-top="0.204cm" fo:padding-bottom="0.204cm" fo:padding-left="0.329cm" fo:padding-right="0.329cm" loext:decorative="false"/>
    </style:style>
    <style:style style:name="gr153" style:family="graphic" style:parent-style-name="Default_20_Drawing_20_Style_5f_2">
      <style:graphic-properties draw:fill-color="#ee6677" draw:opacity="50%" draw:textarea-vertical-align="middle" loext:decorative="false"/>
    </style:style>
    <style:style style:name="gr154" style:family="graphic" style:parent-style-name="Default_20_Drawing_20_Style_5f_2">
      <style:graphic-properties draw:fill-color="#ee6677" draw:opacity="75%" draw:textarea-vertical-align="middle" loext:decorative="false"/>
    </style:style>
    <style:style style:name="gr155" style:family="graphic" style:parent-style-name="Default_20_Drawing_20_Style_5f_2">
      <style:graphic-properties draw:fill-color="#aa3377" draw:opacity="75%" draw:textarea-vertical-align="middle" loext:decorative="false"/>
    </style:style>
    <style:style style:name="gr156" style:family="graphic" style:parent-style-name="standard">
      <style:graphic-properties draw:stroke="none" svg:stroke-color="#000000" draw:fill="none" draw:fill-color="#ffffff" draw:textarea-horizontal-align="left" draw:auto-grow-height="true" draw:auto-grow-width="true" fo:min-height="1.411cm" fo:min-width="3.994cm" loext:decorative="false"/>
      <style:paragraph-properties style:writing-mode="lr-tb"/>
    </style:style>
    <style:style style:name="gr157" style:family="graphic" style:parent-style-name="standard">
      <style:graphic-properties draw:stroke="none" svg:stroke-color="#000000" draw:fill="none" draw:fill-color="#ffffff" draw:textarea-horizontal-align="left" draw:auto-grow-height="true" draw:auto-grow-width="true" fo:min-height="1.555cm" fo:min-width="1.234cm" loext:decorative="false"/>
      <style:paragraph-properties style:writing-mode="lr-tb"/>
    </style:style>
    <style:style style:name="gr158" style:family="graphic" style:parent-style-name="standard">
      <style:graphic-properties draw:stroke="none" svg:stroke-color="#000000" draw:fill="none" draw:fill-color="#ffffff" draw:textarea-horizontal-align="left" draw:auto-grow-height="true" draw:auto-grow-width="true" fo:min-height="1.555cm" fo:min-width="1.213cm" loext:decorative="false"/>
      <style:paragraph-properties style:writing-mode="lr-tb"/>
    </style:style>
    <style:style style:name="gr159" style:family="graphic" style:parent-style-name="standard">
      <style:graphic-properties draw:stroke="none" svg:stroke-color="#000000" draw:fill="none" draw:fill-color="#ffffff" draw:textarea-horizontal-align="left" draw:auto-grow-height="true" draw:auto-grow-width="true" fo:min-height="1.411cm" fo:min-width="6.119cm" loext:decorative="false"/>
      <style:paragraph-properties style:writing-mode="lr-tb"/>
    </style:style>
    <style:style style:name="gr160" style:family="graphic" style:parent-style-name="objectwithoutfill">
      <style:graphic-properties svg:stroke-width="0.053cm" svg:stroke-color="#555555" draw:marker-start-width="0.279cm" draw:marker-end-width="0.279cm" draw:fill="none" draw:textarea-vertical-align="middle" fo:padding-top="0.151cm" fo:padding-bottom="0.151cm" fo:padding-left="0.276cm" fo:padding-right="0.276cm" loext:decorative="false"/>
    </style:style>
    <style:style style:name="gr161" style:family="graphic" style:parent-style-name="standard">
      <style:graphic-properties draw:stroke="none" svg:stroke-color="#000000" draw:fill="none" draw:fill-color="#ffffff" draw:textarea-horizontal-align="left" draw:auto-grow-height="true" draw:auto-grow-width="false" fo:min-height="1.131cm" fo:min-width="0.192cm" loext:decorative="false"/>
      <style:paragraph-properties style:writing-mode="lr-tb"/>
    </style:style>
    <style:style style:name="gr162" style:family="graphic" style:parent-style-name="standard">
      <style:graphic-properties draw:stroke="none" svg:stroke-color="#000000" draw:fill="none" draw:fill-color="#ffffff" draw:textarea-horizontal-align="left" draw:auto-grow-height="true" draw:auto-grow-width="false" fo:min-height="1.131cm" fo:min-width="0.15cm" loext:decorative="false"/>
      <style:paragraph-properties style:writing-mode="lr-tb"/>
    </style:style>
    <style:style style:name="gr163"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164" style:family="graphic" style:parent-style-name="standard">
      <style:graphic-properties draw:stroke="none" svg:stroke-color="#000000" draw:fill="none" draw:fill-color="#ffffff" draw:textarea-horizontal-align="left" draw:auto-grow-height="true" draw:auto-grow-width="true" fo:min-height="1.555cm" fo:min-width="0.971cm" loext:decorative="false"/>
      <style:paragraph-properties style:writing-mode="lr-tb"/>
    </style:style>
    <style:style style:name="gr165" style:family="graphic" style:parent-style-name="standard">
      <style:graphic-properties draw:stroke="none" svg:stroke-color="#000000" draw:fill="none" draw:fill-color="#ffffff" draw:textarea-horizontal-align="left" draw:auto-grow-height="true" draw:auto-grow-width="true" fo:min-height="1.555cm" fo:min-width="1.403cm" loext:decorative="false"/>
      <style:paragraph-properties style:writing-mode="lr-tb"/>
    </style:style>
    <style:style style:name="gr166" style:family="graphic" style:parent-style-name="Default_20_Drawing_20_Style_5f_2">
      <style:graphic-properties draw:stroke="solid" draw:stroke-dash="Dash_20_Dot_20_4" svg:stroke-width="0.018cm" svg:stroke-color="#4477aa" draw:marker-start="" draw:marker-start-width="0.227cm" draw:marker-start-center="false" draw:marker-end="" draw:marker-end-width="0.227cm" draw:marker-end-center="false" svg:stroke-opacity="67%" draw:stroke-linejoin="round" svg:stroke-linecap="butt" draw:fill="solid" draw:fill-color="#4477aa" draw:secondary-fill-color="#729fcf" draw:gradient-step-count="0" draw:fill-hatch-solid="false" loext:fill-use-slide-background="false" draw:opacity="67%"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loext:decorative="false"/>
    </style:style>
    <style:style style:name="gr167" style:family="graphic" style:parent-style-name="Default_20_Drawing_20_Style_5f_2">
      <style:graphic-properties draw:stroke="solid" svg:stroke-width="0.018cm" svg:stroke-color="#4477aa" draw:marker-start-width="0.227cm" draw:marker-end-width="0.227cm" svg:stroke-opacity="67%" draw:fill-color="#4477aa" draw:opacity="67%" loext:decorative="false"/>
    </style:style>
    <style:style style:name="gr168" style:family="graphic" style:parent-style-name="objectwithoutfill">
      <style:graphic-properties svg:stroke-width="0.159cm" svg:stroke-color="#66ccee" draw:marker-start="Arrowheads_20_7" draw:marker-start-width="0.438cm" draw:marker-end="Arrow_20_large" draw:marker-end-width="0.538cm" draw:fill="none" draw:textarea-vertical-align="middle" fo:padding-top="0.204cm" fo:padding-bottom="0.204cm" fo:padding-left="0.329cm" fo:padding-right="0.329cm" loext:decorative="false"/>
    </style:style>
    <style:style style:name="gr169" style:family="graphic" style:parent-style-name="objectwithoutfill">
      <style:graphic-properties svg:stroke-width="0.159cm" svg:stroke-color="#ee6677" draw:marker-start="" draw:marker-start-width="0.438cm" draw:marker-end="Arrow_20_large" draw:marker-end-width="0.538cm" draw:fill="none" draw:textarea-vertical-align="middle" fo:padding-top="0.204cm" fo:padding-bottom="0.204cm" fo:padding-left="0.329cm" fo:padding-right="0.329cm" loext:decorative="false"/>
    </style:style>
    <style:style style:name="gr170" style:family="graphic" style:parent-style-name="Default_20_Drawing_20_Style_5f_2">
      <style:graphic-properties draw:stroke="none" draw:fill-color="#aa3377" draw:opacity="50%" draw:textarea-vertical-align="middle" loext:decorative="false"/>
    </style:style>
    <style:style style:name="gr171" style:family="graphic" style:parent-style-name="standard">
      <style:graphic-properties draw:stroke="none" svg:stroke-color="#000000" draw:fill="none" draw:fill-color="#ffffff" draw:textarea-horizontal-align="left" draw:auto-grow-height="true" draw:auto-grow-width="true" fo:min-height="1.411cm" fo:min-width="1.018cm" loext:decorative="false"/>
      <style:paragraph-properties style:writing-mode="lr-tb"/>
    </style:style>
    <style:style style:name="gr172" style:family="graphic" style:parent-style-name="standard">
      <style:graphic-properties draw:stroke="none" svg:stroke-color="#000000" draw:fill="none" draw:fill-color="#ffffff" draw:textarea-horizontal-align="left" draw:auto-grow-height="true" draw:auto-grow-width="false" fo:min-height="1.411cm" fo:min-width="3.191cm" loext:decorative="false"/>
      <style:paragraph-properties style:writing-mode="lr-tb"/>
    </style:style>
    <style:style style:name="gr173" style:family="graphic" style:parent-style-name="Arrow_20_Line" style:list-style-name="L1">
      <style:graphic-properties svg:stroke-width="0.035cm" svg:stroke-color="#66ccee" draw:marker-start-width="0.252cm" draw:marker-end-width="0.252cm" draw:textarea-vertical-align="middle" loext:decorative="false"/>
      <style:paragraph-properties style:writing-mode="lr-tb"/>
    </style:style>
    <style:style style:name="gr174"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175" style:family="graphic" style:parent-style-name="standard">
      <style:graphic-properties draw:stroke="none" svg:stroke-color="#000000" draw:fill="none" draw:fill-color="#ffffff" draw:textarea-horizontal-align="left" draw:auto-grow-height="true" draw:auto-grow-width="true" fo:min-height="1.555cm" fo:min-width="5.255cm" loext:decorative="false"/>
      <style:paragraph-properties style:writing-mode="lr-tb"/>
    </style:style>
    <style:style style:name="gr176" style:family="graphic" style:parent-style-name="standard">
      <style:graphic-properties draw:stroke="none" draw:stroke-dash="Dash_20_Dot_20_4" svg:stroke-width="0cm" draw:stroke-linejoin="none" svg:stroke-linecap="butt" draw:fill="solid" draw:fill-color="#aa3377" draw:textarea-horizontal-align="center" draw:textarea-vertical-align="middle" loext:decorative="false"/>
    </style:style>
    <style:style style:name="gr177" style:family="graphic" style:parent-style-name="objectwithoutfill">
      <style:graphic-properties svg:stroke-width="0.159cm" svg:stroke-color="#aa3377" draw:marker-start="Arrowheads_20_7" draw:marker-start-width="0.54cm" draw:marker-end="" draw:marker-end-width="0.538cm" draw:fill="none" draw:textarea-vertical-align="middle" fo:padding-top="0.204cm" fo:padding-bottom="0.204cm" fo:padding-left="0.329cm" fo:padding-right="0.329cm" loext:decorative="false"/>
    </style:style>
    <style:style style:name="gr178" style:family="graphic" style:parent-style-name="objectwithoutfill">
      <style:graphic-properties svg:stroke-width="0.159cm" svg:stroke-color="#aa3377" draw:marker-start="" draw:marker-start-width="0.438cm" draw:marker-end="Arrow_20_large" draw:marker-end-width="0.538cm" svg:stroke-linecap="round" draw:fill="none" draw:textarea-vertical-align="middle" fo:padding-top="0.204cm" fo:padding-bottom="0.204cm" fo:padding-left="0.329cm" fo:padding-right="0.329cm" loext:decorative="false"/>
    </style:style>
    <style:style style:name="gr179" style:family="graphic" style:parent-style-name="Default_20_Drawing_20_Style_5f_2_5f_1">
      <style:graphic-properties svg:stroke-width="0.106cm" svg:stroke-color="#aa3377" draw:marker-start="" draw:marker-start-width="0.359cm" draw:marker-end="Arrow_20_large" draw:marker-end-width="0.359cm" draw:fill="none" loext:fill-use-slide-background="false" draw:textarea-horizontal-align="justify" draw:textarea-vertical-align="middle" draw:auto-grow-height="false" fo:min-height="1.374cm" fo:min-width="0.521cm" fo:padding-top="0.178cm" fo:padding-bottom="0.178cm" fo:padding-left="0.303cm" fo:padding-right="0.303cm" draw:shadow="hidden" loext:decorative="false"/>
    </style:style>
    <style:style style:name="gr180" style:family="graphic" style:parent-style-name="objectwithoutfill">
      <style:graphic-properties svg:stroke-width="0.159cm" svg:stroke-color="#aa3377" draw:marker-start="" draw:marker-start-width="0.438cm" draw:marker-end="" draw:marker-end-width="0.538cm" svg:stroke-linecap="round" draw:fill="none" draw:textarea-vertical-align="middle" fo:padding-top="0.204cm" fo:padding-bottom="0.204cm" fo:padding-left="0.329cm" fo:padding-right="0.329cm" loext:decorative="false"/>
    </style:style>
    <style:style style:name="gr181" style:family="graphic" style:parent-style-name="standard">
      <style:graphic-properties draw:stroke="none" draw:fill="hatch" draw:fill-hatch-name="Green_20_30_20_Degrees" draw:textarea-horizontal-align="justify" draw:textarea-vertical-align="middle" draw:auto-grow-height="false" fo:min-height="3.078cm" fo:min-width="3.738cm" loext:decorative="false"/>
    </style:style>
    <style:style style:name="gr182" style:family="graphic" style:parent-style-name="standard">
      <style:graphic-properties draw:stroke="none" draw:fill="hatch" draw:fill-hatch-name="Green_20_30_20_Degrees" draw:textarea-horizontal-align="justify" draw:textarea-vertical-align="middle" draw:auto-grow-height="false" fo:min-height="0.309cm" fo:min-width="2.393cm" loext:decorative="false"/>
    </style:style>
    <style:style style:name="gr183" style:family="graphic" style:parent-style-name="objectwithoutfill">
      <style:graphic-properties draw:stroke="dash" draw:stroke-dash="Long_20_Dash_20__28_Rounded_29_" svg:stroke-width="0.106cm" svg:stroke-color="#228833" draw:marker-start-width="0.358cm" draw:marker-end-width="0.358cm" svg:stroke-linecap="round" draw:fill="none" draw:textarea-vertical-align="middle" fo:padding-top="0.177cm" fo:padding-bottom="0.177cm" fo:padding-left="0.302cm" fo:padding-right="0.302cm" loext:decorative="false"/>
    </style:style>
    <style:style style:name="gr184" style:family="graphic" style:parent-style-name="standard">
      <style:graphic-properties draw:stroke="none" svg:stroke-color="#000000" draw:fill="none" draw:fill-color="#ffffff" draw:textarea-horizontal-align="left" draw:auto-grow-height="true" draw:auto-grow-width="true" fo:min-height="1.411cm" fo:min-width="1.429cm" loext:decorative="false"/>
      <style:paragraph-properties style:writing-mode="lr-tb"/>
    </style:style>
    <style:style style:name="gr185" style:family="graphic" style:parent-style-name="standard">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86" style:family="graphic" style:parent-style-name="standard">
      <style:graphic-properties draw:stroke="dash" draw:stroke-dash="Long_20_Dash_20__28_Rounded_29_" svg:stroke-width="0.028cm" svg:stroke-color="#66ccee" draw:marker-start-width="0.242cm" draw:marker-end-width="0.242cm" svg:stroke-linecap="round" draw:fill="solid" draw:fill-color="#66ccee" loext:fill-use-slide-background="false" draw:opacity="50%" draw:textarea-horizontal-align="justify" draw:textarea-vertical-align="middle" draw:auto-grow-height="false" fo:min-height="1.2cm" fo:min-width="0.253cm" fo:padding-top="0.139cm" fo:padding-bottom="0.139cm" fo:padding-left="0.264cm" fo:padding-right="0.264cm" loext:softedge-radius="0cm" loext:decorative="false"/>
    </style:style>
    <style:style style:name="gr187" style:family="graphic" style:parent-style-name="standard">
      <style:graphic-properties draw:stroke="none" svg:stroke-width="0.081cm" svg:stroke-color="#66ccee" draw:marker-start-width="0.321cm" draw:marker-end-width="0.321cm" draw:fill="solid" draw:fill-color="#66ccee" loext:fill-use-slide-background="false"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88"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2.044cm" fo:min-width="0.675cm" fo:padding-top="0.165cm" fo:padding-bottom="0.165cm" fo:padding-left="0.29cm" fo:padding-right="0.29cm" loext:softedge-radius="0cm" loext:decorative="false"/>
    </style:style>
    <style:style style:name="gr189" style:family="graphic" style:parent-style-name="standard">
      <style:graphic-properties draw:stroke="dash" draw:stroke-dash="Long_20_Dash_20__28_Rounded_29_" svg:stroke-width="0.053cm" svg:stroke-color="#777777" draw:marker-start-width="0.279cm" draw:marker-end-width="0.279cm" svg:stroke-linecap="round" draw:fill="none" loext:fill-use-slide-background="false" draw:textarea-horizontal-align="justify" draw:textarea-vertical-align="middle" draw:auto-grow-height="false" fo:min-height="0.897cm" fo:min-width="0.083cm" fo:padding-top="0.151cm" fo:padding-bottom="0.151cm" fo:padding-left="0.276cm" fo:padding-right="0.276cm" loext:softedge-radius="0cm" loext:decorative="false"/>
    </style:style>
    <style:style style:name="gr190" style:family="graphic" style:parent-style-name="standard">
      <style:graphic-properties draw:stroke="solid" svg:stroke-width="0.053cm" svg:stroke-color="#66ccee" draw:marker-start-width="0.4cm" draw:marker-end-width="0.4cm" svg:stroke-opacity="25%" draw:fill="solid" draw:fill-color="#66ccee" loext:fill-use-slide-background="false" draw:opacity="25%" draw:textarea-horizontal-align="justify" draw:textarea-vertical-align="middle" draw:auto-grow-height="false" fo:min-height="1.471cm" fo:min-width="0.373cm" fo:padding-top="0.191cm" fo:padding-bottom="0.191cm" fo:padding-left="0.316cm" fo:padding-right="0.316cm" draw:shadow="hidden" loext:decorative="false"/>
    </style:style>
    <style:style style:name="gr191" style:family="graphic" style:parent-style-name="standard">
      <style:graphic-properties draw:stroke="solid" draw:stroke-dash="Long_20_Dash_20__28_Rounded_29_" svg:stroke-width="0.053cm" svg:stroke-color="#66ccee" draw:marker-start-width="0.279cm" draw:marker-end-width="0.279cm" svg:stroke-linecap="round" draw:fill="solid" draw:fill-color="#66ccee" loext:fill-use-slide-background="false" draw:opacity="25%" draw:textarea-horizontal-align="justify" draw:textarea-vertical-align="middle" draw:auto-grow-height="false" fo:min-height="1.523cm" fo:min-width="0.425cm" fo:padding-top="0.151cm" fo:padding-bottom="0.151cm" fo:padding-left="0.276cm" fo:padding-right="0.276cm" draw:shadow="hidden" loext:decorative="false"/>
    </style:style>
    <style:style style:name="gr192" style:family="graphic" style:parent-style-name="objectwithoutfill">
      <style:graphic-properties svg:stroke-width="0.081cm" svg:stroke-color="#777777" draw:marker-start-width="0.321cm" draw:marker-end-width="0.321cm" draw:fill="none" draw:textarea-vertical-align="middle" fo:padding-top="0.165cm" fo:padding-bottom="0.165cm" fo:padding-left="0.29cm" fo:padding-right="0.29cm" loext:decorative="false"/>
    </style:style>
    <style:style style:name="gr193" style:family="graphic" style:parent-style-name="standard">
      <style:graphic-properties draw:stroke="solid" svg:stroke-width="0.081cm" svg:stroke-color="#777777" draw:marker-start-width="0.321cm" draw:marker-end-width="0.321cm" draw:fill="none" loext:fill-use-slide-background="false" draw:textarea-horizontal-align="justify" draw:textarea-vertical-align="middle" draw:auto-grow-height="false" fo:min-height="1.133cm" fo:min-width="0.194cm" fo:padding-top="0.165cm" fo:padding-bottom="0.165cm" fo:padding-left="0.29cm" fo:padding-right="0.29cm" draw:shadow="hidden" loext:decorative="false"/>
    </style:style>
    <style:style style:name="gr194" style:family="graphic" style:parent-style-name="standard">
      <style:graphic-properties draw:stroke="none" svg:stroke-color="#000000" draw:fill="none" draw:fill-color="#ffffff" draw:textarea-horizontal-align="left" draw:auto-grow-height="true" draw:auto-grow-width="true" fo:min-height="1.483cm" fo:min-width="1.424cm" loext:decorative="false"/>
      <style:paragraph-properties style:writing-mode="lr-tb"/>
    </style:style>
    <style:style style:name="gr195" style:family="graphic" style:parent-style-name="standard">
      <style:graphic-properties draw:stroke="none" svg:stroke-color="#000000" draw:fill="none" draw:fill-color="#ffffff" draw:textarea-horizontal-align="left" draw:auto-grow-height="true" draw:auto-grow-width="true" fo:min-height="1.271cm" fo:min-width="0.988cm" loext:decorative="false"/>
      <style:paragraph-properties style:writing-mode="lr-tb"/>
    </style:style>
    <style:style style:name="gr196" style:family="graphic" style:parent-style-name="standard">
      <style:graphic-properties draw:stroke-dash="Dash_20__28_Rounded_29_" svg:stroke-width="0.081cm" svg:stroke-color="#4477aa"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197" style:family="graphic" style:parent-style-name="standard">
      <style:graphic-properties draw:stroke="none" svg:stroke-width="0.081cm" svg:stroke-color="#66ccee" draw:marker-start-width="0.321cm" draw:marker-end-width="0.321cm" draw:fill="solid" draw:fill-color="#ee6677" loext:fill-use-slide-background="false" draw:textarea-horizontal-align="justify" draw:textarea-vertical-align="middle" draw:auto-grow-height="false" fo:min-height="1.448cm" fo:min-width="0.362cm" fo:padding-top="0.165cm" fo:padding-bottom="0.165cm" fo:padding-left="0.29cm" fo:padding-right="0.29cm" loext:softedge-radius="0cm" loext:decorative="false"/>
    </style:style>
    <style:style style:name="gr198" style:family="graphic" style:parent-style-name="standard">
      <style:graphic-properties draw:stroke="none" svg:stroke-width="0.081cm" svg:stroke-color="#66ccee" draw:marker-start-width="0.321cm" draw:marker-end-width="0.321cm" draw:fill="solid" draw:fill-color="#66ccee" loext:fill-use-slide-background="false" draw:opacity="50%" draw:textarea-horizontal-align="justify" draw:textarea-vertical-align="middle" draw:auto-grow-height="false" fo:min-height="1.888cm" fo:min-width="0.594cm" fo:padding-top="0.165cm" fo:padding-bottom="0.165cm" fo:padding-left="0.29cm" fo:padding-right="0.29cm" loext:softedge-radius="0cm" loext:decorative="false"/>
    </style:style>
    <style:style style:name="gr199" style:family="graphic" style:parent-style-name="standard">
      <style:graphic-properties draw:stroke="none" svg:stroke-color="#000000" draw:fill="none" draw:fill-color="#ffffff" draw:textarea-horizontal-align="left" draw:auto-grow-height="true" draw:auto-grow-width="true" fo:min-height="1.271cm" fo:min-width="0.709cm" loext:decorative="false"/>
      <style:paragraph-properties style:writing-mode="lr-tb"/>
    </style:style>
    <style:style style:name="gr200" style:family="graphic" style:parent-style-name="objectwithoutfill">
      <style:graphic-properties svg:stroke-width="0.081cm" svg:stroke-color="#aa3377" draw:marker-start="" draw:marker-start-width="0.321cm" draw:marker-end="Arrow_20_large" draw:marker-end-width="0.34cm" draw:fill="none" draw:textarea-vertical-align="middle" fo:padding-top="0.165cm" fo:padding-bottom="0.165cm" fo:padding-left="0.29cm" fo:padding-right="0.29cm" loext:decorative="false"/>
    </style:style>
    <style:style style:name="gr201" style:family="graphic" style:parent-style-name="standard">
      <style:graphic-properties draw:stroke="none" draw:fill="bitmap" draw:fill-image-name="Ice_20_light" draw:textarea-horizontal-align="justify" draw:textarea-vertical-align="middle" draw:auto-grow-height="false" fo:min-height="8.333cm" fo:min-width="2.016cm" loext:softedge-radius="0cm" loext:decorative="false"/>
    </style:style>
    <style:style style:name="gr202" style:family="graphic" style:parent-style-name="standard">
      <style:graphic-properties draw:stroke="none" draw:fill-color="#777777" draw:textarea-horizontal-align="justify" draw:textarea-vertical-align="middle" draw:auto-grow-height="false" fo:min-height="2.978cm" fo:min-width="1.463cm" loext:decorative="false"/>
    </style:style>
    <style:style style:name="gr203" style:family="graphic" style:parent-style-name="standard">
      <style:graphic-properties draw:stroke="none" draw:fill-color="#777777" draw:textarea-horizontal-align="justify" draw:textarea-vertical-align="middle" draw:auto-grow-height="false" fo:min-height="0.286cm" fo:min-width="2.025cm" loext:decorative="false"/>
    </style:style>
    <style:style style:name="gr204" style:family="graphic" style:parent-style-name="objectwithoutfill">
      <style:graphic-properties draw:stroke="solid" draw:stroke-dash="Fine_20_Dotted" svg:stroke-width="0.423cm" svg:stroke-color="#ee6677" draw:marker-start-width="0.834cm" draw:marker-end-width="0.834cm" svg:stroke-linecap="butt" draw:fill="none" draw:textarea-vertical-align="middle" fo:padding-top="0.336cm" fo:padding-bottom="0.336cm" fo:padding-left="0.461cm" fo:padding-right="0.461cm" loext:decorative="false"/>
    </style:style>
    <style:style style:name="gr205" style:family="graphic" style:parent-style-name="objectwithoutfill">
      <style:graphic-properties svg:stroke-width="0.423cm" svg:stroke-color="#aa3377" draw:marker-start="" draw:marker-start-width="0.833cm" draw:marker-end="Arrow_20_large" draw:marker-end-width="0.852cm" draw:fill="none" draw:textarea-vertical-align="middle" fo:padding-top="0.335cm" fo:padding-bottom="0.335cm" fo:padding-left="0.46cm" fo:padding-right="0.46cm" loext:decorative="false"/>
    </style:style>
    <style:style style:name="gr206" style:family="graphic" style:parent-style-name="objectwithoutfill">
      <style:graphic-properties svg:stroke-width="0.159cm" svg:stroke-color="#ccbb44" draw:marker-start-width="0.437cm" draw:marker-end-width="0.437cm" draw:fill="none" draw:textarea-vertical-align="middle" fo:padding-top="0.203cm" fo:padding-bottom="0.203cm" fo:padding-left="0.328cm" fo:padding-right="0.328cm" loext:decorative="false"/>
    </style:style>
    <style:style style:name="gr207" style:family="graphic" style:parent-style-name="objectwithoutfill">
      <style:graphic-properties svg:stroke-width="0.053cm" svg:stroke-color="#777777" draw:marker-start-width="0.279cm" draw:marker-end="Arrowheads_20_20" draw:marker-end-width="0.379cm" draw:fill="none" draw:textarea-vertical-align="middle" fo:padding-top="0.151cm" fo:padding-bottom="0.151cm" fo:padding-left="0.276cm" fo:padding-right="0.276cm" loext:decorative="false"/>
    </style:style>
    <style:style style:name="gr208" style:family="graphic" style:parent-style-name="standard">
      <style:graphic-properties draw:stroke="none" svg:stroke-color="#000000" draw:fill="none" draw:fill-color="#ffffff" draw:textarea-horizontal-align="left" draw:auto-grow-height="true" draw:auto-grow-width="true" fo:min-height="0.742cm" fo:min-width="0.375cm" loext:decorative="false"/>
      <style:paragraph-properties style:writing-mode="lr-tb"/>
    </style:style>
    <style:style style:name="gr209" style:family="graphic" style:parent-style-name="standard">
      <style:graphic-properties draw:stroke="none" draw:fill-color="#555555" draw:textarea-horizontal-align="justify" draw:textarea-vertical-align="middle" draw:auto-grow-height="false" fo:min-height="0.072cm" fo:min-width="0cm" fo:wrap-option="wrap" loext:decorative="false"/>
    </style:style>
    <style:style style:name="gr210" style:family="graphic" style:parent-style-name="standard">
      <style:graphic-properties draw:stroke="none" svg:stroke-color="#000000" draw:fill="none" draw:fill-color="#ffffff" draw:textarea-horizontal-align="left" draw:auto-grow-height="true" draw:auto-grow-width="true" fo:min-height="0.92cm" fo:min-width="0.621cm" loext:decorative="false"/>
      <style:paragraph-properties style:writing-mode="lr-tb"/>
    </style:style>
    <style:style style:name="gr211" style:family="graphic" style:parent-style-name="standard">
      <style:graphic-properties draw:stroke="none" svg:stroke-color="#000000" draw:fill="none" draw:fill-color="#ffffff" draw:textarea-horizontal-align="left" draw:auto-grow-height="true" draw:auto-grow-width="true" fo:min-height="0.92cm" fo:min-width="0.612cm" loext:decorative="false"/>
      <style:paragraph-properties style:writing-mode="lr-tb"/>
    </style:style>
    <style:style style:name="gr212" style:family="graphic" style:parent-style-name="standard">
      <style:graphic-properties draw:stroke="none" svg:stroke-color="#000000" draw:fill="none" draw:fill-color="#ffffff" draw:textarea-horizontal-align="left" draw:auto-grow-height="true" draw:auto-grow-width="true" fo:min-height="0.92cm" fo:min-width="0.692cm" loext:decorative="false"/>
      <style:paragraph-properties style:writing-mode="lr-tb"/>
    </style:style>
    <style:style style:name="gr213" style:family="graphic" style:parent-style-name="standard">
      <style:graphic-properties draw:stroke="none" svg:stroke-color="#000000" draw:fill="none" draw:fill-color="#ffffff" draw:textarea-horizontal-align="left" draw:auto-grow-height="true" draw:auto-grow-width="true" fo:min-height="0.92cm" fo:min-width="0.701cm" loext:decorative="false"/>
      <style:paragraph-properties style:writing-mode="lr-tb"/>
    </style:style>
    <style:style style:name="gr214" style:family="graphic" style:parent-style-name="standard">
      <style:graphic-properties draw:stroke="none" svg:stroke-color="#000000" draw:fill="none" draw:fill-color="#ffffff" draw:textarea-horizontal-align="left" draw:auto-grow-height="true" draw:auto-grow-width="true" fo:min-height="0.742cm" fo:min-width="0.578cm" loext:decorative="false"/>
      <style:paragraph-properties style:writing-mode="lr-tb"/>
    </style:style>
    <style:style style:name="gr215" style:family="graphic" style:parent-style-name="standard">
      <style:graphic-properties draw:stroke="none" svg:stroke-color="#000000" draw:fill="none" draw:fill-color="#ffffff" draw:textarea-horizontal-align="left" draw:auto-grow-height="true" draw:auto-grow-width="true" fo:min-height="0.742cm" fo:min-width="0.951cm" loext:decorative="false"/>
      <style:paragraph-properties style:writing-mode="lr-tb"/>
    </style:style>
    <style:style style:name="gr216" style:family="graphic" style:parent-style-name="standard">
      <style:graphic-properties draw:stroke-dash="Dash_20__28_Rounded_29_" svg:stroke-width="0.053cm" svg:stroke-color="#4477aa" draw:marker-start-width="0.316cm" draw:marker-end="Arrowheads_20_21" draw:marker-end-width="0.458cm" draw:marker-end-center="true" svg:stroke-opacity="50%" svg:stroke-linecap="round" draw:fill-color="#4477aa" draw:textarea-horizontal-align="center" draw:textarea-vertical-align="middle" fo:padding-top="0.151cm" fo:padding-bottom="0.151cm" fo:padding-left="0.276cm" fo:padding-right="0.276cm" loext:decorative="false"/>
    </style:style>
    <style:style style:name="gr217" style:family="graphic" style:parent-style-name="objectwithoutfill">
      <style:graphic-properties svg:stroke-width="0.081cm" svg:stroke-color="#66ccee" draw:marker-start="" draw:marker-start-width="0.321cm" draw:marker-end="Arrow_20_large" draw:marker-end-width="0.34cm" draw:fill="none" draw:textarea-vertical-align="middle" fo:padding-top="0.165cm" fo:padding-bottom="0.165cm" fo:padding-left="0.29cm" fo:padding-right="0.29cm" loext:decorative="false"/>
    </style:style>
    <style:style style:name="gr218" style:family="graphic" style:parent-style-name="objectwithoutfill">
      <style:graphic-properties svg:stroke-width="0.081cm" svg:stroke-color="#ccbb44" draw:marker-start="Arrowheads_20_14" draw:marker-start-width="0.321cm" draw:marker-end="" draw:marker-end-width="0.421cm" draw:fill="none" draw:textarea-vertical-align="middle" fo:padding-top="0.165cm" fo:padding-bottom="0.165cm" fo:padding-left="0.29cm" fo:padding-right="0.29cm" loext:decorative="false"/>
    </style:style>
    <style:style style:name="gr219" style:family="graphic" style:parent-style-name="objectwithoutfill">
      <style:graphic-properties svg:stroke-width="0.081cm" svg:stroke-color="#ccbb44" draw:marker-start="" draw:marker-start-width="0.321cm" draw:marker-end="Arrowheads_20_14" draw:marker-end-width="0.32cm" draw:fill="none" draw:textarea-vertical-align="middle" fo:padding-top="0.165cm" fo:padding-bottom="0.165cm" fo:padding-left="0.29cm" fo:padding-right="0.29cm" loext:decorative="false"/>
    </style:style>
    <style:style style:name="gr220" style:family="graphic" style:parent-style-name="objectwithoutfill">
      <style:graphic-properties svg:stroke-width="0.081cm" svg:stroke-color="#ee6677" draw:marker-start="" draw:marker-start-width="0.321cm" draw:marker-end="Arrow_20_large" draw:marker-end-width="0.34cm" draw:fill="none" draw:textarea-vertical-align="middle" fo:padding-top="0.165cm" fo:padding-bottom="0.165cm" fo:padding-left="0.29cm" fo:padding-right="0.29cm" loext:decorative="false"/>
    </style:style>
    <style:style style:name="gr221" style:family="graphic" style:parent-style-name="Default_20_Drawing_20_Style_5f_2">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22" style:family="graphic" style:parent-style-name="Default_20_Drawing_20_Style_5f_2">
      <style:graphic-properties draw:stroke="none" svg:stroke-color="#ccbb44" draw:fill="solid" draw:fill-color="#e7fdff" draw:textarea-horizontal-align="justify" draw:textarea-vertical-align="middle" draw:auto-grow-height="false" fo:min-height="0cm" fo:min-width="0cm" loext:decorative="false"/>
    </style:style>
    <style:style style:name="gr223" style:family="graphic" style:parent-style-name="objectwithoutfill">
      <style:graphic-properties svg:stroke-width="0.212cm" svg:stroke-color="#777777" draw:marker-start-width="0.518cm" draw:marker-end-width="0.518cm" svg:stroke-linecap="butt" draw:fill="none" draw:textarea-vertical-align="middle" fo:padding-top="0.231cm" fo:padding-bottom="0.231cm" fo:padding-left="0.356cm" fo:padding-right="0.356cm" loext:decorative="false"/>
    </style:style>
    <style:style style:name="gr224" style:family="graphic" style:parent-style-name="Default_20_Drawing_20_Style_5f_2">
      <style:graphic-properties svg:stroke-width="0.053cm" svg:stroke-color="#777777" draw:marker-start-width="0.279cm" draw:marker-end-width="0.279cm" draw:fill="bitmap" draw:fill-color="#66ccee" draw:fill-image-name="Pool" draw:opacity="25%" draw:textarea-horizontal-align="justify" draw:textarea-vertical-align="middle" draw:auto-grow-height="false" fo:min-height="2.562cm" fo:min-width="9.934cm" fo:padding-top="0.151cm" fo:padding-bottom="0.151cm" fo:padding-left="0.276cm" fo:padding-right="0.276cm" draw:shadow="hidden" draw:shadow-offset-x="0cm" draw:shadow-offset-y="-0.212cm" draw:shadow-color="#777777" draw:shadow-opacity="100%" loext:shadow-blur="0.176cm" loext:glow-color="#777777" loext:decorative="false">
        <style:columns fo:column-count="1" fo:column-gap="0cm">
          <style:column style:rel-width="65535*" fo:start-indent="0cm" fo:end-indent="0cm"/>
        </style:columns>
      </style:graphic-properties>
    </style:style>
    <style:style style:name="gr225" style:family="graphic" style:parent-style-name="standard">
      <style:graphic-properties svg:stroke-width="0.053cm" svg:stroke-color="#4477aa"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26" style:family="graphic" style:parent-style-name="objectwithoutfill">
      <style:graphic-properties svg:stroke-width="0.081cm" svg:stroke-color="#4477aa"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227" style:family="graphic" style:parent-style-name="standard">
      <style:graphic-properties draw:stroke="none" svg:stroke-color="#4477aa" svg:stroke-opacity="50%" draw:fill-color="#ffffff" draw:textarea-horizontal-align="justify" draw:textarea-vertical-align="middle" draw:auto-grow-height="false" fo:min-height="0.159cm" fo:min-width="0cm" loext:decorative="false"/>
    </style:style>
    <style:style style:name="gr228" style:family="graphic" style:parent-style-name="objectwithoutfill">
      <style:graphic-properties svg:stroke-width="0.081cm" svg:stroke-color="#4477aa"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229" style:family="graphic" style:parent-style-name="standard">
      <style:graphic-properties svg:stroke-width="0.053cm" svg:stroke-color="#66ccee" draw:marker-start="" draw:marker-start-width="0.279cm" draw:marker-end="Arrow_20_large" draw:marker-end-width="0.279cm" svg:stroke-opacity="50%"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30" style:family="graphic" style:parent-style-name="objectwithoutfill">
      <style:graphic-properties svg:stroke-width="0.081cm" svg:stroke-color="#66ccee" draw:marker-start="Arrowheads_20_14" draw:marker-start-width="0.321cm" draw:marker-end="" draw:marker-end-width="0.421cm" svg:stroke-opacity="50%" draw:fill="none" draw:textarea-vertical-align="middle" fo:padding-top="0.165cm" fo:padding-bottom="0.165cm" fo:padding-left="0.29cm" fo:padding-right="0.29cm" loext:decorative="false"/>
    </style:style>
    <style:style style:name="gr231" style:family="graphic" style:parent-style-name="standard">
      <style:graphic-properties draw:stroke="none" svg:stroke-color="#66ccee" svg:stroke-opacity="50%" draw:fill-color="#ffffff" draw:textarea-horizontal-align="justify" draw:textarea-vertical-align="middle" draw:auto-grow-height="false" fo:min-height="0.159cm" fo:min-width="0cm" loext:decorative="false"/>
    </style:style>
    <style:style style:name="gr232" style:family="graphic" style:parent-style-name="objectwithoutfill">
      <style:graphic-properties svg:stroke-width="0.081cm" svg:stroke-color="#66ccee" draw:marker-start="" draw:marker-start-width="0.321cm" draw:marker-end="Arrowheads_20_14" draw:marker-end-width="0.32cm" svg:stroke-opacity="50%" draw:fill="none" draw:textarea-vertical-align="middle" fo:padding-top="0.165cm" fo:padding-bottom="0.165cm" fo:padding-left="0.29cm" fo:padding-right="0.29cm" loext:decorative="false"/>
    </style:style>
    <style:style style:name="gr233" style:family="graphic" style:parent-style-name="standard">
      <style:graphic-properties svg:stroke-width="0.053cm" svg:stroke-color="#aa3377"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34" style:family="graphic" style:parent-style-name="objectwithoutfill">
      <style:graphic-properties svg:stroke-width="0.159cm" svg:stroke-color="#aa3377" draw:marker-start="Arrowheads_20_14" draw:marker-start-width="0.438cm" draw:marker-end="" draw:marker-end-width="0.538cm" draw:fill="none" draw:textarea-vertical-align="middle" fo:padding-top="0.204cm" fo:padding-bottom="0.204cm" fo:padding-left="0.329cm" fo:padding-right="0.329cm" loext:decorative="false"/>
    </style:style>
    <style:style style:name="gr235" style:family="graphic" style:parent-style-name="standard">
      <style:graphic-properties draw:stroke="none" svg:stroke-color="#aa3377" draw:fill-color="#ffffff" draw:textarea-horizontal-align="justify" draw:textarea-vertical-align="middle" draw:auto-grow-height="false" fo:min-height="0.159cm" fo:min-width="0cm" loext:decorative="false"/>
    </style:style>
    <style:style style:name="gr236" style:family="graphic" style:parent-style-name="objectwithoutfill">
      <style:graphic-properties svg:stroke-width="0.159cm" svg:stroke-color="#aa3377" draw:marker-start="" draw:marker-start-width="0.438cm" draw:marker-end="Arrowheads_20_14" draw:marker-end-width="0.437cm" draw:fill="none" draw:textarea-vertical-align="middle" fo:padding-top="0.204cm" fo:padding-bottom="0.204cm" fo:padding-left="0.329cm" fo:padding-right="0.329cm" loext:decorative="false"/>
    </style:style>
    <style:style style:name="gr237" style:family="graphic" style:parent-style-name="standard">
      <style:graphic-properties svg:stroke-width="0.053cm" svg:stroke-color="#4477aa"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38" style:family="graphic" style:parent-style-name="objectwithoutfill">
      <style:graphic-properties svg:stroke-width="0.081cm" svg:stroke-color="#4477aa" draw:marker-start="Arrowheads_20_14" draw:marker-start-width="0.321cm" draw:marker-end="" draw:marker-end-width="0.421cm" draw:fill="none" draw:textarea-vertical-align="middle" fo:padding-top="0.165cm" fo:padding-bottom="0.165cm" fo:padding-left="0.29cm" fo:padding-right="0.29cm" loext:decorative="false"/>
    </style:style>
    <style:style style:name="gr239" style:family="graphic" style:parent-style-name="standard">
      <style:graphic-properties draw:stroke="none" svg:stroke-color="#4477aa" draw:fill-color="#ffffff" draw:textarea-horizontal-align="justify" draw:textarea-vertical-align="middle" draw:auto-grow-height="false" fo:min-height="0.159cm" fo:min-width="0cm" loext:decorative="false"/>
    </style:style>
    <style:style style:name="gr240" style:family="graphic" style:parent-style-name="objectwithoutfill">
      <style:graphic-properties svg:stroke-width="0.081cm" svg:stroke-color="#4477aa" draw:marker-start="" draw:marker-start-width="0.321cm" draw:marker-end="Arrowheads_20_14" draw:marker-end-width="0.32cm" draw:fill="none" draw:textarea-vertical-align="middle" fo:padding-top="0.165cm" fo:padding-bottom="0.165cm" fo:padding-left="0.29cm" fo:padding-right="0.29cm" loext:decorative="false"/>
    </style:style>
    <style:style style:name="gr241" style:family="graphic" style:parent-style-name="standard">
      <style:graphic-properties svg:stroke-width="0.053cm" svg:stroke-color="#66ccee"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242" style:family="graphic" style:parent-style-name="objectwithoutfill">
      <style:graphic-properties svg:stroke-width="0.081cm" svg:stroke-color="#66ccee" draw:marker-start="Arrowheads_20_14" draw:marker-start-width="0.321cm" draw:marker-end="" draw:marker-end-width="0.421cm" draw:fill="none" draw:textarea-vertical-align="middle" fo:padding-top="0.165cm" fo:padding-bottom="0.165cm" fo:padding-left="0.29cm" fo:padding-right="0.29cm" loext:decorative="false"/>
    </style:style>
    <style:style style:name="gr243" style:family="graphic" style:parent-style-name="standard">
      <style:graphic-properties draw:stroke="none" svg:stroke-color="#66ccee" draw:fill-color="#ffffff" draw:textarea-horizontal-align="justify" draw:textarea-vertical-align="middle" draw:auto-grow-height="false" fo:min-height="0.159cm" fo:min-width="0cm" loext:decorative="false"/>
    </style:style>
    <style:style style:name="gr244" style:family="graphic" style:parent-style-name="objectwithoutfill">
      <style:graphic-properties svg:stroke-width="0.081cm" svg:stroke-color="#66ccee" draw:marker-start="" draw:marker-start-width="0.321cm" draw:marker-end="Arrowheads_20_14" draw:marker-end-width="0.32cm" draw:fill="none" draw:textarea-vertical-align="middle" fo:padding-top="0.165cm" fo:padding-bottom="0.165cm" fo:padding-left="0.29cm" fo:padding-right="0.29cm" loext:decorative="false"/>
    </style:style>
    <style:style style:name="gr245" style:family="graphic" style:parent-style-name="Default_20_Drawing_20_Style_5f_2">
      <style:graphic-properties draw:stroke="none" svg:stroke-color="#000000" draw:fill="none" draw:fill-color="#ffffff" draw:textarea-horizontal-align="left" draw:auto-grow-height="true" draw:auto-grow-width="true" fo:min-height="1.411cm" fo:min-width="0.857cm" loext:decorative="false"/>
      <style:paragraph-properties style:writing-mode="lr-tb"/>
    </style:style>
    <style:style style:name="gr246" style:family="graphic" style:parent-style-name="Default_20_Drawing_20_Style_5f_2">
      <style:graphic-properties svg:stroke-color="#000000" draw:fill-color="#bbbbbb" draw:opacity="50%" draw:textarea-horizontal-align="justify" draw:textarea-vertical-align="middle" draw:auto-grow-height="false" fo:min-height="6.038cm" fo:min-width="5.832cm" loext:decorative="false"/>
    </style:style>
    <style:style style:name="gr247" style:family="graphic" style:parent-style-name="Default_20_Drawing_20_Style_5f_2">
      <style:graphic-properties svg:stroke-width="0.106cm" svg:stroke-color="#aa3377" draw:marker-start="" draw:marker-start-width="0.458cm" draw:marker-end="Arrowheads_20_7" draw:marker-end-width="0.458cm" draw:textarea-vertical-align="middle" fo:padding-top="0.177cm" fo:padding-bottom="0.177cm" fo:padding-left="0.302cm" fo:padding-right="0.302cm" loext:decorative="false"/>
    </style:style>
    <style:style style:name="gr248" style:family="graphic" style:parent-style-name="Default_20_Drawing_20_Style_5f_2">
      <style:graphic-properties svg:stroke-width="0.106cm" svg:stroke-color="#228833" draw:marker-start="" draw:marker-start-width="0.458cm" draw:marker-end="Arrowheads_20_7" draw:marker-end-width="0.458cm" draw:textarea-vertical-align="middle" fo:padding-top="0.177cm" fo:padding-bottom="0.177cm" fo:padding-left="0.302cm" fo:padding-right="0.302cm" loext:decorative="false"/>
    </style:style>
    <style:style style:name="gr249" style:family="graphic" style:parent-style-name="Default_20_Drawing_20_Style_5f_2">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250" style:family="graphic" style:parent-style-name="Default_20_Drawing_20_Style_5f_2">
      <style:graphic-properties draw:stroke="none" draw:fill="none" fo:min-height="1.411cm" fo:min-width="1.412cm" loext:decorative="false"/>
      <style:paragraph-properties style:writing-mode="lr-tb"/>
    </style:style>
    <style:style style:name="gr251" style:family="graphic" style:parent-style-name="objectwithoutfill">
      <style:graphic-properties svg:stroke-width="0.106cm" svg:stroke-color="#555555" draw:marker-start-width="0.359cm" draw:marker-end-width="0.359cm" svg:stroke-opacity="75%" draw:fill="solid" draw:fill-color="#555555" loext:fill-use-slide-background="false" draw:opacity="25%"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252" style:family="graphic" style:parent-style-name="Default_20_Drawing_20_Style_5f_2">
      <style:graphic-properties draw:stroke="none" svg:stroke-color="#555555" draw:fill-color="#4477aa" draw:textarea-horizontal-align="justify" draw:textarea-vertical-align="middle" draw:auto-grow-height="false" fo:min-height="0cm" fo:min-width="0cm" fo:wrap-option="wrap" loext:decorative="false"/>
    </style:style>
    <style:style style:name="gr253" style:family="graphic" style:parent-style-name="Default_20_Drawing_20_Style_5f_2">
      <style:graphic-properties draw:stroke="none" svg:stroke-width="0.028cm" svg:stroke-color="#4477aa" draw:fill-color="#4477aa" draw:textarea-horizontal-align="justify" draw:textarea-vertical-align="middle" draw:auto-grow-height="false" fo:min-height="0cm" fo:min-width="0cm" fo:wrap-option="wrap" loext:decorative="false"/>
    </style:style>
    <style:style style:name="gr254" style:family="graphic" style:parent-style-name="Default_20_Drawing_20_Style_5f_2">
      <style:graphic-properties draw:stroke-dash="Dash_20__28_Rounded_29_"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255" style:family="graphic" style:parent-style-name="Default_20_Drawing_20_Style_5f_2">
      <style:graphic-properties svg:stroke-width="0.028cm" svg:stroke-color="#4477aa" draw:marker-start-width="0.279cm" draw:marker-end="Arrowheads_20_6" draw:marker-end-width="0.279cm" draw:fill-color="#4477aa" draw:textarea-vertical-align="middle" fo:padding-top="0.139cm" fo:padding-bottom="0.139cm" fo:padding-left="0.264cm" fo:padding-right="0.264cm" loext:decorative="false"/>
    </style:style>
    <style:style style:name="gr256" style:family="graphic" style:parent-style-name="objectwithoutfill">
      <style:graphic-properties svg:stroke-width="0.106cm" svg:stroke-color="#555555" draw:marker-start-width="0.359cm" draw:marker-end-width="0.359cm" svg:stroke-opacity="75%"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257" style:family="graphic" style:parent-style-name="Default_20_Drawing_20_Style_5f_2">
      <style:graphic-properties draw:stroke="none" svg:stroke-color="#555555" draw:fill-color="#ee6677" draw:textarea-horizontal-align="justify" draw:textarea-vertical-align="middle" draw:auto-grow-height="false" fo:min-height="0cm" fo:min-width="0cm" fo:wrap-option="wrap" loext:decorative="false"/>
    </style:style>
    <style:style style:name="gr258" style:family="graphic" style:parent-style-name="objectwithoutfill">
      <style:graphic-properties svg:stroke-width="0.159cm" svg:stroke-color="#555555" draw:marker-start-width="0.438cm" draw:marker-end-width="0.438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59" style:family="graphic" style:parent-style-name="Default_20_Drawing_20_Style_5f_2">
      <style:graphic-properties draw:stroke="none" draw:stroke-dash="Dash_20_Dot_20_4" svg:stroke-width="0cm" draw:stroke-linejoin="none" svg:stroke-linecap="butt" draw:fill="solid" draw:fill-color="#4477aa" draw:textarea-horizontal-align="center" draw:textarea-vertical-align="middle" loext:decorative="false"/>
    </style:style>
    <style:style style:name="gr260" style:family="graphic" style:parent-style-name="Default_20_Drawing_20_Style_5f_2">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261" style:family="graphic" style:parent-style-name="objectwithoutfill">
      <style:graphic-properties svg:stroke-width="0.159cm" svg:stroke-color="#555555" draw:marker-start-width="0.438cm" draw:marker-end-width="0.438cm" svg:stroke-opacity="75%" draw:fill="none" loext:fill-use-slide-background="false"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262" style:family="graphic" style:parent-style-name="Default_20_Drawing_20_Style_5f_2">
      <style:graphic-properties svg:stroke-width="0.081cm" svg:stroke-color="#4477aa" draw:marker-start="" draw:marker-start-width="0.421cm" draw:marker-end="Arrowheads_20_6" draw:marker-end-width="0.421cm" draw:textarea-vertical-align="middle" fo:padding-top="0.165cm" fo:padding-bottom="0.165cm" fo:padding-left="0.29cm" fo:padding-right="0.29cm" loext:decorative="false"/>
    </style:style>
    <style:style style:name="gr263"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264"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linecap="round" draw:fill-color="#4477aa" draw:textarea-horizontal-align="center" draw:textarea-vertical-align="middle" fo:padding-top="0.165cm" fo:padding-bottom="0.165cm" fo:padding-left="0.29cm" fo:padding-right="0.29cm" loext:decorative="false"/>
    </style:style>
    <style:style style:name="gr265" style:family="graphic" style:parent-style-name="standard">
      <style:graphic-properties draw:stroke="none" svg:stroke-color="#555555" draw:fill-color="#4477aa" draw:textarea-horizontal-align="justify" draw:textarea-vertical-align="middle" draw:auto-grow-height="false" fo:min-height="0cm" fo:min-width="0cm" fo:wrap-option="wrap" loext:decorative="false"/>
    </style:style>
    <style:style style:name="gr266" style:family="graphic" style:parent-style-name="Default_20_Drawing_20_Style_5f_2">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267" style:family="graphic" style:parent-style-name="Default_20_Drawing_20_Style_5f_2">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268" style:family="graphic" style:parent-style-name="Default_20_Drawing_20_Style_5f_2">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69" style:family="graphic" style:parent-style-name="Default_20_Drawing_20_Style_5f_2">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70"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271" style:family="graphic" style:parent-style-name="standard">
      <style:graphic-properties draw:stroke="none" svg:stroke-color="#555555" draw:fill-color="#aa3377" draw:textarea-horizontal-align="justify" draw:textarea-vertical-align="middle" draw:auto-grow-height="false" fo:min-height="0cm" fo:min-width="0cm" fo:wrap-option="wrap" loext:decorative="false"/>
    </style:style>
    <style:style style:name="gr272" style:family="graphic" style:parent-style-name="Default_20_Drawing_20_Style_5f_2">
      <style:graphic-properties draw:stroke-dash="Dash_20__28_Rounded_29_" svg:stroke-width="0.028cm" svg:stroke-color="#aa3377"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273" style:family="graphic" style:parent-style-name="Default_20_Drawing_20_Style_5f_2">
      <style:graphic-properties draw:stroke="none" svg:stroke-width="0cm" svg:stroke-color="#000000" draw:fill="none" draw:fill-color="#ffffff" draw:textarea-horizontal-align="left" draw:auto-grow-height="true" draw:auto-grow-width="true" fo:min-height="0.742cm" fo:min-width="0.375cm" loext:decorative="false"/>
      <style:paragraph-properties style:writing-mode="lr-tb"/>
    </style:style>
    <style:style style:name="gr274" style:family="graphic" style:parent-style-name="Default_20_Drawing_20_Style_5f_2">
      <style:graphic-properties draw:stroke="none" svg:stroke-color="#555555" draw:fill-color="#aa3377" draw:textarea-horizontal-align="justify" draw:textarea-vertical-align="middle" draw:auto-grow-height="false" fo:min-height="0cm" fo:min-width="0cm" fo:wrap-option="wrap" loext:decorative="false"/>
    </style:style>
    <style:style style:name="gr275" style:family="graphic" style:parent-style-name="Default_20_Drawing_20_Style_5f_2">
      <style:graphic-properties draw:stroke="none" svg:stroke-width="0cm" draw:fill-color="#aa3377" draw:textarea-horizontal-align="justify" draw:textarea-vertical-align="middle" draw:auto-grow-height="false" fo:min-height="0cm" fo:min-width="0cm" loext:decorative="false"/>
    </style:style>
    <style:style style:name="gr276" style:family="graphic" style:parent-style-name="Default_20_Drawing_20_Style_5f_2">
      <style:graphic-properties svg:stroke-width="0.159cm" svg:stroke-color="#4477aa" draw:marker-start="" draw:marker-start-width="0.538cm" draw:marker-end="Arrowheads_20_7" draw:marker-end-width="0.65cm" draw:textarea-vertical-align="middle" fo:padding-top="0.204cm" fo:padding-bottom="0.204cm" fo:padding-left="0.329cm" fo:padding-right="0.329cm" loext:decorative="false"/>
    </style:style>
    <style:style style:name="gr277" style:family="graphic" style:parent-style-name="Default_20_Drawing_20_Style_5f_2">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278" style:family="graphic" style:parent-style-name="Default_20_Drawing_20_Style_5f_2">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279" style:family="graphic" style:parent-style-name="Default_20_Drawing_20_Style_5f_2">
      <style:graphic-properties draw:stroke="none" svg:stroke-color="#000000" draw:fill="none" draw:fill-color="#ffffff" draw:textarea-horizontal-align="left" draw:auto-grow-height="true" draw:auto-grow-width="true" fo:min-height="1.271cm" fo:min-width="3.321cm" loext:decorative="false"/>
      <style:paragraph-properties style:writing-mode="lr-tb"/>
    </style:style>
    <style:style style:name="gr280" style:family="graphic" style:parent-style-name="Default_20_Drawing_20_Style_5f_2">
      <style:graphic-properties draw:stroke="none" svg:stroke-color="#000000" draw:fill="none" draw:fill-color="#ffffff" draw:textarea-horizontal-align="left" draw:auto-grow-height="true" draw:auto-grow-width="true" fo:min-height="1.271cm" fo:min-width="2.009cm" loext:decorative="false"/>
      <style:paragraph-properties style:writing-mode="lr-tb"/>
    </style:style>
    <style:style style:name="gr281" style:family="graphic" style:parent-style-name="Default_20_Drawing_20_Style_5f_2">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82" style:family="graphic" style:parent-style-name="Default_20_Drawing_20_Style_5f_2">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83"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806cm" fo:min-width="6.825cm" fo:padding-top="0.178cm" fo:padding-bottom="0.178cm" fo:padding-left="0.303cm" fo:padding-right="0.303cm" loext:decorative="false"/>
    </style:style>
    <style:style style:name="gr284" style:family="graphic" style:parent-style-name="standard">
      <style:graphic-properties svg:stroke-width="0.159cm" svg:stroke-color="#66ccee" draw:marker-start="" draw:marker-start-width="0.538cm" draw:marker-end="Arrowheads_20_10" draw:marker-end-width="0.65cm" draw:textarea-vertical-align="middle" fo:padding-top="0.204cm" fo:padding-bottom="0.204cm" fo:padding-left="0.329cm" fo:padding-right="0.329cm" loext:decorative="false"/>
    </style:style>
    <style:style style:name="gr285" style:family="graphic" style:parent-style-name="standard">
      <style:graphic-properties svg:stroke-width="0.159cm" svg:stroke-color="#ee6677" draw:marker-start="" draw:marker-start-width="0.538cm" draw:marker-end="Arrowheads_20_10" draw:marker-end-width="0.65cm" draw:textarea-vertical-align="middle" fo:padding-top="0.204cm" fo:padding-bottom="0.204cm" fo:padding-left="0.329cm" fo:padding-right="0.329cm" loext:decorative="false"/>
    </style:style>
    <style:style style:name="gr286" style:family="graphic" style:parent-style-name="standard">
      <style:graphic-properties draw:stroke="none" svg:stroke-color="#000000" draw:fill="none" draw:fill-color="#ffffff" draw:textarea-horizontal-align="left" draw:auto-grow-height="true" draw:auto-grow-width="true" fo:min-height="0.776cm" fo:min-width="3.304cm" loext:decorative="false"/>
      <style:paragraph-properties style:writing-mode="lr-tb"/>
    </style:style>
    <style:style style:name="gr287" style:family="graphic" style:parent-style-name="standard">
      <style:graphic-properties draw:stroke="none" svg:stroke-color="#000000" draw:fill="none" draw:fill-color="#ffffff" draw:textarea-horizontal-align="left" draw:auto-grow-height="true" draw:auto-grow-width="true" fo:min-height="0.776cm" fo:min-width="3.693cm" loext:decorative="false"/>
      <style:paragraph-properties style:writing-mode="lr-tb"/>
    </style:style>
    <style:style style:name="gr288" style:family="graphic" style:parent-style-name="standard">
      <style:graphic-properties draw:stroke="none" svg:stroke-color="#000000" draw:fill="none" draw:fill-color="#ffffff" draw:textarea-horizontal-align="left" draw:auto-grow-height="true" draw:auto-grow-width="true" fo:min-height="0.776cm" fo:min-width="4.083cm" loext:decorative="false"/>
      <style:paragraph-properties style:writing-mode="lr-tb"/>
    </style:style>
    <style:style style:name="gr289" style:family="graphic" style:parent-style-name="standard">
      <style:graphic-properties svg:stroke-width="0.159cm" svg:stroke-color="#4477aa" draw:marker-start="" draw:marker-start-width="0.538cm" draw:marker-end="Arrowheads_20_10" draw:marker-end-width="0.65cm" draw:textarea-vertical-align="middle" fo:padding-top="0.204cm" fo:padding-bottom="0.204cm" fo:padding-left="0.329cm" fo:padding-right="0.329cm" loext:decorative="false"/>
    </style:style>
    <style:style style:name="gr290" style:family="graphic" style:parent-style-name="standard">
      <style:graphic-properties svg:stroke-width="0.159cm" svg:stroke-color="#aa3377" draw:marker-start="" draw:marker-start-width="0.538cm" draw:marker-end="Arrowheads_20_10" draw:marker-end-width="0.65cm" draw:textarea-vertical-align="middle" fo:padding-top="0.204cm" fo:padding-bottom="0.204cm" fo:padding-left="0.329cm" fo:padding-right="0.329cm" loext:decorative="false"/>
    </style:style>
    <style:style style:name="gr291" style:family="graphic" style:parent-style-name="standard">
      <style:graphic-properties draw:stroke="none" svg:stroke-color="#000000" draw:fill="none" draw:fill-color="#ffffff" draw:textarea-horizontal-align="left" draw:auto-grow-height="true" draw:auto-grow-width="true" fo:min-height="1.127cm" fo:min-width="3.473cm" loext:decorative="false"/>
      <style:paragraph-properties style:writing-mode="lr-tb"/>
    </style:style>
    <style:style style:name="gr292" style:family="graphic" style:parent-style-name="standard">
      <style:graphic-properties svg:stroke-width="0.106cm" svg:stroke-color="#777777" draw:marker-start-width="0.359cm" draw:marker-end-width="0.359cm" svg:stroke-opacity="80%" draw:fill-color="#bbbbbb" draw:opacity="25%" draw:textarea-horizontal-align="justify" draw:textarea-vertical-align="middle" draw:auto-grow-height="false" fo:min-height="7.133cm" fo:min-width="6.883cm" fo:padding-top="0.178cm" fo:padding-bottom="0.178cm" fo:padding-left="0.303cm" fo:padding-right="0.303cm" fo:wrap-option="wrap" loext:decorative="false"/>
    </style:style>
    <style:style style:name="gr293" style:family="graphic" style:parent-style-name="standard">
      <style:graphic-properties draw:stroke="none" svg:stroke-color="#000000" draw:fill="none" draw:fill-color="#ffffff" draw:textarea-horizontal-align="left" draw:auto-grow-height="true" draw:auto-grow-width="true" fo:min-height="1.69cm" fo:min-width="2.009cm" loext:decorative="false"/>
      <style:paragraph-properties style:writing-mode="lr-tb"/>
    </style:style>
    <style:style style:name="gr294" style:family="graphic" style:parent-style-name="standard">
      <style:graphic-properties draw:stroke="none" svg:stroke-color="#000000" draw:fill="none" draw:fill-color="#ffffff" draw:textarea-horizontal-align="left" draw:auto-grow-height="true" draw:auto-grow-width="true" fo:min-height="2.329cm" fo:min-width="4.857cm" loext:decorative="false"/>
      <style:paragraph-properties style:writing-mode="lr-tb"/>
    </style:style>
    <style:style style:name="gr295" style:family="graphic" style:parent-style-name="standard">
      <style:graphic-properties svg:stroke-width="0.159cm" svg:stroke-color="#4477aa" draw:marker-start="" draw:marker-start-width="0.538cm" draw:marker-end="Arrow_20_large" draw:marker-end-width="0.65cm" draw:textarea-vertical-align="middle" fo:padding-top="0.204cm" fo:padding-bottom="0.204cm" fo:padding-left="0.329cm" fo:padding-right="0.329cm" loext:decorative="false"/>
    </style:style>
    <style:style style:name="gr296"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2.919cm" fo:min-width="1.335cm" fo:padding-top="0.178cm" fo:padding-bottom="0.178cm" fo:padding-left="0.303cm" fo:padding-right="0.303cm" loext:decorative="false"/>
    </style:style>
    <style:style style:name="gr297" style:family="graphic" style:parent-style-name="standard">
      <style:graphic-properties svg:stroke-width="0.106cm" svg:stroke-color="#4477aa" draw:marker-start="" draw:marker-start-width="0.458cm" draw:marker-end="Arrowheads_20_10" draw:marker-end-width="0.458cm" draw:textarea-vertical-align="middle" fo:padding-top="0.177cm" fo:padding-bottom="0.177cm" fo:padding-left="0.302cm" fo:padding-right="0.302cm" loext:decorative="false"/>
    </style:style>
    <style:style style:name="gr298" style:family="graphic" style:parent-style-name="objectwithoutfill">
      <style:graphic-properties draw:stroke="dash" draw:stroke-dash="Dash" svg:stroke-width="0.081cm" svg:stroke-color="#555555" draw:marker-start-width="0.321cm" draw:marker-end-width="0.321cm" svg:stroke-opacity="80%" svg:stroke-linecap="butt" draw:fill="none" draw:textarea-vertical-align="middle" fo:padding-top="0.165cm" fo:padding-bottom="0.165cm" fo:padding-left="0.29cm" fo:padding-right="0.29cm" loext:decorative="false"/>
    </style:style>
    <style:style style:name="gr299" style:family="graphic" style:parent-style-name="standard">
      <style:graphic-properties svg:stroke-width="0.106cm" svg:stroke-color="#555555" draw:marker-start-width="0.359cm" draw:marker-end-width="0.359cm" svg:stroke-opacity="80%" draw:fill-color="#bbbbbb" draw:opacity="25%" draw:textarea-horizontal-align="justify" draw:textarea-vertical-align="middle" draw:auto-grow-height="false" fo:min-height="3.466cm" fo:min-width="1.079cm" fo:padding-top="0.178cm" fo:padding-bottom="0.178cm" fo:padding-left="0.303cm" fo:padding-right="0.303cm" draw:shadow="hidden" loext:decorative="false"/>
    </style:style>
    <style:style style:name="gr300" style:family="graphic" style:parent-style-name="standard">
      <style:graphic-properties draw:stroke="none" draw:stroke-dash="Dash" svg:stroke-width="0cm" svg:stroke-color="#555555" draw:marker-start-width="0.279cm" draw:marker-end-width="0.279cm" svg:stroke-opacity="50%" svg:stroke-linecap="butt" draw:fill="solid" draw:fill-color="#555555" draw:opacity="50%" draw:textarea-horizontal-align="center" draw:textarea-vertical-align="middle" fo:padding-top="0.151cm" fo:padding-bottom="0.151cm" fo:padding-left="0.276cm" fo:padding-right="0.276cm" loext:decorative="false"/>
    </style:style>
    <style:style style:name="gr301" style:family="graphic" style:parent-style-name="standard">
      <style:graphic-properties draw:stroke="none" draw:stroke-dash="Dash_20_Dot_20_4" svg:stroke-width="0cm" svg:stroke-color="#66ccee" draw:stroke-linejoin="none" svg:stroke-linecap="butt" draw:fill="solid" draw:fill-color="#66ccee" draw:textarea-horizontal-align="center" draw:textarea-vertical-align="middle" loext:decorative="false"/>
    </style:style>
    <style:style style:name="gr302" style:family="graphic" style:parent-style-name="standard">
      <style:graphic-properties svg:stroke-width="0.035cm" svg:stroke-color="#bbbbbb" draw:marker-start="" draw:marker-start-width="0.352cm" draw:marker-end="Concave" draw:marker-end-width="0.25cm" draw:textarea-vertical-align="middle" fo:padding-top="0.142cm" fo:padding-bottom="0.142cm" fo:padding-left="0.267cm" fo:padding-right="0.267cm" loext:decorative="false"/>
    </style:style>
    <style:style style:name="gr303" style:family="graphic" style:parent-style-name="standard">
      <style:graphic-properties svg:stroke-width="0.035cm" svg:stroke-color="#bbbbbb" draw:marker-start="" draw:marker-start-width="0.352cm" draw:marker-end="Arrowheads_20_6" draw:marker-end-width="0.25cm" draw:textarea-vertical-align="middle" fo:padding-top="0.142cm" fo:padding-bottom="0.142cm" fo:padding-left="0.267cm" fo:padding-right="0.267cm" loext:decorative="false"/>
    </style:style>
    <style:style style:name="gr304" style:family="graphic" style:parent-style-name="standard">
      <style:graphic-properties draw:stroke="none" svg:stroke-color="#bbbbbb" draw:fill="none" draw:fill-color="#ffffff" draw:textarea-horizontal-align="left" draw:auto-grow-height="true" draw:auto-grow-width="false" fo:min-height="0.564cm" fo:min-width="0.096cm" loext:decorative="false"/>
      <style:paragraph-properties style:writing-mode="lr-tb"/>
    </style:style>
    <style:style style:name="gr305" style:family="graphic" style:parent-style-name="standard">
      <style:graphic-properties draw:stroke="none" svg:stroke-color="#bbbbbb" draw:fill="none" draw:fill-color="#ffffff" draw:textarea-horizontal-align="left" draw:auto-grow-height="true" draw:auto-grow-width="false" fo:min-height="0.564cm" fo:min-width="0.059cm" loext:decorative="false"/>
      <style:paragraph-properties style:writing-mode="lr-tb"/>
    </style:style>
    <style:style style:name="gr306" style:family="graphic" style:parent-style-name="standard">
      <style:graphic-properties svg:stroke-width="0.106cm" svg:stroke-color="#66ccee" draw:marker-start="" draw:marker-start-width="0.458cm" draw:marker-end="Arrowheads_20_10" draw:marker-end-width="0.458cm" draw:textarea-vertical-align="middle" fo:padding-top="0.177cm" fo:padding-bottom="0.177cm" fo:padding-left="0.302cm" fo:padding-right="0.302cm" loext:decorative="false"/>
    </style:style>
    <style:style style:name="gr307" style:family="graphic" style:parent-style-name="standard">
      <style:graphic-properties svg:stroke-width="0.081cm" svg:stroke-color="#555555" draw:marker-start="" draw:marker-start-width="0.421cm" draw:marker-end="Concave" draw:marker-end-width="0.319cm" draw:textarea-vertical-align="middle" fo:padding-top="0.165cm" fo:padding-bottom="0.165cm" fo:padding-left="0.29cm" fo:padding-right="0.29cm" loext:decorative="false"/>
    </style:style>
    <style:style style:name="gr308" style:family="graphic" style:parent-style-name="standard">
      <style:graphic-properties svg:stroke-width="0.081cm" svg:stroke-color="#555555" draw:marker-start="" draw:marker-start-width="0.421cm" draw:marker-end="Arrowheads_20_6" draw:marker-end-width="0.319cm" draw:textarea-vertical-align="middle" fo:padding-top="0.165cm" fo:padding-bottom="0.165cm" fo:padding-left="0.29cm" fo:padding-right="0.29cm" loext:decorative="false"/>
    </style:style>
    <style:style style:name="gr309"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96cm" loext:decorative="false"/>
      <style:paragraph-properties style:writing-mode="lr-tb"/>
    </style:style>
    <style:style style:name="gr310"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0.708cm" fo:min-width="0.059cm" loext:decorative="false"/>
      <style:paragraph-properties style:writing-mode="lr-tb"/>
    </style:style>
    <style:style style:name="gr311" style:family="graphic" style:parent-style-name="objectwithoutfill">
      <style:graphic-properties svg:stroke-width="0.159cm" svg:stroke-color="#bbbbbb" draw:marker-start-width="0.437cm" draw:marker-end-width="0.437cm" draw:fill="none" draw:textarea-vertical-align="middle" fo:padding-top="0.203cm" fo:padding-bottom="0.203cm" fo:padding-left="0.328cm" fo:padding-right="0.328cm" loext:decorative="false"/>
    </style:style>
    <style:style style:name="gr312" style:family="graphic" style:parent-style-name="standard">
      <style:graphic-properties draw:stroke="none" svg:stroke-color="#000000" draw:fill="none" draw:fill-color="#ffffff" draw:textarea-horizontal-align="left" draw:auto-grow-height="true" draw:auto-grow-width="true" fo:min-height="1.271cm" fo:min-width="1.407cm" loext:decorative="false"/>
      <style:paragraph-properties style:writing-mode="lr-tb"/>
    </style:style>
    <style:style style:name="gr313" style:family="graphic" style:parent-style-name="standard">
      <style:graphic-properties draw:stroke="none" svg:stroke-color="#000000" draw:fill="none" draw:fill-color="#ffffff" draw:textarea-horizontal-align="left" draw:auto-grow-height="true" draw:auto-grow-width="true" fo:min-height="1.271cm" fo:min-width="1.272cm" loext:decorative="false"/>
      <style:paragraph-properties style:writing-mode="lr-tb"/>
    </style:style>
    <style:style style:name="gr314" style:family="graphic" style:parent-style-name="standard">
      <style:graphic-properties draw:stroke-dash="Dash_20__28_Rounded_29_" svg:stroke-width="0.081cm" svg:stroke-color="#aa3377"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315" style:family="graphic" style:parent-style-name="standard">
      <style:graphic-properties svg:stroke-width="0.106cm" svg:stroke-color="#4477aa" draw:marker-start="Arrowheads_20_8" draw:marker-start-width="0.279cm" draw:marker-end="Arrowheads_20_13" draw:marker-end-width="0.458cm" draw:textarea-vertical-align="middle" fo:padding-top="0.177cm" fo:padding-bottom="0.177cm" fo:padding-left="0.302cm" fo:padding-right="0.302cm" loext:decorative="false"/>
    </style:style>
    <style:style style:name="gr316" style:family="graphic" style:parent-style-name="standard">
      <style:graphic-properties svg:stroke-width="0.106cm" svg:stroke-color="#aa3377"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317" style:family="graphic" style:parent-style-name="standard">
      <style:graphic-properties svg:stroke-width="0.106cm" svg:stroke-color="#4477aa" draw:marker-start="" draw:marker-start-width="0.279cm" draw:marker-end="Arrowheads_20_17" draw:marker-end-width="0.56cm" draw:textarea-vertical-align="middle" fo:padding-top="0.177cm" fo:padding-bottom="0.177cm" fo:padding-left="0.302cm" fo:padding-right="0.302cm" loext:decorative="false"/>
    </style:style>
    <style:style style:name="gr318" style:family="graphic" style:parent-style-name="standard">
      <style:graphic-properties svg:stroke-width="0.106cm" svg:stroke-color="#aa3377" draw:marker-start="" draw:marker-start-width="0.279cm" draw:marker-end="Arrowheads_20_18" draw:marker-end-width="0.56cm" draw:textarea-vertical-align="middle" fo:padding-top="0.177cm" fo:padding-bottom="0.177cm" fo:padding-left="0.302cm" fo:padding-right="0.302cm" loext:decorative="false"/>
    </style:style>
    <style:style style:name="gr319" style:family="graphic" style:parent-style-name="standard">
      <style:graphic-properties draw:stroke="none" svg:stroke-color="#000000" draw:fill="none" draw:fill-color="#ffffff" draw:textarea-horizontal-align="left" draw:auto-grow-height="true" draw:auto-grow-width="true" fo:min-height="0.861cm" fo:min-width="4.375cm" loext:decorative="false"/>
      <style:paragraph-properties style:writing-mode="lr-tb"/>
    </style:style>
    <style:style style:name="gr320" style:family="graphic" style:parent-style-name="standard">
      <style:graphic-properties svg:stroke-width="0.106cm" svg:stroke-color="#aa3377" draw:marker-start="" draw:marker-start-width="0.279cm" draw:marker-end="Arrowheads_20_17" draw:marker-end-width="0.56cm" draw:textarea-vertical-align="middle" fo:padding-top="0.177cm" fo:padding-bottom="0.177cm" fo:padding-left="0.302cm" fo:padding-right="0.302cm" loext:decorative="false"/>
    </style:style>
    <style:style style:name="gr321" style:family="graphic" style:parent-style-name="standard">
      <style:graphic-properties draw:stroke="none" draw:fill-color="#555555" draw:textarea-horizontal-align="justify" draw:textarea-vertical-align="middle" draw:auto-grow-height="false" fo:min-height="0.204cm" fo:min-width="0cm" fo:wrap-option="wrap" loext:decorative="false"/>
    </style:style>
    <style:style style:name="gr322" style:family="graphic" style:parent-style-name="standard">
      <style:graphic-properties draw:stroke="none" svg:stroke-color="#000000" draw:fill="none" draw:fill-color="#ffffff" draw:textarea-horizontal-align="left" draw:auto-grow-height="true" draw:auto-grow-width="true" fo:min-height="0.848cm" fo:min-width="3.11cm" loext:decorative="false"/>
      <style:paragraph-properties style:writing-mode="lr-tb"/>
    </style:style>
    <style:style style:name="gr323" style:family="graphic" style:parent-style-name="standard">
      <style:graphic-properties draw:stroke="none" svg:stroke-color="#000000" draw:fill="none" draw:fill-color="#ffffff" draw:textarea-horizontal-align="left" draw:auto-grow-height="true" draw:auto-grow-width="true" fo:min-height="0.848cm" fo:min-width="3.109cm" loext:decorative="false"/>
      <style:paragraph-properties style:writing-mode="lr-tb"/>
    </style:style>
    <style:style style:name="gr324" style:family="graphic" style:parent-style-name="standard">
      <style:graphic-properties draw:stroke="none" svg:stroke-color="#000000" draw:fill="none" draw:fill-color="#ffffff" draw:textarea-horizontal-align="left" draw:auto-grow-height="true" draw:auto-grow-width="true" fo:min-height="0.848cm" fo:min-width="3.533cm" loext:decorative="false"/>
      <style:paragraph-properties style:writing-mode="lr-tb"/>
    </style:style>
    <style:style style:name="gr325" style:family="graphic" style:parent-style-name="standard">
      <style:graphic-properties draw:stroke="none" svg:stroke-color="#000000" draw:fill="none" draw:fill-color="#ffffff" draw:textarea-horizontal-align="left" draw:auto-grow-height="true" draw:auto-grow-width="true" fo:min-height="0.848cm" fo:min-width="2.686cm" loext:decorative="false"/>
      <style:paragraph-properties style:writing-mode="lr-tb"/>
    </style:style>
    <style:style style:name="gr326" style:family="graphic" style:parent-style-name="standard">
      <style:graphic-properties draw:stroke="none" svg:stroke-color="#000000" draw:fill="none" draw:fill-color="#ffffff" draw:textarea-horizontal-align="left" draw:auto-grow-height="true" draw:auto-grow-width="true" fo:min-height="0.742cm" fo:min-width="0.455cm" loext:decorative="false"/>
      <style:paragraph-properties style:writing-mode="lr-tb"/>
    </style:style>
    <style:style style:name="gr327" style:family="graphic" style:parent-style-name="objectwithoutfill">
      <style:graphic-properties svg:stroke-width="0.159cm" svg:stroke-color="#4477aa" draw:marker-start-width="0.437cm" draw:marker-end-width="0.437cm" draw:fill="none" draw:textarea-vertical-align="middle" fo:padding-top="0.203cm" fo:padding-bottom="0.203cm" fo:padding-left="0.328cm" fo:padding-right="0.328cm" loext:decorative="false"/>
    </style:style>
    <style:style style:name="gr328" style:family="graphic" style:parent-style-name="standard">
      <style:graphic-properties draw:stroke="none" draw:stroke-dash="Dash" svg:stroke-width="0cm" svg:stroke-color="#aa3377" draw:marker-start-width="0.437cm" draw:marker-end-width="0.437cm" svg:stroke-linecap="butt" draw:fill="solid" draw:fill-color="#aa3377" draw:opacity="100%" draw:textarea-horizontal-align="center" draw:textarea-vertical-align="middle" fo:padding-top="0.203cm" fo:padding-bottom="0.203cm" fo:padding-left="0.328cm" fo:padding-right="0.328cm" loext:decorative="false"/>
    </style:style>
    <style:style style:name="gr329" style:family="graphic" style:parent-style-name="standard">
      <style:graphic-properties draw:stroke="none" svg:stroke-color="#000000" draw:fill="none" draw:fill-color="#ffffff" draw:textarea-horizontal-align="left" draw:auto-grow-height="true" draw:auto-grow-width="true" fo:min-height="1.271cm" fo:min-width="3.456cm" loext:decorative="false"/>
      <style:paragraph-properties style:writing-mode="lr-tb"/>
    </style:style>
    <style:style style:name="gr330" style:family="graphic" style:parent-style-name="standard">
      <style:graphic-properties draw:stroke="none" svg:stroke-color="#000000" draw:fill="none" draw:fill-color="#ffffff" draw:textarea-horizontal-align="right" draw:auto-grow-height="true" draw:auto-grow-width="true" fo:min-height="1.271cm" fo:min-width="3.109cm" loext:decorative="false"/>
      <style:paragraph-properties style:writing-mode="lr-tb"/>
    </style:style>
    <style:style style:name="gr331" style:family="graphic" style:parent-style-name="standard">
      <style:graphic-properties draw:stroke="none" svg:stroke-color="#000000" draw:fill="none" draw:fill-color="#ffffff" draw:textarea-horizontal-align="left" draw:auto-grow-height="true" draw:auto-grow-width="false" fo:min-height="1.271cm" fo:min-width="3.31cm" loext:decorative="false"/>
      <style:paragraph-properties style:writing-mode="lr-tb"/>
    </style:style>
    <style:style style:name="gr332" style:family="graphic" style:parent-style-name="standard">
      <style:graphic-properties draw:stroke="none" svg:stroke-color="#000000" draw:fill="none" draw:fill-color="#ffffff" draw:textarea-horizontal-align="left" draw:auto-grow-height="true" draw:auto-grow-width="false" fo:min-height="1.271cm" fo:min-width="3.443cm" loext:decorative="false"/>
      <style:paragraph-properties style:writing-mode="lr-tb"/>
    </style:style>
    <style:style style:name="gr333" style:family="graphic" style:parent-style-name="standard">
      <style:graphic-properties draw:stroke="none" svg:stroke-color="#000000" draw:fill="none" draw:fill-color="#ffffff" draw:textarea-horizontal-align="left" draw:auto-grow-height="true" draw:auto-grow-width="true" fo:min-height="1.271cm" fo:min-width="3.109cm" loext:decorative="false"/>
      <style:paragraph-properties style:writing-mode="lr-tb"/>
    </style:style>
    <style:style style:name="gr334" style:family="graphic" style:parent-style-name="standard">
      <style:graphic-properties draw:stroke="none" svg:stroke-color="#000000" draw:fill="none" draw:fill-color="#ffffff" draw:textarea-horizontal-align="left" draw:auto-grow-height="true" draw:auto-grow-width="true" fo:min-height="1.131cm" fo:min-width="3.08cm" loext:decorative="false"/>
      <style:paragraph-properties style:writing-mode="lr-tb"/>
    </style:style>
    <style:style style:name="gr335" style:family="graphic" style:parent-style-name="standard">
      <style:graphic-properties draw:stroke="none" svg:stroke-color="#000000" draw:fill="none" draw:fill-color="#ffffff" draw:textarea-horizontal-align="right" draw:auto-grow-height="true" draw:auto-grow-width="true" fo:min-height="1.271cm" fo:min-width="2.961cm" loext:decorative="false"/>
      <style:paragraph-properties style:writing-mode="lr-tb"/>
    </style:style>
    <style:style style:name="gr336" style:family="graphic" style:parent-style-name="standard">
      <style:graphic-properties draw:stroke="none" svg:stroke-color="#000000" draw:fill="none" draw:fill-color="#ffffff" draw:textarea-horizontal-align="left" draw:auto-grow-height="true" draw:auto-grow-width="false" fo:min-height="1.131cm" fo:min-width="3.31cm" loext:decorative="false"/>
      <style:paragraph-properties style:writing-mode="lr-tb"/>
    </style:style>
    <style:style style:name="gr337" style:family="graphic" style:parent-style-name="standard">
      <style:graphic-properties draw:stroke="none" svg:stroke-color="#000000" draw:fill="none" draw:fill-color="#ffffff" draw:textarea-horizontal-align="left" draw:auto-grow-height="true" draw:auto-grow-width="false" fo:min-height="1.131cm" fo:min-width="3.443cm" loext:decorative="false"/>
      <style:paragraph-properties style:writing-mode="lr-tb"/>
    </style:style>
    <style:style style:name="gr338" style:family="graphic" style:parent-style-name="objectwithoutfill">
      <style:graphic-properties draw:stroke="solid" svg:stroke-width="0.018cm" svg:stroke-color="#555555" draw:marker-start-width="0.227cm" draw:marker-end-width="0.227cm" svg:stroke-opacity="80%" draw:fill="solid"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339" style:family="graphic" style:parent-style-name="objectwithoutfill">
      <style:graphic-properties svg:stroke-width="0.212cm" svg:stroke-color="#228833" draw:marker-start-width="0.516cm" draw:marker-end-width="0.516cm" draw:fill="none" draw:textarea-vertical-align="middle" fo:padding-top="0.229cm" fo:padding-bottom="0.229cm" fo:padding-left="0.354cm" fo:padding-right="0.354cm" loext:decorative="false"/>
    </style:style>
    <style:style style:name="gr340" style:family="graphic" style:parent-style-name="standard">
      <style:graphic-properties svg:stroke-width="0.081cm" svg:stroke-color="#555555" draw:marker-start="" draw:marker-start-width="0.421cm" draw:marker-end="Arrowheads_20_6" draw:marker-end-width="0.421cm" svg:stroke-opacity="75%" draw:textarea-vertical-align="middle" fo:padding-top="0.165cm" fo:padding-bottom="0.165cm" fo:padding-left="0.29cm" fo:padding-right="0.29cm" loext:decorative="false"/>
    </style:style>
    <style:style style:name="gr341" style:family="graphic" style:parent-style-name="Arrow_20_Line" style:list-style-name="L1">
      <style:graphic-properties svg:stroke-width="0.035cm" svg:stroke-color="#555555" draw:marker-start="" draw:marker-start-width="0.252cm" draw:marker-end="" draw:marker-end-width="0.252cm" draw:textarea-vertical-align="middle" loext:decorative="false"/>
      <style:paragraph-properties style:writing-mode="lr-tb"/>
    </style:style>
    <style:style style:name="gr342" style:family="graphic" style:parent-style-name="standard">
      <style:graphic-properties draw:stroke="none" svg:stroke-color="#000000" draw:fill="none" draw:fill-color="#ffffff" draw:textarea-horizontal-align="left" draw:auto-grow-height="true" draw:auto-grow-width="true" fo:min-height="0.987cm" fo:min-width="2.631cm" loext:decorative="false"/>
      <style:paragraph-properties style:writing-mode="lr-tb"/>
    </style:style>
    <style:style style:name="gr343" style:family="graphic" style:parent-style-name="objectwithoutfill">
      <style:graphic-properties svg:stroke-width="0.106cm" svg:stroke-color="#228833" draw:marker-start-width="0.359cm" draw:marker-end-width="0.359cm" svg:stroke-opacity="50%" svg:stroke-linecap="round" draw:fill="none" draw:textarea-vertical-align="middle" fo:padding-top="0.178cm" fo:padding-bottom="0.178cm" fo:padding-left="0.303cm" fo:padding-right="0.303cm" loext:decorative="false"/>
    </style:style>
    <style:style style:name="gr344" style:family="graphic" style:parent-style-name="standard">
      <style:graphic-properties svg:stroke-width="0.053cm" svg:stroke-color="#4477aa" draw:marker-start="Arrowheads_20_8" draw:marker-start-width="0.2cm" draw:marker-end="Arrowheads_20_9" draw:marker-end-width="0.379cm" draw:textarea-vertical-align="middle" fo:padding-top="0.151cm" fo:padding-bottom="0.151cm" fo:padding-left="0.276cm" fo:padding-right="0.276cm" loext:decorative="false"/>
    </style:style>
    <style:style style:name="gr345" style:family="graphic" style:parent-style-name="standard">
      <style:graphic-properties draw:stroke="none" draw:fill-color="#ccbb44" draw:opacity="80%" draw:textarea-horizontal-align="justify" draw:textarea-vertical-align="top" draw:auto-grow-height="false" fo:min-height="2.469cm" fo:min-width="0cm" style:writing-mode="lr-tb" loext:decorative="false"/>
      <style:paragraph-properties style:writing-mode="lr-tb"/>
    </style:style>
    <style:style style:name="gr346" style:family="graphic" style:parent-style-name="standard">
      <style:graphic-properties draw:stroke="none" draw:stroke-dash="Dash_20_Dot_20_4" svg:stroke-width="0cm" draw:stroke-linejoin="none" svg:stroke-linecap="butt" draw:fill="solid" draw:fill-color="#ccbb44" draw:opacity="100%" draw:textarea-horizontal-align="center" draw:textarea-vertical-align="middle" loext:decorative="false"/>
    </style:style>
    <style:style style:name="gr347" style:family="graphic" style:parent-style-name="standard">
      <style:graphic-properties draw:stroke-dash="Dash_20__28_Rounded_29_" svg:stroke-width="0.028cm" svg:stroke-color="#4477aa"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48" style:family="graphic" style:parent-style-name="standard">
      <style:graphic-properties draw:stroke-dash="Dash_20__28_Rounded_29_" svg:stroke-width="0.028cm" svg:stroke-color="#555555" draw:marker-start-width="0.279cm" draw:marker-end="Arrowheads_20_6" draw:marker-end-width="0.279cm" svg:stroke-opacity="50%" draw:fill-color="#4477aa" draw:textarea-vertical-align="middle" fo:padding-top="0.139cm" fo:padding-bottom="0.139cm" fo:padding-left="0.264cm" fo:padding-right="0.264cm" loext:decorative="false"/>
    </style:style>
    <style:style style:name="gr349" style:family="graphic" style:parent-style-name="standard">
      <style:graphic-properties draw:stroke="none" svg:stroke-width="0cm" svg:stroke-color="#000000" draw:fill="none" draw:fill-color="#ffffff" draw:textarea-horizontal-align="left" draw:auto-grow-height="true" draw:auto-grow-width="true" fo:min-height="0.742cm" fo:min-width="0.451cm" loext:decorative="false"/>
      <style:paragraph-properties style:writing-mode="lr-tb"/>
    </style:style>
    <style:style style:name="gr350" style:family="graphic" style:parent-style-name="standard">
      <style:graphic-properties svg:stroke-width="0.053cm" svg:stroke-color="#aa3377" draw:marker-start="Arrowheads_20_8" draw:marker-start-width="0.2cm" draw:marker-end="Arrowheads_20_9" draw:marker-end-width="0.379cm" draw:textarea-vertical-align="middle" fo:padding-top="0.151cm" fo:padding-bottom="0.151cm" fo:padding-left="0.276cm" fo:padding-right="0.276cm" loext:decorative="false"/>
    </style:style>
    <style:style style:name="gr351" style:family="graphic" style:parent-style-name="standard">
      <style:graphic-properties svg:stroke-width="0.106cm" svg:stroke-color="#4477aa" draw:marker-start="Arrowheads_20_8" draw:marker-start-width="0.279cm" draw:marker-end="Arrowheads_20_7" draw:marker-end-width="0.458cm" draw:textarea-vertical-align="middle" fo:padding-top="0.177cm" fo:padding-bottom="0.177cm" fo:padding-left="0.302cm" fo:padding-right="0.302cm" loext:decorative="false"/>
    </style:style>
    <style:style style:name="gr352" style:family="graphic" style:parent-style-name="standard">
      <style:graphic-properties svg:stroke-width="0.159cm" svg:stroke-color="#aa3377" draw:marker-start="" draw:marker-start-width="0.359cm" draw:marker-end="Arrowheads_20_9" draw:marker-end-width="0.68cm" draw:textarea-vertical-align="middle" fo:padding-top="0.204cm" fo:padding-bottom="0.204cm" fo:padding-left="0.329cm" fo:padding-right="0.329cm" loext:decorative="false"/>
    </style:style>
    <style:style style:name="gr353" style:family="graphic" style:parent-style-name="standard">
      <style:graphic-properties svg:stroke-width="0.159cm" svg:stroke-color="#4477aa" draw:marker-start="" draw:marker-start-width="0.358cm" draw:marker-end="Arrowheads_20_9" draw:marker-end-width="0.679cm" draw:textarea-vertical-align="middle" fo:padding-top="0.203cm" fo:padding-bottom="0.203cm" fo:padding-left="0.328cm" fo:padding-right="0.328cm" loext:decorative="false"/>
    </style:style>
    <style:style style:name="gr354" style:family="graphic" style:parent-style-name="standard">
      <style:graphic-properties svg:stroke-width="0.159cm" svg:stroke-color="#66ccee" draw:marker-start="" draw:marker-start-width="0.359cm" draw:marker-end="Arrowheads_20_9" draw:marker-end-width="0.68cm" draw:textarea-vertical-align="middle" fo:padding-top="0.204cm" fo:padding-bottom="0.204cm" fo:padding-left="0.329cm" fo:padding-right="0.329cm" loext:decorative="false"/>
    </style:style>
    <style:style style:name="gr355" style:family="graphic" style:parent-style-name="objectwithoutfill">
      <style:graphic-properties svg:stroke-width="0.159cm" svg:stroke-color="#555555" draw:marker-start-width="0.438cm" draw:marker-end-width="0.438cm" svg:stroke-opacity="80%" draw:fill="none" draw:fill-color="#bbbbbb" loext:fill-use-slide-background="false" draw:opacity="25%"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356" style:family="graphic" style:parent-style-name="standard">
      <style:graphic-properties draw:stroke="none" draw:fill-color="#4477aa" draw:opacity="95%" draw:textarea-horizontal-align="justify" draw:textarea-vertical-align="middle" draw:auto-grow-height="false" fo:min-height="0.272cm" fo:min-width="3.633cm" loext:decorative="false"/>
    </style:style>
    <style:style style:name="gr357" style:family="graphic" style:parent-style-name="standard">
      <style:graphic-properties draw:stroke="none" draw:fill-color="#4477aa" draw:textarea-horizontal-align="justify" draw:textarea-vertical-align="middle" draw:auto-grow-height="false" fo:min-height="0.365cm" fo:min-width="1.661cm" loext:decorative="false"/>
    </style:style>
    <style:style style:name="gr358" style:family="graphic" style:parent-style-name="standard">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359" style:family="graphic" style:parent-style-name="standard">
      <style:graphic-properties draw:stroke="none" draw:fill-color="#ee6677" draw:textarea-horizontal-align="justify" draw:textarea-vertical-align="middle" draw:auto-grow-height="false" fo:min-height="0.365cm" fo:min-width="1.661cm" loext:decorative="false"/>
    </style:style>
    <style:style style:name="gr360" style:family="graphic" style:parent-style-name="standard">
      <style:graphic-properties draw:stroke="none" draw:fill-color="#4477aa" draw:textarea-horizontal-align="justify" draw:textarea-vertical-align="middle" draw:auto-grow-height="false" fo:min-height="0.493cm" fo:min-width="2.11cm" loext:decorative="false"/>
    </style:style>
    <style:style style:name="gr361" style:family="graphic" style:parent-style-name="standard">
      <style:graphic-properties draw:stroke="none" draw:fill-color="#ee6677" draw:textarea-horizontal-align="justify" draw:textarea-vertical-align="middle" draw:auto-grow-height="false" fo:min-height="0.493cm" fo:min-width="2.11cm" loext:decorative="false"/>
    </style:style>
    <style:style style:name="gr362" style:family="graphic" style:parent-style-name="objectwithoutfill">
      <style:graphic-properties svg:stroke-width="0.212cm" svg:stroke-color="#777777" draw:marker-start-width="0.517cm" draw:marker-end-width="0.517cm" draw:fill="none" draw:textarea-vertical-align="middle" fo:padding-top="0.23cm" fo:padding-bottom="0.23cm" fo:padding-left="0.355cm" fo:padding-right="0.355cm" loext:decorative="false"/>
    </style:style>
    <style:style style:name="gr363" style:family="graphic" style:parent-style-name="standard">
      <style:graphic-properties draw:stroke="none" draw:fill-color="#4477aa" draw:opacity="95%" draw:textarea-horizontal-align="justify" draw:textarea-vertical-align="middle" draw:auto-grow-height="false" fo:min-height="0.677cm" fo:min-width="6.849cm" loext:decorative="false"/>
    </style:style>
    <style:style style:name="gr364" style:family="graphic" style:parent-style-name="standard">
      <style:graphic-properties draw:stroke="none" draw:fill-color="#404042" draw:textarea-horizontal-align="justify" draw:textarea-vertical-align="middle" draw:auto-grow-height="false" fo:min-height="2.164cm" fo:min-width="13.583cm" loext:decorative="false"/>
    </style:style>
    <style:style style:name="gr365" style:family="graphic" style:parent-style-name="standard">
      <style:graphic-properties draw:stroke="none" draw:fill-color="#ee6677" draw:textarea-horizontal-align="justify" draw:textarea-vertical-align="middle" draw:auto-grow-height="false" fo:min-height="0.151cm" fo:min-width="1.558cm" loext:decorative="false"/>
    </style:style>
    <style:style style:name="gr366" style:family="graphic" style:parent-style-name="standard">
      <style:graphic-properties svg:stroke-width="0.159cm" svg:stroke-color="#bbbbbb" draw:marker-start="" draw:marker-start-width="0.4cm" draw:marker-end="Arrowheads_20_6" draw:marker-end-width="0.538cm" svg:stroke-linecap="square" draw:textarea-vertical-align="middle" fo:padding-top="0.204cm" fo:padding-bottom="0.204cm" fo:padding-left="0.329cm" fo:padding-right="0.329cm" loext:decorative="false"/>
    </style:style>
    <style:style style:name="gr367" style:family="graphic" style:parent-style-name="standard">
      <style:graphic-properties draw:stroke="none" draw:fill-color="#4477aa" draw:textarea-horizontal-align="justify" draw:textarea-vertical-align="middle" draw:auto-grow-height="false" fo:min-height="0.151cm" fo:min-width="1.558cm" loext:decorative="false"/>
    </style:style>
    <style:style style:name="gr368" style:family="graphic" style:parent-style-name="standard">
      <style:graphic-properties draw:stroke="none" draw:fill-color="#ee6677" draw:textarea-horizontal-align="justify" draw:textarea-vertical-align="middle" draw:auto-grow-height="false" fo:min-height="0.504cm" fo:min-width="3.378cm" loext:decorative="false"/>
    </style:style>
    <style:style style:name="gr369" style:family="graphic" style:parent-style-name="standard">
      <style:graphic-properties draw:stroke="none" draw:fill-color="#4477aa" draw:textarea-horizontal-align="justify" draw:textarea-vertical-align="middle" draw:auto-grow-height="false" fo:min-height="0.504cm" fo:min-width="3.378cm" loext:decorative="false"/>
    </style:style>
    <style:style style:name="gr370" style:family="graphic" style:parent-style-name="objectwithoutfill">
      <style:graphic-properties svg:stroke-width="0.353cm" svg:stroke-color="#bbbbbb" draw:marker-start-width="0.727cm" draw:marker-end-width="0.727cm" draw:fill="none" draw:textarea-vertical-align="middle" fo:padding-top="0.299cm" fo:padding-bottom="0.299cm" fo:padding-left="0.424cm" fo:padding-right="0.424cm" loext:decorative="false"/>
    </style:style>
    <style:style style:name="gr371" style:family="graphic" style:parent-style-name="objectwithoutfill">
      <style:graphic-properties svg:stroke-width="0.212cm" svg:stroke-color="#555555" draw:marker-start-width="0.518cm" draw:marker-end-width="0.518cm" svg:stroke-opacity="100%" draw:fill="none" draw:textarea-vertical-align="middle" fo:padding-top="0.231cm" fo:padding-bottom="0.231cm" fo:padding-left="0.356cm" fo:padding-right="0.356cm" loext:decorative="false"/>
    </style:style>
    <style:style style:name="gr372" style:family="graphic" style:parent-style-name="standard">
      <style:graphic-properties svg:stroke-width="0.159cm" svg:stroke-color="#66ccee" draw:marker-start="Circle" draw:marker-start-width="0.3cm" draw:marker-end="Arrowheads_20_6" draw:marker-end-width="0.538cm" svg:stroke-opacity="75%" draw:textarea-vertical-align="middle" fo:padding-top="0.204cm" fo:padding-bottom="0.204cm" fo:padding-left="0.329cm" fo:padding-right="0.329cm" loext:decorative="false"/>
    </style:style>
    <style:style style:name="gr373" style:family="graphic" style:parent-style-name="standard">
      <style:graphic-properties draw:stroke="none" draw:fill-color="#4477aa" draw:opacity="80%" draw:textarea-horizontal-align="justify" draw:textarea-vertical-align="middle" draw:auto-grow-height="false" fo:min-height="0.365cm" fo:min-width="1.661cm" loext:decorative="false"/>
    </style:style>
    <style:style style:name="gr374" style:family="graphic" style:parent-style-name="standard">
      <style:graphic-properties svg:stroke-width="0.159cm" svg:stroke-color="#ee6677" draw:marker-start="Circle" draw:marker-start-width="0.3cm" draw:marker-end="Arrowheads_20_6" draw:marker-end-width="0.538cm" svg:stroke-opacity="25%" draw:opacity="25%" draw:textarea-vertical-align="middle" fo:padding-top="0.204cm" fo:padding-bottom="0.204cm" fo:padding-left="0.329cm" fo:padding-right="0.329cm" loext:decorative="false"/>
    </style:style>
    <style:style style:name="gr375" style:family="graphic" style:parent-style-name="standard">
      <style:graphic-properties draw:stroke="none" svg:stroke-opacity="25%" draw:fill-color="#aa3377" draw:opacity="25%" draw:textarea-horizontal-align="justify" draw:textarea-vertical-align="middle" draw:auto-grow-height="false" fo:min-height="0.365cm" fo:min-width="1.661cm" loext:decorative="false"/>
    </style:style>
    <style:style style:name="gr376" style:family="graphic" style:parent-style-name="standard">
      <style:graphic-properties draw:stroke="none" svg:stroke-color="#000000" draw:fill="none" draw:fill-color="#ffffff" draw:textarea-horizontal-align="left" draw:auto-grow-height="true" draw:auto-grow-width="false" fo:min-height="1.483cm" fo:min-width="0cm" loext:decorative="false"/>
      <style:paragraph-properties style:writing-mode="lr-tb"/>
    </style:style>
    <style:style style:name="gr377" style:family="graphic" style:parent-style-name="standard">
      <style:graphic-properties draw:stroke="none" svg:stroke-color="#000000" draw:fill="none" draw:fill-color="#ffffff" draw:textarea-horizontal-align="left" draw:auto-grow-height="true" draw:auto-grow-width="true" fo:min-height="1.483cm" fo:min-width="0.908cm" loext:decorative="false"/>
      <style:paragraph-properties style:writing-mode="lr-tb"/>
    </style:style>
    <style:style style:name="gr378" style:family="graphic" style:parent-style-name="standard">
      <style:graphic-properties draw:stroke="none" draw:fill-color="#4477aa" draw:opacity="100%" draw:textarea-horizontal-align="justify" draw:textarea-vertical-align="middle" draw:auto-grow-height="false" fo:min-height="0.365cm" fo:min-width="1.661cm" loext:decorative="false"/>
    </style:style>
    <style:style style:name="gr379" style:family="graphic" style:parent-style-name="standard">
      <style:graphic-properties draw:stroke="none" svg:stroke-color="#aa3377" svg:stroke-opacity="25%" draw:fill-color="#aa3377" draw:opacity="100%" draw:textarea-horizontal-align="justify" draw:textarea-vertical-align="middle" draw:auto-grow-height="false" fo:min-height="0.365cm" fo:min-width="1.661cm" loext:decorative="false"/>
    </style:style>
    <style:style style:name="gr380" style:family="graphic" style:parent-style-name="standard">
      <style:graphic-properties draw:stroke="none" svg:stroke-color="#000000" draw:fill="none" draw:fill-color="#ffffff" draw:textarea-horizontal-align="left" draw:auto-grow-height="true" draw:auto-grow-width="true" fo:min-height="1.483cm" fo:min-width="1.073cm" loext:decorative="false"/>
      <style:paragraph-properties style:writing-mode="lr-tb"/>
    </style:style>
    <style:style style:name="gr381" style:family="graphic" style:parent-style-name="standard">
      <style:graphic-properties svg:stroke-width="0.106cm" svg:stroke-color="#4477aa" draw:marker-start="" draw:marker-start-width="0.279cm" draw:marker-end="Arrowheads_20_18" draw:marker-end-width="0.56cm" draw:textarea-vertical-align="middle" fo:padding-top="0.177cm" fo:padding-bottom="0.177cm" fo:padding-left="0.302cm" fo:padding-right="0.302cm" loext:decorative="false"/>
    </style:style>
    <style:style style:name="gr382" style:family="graphic" style:parent-style-name="standard">
      <style:graphic-properties draw:stroke="none" svg:stroke-color="#000000" draw:fill="none" draw:fill-color="#ffffff" draw:textarea-horizontal-align="left" draw:auto-grow-height="true" draw:auto-grow-width="true" fo:min-height="0.742cm" fo:min-width="1.454cm" loext:decorative="false"/>
      <style:paragraph-properties style:writing-mode="lr-tb"/>
    </style:style>
    <style:style style:name="gr383" style:family="graphic" style:parent-style-name="standard">
      <style:graphic-properties draw:stroke="none" svg:stroke-color="#000000" draw:fill="none" draw:fill-color="#ffffff" draw:textarea-horizontal-align="left" draw:auto-grow-height="true" draw:auto-grow-width="true" fo:min-height="0.742cm" fo:min-width="1.082cm" loext:decorative="false"/>
      <style:paragraph-properties style:writing-mode="lr-tb"/>
    </style:style>
    <style:style style:name="gr384" style:family="graphic" style:parent-style-name="standard">
      <style:graphic-properties svg:stroke-width="0.081cm" svg:stroke-color="#777777" draw:marker-start="" draw:marker-start-width="0.421cm" draw:marker-end="Concave" draw:marker-end-width="0.319cm" draw:textarea-vertical-align="middle" fo:padding-top="0.165cm" fo:padding-bottom="0.165cm" fo:padding-left="0.29cm" fo:padding-right="0.29cm" loext:decorative="false"/>
    </style:style>
    <style:style style:name="gr385" style:family="graphic" style:parent-style-name="standard">
      <style:graphic-properties svg:stroke-width="0.081cm" svg:stroke-color="#777777" draw:marker-start="" draw:marker-start-width="0.421cm" draw:marker-end="Arrowheads_20_6" draw:marker-end-width="0.319cm" draw:textarea-vertical-align="middle" fo:padding-top="0.165cm" fo:padding-bottom="0.165cm" fo:padding-left="0.29cm" fo:padding-right="0.29cm" loext:decorative="false"/>
    </style:style>
    <style:style style:name="gr386"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387" style:family="graphic" style:parent-style-name="standard">
      <style:graphic-properties draw:stroke="none" svg:stroke-width="0.081cm" svg:stroke-color="#777777"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388" style:family="graphic" style:parent-style-name="objectwithoutfill">
      <style:graphic-properties svg:stroke-width="0.159cm" svg:stroke-color="#ee6677" draw:marker-start-width="0.438cm" draw:marker-end-width="0.438cm" svg:stroke-opacity="75%" draw:fill="none" draw:fill-color="#4477aa" draw:textarea-vertical-align="middle" fo:padding-top="0.204cm" fo:padding-bottom="0.204cm" fo:padding-left="0.329cm" fo:padding-right="0.329cm" loext:decorative="false"/>
    </style:style>
    <style:style style:name="gr389" style:family="graphic" style:parent-style-name="Default_20_Drawing_20_Style_5f_2">
      <style:graphic-properties draw:stroke="none" draw:fill-color="#4477aa" draw:opacity="100%" draw:textarea-horizontal-align="justify" draw:textarea-vertical-align="top" draw:auto-grow-height="false" fo:min-height="2.469cm" fo:min-width="0cm" style:writing-mode="lr-tb" loext:decorative="false"/>
      <style:paragraph-properties style:writing-mode="lr-tb"/>
    </style:style>
    <style:style style:name="gr390" style:family="graphic" style:parent-style-name="Default_20_Drawing_20_Style_5f_2">
      <style:graphic-properties draw:stroke="none" draw:fill-color="#66ccee" draw:opacity="100%" draw:textarea-horizontal-align="justify" draw:textarea-vertical-align="top" draw:auto-grow-height="false" fo:min-height="2.469cm" fo:min-width="0cm" style:writing-mode="lr-tb" loext:decorative="false"/>
      <style:paragraph-properties style:writing-mode="lr-tb"/>
    </style:style>
    <style:style style:name="gr391" style:family="graphic" style:parent-style-name="Default_20_Drawing_20_Style_5f_2">
      <style:graphic-properties draw:stroke="none" draw:fill-color="#4477aa" draw:opacity="100%" draw:textarea-horizontal-align="justify" draw:textarea-vertical-align="top" draw:auto-grow-height="false" fo:min-height="0.757cm" fo:min-width="0cm" style:writing-mode="lr-tb" loext:decorative="false"/>
      <style:paragraph-properties style:writing-mode="lr-tb"/>
    </style:style>
    <style:style style:name="gr392" style:family="graphic" style:parent-style-name="Default_20_Drawing_20_Style_5f_2">
      <style:graphic-properties draw:stroke="none" draw:fill-color="#66ccee" draw:opacity="100%" draw:textarea-horizontal-align="justify" draw:textarea-vertical-align="top" draw:auto-grow-height="false" fo:min-height="0.756cm" fo:min-width="0cm" style:writing-mode="lr-tb" loext:decorative="false"/>
      <style:paragraph-properties style:writing-mode="lr-tb"/>
    </style:style>
    <style:style style:name="gr393" style:family="graphic" style:parent-style-name="Default_20_Drawing_20_Style_5f_2">
      <style:graphic-properties draw:stroke="none" draw:fill-color="#4477aa" draw:opacity="100%" draw:textarea-horizontal-align="justify" draw:textarea-vertical-align="top" draw:auto-grow-height="false" fo:min-height="1.086cm" fo:min-width="0cm" style:writing-mode="lr-tb" loext:decorative="false"/>
      <style:paragraph-properties style:writing-mode="lr-tb"/>
    </style:style>
    <style:style style:name="gr394" style:family="graphic" style:parent-style-name="Default_20_Drawing_20_Style_5f_2">
      <style:graphic-properties draw:stroke="none" draw:fill-color="#66ccee" draw:opacity="100%" draw:textarea-horizontal-align="justify" draw:textarea-vertical-align="top" draw:auto-grow-height="false" fo:min-height="1.085cm" fo:min-width="0cm" style:writing-mode="lr-tb" loext:decorative="false"/>
      <style:paragraph-properties style:writing-mode="lr-tb"/>
    </style:style>
    <style:style style:name="gr395" style:family="graphic" style:parent-style-name="objectwithoutfill">
      <style:graphic-properties svg:stroke-width="0.423cm" svg:stroke-color="#aa3377" draw:marker-start-width="0.834cm" draw:marker-end-width="0.834cm" svg:stroke-opacity="50%" draw:fill="none" draw:fill-color="#4477aa" draw:textarea-vertical-align="middle" fo:padding-top="0.336cm" fo:padding-bottom="0.336cm" fo:padding-left="0.461cm" fo:padding-right="0.461cm" loext:decorative="false"/>
    </style:style>
    <style:style style:name="gr396" style:family="graphic" style:parent-style-name="standard">
      <style:graphic-properties draw:stroke="solid" svg:stroke-width="0.159cm" svg:stroke-color="#bbbbbb" draw:marker-start-width="0.438cm" draw:marker-end-width="0.438cm" draw:fill-color="#4477aa" draw:textarea-vertical-align="middle" fo:padding-top="0.204cm" fo:padding-bottom="0.204cm" fo:padding-left="0.329cm" fo:padding-right="0.329cm" loext:decorative="false"/>
    </style:style>
    <style:style style:name="gr397" style:family="graphic" style:parent-style-name="Default_20_Drawing_20_Style_5f_2">
      <style:graphic-properties draw:stroke="none" draw:fill-color="#66ccee" draw:opacity="100%" draw:textarea-horizontal-align="justify" draw:textarea-vertical-align="top" draw:auto-grow-height="false" fo:min-height="4.489cm" fo:min-width="0cm" style:writing-mode="lr-tb" loext:decorative="false"/>
      <style:paragraph-properties style:writing-mode="lr-tb"/>
    </style:style>
    <style:style style:name="gr398" style:family="graphic" style:parent-style-name="Default_20_Drawing_20_Style_5f_2">
      <style:graphic-properties draw:stroke="none" draw:fill-color="#ccbb44" draw:opacity="100%" draw:textarea-horizontal-align="justify" draw:textarea-vertical-align="top" draw:auto-grow-height="false" fo:min-height="2.218cm" fo:min-width="0cm" style:writing-mode="lr-tb" loext:decorative="false"/>
      <style:paragraph-properties style:writing-mode="lr-tb"/>
    </style:style>
    <style:style style:name="gr399" style:family="graphic" style:parent-style-name="Default_20_Drawing_20_Style_5f_2">
      <style:graphic-properties draw:stroke="none" draw:fill-color="#ccbb44" draw:opacity="100%" draw:textarea-horizontal-align="justify" draw:textarea-vertical-align="top" draw:auto-grow-height="false" fo:min-height="4.125cm" fo:min-width="0cm" style:writing-mode="lr-tb" loext:decorative="false"/>
      <style:paragraph-properties style:writing-mode="lr-tb"/>
    </style:style>
    <style:style style:name="gr400" style:family="graphic" style:parent-style-name="standard">
      <style:graphic-properties draw:stroke="none" svg:stroke-color="#000000" draw:fill="none" draw:fill-color="#ffffff" draw:textarea-horizontal-align="left" draw:auto-grow-height="true" draw:auto-grow-width="true" fo:min-height="0.636cm" fo:min-width="3.829cm" loext:decorative="false"/>
      <style:paragraph-properties style:writing-mode="lr-tb"/>
    </style:style>
    <style:style style:name="gr401" style:family="graphic" style:parent-style-name="Default_20_Drawing_20_Style_5f_2">
      <style:graphic-properties draw:stroke="none" draw:fill-color="#66ccee" draw:opacity="100%" draw:textarea-horizontal-align="justify" draw:textarea-vertical-align="top" draw:auto-grow-height="false" fo:min-height="4.907cm" fo:min-width="0cm" style:writing-mode="lr-tb" loext:decorative="false"/>
      <style:paragraph-properties style:writing-mode="lr-tb"/>
    </style:style>
    <style:style style:name="gr402" style:family="graphic" style:parent-style-name="Default_20_Drawing_20_Style_5f_2">
      <style:graphic-properties draw:stroke="none" draw:fill-color="#ccbb44" draw:opacity="100%" draw:textarea-horizontal-align="justify" draw:textarea-vertical-align="top" draw:auto-grow-height="false" fo:min-height="2.179cm" fo:min-width="0cm" style:writing-mode="lr-tb" loext:decorative="false"/>
      <style:paragraph-properties style:writing-mode="lr-tb"/>
    </style:style>
    <style:style style:name="gr403" style:family="graphic" style:parent-style-name="Default_20_Drawing_20_Style_5f_2">
      <style:graphic-properties draw:stroke="none" draw:fill-color="#ccbb44" draw:opacity="100%" draw:textarea-horizontal-align="justify" draw:textarea-vertical-align="top" draw:auto-grow-height="false" fo:min-height="4.34cm" fo:min-width="0cm" style:writing-mode="lr-tb" loext:decorative="false"/>
      <style:paragraph-properties style:writing-mode="lr-tb"/>
    </style:style>
    <style:style style:name="gr404" style:family="graphic" style:parent-style-name="objectwithoutfill">
      <style:graphic-properties svg:stroke-width="0.282cm" svg:stroke-color="#ee6677" draw:marker-start-width="0.624cm" draw:marker-end-width="0.624cm" svg:stroke-opacity="75%" draw:fill="none" draw:textarea-vertical-align="middle" fo:padding-top="0.267cm" fo:padding-bottom="0.267cm" fo:padding-left="0.392cm" fo:padding-right="0.392cm" loext:decorative="false"/>
    </style:style>
    <style:style style:name="gr405" style:family="graphic" style:parent-style-name="Object_20_with_20_no_20_fill_20_and_20_no_20_line">
      <style:graphic-properties draw:stroke="none" svg:stroke-opacity="100%"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406" style:family="graphic" style:parent-style-name="standard">
      <style:graphic-properties svg:stroke-color="#777777" svg:stroke-opacity="50%" draw:fill-color="#bbbbbb" draw:opacity="50%" draw:textarea-vertical-align="middle" loext:decorative="false"/>
    </style:style>
    <style:style style:name="gr407" style:family="graphic" style:parent-style-name="standard">
      <style:graphic-properties draw:stroke="none" draw:fill="none" fo:min-height="1.695cm" fo:min-width="1.695cm" loext:decorative="false"/>
      <style:paragraph-properties style:writing-mode="lr-tb"/>
    </style:style>
    <style:style style:name="gr408"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96cm" loext:decorative="false"/>
      <style:paragraph-properties style:writing-mode="lr-tb"/>
    </style:style>
    <style:style style:name="gr409"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false" fo:min-height="1.131cm" fo:min-width="0.059cm" loext:decorative="false"/>
      <style:paragraph-properties style:writing-mode="lr-tb"/>
    </style:style>
    <style:style style:name="gr410" style:family="graphic" style:parent-style-name="objectwithoutfill">
      <style:graphic-properties svg:stroke-width="0.159cm" svg:stroke-color="#ee6677" draw:marker-start-width="0.438cm" draw:marker-end-width="0.438cm" draw:fill="none" draw:fill-color="#4477aa" draw:textarea-vertical-align="middle" fo:padding-top="0.204cm" fo:padding-bottom="0.204cm" fo:padding-left="0.329cm" fo:padding-right="0.329cm" loext:decorative="false"/>
    </style:style>
    <style:style style:name="gr411" style:family="graphic" style:parent-style-name="Default_20_Drawing_20_Style_5f_2">
      <style:graphic-properties draw:stroke="none" draw:fill-color="#66ccee" draw:opacity="100%" draw:textarea-horizontal-align="justify" draw:textarea-vertical-align="top" draw:auto-grow-height="false" fo:min-height="2.515cm" fo:min-width="0cm" style:writing-mode="lr-tb" loext:decorative="false"/>
      <style:paragraph-properties style:writing-mode="lr-tb"/>
    </style:style>
    <style:style style:name="gr412" style:family="graphic" style:parent-style-name="objectwithoutfill">
      <style:graphic-properties svg:stroke-width="0.212cm" svg:stroke-color="#ee6677" draw:marker-start-width="0.517cm" draw:marker-end-width="0.517cm" draw:fill="none" draw:fill-color="#4477aa" draw:textarea-vertical-align="middle" fo:padding-top="0.23cm" fo:padding-bottom="0.23cm" fo:padding-left="0.355cm" fo:padding-right="0.355cm" loext:decorative="false"/>
    </style:style>
    <style:style style:name="gr413"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14"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15" style:family="graphic" style:parent-style-name="Default_20_Drawing_20_Style_5f_2">
      <style:graphic-properties draw:stroke="none" draw:fill-color="#228833" draw:opacity="100%" draw:textarea-horizontal-align="justify" draw:textarea-vertical-align="top" draw:auto-grow-height="false" fo:min-height="2.487cm" fo:min-width="0cm" style:writing-mode="lr-tb" loext:decorative="false"/>
      <style:paragraph-properties style:writing-mode="lr-tb"/>
    </style:style>
    <style:style style:name="gr416" style:family="graphic" style:parent-style-name="standard">
      <style:graphic-properties draw:stroke="dash" draw:stroke-dash="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6.123cm" fo:padding-top="0.203cm" fo:padding-bottom="0.203cm" fo:padding-left="0.328cm" fo:padding-right="0.328cm" loext:decorative="false"/>
    </style:style>
    <style:style style:name="gr417" style:family="graphic" style:parent-style-name="standard">
      <style:graphic-properties draw:stroke="dash" draw:stroke-dash="Long_20_Dash_20__28_Rounded_29_" svg:stroke-width="0.159cm" svg:stroke-color="#ccbb44" draw:marker-start-width="0.437cm" draw:marker-end-width="0.437cm" svg:stroke-linecap="round" draw:fill="none" loext:fill-use-slide-background="false" draw:textarea-horizontal-align="justify" draw:textarea-vertical-align="middle" draw:auto-grow-height="false" fo:min-height="1.121cm" fo:min-width="11.956cm" fo:padding-top="0.203cm" fo:padding-bottom="0.203cm" fo:padding-left="0.328cm" fo:padding-right="0.328cm" loext:decorative="false"/>
    </style:style>
    <style:style style:name="gr418" style:family="graphic" style:parent-style-name="objectwithoutfill">
      <style:graphic-properties svg:stroke-width="0.106cm" svg:stroke-color="#aa3377" draw:marker-start="Arrowheads_20_14" draw:marker-start-width="0.56cm" draw:marker-end="Arrowheads_20_14" draw:marker-end-width="0.56cm" draw:fill="none" draw:textarea-vertical-align="middle" fo:padding-top="0.178cm" fo:padding-bottom="0.178cm" fo:padding-left="0.303cm" fo:padding-right="0.303cm" loext:decorative="false"/>
    </style:style>
    <style:style style:name="gr419" style:family="graphic" style:parent-style-name="standard">
      <style:graphic-properties draw:stroke="none" svg:stroke-color="#000000" draw:fill="none" draw:fill-color="#ffffff" draw:textarea-horizontal-align="left" draw:auto-grow-height="true" draw:auto-grow-width="true" fo:min-height="1.483cm" fo:min-width="0.913cm" loext:decorative="false"/>
      <style:paragraph-properties style:writing-mode="lr-tb"/>
    </style:style>
    <style:style style:name="gr420"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21"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22" style:family="graphic" style:parent-style-name="standard">
      <style:graphic-properties draw:stroke="none" svg:stroke-color="#000000" draw:fill="none" draw:fill-color="#ffffff" draw:textarea-horizontal-align="left" draw:auto-grow-height="true" draw:auto-grow-width="true" fo:min-height="1.271cm" fo:min-width="1.06cm" loext:decorative="false"/>
      <style:paragraph-properties style:writing-mode="lr-tb"/>
    </style:style>
    <style:style style:name="gr423"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424"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425"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426"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427" style:family="graphic" style:parent-style-name="standard">
      <style:graphic-properties draw:stroke="none" svg:stroke-color="#000000" draw:fill="none" draw:fill-color="#ffffff" draw:textarea-horizontal-align="left" draw:auto-grow-height="true" draw:auto-grow-width="false" fo:min-height="1.483cm" fo:min-width="1.944cm" loext:decorative="false"/>
      <style:paragraph-properties style:writing-mode="lr-tb"/>
    </style:style>
    <style:style style:name="gr428"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429" style:family="graphic" style:parent-style-name="Arrow_20_Line" style:list-style-name="L1">
      <style:graphic-properties svg:stroke-width="0.081cm" svg:stroke-color="#ee6677" draw:marker-start="" draw:marker-start-width="0.321cm" draw:marker-end="Arrowheads_20_10" draw:marker-end-width="0.321cm" draw:textarea-vertical-align="middle" draw:line-distance="0.662cm" loext:decorative="false"/>
      <style:paragraph-properties style:writing-mode="lr-tb"/>
    </style:style>
    <style:style style:name="gr430"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431" style:family="graphic" style:parent-style-name="standard" style:list-style-name="L1">
      <style:graphic-properties draw:stroke="none" svg:stroke-color="#000000" draw:fill="none" draw:fill-color="#ffffff" draw:textarea-horizontal-align="left" draw:auto-grow-height="true" draw:auto-grow-width="false" fo:min-height="1.271cm" fo:min-width="2.199cm" loext:decorative="false"/>
      <style:paragraph-properties style:writing-mode="lr-tb"/>
    </style:style>
    <style:style style:name="gr432"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33" style:family="graphic" style:parent-style-name="Arrow_20_Line" style:list-style-name="L1">
      <style:graphic-properties svg:stroke-width="0.081cm" svg:stroke-color="#ee6677" draw:marker-start-width="0.321cm" draw:marker-end-width="0.321cm" draw:textarea-vertical-align="middle" draw:line-distance="0.662cm" loext:decorative="false"/>
      <style:paragraph-properties style:writing-mode="lr-tb"/>
    </style:style>
    <style:style style:name="gr434" style:family="graphic" style:parent-style-name="standard">
      <style:graphic-properties draw:stroke="none" draw:fill-color="#777777" draw:textarea-horizontal-align="justify" draw:textarea-vertical-align="middle" draw:auto-grow-height="false" fo:min-height="0.907cm" fo:min-width="0.657cm" style:writing-mode="lr-tb" loext:decorative="false"/>
      <style:paragraph-properties style:writing-mode="lr-tb"/>
    </style:style>
    <style:style style:name="gr435" style:family="graphic" style:parent-style-name="standard">
      <style:graphic-properties draw:stroke="dash" draw:stroke-dash="Dash_20__28_Rounded_29_" svg:stroke-width="0.159cm" svg:stroke-color="#ccbb44" draw:marker-start-width="0.438cm" draw:marker-end-width="0.438cm" svg:stroke-linecap="round" draw:fill="none" loext:fill-use-slide-background="false" draw:textarea-horizontal-align="justify" draw:textarea-vertical-align="middle" draw:auto-grow-height="false" fo:min-height="12.369cm" fo:min-width="1.082cm" fo:padding-top="0.204cm" fo:padding-bottom="0.204cm" fo:padding-left="0.329cm" fo:padding-right="0.329cm" loext:decorative="false"/>
    </style:style>
    <style:style style:name="gr436" style:family="graphic" style:parent-style-name="objectwithoutfill">
      <style:graphic-properties draw:stroke="solid" draw:stroke-dash="Dot" svg:stroke-width="0.282cm" svg:stroke-color="#aa3377" draw:marker-start-width="0.622cm" draw:marker-end-width="0.622cm" svg:stroke-linecap="butt" draw:fill="none" draw:textarea-vertical-align="middle" fo:padding-top="0.265cm" fo:padding-bottom="0.265cm" fo:padding-left="0.39cm" fo:padding-right="0.39cm" loext:decorative="false"/>
    </style:style>
    <style:style style:name="gr437" style:family="graphic" style:parent-style-name="objectwithoutfill">
      <style:graphic-properties draw:stroke="solid" draw:stroke-dash="Dot" svg:stroke-width="0.282cm" svg:stroke-color="#aa3377" draw:marker-start-width="0.623cm" draw:marker-end-width="0.623cm" svg:stroke-linecap="butt" draw:fill="none" draw:textarea-vertical-align="middle" fo:padding-top="0.266cm" fo:padding-bottom="0.266cm" fo:padding-left="0.391cm" fo:padding-right="0.391cm" loext:decorative="false"/>
    </style:style>
    <style:style style:name="gr438" style:family="graphic" style:parent-style-name="Default_20_Drawing_20_Style_5f_2">
      <style:graphic-properties draw:stroke="none" draw:fill-color="#228833" draw:opacity="100%" draw:textarea-horizontal-align="justify" draw:textarea-vertical-align="top" draw:auto-grow-height="false" fo:min-height="2.349cm" fo:min-width="0cm" style:writing-mode="lr-tb" loext:decorative="false"/>
      <style:paragraph-properties style:writing-mode="lr-tb"/>
    </style:style>
    <style:style style:name="gr439" style:family="graphic" style:parent-style-name="standard">
      <style:graphic-properties draw:stroke="none" svg:stroke-color="#000000" draw:fill="none" draw:fill-color="#ffffff" draw:textarea-horizontal-align="left" draw:auto-grow-height="true" draw:auto-grow-width="true" fo:min-height="1.483cm" fo:min-width="1.607cm" loext:decorative="false"/>
      <style:paragraph-properties style:writing-mode="lr-tb"/>
    </style:style>
    <style:style style:name="gr440" style:family="graphic" style:parent-style-name="objectwithoutfill">
      <style:graphic-properties draw:stroke="solid" draw:stroke-dash="Dot" svg:stroke-width="0.212cm" svg:stroke-color="#aa3377" draw:marker-start-width="0.518cm" draw:marker-end-width="0.518cm" svg:stroke-linecap="butt" draw:fill="none" draw:textarea-vertical-align="middle" fo:padding-top="0.231cm" fo:padding-bottom="0.231cm" fo:padding-left="0.356cm" fo:padding-right="0.356cm" loext:decorative="false"/>
    </style:style>
    <style:style style:name="gr441" style:family="graphic" style:parent-style-name="standard">
      <style:graphic-properties draw:stroke="none" svg:stroke-color="#000000" draw:fill="none" draw:fill-color="#ffffff" draw:textarea-horizontal-align="left" draw:auto-grow-height="true" draw:auto-grow-width="true" fo:min-height="1.483cm" fo:min-width="1.226cm" loext:decorative="false"/>
      <style:paragraph-properties style:writing-mode="lr-tb"/>
    </style:style>
    <style:style style:name="gr442" style:family="graphic" style:parent-style-name="Default_20_Drawing_20_Style_5f_2">
      <style:graphic-properties draw:stroke="none" draw:fill-color="#228833" draw:opacity="100%" draw:textarea-horizontal-align="justify" draw:textarea-vertical-align="top" draw:auto-grow-height="false" fo:min-height="0.633cm" fo:min-width="0cm" style:writing-mode="lr-tb" loext:decorative="false"/>
      <style:paragraph-properties style:writing-mode="lr-tb"/>
    </style:style>
    <style:style style:name="gr443" style:family="graphic" style:parent-style-name="standard">
      <style:graphic-properties draw:stroke="none" svg:stroke-color="#000000" draw:fill="none" draw:fill-color="#ffffff" draw:textarea-horizontal-align="left" draw:auto-grow-height="true" draw:auto-grow-width="true" fo:min-height="1.483cm" fo:min-width="1.209cm" loext:decorative="false"/>
      <style:paragraph-properties style:writing-mode="lr-tb"/>
    </style:style>
    <style:style style:name="gr444" style:family="graphic" style:parent-style-name="standard">
      <style:graphic-properties draw:stroke="none" svg:stroke-color="#000000" draw:fill="none" draw:fill-color="#ffffff" draw:textarea-horizontal-align="left" draw:auto-grow-height="true" draw:auto-grow-width="true" fo:min-height="1.483cm" fo:min-width="2.534cm" loext:decorative="false"/>
      <style:paragraph-properties style:writing-mode="lr-tb"/>
    </style:style>
    <style:style style:name="gr445" style:family="graphic" style:parent-style-name="standard">
      <style:graphic-properties draw:stroke="dash" draw:stroke-dash="Dash_20__28_Rounded_29_" svg:stroke-width="0.282cm" svg:stroke-color="#ccbb44" draw:marker-start-width="0.623cm" draw:marker-end-width="0.623cm" svg:stroke-linecap="round" draw:fill="none" loext:fill-use-slide-background="false" draw:textarea-horizontal-align="justify" draw:textarea-vertical-align="middle" draw:auto-grow-height="false" fo:min-height="12.369cm" fo:min-width="1.082cm" fo:padding-top="0.266cm" fo:padding-bottom="0.266cm" fo:padding-left="0.391cm" fo:padding-right="0.391cm" loext:decorative="false"/>
    </style:style>
    <style:style style:name="gr446"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733cm" loext:decorative="false"/>
      <style:paragraph-properties style:writing-mode="lr-tb"/>
    </style:style>
    <style:style style:name="gr447" style:family="graphic" style:parent-style-name="standard">
      <style:graphic-properties draw:stroke="none" svg:stroke-width="0.081cm" svg:stroke-color="#555555" draw:marker-start-width="0.321cm" draw:marker-end-width="0.321cm" draw:fill="none" draw:fill-color="#ffffff" draw:textarea-horizontal-align="left" draw:auto-grow-height="true" draw:auto-grow-width="true" fo:min-height="0.708cm" fo:min-width="1.399cm" loext:decorative="false"/>
      <style:paragraph-properties style:writing-mode="lr-tb"/>
    </style:style>
    <style:style style:name="gr448" style:family="graphic" style:parent-style-name="standard">
      <style:graphic-properties svg:stroke-width="0.035cm" svg:stroke-color="#555555" draw:marker-start="" draw:marker-start-width="0.352cm" draw:marker-end="" draw:marker-end-width="0.25cm" draw:textarea-vertical-align="middle" fo:padding-top="0.142cm" fo:padding-bottom="0.142cm" fo:padding-left="0.267cm" fo:padding-right="0.267cm" loext:decorative="false"/>
    </style:style>
    <style:style style:name="gr449" style:family="graphic" style:parent-style-name="objectwithoutfill">
      <style:graphic-properties svg:stroke-width="0.159cm" svg:stroke-color="#228833" draw:marker-start-width="0.438cm" draw:marker-end="Arrow_20_large" draw:marker-end-width="0.538cm" draw:fill="none" draw:textarea-vertical-align="middle" fo:padding-top="0.204cm" fo:padding-bottom="0.204cm" fo:padding-left="0.329cm" fo:padding-right="0.329cm" loext:decorative="false"/>
    </style:style>
    <style:style style:name="gr450" style:family="graphic" style:parent-style-name="standard">
      <style:graphic-properties draw:stroke="none" svg:stroke-color="#000000" draw:fill="none" draw:fill-color="#ffffff" draw:textarea-horizontal-align="center" draw:auto-grow-height="true" draw:auto-grow-width="true" fo:min-height="1.483cm" fo:min-width="4.972cm" loext:decorative="false"/>
      <style:paragraph-properties style:writing-mode="lr-tb"/>
    </style:style>
    <style:style style:name="gr451" style:family="graphic" style:parent-style-name="standard">
      <style:graphic-properties draw:stroke="none" svg:stroke-color="#000000" draw:fill="none" draw:fill-color="#ffffff" draw:textarea-horizontal-align="center" draw:auto-grow-height="true" draw:auto-grow-width="true" fo:min-height="1.906cm" fo:min-width="3.262cm" loext:decorative="false"/>
      <style:paragraph-properties style:writing-mode="lr-tb"/>
    </style:style>
    <style:style style:name="gr452" style:family="graphic" style:parent-style-name="standard">
      <style:graphic-properties svg:stroke-width="0.053cm" svg:stroke-color="#777777" draw:marker-start="Concave" draw:marker-start-width="0.38cm" draw:marker-end-width="0.279cm" svg:stroke-opacity="75%"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gr453" style:family="graphic" style:parent-style-name="standard">
      <style:graphic-properties draw:stroke="none" svg:stroke-color="#000000" draw:fill="none" draw:fill-color="#ffffff" draw:textarea-horizontal-align="center" draw:auto-grow-height="true" draw:auto-grow-width="true" fo:min-height="1.483cm" fo:min-width="5.383cm" loext:decorative="false"/>
      <style:paragraph-properties style:writing-mode="lr-tb"/>
    </style:style>
    <style:style style:name="gr454" style:family="graphic" style:parent-style-name="standard">
      <style:graphic-properties draw:stroke="none" svg:stroke-color="#000000" draw:fill="none" draw:fill-color="#ffffff" draw:textarea-horizontal-align="center" draw:auto-grow-height="true" draw:auto-grow-width="true" fo:min-height="1.906cm" fo:min-width="3.617cm" loext:decorative="false"/>
      <style:paragraph-properties style:writing-mode="lr-tb"/>
    </style:style>
    <style:style style:name="gr455" style:family="graphic" style:parent-style-name="objectwithoutfill">
      <style:graphic-properties svg:stroke-width="0.081cm" svg:stroke-color="#bbbbbb" draw:marker-start-width="0.321cm" draw:marker-end-width="0.321cm" svg:stroke-opacity="80%" draw:fill="solid" draw:fill-color="#bbbbbb" loext:fill-use-slide-background="false" draw:opacity="25%" draw:textarea-vertical-align="middle" fo:padding-top="0.165cm" fo:padding-bottom="0.165cm" fo:padding-left="0.29cm" fo:padding-right="0.29cm" loext:decorative="false">
        <style:columns fo:column-count="1" fo:column-gap="0cm">
          <style:column style:rel-width="65535*" fo:start-indent="0cm" fo:end-indent="0cm"/>
        </style:columns>
      </style:graphic-properties>
    </style:style>
    <style:style style:name="gr456" style:family="graphic" style:parent-style-name="objectwithoutfill">
      <style:graphic-properties draw:stroke="solid" draw:stroke-dash="Dash" svg:stroke-width="0.212cm" svg:stroke-color="#4477aa"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457" style:family="graphic" style:parent-style-name="objectwithoutfill">
      <style:graphic-properties draw:stroke="solid" draw:stroke-dash="Dash" svg:stroke-width="0.212cm" svg:stroke-color="#ccbb44"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458" style:family="graphic" style:parent-style-name="Default_20_Drawing_20_Style_5f_2">
      <style:graphic-properties draw:stroke-dash="Dash_20__28_Rounded_29_" svg:stroke-width="0.081cm" svg:stroke-color="#4477aa"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459" style:family="graphic" style:parent-style-name="Default_20_Drawing_20_Style_5f_2">
      <style:graphic-properties draw:stroke-dash="Dash_20__28_Rounded_29_" svg:stroke-width="0.081cm" svg:stroke-color="#ccbb44"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460" style:family="graphic" style:parent-style-name="objectwithoutfill">
      <style:graphic-properties svg:stroke-width="0.159cm" svg:stroke-color="#228833" draw:marker-start-width="0.438cm" draw:marker-end-width="0.438cm" svg:stroke-opacity="80%" draw:fill="none" draw:fill-color="#bbbbbb" loext:fill-use-slide-background="false" draw:opacity="25%" draw:textarea-horizontal-align="center" draw:textarea-vertical-align="middle" fo:padding-top="0.204cm" fo:padding-bottom="0.204cm" fo:padding-left="0.329cm" fo:padding-right="0.329cm" loext:decorative="false">
        <style:columns fo:column-count="1" fo:column-gap="0cm">
          <style:column style:rel-width="65535*" fo:start-indent="0cm" fo:end-indent="0cm"/>
        </style:columns>
      </style:graphic-properties>
    </style:style>
    <style:style style:name="gr461" style:family="graphic" style:parent-style-name="standard">
      <style:graphic-properties draw:stroke="none" draw:stroke-dash="Dash_20_Dot_20_4" svg:stroke-width="0cm" draw:stroke-linejoin="none" svg:stroke-linecap="butt" draw:fill="solid" draw:fill-color="#ee6677" draw:textarea-horizontal-align="center" draw:textarea-vertical-align="middle" loext:decorative="false"/>
    </style:style>
    <style:style style:name="gr462" style:family="graphic" style:parent-style-name="Default_20_Drawing_20_Style_5f_2">
      <style:graphic-properties draw:stroke-dash="Dash_20__28_Rounded_29_" svg:stroke-width="0.081cm" svg:stroke-color="#228833"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463" style:family="graphic" style:parent-style-name="standard">
      <style:graphic-properties draw:stroke="none" svg:stroke-color="#000000" draw:fill="none" draw:fill-color="#ffffff" draw:textarea-horizontal-align="left" draw:auto-grow-height="true" draw:auto-grow-width="true" fo:min-height="1.935cm" fo:min-width="2.817cm" loext:decorative="false"/>
      <style:paragraph-properties style:writing-mode="lr-tb"/>
    </style:style>
    <style:style style:name="gr464" style:family="graphic" style:parent-style-name="standard">
      <style:graphic-properties draw:stroke="none" svg:stroke-color="#000000" draw:fill="none" draw:fill-color="#ffffff" draw:textarea-horizontal-align="left" draw:auto-grow-height="true" draw:auto-grow-width="false" fo:min-height="2.261cm" fo:min-width="1.268cm" loext:decorative="false"/>
      <style:paragraph-properties style:writing-mode="lr-tb"/>
    </style:style>
    <style:style style:name="gr465" style:family="graphic" style:parent-style-name="standard">
      <style:graphic-properties draw:stroke="none" svg:stroke-color="#000000" draw:fill="none" draw:fill-color="#ffffff" draw:textarea-horizontal-align="left" draw:auto-grow-height="true" draw:auto-grow-width="false" fo:min-height="3.234cm" fo:min-width="1.996cm" loext:decorative="false"/>
      <style:paragraph-properties style:writing-mode="lr-tb"/>
    </style:style>
    <style:style style:name="gr466" style:family="graphic" style:parent-style-name="standard">
      <style:graphic-properties draw:stroke="none" svg:stroke-color="#000000" draw:fill="none" draw:fill-color="#ffffff" draw:textarea-horizontal-align="left" draw:auto-grow-height="true" draw:auto-grow-width="true" fo:min-height="1.935cm" fo:min-width="3.651cm" loext:decorative="false"/>
      <style:paragraph-properties style:writing-mode="lr-tb"/>
    </style:style>
    <style:style style:name="gr467" style:family="graphic" style:parent-style-name="objectwithoutfill">
      <style:graphic-properties svg:stroke-width="0.212cm" svg:stroke-color="#aa33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468" style:family="graphic" style:parent-style-name="Default_20_Drawing_20_Style_5f_2">
      <style:graphic-properties draw:stroke-dash="Dash_20__28_Rounded_29_" svg:stroke-width="0.081cm" svg:stroke-color="#aa3377" draw:marker-start-width="0.358cm" draw:marker-end="Arrowheads_20_6" draw:marker-end-width="0.5cm" draw:marker-end-center="true" svg:stroke-opacity="100%" svg:stroke-linecap="round" draw:fill-color="#4477aa" draw:textarea-horizontal-align="center" draw:textarea-vertical-align="middle" fo:padding-top="0.165cm" fo:padding-bottom="0.165cm" fo:padding-left="0.29cm" fo:padding-right="0.29cm" loext:decorative="false"/>
    </style:style>
    <style:style style:name="gr469" style:family="graphic" style:parent-style-name="objectwithoutfill">
      <style:graphic-properties draw:stroke="solid" draw:stroke-dash="Dash" svg:stroke-width="0.212cm" svg:stroke-color="#228833" draw:marker-start-width="0.517cm" draw:marker-end-width="0.517cm" svg:stroke-opacity="80%" svg:stroke-linecap="butt"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470" style:family="graphic" style:parent-style-name="Default_20_Drawing_20_Style_5f_2">
      <style:graphic-properties draw:stroke-dash="Dash_20__28_Rounded_29_" svg:stroke-width="0.159cm" svg:stroke-color="#228833"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471" style:family="graphic" style:parent-style-name="standard">
      <style:graphic-properties draw:stroke="none" draw:stroke-dash="Dash_20_Dot_20_4" svg:stroke-width="0cm" draw:stroke-linejoin="none" svg:stroke-linecap="butt" draw:fill="solid" draw:fill-color="#228833" draw:textarea-horizontal-align="center" draw:textarea-vertical-align="middle" loext:decorative="false"/>
    </style:style>
    <style:style style:name="gr472" style:family="graphic" style:parent-style-name="Default_20_Drawing_20_Style_5f_2">
      <style:graphic-properties draw:stroke-dash="Dash_20__28_Rounded_29_" svg:stroke-width="0.159cm" svg:stroke-color="#aa33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473" style:family="graphic" style:parent-style-name="standard">
      <style:graphic-properties draw:stroke="none" svg:stroke-color="#000000" draw:fill="none" draw:fill-color="#ffffff" draw:textarea-horizontal-align="left" draw:auto-grow-height="true" draw:auto-grow-width="true" fo:min-height="1.411cm" fo:min-width="8.105cm" loext:decorative="false"/>
      <style:paragraph-properties style:writing-mode="lr-tb"/>
    </style:style>
    <style:style style:name="gr474" style:family="graphic" style:parent-style-name="standard">
      <style:graphic-properties draw:stroke="none" svg:stroke-color="#000000" draw:fill="none" draw:fill-color="#ffffff" draw:textarea-horizontal-align="left" draw:auto-grow-height="true" draw:auto-grow-width="true" fo:min-height="1.411cm" fo:min-width="5.455cm" loext:decorative="false"/>
      <style:paragraph-properties style:writing-mode="lr-tb"/>
    </style:style>
    <style:style style:name="gr475" style:family="graphic" style:parent-style-name="objectwithoutfill">
      <style:graphic-properties svg:stroke-width="0.212cm" svg:stroke-color="#ee6677" draw:marker-start-width="0.517cm" draw:marker-end-width="0.517cm" svg:stroke-opacity="80%" draw:fill="none" draw:fill-color="#bbbbbb" loext:fill-use-slide-background="false" draw:opacity="25%" draw:textarea-horizontal-align="center" draw:textarea-vertical-align="middle" fo:padding-top="0.23cm" fo:padding-bottom="0.23cm" fo:padding-left="0.355cm" fo:padding-right="0.355cm" loext:decorative="false">
        <style:columns fo:column-count="1" fo:column-gap="0cm">
          <style:column style:rel-width="65535*" fo:start-indent="0cm" fo:end-indent="0cm"/>
        </style:columns>
      </style:graphic-properties>
    </style:style>
    <style:style style:name="gr476" style:family="graphic" style:parent-style-name="Default_20_Drawing_20_Style_5f_2">
      <style:graphic-properties draw:stroke-dash="Dash_20__28_Rounded_29_" svg:stroke-width="0.159cm" svg:stroke-color="#ee6677" draw:marker-start-width="0.475cm" draw:marker-end="Arrowheads_20_6" draw:marker-end-width="0.617cm" draw:marker-end-center="true" svg:stroke-opacity="100%" svg:stroke-linecap="round" draw:fill-color="#4477aa" draw:textarea-horizontal-align="center" draw:textarea-vertical-align="middle" fo:padding-top="0.204cm" fo:padding-bottom="0.204cm" fo:padding-left="0.329cm" fo:padding-right="0.329cm" loext:decorative="false"/>
    </style:style>
    <style:style style:name="gr477" style:family="graphic" style:parent-style-name="standard">
      <style:graphic-properties svg:stroke-width="0.212cm" svg:stroke-color="#4477aa" draw:marker-start="" draw:marker-start-width="0.437cm" draw:marker-end="Arrowheads_20_9" draw:marker-end-width="0.758cm" draw:textarea-vertical-align="middle" fo:padding-top="0.229cm" fo:padding-bottom="0.229cm" fo:padding-left="0.354cm" fo:padding-right="0.354cm" loext:decorative="false"/>
    </style:style>
    <style:style style:name="gr478" style:family="graphic" style:parent-style-name="Default_20_Drawing_20_Style_5f_2_5f_1">
      <style:graphic-properties draw:textarea-horizontal-align="justify" draw:textarea-vertical-align="middle" draw:auto-grow-height="false" fo:min-height="3.137cm" fo:min-width="4.496cm" loext:decorative="false"/>
    </style:style>
    <style:style style:name="gr479" style:family="graphic" style:parent-style-name="Default_20_Drawing_20_Style_5f_2_5f_1">
      <style:graphic-properties draw:stroke="none" draw:fill-color="#ffffff" draw:textarea-horizontal-align="justify" draw:textarea-vertical-align="middle" draw:auto-grow-height="false" fo:min-height="3.3cm" fo:min-width="5.595cm" loext:decorative="false"/>
    </style:style>
    <style:style style:name="gr480" style:family="graphic" style:parent-style-name="Default_20_Drawing_20_Style_5f_2_5f_1">
      <style:graphic-properties svg:stroke-width="0.106cm" svg:stroke-color="#228833" draw:marker-start="" draw:marker-start-width="0.458cm" draw:marker-end="Arrowheads_20_6" draw:marker-end-width="0.458cm" draw:textarea-vertical-align="middle" fo:padding-top="0.177cm" fo:padding-bottom="0.177cm" fo:padding-left="0.302cm" fo:padding-right="0.302cm" loext:decorative="false"/>
    </style:style>
    <style:style style:name="gr481" style:family="graphic" style:parent-style-name="Default_20_Drawing_20_Style_5f_2_5f_1">
      <style:graphic-properties draw:stroke="none" draw:textarea-horizontal-align="justify" draw:textarea-vertical-align="middle" draw:auto-grow-height="false" fo:min-height="3.399cm" fo:min-width="0.146cm" loext:decorative="false"/>
    </style:style>
    <style:style style:name="gr482" style:family="graphic" style:parent-style-name="objectwithoutfill">
      <style:graphic-properties svg:stroke-width="0.106cm" draw:marker-start-width="0.359cm" draw:marker-end-width="0.359cm" draw:fill="solid" draw:fill-color="#729fcf" draw:textarea-vertical-align="middle" fo:padding-top="0.178cm" fo:padding-bottom="0.178cm" fo:padding-left="0.303cm" fo:padding-right="0.303cm" loext:decorative="false"/>
    </style:style>
    <style:style style:name="gr483" style:family="graphic" style:parent-style-name="objectwithoutfill">
      <style:graphic-properties svg:stroke-width="0.106cm" draw:marker-start-width="0.359cm" draw:marker-end-width="0.359cm" draw:fill="none" loext:fill-use-slide-background="false" draw:textarea-vertical-align="middle" fo:padding-top="0.178cm" fo:padding-bottom="0.178cm" fo:padding-left="0.303cm" fo:padding-right="0.303cm" loext:decorative="false">
        <style:columns fo:column-count="1" fo:column-gap="0cm">
          <style:column style:rel-width="65535*" fo:start-indent="0cm" fo:end-indent="0cm"/>
        </style:columns>
      </style:graphic-properties>
    </style:style>
    <style:style style:name="gr484" style:family="graphic" style:parent-style-name="Default_20_Drawing_20_Style_5f_2_5f_1">
      <style:graphic-properties draw:stroke="none" svg:stroke-color="#555555" draw:fill-color="#555555" draw:textarea-horizontal-align="justify" draw:textarea-vertical-align="middle" draw:auto-grow-height="false" fo:min-height="0cm" fo:min-width="0cm" fo:wrap-option="wrap" loext:decorative="false"/>
    </style:style>
    <style:style style:name="gr485" style:family="graphic" style:parent-style-name="Default_20_Drawing_20_Style_5f_2_5f_1">
      <style:graphic-properties svg:stroke-width="0.106cm" svg:stroke-color="#228833" draw:marker-start="" draw:marker-start-width="0.459cm" draw:marker-end="Arrowheads_20_6" draw:marker-end-width="0.459cm" svg:stroke-linecap="square" draw:textarea-vertical-align="middle" fo:padding-top="0.178cm" fo:padding-bottom="0.178cm" fo:padding-left="0.303cm" fo:padding-right="0.303cm" loext:decorative="false"/>
    </style:style>
    <style:style style:name="gr486" style:family="graphic" style:parent-style-name="Default_20_Drawing_20_Style_5f_2_5f_1">
      <style:graphic-properties svg:stroke-width="0.035cm" svg:stroke-color="#228833" draw:marker-start="" draw:marker-start-width="0.352cm" draw:marker-end="Arrowheads_20_6" draw:marker-end-width="0.352cm" draw:textarea-vertical-align="middle" fo:padding-top="0.142cm" fo:padding-bottom="0.142cm" fo:padding-left="0.267cm" fo:padding-right="0.267cm" loext:decorative="false"/>
    </style:style>
    <style:style style:name="gr487" style:family="graphic" style:parent-style-name="Default_20_Drawing_20_Style_5f_2_5f_1">
      <style:graphic-properties draw:stroke="none" draw:fill="none" fo:min-height="4.465cm" fo:min-width="27.549cm" loext:decorative="false"/>
      <style:paragraph-properties style:writing-mode="lr-tb"/>
    </style:style>
    <style:style style:name="gr488" style:family="graphic" style:parent-style-name="Default_20_Drawing_20_Style_5f_2_5f_1" style:list-style-name="L1">
      <style:graphic-properties draw:stroke="none" svg:stroke-color="#000000" draw:fill="none" draw:fill-color="#ffffff" draw:textarea-horizontal-align="left" draw:auto-grow-height="true" draw:auto-grow-width="true" fo:min-height="0.861cm" fo:min-width="2.237cm" loext:decorative="false"/>
      <style:paragraph-properties style:writing-mode="lr-tb"/>
    </style:style>
    <style:style style:name="gr489" style:family="graphic" style:parent-style-name="Default_20_Drawing_20_Style_5f_2_5f_1">
      <style:graphic-properties svg:stroke-width="0.053cm" svg:stroke-color="#4477aa" draw:marker-start="Arrowheads_20_6" draw:marker-start-width="0.3cm" draw:marker-end="Arrowheads_20_6" draw:marker-end-width="0.3cm" draw:textarea-vertical-align="middle" fo:padding-top="0.151cm" fo:padding-bottom="0.151cm" fo:padding-left="0.276cm" fo:padding-right="0.276cm" loext:decorative="false"/>
    </style:style>
    <style:style style:name="gr490" style:family="graphic" style:parent-style-name="Default_20_Drawing_20_Style_5f_2_5f_1">
      <style:graphic-properties svg:stroke-width="0.053cm" svg:stroke-color="#ccbb44" draw:marker-start="" draw:marker-start-width="0.279cm" draw:marker-end="Arrow_20_large" draw:marker-end-width="0.279cm" draw:fill="none" loext:fill-use-slide-background="false" draw:textarea-horizontal-align="justify" draw:textarea-vertical-align="middle" draw:auto-grow-height="false" fo:min-height="1.374cm" fo:min-width="0.521cm" fo:padding-top="0.151cm" fo:padding-bottom="0.151cm" fo:padding-left="0.276cm" fo:padding-right="0.276cm" draw:shadow="hidden" loext:decorative="false"/>
    </style:style>
    <style:style style:name="gr491" style:family="graphic" style:parent-style-name="Default_20_Drawing_20_Style_5f_2_5f_1">
      <style:graphic-properties draw:stroke="none" svg:stroke-color="#ccbb44" draw:fill-color="#ffffff" draw:textarea-horizontal-align="justify" draw:textarea-vertical-align="middle" draw:auto-grow-height="false" fo:min-height="0.26cm" fo:min-width="0.007cm" loext:decorative="false"/>
    </style:style>
    <style:style style:name="gr492" style:family="graphic" style:parent-style-name="Default_20_Drawing_20_Style_5f_2_5f_1">
      <style:graphic-properties draw:stroke-dash="Dash_20__28_Rounded_29_" svg:stroke-width="0.081cm" svg:stroke-color="#ccbb44" draw:marker-start-width="0.358cm" draw:marker-end="" draw:marker-end-width="0.5cm" draw:marker-end-center="true" svg:stroke-opacity="75%" svg:stroke-linecap="round" draw:fill="solid" draw:fill-color="#ffffff" draw:textarea-horizontal-align="center" draw:textarea-vertical-align="middle" fo:padding-top="0.165cm" fo:padding-bottom="0.165cm" fo:padding-left="0.29cm" fo:padding-right="0.29cm" loext:decorative="false"/>
    </style:style>
    <style:style style:name="gr493" style:family="graphic" style:parent-style-name="Default_20_Drawing_20_Style_5f_2_5f_1">
      <style:graphic-properties draw:stroke-dash="Dash_20__28_Rounded_29_" svg:stroke-width="0.081cm" svg:stroke-color="#ccbb44" draw:marker-start-width="0.358cm" draw:marker-end="Arrowheads_20_6" draw:marker-end-width="0.5cm" draw:marker-end-center="true" svg:stroke-opacity="75%" svg:stroke-linecap="round" draw:fill-color="#4477aa" draw:textarea-horizontal-align="center" draw:textarea-vertical-align="middle" fo:padding-top="0.165cm" fo:padding-bottom="0.165cm" fo:padding-left="0.29cm" fo:padding-right="0.29cm" loext:decorative="false"/>
    </style:style>
    <style:style style:name="gr494" style:family="graphic" style:parent-style-name="Default_20_Drawing_20_Style_5f_3_5f_1">
      <style:graphic-properties draw:stroke="none" svg:stroke-color="#555555" draw:fill-color="#4477aa" draw:textarea-horizontal-align="justify" draw:textarea-vertical-align="middle" draw:auto-grow-height="false" fo:min-height="0cm" fo:min-width="0cm" fo:wrap-option="wrap" loext:decorative="false"/>
    </style:style>
    <style:style style:name="gr495" style:family="graphic" style:parent-style-name="Default_20_Drawing_20_Style_5f_3_5f_1">
      <style:graphic-properties draw:stroke="none" svg:stroke-color="#555555" draw:fill-color="#ee6677" draw:textarea-horizontal-align="justify" draw:textarea-vertical-align="middle" draw:auto-grow-height="false" fo:min-height="0cm" fo:min-width="0cm" fo:wrap-option="wrap" loext:decorative="false"/>
    </style:style>
    <style:style style:name="gr496" style:family="graphic" style:parent-style-name="Default_20_Drawing_20_Style_5f_3_5f_1">
      <style:graphic-properties draw:stroke="none" draw:fill-color="#4477aa" draw:textarea-horizontal-align="justify" draw:textarea-vertical-align="middle" draw:auto-grow-height="false" fo:min-height="0.365cm" fo:min-width="1.661cm" loext:decorative="false"/>
    </style:style>
    <style:style style:name="gr497" style:family="graphic" style:parent-style-name="Default_20_Drawing_20_Style_5f_3_5f_1">
      <style:graphic-properties svg:stroke-width="0.159cm" svg:stroke-color="#777777" draw:marker-start="" draw:marker-start-width="0.538cm" draw:marker-end="Arrowheads_20_6" draw:marker-end-width="0.538cm" draw:textarea-vertical-align="middle" fo:padding-top="0.204cm" fo:padding-bottom="0.204cm" fo:padding-left="0.329cm" fo:padding-right="0.329cm" loext:decorative="false"/>
    </style:style>
    <style:style style:name="gr498" style:family="graphic" style:parent-style-name="Default_20_Drawing_20_Style_5f_3">
      <style:graphic-properties draw:stroke="none" draw:fill="none" fo:min-height="1.18cm" fo:min-width="1.049cm" loext:decorative="false"/>
      <style:paragraph-properties style:writing-mode="lr-tb"/>
    </style:style>
    <style:style style:name="gr499" style:family="graphic" style:parent-style-name="Default_20_Drawing_20_Style_5f_2_5f_1">
      <style:graphic-properties svg:stroke-width="0.053cm" svg:stroke-color="#555555" draw:marker-start="Arrowheads_20_6" draw:marker-start-width="0.3cm" draw:marker-end="Arrowheads_20_6" draw:marker-end-width="0.3cm" draw:textarea-vertical-align="middle" fo:padding-top="0.151cm" fo:padding-bottom="0.151cm" fo:padding-left="0.276cm" fo:padding-right="0.276cm" loext:decorative="false"/>
    </style:style>
    <style:style style:name="gr500" style:family="graphic" style:parent-style-name="Default_20_Drawing_20_Style_5f_3">
      <style:graphic-properties svg:stroke-width="0.053cm" draw:marker-start="Concave" draw:marker-start-width="0.38cm" draw:marker-end-width="0.279cm" draw:fill="none" loext:fill-use-slide-background="false" draw:textarea-horizontal-align="justify" draw:textarea-vertical-align="middle" draw:auto-grow-height="false" fo:min-height="4.496cm" fo:min-width="4.246cm" fo:padding-top="0.151cm" fo:padding-bottom="0.151cm" fo:padding-left="0.276cm" fo:padding-right="0.276cm" fo:wrap-option="wrap" draw:shadow="hidden" loext:decorative="false"/>
    </style:style>
    <style:style style:name="pr1" style:family="presentation" style:parent-style-name="Default-notes">
      <style:graphic-properties draw:fill-color="#ffffff" fo:min-height="12.572cm" fo:min-width="16.771cm" loext:decorative="false"/>
      <style:paragraph-properties style:writing-mode="lr-tb"/>
    </style:style>
    <style:style style:name="P1" style:family="paragraph">
      <loext:graphic-properties draw:fill="none"/>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color="#ffffff"/>
      <style:text-properties fo:font-size="20pt"/>
    </style:style>
    <style:style style:name="P4" style:family="paragraph">
      <loext:graphic-properties draw:fill="bitmap" draw:fill-image-name="Concrete"/>
      <style:paragraph-properties fo:text-align="center"/>
    </style:style>
    <style:style style:name="P5" style:family="paragraph">
      <loext:graphic-properties draw:fill="solid" draw:fill-color="#bbbbbb" draw:opacity="100%"/>
      <style:paragraph-properties fo:text-align="center"/>
      <style:text-properties fo:color="#bbbbbb" loext:opacity="100%"/>
    </style:style>
    <style:style style:name="P6" style:family="paragraph">
      <loext:graphic-properties draw:fill="solid" draw:fill-color="#bbbbbb"/>
      <style:paragraph-properties fo:text-align="center"/>
      <style:text-properties fo:color="#bbbbbb" loext:opacity="100%" style:font-name="Palatino LT Std1" fo:font-size="16pt" fo:font-style="italic" style:font-size-asian="14pt" style:font-style-asian="italic" style:font-size-complex="14pt" style:font-style-complex="italic"/>
    </style:style>
    <style:style style:name="P7" style:family="paragraph">
      <loext:graphic-properties draw:fill-color="#ffffff"/>
    </style:style>
    <style:style style:name="P8" style:family="paragraph">
      <loext:graphic-properties draw:fill-color="#555555"/>
      <style:paragraph-properties fo:text-align="center"/>
    </style:style>
    <style:style style:name="P9" style:family="paragraph">
      <loext:graphic-properties draw:fill="bitmap" draw:fill-image-name="Ice_20_light"/>
      <style:paragraph-properties fo:text-align="center"/>
    </style:style>
    <style:style style:name="P10" style:family="paragraph">
      <loext:graphic-properties draw:fill="solid" draw:fill-color="#ccbb44" draw:opacity="100%"/>
      <style:paragraph-properties fo:text-align="center"/>
    </style:style>
    <style:style style:name="P11" style:family="paragraph">
      <loext:graphic-properties draw:fill="solid" draw:fill-color="#ccbb44"/>
      <style:paragraph-properties fo:text-align="center"/>
    </style:style>
    <style:style style:name="P12" style:family="paragraph">
      <loext:graphic-properties draw:fill="none"/>
      <style:paragraph-properties fo:text-align="center"/>
      <style:text-properties fo:color="#ee6677" loext:opacity="100%"/>
    </style:style>
    <style:style style:name="P13" style:family="paragraph">
      <loext:graphic-properties draw:fill="none" draw:fill-color="#ffffff"/>
      <style:text-properties fo:color="#555555" loext:opacity="100%" style:font-name="Palatino LT Std1" fo:font-style="italic" style:font-style-asian="italic" style:font-style-complex="italic"/>
    </style:style>
    <style:style style:name="P14" style:family="paragraph">
      <style:paragraph-properties fo:margin-left="0cm" fo:margin-right="0cm" fo:margin-top="0cm" fo:margin-bottom="0cm" fo:line-height="115%" fo:text-align="center" fo:text-indent="0cm"/>
      <style:text-properties fo:font-variant="normal" fo:text-transform="none" style:use-window-font-color="true" loext:opacity="0%" style:text-outline="false" style:text-line-through-style="none" style:text-line-through-type="none" style:font-name="Palatino LT Std1" fo:font-size="21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15" style:family="paragraph">
      <loext:graphic-properties draw:fill="solid" draw:fill-color="#555555"/>
      <style:paragraph-properties fo:text-align="center"/>
    </style:style>
    <style:style style:name="P16" style:family="paragraph">
      <loext:graphic-properties draw:fill="solid" draw:fill-color="#ffffff"/>
      <style:paragraph-properties fo:text-align="center"/>
    </style:style>
    <style:style style:name="P17" style:family="paragraph">
      <loext:graphic-properties draw:fill="none" draw:fill-color="#ffffff"/>
    </style:style>
    <style:style style:name="P18" style:family="paragraph">
      <loext:graphic-properties draw:fill="solid" draw:fill-color="#555555"/>
      <style:paragraph-properties fo:text-align="center"/>
      <style:text-properties fo:color="#555555" loext:opacity="100%"/>
    </style:style>
    <style:style style:name="P19" style:family="paragraph">
      <loext:graphic-properties draw:fill="none"/>
      <style:paragraph-properties fo:text-align="center"/>
      <style:text-properties fo:color="#4477aa" loext:opacity="100%"/>
    </style:style>
    <style:style style:name="P20" style:family="paragraph">
      <loext:graphic-properties draw:fill="none"/>
      <style:paragraph-properties fo:text-align="center"/>
      <style:text-properties fo:color="#c9211e" loext:opacity="100%"/>
    </style:style>
    <style:style style:name="P21" style:family="paragraph">
      <loext:graphic-properties draw:fill-color="#4477aa"/>
      <style:paragraph-properties fo:text-align="center"/>
    </style:style>
    <style:style style:name="P22" style:family="paragraph">
      <loext:graphic-properties draw:fill="solid" draw:fill-color="#888888" draw:opacity="100%"/>
      <style:paragraph-properties fo:text-align="center"/>
    </style:style>
    <style:style style:name="P23" style:family="paragraph">
      <loext:graphic-properties draw:fill-color="#ffffff"/>
      <style:paragraph-properties fo:text-align="center"/>
    </style:style>
    <style:style style:name="P24" style:family="paragraph">
      <loext:graphic-properties draw:fill-color="#000000"/>
      <style:paragraph-properties fo:text-align="center"/>
    </style:style>
    <style:style style:name="P25" style:family="paragraph">
      <loext:graphic-properties draw:fill="bitmap" draw:fill-color="#555555" draw:fill-image-name="Studio"/>
      <style:paragraph-properties fo:text-align="center"/>
    </style:style>
    <style:style style:name="P26" style:family="paragraph">
      <loext:graphic-properties draw:fill="none"/>
      <style:paragraph-properties fo:text-align="center"/>
      <style:text-properties fo:font-size="24pt" style:font-size-asian="21pt" style:font-size-complex="21pt"/>
    </style:style>
    <style:style style:name="P27" style:family="paragraph">
      <loext:graphic-properties draw:fill="none" draw:fill-color="#ffffff"/>
      <style:text-properties style:font-name="Palatino LT Std1" fo:font-size="26pt" style:font-size-asian="22pt" style:font-size-complex="22pt"/>
    </style:style>
    <style:style style:name="P28" style:family="paragraph">
      <style:paragraph-properties fo:text-align="center"/>
      <style:text-properties fo:color="#228833" loext:opacity="100%" fo:font-weight="bold" style:font-weight-asian="bold" style:font-weight-complex="bold"/>
    </style:style>
    <style:style style:name="P29" style:family="paragraph">
      <loext:graphic-properties draw:fill="none"/>
      <style:paragraph-properties fo:text-align="center" style:writing-mode="lr-tb"/>
      <style:text-properties fo:color="#228833" loext:opacity="100%" fo:font-weight="bold" style:font-weight-asian="bold" style:font-weight-complex="bold"/>
    </style:style>
    <style:style style:name="P30" style:family="paragraph">
      <style:paragraph-properties fo:text-align="center"/>
      <style:text-properties fo:color="#66ccee" loext:opacity="100%" fo:font-weight="bold" style:font-weight-asian="bold" style:font-weight-complex="bold"/>
    </style:style>
    <style:style style:name="P31" style:family="paragraph">
      <loext:graphic-properties draw:fill="none"/>
      <style:paragraph-properties fo:text-align="center" style:writing-mode="lr-tb"/>
      <style:text-properties fo:color="#66ccee" loext:opacity="100%" fo:font-weight="bold" style:font-weight-asian="bold" style:font-weight-complex="bold"/>
    </style:style>
    <style:style style:name="P32" style:family="paragraph">
      <style:paragraph-properties fo:text-align="center"/>
      <style:text-properties fo:color="#ee6677" loext:opacity="100%" fo:font-weight="bold" style:font-weight-asian="bold" style:font-weight-complex="bold"/>
    </style:style>
    <style:style style:name="P33" style:family="paragraph">
      <loext:graphic-properties draw:fill="none"/>
      <style:paragraph-properties fo:text-align="center" style:writing-mode="lr-tb"/>
      <style:text-properties fo:color="#ee6677" loext:opacity="100%" fo:font-weight="bold" style:font-weight-asian="bold" style:font-weight-complex="bold"/>
    </style:style>
    <style:style style:name="P34" style:family="paragraph">
      <style:paragraph-properties fo:text-align="center"/>
    </style:style>
    <style:style style:name="P35" style:family="paragraph">
      <loext:graphic-properties draw:fill="none" draw:fill-color="#ffffff"/>
      <style:paragraph-properties fo:text-align="center"/>
      <style:text-properties fo:font-size="13pt" style:font-size-asian="11pt" style:font-size-complex="11pt"/>
    </style:style>
    <style:style style:name="P36" style:family="paragraph">
      <loext:graphic-properties draw:fill="none" draw:fill-color="#ffffff"/>
      <style:paragraph-properties fo:text-align="center"/>
      <style:text-properties fo:color="#aa3377" loext:opacity="100%" style:font-name="Palatino LT Std1" fo:font-size="16pt" style:font-size-asian="14pt" style:font-size-complex="14pt"/>
    </style:style>
    <style:style style:name="P37" style:family="paragraph">
      <loext:graphic-properties draw:fill="none" draw:fill-color="#ffffff"/>
      <style:paragraph-properties fo:text-align="center"/>
      <style:text-properties fo:color="#ee6677" loext:opacity="100%" style:font-name="Palatino LT Std1" fo:font-size="16pt" style:font-size-asian="14pt" style:font-size-complex="14pt"/>
    </style:style>
    <style:style style:name="P38" style:family="paragraph">
      <loext:graphic-properties draw:fill="none" draw:fill-color="#ffffff"/>
      <style:paragraph-properties fo:text-align="center"/>
      <style:text-properties fo:color="#000000" loext:opacity="100%"/>
    </style:style>
    <style:style style:name="P39" style:family="paragraph">
      <loext:graphic-properties draw:fill="none" draw:fill-color="#ffffff"/>
      <style:text-properties fo:color="#555555" loext:opacity="100%" style:font-name="Palatino LT Std1" fo:font-size="28pt" fo:font-style="italic" style:font-size-asian="24pt" style:font-style-asian="italic" style:font-size-complex="24pt" style:font-style-complex="italic"/>
    </style:style>
    <style:style style:name="P40" style:family="paragraph">
      <loext:graphic-properties draw:fill="solid" draw:fill-color="#4477aa"/>
      <style:paragraph-properties fo:text-align="center"/>
    </style:style>
    <style:style style:name="P41" style:family="paragraph">
      <loext:graphic-properties draw:fill="solid" draw:fill-color="#66ccee"/>
      <style:paragraph-properties fo:text-align="center"/>
    </style:style>
    <style:style style:name="P42" style:family="paragraph">
      <loext:graphic-properties draw:fill="none" draw:fill-color="#ffffff"/>
      <style:paragraph-properties fo:text-align="center"/>
      <style:text-properties fo:font-size="16pt" style:font-size-asian="14pt" style:font-size-complex="14pt"/>
    </style:style>
    <style:style style:name="P43" style:family="paragraph">
      <loext:graphic-properties draw:fill="solid" draw:fill-color="#aa3377"/>
      <style:paragraph-properties fo:text-align="center"/>
      <style:text-properties fo:color="#aa3377" loext:opacity="100%"/>
    </style:style>
    <style:style style:name="P44" style:family="paragraph">
      <loext:graphic-properties draw:fill="none" draw:fill-color="#ffffff"/>
      <style:text-properties fo:color="#228833" loext:opacity="100%" fo:font-weight="bold" style:font-weight-asian="bold" style:font-weight-complex="bold"/>
    </style:style>
    <style:style style:name="P45" style:family="paragraph">
      <loext:graphic-properties draw:fill-color="#ffffff"/>
      <style:paragraph-properties fo:text-align="center"/>
      <style:text-properties fo:color="#228833" loext:opacity="100%"/>
    </style:style>
    <style:style style:name="P46" style:family="paragraph">
      <loext:graphic-properties draw:fill="none" draw:fill-color="#ffffff"/>
      <style:text-properties style:font-name="Palatino LT Std1" fo:font-size="54pt" style:font-size-asian="44pt" style:font-size-complex="44pt"/>
    </style:style>
    <style:style style:name="P47" style:family="paragraph">
      <loext:graphic-properties draw:fill="none" draw:fill-color="#ffffff"/>
      <style:text-properties fo:color="#228833" loext:opacity="100%" style:font-name="Palatino LT Std1" fo:font-size="32pt" fo:font-style="normal" style:font-size-asian="26pt" style:font-size-complex="26pt"/>
    </style:style>
    <style:style style:name="P48" style:family="paragraph">
      <loext:graphic-properties draw:fill="none" draw:fill-color="#ffffff"/>
      <style:text-properties fo:color="#228833" loext:opacity="100%" style:font-name="Palatino LT Std1" fo:font-size="22pt" fo:font-style="normal" style:font-size-asian="20pt" style:font-size-complex="20pt"/>
    </style:style>
    <style:style style:name="P49" style:family="paragraph">
      <loext:graphic-properties draw:fill="none" draw:fill-color="#ffffff"/>
      <style:text-properties style:font-name="Palatino LT Std1" fo:font-size="24pt" fo:font-style="normal" style:font-size-asian="21pt" style:font-size-complex="21pt"/>
    </style:style>
    <style:style style:name="P50" style:family="paragraph">
      <style:paragraph-properties fo:margin-left="0cm" fo:margin-right="0cm" fo:margin-top="0cm" fo:margin-bottom="0cm" fo:line-height="100%" fo:text-align="center" fo:text-indent="0cm"/>
    </style:style>
    <style:style style:name="P51" style:family="paragraph">
      <loext:graphic-properties draw:fill="none"/>
      <style:paragraph-properties fo:margin-left="0cm" fo:margin-right="0cm" fo:margin-top="0cm" fo:margin-bottom="0cm" fo:line-height="100%" fo:text-align="center" fo:text-indent="0cm"/>
      <style:text-properties fo:color="#228833" loext:opacity="100%" style:font-name="Palatino LT Std1"/>
    </style:style>
    <style:style style:name="P52" style:family="paragraph">
      <loext:graphic-properties draw:fill-color="#bbbbbb"/>
      <style:paragraph-properties fo:text-align="center"/>
    </style:style>
    <style:style style:name="P53" style:family="paragraph">
      <loext:graphic-properties draw:fill="none" draw:fill-color="#ffffff"/>
      <style:text-properties fo:color="#228833" loext:opacity="100%" style:font-name="Palatino LT Std1"/>
    </style:style>
    <style:style style:name="P54" style:family="paragraph">
      <loext:graphic-properties draw:fill-color="#bbbbbb" draw:opacity="25%"/>
      <style:paragraph-properties fo:text-align="center"/>
    </style:style>
    <style:style style:name="P55" style:family="paragraph">
      <style:paragraph-properties fo:text-align="center"/>
      <style:text-properties fo:color="#bbbbbb" loext:opacity="100%"/>
    </style:style>
    <style:style style:name="P56" style:family="paragraph">
      <loext:graphic-properties draw:fill="none" draw:fill-color="#ffffff"/>
      <style:text-properties fo:color="#bbbbbb" loext:opacity="100%" style:font-name="Palatino LT Std1" fo:font-size="28pt" fo:font-style="italic" style:font-size-asian="24pt" style:font-style-asian="italic" style:font-size-complex="24pt" style:font-style-complex="italic"/>
    </style:style>
    <style:style style:name="P57" style:family="paragraph">
      <loext:graphic-properties draw:fill="none" draw:fill-color="#ffffff"/>
      <style:paragraph-properties fo:text-align="center"/>
      <style:text-properties fo:color="#777777" loext:opacity="100%" style:font-name="Palatino LT Std1" fo:font-size="16pt" style:font-size-asian="14pt" style:font-size-complex="14pt"/>
    </style:style>
    <style:style style:name="P58" style:family="paragraph">
      <loext:graphic-properties draw:fill-color="#66ccee" draw:opacity="50%"/>
      <style:paragraph-properties fo:text-align="center"/>
    </style:style>
    <style:style style:name="P59" style:family="paragraph">
      <style:paragraph-properties fo:margin-left="0cm" fo:margin-right="0cm" fo:margin-top="0cm" fo:margin-bottom="0cm" fo:line-height="115%" fo:text-align="center" fo:text-indent="0cm"/>
    </style:style>
    <style:style style:name="P60" style:family="paragraph">
      <loext:graphic-properties draw:fill="none" draw:fill-color="#ffffff"/>
      <style:paragraph-properties fo:text-align="center"/>
      <style:text-properties fo:color="#ee6677" loext:opacity="100%" style:font-name="Palatino LT Std1" fo:font-size="18pt" style:text-underline-style="none" style:font-size-asian="15pt" style:font-size-complex="15pt"/>
    </style:style>
    <style:style style:name="P61" style:family="paragraph">
      <loext:graphic-properties draw:fill-color="#bbbbbb" draw:opacity="50%"/>
      <style:paragraph-properties fo:text-align="center"/>
    </style:style>
    <style:style style:name="P62" style:family="paragraph">
      <loext:graphic-properties draw:fill-color="#228833" draw:opacity="50%"/>
      <style:paragraph-properties fo:text-align="center"/>
    </style:style>
    <style:style style:name="P63" style:family="paragraph">
      <loext:graphic-properties draw:fill="hatch" draw:fill-color="#ee6677" draw:fill-hatch-name="Red_20_-45_20_Degrees_20_Triple" draw:opacity="50%"/>
      <style:paragraph-properties fo:text-align="center"/>
    </style:style>
    <style:style style:name="P64" style:family="paragraph">
      <loext:graphic-properties draw:fill="hatch" draw:fill-hatch-name="Green_20_90_20_Degrees_20_Triple"/>
      <style:paragraph-properties fo:text-align="center"/>
    </style:style>
    <style:style style:name="P65" style:family="paragraph">
      <loext:graphic-properties draw:fill="solid" draw:fill-color="#ee6677"/>
      <style:paragraph-properties fo:text-align="center"/>
    </style:style>
    <style:style style:name="P66" style:family="paragraph">
      <loext:graphic-properties draw:fill="solid" draw:fill-color="#aa3377"/>
      <style:paragraph-properties fo:text-align="center"/>
    </style:style>
    <style:style style:name="P67" style:family="paragraph">
      <style:paragraph-properties fo:text-align="center"/>
      <style:text-properties fo:color="#555555" loext:opacity="100%"/>
    </style:style>
    <style:style style:name="P68" style:family="paragraph">
      <loext:graphic-properties draw:fill-color="#aa3377" draw:opacity="50%"/>
      <style:paragraph-properties fo:text-align="center"/>
    </style:style>
    <style:style style:name="P69" style:family="paragraph">
      <loext:graphic-properties draw:fill="none" draw:fill-color="#ffffff"/>
      <style:text-properties fo:color="#4477aa" loext:opacity="100%" fo:font-size="15pt" style:font-size-asian="13pt" style:font-size-complex="13pt"/>
    </style:style>
    <style:style style:name="P70" style:family="paragraph">
      <loext:graphic-properties draw:fill="none" draw:fill-color="#ffffff"/>
      <style:text-properties style:font-name="Palatino LT Std1"/>
    </style:style>
    <style:style style:name="P71" style:family="paragraph">
      <style:paragraph-properties fo:line-height="100%" fo:text-align="center"/>
    </style:style>
    <style:style style:name="P72" style:family="paragraph">
      <loext:graphic-properties draw:fill="none"/>
      <style:paragraph-properties fo:line-height="100%" fo:text-align="center"/>
      <style:text-properties fo:color="#4477aa" loext:opacity="100%" fo:font-size="13pt" fo:font-style="italic" style:font-size-asian="11pt" style:font-style-asian="italic" style:font-size-complex="11pt" style:font-style-complex="italic"/>
    </style:style>
    <style:style style:name="P73" style:family="paragraph">
      <loext:graphic-properties draw:fill="none" draw:fill-color="#ffffff"/>
      <style:text-properties fo:color="#aa3377" loext:opacity="100%" fo:font-size="15pt" style:font-size-asian="13pt" style:font-size-complex="13pt"/>
    </style:style>
    <style:style style:name="P74" style:family="paragraph">
      <loext:graphic-properties draw:fill="none"/>
      <style:paragraph-properties fo:line-height="100%" fo:text-align="center"/>
      <style:text-properties fo:color="#aa3377" loext:opacity="100%" fo:font-size="13pt" fo:font-style="italic" style:font-size-asian="11pt" style:font-style-asian="italic" style:font-size-complex="11pt" style:font-style-complex="italic"/>
    </style:style>
    <style:style style:name="P75" style:family="paragraph">
      <loext:graphic-properties draw:fill-color="#ee6677" draw:opacity="50%"/>
      <style:paragraph-properties fo:text-align="center"/>
    </style:style>
    <style:style style:name="P76" style:family="paragraph">
      <loext:graphic-properties draw:fill-color="#ee6677" draw:opacity="75%"/>
      <style:paragraph-properties fo:text-align="center"/>
    </style:style>
    <style:style style:name="P77" style:family="paragraph">
      <loext:graphic-properties draw:fill-color="#aa3377" draw:opacity="75%"/>
      <style:paragraph-properties fo:text-align="center"/>
    </style:style>
    <style:style style:name="P78" style:family="paragraph">
      <style:paragraph-properties fo:text-align="end"/>
    </style:style>
    <style:style style:name="P79" style:family="paragraph">
      <loext:graphic-properties draw:fill="none" draw:fill-color="#ffffff"/>
      <style:paragraph-properties fo:text-align="end"/>
      <style:text-properties fo:color="#aa3377" loext:opacity="100%" style:font-name="Palatino LT Std1" fo:font-size="32pt" style:font-size-asian="26pt" style:font-size-complex="26pt"/>
    </style:style>
    <style:style style:name="P80" style:family="paragraph">
      <loext:graphic-properties draw:fill="none" draw:fill-color="#ffffff"/>
      <style:text-properties fo:color="#66ccee" loext:opacity="100%" fo:font-size="44pt" fo:font-style="italic" style:font-size-asian="40pt" style:font-style-asian="italic" style:font-size-complex="40pt" style:font-style-complex="italic"/>
    </style:style>
    <style:style style:name="P81" style:family="paragraph">
      <loext:graphic-properties draw:fill="none" draw:fill-color="#ffffff"/>
      <style:text-properties fo:color="#ccbb44" loext:opacity="100%" fo:font-size="44pt" fo:font-style="italic" style:font-size-asian="40pt" style:font-style-asian="italic" style:font-size-complex="40pt" style:font-style-complex="italic"/>
    </style:style>
    <style:style style:name="P82" style:family="paragraph">
      <loext:graphic-properties draw:fill="none" draw:fill-color="#ffffff"/>
      <style:paragraph-properties fo:text-align="end"/>
      <style:text-properties fo:color="#777777" loext:opacity="100%" style:font-name="Palatino LT Std1" fo:font-size="40pt" style:font-size-asian="32pt" style:font-size-complex="32pt"/>
    </style:style>
    <style:style style:name="P83" style:family="paragraph">
      <loext:graphic-properties draw:fill="none" draw:fill-color="#ffffff"/>
      <style:text-properties fo:color="#555555" loext:opacity="100%" fo:font-size="32pt" fo:font-style="italic" style:font-size-asian="26pt" style:font-style-asian="italic" style:font-size-complex="26pt" style:font-style-complex="italic"/>
    </style:style>
    <style:style style:name="P84"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5" style:family="paragraph">
      <style:paragraph-properties fo:margin-left="0cm" fo:margin-right="0cm" fo:margin-top="0cm" fo:margin-bottom="0cm" fo:line-height="100%" fo:text-align="center" fo:text-indent="0cm"/>
      <style:text-properties fo:font-variant="normal" fo:text-transform="none" fo:color="#66ccee" loext:opacity="100%" style:text-outline="false" style:text-line-through-style="none" style:text-line-through-type="none"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6" style:family="paragraph">
      <loext:graphic-properties draw:fill="none" draw:fill-color="#ffffff"/>
      <style:paragraph-properties fo:text-align="end"/>
      <style:text-properties fo:color="#4477aa" loext:opacity="100%" style:font-name="Palatino LT Std1" fo:font-size="40pt" style:font-size-asian="32pt" style:font-size-complex="32pt"/>
    </style:style>
    <style:style style:name="P87" style:family="paragraph">
      <loext:graphic-properties draw:fill="none" draw:fill-color="#ffffff"/>
      <style:text-properties fo:color="#ee6677" loext:opacity="100%" fo:font-size="44pt" fo:font-style="italic" style:font-size-asian="40pt" style:font-style-asian="italic" style:font-size-complex="40pt" style:font-style-complex="italic"/>
    </style:style>
    <style:style style:name="P88" style:family="paragraph">
      <loext:graphic-properties draw:fill="none" draw:fill-color="#ffffff"/>
      <style:paragraph-properties fo:text-align="end"/>
      <style:text-properties fo:color="#228833" loext:opacity="100%" style:font-name="Palatino LT Std1" fo:font-size="40pt" style:font-size-asian="32pt" style:font-size-complex="32pt"/>
    </style:style>
    <style:style style:name="P89" style:family="paragraph">
      <loext:graphic-properties draw:fill="none" draw:fill-color="#ffffff"/>
      <style:paragraph-properties fo:text-align="end"/>
      <style:text-properties fo:color="#ccbb44" loext:opacity="100%" style:font-name="Palatino LT Std1" fo:font-size="32pt" style:font-size-asian="26pt" style:font-size-complex="26pt"/>
    </style:style>
    <style:style style:name="P90" style:family="paragraph">
      <loext:graphic-properties draw:fill="none" draw:fill-color="#ffffff"/>
      <style:paragraph-properties fo:text-align="end"/>
      <style:text-properties fo:color="#ccbb44" loext:opacity="100%" style:font-name="Palatino LT Std1" fo:font-size="40pt" style:font-size-asian="32pt" style:font-size-complex="32pt"/>
    </style:style>
    <style:style style:name="P91" style:family="paragraph">
      <loext:graphic-properties draw:fill="hatch" draw:fill-hatch-name="Green_20_30_20_Degrees"/>
      <style:paragraph-properties fo:text-align="center"/>
    </style:style>
    <style:style style:name="P92" style:family="paragraph">
      <loext:graphic-properties draw:fill="solid" draw:fill-color="#66ccee" draw:opacity="50%"/>
      <style:paragraph-properties fo:text-align="center"/>
    </style:style>
    <style:style style:name="P93" style:family="paragraph">
      <loext:graphic-properties draw:fill="solid" draw:fill-color="#66ccee" draw:opacity="25%"/>
      <style:paragraph-properties fo:text-align="center"/>
    </style:style>
    <style:style style:name="P94" style:family="paragraph">
      <loext:graphic-properties draw:fill="none" draw:fill-color="#ffffff"/>
      <style:text-properties fo:color="#ccbb44" loext:opacity="100%" fo:font-size="42pt" style:font-size-asian="36pt" style:font-size-complex="36pt"/>
    </style:style>
    <style:style style:name="P95" style:family="paragraph">
      <loext:graphic-properties draw:fill="none" draw:fill-color="#ffffff"/>
      <style:text-properties fo:color="#ccbb44" loext:opacity="100%" fo:font-size="36pt" style:font-size-asian="28pt" style:font-size-complex="28pt"/>
    </style:style>
    <style:style style:name="P96" style:family="paragraph">
      <loext:graphic-properties draw:fill="none" draw:fill-color="#ffffff"/>
      <style:text-properties fo:color="#aa3377" loext:opacity="100%" fo:font-size="36pt" fo:font-weight="bold" style:font-size-asian="28pt" style:font-weight-asian="bold" style:font-size-complex="28pt" style:font-weight-complex="bold"/>
    </style:style>
    <style:style style:name="P97" style:family="paragraph">
      <loext:graphic-properties draw:fill-color="#777777"/>
      <style:paragraph-properties fo:text-align="center"/>
    </style:style>
    <style:style style:name="P98" style:family="paragraph">
      <loext:graphic-properties draw:fill="none" draw:fill-color="#ffffff"/>
      <style:text-properties fo:color="#777777" loext:opacity="100%" fo:font-style="italic" style:font-style-asian="italic" style:font-style-complex="italic"/>
    </style:style>
    <style:style style:name="P99" style:family="paragraph">
      <loext:graphic-properties draw:fill="none" draw:fill-color="#ffffff"/>
      <style:text-properties fo:color="#000000" loext:opacity="100%" fo:font-style="italic" style:font-style-asian="italic" style:font-style-complex="italic"/>
    </style:style>
    <style:style style:name="P100" style:family="paragraph">
      <loext:graphic-properties draw:fill="none" draw:fill-color="#ffffff"/>
      <style:text-properties fo:color="#ee6677" loext:opacity="100%" fo:font-style="italic" style:font-style-asian="italic" style:font-style-complex="italic"/>
    </style:style>
    <style:style style:name="P101" style:family="paragraph">
      <loext:graphic-properties draw:fill="none" draw:fill-color="#ffffff"/>
      <style:text-properties fo:color="#4477aa" loext:opacity="100%" fo:font-style="italic" style:font-style-asian="italic" style:font-style-complex="italic"/>
    </style:style>
    <style:style style:name="P102" style:family="paragraph">
      <loext:graphic-properties draw:fill="solid" draw:fill-color="#e7fdff"/>
      <style:paragraph-properties fo:text-align="center"/>
    </style:style>
    <style:style style:name="P103" style:family="paragraph">
      <loext:graphic-properties draw:fill="bitmap" draw:fill-color="#66ccee" draw:fill-image-name="Pool" draw:opacity="25%"/>
      <style:paragraph-properties fo:text-align="center"/>
    </style:style>
    <style:style style:name="P104" style:family="paragraph">
      <loext:graphic-properties draw:fill="solid" draw:fill-color="#228833"/>
      <style:paragraph-properties fo:text-align="center"/>
      <style:text-properties fo:color="#228833" loext:opacity="100%"/>
    </style:style>
    <style:style style:name="P105" style:family="paragraph">
      <loext:graphic-properties draw:fill="none"/>
      <style:text-properties fo:color="#228833" loext:opacity="100%"/>
    </style:style>
    <style:style style:name="P106" style:family="paragraph">
      <loext:graphic-properties draw:fill="none"/>
      <style:text-properties fo:color="#aa3377" loext:opacity="100%"/>
    </style:style>
    <style:style style:name="P107" style:family="paragraph">
      <loext:graphic-properties draw:fill="solid" draw:fill-color="#555555" draw:opacity="25%"/>
      <style:paragraph-properties fo:text-align="center"/>
    </style:style>
    <style:style style:name="P108" style:family="paragraph">
      <loext:graphic-properties draw:fill-color="#ee6677"/>
      <style:paragraph-properties fo:text-align="center"/>
    </style:style>
    <style:style style:name="P109" style:family="paragraph">
      <loext:graphic-properties draw:fill="solid" draw:fill-color="#bbbbbb" draw:opacity="25%"/>
      <style:paragraph-properties fo:text-align="center"/>
    </style:style>
    <style:style style:name="P110" style:family="paragraph">
      <loext:graphic-properties draw:fill="none" draw:fill-color="#ffffff"/>
      <style:text-properties fo:color="#aa3377" loext:opacity="100%" style:font-name="Palatino LT Std1"/>
    </style:style>
    <style:style style:name="P111" style:family="paragraph">
      <style:paragraph-properties fo:text-align="center"/>
      <style:text-properties fo:color="#4477aa" loext:opacity="100%"/>
    </style:style>
    <style:style style:name="P112" style:family="paragraph">
      <loext:graphic-properties draw:fill-color="#ccbb44" draw:opacity="80%"/>
      <style:paragraph-properties fo:text-align="center" style:writing-mode="lr-tb"/>
    </style:style>
    <style:style style:name="P113" style:family="paragraph">
      <loext:graphic-properties draw:fill="none" draw:fill-color="#ffffff"/>
      <style:text-properties fo:color="#4477aa" loext:opacity="100%" style:font-name="Palatino LT Std1" fo:font-weight="bold" style:font-weight-asian="bold" style:font-weight-complex="bold"/>
    </style:style>
    <style:style style:name="P114" style:family="paragraph">
      <loext:graphic-properties draw:fill-color="#aa3377"/>
      <style:paragraph-properties fo:text-align="center"/>
    </style:style>
    <style:style style:name="P115" style:family="paragraph">
      <loext:graphic-properties draw:fill="none" draw:fill-color="#ffffff"/>
      <style:text-properties fo:color="#aa3377" loext:opacity="100%" style:font-name="Palatino LT Std1" fo:font-weight="bold" style:font-weight-asian="bold" style:font-weight-complex="bold"/>
    </style:style>
    <style:style style:name="P116" style:family="paragraph">
      <loext:graphic-properties draw:fill="none" draw:fill-color="#ffffff"/>
      <style:text-properties fo:color="#aa3377" loext:opacity="100%" style:font-name="Palatino LT Std1" fo:font-size="21pt"/>
    </style:style>
    <style:style style:name="P117" style:family="paragraph">
      <loext:graphic-properties draw:fill="none" draw:fill-color="#ffffff"/>
      <style:text-properties fo:color="#4477aa" loext:opacity="100%" style:font-name="Palatino LT Std1" fo:font-style="normal" style:font-style-asian="normal" style:font-style-complex="normal"/>
    </style:style>
    <style:style style:name="P118" style:family="paragraph">
      <loext:graphic-properties draw:fill="none" draw:fill-color="#ffffff"/>
      <style:text-properties fo:color="#aa3377" loext:opacity="100%" style:font-name="Palatino LT Std1" fo:font-style="normal" style:font-style-asian="normal" style:font-style-complex="normal"/>
    </style:style>
    <style:style style:name="P119" style:family="paragraph">
      <loext:graphic-properties draw:fill="none" draw:fill-color="#ffffff"/>
      <style:paragraph-properties fo:text-align="center"/>
      <style:text-properties fo:color="#777777" loext:opacity="100%" style:font-name="Palatino LT Std1"/>
    </style:style>
    <style:style style:name="P120" style:family="paragraph">
      <style:paragraph-properties fo:text-align="center"/>
      <style:text-properties fo:color="#66ccee" loext:opacity="100%"/>
    </style:style>
    <style:style style:name="P121" style:family="paragraph">
      <loext:graphic-properties draw:fill="none" draw:fill-color="#ffffff"/>
      <style:text-properties fo:color="#66ccee" loext:opacity="100%" style:font-name="Palatino LT Std1" fo:font-size="22pt" style:font-size-asian="20pt" style:font-size-complex="20pt"/>
    </style:style>
    <style:style style:name="P122" style:family="paragraph">
      <loext:graphic-properties draw:fill="none" draw:fill-color="#ffffff"/>
      <style:text-properties fo:color="#4477aa" loext:opacity="100%" style:font-name="Palatino LT Std1" fo:font-size="22pt" style:font-size-asian="20pt" style:font-size-complex="20pt"/>
    </style:style>
    <style:style style:name="P123" style:family="paragraph">
      <loext:graphic-properties draw:fill="solid" draw:fill-color="#555555" draw:opacity="50%"/>
      <style:paragraph-properties fo:text-align="center"/>
    </style:style>
    <style:style style:name="P124" style:family="paragraph">
      <loext:graphic-properties draw:fill="none" draw:fill-color="#ffffff"/>
      <style:text-properties fo:color="#bbbbbb" loext:opacity="100%" style:font-name="Palatino LT Std1" fo:font-size="16pt" fo:font-style="italic" style:font-size-asian="14pt" style:font-style-asian="italic" style:font-size-complex="14pt" style:font-style-complex="italic"/>
    </style:style>
    <style:style style:name="P125" style:family="paragraph">
      <loext:graphic-properties draw:fill="none" draw:fill-color="#ffffff"/>
      <style:text-properties fo:color="#555555" loext:opacity="100%" style:font-name="Palatino LT Std1" fo:font-size="20pt" fo:font-style="italic" style:font-size-asian="16pt" style:font-style-asian="italic" style:font-size-complex="16pt" style:font-style-complex="italic"/>
    </style:style>
    <style:style style:name="P126" style:family="paragraph">
      <loext:graphic-properties draw:fill="none" draw:fill-color="#ffffff"/>
      <style:text-properties fo:color="#4477aa" loext:opacity="100%"/>
    </style:style>
    <style:style style:name="P127" style:family="paragraph">
      <loext:graphic-properties draw:fill="none" draw:fill-color="#ffffff"/>
      <style:text-properties fo:color="#aa3377" loext:opacity="100%"/>
    </style:style>
    <style:style style:name="P128" style:family="paragraph">
      <loext:graphic-properties draw:fill="none" draw:fill-color="#ffffff"/>
      <style:text-properties fo:color="#4477aa" loext:opacity="100%" style:font-name="Palatino LT Std1" fo:font-size="24pt" style:font-size-asian="21pt" style:font-size-complex="21pt"/>
    </style:style>
    <style:style style:name="P129" style:family="paragraph">
      <loext:graphic-properties draw:fill="none" draw:fill-color="#ffffff"/>
      <style:text-properties fo:color="#aa3377" loext:opacity="100%" style:font-name="Palatino LT Std1" fo:font-size="24pt" style:font-size-asian="21pt" style:font-size-complex="21pt"/>
    </style:style>
    <style:style style:name="P130" style:family="paragraph">
      <loext:graphic-properties draw:fill="solid" draw:fill-color="#aa3377" draw:opacity="100%"/>
      <style:paragraph-properties fo:text-align="center"/>
    </style:style>
    <style:style style:name="P131" style:family="paragraph">
      <loext:graphic-properties draw:fill="none" draw:fill-color="#ffffff"/>
      <style:text-properties fo:color="#66ccee" loext:opacity="100%" style:font-name="Palatino LT Std1" fo:font-style="normal" style:font-style-asian="normal" style:font-style-complex="normal"/>
    </style:style>
    <style:style style:name="P132" style:family="paragraph">
      <loext:graphic-properties draw:fill="none" draw:fill-color="#ffffff"/>
      <style:text-properties fo:color="#ee6677" loext:opacity="100%" style:font-name="Palatino LT Std1" fo:font-style="normal" style:font-style-asian="normal" style:font-style-complex="normal"/>
    </style:style>
    <style:style style:name="P133" style:family="paragraph">
      <loext:graphic-properties draw:fill="none"/>
      <style:paragraph-properties fo:text-align="center"/>
      <style:text-properties fo:font-size="20pt" style:font-size-asian="16pt" style:font-size-complex="16pt"/>
    </style:style>
    <style:style style:name="P134" style:family="paragraph">
      <loext:graphic-properties draw:fill="solid" draw:fill-color="#aa3377" draw:opacity="100%"/>
      <style:paragraph-properties fo:text-align="center"/>
      <style:text-properties fo:font-size="20pt" style:font-size-asian="16pt" style:font-size-complex="16pt"/>
    </style:style>
    <style:style style:name="P135" style:family="paragraph">
      <loext:graphic-properties draw:fill="none" draw:fill-color="#ffffff"/>
      <style:text-properties fo:color="#4477aa" loext:opacity="100%" style:font-name="Palatino LT Std1" fo:font-size="20pt" fo:font-style="normal" style:font-size-asian="16pt" style:font-style-asian="normal" style:font-size-complex="16pt" style:font-style-complex="normal"/>
    </style:style>
    <style:style style:name="P136" style:family="paragraph">
      <loext:graphic-properties draw:fill="none" draw:fill-color="#ffffff"/>
      <style:text-properties fo:color="#66ccee" loext:opacity="100%" style:font-name="Palatino LT Std1" fo:font-size="20pt" fo:font-style="normal" style:font-size-asian="16pt" style:font-style-asian="normal" style:font-size-complex="16pt" style:font-style-complex="normal"/>
    </style:style>
    <style:style style:name="P137" style:family="paragraph">
      <loext:graphic-properties draw:fill="none" draw:fill-color="#ffffff"/>
      <style:text-properties fo:color="#aa3377" loext:opacity="100%" style:font-name="Palatino LT Std1" fo:font-size="20pt" fo:font-style="normal" style:font-size-asian="16pt" style:font-style-asian="normal" style:font-size-complex="16pt" style:font-style-complex="normal"/>
    </style:style>
    <style:style style:name="P138" style:family="paragraph">
      <loext:graphic-properties draw:fill="none" draw:fill-color="#ffffff"/>
      <style:text-properties fo:color="#ee6677" loext:opacity="100%" style:font-name="Palatino LT Std1" fo:font-size="20pt" fo:font-style="normal" style:font-size-asian="16pt" style:font-style-asian="normal" style:font-size-complex="16pt" style:font-style-complex="normal"/>
    </style:style>
    <style:style style:name="P139"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0" style:family="paragraph">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Palatino LT Std1"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41" style:family="paragraph">
      <loext:graphic-properties draw:fill="none" draw:fill-color="#ffffff"/>
      <style:text-properties style:font-name="Palatino LT Std1" fo:font-size="28pt" style:font-size-asian="28pt" style:font-size-complex="28pt"/>
    </style:style>
    <style:style style:name="P142" style:family="paragraph">
      <loext:graphic-properties draw:fill="none" draw:fill-color="#ffffff"/>
      <style:text-properties fo:color="#4477aa" loext:opacity="100%" style:font-name="Palatino LT Std1" fo:font-size="21pt" fo:font-weight="bold" style:font-weight-asian="bold" style:font-weight-complex="bold"/>
    </style:style>
    <style:style style:name="P143" style:family="paragraph">
      <loext:graphic-properties draw:fill="none" draw:fill-color="#bbbbbb" draw:opacity="25%"/>
      <style:paragraph-properties fo:text-align="center"/>
    </style:style>
    <style:style style:name="P144" style:family="paragraph">
      <loext:graphic-properties draw:fill-color="#4477aa" draw:opacity="95%"/>
      <style:paragraph-properties fo:text-align="center"/>
    </style:style>
    <style:style style:name="P145" style:family="paragraph">
      <loext:graphic-properties draw:fill-color="#404042"/>
      <style:paragraph-properties fo:text-align="center"/>
    </style:style>
    <style:style style:name="P146" style:family="paragraph">
      <loext:graphic-properties draw:fill="none"/>
      <style:paragraph-properties fo:text-align="center"/>
      <style:text-properties fo:font-weight="bold"/>
    </style:style>
    <style:style style:name="P147" style:family="paragraph">
      <loext:graphic-properties draw:fill-color="#404042"/>
      <style:paragraph-properties fo:text-align="center"/>
      <style:text-properties fo:font-weight="bold"/>
    </style:style>
    <style:style style:name="P148" style:family="paragraph">
      <loext:graphic-properties draw:fill-color="#ee6677"/>
      <style:paragraph-properties fo:text-align="center"/>
      <style:text-properties fo:font-weight="bold"/>
    </style:style>
    <style:style style:name="P149" style:family="paragraph">
      <loext:graphic-properties draw:fill-color="#4477aa"/>
      <style:paragraph-properties fo:text-align="center"/>
      <style:text-properties fo:font-weight="bold"/>
    </style:style>
    <style:style style:name="P150" style:family="paragraph">
      <loext:graphic-properties draw:fill-color="#4477aa" draw:opacity="80%"/>
      <style:paragraph-properties fo:text-align="center"/>
    </style:style>
    <style:style style:name="P151" style:family="paragraph">
      <loext:graphic-properties draw:opacity="25%"/>
      <style:paragraph-properties fo:text-align="center"/>
    </style:style>
    <style:style style:name="P152" style:family="paragraph">
      <loext:graphic-properties draw:fill-color="#aa3377" draw:opacity="25%"/>
      <style:paragraph-properties fo:text-align="center"/>
    </style:style>
    <style:style style:name="P153" style:family="paragraph">
      <loext:graphic-properties draw:fill="none" draw:fill-color="#ffffff"/>
      <style:text-properties style:font-name="Palatino LT Std1" fo:font-size="42pt" fo:font-style="italic" style:font-size-asian="36pt" style:font-style-asian="italic" style:font-size-complex="36pt" style:font-style-complex="italic"/>
    </style:style>
    <style:style style:name="P154" style:family="paragraph">
      <loext:graphic-properties draw:fill-color="#4477aa" draw:opacity="100%"/>
      <style:paragraph-properties fo:text-align="center"/>
    </style:style>
    <style:style style:name="P155" style:family="paragraph">
      <loext:graphic-properties draw:fill-color="#aa3377" draw:opacity="100%"/>
      <style:paragraph-properties fo:text-align="center"/>
    </style:style>
    <style:style style:name="P156" style:family="paragraph">
      <style:paragraph-properties fo:text-align="center"/>
      <style:text-properties fo:color="#777777" loext:opacity="100%"/>
    </style:style>
    <style:style style:name="P157" style:family="paragraph">
      <loext:graphic-properties draw:fill="none" draw:fill-color="#ffffff"/>
      <style:text-properties fo:color="#777777" loext:opacity="100%" style:font-name="Palatino LT Std1" fo:font-size="32pt" fo:font-style="italic" style:font-size-asian="26pt" style:font-style-asian="italic" style:font-size-complex="26pt" style:font-style-complex="italic"/>
    </style:style>
    <style:style style:name="P158" style:family="paragraph">
      <loext:graphic-properties draw:fill="none" draw:fill-color="#4477aa"/>
      <style:paragraph-properties fo:text-align="center"/>
    </style:style>
    <style:style style:name="P159" style:family="paragraph">
      <loext:graphic-properties draw:fill-color="#4477aa" draw:opacity="100%"/>
      <style:paragraph-properties fo:text-align="center" style:writing-mode="lr-tb"/>
    </style:style>
    <style:style style:name="P160" style:family="paragraph">
      <loext:graphic-properties draw:fill-color="#66ccee" draw:opacity="100%"/>
      <style:paragraph-properties fo:text-align="center" style:writing-mode="lr-tb"/>
    </style:style>
    <style:style style:name="P161" style:family="paragraph">
      <loext:graphic-properties draw:fill-color="#ccbb44" draw:opacity="100%"/>
      <style:paragraph-properties fo:text-align="center" style:writing-mode="lr-tb"/>
    </style:style>
    <style:style style:name="P162" style:family="paragraph">
      <style:paragraph-properties fo:margin-left="0cm" fo:margin-right="0cm" fo:margin-top="0cm" fo:margin-bottom="0cm" fo:line-height="100%" fo:text-indent="0cm"/>
    </style:style>
    <style:style style:name="P163" style:family="paragraph">
      <loext:graphic-properties draw:fill="none" draw:fill-color="#ffffff"/>
      <style:paragraph-properties fo:margin-left="0cm" fo:margin-right="0cm" fo:margin-top="0cm" fo:margin-bottom="0cm" fo:line-height="100%" fo:text-indent="0cm"/>
      <style:text-properties fo:color="#000000" loext:opacity="100%" fo:font-size="24pt" fo:font-weight="bold" fo:background-color="#bbbbbb" style:font-size-asian="21pt" style:font-size-complex="21pt"/>
    </style:style>
    <style:style style:name="P164" style:family="paragraph">
      <loext:graphic-properties draw:fill="none"/>
      <style:text-properties fo:color="#777777" loext:opacity="50%" fo:font-size="80pt" style:font-size-asian="66pt" style:font-size-complex="66pt"/>
    </style:style>
    <style:style style:name="P165" style:family="paragraph">
      <loext:graphic-properties draw:fill="none" draw:fill-color="#ffffff"/>
      <style:text-properties fo:color="#555555" loext:opacity="100%" style:font-name="Palatino LT Std1" fo:font-size="32pt" fo:font-style="italic" style:font-size-asian="26pt" style:font-style-asian="italic" style:font-size-complex="26pt" style:font-style-complex="italic"/>
    </style:style>
    <style:style style:name="P166"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67" style:family="paragraph">
      <style:paragraph-properties fo:margin-left="0cm" fo:margin-right="0cm" fo:margin-top="0cm" fo:margin-bottom="0cm" fo:line-height="100%" fo:text-align="center" fo:text-indent="0cm"/>
      <style:text-properties fo:font-variant="normal" fo:text-transform="none" fo:color="#c9211e" loext:opacity="100%" style:text-outline="false" style:text-line-through-style="none" style:text-line-through-type="none" fo:font-size="13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168" style:family="paragraph">
      <loext:graphic-properties draw:fill-color="#228833" draw:opacity="100%"/>
      <style:paragraph-properties fo:text-align="center" style:writing-mode="lr-tb"/>
    </style:style>
    <style:style style:name="P169" style:family="paragraph">
      <loext:graphic-properties draw:fill="none" draw:fill-color="#ffffff"/>
      <style:text-properties fo:color="#228833" loext:opacity="100%" fo:font-style="italic" fo:font-weight="bold" style:font-style-asian="italic" style:font-weight-asian="bold" style:font-style-complex="italic" style:font-weight-complex="bold"/>
    </style:style>
    <style:style style:name="P170" style:family="paragraph">
      <loext:graphic-properties draw:fill="none"/>
      <style:paragraph-properties fo:text-align="center"/>
      <style:text-properties fo:font-style="italic" style:font-style-asian="italic" style:font-style-complex="italic"/>
    </style:style>
    <style:style style:name="P171" style:family="paragraph">
      <loext:graphic-properties draw:fill="none" draw:fill-color="#ffffff"/>
      <style:text-properties fo:color="#aa3377" loext:opacity="100%" fo:font-size="24pt" fo:font-style="italic" fo:font-weight="normal" style:font-size-asian="21pt" style:font-style-asian="italic" style:font-weight-asian="normal" style:font-size-complex="21pt" style:font-style-complex="italic" style:font-weight-complex="normal"/>
    </style:style>
    <style:style style:name="P172"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3" style:family="paragraph">
      <style:paragraph-properties fo:margin-left="0cm" fo:margin-right="0cm" fo:margin-top="0cm" fo:margin-bottom="0cm" fo:line-height="100%" fo:text-align="center" fo:text-indent="0cm"/>
      <style:text-properties fo:font-variant="normal" fo:text-transform="none" fo:color="#ee6677" loext:opacity="100%" style:text-outline="false" style:text-line-through-style="none" style:text-line-through-type="none" fo:font-size="13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74" style:family="paragraph">
      <loext:graphic-properties draw:fill="none" draw:fill-color="#ffffff"/>
      <style:paragraph-properties fo:margin-left="0cm" fo:margin-right="0cm" fo:margin-top="0cm" fo:margin-bottom="0cm" fo:line-height="100%" fo:text-indent="0cm"/>
      <style:text-properties fo:color="#228833" loext:opacity="100%" fo:font-style="italic" fo:font-weight="bold" style:font-style-asian="italic" style:font-weight-asian="bold" style:font-style-complex="italic" style:font-weight-complex="bold"/>
    </style:style>
    <style:style style:name="P175" style:family="paragraph">
      <style:paragraph-properties fo:text-align="center"/>
      <style:text-properties fo:color="#ffffff" loext:opacity="100%" fo:font-style="italic" style:font-style-asian="italic" style:font-style-complex="italic"/>
    </style:style>
    <style:style style:name="P176" style:family="paragraph">
      <loext:graphic-properties draw:fill-color="#777777"/>
      <style:paragraph-properties fo:text-align="center" style:writing-mode="lr-tb"/>
      <style:text-properties fo:color="#ffffff" loext:opacity="100%" fo:font-style="italic" style:font-style-asian="italic" style:font-style-complex="italic"/>
    </style:style>
    <style:style style:name="P177" style:family="paragraph">
      <loext:graphic-properties draw:fill="none" draw:fill-color="#ffffff"/>
      <style:text-properties fo:color="#228833" loext:opacity="100%" fo:font-style="italic" style:font-style-asian="italic" style:font-style-complex="italic"/>
    </style:style>
    <style:style style:name="P178" style:family="paragraph">
      <loext:graphic-properties draw:fill="none" draw:fill-color="#ffffff"/>
      <style:text-properties fo:color="#555555" loext:opacity="100%" style:font-name="Palatino LT Std1" fo:font-size="20pt" fo:font-style="normal" style:font-size-asian="16pt" style:font-style-asian="normal" style:font-size-complex="16pt" style:font-style-complex="normal"/>
    </style:style>
    <style:style style:name="P179" style:family="paragraph">
      <loext:graphic-properties draw:fill="none" draw:fill-color="#ffffff"/>
      <style:paragraph-properties fo:text-align="center"/>
      <style:text-properties fo:color="#228833" loext:opacity="100%"/>
    </style:style>
    <style:style style:name="P180" style:family="paragraph">
      <loext:graphic-properties draw:fill="none" draw:fill-color="#ffffff"/>
      <style:paragraph-properties fo:text-align="center"/>
      <style:text-properties fo:color="#4477aa" loext:opacity="100%" fo:font-size="18pt" style:font-size-asian="15pt" style:font-size-complex="15pt"/>
    </style:style>
    <style:style style:name="P181" style:family="paragraph">
      <loext:graphic-properties draw:fill="none" draw:fill-color="#ffffff"/>
      <style:paragraph-properties fo:text-align="center"/>
      <style:text-properties fo:color="#aa3377" loext:opacity="100%" fo:font-size="18pt" style:font-size-asian="15pt" style:font-size-complex="15pt"/>
    </style:style>
    <style:style style:name="P182" style:family="paragraph">
      <loext:graphic-properties draw:fill="solid" draw:fill-color="#bbbbbb" draw:opacity="25%"/>
      <style:paragraph-properties fo:text-align="center"/>
      <style:text-properties fo:font-size="22pt" style:font-size-asian="20pt" style:font-size-complex="20pt"/>
    </style:style>
    <style:style style:name="P183" style:family="paragraph">
      <loext:graphic-properties draw:fill="none" draw:fill-color="#bbbbbb" draw:opacity="25%"/>
      <style:paragraph-properties fo:text-align="center"/>
      <style:text-properties fo:font-size="22pt" style:font-size-asian="20pt" style:font-size-complex="20pt"/>
    </style:style>
    <style:style style:name="P184" style:family="paragraph">
      <loext:graphic-properties draw:fill-color="#4477aa"/>
      <style:paragraph-properties fo:text-align="center"/>
      <style:text-properties fo:font-size="22pt" style:font-size-asian="20pt" style:font-size-complex="20pt"/>
    </style:style>
    <style:style style:name="P185" style:family="paragraph">
      <loext:graphic-properties draw:fill="none" draw:fill-color="#bbbbbb" draw:opacity="25%"/>
      <style:paragraph-properties fo:text-align="center"/>
      <style:text-properties fo:color="#4477aa" loext:opacity="100%" fo:font-size="22pt" style:font-size-asian="20pt" style:font-size-complex="20pt"/>
    </style:style>
    <style:style style:name="P186" style:family="paragraph">
      <style:paragraph-properties fo:line-height="115%" fo:text-align="center"/>
    </style:style>
    <style:style style:name="P187" style:family="paragraph">
      <loext:graphic-properties draw:fill="none" draw:fill-color="#ffffff"/>
      <style:paragraph-properties fo:text-align="center"/>
      <style:text-properties fo:color="#4477aa" loext:opacity="100%" fo:font-size="36pt" style:font-size-asian="28pt" style:font-size-complex="28pt"/>
    </style:style>
    <style:style style:name="P188" style:family="paragraph">
      <loext:graphic-properties draw:fill="none" draw:fill-color="#ffffff"/>
      <style:text-properties fo:color="#4477aa" loext:opacity="100%" fo:font-size="36pt" style:font-size-asian="28pt" style:font-size-complex="28pt"/>
    </style:style>
    <style:style style:name="P189" style:family="paragraph">
      <loext:graphic-properties draw:fill="none" draw:fill-color="#ffffff"/>
      <style:paragraph-properties fo:text-align="center"/>
      <style:text-properties fo:color="#aa3377" loext:opacity="100%" fo:font-size="36pt" style:font-size-asian="28pt" style:font-size-complex="28pt"/>
    </style:style>
    <style:style style:name="P190" style:family="paragraph">
      <loext:graphic-properties draw:fill="none" draw:fill-color="#ffffff"/>
      <style:text-properties fo:color="#aa3377" loext:opacity="100%" fo:font-size="36pt" style:font-size-asian="28pt" style:font-size-complex="28pt"/>
    </style:style>
    <style:style style:name="P191" style:family="paragraph">
      <loext:graphic-properties draw:fill="none" draw:fill-color="#ffffff"/>
      <style:paragraph-properties fo:text-align="center"/>
      <style:text-properties fo:color="#ccbb44" loext:opacity="100%" fo:font-size="36pt" style:font-size-asian="28pt" style:font-size-complex="28pt"/>
    </style:style>
    <style:style style:name="P192" style:family="paragraph">
      <loext:graphic-properties draw:fill="none" draw:fill-color="#ffffff"/>
      <style:text-properties fo:color="#228833" loext:opacity="100%" fo:font-size="36pt" style:font-size-asian="28pt" style:font-size-complex="28pt"/>
    </style:style>
    <style:style style:name="P193" style:family="paragraph">
      <loext:graphic-properties draw:fill="none" draw:fill-color="#ffffff"/>
      <style:paragraph-properties fo:text-align="center"/>
      <style:text-properties fo:color="#228833" loext:opacity="100%" fo:font-size="36pt" style:font-size-asian="28pt" style:font-size-complex="28pt"/>
    </style:style>
    <style:style style:name="P194" style:family="paragraph">
      <loext:graphic-properties draw:fill="solid" draw:fill-color="#228833"/>
      <style:paragraph-properties fo:text-align="center"/>
    </style:style>
    <style:style style:name="P195" style:family="paragraph">
      <loext:graphic-properties draw:fill="none" draw:fill-color="#ffffff"/>
      <style:paragraph-properties fo:text-align="center"/>
      <style:text-properties fo:color="#228833" loext:opacity="100%" fo:font-size="48pt" style:font-size-asian="42pt" style:font-size-complex="42pt"/>
    </style:style>
    <style:style style:name="P196" style:family="paragraph">
      <loext:graphic-properties draw:fill="none" draw:fill-color="#ffffff"/>
      <style:paragraph-properties fo:text-align="center"/>
      <style:text-properties fo:color="#aa3377" loext:opacity="100%" fo:font-size="48pt" style:font-size-asian="42pt" style:font-size-complex="42pt"/>
    </style:style>
    <style:style style:name="P197" style:family="paragraph">
      <loext:graphic-properties draw:fill="solid" draw:fill-color="#729fcf"/>
      <style:paragraph-properties fo:text-align="center"/>
    </style:style>
    <style:style style:name="P198" style:family="paragraph">
      <loext:graphic-properties draw:fill="none"/>
      <style:paragraph-properties fo:margin-left="0cm" fo:margin-right="0cm" fo:margin-top="0cm" fo:margin-bottom="0cm" fo:line-height="100%" fo:text-indent="0cm"/>
      <style:text-properties fo:font-size="21pt"/>
    </style:style>
    <style:style style:name="P199" style:family="paragraph">
      <loext:graphic-properties draw:fill="none" draw:fill-color="#ffffff"/>
      <style:paragraph-properties fo:margin-left="0cm" fo:margin-right="0cm" fo:margin-top="0cm" fo:margin-bottom="0cm" fo:line-height="100%" fo:text-indent="0cm"/>
      <style:text-properties fo:font-size="21pt"/>
    </style:style>
    <style:style style:name="P200" style:family="paragraph">
      <loext:graphic-properties draw:fill="none"/>
    </style:style>
    <style:style style:name="T1" style:family="text">
      <style:text-properties fo:color="#555555" loext:opacity="100%" style:font-name="Palatino LT Std1" fo:font-style="italic" style:font-style-asian="italic" style:font-style-complex="italic"/>
    </style:style>
    <style:style style:name="T2" style:family="text">
      <style:text-properties fo:color="#555555" loext:opacity="100%" style:font-name="Palatino LT Std1" fo:font-style="normal" style:font-style-asian="normal" style:font-style-complex="normal"/>
    </style:style>
    <style:style style:name="T3" style:family="text">
      <style:text-properties fo:font-size="14pt" style:font-size-asian="12pt" style:font-size-complex="12pt"/>
    </style:style>
    <style:style style:name="T4" style:family="text">
      <style:text-properties style:font-name="Palatino LT Std1" fo:font-size="26pt" style:font-size-asian="22pt" style:font-size-complex="22pt"/>
    </style:style>
    <style:style style:name="T5" style:family="text">
      <style:text-properties fo:color="#228833" loext:opacity="100%" fo:font-size="24pt" fo:font-weight="bold" style:font-size-asian="21pt" style:font-weight-asian="bold" style:font-size-complex="21pt" style:font-weight-complex="bold"/>
    </style:style>
    <style:style style:name="T6" style:family="text">
      <style:text-properties fo:color="#66ccee" loext:opacity="100%" fo:font-size="24pt" fo:font-weight="bold" style:font-size-asian="21pt" style:font-weight-asian="bold" style:font-size-complex="21pt" style:font-weight-complex="bold"/>
    </style:style>
    <style:style style:name="T7" style:family="text">
      <style:text-properties fo:color="#ee6677" loext:opacity="100%" fo:font-size="24pt" fo:font-weight="bold" style:font-size-asian="21pt" style:font-weight-asian="bold" style:font-size-complex="21pt" style:font-weight-complex="bold"/>
    </style:style>
    <style:style style:name="T8" style:family="text">
      <style:text-properties fo:font-size="13pt" style:font-size-asian="11pt" style:font-size-complex="11pt"/>
    </style:style>
    <style:style style:name="T9" style:family="text">
      <style:text-properties fo:color="#aa3377" loext:opacity="100%" style:font-name="Palatino LT Std1" fo:font-size="16pt" fo:font-style="normal" style:font-size-asian="14pt" style:font-style-asian="normal" style:font-size-complex="14pt" style:font-style-complex="normal"/>
    </style:style>
    <style:style style:name="T10" style:family="text">
      <style:text-properties fo:color="#aa3377" loext:opacity="100%" style:font-name="Palatino LT Std1" fo:font-size="16pt" fo:font-style="italic" style:font-size-asian="14pt" style:font-style-asian="italic" style:font-size-complex="14pt" style:font-style-complex="italic"/>
    </style:style>
    <style:style style:name="T11" style:family="text">
      <style:text-properties fo:color="#aa3377" loext:opacity="100%" style:font-name="Palatino LT Std1" fo:font-size="16pt" style:font-size-asian="14pt" style:font-size-complex="14pt"/>
    </style:style>
    <style:style style:name="T12" style:family="text">
      <style:text-properties fo:color="#ee6677" loext:opacity="100%" style:font-name="Palatino LT Std1" fo:font-size="16pt" fo:font-style="italic" style:font-size-asian="14pt" style:font-style-asian="italic" style:font-size-complex="14pt" style:font-style-complex="italic"/>
    </style:style>
    <style:style style:name="T13" style:family="text">
      <style:text-properties fo:color="#ee6677" loext:opacity="100%" style:text-position="-8% 58%" style:font-name="Palatino LT Std1" fo:font-size="16pt" style:font-size-asian="14pt" style:font-size-complex="14pt"/>
    </style:style>
    <style:style style:name="T14" style:family="text">
      <style:text-properties fo:color="#ee6677" loext:opacity="100%" style:font-name="Palatino LT Std1" fo:font-size="16pt" style:font-size-asian="14pt" style:font-size-complex="14pt"/>
    </style:style>
    <style:style style:name="T15" style:family="text">
      <style:text-properties fo:color="#000000" loext:opacity="100%"/>
    </style:style>
    <style:style style:name="T16" style:family="text">
      <style:text-properties fo:color="#555555" loext:opacity="100%" style:font-name="Palatino LT Std1" fo:font-size="28pt" fo:font-style="italic" style:font-size-asian="24pt" style:font-style-asian="italic" style:font-size-complex="24pt" style:font-style-complex="italic"/>
    </style:style>
    <style:style style:name="T17" style:family="text">
      <style:text-properties fo:font-size="16pt" style:font-size-asian="14pt" style:font-size-complex="14pt"/>
    </style:style>
    <style:style style:name="T18" style:family="text">
      <style:text-properties fo:font-size="42pt" fo:font-style="italic" style:font-size-asian="36pt" style:font-style-asian="italic" style:font-size-complex="36pt" style:font-style-complex="italic"/>
    </style:style>
    <style:style style:name="T19" style:family="text">
      <style:text-properties style:text-position="-8% 58%" fo:font-size="42pt" style:font-size-asian="36pt" style:font-size-complex="36pt"/>
    </style:style>
    <style:style style:name="T20" style:family="text">
      <style:text-properties fo:color="#228833" loext:opacity="100%" fo:font-size="42pt" fo:font-style="italic" fo:font-weight="bold" style:font-size-asian="36pt" style:font-style-asian="italic" style:font-weight-asian="bold" style:font-size-complex="36pt" style:font-style-complex="italic" style:font-weight-complex="bold"/>
    </style:style>
    <style:style style:name="T21" style:family="text">
      <style:text-properties style:font-name="Palatino LT Std1" fo:font-size="54pt" fo:font-style="italic" style:font-size-asian="44pt" style:font-style-asian="italic" style:font-size-complex="44pt" style:font-style-complex="italic"/>
    </style:style>
    <style:style style:name="T22" style:family="text">
      <style:text-properties style:text-position="-8% 58%" style:font-name="Palatino LT Std1" fo:font-size="54pt" style:font-size-asian="44pt" style:font-size-complex="44pt"/>
    </style:style>
    <style:style style:name="T23" style:family="text">
      <style:text-properties fo:color="#228833" loext:opacity="100%" style:font-name="Palatino LT Std1" fo:font-size="22pt" fo:font-style="normal" style:font-size-asian="20pt" style:font-style-asian="italic" style:font-size-complex="20pt" style:font-style-complex="italic"/>
    </style:style>
    <style:style style:name="T24" style:family="text">
      <style:text-properties fo:color="#228833" loext:opacity="100%" style:font-name="Palatino LT Std1" fo:font-size="22pt" fo:font-style="italic" style:font-size-asian="20pt" style:font-style-asian="italic" style:font-size-complex="20pt" style:font-style-complex="italic"/>
    </style:style>
    <style:style style:name="T25" style:family="text">
      <style:text-properties fo:color="#228833" loext:opacity="100%" style:text-position="-8% 58%" style:font-name="Palatino LT Std1" fo:font-size="22pt" fo:font-style="normal" style:font-size-asian="20pt" style:font-style-asian="italic" style:font-size-complex="20pt" style:font-style-complex="italic"/>
    </style:style>
    <style:style style:name="T26" style:family="text">
      <style:text-properties style:font-name="Palatino LT Std1" fo:font-size="24pt" fo:font-style="normal" style:font-size-asian="21pt" style:font-style-asian="italic" style:font-size-complex="21pt" style:font-style-complex="italic"/>
    </style:style>
    <style:style style:name="T27" style:family="text">
      <style:text-properties style:font-name="Palatino LT Std1" fo:font-size="24pt" fo:font-style="italic" style:font-size-asian="21pt" style:font-style-asian="italic" style:font-size-complex="21pt" style:font-style-complex="italic"/>
    </style:style>
    <style:style style:name="T28" style:family="text">
      <style:text-properties style:text-position="-8% 58%" style:font-name="Palatino LT Std1" fo:font-size="24pt" fo:font-style="normal" style:font-size-asian="21pt" style:font-style-asian="italic" style:font-size-complex="21pt" style:font-style-complex="italic"/>
    </style:style>
    <style:style style:name="T29" style:family="text">
      <style:text-properties fo:color="#228833" loext:opacity="100%" style:font-name="Palatino LT Std1" fo:font-size="40pt" fo:font-style="italic" style:font-size-asian="32pt" style:font-style-asian="italic" style:font-size-complex="32pt" style:font-style-complex="italic"/>
    </style:style>
    <style:style style:name="T30" style:family="text">
      <style:text-properties fo:color="#228833" loext:opacity="100%" style:text-position="-8% 58%" style:font-name="Palatino LT Std1" fo:font-size="40pt" style:font-size-asian="32pt" style:font-size-complex="32pt"/>
    </style:style>
    <style:style style:name="T31" style:family="text">
      <style:text-properties fo:color="#bbbbbb" loext:opacity="100%" style:font-name="Palatino LT Std1" fo:font-size="28pt" fo:font-style="italic" style:font-size-asian="24pt" style:font-style-asian="italic" style:font-size-complex="24pt" style:font-style-complex="italic"/>
    </style:style>
    <style:style style:name="T32" style:family="text">
      <style:text-properties fo:color="#777777" loext:opacity="100%" style:font-name="Palatino LT Std1" fo:font-size="16pt" style:font-size-asian="14pt" style:font-size-complex="14pt"/>
    </style:style>
    <style:style style:name="T33" style:family="text">
      <style:text-properties fo:color="#ee6677" loext:opacity="100%" style:font-name="Palatino LT Std1" fo:font-size="20pt" style:text-underline-style="none" style:font-size-asian="16pt" style:font-size-complex="16pt"/>
    </style:style>
    <style:style style:name="T34" style:family="text">
      <style:text-properties fo:color="#4477aa" loext:opacity="100%" fo:font-size="15pt" style:font-size-asian="13pt" style:font-size-complex="13pt"/>
    </style:style>
    <style:style style:name="T35" style:family="text">
      <style:text-properties style:font-name="Palatino LT Std1" fo:font-style="italic" style:font-style-asian="italic" style:font-style-complex="italic"/>
    </style:style>
    <style:style style:name="T36" style:family="text">
      <style:text-properties style:font-name="Palatino LT Std1"/>
    </style:style>
    <style:style style:name="T37" style:family="text">
      <style:text-properties fo:color="#4477aa" loext:opacity="100%" fo:font-size="13pt" fo:font-style="italic" style:font-size-asian="11pt" style:font-style-asian="italic" style:font-size-complex="11pt" style:font-style-complex="italic"/>
    </style:style>
    <style:style style:name="T38" style:family="text">
      <style:text-properties fo:color="#aa3377" loext:opacity="100%" fo:font-size="15pt" style:font-size-asian="13pt" style:font-size-complex="13pt"/>
    </style:style>
    <style:style style:name="T39" style:family="text">
      <style:text-properties fo:color="#aa3377" loext:opacity="100%" fo:font-size="13pt" fo:font-style="italic" style:font-size-asian="11pt" style:font-style-asian="italic" style:font-size-complex="11pt" style:font-style-complex="italic"/>
    </style:style>
    <style:style style:name="T40" style:family="text">
      <style:text-properties fo:color="#aa3377" loext:opacity="100%" style:font-name="Palatino LT Std1" fo:font-size="40pt" style:font-size-asian="32pt" style:font-size-complex="32pt"/>
    </style:style>
    <style:style style:name="T41" style:family="text">
      <style:text-properties fo:color="#aa3377" loext:opacity="100%" style:font-name="Palatino LT Std1" fo:font-size="40pt" fo:font-style="italic" style:font-size-asian="32pt" style:font-style-asian="italic" style:font-size-complex="32pt" style:font-style-complex="italic"/>
    </style:style>
    <style:style style:name="T42" style:family="text">
      <style:text-properties fo:color="#66ccee" loext:opacity="100%" fo:font-size="44pt" fo:font-style="italic" style:font-size-asian="40pt" style:font-style-asian="italic" style:font-size-complex="40pt" style:font-style-complex="italic"/>
    </style:style>
    <style:style style:name="T43" style:family="text">
      <style:text-properties fo:color="#66ccee" loext:opacity="100%" style:text-position="-8% 58%" fo:font-size="44pt" fo:font-style="italic" style:font-size-asian="40pt" style:font-style-asian="italic" style:font-size-complex="40pt" style:font-style-complex="italic"/>
    </style:style>
    <style:style style:name="T44" style:family="text">
      <style:text-properties fo:color="#ccbb44" loext:opacity="100%" fo:font-size="44pt" fo:font-style="italic" style:font-size-asian="40pt" style:font-style-asian="italic" style:font-size-complex="40pt" style:font-style-complex="italic"/>
    </style:style>
    <style:style style:name="T45" style:family="text">
      <style:text-properties fo:color="#777777" loext:opacity="100%" style:font-name="Palatino LT Std1" fo:font-size="40pt" style:font-size-asian="32pt" style:font-size-complex="32pt"/>
    </style:style>
    <style:style style:name="T46" style:family="text">
      <style:text-properties fo:color="#777777" loext:opacity="100%" style:font-name="Palatino LT Std1" fo:font-size="40pt" fo:font-style="italic" style:font-size-asian="32pt" style:font-style-asian="italic" style:font-size-complex="32pt" style:font-style-complex="italic"/>
    </style:style>
    <style:style style:name="T47" style:family="text">
      <style:text-properties fo:color="#555555" loext:opacity="100%" fo:font-size="32pt" fo:font-style="italic" style:font-size-asian="26pt" style:font-style-asian="italic" style:font-size-complex="26pt" style:font-style-complex="italic"/>
    </style:style>
    <style:style style:name="T48" style:family="text">
      <style:text-properties fo:font-variant="normal" fo:text-transform="none" fo:color="#66ccee" loext:opacity="100%" style:text-outline="false" style:text-line-through-style="none" style:text-line-through-type="none"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49" style:family="text">
      <style:text-properties fo:font-variant="normal" fo:text-transform="none" fo:color="#66ccee" loext:opacity="100%" style:text-outline="false" style:text-line-through-style="none" style:text-line-through-type="none" style:text-position="-8% 58%" fo:font-size="32pt" fo:font-style="italic" fo:text-shadow="none" style:text-underline-style="none" fo:font-weight="normal" style:letter-kerning="true" style:font-name-asian="Noto Sans CJK SC" style:font-size-asian="26pt" style:font-style-asian="italic" style:font-weight-asian="normal" style:font-name-complex="Lohit Devanagari" style:font-size-complex="26pt" style:font-style-complex="italic" style:font-weight-complex="normal" style:text-emphasize="none" style:font-relief="none" style:text-overline-style="none" style:text-overline-color="font-color"/>
    </style:style>
    <style:style style:name="T50" style:family="text">
      <style:text-properties fo:font-variant="normal" fo:text-transform="none" fo:color="#66ccee" loext:opacity="100%" style:text-outline="false" style:text-line-through-style="none" style:text-line-through-type="none" style:font-name="TeX Gyre Pagella Math" fo:font-size="32pt" fo:font-style="normal" fo:text-shadow="none" style:text-underline-style="none" fo:font-weight="normal" style:letter-kerning="true" style:font-name-asian="Noto Sans CJK SC" style:font-size-asian="26pt" style:font-style-asian="normal" style:font-weight-asian="normal" style:font-name-complex="Lohit Devanagari" style:font-size-complex="26pt" style:font-style-complex="normal" style:font-weight-complex="normal" style:text-emphasize="none" style:font-relief="none" style:text-overline-style="none" style:text-overline-color="font-color"/>
    </style:style>
    <style:style style:name="T51" style:family="text">
      <style:text-properties fo:color="#ccbb44" loext:opacity="100%" style:text-position="-8% 58%" fo:font-size="44pt" fo:font-style="italic" style:font-size-asian="40pt" style:font-style-asian="italic" style:font-size-complex="40pt" style:font-style-complex="italic"/>
    </style:style>
    <style:style style:name="T52" style:family="text">
      <style:text-properties fo:color="#4477aa" loext:opacity="100%" style:font-name="Palatino LT Std1" fo:font-size="40pt" style:font-size-asian="32pt" style:font-size-complex="32pt"/>
    </style:style>
    <style:style style:name="T53" style:family="text">
      <style:text-properties fo:color="#4477aa" loext:opacity="100%" style:font-name="Palatino LT Std1" fo:font-size="40pt" fo:font-style="italic" style:font-size-asian="32pt" style:font-style-asian="italic" style:font-size-complex="32pt" style:font-style-complex="italic"/>
    </style:style>
    <style:style style:name="T54" style:family="text">
      <style:text-properties fo:color="#ee6677" loext:opacity="100%" fo:font-size="44pt" fo:font-style="italic" style:font-size-asian="40pt" style:font-style-asian="italic" style:font-size-complex="40pt" style:font-style-complex="italic"/>
    </style:style>
    <style:style style:name="T55" style:family="text">
      <style:text-properties fo:color="#ee6677" loext:opacity="100%" style:text-position="-8% 58%" fo:font-size="44pt" fo:font-style="italic" style:font-size-asian="40pt" style:font-style-asian="italic" style:font-size-complex="40pt" style:font-style-complex="italic"/>
    </style:style>
    <style:style style:name="T56" style:family="text">
      <style:text-properties fo:color="#ccbb44" loext:opacity="100%" style:font-name="Palatino LT Std1" fo:font-size="40pt" fo:font-style="italic" style:font-size-asian="32pt" style:font-style-asian="italic" style:font-size-complex="32pt" style:font-style-complex="italic"/>
    </style:style>
    <style:style style:name="T57" style:family="text">
      <style:text-properties fo:color="#66ccee" loext:opacity="100%" style:text-position="0% 100%" fo:font-size="44pt" fo:font-style="italic" style:font-size-asian="40pt" style:font-style-asian="italic" style:font-size-complex="40pt" style:font-style-complex="italic"/>
    </style:style>
    <style:style style:name="T58" style:family="text">
      <style:text-properties fo:color="#66ccee" loext:opacity="100%" style:text-position="0% 100%" style:font-name="TeX Gyre Pagella Math" fo:font-size="44pt" fo:font-style="italic" style:font-size-asian="40pt" style:font-style-asian="italic" style:font-size-complex="40pt" style:font-style-complex="italic"/>
    </style:style>
    <style:style style:name="T59" style:family="text">
      <style:text-properties fo:font-size="40pt" fo:font-style="italic" style:font-size-asian="32pt" style:font-style-asian="italic" style:font-size-complex="32pt" style:font-style-complex="italic"/>
    </style:style>
    <style:style style:name="T60" style:family="text">
      <style:text-properties style:text-position="-8% 58%" fo:font-size="40pt" style:font-size-asian="32pt" style:font-size-complex="32pt"/>
    </style:style>
    <style:style style:name="T61" style:family="text">
      <style:text-properties fo:color="#ccbb44" loext:opacity="100%" fo:font-size="42pt" fo:font-style="italic" style:font-size-asian="36pt" style:font-style-asian="italic" style:font-size-complex="36pt" style:font-style-complex="italic"/>
    </style:style>
    <style:style style:name="T62" style:family="text">
      <style:text-properties fo:color="#ccbb44" loext:opacity="100%" style:text-position="-8% 58%" fo:font-size="42pt" style:font-size-asian="36pt" style:font-size-complex="36pt"/>
    </style:style>
    <style:style style:name="T63" style:family="text">
      <style:text-properties fo:color="#ccbb44" loext:opacity="100%" style:font-name="TeX Gyre Pagella Math" fo:font-size="42pt" fo:font-style="normal" style:font-size-asian="36pt" style:font-style-asian="normal" style:font-size-complex="36pt" style:font-style-complex="normal"/>
    </style:style>
    <style:style style:name="T64" style:family="text">
      <style:text-properties fo:color="#ccbb44" loext:opacity="100%" fo:font-size="36pt" fo:font-style="italic" style:font-size-asian="28pt" style:font-style-asian="italic" style:font-size-complex="28pt" style:font-style-complex="italic"/>
    </style:style>
    <style:style style:name="T65" style:family="text">
      <style:text-properties fo:color="#aa3377" loext:opacity="100%" fo:font-size="36pt" fo:font-style="italic" fo:font-weight="bold" style:font-size-asian="28pt" style:font-style-asian="italic" style:font-weight-asian="bold" style:font-size-complex="28pt" style:font-style-complex="italic" style:font-weight-complex="bold"/>
    </style:style>
    <style:style style:name="T66" style:family="text">
      <style:text-properties fo:color="#777777" loext:opacity="100%" fo:font-style="italic" style:font-style-asian="italic" style:font-style-complex="italic"/>
    </style:style>
    <style:style style:name="T67" style:family="text">
      <style:text-properties fo:color="#000000" loext:opacity="100%" fo:font-style="italic" style:font-style-asian="italic" style:font-style-complex="italic"/>
    </style:style>
    <style:style style:name="T68" style:family="text">
      <style:text-properties fo:color="#000000" loext:opacity="100%" style:text-position="-8% 58%" fo:font-size="26pt" fo:font-style="italic" style:font-size-asian="22pt" style:font-style-asian="italic" style:font-size-complex="22pt" style:font-style-complex="italic"/>
    </style:style>
    <style:style style:name="T69" style:family="text">
      <style:text-properties fo:color="#ee6677" loext:opacity="100%" fo:font-style="italic" style:font-style-asian="italic" style:font-style-complex="italic"/>
    </style:style>
    <style:style style:name="T70" style:family="text">
      <style:text-properties fo:color="#ee6677" loext:opacity="100%" style:text-position="-8% 58%" fo:font-size="26pt" fo:font-style="italic" style:font-size-asian="22pt" style:font-style-asian="italic" style:font-size-complex="22pt" style:font-style-complex="italic"/>
    </style:style>
    <style:style style:name="T71" style:family="text">
      <style:text-properties fo:color="#4477aa" loext:opacity="100%" fo:font-style="italic" style:font-style-asian="italic" style:font-style-complex="italic"/>
    </style:style>
    <style:style style:name="T72" style:family="text">
      <style:text-properties style:font-name="Palatino LT Std1" fo:font-size="40pt" style:font-size-asian="32pt" style:font-size-complex="32pt"/>
    </style:style>
    <style:style style:name="T73" style:family="text">
      <style:text-properties fo:font-variant="normal" fo:text-transform="none" fo:color="#228833"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aa3377" loext:opacity="100%" style:text-outline="false" style:text-line-through-style="none" style:text-line-through-type="none" style:font-name="Font Awesome 6 Free Solid1" fo:font-size="40pt" fo:font-style="normal" fo:text-shadow="none" style:text-underline-style="none" fo:font-weight="normal" style:letter-kerning="true" fo:background-color="transparent" style:font-name-asian="Font Awesome 6 Free Solid1" style:font-size-asian="40pt" style:font-style-asian="normal" style:font-weight-asian="normal" style:font-name-complex="Font Awesome 6 Free Solid1" style:font-size-complex="40pt" style:font-style-complex="normal" style:font-weight-complex="normal" style:text-emphasize="none" style:font-relief="none" style:text-overline-style="none" style:text-overline-color="font-color"/>
    </style:style>
    <style:style style:name="T75" style:family="text">
      <style:text-properties fo:color="#aa3377" loext:opacity="100%" style:font-name="Palatino LT Std1" fo:font-size="66pt" style:font-size-asian="54pt" style:font-size-complex="54pt"/>
    </style:style>
    <style:style style:name="T76" style:family="text">
      <style:text-properties fo:color="#4477aa" loext:opacity="100%" style:font-name="Palatino LT Std1" fo:font-weight="bold" style:font-weight-asian="bold" style:font-weight-complex="bold"/>
    </style:style>
    <style:style style:name="T77" style:family="text">
      <style:text-properties fo:color="#aa3377" loext:opacity="100%" style:font-name="Palatino LT Std1" fo:font-weight="bold" style:font-weight-asian="bold" style:font-weight-complex="bold"/>
    </style:style>
    <style:style style:name="T78" style:family="text">
      <style:text-properties fo:color="#4477aa" loext:opacity="100%" style:font-name="Palatino LT Std1" fo:font-size="36pt" fo:font-style="normal" style:font-size-asian="28pt" style:font-style-asian="normal" style:font-size-complex="28pt" style:font-style-complex="normal"/>
    </style:style>
    <style:style style:name="T79" style:family="text">
      <style:text-properties fo:color="#aa3377" loext:opacity="100%" style:font-name="Palatino LT Std1" fo:font-size="36pt" fo:font-style="normal" style:font-size-asian="28pt" style:font-style-asian="normal" style:font-size-complex="28pt" style:font-style-complex="normal"/>
    </style:style>
    <style:style style:name="T80" style:family="text">
      <style:text-properties fo:color="#66ccee" loext:opacity="100%" style:font-name="Palatino LT Std1" fo:font-size="22pt" style:font-size-asian="20pt" style:font-size-complex="20pt"/>
    </style:style>
    <style:style style:name="T81" style:family="text">
      <style:text-properties fo:color="#4477aa" loext:opacity="100%" style:font-name="Palatino LT Std1" fo:font-size="22pt" style:font-size-asian="20pt" style:font-size-complex="20pt"/>
    </style:style>
    <style:style style:name="T82" style:family="text">
      <style:text-properties fo:color="#bbbbbb" loext:opacity="100%" style:font-name="Palatino LT Std1" fo:font-size="16pt" fo:font-style="italic" style:font-size-asian="14pt" style:font-style-asian="italic" style:font-size-complex="14pt" style:font-style-complex="italic"/>
    </style:style>
    <style:style style:name="T83" style:family="text">
      <style:text-properties fo:color="#555555" loext:opacity="100%" style:font-name="Palatino LT Std1" fo:font-size="20pt" fo:font-style="italic" style:font-size-asian="16pt" style:font-style-asian="italic" style:font-size-complex="16pt" style:font-style-complex="italic"/>
    </style:style>
    <style:style style:name="T84" style:family="text">
      <style:text-properties fo:color="#4477aa" loext:opacity="100%"/>
    </style:style>
    <style:style style:name="T85" style:family="text">
      <style:text-properties fo:color="#aa3377" loext:opacity="100%"/>
    </style:style>
    <style:style style:name="T86" style:family="text">
      <style:text-properties fo:color="#4477aa" loext:opacity="100%" style:font-name="Palatino LT Std1" fo:font-size="24pt" style:font-size-asian="21pt" style:font-size-complex="21pt"/>
    </style:style>
    <style:style style:name="T87" style:family="text">
      <style:text-properties fo:color="#aa3377" loext:opacity="100%" style:font-name="Palatino LT Std1" fo:font-size="24pt" style:font-size-asian="21pt" style:font-size-complex="21pt"/>
    </style:style>
    <style:style style:name="T88" style:family="text">
      <style:text-properties fo:color="#66ccee" loext:opacity="100%" style:font-name="Palatino LT Std1" fo:font-size="36pt" fo:font-style="normal" style:font-size-asian="28pt" style:font-style-asian="normal" style:font-size-complex="28pt" style:font-style-complex="normal"/>
    </style:style>
    <style:style style:name="T89" style:family="text">
      <style:text-properties fo:color="#ee6677" loext:opacity="100%" style:font-name="Palatino LT Std1" fo:font-size="36pt" fo:font-style="normal" style:font-size-asian="28pt" style:font-style-asian="normal" style:font-size-complex="28pt" style:font-style-complex="normal"/>
    </style:style>
    <style:style style:name="T90" style:family="text">
      <style:text-properties fo:color="#4477aa" loext:opacity="100%" style:font-name="Palatino LT Std1" fo:font-size="32pt" fo:font-style="normal" style:font-size-asian="26pt" style:font-style-asian="normal" style:font-size-complex="26pt" style:font-style-complex="normal"/>
    </style:style>
    <style:style style:name="T91" style:family="text">
      <style:text-properties fo:color="#66ccee" loext:opacity="100%" style:font-name="Palatino LT Std1" fo:font-size="32pt" fo:font-style="normal" style:font-size-asian="26pt" style:font-style-asian="normal" style:font-size-complex="26pt" style:font-style-complex="normal"/>
    </style:style>
    <style:style style:name="T92" style:family="text">
      <style:text-properties fo:color="#aa3377" loext:opacity="100%" style:font-name="Palatino LT Std1" fo:font-size="32pt" fo:font-style="normal" style:font-size-asian="26pt" style:font-style-asian="normal" style:font-size-complex="26pt" style:font-style-complex="normal"/>
    </style:style>
    <style:style style:name="T93" style:family="text">
      <style:text-properties fo:color="#ee6677" loext:opacity="100%" style:font-name="Palatino LT Std1" fo:font-size="32pt" fo:font-style="normal" style:font-size-asian="26pt" style:font-style-asian="normal" style:font-size-complex="26pt" style:font-style-complex="normal"/>
    </style:style>
    <style:style style:name="T94" style:family="text">
      <style:text-properties fo:font-variant="normal" fo:text-transform="none" style:use-window-font-color="true" loext:opacity="0%" style:text-outline="false" style:text-line-through-style="none" style:text-line-through-type="none" style:font-name="Palatino LT Std1" fo:font-size="28pt" fo:font-style="normal" fo:text-shadow="none" style:text-underline-style="none" fo:font-weight="normal" style:letter-kerning="true" style:font-name-asian="Noto Sans CJK SC" style:font-size-asian="24pt" style:font-style-asian="normal" style:font-weight-asian="normal" style:font-name-complex="Lohit Devanagari" style:font-size-complex="24pt" style:font-style-complex="normal" style:font-weight-complex="normal" style:text-emphasize="none" style:font-relief="none" style:text-overline-style="none" style:text-overline-color="font-color"/>
    </style:style>
    <style:style style:name="T95" style:family="text">
      <style:text-properties fo:font-variant="normal" fo:text-transform="none" style:use-window-font-color="true" loext:opacity="0%" style:text-outline="false" style:text-line-through-style="none" style:text-line-through-type="none" style:font-name="Palatino LT Std1" fo:font-size="24pt" fo:font-style="normal" fo:text-shadow="none" style:text-underline-style="none" fo:font-weight="normal" style:letter-kerning="true" style:font-name-asian="Noto Sans CJK SC"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96" style:family="text">
      <style:text-properties style:font-name="Palatino LT Std1" fo:font-size="28pt" style:font-size-asian="28pt" style:font-size-complex="28pt"/>
    </style:style>
    <style:style style:name="T97" style:family="text">
      <style:text-properties fo:color="#4477aa" loext:opacity="100%" style:font-name="Palatino LT Std1" fo:font-size="21pt" fo:font-weight="bold" style:font-weight-asian="bold" style:font-weight-complex="bold"/>
    </style:style>
    <style:style style:name="T98" style:family="text">
      <style:text-properties style:font-name="Palatino LT Std1" fo:font-size="42pt" fo:font-style="italic" style:font-size-asian="36pt" style:font-style-asian="italic" style:font-size-complex="36pt" style:font-style-complex="italic"/>
    </style:style>
    <style:style style:name="T99" style:family="text">
      <style:text-properties fo:color="#777777" loext:opacity="100%" style:font-name="Palatino LT Std1" fo:font-size="32pt" fo:font-style="italic" style:font-size-asian="26pt" style:font-style-asian="italic" style:font-size-complex="26pt" style:font-style-complex="italic"/>
    </style:style>
    <style:style style:name="T100" style:family="text">
      <style:text-properties fo:color="#000000" loext:opacity="100%" style:font-name="Palatino LT Std1" fo:font-size="18pt" fo:font-weight="bold" fo:background-color="#bbbbbb" style:font-size-asian="18pt" style:font-size-complex="18pt"/>
    </style:style>
    <style:style style:name="T101" style:family="text">
      <style:text-properties fo:font-variant="normal" fo:text-transform="none" fo:color="#777777" loext:opacity="50%" style:text-outline="false" style:text-line-through-style="none" style:text-line-through-type="none" style:font-name="Font Awesome 6 Free Solid1" fo:font-size="48pt" fo:font-style="normal" fo:text-shadow="none" style:text-underline-style="none" fo:font-weight="normal" style:letter-kerning="true" fo:background-color="transparent" style:font-name-asian="Font Awesome 6 Free Solid1" style:font-size-asian="48pt" style:font-style-asian="normal" style:font-weight-asian="normal" style:font-name-complex="Font Awesome 6 Free Solid1" style:font-size-complex="48pt" style:font-style-complex="normal" style:font-weight-complex="normal" style:text-emphasize="none" style:font-relief="none" style:text-overline-style="none" style:text-overline-color="font-color"/>
    </style:style>
    <style:style style:name="T102" style:family="text">
      <style:text-properties fo:color="#555555" loext:opacity="100%" style:font-name="Palatino LT Std1" fo:font-size="32pt" fo:font-style="italic" style:font-size-asian="26pt" style:font-style-asian="italic" style:font-size-complex="26pt" style:font-style-complex="italic"/>
    </style:style>
    <style:style style:name="T103" style:family="text">
      <style:text-properties fo:font-variant="normal" fo:text-transform="none" fo:color="#c9211e"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04" style:family="text">
      <style:text-properties fo:font-variant="normal" fo:text-transform="none" fo:color="#c9211e"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105" style:family="text">
      <style:text-properties fo:font-variant="normal" fo:text-transform="none" fo:color="#c9211e" loext:opacity="100%" style:text-outline="false" style:text-line-through-style="none" style:text-line-through-type="none" fo:font-size="26pt" fo:font-style="italic" fo:text-shadow="none" style:text-underline-style="none" fo:font-weight="bold" style:letter-kerning="true" style:font-name-asian="Noto Sans CJK SC" style:font-size-asian="22pt" style:font-style-asian="italic" style:font-weight-asian="bold" style:font-name-complex="Lohit Devanagari" style:font-size-complex="22pt" style:font-style-complex="italic" style:font-weight-complex="bold" style:text-emphasize="none" style:font-relief="none" style:text-overline-style="none" style:text-overline-color="font-color"/>
    </style:style>
    <style:style style:name="T106" style:family="text">
      <style:text-properties fo:font-variant="normal" fo:text-transform="none" fo:color="#c9211e" loext:opacity="100%" style:text-outline="false" style:text-line-through-style="none" style:text-line-through-type="none" fo:font-size="26pt" fo:font-style="normal" fo:text-shadow="none" style:text-underline-style="none" fo:font-weight="bold" style:letter-kerning="true" style:font-name-asian="Noto Sans CJK SC" style:font-size-asian="22pt" style:font-style-asian="normal" style:font-weight-asian="bold" style:font-name-complex="Lohit Devanagari" style:font-size-complex="22pt" style:font-style-complex="normal" style:font-weight-complex="bold" style:text-emphasize="none" style:font-relief="none" style:text-overline-style="none" style:text-overline-color="font-color"/>
    </style:style>
    <style:style style:name="T107" style:family="text">
      <style:text-properties fo:color="#228833" loext:opacity="100%" fo:font-size="36pt" fo:font-style="italic" fo:font-weight="bold" style:font-size-asian="28pt" style:font-style-asian="italic" style:font-weight-asian="bold" style:font-size-complex="28pt" style:font-style-complex="italic" style:font-weight-complex="bold"/>
    </style:style>
    <style:style style:name="T108" style:family="text">
      <style:text-properties fo:color="#aa3377" loext:opacity="100%" fo:font-size="42pt" fo:font-style="italic" fo:font-weight="normal" style:font-size-asian="36pt" style:font-style-asian="italic" style:font-weight-asian="normal" style:font-size-complex="36pt" style:font-style-complex="italic" style:font-weight-complex="normal"/>
    </style:style>
    <style:style style:name="T109" style:family="text">
      <style:text-properties fo:color="#aa3377" loext:opacity="100%" style:text-position="-8% 58%" fo:font-size="42pt" fo:font-style="normal" fo:font-weight="normal" style:font-size-asian="36pt" style:font-style-asian="normal" style:font-weight-asian="normal" style:font-size-complex="36pt" style:font-style-complex="normal" style:font-weight-complex="normal"/>
    </style:style>
    <style:style style:name="T110" style:family="text">
      <style:text-properties fo:font-variant="normal" fo:text-transform="none" fo:color="#228833" loext:opacity="100%" style:text-outline="false" style:text-line-through-style="none" style:text-line-through-type="none" style:font-name="Palatino LT Std2" fo:font-size="36pt" fo:font-style="italic" fo:text-shadow="none" style:text-underline-style="none" fo:font-weight="bold" style:letter-kerning="true" style:font-name-asian="Noto Sans CJK SC" style:font-size-asian="28pt" style:font-style-asian="italic" style:font-weight-asian="bold" style:font-name-complex="Lohit Devanagari" style:font-size-complex="28pt" style:font-style-complex="italic" style:font-weight-complex="bold" style:text-emphasize="none" style:font-relief="none" style:text-overline-style="none" style:text-overline-color="font-color"/>
    </style:style>
    <style:style style:name="T111" style:family="text">
      <style:text-properties fo:color="#228833" loext:opacity="100%" style:text-position="-8% 58%" fo:font-size="36pt" fo:font-style="normal" fo:font-weight="normal" style:font-size-asian="28pt" style:font-style-asian="normal" style:font-weight-asian="normal" style:font-size-complex="28pt" style:font-style-complex="normal" style:font-weight-complex="normal"/>
    </style:style>
    <style:style style:name="T112" style:family="text">
      <style:text-properties fo:font-variant="normal" fo:text-transform="none" fo:color="#ee6677" loext:opacity="100%" style:text-outline="false" style:text-line-through-style="none" style:text-line-through-type="none" fo:font-size="26pt" fo:font-style="italic" fo:text-shadow="none" style:text-underline-style="none" fo:font-weight="normal" style:letter-kerning="true" style:font-name-asian="Noto Sans CJK SC" style:font-size-asian="22pt" style:font-style-asian="italic" style:font-weight-asian="normal" style:font-name-complex="Lohit Devanagari" style:font-size-complex="22pt" style:font-style-complex="italic" style:font-weight-complex="normal" style:text-emphasize="none" style:font-relief="none" style:text-overline-style="none" style:text-overline-color="font-color"/>
    </style:style>
    <style:style style:name="T113" style:family="text">
      <style:text-properties fo:font-variant="normal" fo:text-transform="none" fo:color="#ee6677" loext:opacity="100%" style:text-outline="false" style:text-line-through-style="none" style:text-line-through-type="none"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14" style:family="text">
      <style:text-properties fo:font-variant="normal" fo:text-transform="none" fo:color="#ee6677" loext:opacity="100%" style:text-outline="false" style:text-line-through-style="none" style:text-line-through-type="none" style:text-position="-8% 58%" fo:font-size="26pt" fo:font-style="normal" fo:text-shadow="none" style:text-underline-style="none" fo:font-weight="normal" style:letter-kerning="true" style:font-name-asian="Noto Sans CJK SC" style:font-size-asian="22pt" style:font-style-asian="normal" style:font-weight-asian="normal" style:font-name-complex="Lohit Devanagari" style:font-size-complex="22pt" style:font-style-complex="normal" style:font-weight-complex="normal" style:text-emphasize="none" style:font-relief="none" style:text-overline-style="none" style:text-overline-color="font-color"/>
    </style:style>
    <style:style style:name="T115" style:family="text">
      <style:text-properties fo:color="#ffffff" loext:opacity="100%" fo:font-size="36pt" fo:font-style="italic" style:font-size-asian="28pt" style:font-style-asian="italic" style:font-size-complex="28pt" style:font-style-complex="italic"/>
    </style:style>
    <style:style style:name="T116" style:family="text">
      <style:text-properties fo:color="#ffffff" loext:opacity="100%" fo:font-size="32pt" fo:font-style="italic" style:font-size-asian="26pt" style:font-style-asian="italic" style:font-size-complex="26pt" style:font-style-complex="italic"/>
    </style:style>
    <style:style style:name="T117" style:family="text">
      <style:text-properties fo:color="#228833" loext:opacity="100%" style:text-position="-8% 58%" fo:font-size="42pt" fo:font-style="italic" style:font-size-asian="36pt" style:font-style-asian="italic" style:font-size-complex="36pt" style:font-style-complex="italic"/>
    </style:style>
    <style:style style:name="T118" style:family="text">
      <style:text-properties fo:color="#228833" loext:opacity="100%" fo:font-size="42pt" fo:font-style="normal" fo:font-weight="bold" style:font-size-asian="36pt" style:font-style-asian="normal" style:font-weight-asian="bold" style:font-size-complex="36pt" style:font-style-complex="normal" style:font-weight-complex="bold"/>
    </style:style>
    <style:style style:name="T119" style:family="text">
      <style:text-properties fo:color="#555555" loext:opacity="100%" style:font-name="Palatino LT Std1" fo:font-size="20pt" fo:font-style="normal" style:font-size-asian="16pt" style:font-style-asian="normal" style:font-size-complex="16pt" style:font-style-complex="normal"/>
    </style:style>
    <style:style style:name="T120" style:family="text">
      <style:text-properties fo:color="#228833" loext:opacity="100%"/>
    </style:style>
    <style:style style:name="T121" style:family="text">
      <style:text-properties fo:color="#4477aa" loext:opacity="100%" fo:font-size="18pt" style:font-size-asian="15pt" style:font-size-complex="15pt"/>
    </style:style>
    <style:style style:name="T122" style:family="text">
      <style:text-properties fo:color="#aa3377" loext:opacity="100%" fo:font-size="18pt" style:font-size-asian="15pt" style:font-size-complex="15pt"/>
    </style:style>
    <style:style style:name="T123" style:family="text">
      <style:text-properties fo:color="#228833" loext:opacity="100%" fo:font-weight="900" style:font-weight-asian="bold" style:font-weight-complex="bold"/>
    </style:style>
    <style:style style:name="T124" style:family="text">
      <style:text-properties fo:color="#4477aa" loext:opacity="100%" fo:font-size="32pt" style:font-size-asian="26pt" style:font-size-complex="26pt"/>
    </style:style>
    <style:style style:name="T125" style:family="text">
      <style:text-properties fo:color="#aa3377" loext:opacity="100%" fo:font-size="32pt" style:font-size-asian="26pt" style:font-size-complex="26pt"/>
    </style:style>
    <style:style style:name="T126" style:family="text">
      <style:text-properties fo:color="#ccbb44" loext:opacity="100%" fo:font-size="18pt" style:font-size-asian="15pt" style:font-size-complex="15pt"/>
    </style:style>
    <style:style style:name="T127" style:family="text">
      <style:text-properties fo:color="#ccbb44" loext:opacity="100%" fo:font-size="32pt" style:font-size-asian="26pt" style:font-size-complex="26pt"/>
    </style:style>
    <style:style style:name="T128" style:family="text">
      <style:text-properties fo:color="#228833" loext:opacity="100%" fo:font-size="32pt" style:font-size-asian="26pt" style:font-size-complex="26pt"/>
    </style:style>
    <style:style style:name="T129" style:family="text">
      <style:text-properties fo:color="#228833" loext:opacity="100%" fo:font-size="18pt" style:font-size-asian="15pt" style:font-size-complex="15pt"/>
    </style:style>
    <style:style style:name="T130" style:family="text">
      <style:text-properties fo:color="#228833" loext:opacity="100%" fo:font-size="40pt" style:font-size-asian="32pt" style:font-size-complex="32pt"/>
    </style:style>
    <style:style style:name="T131" style:family="text">
      <style:text-properties fo:color="#aa3377" loext:opacity="100%" fo:font-size="40pt" style:font-size-asian="32pt" style:font-size-complex="32pt"/>
    </style:style>
    <style:style style:name="T132"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bold" style:letter-kerning="true" fo:background-color="transparent" style:font-name-asian="Font Awesome 6 Free Solid1" style:font-size-asian="14pt" style:font-style-asian="normal" style:font-weight-asian="bold" style:font-name-complex="Font Awesome 6 Free Solid1" style:font-size-complex="14pt" style:font-style-complex="normal" style:font-weight-complex="bold" style:text-emphasize="none" style:font-relief="none" style:text-overline-style="none" style:text-overline-color="font-color"/>
    </style:style>
    <style:style style:name="T133" style:family="text">
      <style:text-properties fo:font-variant="normal" fo:text-transform="none" style:use-window-font-color="true" loext:opacity="0%" style:text-outline="false" style:text-line-through-style="none" style:text-line-through-type="none" style:font-name="Font Awesome 6 Free Solid1" fo:font-size="14pt" fo:font-style="normal" fo:text-shadow="none" style:text-underline-style="none" fo:font-weight="normal" style:letter-kerning="true" fo:background-color="transparent" style:font-name-asian="Font Awesome 6 Free Solid1" style:font-size-asian="14pt" style:font-style-asian="normal" style:font-weight-asian="normal" style:font-name-complex="Font Awesome 6 Free Solid1" style:font-size-complex="14pt" style:font-style-complex="normal" style:font-weight-complex="normal" style:text-emphasize="none" style:font-relief="none" style:text-overline-style="none" style:text-overline-color="font-color"/>
    </style:style>
    <style:style style:name="T134" style:family="text">
      <style:text-properties fo:font-variant="normal" fo:text-transform="none" style:use-window-font-color="true" loext:opacity="0%" style:text-outline="false" style:text-line-through-style="none" style:text-line-through-type="none" style:font-name="Font Awesome 6 Free Regular1" fo:font-size="14pt" fo:font-style="normal" fo:text-shadow="none" style:text-underline-style="none" fo:font-weight="normal" style:letter-kerning="true" fo:background-color="transparent" style:font-name-asian="Font Awesome 6 Free Regular1" style:font-size-asian="14pt" style:font-style-asian="normal" style:font-weight-asian="normal" style:font-name-complex="Font Awesome 6 Free Regular1" style:font-size-complex="14pt" style:font-style-complex="normal" style:font-weight-complex="normal" style:text-emphasize="none" style:font-relief="none" style:text-overline-style="none" style:text-overline-color="font-color"/>
    </style:style>
    <style:style style:name="T135" style:family="text">
      <style:text-properties fo:font-variant="normal" fo:text-transform="none" style:use-window-font-color="true" loext:opacity="0%" style:text-outline="false" style:text-line-through-style="none" style:text-line-through-type="none" style:font-name="Font Awesome 6 Brands Regular" fo:font-size="14pt" fo:font-style="normal" fo:text-shadow="none" style:text-underline-style="none" fo:font-weight="normal" style:letter-kerning="true" fo:background-color="transparent" style:font-name-asian="Font Awesome 6 Brands Regular" style:font-size-asian="14pt" style:font-style-asian="normal" style:font-weight-asian="normal" style:font-name-complex="Font Awesome 6 Brands Regular" style:font-size-complex="14pt" style:font-style-complex="normal" style:font-weight-complex="normal" style:text-emphasize="none" style:font-relief="none" style:text-overline-style="none" style:text-overline-color="font-color"/>
    </style:style>
    <style:style style:name="T136" style:family="text">
      <style:text-properties fo:font-size="21pt" fo:font-weight="normal" style:font-weight-asian="normal" style:font-weight-complex="normal"/>
    </style:style>
    <style:style style:name="T137" style:family="text">
      <style:text-properties fo:font-size="21pt"/>
    </style:style>
    <style:style style:name="T138" style:family="text">
      <style:text-properties fo:color="#555555" loext:opacity="100%" style:font-name="Symbola1" fo:font-size="24pt" style:font-size-asian="21pt" style:font-size-complex="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path draw:style-name="gr1" draw:text-style-name="P1" draw:layer="layout" svg:width="19.072cm" svg:height="7.967cm" draw:transform="rotate (0.11065387457644) translate (3.50977234999903cm 4.63276420119381cm)" svg:viewBox="0 0 19073 7968" svg:d="M0 6169c5941 0 3406-751 5666-3460s4104-3015 5453-2504c1348 511-315 3415 1942 5520 2257 2104 6012 2243 6012 2243">
          <text:p/>
        </draw:path>
        <dr3d:scene draw:style-name="gr2" svg:width="7.379cm" svg:height="5.279cm" svg:x="10.689cm" svg:y="1.787cm" dr3d:transform="matrix (-0.307804158025669 -0.663596472023647 -0.681833060667995 0.0960288145249262 -0.734633544777482 0.671633844939797 -0.946591288298731 0.141256069623388 0.289847642238998 0.698523280782283cm 0.567253051069484cm 0.001462232107532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3" draw:layer="layout" svg:viewBox="0 -5000 2500 10000" svg:d="M0 5000l125-500 125-500 250-1000 500-2000 500-2000 500-2000 500-2000h-500-500-500-500-250-250z"/>
        </dr3d:scene>
        <dr3d:scene draw:style-name="gr2" svg:width="3.535cm" svg:height="3.329cm" svg:x="2.434cm" svg:y="8.96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4" draw:layer="layout"/>
        </dr3d:scene>
        <dr3d:scene draw:style-name="gr2" svg:width="13.636cm" svg:height="14.796cm" svg:x="17.356cm" svg:y="2.593cm" dr3d:transform="matrix (0.808362711460004 -0.132046568028943 -0.573684086055043 0.346135716540989 0.894876951859856 0.281753982695314 0.476172019816041 -0.426331965611063 0.769091192669973 0.0482628988853315cm -0.000484082004047541cm 0.013906620898802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4" draw:layer="layout" dr3d:transform="matrix (0.91966375566407 -0.0964466044966273 -0.380679168065353 0.170833805377521 0.971099712780389 0.166676809358962 0.353602018458738 -0.218319491385721 0.909561549441812 0.00916749861789139cm 0.0110013626085182cm 0.0434283479660933cm)"/>
        </dr3d:scene>
        <draw:g draw:style-name="gr5">
          <svg:title>TexMaths</svg:title>
          <svg:desc>28§display§t_{1}§svg§600§TRUE§</svg:desc>
          <draw:path draw:style-name="gr6" draw:text-style-name="P2" draw:layer="layout" svg:width="0.78cm" svg:height="1.901cm" svg:x="3.631cm" svg:y="12.794cm" svg:viewBox="0 0 781 1902" svg:d="M648 1586c-8-17-17-33-25-50-44 31-88 61-133 92-83 58-141 83-174 83-25 0-42-25-42-58 0-75 42-299 125-731 14-61 28-122 41-183 103 0 205 0 308 0 11-47 22-94 33-141-108 8-208 17-316 17 42-275 75-416 125-573-11-14-22-28-33-42-50 33-133 66-225 108-22 163-44 327-66 490-133 58-208 91-258 108-2 11-5 22-8 33 83 0 166 0 249 0-55 274-111 548-166 822-17 75-41 150-41 224 0 75 33 117 91 117 100 0 199-58 424-241 58-42 41-33 91-75z">
            <text:p/>
          </draw:path>
          <draw:path draw:style-name="gr6" draw:text-style-name="P2" draw:layer="layout" svg:width="0.755cm" svg:height="1.477cm" svg:x="4.67cm" svg:y="13.633cm" svg:viewBox="0 0 756 1478" svg:d="M756 1478c0-22 0-44 0-66-36 0-72 0-108 0-116-9-141-34-141-141 0-421 0-842 0-1263-8-2-17-5-25-8-141 66-291 133-482 199 3 31 6 61 8 92 9 0 17 0 25 0 92-42 183-83 283-125 8 0 16 17 16 75 0 343 0 686 0 1030 0 107-25 132-141 141-39 0-77 0-116 0 0 22 0 44 0 66 116-8 232-8 349-8 108 0 224 0 332 8z">
            <text:p/>
          </draw:path>
        </draw:g>
        <draw:g draw:style-name="gr5">
          <svg:title>TexMaths</svg:title>
          <svg:desc>28§display§t_{2}§svg§600§TRUE§</svg:desc>
          <draw:path draw:style-name="gr6" draw:text-style-name="P2" draw:layer="layout" svg:width="0.776cm" svg:height="1.893cm" svg:x="22.073cm" svg:y="16.343cm" svg:viewBox="0 0 777 1894" svg:d="M645 1580c-8-17-17-33-25-50-44 31-88 61-132 91-83 58-141 83-174 83-25 0-41-25-41-58 0-74 41-298 124-728 14-60 27-121 41-182 102 0 204 0 306 0 11-47 22-94 33-140-107 8-207 16-314 16 41-273 74-413 124-571-8-13-17-27-25-41-58 33-140 66-231 108-22 162-44 325-66 488-133 58-207 91-257 107-2 11-5 22-8 33 83 0 165 0 248 0-55 273-110 546-165 819-17 75-33 149-33 224 0 74 24 115 82 115 99 0 199-58 430-240 50-41 33-33 83-74z">
            <text:p/>
          </draw:path>
          <draw:path draw:style-name="gr6" draw:text-style-name="P2" draw:layer="layout" svg:width="0.95cm" svg:height="1.463cm" svg:x="23.016cm" svg:y="17.186cm" svg:viewBox="0 0 951 1464" svg:d="M951 1464c-9-41-9-66-9-99 0-25 0-41 9-91-243 8-485 16-728 25 127-138 254-276 380-414 207-215 273-331 273-496 0-240-165-389-438-389-149 0-256 41-355 149-14 96-28 193-42 289 22 0 44 0 66 0 9-33 17-66 25-99 33-124 108-174 257-174 181 0 297 108 297 290 0 157-91 314-331 571-118 127-237 253-355 380 0 20 0 39 0 58 149-8 314-8 471-8s323 0 480 8z">
            <text:p/>
          </draw:path>
        </draw:g>
        <presentation:notes draw:style-name="dp2">
          <draw:page-thumbnail draw:style-name="gr7" draw:layer="layout" svg:width="21.219cm" svg:height="10.476cm" svg:x="0.185cm" svg:y="2.123cm" draw:page-number="1" presentation:class="page"/>
          <draw:frame presentation:style-name="pr1" draw:text-style-name="P3" draw:layer="layout" svg:width="16.771cm" svg:height="12.572cm" svg:x="2.409cm" svg:y="13.271cm" presentation:class="notes" presentation:placeholder="true">
            <draw:text-box/>
          </draw:frame>
        </presentation:notes>
      </draw:page>
      <draw:page draw:name="page2" draw:style-name="dp1" draw:master-page-name="Default">
        <office:forms form:automatic-focus="false" form:apply-design-mode="false"/>
        <draw:frame draw:style-name="gr8" draw:text-style-name="P1" draw:layer="layout" svg:width="8.993cm" svg:height="14.999cm" svg:x="3.453cm" svg:y="1.172cm">
          <draw:image xlink:href="Pictures/10000001000001540000023774712B8F.png" xlink:type="simple" xlink:show="embed" xlink:actuate="onLoad" draw:mime-type="image/png">
            <text:p/>
          </draw:image>
        </draw:frame>
        <draw:custom-shape draw:style-name="gr9" draw:text-style-name="P4" draw:layer="layout" svg:width="4.947cm" svg:height="6.152cm" svg:x="5.498cm" svg:y="12.383cm">
          <text:p/>
          <draw:enhanced-geometry svg:viewBox="0 0 21600 21600" draw:type="rectangle" draw:enhanced-path="M 0 0 L 21600 0 21600 21600 0 21600 0 0 Z N"/>
        </draw:custom-shape>
        <draw:path draw:style-name="gr10" draw:text-style-name="P5" draw:layer="layout" svg:width="3.014cm" svg:height="0.43cm" svg:x="1.246cm" svg:y="18.902cm" svg:viewBox="0 0 3015 431" svg:d="M0 246v-31-30h2442v30 31zM2447 386l26-53 18-59 4-61-6-61-18-57-25-52-33-43 602 215-602 216z">
          <text:p/>
        </draw:path>
        <draw:path draw:style-name="gr11" draw:text-style-name="P5" draw:layer="layout" svg:width="0.43cm" svg:height="3.014cm" svg:x="1.03cm" svg:y="16.102cm" svg:viewBox="0 0 431 3015" svg:d="M246 3015h-31-30v-2442h30 31zM386 568l-53-26-59-17-61-5-61 6-57 18-52 26-43 32 215-602 216 602z">
          <text:p/>
        </draw:path>
        <draw:path draw:style-name="gr12" draw:text-style-name="P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 draw:text-style-name="P1" draw:layer="layout" svg:width="8.993cm" svg:height="14.999cm" svg:x="18.453cm" svg:y="0.473cm">
          <draw:image xlink:href="Pictures/10000001000001540000023774712B8F.png" xlink:type="simple" xlink:show="embed" xlink:actuate="onLoad" draw:mime-type="image/png">
            <text:p/>
          </draw:image>
        </draw:frame>
        <draw:custom-shape draw:style-name="gr9" draw:text-style-name="P4" draw:layer="layout" svg:width="4.947cm" svg:height="6.152cm" svg:x="20.498cm" svg:y="11.684cm">
          <text:p/>
          <draw:enhanced-geometry svg:viewBox="0 0 21600 21600" draw:type="rectangle" draw:enhanced-path="M 0 0 L 21600 0 21600 21600 0 21600 0 0 Z N"/>
        </draw:custom-shape>
        <draw:path draw:style-name="gr10" draw:text-style-name="P5" draw:layer="layout" svg:width="3.014cm" svg:height="0.43cm" svg:x="19.141cm" svg:y="19.203cm" svg:viewBox="0 0 3015 431" svg:d="M0 246v-31-30h2442v30 31zM2447 386l26-53 18-59 4-61-6-61-18-57-25-52-33-43 602 215-602 216z">
          <text:p/>
        </draw:path>
        <draw:path draw:style-name="gr11" draw:text-style-name="P5" draw:layer="layout" svg:width="0.43cm" svg:height="3.014cm" svg:x="18.925cm" svg:y="16.403cm" svg:viewBox="0 0 431 3015" svg:d="M246 3015h-31-30v-2442h30 31zM386 568l-53-26-59-17-61-5-61 6-57 18-52 26-43 32 215-602 216 602z">
          <text:p/>
        </draw:path>
        <draw:path draw:style-name="gr12" draw:text-style-name="P6" draw:layer="layout" svg:width="0.404cm" svg:height="0.478cm" svg:x="18.547cm" svg:y="17.146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21.061cm" svg:y="19.637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presentation:notes draw:style-name="dp2">
          <draw:page-thumbnail draw:style-name="gr7" draw:layer="layout" svg:width="21.219cm" svg:height="10.476cm" svg:x="0.185cm" svg:y="2.123cm" draw:page-number="2" presentation:class="page"/>
          <draw:frame presentation:style-name="pr1" draw:text-style-name="P7" draw:layer="layout" svg:width="16.771cm" svg:height="12.572cm" svg:x="2.409cm" svg:y="13.271cm" presentation:class="notes" presentation:placeholder="true">
            <draw:text-box/>
          </draw:frame>
        </presentation:notes>
      </draw:page>
      <draw:page draw:name="page3" draw:style-name="dp1" draw:master-page-name="Default">
        <office:forms form:automatic-focus="false" form:apply-design-mode="false"/>
        <draw:frame draw:style-name="gr8" draw:text-style-name="P1" draw:layer="layout" svg:width="8.993cm" svg:height="14.999cm" svg:x="3.453cm" svg:y="1.172cm">
          <draw:image xlink:href="Pictures/10000001000001540000023774712B8F.png" xlink:type="simple" xlink:show="embed" xlink:actuate="onLoad" draw:mime-type="image/png">
            <text:p/>
          </draw:image>
        </draw:frame>
        <draw:custom-shape draw:style-name="gr9" draw:text-style-name="P4" draw:layer="layout" svg:width="4.947cm" svg:height="6.152cm" svg:x="5.498cm" svg:y="12.383cm">
          <text:p/>
          <draw:enhanced-geometry svg:viewBox="0 0 21600 21600" draw:type="rectangle" draw:enhanced-path="M 0 0 L 21600 0 21600 21600 0 21600 0 0 Z N"/>
        </draw:custom-shape>
        <draw:path draw:style-name="gr10" draw:text-style-name="P5" draw:layer="layout" svg:width="3.014cm" svg:height="0.43cm" svg:x="1.246cm" svg:y="18.902cm" svg:viewBox="0 0 3015 431" svg:d="M0 246v-31-30h2442v30 31zM2447 386l26-53 18-59 4-61-6-61-18-57-25-52-33-43 602 215-602 216z">
          <text:p/>
        </draw:path>
        <draw:path draw:style-name="gr11" draw:text-style-name="P5" draw:layer="layout" svg:width="0.43cm" svg:height="3.014cm" svg:x="1.03cm" svg:y="16.102cm" svg:viewBox="0 0 431 3015" svg:d="M246 3015h-31-30v-2442h30 31zM386 568l-53-26-59-17-61-5-61 6-57 18-52 26-43 32 215-602 216 602z">
          <text:p/>
        </draw:path>
        <draw:path draw:style-name="gr12" draw:text-style-name="P6" draw:layer="layout" svg:width="0.404cm" svg:height="0.478cm" svg:x="0.652cm" svg:y="16.845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3.166cm" svg:y="19.336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8" draw:text-style-name="P1" draw:layer="layout" svg:width="8.993cm" svg:height="14.999cm" svg:x="18.453cm" svg:y="0.473cm">
          <draw:image xlink:href="Pictures/10000001000001540000023774712B8F.png" xlink:type="simple" xlink:show="embed" xlink:actuate="onLoad" draw:mime-type="image/png">
            <text:p/>
          </draw:image>
        </draw:frame>
        <draw:custom-shape draw:style-name="gr9" draw:text-style-name="P4" draw:layer="layout" svg:width="4.947cm" svg:height="6.152cm" svg:x="20.498cm" svg:y="11.684cm">
          <text:p/>
          <draw:enhanced-geometry svg:viewBox="0 0 21600 21600" draw:type="rectangle" draw:enhanced-path="M 0 0 L 21600 0 21600 21600 0 21600 0 0 Z N"/>
        </draw:custom-shape>
        <draw:path draw:style-name="gr10" draw:text-style-name="P5" draw:layer="layout" svg:width="3.014cm" svg:height="0.43cm" svg:x="16.56cm" svg:y="16.105cm" svg:viewBox="0 0 3015 431" svg:d="M0 246v-31-30h2442v30 31zM2447 386l26-53 18-59 4-61-6-61-18-57-25-52-33-43 602 215-602 216z">
          <text:p/>
        </draw:path>
        <draw:path draw:style-name="gr11" draw:text-style-name="P5" draw:layer="layout" svg:width="0.43cm" svg:height="3.014cm" svg:x="16.344cm" svg:y="13.305cm" svg:viewBox="0 0 431 3015" svg:d="M246 3015h-31-30v-2442h30 31zM386 568l-53-26-59-17-61-5-61 6-57 18-52 26-43 32 215-602 216 602z">
          <text:p/>
        </draw:path>
        <draw:path draw:style-name="gr12" draw:text-style-name="P6" draw:layer="layout" svg:width="0.404cm" svg:height="0.478cm" svg:x="15.966cm" svg:y="14.048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3" draw:text-style-name="P6" draw:layer="layout" svg:width="0.461cm" svg:height="0.478cm" svg:x="18.48cm" svg:y="16.539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custom-shape draw:style-name="gr14" draw:text-style-name="P8" draw:layer="layout" svg:width="10.743cm" svg:height="2.036cm" svg:x="17.484cm" svg:y="17.873cm">
          <text:p/>
          <draw:enhanced-geometry svg:viewBox="0 0 21600 21600" draw:type="rectangle" draw:enhanced-path="M 0 0 L 21600 0 21600 21600 0 21600 0 0 Z N"/>
        </draw:custom-shape>
        <draw:line draw:style-name="gr15" draw:text-style-name="P1" draw:layer="layout" svg:x1="20.498cm" svg:y1="17.854cm" svg:x2="25.445cm" svg:y2="17.854cm">
          <text:p/>
        </draw:line>
        <presentation:notes draw:style-name="dp2">
          <draw:page-thumbnail draw:style-name="gr7" draw:layer="layout" svg:width="21.219cm" svg:height="10.476cm" svg:x="0.185cm" svg:y="2.123cm" draw:page-number="3" presentation:class="page"/>
          <draw:frame presentation:style-name="pr1" draw:text-style-name="P7" draw:layer="layout" svg:width="16.771cm" svg:height="12.572cm" svg:x="2.409cm" svg:y="13.271cm" presentation:class="notes" presentation:placeholder="true">
            <draw:text-box/>
          </draw:frame>
        </presentation:notes>
      </draw:page>
      <draw:page draw:name="page4" draw:style-name="dp1" draw:master-page-name="Default">
        <office:forms form:automatic-focus="false" form:apply-design-mode="false"/>
        <draw:frame draw:style-name="gr8" draw:text-style-name="P1" draw:layer="layout" svg:width="5.364cm" svg:height="13.385cm" svg:x="11.153cm" svg:y="1.873cm">
          <draw:image xlink:href="Pictures/1000000000000063000000F74942FFCF.png" xlink:type="simple" xlink:show="embed" xlink:actuate="onLoad" draw:mime-type="image/png">
            <text:p/>
          </draw:image>
        </draw:frame>
        <draw:g draw:style-name="gr5">
          <draw:path draw:style-name="gr10" draw:text-style-name="P5" draw:layer="layout" svg:width="2.338cm" svg:height="0.333cm" svg:x="10.159cm" svg:y="8.867cm" svg:viewBox="0 0 2339 334" svg:d="M0 191v-24-23h1895v23 24zM1898 299l21-41 14-45 3-48-5-47-14-44-19-41-26-33 467 167-467 167z">
            <text:p/>
          </draw:path>
          <draw:path draw:style-name="gr11" draw:text-style-name="P5" draw:layer="layout" svg:width="0.333cm" svg:height="2.338cm" svg:x="9.991cm" svg:y="6.694cm" svg:viewBox="0 0 334 2339" svg:d="M191 2339h-24-23v-1894h23 24zM299 441l-41-20-45-14-48-4-47 5-44 14-41 20-33 25 167-467 167 467z">
            <text:p/>
          </draw:path>
          <draw:path draw:style-name="gr12" draw:text-style-name="P6" draw:layer="layout" svg:width="0.313cm" svg:height="0.371cm" svg:x="9.698cm" svg:y="7.271cm" svg:viewBox="0 0 314 372" svg:d="M0 348l7 20c21-18 47-24 67-24 35 0 69 11 102 18 23 6 47 10 69 10 11 0 20-3 37-7 9-53 15-80 22-108h-17l-16 45c-5 12-12 18-30 18-9 0-21-1-37-5-19-5-54-12-78-12s-48 5-67 14l-2-1 253-285 4-24-6-7-18 17c-8 8-14 11-25 11-30 0-74-9-101-16-23-6-44-12-60-12s-32 3-47 8l-24 91h16l22-43c10-3 21-4 30-4 11 0 22 2 34 4 18 4 43 8 59 8 23 0 47-4 67-16l1 2z">
            <text:p/>
          </draw:path>
          <draw:path draw:style-name="gr13" draw:text-style-name="P6" draw:layer="layout" svg:width="0.357cm" svg:height="0.371cm" svg:x="11.648cm" svg:y="9.203cm" svg:viewBox="0 0 358 372" svg:d="M9 297c0 23-5 43-9 65 10 6 24 10 32 10 29 0 57-25 78-58l58-87 8 52c4 28 15 93 55 93 21 0 50-22 64-35l37-33-7-15c-5 5-39 35-57 35-19 0-27-16-34-35-7-18-12-39-14-52l-14-76 26-38c16-21 43-62 75-66h3c11 0 24 5 27 17l10-3 11-63c-6-4-14-8-22-8-44 0-86 65-107 96l-28 42-5-36c-6-46-14-102-73-102-17 0-36 5-44 16l-43 62 12 8c15-17 35-36 51-36 40 0 51 78 55 104l9 48-30 46c-14 21-50 75-77 75-12 0-21-2-23-7l-9-21z">
            <text:p/>
          </draw:path>
        </draw:g>
        <draw:custom-shape draw:style-name="gr16" draw:text-style-name="P8" draw:layer="layout" svg:width="9.142cm" svg:height="0.777cm" svg:x="8.938cm" svg:y="15.313cm">
          <text:p/>
          <draw:enhanced-geometry svg:viewBox="0 0 21600 21600" draw:type="rectangle" draw:enhanced-path="M 0 0 L 21600 0 21600 21600 0 21600 0 0 Z N"/>
        </draw:custom-shape>
        <draw:line draw:style-name="gr17" draw:text-style-name="P1" draw:layer="layout" svg:x1="11.485cm" svg:y1="15.294cm" svg:x2="12.702cm" svg:y2="15.294cm">
          <text:p/>
        </draw:line>
        <presentation:notes draw:style-name="dp2">
          <draw:page-thumbnail draw:style-name="gr7" draw:layer="layout" svg:width="21.219cm" svg:height="10.476cm" svg:x="0.185cm" svg:y="2.123cm" draw:page-number="4" presentation:class="page"/>
          <draw:frame presentation:style-name="pr1" draw:text-style-name="P7" draw:layer="layout" svg:width="16.771cm" svg:height="12.572cm" svg:x="2.409cm" svg:y="13.271cm" presentation:class="notes" presentation:placeholder="true">
            <draw:text-box/>
          </draw:frame>
        </presentation:notes>
      </draw:page>
      <draw:page draw:name="page5" draw:style-name="dp1" draw:master-page-name="Default">
        <office:forms form:automatic-focus="false" form:apply-design-mode="false"/>
        <draw:custom-shape draw:style-name="gr9" draw:text-style-name="P4" draw:layer="layout" svg:width="4.947cm" svg:height="6.152cm" svg:x="12.086cm" svg:y="4.479cm">
          <text:p/>
          <draw:enhanced-geometry svg:viewBox="0 0 21600 21600" draw:type="rectangle" draw:enhanced-path="M 0 0 L 21600 0 21600 21600 0 21600 0 0 Z N"/>
        </draw:custom-shape>
        <draw:path draw:style-name="gr11" draw:text-style-name="P5" draw:layer="layout" svg:width="0.43cm" svg:height="3.014cm" svg:x="9.676cm" svg:y="5.724cm" svg:viewBox="0 0 431 3015" svg:d="M246 3015h-31-30v-2442h30 31zM386 568l-53-26-59-17-61-5-61 6-57 18-52 26-43 32 215-602 216 602z">
          <text:p/>
        </draw:path>
        <draw:path draw:style-name="gr12" draw:text-style-name="P6" draw:layer="layout" svg:width="0.404cm" svg:height="0.478cm" svg:x="9.298cm" svg:y="6.46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18" draw:text-style-name="P1" draw:layer="layout" svg:width="2.628cm" svg:height="4.82cm" draw:transform="rotate (0.770737397680696) translate (7.884cm 15cm)" svg:viewBox="0 0 2629 4821" svg:d="M0 0c0 0 1743 1693 2361 2293 648 814-85 2528-85 2528">
          <text:p/>
        </draw:path>
        <draw:line draw:style-name="gr19" draw:text-style-name="P1" draw:layer="layout" svg:x1="19.079cm" svg:y1="8.738cm" svg:x2="17.914cm" svg:y2="8.738cm">
          <text:p/>
        </draw:line>
        <draw:line draw:style-name="gr19" draw:text-style-name="P1" draw:layer="layout" svg:x1="17.027cm" svg:y1="10.813cm" svg:x2="15.507cm" svg:y2="10.813cm">
          <text:p/>
        </draw:line>
        <draw:path draw:style-name="gr19" draw:text-style-name="P1" draw:layer="layout" svg:width="2.257cm" svg:height="0.285cm" draw:transform="skewX (0.478394747971646) rotate (-1.97431644985599) translate (18.0168475820177cm 8.86264265922793cm)" svg:viewBox="0 0 2258 286" svg:d="M2258 145c-473-500-1724 495-2258-2">
          <text:p/>
        </draw:path>
        <draw:line draw:style-name="gr19" draw:text-style-name="P1" draw:layer="layout" svg:x1="10.107cm" svg:y1="8.739cm" svg:x2="11.272cm" svg:y2="8.739cm">
          <text:p/>
        </draw:line>
        <draw:line draw:style-name="gr19" draw:text-style-name="P1" draw:layer="layout" svg:x1="12.159cm" svg:y1="10.814cm" svg:x2="15.507cm" svg:y2="10.814cm">
          <text:p/>
        </draw:line>
        <draw:path draw:style-name="gr19" draw:text-style-name="P1" draw:layer="layout" svg:width="2.257cm" svg:height="0.285cm" draw:transform="skewX (-0.478743813822044) rotate (1.97396738400559) translate (12.0554925692694cm 10.9399780208497cm)" svg:viewBox="0 0 2258 286" svg:d="M0 145c472-500 1724 494 2258-2">
          <text:p/>
        </draw:path>
        <presentation:notes draw:style-name="dp2">
          <draw:page-thumbnail draw:style-name="gr7" draw:layer="layout" svg:width="21.219cm" svg:height="10.476cm" svg:x="0.185cm" svg:y="2.123cm" draw:page-number="5" presentation:class="page"/>
          <draw:frame presentation:style-name="pr1" draw:text-style-name="P7" draw:layer="layout" svg:width="16.771cm" svg:height="12.572cm" svg:x="2.409cm" svg:y="13.271cm" presentation:class="notes" presentation:placeholder="true">
            <draw:text-box/>
          </draw:frame>
        </presentation:notes>
      </draw:page>
      <draw:page draw:name="page6" draw:style-name="dp1" draw:master-page-name="Default">
        <office:forms form:automatic-focus="false" form:apply-design-mode="false"/>
        <draw:frame draw:style-name="gr8" draw:text-style-name="P1" draw:layer="layout" svg:width="9.61cm" svg:height="12cm" svg:x="2.811cm" svg:y="4.27cm">
          <draw:image xlink:href="Pictures/100000000000007900000097F58C74D6.png" xlink:type="simple" xlink:show="embed" xlink:actuate="onLoad" draw:mime-type="image/png">
            <text:p/>
          </draw:image>
        </draw:frame>
        <draw:custom-shape draw:style-name="gr20" draw:text-style-name="P4" draw:layer="layout" svg:width="14.42cm" svg:height="12cm" svg:x="12.469cm" svg:y="4.27cm">
          <text:p/>
          <draw:enhanced-geometry svg:viewBox="0 0 21600 21600" draw:type="rectangle" draw:enhanced-path="M 0 0 L 21600 0 21600 21600 0 21600 0 0 Z N"/>
        </draw:custom-shape>
        <draw:custom-shape draw:style-name="gr21" draw:text-style-name="P8" draw:layer="layout" svg:width="28.179cm" svg:height="1.42cm" svg:x="0.761cm" svg:y="16.377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6" presentation:class="page"/>
          <draw:frame presentation:style-name="pr1" draw:text-style-name="P7" draw:layer="layout" svg:width="16.771cm" svg:height="12.572cm" svg:x="2.409cm" svg:y="13.271cm" presentation:class="notes" presentation:placeholder="true">
            <draw:text-box/>
          </draw:frame>
        </presentation:notes>
      </draw:page>
      <draw:page draw:name="page7" draw:style-name="dp1" draw:master-page-name="Default">
        <office:forms form:automatic-focus="false" form:apply-design-mode="false"/>
        <draw:custom-shape draw:style-name="gr22" draw:text-style-name="P9" draw:layer="layout" svg:width="2.392cm" svg:height="7.864cm" svg:x="20.638cm" svg:y="7.942cm">
          <text:p/>
          <draw:enhanced-geometry svg:viewBox="0 0 21600 21600" draw:type="rectangle" draw:enhanced-path="M 0 0 L 21600 0 21600 21600 0 21600 0 0 Z N"/>
        </draw:custom-shape>
        <draw:custom-shape draw:style-name="gr23" draw:text-style-name="P9" draw:layer="layout" svg:width="4.72cm" svg:height="3.091cm" svg:x="3.933cm" svg:y="10.235cm">
          <text:p/>
          <draw:enhanced-geometry svg:viewBox="0 0 21600 21600" draw:type="rectangle" draw:enhanced-path="M 0 0 L 21600 0 21600 21600 0 21600 0 0 Z N"/>
        </draw:custom-shape>
        <draw:custom-shape draw:style-name="gr24" draw:text-style-name="P10" draw:layer="layout" svg:width="2.501cm" svg:height="1.493cm" svg:x="20.584cm" svg:y="6.464cm">
          <text:p/>
          <draw:enhanced-geometry svg:viewBox="0 0 21600 21600" draw:type="rectangle" draw:enhanced-path="M 0 0 L 21600 0 21600 21600 0 21600 0 0 Z N"/>
        </draw:custom-shape>
        <draw:line draw:style-name="gr25" draw:text-style-name="P1" draw:layer="layout" svg:x1="20.532cm" svg:y1="5.944cm" svg:x2="20.532cm" svg:y2="15.909cm">
          <text:p/>
        </draw:line>
        <draw:line draw:style-name="gr25" draw:text-style-name="P1" draw:layer="layout" svg:x1="23.132cm" svg:y1="5.944cm" svg:x2="23.132cm" svg:y2="15.909cm">
          <text:p/>
        </draw:line>
        <draw:line draw:style-name="gr25" draw:text-style-name="P1" draw:layer="layout" svg:x1="20.433cm" svg:y1="15.806cm" svg:x2="23.236cm" svg:y2="15.806cm">
          <text:p/>
        </draw:line>
        <draw:g draw:style-name="gr5">
          <svg:title>TexMaths</svg:title>
          <svg:desc>28§latex§$$A$$§svg§600§TRUE§</svg:desc>
          <draw:path draw:style-name="gr26" draw:text-style-name="P11" draw:layer="layout" svg:width="0.524cm" svg:height="0.533cm" svg:x="22.16cm" svg:y="8.117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line draw:style-name="gr27" draw:text-style-name="P12" draw:layer="layout" svg:x1="21.799cm" svg:y1="4.301cm" svg:x2="21.799cm" svg:y2="1.975cm">
          <text:p/>
        </draw:line>
        <draw:g draw:style-name="gr5">
          <svg:title>TexMaths</svg:title>
          <svg:desc>28§latex§$$\yv$$§svg§600§TRUE§</svg:desc>
          <draw:path draw:style-name="gr26" draw:text-style-name="P11" draw:layer="layout" svg:width="0.478cm" svg:height="0.469cm" svg:x="21.044cm" svg:y="3.026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draw:frame draw:style-name="gr28" draw:text-style-name="P13" draw:layer="layout" svg:width="1.57cm" svg:height="1.103cm" svg:x="24.309cm" svg:y="11.186cm">
          <draw:text-box>
            <text:p><text:span text:style-name="T1">z</text:span><text:span text:style-name="T2">(</text:span><text:span text:style-name="T1">t</text:span><text:span text:style-name="T2">)</text:span></text:p>
          </draw:text-box>
        </draw:frame>
        <draw:measure draw:style-name="gr29" draw:text-style-name="P14" draw:layer="layout" svg:x1="23.675cm" svg:y1="7.938cm" svg:x2="23.681cm" svg:y2="15.74cm">
          <text:p/>
        </draw:measure>
        <draw:g draw:style-name="gr5">
          <svg:title>TexMaths</svg:title>
          <svg:desc>28§latex§$$V(t)$$§svg§600§TRUE§</svg:desc>
          <draw:path draw:style-name="gr30" draw:text-style-name="P2" draw:layer="layout" svg:width="0.664cm" svg:height="0.681cm" svg:x="20.969cm" svg:y="11.081cm" svg:viewBox="0 0 665 682" svg:d="M665 28c0-9 0-19 0-28-33 3-64 3-95 3-42 0-81 0-120-3 0 9 0 19 0 28 8 1 17 2 25 3 37 3 56 11 56 30 0 12-6 20-17 40-94 160-188 320-282 480-23-171-47-343-70-514-5-31 14-36 39-36 14-1 28-2 42-3 0-9 0-19 0-28-39 3-81 3-120 3-42 0-81 0-123-3 0 9 0 19 0 28 8 1 17 2 25 3 45 3 53 8 59 44 29 202 58 405 87 607 15 0 31 0 47 0 123-202 246-403 369-604 22-39 31-44 59-47 6-1 13-2 19-3z">
            <text:p/>
          </draw:path>
          <draw:path draw:style-name="gr30" draw:text-style-name="P2" draw:layer="layout" svg:width="0.248cm" svg:height="0.943cm" svg:x="21.743cm" svg:y="11.02cm" svg:viewBox="0 0 249 944" svg:d="M238 0c-149 98-238 263-238 472 0 193 92 374 235 472 4-5 9-11 14-17-137-117-160-231-160-458 0-226 26-346 160-452-4-6-8-11-11-17z">
            <text:p/>
          </draw:path>
          <draw:path draw:style-name="gr30" draw:text-style-name="P2" draw:layer="layout" svg:width="0.262cm" svg:height="0.639cm" svg:x="22.073cm" svg:y="11.126cm" svg:viewBox="0 0 263 640" svg:d="M221 534c-4-6-8-12-11-17-15 10-30 20-45 31-28 19-48 27-59 27-8 0-11-8-11-19 0-25 11-101 42-246 4-20 7-41 11-61 36 0 71 0 106 0 3-16 6-32 9-48-37 3-70 6-106 6 16-92 25-140 44-193-3-5-7-9-11-14-19 11-47 25-75 36-9 55-17 110-26 165-44 20-69 31-86 36-1 4-2 8-3 12 28 0 56 0 84 0-19 92-37 184-56 276-6 25-11 50-11 76 0 22 8 39 28 39 33 0 67-20 145-81 17-14 11-11 31-25z">
            <text:p/>
          </draw:path>
          <draw:path draw:style-name="gr30" draw:text-style-name="P2" draw:layer="layout" svg:width="0.248cm" svg:height="0.943cm" svg:x="22.45cm" svg:y="11.02cm" svg:viewBox="0 0 249 944" svg:d="M11 0c-4 6-7 11-11 17 134 106 159 226 159 452 0 227-22 341-159 458 5 6 9 12 14 17 143-98 235-279 235-472 0-209-90-374-238-472z">
            <text:p/>
          </draw:path>
        </draw:g>
        <draw:g draw:style-name="gr5">
          <svg:title>TexMaths</svg:title>
          <svg:desc>28§latex§$$\yM$$§svg§600§TRUE§</svg:desc>
          <draw:path draw:style-name="gr31" draw:text-style-name="P15" draw:layer="layout" svg:width="0.699cm" svg:height="0.478cm" svg:x="21.484cm" svg:y="6.919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custom-shape draw:style-name="gr32" draw:text-style-name="P10" draw:layer="layout" svg:width="4.717cm" svg:height="2.816cm" svg:x="3.935cm" svg:y="7.447cm">
          <text:p/>
          <draw:enhanced-geometry svg:viewBox="0 0 21600 21600" draw:type="rectangle" draw:enhanced-path="M 0 0 L 21600 0 21600 21600 0 21600 0 0 Z N"/>
        </draw:custom-shape>
        <draw:line draw:style-name="gr33" draw:text-style-name="P12" draw:layer="layout" svg:x1="7.145cm" svg:y1="7.549cm" svg:x2="7.145cm" svg:y2="9.528cm">
          <text:p/>
        </draw:line>
        <draw:line draw:style-name="gr34" draw:text-style-name="P12" draw:layer="layout" svg:x1="5.445cm" svg:y1="10.161cm" svg:x2="5.445cm" svg:y2="8.501cm">
          <text:p/>
        </draw:line>
        <draw:g draw:style-name="gr5">
          <svg:title>TexMaths</svg:title>
          <svg:desc>28§latex§$$F_{\text{atm}}$$§svg§600§TRUE§</svg:desc>
          <draw:path draw:style-name="gr30" draw:text-style-name="P2" draw:layer="layout" svg:width="0.536cm" svg:height="0.678cm" svg:x="7.633cm" svg:y="7.878cm" svg:viewBox="0 0 537 679" svg:d="M517 151c3-62 9-109 20-148-23 0-51-3-67-3-76 0-151 3-230 3-50 0-97 0-148-3-1 9-2 19-3 28 19 1 38 2 56 3 23 0 34 8 34 25 0 14-6 45-8 75-26 141-51 281-76 422-14 92-14 92-56 95-11 1-22 2-33 3-2 9-4 18-6 28 42-3 84-3 126-3 45 0 89 0 134 3 1-10 2-19 3-28-21-1-41-2-62-3-28 0-36-8-36-28 0-6 0-17 3-20 11-72 22-145 33-217 38 0 77 0 115 0 123 0 101 2 128 2 7-14 14-28 20-41-1-3-2-6-3-9-72 2-143 4-215 6-12 0-24 0-36 0 15-89 29-177 44-266 3-14 6-19 9-30 19 0-3 2 120-3 61 0 101 8 101 22 2 29 5 58 8 87 8 0 17 0 25 0z">
            <text:p/>
          </draw:path>
          <draw:path draw:style-name="gr30" draw:text-style-name="P2" draw:layer="layout" svg:width="0.312cm" svg:height="0.343cm" svg:x="8.203cm" svg:y="8.367cm" svg:viewBox="0 0 313 344" svg:d="M313 335c0-6 0-13 0-19-9-1-19-2-28-3-17 0-19-6-19-42 0-43 0-86 0-129 0-106-31-142-115-142-31 0-59 6-87 22-12 9-24 17-36 25 0 15 0 30 0 45 6 2 13 4 20 6 2-8 5-15 8-23 14-33 22-39 56-39 67 0 95 28 95 92-23 5-47 10-70 14-98 17-137 51-137 112 0 56 34 90 89 90 14 0 26-3 31-6 29-21 58-41 87-62-1 20-2 40-3 59 20 0 36 0 56 0s36 0 53 0zM207 246c-20 28-64 56-92 56s-54-26-54-56c0-28 14-53 34-67 20-9 59-20 112-28 0 31 0 63 0 95z">
            <text:p/>
          </draw:path>
          <draw:path draw:style-name="gr30" draw:text-style-name="P2" draw:layer="layout" svg:width="0.211cm" svg:height="0.451cm" svg:x="8.553cm" svg:y="8.258cm" svg:viewBox="0 0 212 452" svg:d="M212 131c-32 2-65 4-97 6 0-9 0-19 0-28 0-31 2-56 8-103-3-2-6-4-8-6-17 11-40 20-62 25 3 22 3 36 3 59 0 17 0 33 0 50-19 8-37 17-56 25 0 5 0 9 0 14 19-1 37-2 56-3 0 69 0 138 0 207 0 53 22 75 78 75 17 0 34-2 37-8 12-13 24-26 36-39-4-4-8-8-11-11-17 8-28 14-42 14-28 0-39-14-39-51 0-62 0-124 0-187 30 0 61 0 92 0 2-13 4-26 5-39z">
            <text:p/>
          </draw:path>
          <draw:path draw:style-name="gr30" draw:text-style-name="P2" draw:layer="layout" svg:width="0.611cm" svg:height="0.334cm" svg:x="8.782cm" svg:y="8.367cm" svg:viewBox="0 0 612 335" svg:d="M612 335c0-6 0-13 0-19-11-1-22-2-33-3-26 0-28-6-28-50 0-50 0-99 0-148 0-73-42-115-107-115-25 0-47 6-58 17-19 16-38 31-56 47-23-44-50-64-101-64-28 0-47 6-58 17-17 15-34 30-51 44 0-19 0-39 0-58-2-1-4-2-5-3-37 14-76 25-112 28 0 6 0 13 0 19 8 0 17 0 25 0 28 0 31 6 31 54 0 54 0 108 0 162 0 44 0 50-25 50-12 1-23 2-34 3 0 6 0 13 0 19 31 0 61 0 92 0 28 0 56 0 84 0 0-6 0-13 0-19-10-1-20-2-31-3-22 0-25-6-25-50 0-52 0-103 0-154 0-31 48-67 90-67 39 0 67 36 67 92 0 43 0 86 0 129 0 44-3 50-28 50-11 1-23 2-34 3 0 6 0 13 0 19 31 0 60 0 90 0 29 0 61 0 89 0 0-6 0-13 0-19-10-1-20-2-31-3-25 0-28-6-28-50 0-52 0-103 0-154 0-31 48-67 90-67 39 0 67 36 67 92 0 67 0 134 0 201 17 0 36 0 56 0 22 0 42 0 64 0z">
            <text:p/>
          </draw:path>
        </draw:g>
        <draw:g draw:style-name="gr5">
          <svg:title>TexMaths</svg:title>
          <svg:desc>28§latex§$$F_{\text{pg}}$$§svg§600§TRUE§</svg:desc>
          <draw:path draw:style-name="gr30" draw:text-style-name="P2" draw:layer="layout" svg:width="0.533cm" svg:height="0.678cm" svg:x="3.64cm" svg:y="8.885cm" svg:viewBox="0 0 534 679" svg:d="M514 151c3-62 11-112 20-148-20-3-48-3-64-3-76 0-154 3-230 3-50 0-100 0-148-3-1 9-2 19-3 28 18 0 36 0 54 0 25 3 36 11 36 28 0 14-6 45-11 72-25 142-49 283-73 425-14 89-17 92-56 95-12 1-24 2-36 3-1 9-2 18-3 28 42-3 84-3 123-3 45 0 89 0 137 3 1-10 2-19 3-28-22-1-43-2-65-3-25 0-33-8-33-28 0-6 0-17 0-20 12-72 24-145 36-217 38 0 77 0 115 0 123 0 98 2 128 2 7-14 13-29 20-44-2-2-4-4-6-6-70 2-141 4-212 6-12 0-24 0-36 0 15-89 29-177 44-266 3-14 3-19 9-30 19 0-3 0 120-3 61 0 101 8 101 22 2 29 5 58 8 87 7 0 15 0 22 0z">
            <text:p/>
          </draw:path>
          <draw:path draw:style-name="gr30" draw:text-style-name="P2" draw:layer="layout" svg:width="0.39cm" svg:height="0.535cm" svg:x="4.191cm" svg:y="9.371cm" svg:viewBox="0 0 391 536" svg:d="M391 142c0-78-67-142-151-142-25 0-50 8-61 20-20 17-39 35-59 53 0-24 0-47 0-70-3-1-5-2-8-3-37 17-73 25-112 31 0 6 0 13 0 19 9 0 19 0 28 0 28 0 31 6 31 53 0 120 0 241 0 361 0 44-3 50-25 50-12 1-23 2-34 3 0 6 0 13 0 19 31 0 59 0 89 0 31 0 59 0 90 0 0-6 0-13 0-19-11-1-22-2-34-3-25 0-25-6-25-50 0-46 0-92 0-137 20 14 45 19 76 19 22 0 39-5 50-14 27-16 54-33 81-50 31-19 64-95 64-140zM327 170c0 79-47 140-112 140-39 0-67-14-95-45 0-49 0-98 0-148 0-8 3-16 11-30 23-26 51-40 87-40 67 0 109 48 109 123z">
            <text:p/>
          </draw:path>
          <draw:path draw:style-name="gr30" draw:text-style-name="P2" draw:layer="layout" svg:width="0.365cm" svg:height="0.538cm" svg:x="4.638cm" svg:y="9.371cm" svg:viewBox="0 0 366 539" svg:d="M366 36c-1-2-2-5-3-8-33 1-67 2-100 3-28-23-53-31-90-31-30 0-67 11-95 28-42 22-61 59-61 100 0 54 33 93 86 98-19 14-39 28-58 42-6 11-11 20-11 31 0 19 14 31 47 42-20 11-41 22-61 33-9 6-20 34-20 56 0 64 64 109 154 109 109 0 193-67 193-156 0-51-34-87-84-87-38 0-77 0-115 0-36 0-53-8-53-28 0-8 6-17 22-33 6-3 6-3 12-6 5 0 11 0 16 0 31 0 67-14 98-33 31-26 48-54 48-90 0-17-3-25-9-39 23 0 45 0 67 0 6-10 12-20 17-31zM229 126c0 47-28 78-72 78-48 0-82-38-82-92 0-55 28-87 73-87 50 0 81 39 81 101zM291 411c0 61-56 106-132 106-61 0-106-37-106-90 0-30 20-61 48-72 11-6 33-9 81-9 81 0 109 17 109 65z">
            <text:p/>
          </draw:path>
        </draw:g>
        <draw:g draw:style-name="gr5">
          <svg:title>TexMaths</svg:title>
          <svg:desc>28§latex§$$F_{\text{gp}}$$§svg§600§TRUE§</svg:desc>
          <draw:path draw:style-name="gr30" draw:text-style-name="P2" draw:layer="layout" svg:width="0.533cm" svg:height="0.678cm" svg:x="3.64cm" svg:y="10.59cm" svg:viewBox="0 0 534 679" svg:d="M514 151c3-62 11-112 20-148-20-3-48-3-65-3-75 0-153 3-229 3-50 0-100 0-148-3-1 9-2 19-3 28 18 0 36 0 53 0 26 3 37 11 37 28 0 14-6 45-11 72-25 142-49 283-73 425-14 89-17 92-56 95-12 1-24 2-36 3-1 9-2 18-3 28 42-3 84-3 123-3 45 0 89 0 137 3 1-10 2-19 3-28-22-1-43-2-65-3-25 0-33-8-33-28 0-6 0-17 0-20 12-72 24-145 36-217 38 0 76 0 115 0 123 0 97 2 128 2 7-14 13-29 20-44-2-2-4-4-6-6-71 2-141 4-212 6-12 0-24 0-37 0 15-89 30-177 45-266 3-14 3-19 9-30 19 0-3 0 120-3 61 0 100 8 100 22 3 29 6 58 9 87 7 0 15 0 22 0z">
            <text:p/>
          </draw:path>
          <draw:path draw:style-name="gr30" draw:text-style-name="P2" draw:layer="layout" svg:width="0.365cm" svg:height="0.538cm" svg:x="4.207cm" svg:y="11.076cm" svg:viewBox="0 0 366 539" svg:d="M366 36c-1-2-2-5-3-8-33 1-67 2-100 3-28-23-54-31-87-31-34 0-70 11-98 28-42 22-61 59-61 100 0 54 33 93 86 98-19 14-39 28-58 42-6 11-9 20-9 31 0 19 11 31 48 42-22 11-43 22-64 33-9 6-20 34-20 56 0 64 64 109 154 109 109 0 192-67 192-156 0-51-33-87-83-87-39 0-77 0-115 0-36 0-53-8-53-28 0-8 6-17 25-33 3-3 6-3 8-6 6 0 12 0 17 0 31 0 67-14 98-33 31-26 48-54 48-90 0-17-3-25-9-39 22 0 45 0 67 0 6-10 11-20 17-31zM232 126c0 47-31 78-76 78-47 0-81-38-81-92 0-55 28-87 73-87 50 0 84 39 84 101zM291 411c0 61-56 106-132 106-61 0-103-37-103-90 0-30 17-61 45-72 14-6 33-9 81-9 81 0 109 17 109 65z">
            <text:p/>
          </draw:path>
          <draw:path draw:style-name="gr30" draw:text-style-name="P2" draw:layer="layout" svg:width="0.39cm" svg:height="0.535cm" svg:x="4.587cm" svg:y="11.076cm" svg:viewBox="0 0 391 536" svg:d="M391 142c0-78-67-142-148-142-28 0-53 8-64 20-20 17-39 35-59 53 0-24 0-47 0-70-2-1-4-2-5-3-37 17-76 25-112 31 0 6 0 13 0 19 8 0 17 0 25 0 28 0 33 6 33 53 0 120 0 241 0 361 0 44-2 50-27 50-12 1-23 2-34 3 0 6 0 13 0 19 31 0 60 0 89 0 30 0 59 0 90 0 0-6 0-13 0-19-11-1-23-2-34-3-22 0-25-6-25-50 0-46 0-92 0-137 22 14 45 19 76 19 22 0 39-5 53-14 27-16 54-33 81-50 28-19 61-95 61-140zM330 170c0 79-48 140-112 140-42 0-70-14-98-45 0-49 0-98 0-148 0-8 3-16 14-30 20-26 50-40 84-40 67 0 112 48 112 123z">
            <text:p/>
          </draw:path>
        </draw:g>
        <draw:line draw:style-name="gr34" draw:text-style-name="P12" draw:layer="layout" svg:x1="5.445cm" svg:y1="10.36cm" svg:x2="5.445cm" svg:y2="12.02cm">
          <text:p/>
        </draw:line>
        <draw:path draw:style-name="gr35" draw:text-style-name="P16" draw:layer="layout" svg:width="4.719cm" svg:height="1.094cm" svg:x="3.933cm" svg:y="12.331cm" svg:viewBox="0 0 4720 1095" svg:d="M0 1095v-855c0 0 759-220 1537-239 795-21 894 470 1612 449 803-18 575-257 1571-287v8 924z">
          <text:p/>
        </draw:path>
        <draw:frame draw:style-name="gr36" draw:text-style-name="P17" draw:layer="layout" svg:width="1.874cm" svg:height="0.746cm" svg:x="3.935cm" svg:y="7.447cm">
          <draw:text-box>
            <text:p><text:span text:style-name="T3">piston</text:span></text:p>
          </draw:text-box>
        </draw:frame>
        <draw:frame draw:style-name="gr37" draw:text-style-name="P17" draw:layer="layout" svg:width="1.239cm" svg:height="0.746cm" svg:x="7.427cm" svg:y="11.696cm">
          <draw:text-box>
            <text:p><text:span text:style-name="T3">gas</text:span></text:p>
          </draw:text-box>
        </draw:frame>
        <draw:custom-shape draw:style-name="gr22" draw:text-style-name="P9" draw:layer="layout" svg:width="2.392cm" svg:height="7.864cm" svg:x="13.745cm" svg:y="9.941cm">
          <text:p/>
          <draw:enhanced-geometry svg:viewBox="0 0 21600 21600" draw:type="rectangle" draw:enhanced-path="M 0 0 L 21600 0 21600 21600 0 21600 0 0 Z N"/>
        </draw:custom-shape>
        <draw:line draw:style-name="gr38" draw:text-style-name="P1" draw:layer="layout" svg:x1="13.54cm" svg:y1="9.805cm" svg:x2="16.343cm" svg:y2="9.805cm">
          <text:p/>
        </draw:line>
        <draw:line draw:style-name="gr25" draw:text-style-name="P1" draw:layer="layout" svg:x1="13.638cm" svg:y1="7.943cm" svg:x2="13.638cm" svg:y2="17.908cm">
          <text:p/>
        </draw:line>
        <draw:line draw:style-name="gr25" draw:text-style-name="P1" draw:layer="layout" svg:x1="16.238cm" svg:y1="7.943cm" svg:x2="16.238cm" svg:y2="17.908cm">
          <text:p/>
        </draw:line>
        <draw:line draw:style-name="gr25" draw:text-style-name="P1" draw:layer="layout" svg:x1="13.54cm" svg:y1="17.805cm" svg:x2="16.343cm" svg:y2="17.805cm">
          <text:p/>
        </draw:line>
        <draw:g draw:style-name="gr5">
          <svg:title>TexMaths</svg:title>
          <svg:desc>28§latex§$$V$$§svg§600§TRUE§</svg:desc>
          <draw:path draw:style-name="gr31" draw:text-style-name="P18" draw:layer="layout" svg:width="0.661cm" svg:height="0.682cm" svg:x="14.61cm" svg:y="12.119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39" draw:text-style-name="P19" draw:layer="layout" svg:x1="16.083cm" svg:y1="14.077cm" svg:x2="14.873cm" svg:y2="14.077cm">
          <text:p/>
        </draw:line>
        <draw:line draw:style-name="gr39" draw:text-style-name="P19" draw:layer="layout" svg:x1="13.807cm" svg:y1="13.577cm" svg:x2="15.017cm" svg:y2="13.577cm">
          <text:p/>
        </draw:line>
        <draw:line draw:style-name="gr39" draw:text-style-name="P19" draw:layer="layout" svg:x1="14.841cm" svg:y1="9.952cm" svg:x2="14.841cm" svg:y2="11.162cm">
          <text:p/>
        </draw:line>
        <draw:line draw:style-name="gr39" draw:text-style-name="P19" draw:layer="layout" svg:x1="15.041cm" svg:y1="17.642cm" svg:x2="15.041cm" svg:y2="16.432cm">
          <text:p/>
        </draw:line>
        <presentation:notes draw:style-name="dp2">
          <draw:page-thumbnail draw:style-name="gr7" draw:layer="layout" svg:width="21.219cm" svg:height="10.476cm" svg:x="0.185cm" svg:y="2.123cm" draw:page-number="7" presentation:class="page"/>
          <draw:frame presentation:style-name="pr1" draw:text-style-name="P7" draw:layer="layout" svg:width="16.771cm" svg:height="12.572cm" svg:x="2.409cm" svg:y="13.271cm" presentation:class="notes" presentation:placeholder="true">
            <draw:text-box/>
          </draw:frame>
        </presentation:notes>
      </draw:page>
      <draw:page draw:name="page8" draw:style-name="dp1" draw:master-page-name="Default">
        <office:forms form:automatic-focus="false" form:apply-design-mode="false"/>
        <draw:custom-shape draw:style-name="gr22" draw:text-style-name="P9" draw:layer="layout" svg:width="2.392cm" svg:height="7.864cm" svg:x="0.746cm" svg:y="9.942cm">
          <text:p/>
          <draw:enhanced-geometry svg:viewBox="0 0 21600 21600" draw:type="rectangle" draw:enhanced-path="M 0 0 L 21600 0 21600 21600 0 21600 0 0 Z N"/>
        </draw:custom-shape>
        <draw:line draw:style-name="gr38" draw:text-style-name="P1" draw:layer="layout" svg:x1="0.541cm" svg:y1="9.806cm" svg:x2="3.344cm" svg:y2="9.806cm">
          <text:p/>
        </draw:line>
        <draw:line draw:style-name="gr25" draw:text-style-name="P1" draw:layer="layout" svg:x1="0.639cm" svg:y1="7.944cm" svg:x2="0.639cm" svg:y2="17.909cm">
          <text:p/>
        </draw:line>
        <draw:line draw:style-name="gr25" draw:text-style-name="P1" draw:layer="layout" svg:x1="3.239cm" svg:y1="7.944cm" svg:x2="3.239cm" svg:y2="17.909cm">
          <text:p/>
        </draw:line>
        <draw:line draw:style-name="gr25" draw:text-style-name="P1" draw:layer="layout" svg:x1="0.541cm" svg:y1="17.806cm" svg:x2="3.344cm" svg:y2="17.806cm">
          <text:p/>
        </draw:line>
        <draw:g draw:style-name="gr5">
          <svg:title>TexMaths</svg:title>
          <svg:desc>28§latex§$$V$$§svg§600§TRUE§</svg:desc>
          <draw:path draw:style-name="gr31" draw:text-style-name="P18" draw:layer="layout" svg:width="0.661cm" svg:height="0.682cm" svg:x="1.611cm" svg:y="12.12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39" draw:text-style-name="P19" draw:layer="layout" svg:x1="3.084cm" svg:y1="14.078cm" svg:x2="1.874cm" svg:y2="14.078cm">
          <text:p/>
        </draw:line>
        <draw:line draw:style-name="gr39" draw:text-style-name="P19" draw:layer="layout" svg:x1="0.808cm" svg:y1="13.578cm" svg:x2="2.018cm" svg:y2="13.578cm">
          <text:p/>
        </draw:line>
        <draw:line draw:style-name="gr39" draw:text-style-name="P19" draw:layer="layout" svg:x1="1.842cm" svg:y1="9.953cm" svg:x2="1.842cm" svg:y2="11.163cm">
          <text:p/>
        </draw:line>
        <draw:line draw:style-name="gr39" draw:text-style-name="P19" draw:layer="layout" svg:x1="2.042cm" svg:y1="17.643cm" svg:x2="2.042cm" svg:y2="16.433cm">
          <text:p/>
        </draw:line>
        <draw:custom-shape draw:style-name="gr40" draw:text-style-name="P9" draw:layer="layout" svg:width="4.961cm" svg:height="10.657cm" svg:x="13.747cm" svg:y="7.052cm">
          <text:p/>
          <draw:enhanced-geometry svg:viewBox="0 0 21600 21600" draw:type="rectangle" draw:enhanced-path="M 0 0 L 21600 0 21600 21600 0 21600 0 0 Z N"/>
        </draw:custom-shape>
        <draw:line draw:style-name="gr41" draw:text-style-name="P1" draw:layer="layout" svg:x1="13.642cm" svg:y1="9.242cm" svg:x2="18.812cm" svg:y2="9.242cm">
          <text:p/>
        </draw:line>
        <draw:line draw:style-name="gr25" draw:text-style-name="P1" draw:layer="layout" svg:x1="13.641cm" svg:y1="17.805cm" svg:x2="18.814cm" svg:y2="17.805cm">
          <text:p/>
        </draw:line>
        <draw:line draw:style-name="gr42" draw:text-style-name="P1" draw:layer="layout" svg:x1="17.802cm" svg:y1="2.136cm" svg:x2="18.767cm" svg:y2="7.062cm">
          <text:p/>
        </draw:line>
        <draw:line draw:style-name="gr41" draw:text-style-name="P1" draw:layer="layout" svg:x1="13.642cm" svg:y1="7.142cm" svg:x2="18.812cm" svg:y2="7.142cm">
          <text:p/>
        </draw:line>
        <draw:line draw:style-name="gr25" draw:text-style-name="P1" draw:layer="layout" svg:x1="13.694cm" svg:y1="7.03cm" svg:x2="13.694cm" svg:y2="17.91cm">
          <text:p/>
        </draw:line>
        <draw:line draw:style-name="gr25" draw:text-style-name="P1" draw:layer="layout" svg:x1="18.746cm" svg:y1="7.03cm" svg:x2="18.746cm" svg:y2="17.91cm">
          <text:p/>
        </draw:line>
        <draw:line draw:style-name="gr43" draw:text-style-name="P20" draw:layer="layout" svg:x1="16.727cm" svg:y1="9.127cm" svg:x2="16.727cm" svg:y2="7.917cm">
          <text:p/>
        </draw:line>
        <draw:custom-shape draw:style-name="gr40" draw:text-style-name="P9" draw:layer="layout" svg:width="4.961cm" svg:height="10.657cm" svg:x="20.748cm" svg:y="7.052cm">
          <text:p/>
          <draw:enhanced-geometry svg:viewBox="0 0 21600 21600" draw:type="rectangle" draw:enhanced-path="M 0 0 L 21600 0 21600 21600 0 21600 0 0 Z N"/>
        </draw:custom-shape>
        <draw:line draw:style-name="gr41" draw:text-style-name="P1" draw:layer="layout" svg:x1="20.643cm" svg:y1="9.242cm" svg:x2="25.813cm" svg:y2="9.242cm">
          <text:p/>
        </draw:line>
        <draw:line draw:style-name="gr25" draw:text-style-name="P1" draw:layer="layout" svg:x1="20.642cm" svg:y1="17.805cm" svg:x2="25.815cm" svg:y2="17.805cm">
          <text:p/>
        </draw:line>
        <draw:line draw:style-name="gr42" draw:text-style-name="P1" draw:layer="layout" svg:x1="20.736cm" svg:y1="7.047cm" svg:x2="25.755cm" svg:y2="7.047cm">
          <text:p/>
        </draw:line>
        <draw:line draw:style-name="gr41" draw:text-style-name="P1" draw:layer="layout" svg:x1="20.643cm" svg:y1="7.142cm" svg:x2="25.813cm" svg:y2="7.142cm">
          <text:p/>
        </draw:line>
        <draw:line draw:style-name="gr25" draw:text-style-name="P1" draw:layer="layout" svg:x1="20.695cm" svg:y1="7.03cm" svg:x2="20.695cm" svg:y2="17.91cm">
          <text:p/>
        </draw:line>
        <draw:line draw:style-name="gr25" draw:text-style-name="P1" draw:layer="layout" svg:x1="25.747cm" svg:y1="7.03cm" svg:x2="25.747cm" svg:y2="17.91cm">
          <text:p/>
        </draw:line>
        <draw:line draw:style-name="gr43" draw:text-style-name="P20" draw:layer="layout" svg:x1="24.204cm" svg:y1="9.127cm" svg:x2="24.204cm" svg:y2="7.917cm">
          <text:p/>
        </draw:line>
        <draw:line draw:style-name="gr43" draw:text-style-name="P20" draw:layer="layout" svg:x1="22.45cm" svg:y1="7.31cm" svg:x2="22.45cm" svg:y2="8.52cm">
          <text:p/>
        </draw:line>
        <draw:ellipse draw:style-name="gr44" draw:text-style-name="P21" draw:layer="layout" svg:width="4.397cm" svg:height="0.947cm" draw:transform="skewX (-0.20315632493214) rotate (-1.5707963267949) translate (3.796cm 1.191cm)" draw:kind="arc" draw:start-angle="218.6" draw:end-angle="318.08">
          <text:p/>
        </draw:ellipse>
        <draw:path draw:style-name="gr45" draw:text-style-name="P1" draw:layer="layout" svg:width="4.646cm" svg:height="0.235cm" draw:transform="rotate (1.5707963267949) translate (15.821cm 7.744cm)" svg:viewBox="0 0 4647 236" svg:d="M0 236c1520 0 3184 0 4647-236">
          <text:p/>
        </draw:path>
        <draw:path draw:style-name="gr45" draw:text-style-name="P1" draw:layer="layout" svg:width="4.646cm" svg:height="0.235cm" draw:transform="rotate (1.5707963267949) translate (15.094cm 7.758cm)" svg:viewBox="0 0 4647 236" svg:d="M0 236c1520 0 3184 0 4647-236">
          <text:p/>
        </draw:path>
        <draw:path draw:style-name="gr45" draw:text-style-name="P1" draw:layer="layout" svg:width="4.646cm" svg:height="0.235cm" draw:transform="rotate (1.5707963267949) translate (16.494cm 7.758cm)" svg:viewBox="0 0 4647 236" svg:d="M0 236c1520 0 3184 0 4647-236">
          <text:p/>
        </draw:path>
        <draw:custom-shape draw:style-name="gr40" draw:text-style-name="P9" draw:layer="layout" svg:width="4.961cm" svg:height="10.657cm" svg:x="6.748cm" svg:y="7.052cm">
          <text:p/>
          <draw:enhanced-geometry svg:viewBox="0 0 21600 21600" draw:type="rectangle" draw:enhanced-path="M 0 0 L 21600 0 21600 21600 0 21600 0 0 Z N"/>
        </draw:custom-shape>
        <draw:line draw:style-name="gr41" draw:text-style-name="P1" draw:layer="layout" svg:x1="6.643cm" svg:y1="9.242cm" svg:x2="11.813cm" svg:y2="9.242cm">
          <text:p/>
        </draw:line>
        <draw:line draw:style-name="gr25" draw:text-style-name="P1" draw:layer="layout" svg:x1="6.642cm" svg:y1="17.805cm" svg:x2="11.815cm" svg:y2="17.805cm">
          <text:p/>
        </draw:line>
        <draw:line draw:style-name="gr42" draw:text-style-name="P1" draw:layer="layout" svg:x1="10.803cm" svg:y1="2.136cm" svg:x2="11.768cm" svg:y2="7.062cm">
          <text:p/>
        </draw:line>
        <draw:line draw:style-name="gr41" draw:text-style-name="P1" draw:layer="layout" svg:x1="6.643cm" svg:y1="7.142cm" svg:x2="11.813cm" svg:y2="7.142cm">
          <text:p/>
        </draw:line>
        <draw:line draw:style-name="gr25" draw:text-style-name="P1" draw:layer="layout" svg:x1="6.695cm" svg:y1="7.03cm" svg:x2="6.695cm" svg:y2="17.91cm">
          <text:p/>
        </draw:line>
        <draw:line draw:style-name="gr25" draw:text-style-name="P1" draw:layer="layout" svg:x1="11.747cm" svg:y1="7.03cm" svg:x2="11.747cm" svg:y2="17.91cm">
          <text:p/>
        </draw:line>
        <presentation:notes draw:style-name="dp2">
          <draw:page-thumbnail draw:style-name="gr7" draw:layer="layout" svg:width="21.219cm" svg:height="10.476cm" svg:x="0.185cm" svg:y="2.123cm" draw:page-number="8" presentation:class="page"/>
          <draw:frame presentation:style-name="pr1" draw:text-style-name="P7" draw:layer="layout" svg:width="16.771cm" svg:height="12.572cm" svg:x="2.409cm" svg:y="13.271cm" presentation:class="notes" presentation:placeholder="true">
            <draw:text-box/>
          </draw:frame>
        </presentation:notes>
      </draw:page>
      <draw:page draw:name="page9" draw:style-name="dp1" draw:master-page-name="Default">
        <office:forms form:automatic-focus="false" form:apply-design-mode="false"/>
        <draw:custom-shape draw:style-name="gr22" draw:text-style-name="P9" draw:layer="layout" svg:width="2.392cm" svg:height="7.864cm" svg:x="0.746cm" svg:y="9.942cm">
          <text:p/>
          <draw:enhanced-geometry svg:viewBox="0 0 21600 21600" draw:type="rectangle" draw:enhanced-path="M 0 0 L 21600 0 21600 21600 0 21600 0 0 Z N"/>
        </draw:custom-shape>
        <draw:line draw:style-name="gr38" draw:text-style-name="P1" draw:layer="layout" svg:x1="0.541cm" svg:y1="9.806cm" svg:x2="3.344cm" svg:y2="9.806cm">
          <text:p/>
        </draw:line>
        <draw:line draw:style-name="gr25" draw:text-style-name="P1" draw:layer="layout" svg:x1="0.639cm" svg:y1="7.944cm" svg:x2="0.639cm" svg:y2="17.909cm">
          <text:p/>
        </draw:line>
        <draw:line draw:style-name="gr25" draw:text-style-name="P1" draw:layer="layout" svg:x1="3.239cm" svg:y1="7.944cm" svg:x2="3.239cm" svg:y2="17.909cm">
          <text:p/>
        </draw:line>
        <draw:line draw:style-name="gr25" draw:text-style-name="P1" draw:layer="layout" svg:x1="0.541cm" svg:y1="17.806cm" svg:x2="3.344cm" svg:y2="17.806cm">
          <text:p/>
        </draw:line>
        <draw:g draw:style-name="gr5">
          <svg:title>TexMaths</svg:title>
          <svg:desc>28§latex§$$V$$§svg§600§TRUE§</svg:desc>
          <draw:path draw:style-name="gr31" draw:text-style-name="P18" draw:layer="layout" svg:width="0.661cm" svg:height="0.682cm" svg:x="1.611cm" svg:y="12.12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line draw:style-name="gr39" draw:text-style-name="P19" draw:layer="layout" svg:x1="3.084cm" svg:y1="14.078cm" svg:x2="1.874cm" svg:y2="14.078cm">
          <text:p/>
        </draw:line>
        <draw:line draw:style-name="gr39" draw:text-style-name="P19" draw:layer="layout" svg:x1="0.808cm" svg:y1="13.578cm" svg:x2="2.018cm" svg:y2="13.578cm">
          <text:p/>
        </draw:line>
        <draw:line draw:style-name="gr39" draw:text-style-name="P19" draw:layer="layout" svg:x1="1.842cm" svg:y1="9.953cm" svg:x2="1.842cm" svg:y2="11.163cm">
          <text:p/>
        </draw:line>
        <draw:line draw:style-name="gr39" draw:text-style-name="P19" draw:layer="layout" svg:x1="2.042cm" svg:y1="17.643cm" svg:x2="2.042cm" svg:y2="16.433cm">
          <text:p/>
        </draw:line>
        <draw:custom-shape draw:style-name="gr46" draw:text-style-name="P9" draw:layer="layout" svg:width="5.249cm" svg:height="11.186cm" svg:x="15.532cm" svg:y="4.861cm">
          <text:p/>
          <draw:enhanced-geometry svg:viewBox="0 0 21600 21600" draw:type="rectangle" draw:enhanced-path="M 0 0 L 21600 0 21600 21600 0 21600 0 0 Z N"/>
        </draw:custom-shape>
        <draw:line draw:style-name="gr43" draw:text-style-name="P20" draw:layer="layout" svg:x1="18.974cm" svg:y1="7.627cm" svg:x2="18.974cm" svg:y2="6.417cm">
          <text:p/>
        </draw:line>
        <draw:ellipse draw:style-name="gr44" draw:text-style-name="P21" draw:layer="layout" svg:width="4.397cm" svg:height="0.947cm" draw:transform="skewX (-0.20315632493214) rotate (-1.5707963267949) translate (3.796cm 1.191cm)" draw:kind="arc" draw:start-angle="218.6" draw:end-angle="318.08">
          <text:p/>
        </draw:ellipse>
        <draw:polygon draw:style-name="gr47" draw:text-style-name="P22" draw:layer="layout" svg:width="11.199cm" svg:height="1.999cm" svg:x="12.539cm" svg:y="3.086cm" svg:viewBox="0 0 11200 2000" draw:points="0,2000 0,1000 0,0 11200,0 11200,1000 11200,2000">
          <text:p/>
        </draw:polygon>
        <draw:line draw:style-name="gr41" draw:text-style-name="P1" draw:layer="layout" svg:x1="15.643cm" svg:y1="7.774cm" svg:x2="20.641cm" svg:y2="7.774cm">
          <text:p/>
        </draw:line>
        <draw:line draw:style-name="gr41" draw:text-style-name="P1" draw:layer="layout" svg:x1="15.643cm" svg:y1="10.472cm" svg:x2="20.641cm" svg:y2="10.472cm">
          <text:p/>
        </draw:line>
        <draw:polygon draw:style-name="gr47" draw:text-style-name="P22" draw:layer="layout" svg:width="2.999cm" svg:height="10.879cm" svg:x="12.541cm" svg:y="5.03cm" svg:viewBox="0 0 3000 10880" draw:points="0,0 1500,0 3000,0 3000,10880 1500,10880 0,10880">
          <text:p/>
        </draw:polygon>
        <draw:polygon draw:style-name="gr47" draw:text-style-name="P22" draw:layer="layout" svg:width="11.202cm" svg:height="1.999cm" svg:x="12.542cm" svg:y="15.831cm" svg:viewBox="0 0 11203 2000" draw:points="0,2000 0,1000 0,0 11203,0 11203,1000 11203,2000">
          <text:p/>
        </draw:polygon>
        <draw:line draw:style-name="gr41" draw:text-style-name="P1" draw:layer="layout" svg:x1="15.643cm" svg:y1="15.854cm" svg:x2="20.641cm" svg:y2="15.854cm">
          <text:p/>
        </draw:line>
        <draw:line draw:style-name="gr41" draw:text-style-name="P1" draw:layer="layout" svg:x1="15.643cm" svg:y1="13.171cm" svg:x2="20.641cm" svg:y2="13.171cm">
          <text:p/>
        </draw:line>
        <draw:line draw:style-name="gr48" draw:text-style-name="P1" draw:layer="layout" svg:x1="12.542cm" svg:y1="7.774cm" svg:x2="15.542cm" svg:y2="7.774cm">
          <text:p/>
        </draw:line>
        <draw:line draw:style-name="gr48" draw:text-style-name="P1" draw:layer="layout" svg:x1="12.542cm" svg:y1="10.472cm" svg:x2="15.542cm" svg:y2="10.472cm">
          <text:p/>
        </draw:line>
        <draw:line draw:style-name="gr48" draw:text-style-name="P1" draw:layer="layout" svg:x1="12.542cm" svg:y1="15.854cm" svg:x2="15.542cm" svg:y2="15.854cm">
          <text:p/>
        </draw:line>
        <draw:line draw:style-name="gr48" draw:text-style-name="P1" draw:layer="layout" svg:x1="12.542cm" svg:y1="13.171cm" svg:x2="15.542cm" svg:y2="13.171cm">
          <text:p/>
        </draw:line>
        <draw:line draw:style-name="gr43" draw:text-style-name="P20" draw:layer="layout" svg:x1="18.974cm" svg:y1="10.328cm" svg:x2="18.974cm" svg:y2="9.118cm">
          <text:p/>
        </draw:line>
        <draw:line draw:style-name="gr43" draw:text-style-name="P20" draw:layer="layout" svg:x1="17.308cm" svg:y1="7.911cm" svg:x2="17.308cm" svg:y2="9.121cm">
          <text:p/>
        </draw:line>
        <draw:line draw:style-name="gr43" draw:text-style-name="P20" draw:layer="layout" svg:x1="18.974cm" svg:y1="13.029cm" svg:x2="18.974cm" svg:y2="11.819cm">
          <text:p/>
        </draw:line>
        <draw:line draw:style-name="gr43" draw:text-style-name="P20" draw:layer="layout" svg:x1="17.308cm" svg:y1="10.612cm" svg:x2="17.308cm" svg:y2="11.822cm">
          <text:p/>
        </draw:line>
        <draw:line draw:style-name="gr43" draw:text-style-name="P20" draw:layer="layout" svg:x1="18.974cm" svg:y1="15.73cm" svg:x2="18.974cm" svg:y2="14.52cm">
          <text:p/>
        </draw:line>
        <draw:line draw:style-name="gr43" draw:text-style-name="P20" draw:layer="layout" svg:x1="17.308cm" svg:y1="13.313cm" svg:x2="17.308cm" svg:y2="14.523cm">
          <text:p/>
        </draw:line>
        <draw:line draw:style-name="gr49" draw:text-style-name="P20" draw:layer="layout" svg:x1="14.674cm" svg:y1="16.121cm" svg:x2="14.674cm" svg:y2="14.911cm">
          <text:p/>
        </draw:line>
        <draw:line draw:style-name="gr49" draw:text-style-name="P20" draw:layer="layout" svg:x1="14.674cm" svg:y1="13.432cm" svg:x2="14.674cm" svg:y2="12.222cm">
          <text:p/>
        </draw:line>
        <draw:line draw:style-name="gr49" draw:text-style-name="P20" draw:layer="layout" svg:x1="14.674cm" svg:y1="10.743cm" svg:x2="14.674cm" svg:y2="9.533cm">
          <text:p/>
        </draw:line>
        <draw:line draw:style-name="gr49" draw:text-style-name="P20" draw:layer="layout" svg:x1="14.674cm" svg:y1="8.054cm" svg:x2="14.674cm" svg:y2="6.844cm">
          <text:p/>
        </draw:line>
        <draw:line draw:style-name="gr43" draw:text-style-name="P20" draw:layer="layout" svg:x1="17.308cm" svg:y1="16.044cm" svg:x2="17.308cm" svg:y2="17.254cm">
          <text:p/>
        </draw:line>
        <draw:polygon draw:style-name="gr50" draw:text-style-name="P22" draw:layer="layout" svg:width="2.999cm" svg:height="10.879cm" svg:x="20.741cm" svg:y="5.03cm" svg:viewBox="0 0 3000 10880" draw:points="0,0 1500,0 3000,0 3000,10880 1500,10880 0,10880">
          <text:p/>
        </draw:polygon>
        <draw:line draw:style-name="gr43" draw:text-style-name="P20" draw:layer="layout" svg:x1="17.308cm" svg:y1="5.21cm" svg:x2="17.308cm" svg:y2="6.42cm">
          <text:p/>
        </draw:line>
        <draw:line draw:style-name="gr41" draw:text-style-name="P1" draw:layer="layout" svg:x1="15.643cm" svg:y1="5.075cm" svg:x2="20.641cm" svg:y2="5.075cm">
          <text:p/>
        </draw:line>
        <draw:line draw:style-name="gr48" draw:text-style-name="P1" draw:layer="layout" svg:x1="12.542cm" svg:y1="5.075cm" svg:x2="15.542cm" svg:y2="5.075cm">
          <text:p/>
        </draw:line>
        <draw:line draw:style-name="gr43" draw:text-style-name="P20" draw:layer="layout" svg:x1="18.974cm" svg:y1="4.919cm" svg:x2="18.974cm" svg:y2="3.709cm">
          <text:p/>
        </draw:line>
        <draw:line draw:style-name="gr49" draw:text-style-name="P20" draw:layer="layout" svg:x1="14.674cm" svg:y1="5.365cm" svg:x2="14.674cm" svg:y2="4.155cm">
          <text:p/>
        </draw:line>
        <draw:line draw:style-name="gr48" draw:text-style-name="P1" draw:layer="layout" svg:x1="20.741cm" svg:y1="7.774cm" svg:x2="23.741cm" svg:y2="7.774cm">
          <text:p/>
        </draw:line>
        <draw:line draw:style-name="gr48" draw:text-style-name="P1" draw:layer="layout" svg:x1="20.741cm" svg:y1="10.472cm" svg:x2="23.741cm" svg:y2="10.472cm">
          <text:p/>
        </draw:line>
        <draw:line draw:style-name="gr48" draw:text-style-name="P1" draw:layer="layout" svg:x1="20.741cm" svg:y1="15.854cm" svg:x2="23.741cm" svg:y2="15.854cm">
          <text:p/>
        </draw:line>
        <draw:line draw:style-name="gr48" draw:text-style-name="P1" draw:layer="layout" svg:x1="20.741cm" svg:y1="13.171cm" svg:x2="23.741cm" svg:y2="13.171cm">
          <text:p/>
        </draw:line>
        <draw:line draw:style-name="gr49" draw:text-style-name="P20" draw:layer="layout" svg:x1="21.674cm" svg:y1="7.55cm" svg:x2="21.674cm" svg:y2="8.76cm">
          <text:p/>
        </draw:line>
        <draw:line draw:style-name="gr49" draw:text-style-name="P20" draw:layer="layout" svg:x1="21.674cm" svg:y1="10.242cm" svg:x2="21.674cm" svg:y2="11.452cm">
          <text:p/>
        </draw:line>
        <draw:line draw:style-name="gr49" draw:text-style-name="P20" draw:layer="layout" svg:x1="21.674cm" svg:y1="12.933cm" svg:x2="21.674cm" svg:y2="14.143cm">
          <text:p/>
        </draw:line>
        <draw:line draw:style-name="gr49" draw:text-style-name="P20" draw:layer="layout" svg:x1="21.674cm" svg:y1="15.625cm" svg:x2="21.674cm" svg:y2="16.835cm">
          <text:p/>
        </draw:line>
        <draw:line draw:style-name="gr48" draw:text-style-name="P1" draw:layer="layout" svg:x1="20.741cm" svg:y1="5.075cm" svg:x2="23.741cm" svg:y2="5.075cm">
          <text:p/>
        </draw:line>
        <draw:line draw:style-name="gr49" draw:text-style-name="P20" draw:layer="layout" svg:x1="21.674cm" svg:y1="4.858cm" svg:x2="21.674cm" svg:y2="6.068cm">
          <text:p/>
        </draw:line>
        <draw:line draw:style-name="gr49" draw:text-style-name="P20" draw:layer="layout" svg:x1="13.374cm" svg:y1="7.544cm" svg:x2="13.374cm" svg:y2="8.754cm">
          <text:p/>
        </draw:line>
        <draw:line draw:style-name="gr49" draw:text-style-name="P20" draw:layer="layout" svg:x1="13.374cm" svg:y1="10.233cm" svg:x2="13.374cm" svg:y2="11.443cm">
          <text:p/>
        </draw:line>
        <draw:line draw:style-name="gr49" draw:text-style-name="P20" draw:layer="layout" svg:x1="13.374cm" svg:y1="12.922cm" svg:x2="13.374cm" svg:y2="14.132cm">
          <text:p/>
        </draw:line>
        <draw:line draw:style-name="gr49" draw:text-style-name="P20" draw:layer="layout" svg:x1="13.374cm" svg:y1="15.611cm" svg:x2="13.374cm" svg:y2="16.821cm">
          <text:p/>
        </draw:line>
        <draw:line draw:style-name="gr49" draw:text-style-name="P20" draw:layer="layout" svg:x1="13.374cm" svg:y1="4.855cm" svg:x2="13.374cm" svg:y2="6.065cm">
          <text:p/>
        </draw:line>
        <draw:line draw:style-name="gr49" draw:text-style-name="P20" draw:layer="layout" svg:x1="22.774cm" svg:y1="16.08cm" svg:x2="22.774cm" svg:y2="14.87cm">
          <text:p/>
        </draw:line>
        <draw:line draw:style-name="gr49" draw:text-style-name="P20" draw:layer="layout" svg:x1="22.774cm" svg:y1="13.394cm" svg:x2="22.774cm" svg:y2="12.184cm">
          <text:p/>
        </draw:line>
        <draw:line draw:style-name="gr49" draw:text-style-name="P20" draw:layer="layout" svg:x1="22.774cm" svg:y1="10.707cm" svg:x2="22.774cm" svg:y2="9.497cm">
          <text:p/>
        </draw:line>
        <draw:line draw:style-name="gr49" draw:text-style-name="P20" draw:layer="layout" svg:x1="22.774cm" svg:y1="8.021cm" svg:x2="22.774cm" svg:y2="6.811cm">
          <text:p/>
        </draw:line>
        <draw:line draw:style-name="gr49" draw:text-style-name="P20" draw:layer="layout" svg:x1="22.774cm" svg:y1="5.334cm" svg:x2="22.774cm" svg:y2="4.124cm">
          <text:p/>
        </draw:line>
        <presentation:notes draw:style-name="dp3">
          <office:forms form:automatic-focus="false" form:apply-design-mode="false"/>
          <draw:page-thumbnail draw:style-name="gr7" draw:layer="layout" svg:width="21.219cm" svg:height="10.476cm" svg:x="0.185cm" svg:y="2.123cm" draw:page-number="9" presentation:class="page"/>
          <draw:frame presentation:style-name="pr1" draw:text-style-name="P7" draw:layer="layout" svg:width="16.771cm" svg:height="12.572cm" svg:x="2.409cm" svg:y="13.271cm" presentation:class="notes" presentation:placeholder="true">
            <draw:text-box/>
          </draw:frame>
        </presentation:notes>
      </draw:page>
      <draw:page draw:name="page10" draw:style-name="dp1" draw:master-page-name="Default">
        <office:forms form:automatic-focus="false" form:apply-design-mode="false"/>
        <draw:frame draw:style-name="gr8" draw:text-style-name="P1" draw:layer="layout" svg:width="3.68cm" svg:height="5.67cm" svg:x="5.98cm" svg:y="4.534cm">
          <draw:image xlink:href="Pictures/1000000000000119000001B1093121FA.png" xlink:type="simple" xlink:show="embed" xlink:actuate="onLoad" draw:mime-type="image/png">
            <text:p/>
          </draw:image>
        </draw:frame>
        <draw:custom-shape draw:style-name="gr51" draw:text-style-name="P23" draw:layer="layout" svg:width="0.778cm" svg:height="0.243cm" svg:x="5.274cm" svg:y="10.148cm">
          <text:p/>
          <draw:enhanced-geometry svg:viewBox="0 0 21600 21600" draw:type="rectangle" draw:enhanced-path="M 0 0 L 21600 0 21600 21600 0 21600 0 0 Z N"/>
        </draw:custom-shape>
        <draw:custom-shape draw:style-name="gr51" draw:text-style-name="P23" draw:layer="layout" svg:width="0.778cm" svg:height="0.243cm" svg:x="8.911cm" svg:y="10.16cm">
          <text:p/>
          <draw:enhanced-geometry svg:viewBox="0 0 21600 21600" draw:type="rectangle" draw:enhanced-path="M 0 0 L 21600 0 21600 21600 0 21600 0 0 Z N"/>
        </draw:custom-shape>
        <draw:frame draw:style-name="gr8" draw:text-style-name="P1" draw:layer="layout" svg:width="3.675cm" svg:height="7.915cm" svg:x="25.72cm" svg:y="7.875cm">
          <draw:image xlink:href="Pictures/10000000000001190000025D49D51A5C.png" xlink:type="simple" xlink:show="embed" xlink:actuate="onLoad" draw:mime-type="image/png">
            <text:p/>
          </draw:image>
        </draw:frame>
        <draw:custom-shape draw:style-name="gr52" draw:text-style-name="P24" draw:layer="layout" svg:width="7.078cm" svg:height="3.572cm" svg:x="12.808cm" svg:y="11.271cm">
          <text:p/>
          <draw:enhanced-geometry svg:viewBox="0 0 21600 21600" draw:mirror-vertical="true" draw:glue-points="?f6 10800 10800 21600 ?f5 10800 10800 0" draw:text-areas="?f3 ?f3 ?f4 ?f4" draw:type="trapezoid" draw:modifiers="2190.81791213448"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3" draw:text-style-name="P25" draw:layer="layout" svg:width="13.939cm" svg:height="1.032cm" svg:x="5.238cm" svg:y="10.304cm">
          <text:p/>
          <draw:enhanced-geometry svg:viewBox="0 0 21600 21600" draw:type="rectangle" draw:enhanced-path="M 0 0 L 21600 0 21600 21600 0 21600 0 0 Z N"/>
        </draw:custom-shape>
        <draw:frame draw:style-name="gr8" draw:text-style-name="P1" draw:layer="layout" svg:width="3.567cm" svg:height="7.682cm" svg:x="23.35cm" svg:y="1.398cm">
          <draw:image xlink:href="Pictures/10000001000001190000025D79BA7939.png" xlink:type="simple" xlink:show="embed" xlink:actuate="onLoad" draw:mime-type="image/png">
            <text:p/>
          </draw:image>
        </draw:frame>
        <draw:line draw:style-name="gr54" draw:text-style-name="P26" draw:layer="layout" svg:x1="6.051cm" svg:y1="10.309cm" svg:x2="8.947cm" svg:y2="10.309cm">
          <text:p/>
        </draw:line>
        <draw:frame draw:style-name="gr55" draw:text-style-name="P17" draw:layer="layout" svg:width="1.806cm" svg:height="1.733cm" svg:x="24.899cm" svg:y="11.551cm">
          <draw:text-box>
            <text:p>7.44</text:p>
            <text:p>10.2</text:p>
          </draw:text-box>
        </draw:frame>
        <draw:line draw:style-name="gr56" draw:text-style-name="P1" draw:layer="layout" svg:x1="15.039cm" svg:y1="11.12cm" svg:x2="15.039cm" svg:y2="7.916cm">
          <text:p/>
        </draw:line>
        <draw:line draw:style-name="gr57" draw:text-style-name="P1" draw:layer="layout" svg:x1="13.508cm" svg:y1="11.324cm" svg:x2="16.368cm" svg:y2="11.324cm">
          <text:p/>
        </draw:line>
        <draw:line draw:style-name="gr58" draw:text-style-name="P1" draw:layer="layout" svg:x1="16.364cm" svg:y1="11.324cm" svg:x2="19.177cm" svg:y2="11.324cm">
          <text:p/>
        </draw:line>
        <draw:frame draw:style-name="gr59" draw:text-style-name="P17" draw:layer="layout" svg:width="3.351cm" svg:height="2.474cm" svg:x="18.801cm" svg:y="16.908cm">
          <draw:text-box>
            <text:p>60 kg</text:p>
            <text:p>2142 Ns</text:p>
            <text:p>-1554 Ns</text:p>
          </draw:text-box>
        </draw:frame>
        <draw:frame draw:style-name="gr60" draw:text-style-name="P27" draw:layer="layout" svg:width="0.963cm" svg:height="1.17cm" svg:x="24.102cm" svg:y="9.49cm">
          <draw:text-box>
            <text:p><text:span text:style-name="T4">1</text:span></text:p>
          </draw:text-box>
        </draw:frame>
        <draw:custom-shape draw:style-name="gr61" draw:text-style-name="P29" draw:layer="layout" svg:width="1.218cm" svg:height="1.218cm" svg:x="6.956cm" svg:y="10.584cm">
          <text:p text:style-name="P28"><text:span text:style-name="T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31" draw:layer="layout" svg:width="1.218cm" svg:height="1.218cm" svg:x="14.457cm" svg:y="11.606cm">
          <text:p text:style-name="P30"><text:span text:style-name="T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33" draw:layer="layout" svg:width="1.218cm" svg:height="1.218cm" svg:x="17.258cm" svg:y="11.607cm">
          <text:p text:style-name="P32"><text:span text:style-name="T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64" draw:text-style-name="P5" draw:layer="layout" svg:width="4.154cm" svg:height="0.593cm" svg:x="1.072cm" svg:y="11.81cm" svg:viewBox="0 0 4155 594" svg:d="M0 339v-43-41h3365v41 43zM3372 532l36-73 24-81 6-84-8-85-25-78-35-72-45-59 830 296-830 298z">
          <text:p/>
        </draw:path>
        <draw:path draw:style-name="gr65" draw:text-style-name="P5" draw:layer="layout" svg:width="0.593cm" svg:height="4.154cm" svg:x="0.775cm" svg:y="7.952cm" svg:viewBox="0 0 594 4155" svg:d="M339 4155h-43-41v-3365h41 43zM532 783l-73-36-81-24-84-6-85 8-78 25-72 35-59 45 296-830 298 830z">
          <text:p/>
        </draw:path>
        <draw:path draw:style-name="gr66" draw:text-style-name="P6" draw:layer="layout" svg:width="0.557cm" svg:height="0.659cm" svg:x="0.254cm" svg:y="8.976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67" draw:text-style-name="P6" draw:layer="layout" svg:width="0.636cm" svg:height="0.659cm" svg:x="3.718cm" svg:y="12.408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draw:frame draw:style-name="gr68" draw:text-style-name="P35" draw:layer="layout" svg:width="3.122cm" svg:height="0.708cm" svg:x="10.645cm" svg:y="10.467cm">
          <draw:text-box>
            <text:p text:style-name="P34"><text:span text:style-name="T8">diving board</text:span></text:p>
          </draw:text-box>
        </draw:frame>
        <presentation:notes draw:style-name="dp2">
          <draw:page-thumbnail draw:style-name="gr7" draw:layer="layout" svg:width="21.219cm" svg:height="10.476cm" svg:x="0.185cm" svg:y="2.123cm" draw:page-number="10" presentation:class="page"/>
          <draw:frame presentation:style-name="pr1" draw:text-style-name="P7" draw:layer="layout" svg:width="16.771cm" svg:height="12.572cm" svg:x="2.409cm" svg:y="13.271cm" presentation:class="notes" presentation:placeholder="true">
            <draw:text-box/>
          </draw:frame>
        </presentation:notes>
      </draw:page>
      <draw:page draw:name="page11" draw:style-name="dp1" draw:master-page-name="Default">
        <office:forms form:automatic-focus="false" form:apply-design-mode="false"/>
        <draw:custom-shape draw:style-name="gr69" draw:text-style-name="P4" draw:layer="layout" svg:width="5.53cm" svg:height="4.4cm" svg:x="4.457cm" svg:y="5.734cm">
          <text:p/>
          <draw:enhanced-geometry svg:viewBox="0 0 21600 21600" draw:type="rectangle" draw:enhanced-path="M 0 0 L 21600 0 21600 21600 0 21600 0 0 Z N"/>
        </draw:custom-shape>
        <draw:path draw:style-name="gr70" draw:text-style-name="P21" draw:layer="layout" svg:width="1.85cm" svg:height="0.212cm" svg:x="3.503cm" svg:y="7.828cm" svg:viewBox="0 0 1851 213" svg:d="M0 106c391-2 304-108 619-106 282-1 314 213 626 213 305 0 219-97 606-102">
          <text:p/>
        </draw:path>
        <draw:frame draw:style-name="gr71" draw:text-style-name="P36" draw:layer="layout" svg:width="3.249cm" svg:height="1.489cm" svg:x="0.348cm" svg:y="7.19cm">
          <draw:text-box>
            <text:p text:style-name="P34"><text:span text:style-name="T9">in</text:span></text:p>
            <text:p text:style-name="P34"><text:span text:style-name="T10">Q</text:span><text:span text:style-name="T11"> = 600 J/s</text:span></text:p>
          </draw:text-box>
        </draw:frame>
        <draw:frame draw:style-name="gr71" draw:text-style-name="P36" draw:layer="layout" svg:width="3.249cm" svg:height="1.489cm" svg:x="11.108cm" svg:y="7.19cm">
          <draw:text-box>
            <text:p text:style-name="P34"><text:span text:style-name="T9">out</text:span></text:p>
            <text:p text:style-name="P34"><text:span text:style-name="T10">Q</text:span><text:span text:style-name="T11"> = 600 J/s</text:span></text:p>
          </draw:text-box>
        </draw:frame>
        <draw:frame draw:style-name="gr72" draw:text-style-name="P37" draw:layer="layout" svg:width="3.085cm" svg:height="0.87cm" svg:x="1.505cm" svg:y="9.497cm">
          <draw:text-box>
            <text:p text:style-name="P34"><text:span text:style-name="T12">T</text:span><text:span text:style-name="T13">in</text:span><text:span text:style-name="T14"> = 200 K</text:span></text:p>
          </draw:text-box>
        </draw:frame>
        <draw:frame draw:style-name="gr73" draw:text-style-name="P37" draw:layer="layout" svg:width="3.279cm" svg:height="0.87cm" svg:x="9.86cm" svg:y="9.497cm">
          <draw:text-box>
            <text:p text:style-name="P34"><text:span text:style-name="T12">T</text:span><text:span text:style-name="T13">out</text:span><text:span text:style-name="T14"> = 300 K</text:span></text:p>
          </draw:text-box>
        </draw:frame>
        <draw:path draw:style-name="gr70" draw:text-style-name="P21" draw:layer="layout" svg:width="1.85cm" svg:height="0.212cm" svg:x="9.045cm" svg:y="7.828cm" svg:viewBox="0 0 1851 213" svg:d="M0 106c391-2 304-108 619-106 282-1 314 213 626 213 305 0 219-97 606-102">
          <text:p/>
        </draw:path>
        <draw:frame draw:style-name="gr74" draw:text-style-name="P38" draw:layer="layout" svg:width="1.569cm" svg:height="1.197cm" svg:x="6.455cm" svg:y="4.282cm">
          <draw:text-box>
            <text:p text:style-name="P34"><text:span text:style-name="T15">(A)</text:span></text:p>
          </draw:text-box>
        </draw:frame>
        <draw:line draw:style-name="gr75" draw:text-style-name="P1" draw:layer="layout" svg:x1="4.457cm" svg:y1="5.734cm" svg:x2="4.457cm" svg:y2="10.134cm">
          <text:p/>
        </draw:line>
        <draw:line draw:style-name="gr75" draw:text-style-name="P1" draw:layer="layout" svg:x1="9.957cm" svg:y1="5.734cm" svg:x2="9.957cm" svg:y2="10.134cm">
          <text:p/>
        </draw:line>
        <draw:custom-shape draw:style-name="gr69" draw:text-style-name="P4" draw:layer="layout" svg:width="5.53cm" svg:height="4.4cm" svg:x="7.458cm" svg:y="13.735cm">
          <text:p/>
          <draw:enhanced-geometry svg:viewBox="0 0 21600 21600" draw:type="rectangle" draw:enhanced-path="M 0 0 L 21600 0 21600 21600 0 21600 0 0 Z N"/>
        </draw:custom-shape>
        <draw:path draw:style-name="gr70" draw:text-style-name="P21" draw:layer="layout" svg:width="1.85cm" svg:height="0.212cm" svg:x="6.504cm" svg:y="15.829cm" svg:viewBox="0 0 1851 213" svg:d="M0 106c391-2 304-108 619-106 282-1 314 213 626 213 305 0 219-97 606-102">
          <text:p/>
        </draw:path>
        <draw:frame draw:style-name="gr71" draw:text-style-name="P36" draw:layer="layout" svg:width="3.249cm" svg:height="1.489cm" svg:x="3.349cm" svg:y="15.191cm">
          <draw:text-box>
            <text:p text:style-name="P34"><text:span text:style-name="T9">in</text:span></text:p>
            <text:p text:style-name="P34"><text:span text:style-name="T10">Q</text:span><text:span text:style-name="T11"> = 600 J/s</text:span></text:p>
          </draw:text-box>
        </draw:frame>
        <draw:frame draw:style-name="gr71" draw:text-style-name="P36" draw:layer="layout" svg:width="3.249cm" svg:height="1.489cm" svg:x="14.109cm" svg:y="15.191cm">
          <draw:text-box>
            <text:p text:style-name="P34"><text:span text:style-name="T9">out</text:span></text:p>
            <text:p text:style-name="P34"><text:span text:style-name="T10">Q</text:span><text:span text:style-name="T11"> = 600 J/s</text:span></text:p>
          </draw:text-box>
        </draw:frame>
        <draw:path draw:style-name="gr70" draw:text-style-name="P21" draw:layer="layout" svg:width="1.85cm" svg:height="0.212cm" svg:x="12.046cm" svg:y="15.829cm" svg:viewBox="0 0 1851 213" svg:d="M0 106c391-2 304-108 619-106 282-1 314 213 626 213 305 0 219-97 606-102">
          <text:p/>
        </draw:path>
        <draw:frame draw:style-name="gr76" draw:text-style-name="P38" draw:layer="layout" svg:width="1.476cm" svg:height="1.197cm" svg:x="9.502cm" svg:y="12.283cm">
          <draw:text-box>
            <text:p text:style-name="P34"><text:span text:style-name="T15">(B)</text:span></text:p>
          </draw:text-box>
        </draw:frame>
        <draw:line draw:style-name="gr75" draw:text-style-name="P1" draw:layer="layout" svg:x1="7.458cm" svg:y1="13.735cm" svg:x2="7.458cm" svg:y2="18.135cm">
          <text:p/>
        </draw:line>
        <draw:line draw:style-name="gr75" draw:text-style-name="P1" draw:layer="layout" svg:x1="12.958cm" svg:y1="13.735cm" svg:x2="12.958cm" svg:y2="18.135cm">
          <text:p/>
        </draw:line>
        <draw:frame draw:style-name="gr72" draw:text-style-name="P37" draw:layer="layout" svg:width="3.085cm" svg:height="0.87cm" svg:x="4.505cm" svg:y="17.497cm">
          <draw:text-box>
            <text:p text:style-name="P34"><text:span text:style-name="T12">T</text:span><text:span text:style-name="T13">in</text:span><text:span text:style-name="T14"> = 300 K</text:span></text:p>
          </draw:text-box>
        </draw:frame>
        <draw:frame draw:style-name="gr73" draw:text-style-name="P37" draw:layer="layout" svg:width="3.279cm" svg:height="0.87cm" svg:x="12.86cm" svg:y="17.497cm">
          <draw:text-box>
            <text:p text:style-name="P34"><text:span text:style-name="T12">T</text:span><text:span text:style-name="T13">out</text:span><text:span text:style-name="T14"> = 200 K</text:span></text:p>
          </draw:text-box>
        </draw:frame>
        <presentation:notes draw:style-name="dp2">
          <draw:page-thumbnail draw:style-name="gr7" draw:layer="layout" svg:width="21.219cm" svg:height="10.476cm" svg:x="0.185cm" svg:y="2.123cm" draw:page-number="11" presentation:class="page"/>
          <draw:frame presentation:style-name="pr1" draw:text-style-name="P7" draw:layer="layout" svg:width="16.771cm" svg:height="12.572cm" svg:x="2.409cm" svg:y="13.271cm" presentation:class="notes" presentation:placeholder="true">
            <draw:text-box/>
          </draw:frame>
        </presentation:notes>
      </draw:page>
      <draw:page draw:name="page12" draw:style-name="dp1" draw:master-page-name="Default">
        <office:forms form:automatic-focus="false" form:apply-design-mode="false"/>
        <draw:custom-shape draw:style-name="gr77" draw:text-style-name="P9" draw:layer="layout" svg:width="4cm" svg:height="7.864cm" svg:x="13.005cm" svg:y="6.041cm">
          <text:p/>
          <draw:enhanced-geometry svg:viewBox="0 0 21600 21600" draw:type="rectangle" draw:enhanced-path="M 0 0 L 21600 0 21600 21600 0 21600 0 0 Z N"/>
        </draw:custom-shape>
        <draw:frame draw:style-name="gr8" draw:text-style-name="P1" draw:layer="layout" svg:width="1.432cm" svg:height="7.833cm" svg:x="14.289cm" svg:y="6.041cm">
          <draw:image xlink:href="Pictures/10000001000000160000007EDC6C60E4.png" xlink:type="simple" xlink:show="embed" xlink:actuate="onLoad" draw:mime-type="image/png">
            <text:p/>
          </draw:image>
        </draw:frame>
        <draw:custom-shape draw:style-name="gr78" draw:text-style-name="P10" draw:layer="layout" svg:width="4cm" svg:height="1.493cm" svg:x="13.005cm" svg:y="4.563cm">
          <text:p/>
          <draw:enhanced-geometry svg:viewBox="0 0 21600 21600" draw:type="rectangle" draw:enhanced-path="M 0 0 L 21600 0 21600 21600 0 21600 0 0 Z N"/>
        </draw:custom-shape>
        <draw:g draw:style-name="gr5">
          <svg:title>TexMaths</svg:title>
          <svg:desc>28§latex§$$A$$§svg§600§TRUE§</svg:desc>
          <draw:path draw:style-name="gr26" draw:text-style-name="P11" draw:layer="layout" svg:width="0.524cm" svg:height="0.533cm" svg:x="16.231cm" svg:y="3.893cm" svg:viewBox="0 0 525 534" svg:d="M525 534c0-7 0-14 0-22-6 0-12 0-19-1-36-5-39-5-43-40-22-156-43-314-65-471-11 0-23 0-35 0-93 150-187 298-281 448-25 41-41 53-66 60-6 1-11 2-16 3 0 7 0 15 0 23 28-2 57-2 84-2 28 0 55 0 83 2 0-7 0-14 0-22-14 0-27 0-41-1-14 0-22-7-22-16 0-4 5-14 19-41 26-44 51-87 76-132 62 0 124 0 186 0 6 51 13 101 20 152 2 7 2 13 2 17 0 10-11 17-33 20-11 1-21 1-32 1 0 8 0 15 0 22 30-2 59-2 90-2 32 0 63 0 93 2zM381 296c-55 0-108 0-162 0 45-73 89-146 134-218 9 72 18 145 28 218z">
            <text:p/>
          </draw:path>
        </draw:g>
        <draw:frame draw:style-name="gr79" draw:text-style-name="P39" draw:layer="layout" svg:width="0.938cm" svg:height="1.237cm" svg:x="18.283cm" svg:y="9.285cm">
          <draw:text-box>
            <text:p><text:span text:style-name="T16">z</text:span></text:p>
          </draw:text-box>
        </draw:frame>
        <draw:measure draw:style-name="gr80" draw:text-style-name="P14" draw:layer="layout" svg:x1="17.654cm" svg:y1="6.077cm" svg:x2="17.654cm" svg:y2="13.927cm">
          <text:p/>
        </draw:measure>
        <draw:g draw:style-name="gr5">
          <svg:title>TexMaths</svg:title>
          <svg:desc>28§latex§$$\yM$$§svg§600§TRUE§</svg:desc>
          <draw:path draw:style-name="gr31" draw:text-style-name="P15" draw:layer="layout" svg:width="0.699cm" svg:height="0.478cm" svg:x="20.734cm" svg:y="5.018cm" svg:viewBox="0 0 700 479" svg:d="M700 387c-3-6-6-12-8-17-10 5-19 11-28 17-28 19-48 28-59 28-6 0-11-9-11-20 0-8 0-17 5-39 24-96 49-193 73-289 6-17 8-31 8-39 0-17-11-28-25-28-28 0-67 17-126 59-61 45-95 78-143 145 10-44 19-89 28-134 6-20 9-34 9-39 0-20-11-31-25-31-31 0-76 22-129 62-42 33-62 53-126 140 10-43 20-86 31-129 5-17 8-31 8-42 0-20-11-31-22-31-23 0-59 20-132 73-9 6-19 13-28 19 3 7 6 14 8 20 11-7 21-15 31-22 37-23 39-23 45-23 11 0 20 9 20 23 0 50-42 238-82 378 1 4 2 7 3 11 23-5 45-9 67-14 7-34 13-67 20-101 25-106 50-165 104-224 42-45 86-73 114-73 6 0 9 6 9 20 0 33-20 145-62 316-4 22-9 43-14 65 2 4 4 7 6 11 22-5 45-9 67-14 7-35 13-69 20-104 16-81 47-154 92-201 53-59 101-93 132-93 8 0 14 9 14 23 0 25 0 39-26 123-14 51-28 103-42 154-8 25-11 50-11 73 0 25 11 39 28 39 25 0 62-20 157-92z">
            <text:p/>
          </draw:path>
        </draw:g>
        <draw:line draw:style-name="gr81" draw:text-style-name="P12" draw:layer="layout" svg:x1="6.473cm" svg:y1="5.927cm" svg:x2="6.473cm" svg:y2="3.601cm">
          <text:p/>
        </draw:line>
        <draw:g draw:style-name="gr5">
          <svg:title>TexMaths</svg:title>
          <svg:desc>28§latex§$$F_{\text{piston}}$$§svg§600§TRUE§</svg:desc>
          <draw:path draw:style-name="gr82" draw:text-style-name="P40" draw:layer="layout" svg:width="0.356cm" svg:height="0.45cm" svg:x="4.476cm" svg:y="4.269cm" svg:viewBox="0 0 357 451" svg:d="M342 100c2-41 7-74 15-98-15-2-34-2-45-2-50 0-102 2-152 2-34 0-67 0-99-2 0 6-1 12-2 19 12 0 24 0 36 0 17 1 24 7 24 18 0 9-4 30-7 48-17 94-33 188-49 282-9 60-11 62-37 63-8 1-16 2-24 2-1 7-1 13-2 19 28-2 56-2 82-2 30 0 61 0 91 2 0-6 1-12 2-19-15 0-29-1-43-2-17-1-22-5-22-18 0-4 0-11 0-15 8-48 16-96 24-145 25 0 51 0 76 0 82 0 65 4 86 4 4-10 8-20 13-30-2-1-3-2-4-3-47 1-94 2-141 3-8 0-17 0-25 0 10-58 20-117 30-176 2-9 2-13 6-20 13 0-2 0 80-2 41 0 67 5 67 15 1 19 3 38 5 57 5 0 10 0 15 0z">
            <text:p/>
          </draw:path>
          <draw:path draw:style-name="gr82" draw:text-style-name="P40" draw:layer="layout" svg:width="0.259cm" svg:height="0.355cm" svg:x="4.842cm" svg:y="4.592cm" svg:viewBox="0 0 260 356" svg:d="M260 95c0-54-43-95-98-95-19 0-36 6-43 13-13 12-26 23-39 35 0-15 0-31 0-46-1-1-3-1-4-2-24 11-50 17-74 20 0 5 0 9 0 13 5 0 11 0 17 0 18 0 20 4 20 34 0 80 0 159 0 239 0 30 0 34-17 35-7 0-15 0-22 0 0 5 0 10 0 15 20-2 39-2 59-2 21 0 41 0 60 2 0-5 0-10 0-15-7 0-15 0-22 0-15-1-17-5-17-35s0-59 0-89c15 8 30 11 50 11 15 0 28-2 35-7 18-12 36-24 54-35 19-12 41-62 41-91zM219 111c0 54-31 93-74 93-26 0-46-7-65-28 0-33 0-65 0-98 0-7 2-13 9-20 13-17 34-26 56-26 45 0 74 31 74 79z">
            <text:p/>
          </draw:path>
          <draw:path draw:style-name="gr82" draw:text-style-name="P40" draw:layer="layout" svg:width="0.118cm" svg:height="0.327cm" svg:x="5.136cm" svg:y="4.488cm" svg:viewBox="0 0 119 328" svg:d="M119 328c0-5 0-9 0-14-7-1-15-2-22-2-17 0-19-4-19-34 0-57 0-115 0-172-1-1-2-1-4-2-24 11-48 17-74 20 0 5 0 9 0 13 6 0 12 0 19 0 18 0 20 4 20 34 0 36 0 71 0 107 0 30-2 34-19 34-6 0-13 1-20 2 0 5 0 9 0 14 19-1 40-1 59-1 20 0 40 0 60 1zM82 24c0-13-10-24-23-24-14 0-24 10-24 24s11 24 24 24c14 0 23-9 23-24z">
            <text:p/>
          </draw:path>
          <draw:path draw:style-name="gr82" draw:text-style-name="P40" draw:layer="layout" svg:width="0.172cm" svg:height="0.231cm" svg:x="5.277cm" svg:y="4.592cm" svg:viewBox="0 0 173 232" svg:d="M173 152c0-15-4-26-13-35-13-11-28-17-71-24-39-9-52-19-52-39 0-24 17-37 47-37 31 0 55 16 55 39 0 3 0 6 0 9 5 0 9 0 13 0 0-26 2-39 2-52-24-9-41-13-61-13-56 0-89 26-89 69 0 24 11 39 33 50 13 5 37 13 71 20 20 4 30 15 30 32 0 26-25 44-58 44-35 0-60-16-60-41 0-6 0-12 0-18-5 0-9 0-14 0 0 31-2 46-6 65 26 7 45 11 67 11 61 0 106-33 106-80z">
            <text:p/>
          </draw:path>
          <draw:path draw:style-name="gr82" draw:text-style-name="P40" draw:layer="layout" svg:width="0.14cm" svg:height="0.3cm" svg:x="5.468cm" svg:y="4.52cm" svg:viewBox="0 0 141 301" svg:d="M141 89c-21 1-43 1-65 2 0-6 0-12 0-19 0-18 2-37 6-66-2-2-4-4-6-6-11 7-26 13-41 19 2 14 2 24 2 37 0 11 0 22 0 33-12 6-25 11-37 17 0 3 0 6 0 9 12-1 25-1 37-2 0 46 0 92 0 138 0 35 15 50 52 50 11 0 23-2 24-6 8-8 16-16 25-24-3-3-5-6-8-9-11 7-18 9-28 9-18 0-26-9-26-33 0-42 0-83 0-125 21 0 41 0 62 0 1-8 2-16 3-24z">
            <text:p/>
          </draw:path>
          <draw:path draw:style-name="gr82" draw:text-style-name="P40" draw:layer="layout" svg:width="0.228cm" svg:height="0.231cm" svg:x="5.624cm" svg:y="4.592cm" svg:viewBox="0 0 229 232" svg:d="M229 111c0-65-47-111-112-111-69 0-117 50-117 121 0 66 43 111 104 111 73 0 125-50 125-121zM184 128c0 54-24 89-61 89-49 0-78-46-78-113 0-58 22-87 63-87 44 0 76 46 76 111z">
            <text:p/>
          </draw:path>
          <draw:path draw:style-name="gr82" draw:text-style-name="P40" draw:layer="layout" svg:width="0.268cm" svg:height="0.224cm" svg:x="5.872cm" svg:y="4.592cm" svg:viewBox="0 0 269 225" svg:d="M269 225c0-5 0-10 0-15-6-1-13-2-20-2-15 0-17-4-17-34s0-60 0-90c0-56-26-84-80-84-16 0-27 4-37 13-12 10-23 20-35 30 0-14 0-28 0-41-2-1-4-1-6-2-24 11-48 17-74 20 0 5 0 9 0 13 6 0 12 0 19 0 18 0 20 4 20 34 0 36 0 72 0 107 0 30-2 34-19 34-6 0-13 1-20 2 0 5 0 10 0 15 19-2 40-2 59-2 20 0 40 0 60 2 0-5 0-10 0-15-7-1-15-2-22-2-17 0-17-4-17-34 0-33 0-66 0-100 0-22 30-44 59-44 32 0 52 24 52 59 0 45 0 90 0 136 13-2 26-2 39-2s26 0 39 2z">
            <text:p/>
          </draw:path>
        </draw:g>
        <draw:g draw:style-name="gr5">
          <svg:title>TexMaths</svg:title>
          <svg:desc>28§latex§$$F_{\text{gas}}$$§svg§600§TRUE§</svg:desc>
          <draw:path draw:style-name="gr83" draw:text-style-name="P41" draw:layer="layout" svg:width="0.356cm" svg:height="0.45cm" svg:x="5.097cm" svg:y="7.164cm" svg:viewBox="0 0 357 451" svg:d="M342 100c2-41 7-72 15-98-15 0-34-2-45-2-50 0-102 2-152 2-34 0-65 0-99-2 0 6-1 12-2 19 13 0 25 1 38 1 14 0 22 6 22 17 0 9-4 30-6 50-16 94-33 187-50 281-9 59-9 61-37 63-7 0-15 1-22 2-2 6-3 12-4 18 28-2 56-2 84-2 29 0 59 0 89 2 0-6 1-12 2-18-15-1-29-2-43-2-17 0-22-6-22-19 0-4 0-11 1-13 8-48 15-96 23-145 25 0 51 0 76 0 82 0 65 2 85 2 5-10 9-20 13-30-1-1-2-2-3-3-47 1-94 2-142 3-8 0-16 0-24 0 10-58 20-117 30-176 2-9 2-13 6-20 13 0-2 2 80-2 40 0 66 5 66 15 2 19 4 38 6 57 5 0 10 0 15 0z">
            <text:p/>
          </draw:path>
          <draw:path draw:style-name="gr83" draw:text-style-name="P41" draw:layer="layout" svg:width="0.242cm" svg:height="0.357cm" svg:x="5.474cm" svg:y="7.487cm" svg:viewBox="0 0 243 358" svg:d="M243 24c0-2-1-4-1-5-23 0-45 1-67 1-17-14-36-20-58-20-20 0-45 7-65 19-26 14-41 39-41 66 0 36 22 60 58 64-13 9-25 19-37 29-6 8-8 13-8 21 0 13 9 20 32 27-14 8-28 15-41 23-8 3-15 20-15 35 0 45 43 74 104 74 71 0 128-44 128-104 0-33-22-57-56-57-25 0-50 0-76 0s-37-6-37-19c0-5 4-11 17-22 2-2 4-2 5-4 6 0 8 0 12 0 20 0 46-9 65-22 22-17 31-35 31-59 0-12 0-17-4-26 15 0 29 0 43 0 4-7 8-14 11-21zM154 84c0 31-20 52-50 52-32 0-52-26-52-62s17-57 48-57c32 0 54 26 54 67zM195 271c0 43-39 72-89 72-41 0-69-24-69-59 0-22 11-41 32-48 7-4 20-6 54-6 53 0 72 11 72 41z">
            <text:p/>
          </draw:path>
          <draw:path draw:style-name="gr83" draw:text-style-name="P41" draw:layer="layout" svg:width="0.207cm" svg:height="0.227cm" svg:x="5.732cm" svg:y="7.487cm" svg:viewBox="0 0 208 228" svg:d="M208 225c0-5 0-10 0-15-6 0-12 0-19 0-11 0-13-4-13-28 0-29 0-58 0-87 0-69-20-95-74-95-20 0-41 6-57 17-9 5-18 10-26 15 0 10 0 21 0 31 4 1 8 3 13 4 1-5 3-10 5-15 9-22 15-26 37-26 45 0 63 17 65 61-16 3-32 5-48 8-65 13-91 35-91 76 0 37 22 57 59 57 10 0 17 0 21-3 20-14 40-28 59-41-1 13-2 27-3 41 13 0 26-2 37-2 13 0 24 2 35 2zM139 165c-15 19-44 37-63 37-18 0-35-18-35-39 0-16 9-33 24-42 11-8 37-13 74-19 0 21 0 42 0 63z">
            <text:p/>
          </draw:path>
          <draw:path draw:style-name="gr83" draw:text-style-name="P41" draw:layer="layout" svg:width="0.172cm" svg:height="0.233cm" svg:x="5.968cm" svg:y="7.487cm" svg:viewBox="0 0 173 234" svg:d="M173 154c0-15-4-26-13-35-13-13-28-19-71-26-39-8-52-17-52-39 0-24 17-37 47-37 31 0 55 16 55 39 0 3 0 7 0 11 5 0 9 0 13 0 0-28 2-39 2-54-24-9-41-13-61-13-56 0-89 26-89 71 0 22 11 37 33 48 11 5 37 13 69 20 22 4 31 15 31 34 0 24-24 42-57 42-35 0-60-16-60-41 0-6 0-12 0-18-5 0-9 0-14 0 0 31-2 46-6 65 26 9 45 13 65 13 63 0 108-34 108-80z">
            <text:p/>
          </draw:path>
        </draw:g>
        <draw:line draw:style-name="gr84" draw:text-style-name="P12" draw:layer="layout" svg:x1="6.473cm" svg:y1="6.128cm" svg:x2="6.473cm" svg:y2="8.454cm">
          <text:p/>
        </draw:line>
        <draw:line draw:style-name="gr25" draw:text-style-name="P1" draw:layer="layout" svg:x1="12.856cm" svg:y1="13.905cm" svg:x2="17.155cm" svg:y2="13.905cm">
          <text:p/>
        </draw:line>
        <draw:line draw:style-name="gr25" draw:text-style-name="P1" draw:layer="layout" svg:x1="17.106cm" svg:y1="4.043cm" svg:x2="17.106cm" svg:y2="14.008cm">
          <text:p/>
        </draw:line>
        <draw:line draw:style-name="gr25" draw:text-style-name="P1" draw:layer="layout" svg:x1="12.906cm" svg:y1="4.043cm" svg:x2="12.906cm" svg:y2="14.008cm">
          <text:p/>
        </draw:line>
        <draw:frame draw:style-name="gr85" draw:text-style-name="P42" draw:layer="layout" svg:width="2.06cm" svg:height="0.814cm" svg:x="13.975cm" svg:y="4.938cm">
          <draw:text-box>
            <text:p text:style-name="P34"><text:span text:style-name="T17">piston</text:span></text:p>
          </draw:text-box>
        </draw:frame>
        <draw:path draw:style-name="gr86" draw:text-style-name="P21" draw:layer="layout" svg:width="1.85cm" svg:height="0.212cm" draw:transform="rotate (1.5707963267949) translate (13.542448086225cm 14.8352543117696cm)" svg:viewBox="0 0 1851 213" svg:d="M0 106c391-2 304-108 619-106 282-1 314 213 626 213 305 0 219-97 606-102">
          <text:p/>
        </draw:path>
        <draw:g draw:style-name="gr5">
          <svg:title>TexMaths</svg:title>
          <svg:desc>28§latex§$$\yQ$$§svg§600§TRUE§</svg:desc>
          <draw:path draw:style-name="gr87" draw:text-style-name="P43" draw:layer="layout" svg:width="0.578cm" svg:height="0.754cm" svg:x="13.347cm" svg:y="11.9cm" svg:viewBox="0 0 579 755" svg:d="M545 638c-7 0-14 0-21 0-5 46-22 67-55 67-14 0-31-5-52-14-65-26-130-53-196-79-21-9-35-12-54-12-62 0-107 43-105 105 0 5 0 10 0 14 7 4 14 8 21 12 0-64 19-95 65-95 23 0 45 7 78 26 41 21 81 41 122 62 50 26 64 31 97 31 62 0 93-36 100-117zM579 233c0-147-86-233-236-233-198 0-343 152-343 362 0 157 79 241 226 241 69 0 129-17 184-50 104-65 169-189 169-320zM505 248c0 104-34 197-88 257-41 40-96 62-160 62-121 0-183-72-183-210 0-107 33-205 90-264 41-38 91-57 153-57 40 0 81 9 107 26 55 31 81 93 81 186z">
            <text:p/>
          </draw:path>
        </draw:g>
        <presentation:notes draw:style-name="dp2">
          <draw:page-thumbnail draw:style-name="gr7" draw:layer="layout" svg:width="21.219cm" svg:height="10.476cm" svg:x="0.185cm" svg:y="2.123cm" draw:page-number="12" presentation:class="page"/>
          <draw:frame presentation:style-name="pr1" draw:text-style-name="P7" draw:layer="layout" svg:width="16.771cm" svg:height="12.572cm" svg:x="2.409cm" svg:y="13.271cm" presentation:class="notes" presentation:placeholder="true">
            <draw:text-box/>
          </draw:frame>
        </presentation:notes>
      </draw:page>
      <draw:page draw:name="page13" draw:style-name="dp1" draw:master-page-name="Default">
        <office:forms form:automatic-focus="false" form:apply-design-mode="false"/>
        <draw:frame draw:style-name="gr8" draw:text-style-name="P1" draw:layer="layout" svg:width="2.755cm" svg:height="2.755cm" svg:x="1.051cm" svg:y="4.183cm">
          <draw:image xlink:href="Pictures/1000056A000052C9000052C93CFA6ADB.svg" xlink:type="simple" xlink:show="embed" xlink:actuate="onLoad" draw:mime-type="image/svg+xml">
            <text:p/>
          </draw:image>
          <draw:image xlink:href="Pictures/10000001000002C3000002C369E1C627.png" xlink:type="simple" xlink:show="embed" xlink:actuate="onLoad" draw:mime-type="image/png"/>
        </draw:frame>
        <draw:frame draw:style-name="gr8" draw:text-style-name="P1" draw:layer="layout" svg:width="2.455cm" svg:height="2.455cm" svg:x="0.793cm" svg:y="0.44cm">
          <draw:image xlink:href="Pictures/100011C2000052C9000052C9F11924EF.svg" xlink:type="simple" xlink:show="embed" xlink:actuate="onLoad" draw:mime-type="image/svg+xml">
            <text:p/>
          </draw:image>
          <draw:image xlink:href="Pictures/10000001000002C3000002C34E2BD1D0.png" xlink:type="simple" xlink:show="embed" xlink:actuate="onLoad" draw:mime-type="image/png"/>
        </draw:frame>
        <draw:frame draw:style-name="gr88" draw:text-style-name="P1" draw:layer="layout" svg:width="6.665cm" svg:height="4.39cm" svg:x="4.355cm" svg:y="0.419cm">
          <draw:image xlink:href="Pictures/10000000000000FC000000A6DB53ECB8.png" xlink:type="simple" xlink:show="embed" xlink:actuate="onLoad" draw:mime-type="image/png">
            <text:p/>
          </draw:image>
        </draw:frame>
        <draw:frame draw:style-name="gr88" draw:text-style-name="P1" draw:layer="layout" svg:width="8.305cm" svg:height="4.575cm" draw:transform="rotate (-0.374373124552784) translate (16.184cm 6.914cm)">
          <draw:image xlink:href="Pictures/100000000000013A000000ADF212F0B7.png" xlink:type="simple" xlink:show="embed" xlink:actuate="onLoad" draw:mime-type="image/png">
            <text:p/>
          </draw:image>
        </draw:frame>
        <draw:frame draw:style-name="gr88" draw:text-style-name="P1" draw:layer="layout" svg:width="7.247cm" svg:height="4.337cm" draw:transform="rotate (0.175056523975031) translate (6.694cm 14.586cm)">
          <draw:image xlink:href="Pictures/1000000000000112000000A409B69052.png" xlink:type="simple" xlink:show="embed" xlink:actuate="onLoad" draw:mime-type="image/png">
            <text:p/>
          </draw:image>
        </draw:frame>
        <draw:custom-shape draw:style-name="gr89" draw:text-style-name="P8" draw:layer="layout" svg:width="19.23cm" svg:height="0.559cm" svg:x="5.894cm" svg:y="18.118cm">
          <text:p/>
          <draw:enhanced-geometry svg:viewBox="0 0 21600 21600" draw:type="rectangle" draw:enhanced-path="M 0 0 L 21600 0 21600 21600 0 21600 0 0 Z N"/>
        </draw:custom-shape>
        <draw:frame draw:style-name="gr90" draw:text-style-name="P17" draw:layer="layout" svg:width="1.429cm" svg:height="1.733cm" svg:x="8.19cm" svg:y="13.461cm">
          <draw:text-box>
            <text:p><text:span text:style-name="T18">t</text:span><text:span text:style-name="T19">0</text:span></text:p>
          </draw:text-box>
        </draw:frame>
        <draw:frame draw:style-name="gr90" draw:text-style-name="P17" draw:layer="layout" svg:width="1.429cm" svg:height="1.733cm" svg:x="18.627cm" svg:y="7.27cm">
          <draw:text-box>
            <text:p><text:span text:style-name="T18">t</text:span><text:span text:style-name="T19">1</text:span></text:p>
          </draw:text-box>
        </draw:frame>
        <draw:line draw:style-name="gr81" draw:text-style-name="P12" draw:layer="layout" svg:x1="21.358cm" svg:y1="5.426cm" svg:x2="21.358cm" svg:y2="3.1cm">
          <text:p/>
        </draw:line>
        <draw:line draw:style-name="gr91" draw:text-style-name="P1" draw:layer="layout" svg:x1="20.063cm" svg:y1="10.017cm" svg:x2="24.458cm" svg:y2="10.017cm">
          <text:p/>
        </draw:line>
        <draw:frame draw:style-name="gr92" draw:text-style-name="P44" draw:layer="layout" svg:width="1.328cm" svg:height="1.733cm" svg:x="22.628cm" svg:y="8.271cm">
          <draw:text-box>
            <text:p><text:span text:style-name="T20">v</text:span></text:p>
          </draw:text-box>
        </draw:frame>
        <draw:path draw:style-name="gr64" draw:text-style-name="P5" draw:layer="layout" svg:width="4.154cm" svg:height="0.593cm" svg:x="1.072cm" svg:y="11.811cm" svg:viewBox="0 0 4155 594" svg:d="M0 339v-43-41h3365v41 43zM3372 532l36-73 24-81 6-84-8-85-25-78-35-72-45-59 830 296-830 298z">
          <text:p/>
        </draw:path>
        <draw:path draw:style-name="gr65" draw:text-style-name="P5" draw:layer="layout" svg:width="0.593cm" svg:height="4.154cm" svg:x="0.775cm" svg:y="7.953cm" svg:viewBox="0 0 594 4155" svg:d="M339 4155h-43-41v-3365h41 43zM532 783l-73-36-81-24-84-6-85 8-78 25-72 35-59 45 296-830 298 830z">
          <text:p/>
        </draw:path>
        <draw:path draw:style-name="gr66" draw:text-style-name="P6" draw:layer="layout" svg:width="0.557cm" svg:height="0.659cm" svg:x="0.254cm" svg:y="8.977cm" svg:viewBox="0 0 558 660" svg:d="M0 617l12 36c38-32 84-43 120-43 61 0 122 20 181 32 40 11 82 18 122 18 20 0 36-5 65-12 17-94 28-142 40-192h-30l-29 80c-8 22-21 33-54 33-15 0-36-3-65-10-34-8-96-20-139-20-41 0-84 8-118 25l-3-3 449-506 7-43-11-12-32 30c-13 14-24 20-45 20-52 0-131-16-179-28-40-11-77-22-106-22-28 0-57 6-83 14l-43 162h28l40-77c18-5 36-7 52-7 21 0 40 3 61 7 31 7 77 14 104 14 42 0 85-7 119-28l3 3z">
          <text:p/>
        </draw:path>
        <draw:path draw:style-name="gr67" draw:text-style-name="P6" draw:layer="layout" svg:width="0.636cm" svg:height="0.659cm" svg:x="3.718cm" svg:y="12.409cm" svg:viewBox="0 0 637 660" svg:d="M17 528c0 40-10 76-17 115 18 10 43 17 56 17 51 0 102-44 140-102l102-156 15 93c7 51 26 165 98 165 37 0 88-39 113-61l66-59-13-26c-9 8-70 61-100 61-35 0-50-28-62-61-11-33-21-70-25-94l-25-135 47-66c29-38 77-112 134-117h5c19 0 42 8 47 30l18-5 21-113c-11-7-25-14-40-14-79 0-153 116-191 171l-49 74-8-64c-11-82-27-181-131-181-29 0-64 8-77 28l-78 111 22 14c27-30 62-65 91-65 71 0 90 139 98 186l15 84-53 83c-24 37-89 132-137 132-20 0-37-3-41-12l-15-37z">
          <text:p/>
        </draw:path>
        <presentation:notes draw:style-name="dp2">
          <draw:page-thumbnail draw:style-name="gr7" draw:layer="layout" svg:width="21.219cm" svg:height="10.476cm" svg:x="0.185cm" svg:y="2.123cm" draw:page-number="13" presentation:class="page"/>
          <draw:frame presentation:style-name="pr1" draw:text-style-name="P7" draw:layer="layout" svg:width="16.771cm" svg:height="12.572cm" svg:x="2.409cm" svg:y="13.271cm" presentation:class="notes" presentation:placeholder="true">
            <draw:text-box/>
          </draw:frame>
        </presentation:notes>
      </draw:page>
      <draw:page draw:name="page14" draw:style-name="dp1" draw:master-page-name="Default">
        <office:forms form:automatic-focus="false" form:apply-design-mode="false"/>
        <draw:frame draw:style-name="gr8" draw:text-style-name="P1" draw:layer="layout" svg:width="10.58cm" svg:height="7.046cm" svg:x="12.386cm" svg:y="10.338cm">
          <draw:image xlink:href="Pictures/10000000000001800000010061BCFFAB.jpg" xlink:type="simple" xlink:show="embed" xlink:actuate="onLoad" draw:mime-type="image/jpeg">
            <text:p/>
          </draw:image>
        </draw:frame>
        <draw:frame draw:style-name="gr8" draw:text-style-name="P1" draw:layer="layout" svg:width="9.814cm" svg:height="13.084cm" svg:x="2.415cm" svg:y="4.3cm">
          <draw:image xlink:href="Pictures/10000000000001320000019840D4560A.jpg" xlink:type="simple" xlink:show="embed" xlink:actuate="onLoad" draw:mime-type="image/jpeg">
            <text:p/>
          </draw:image>
        </draw:frame>
        <draw:frame draw:style-name="gr8" draw:text-style-name="P1" draw:layer="layout" svg:width="10.58cm" svg:height="5.861cm" svg:x="12.386cm" svg:y="4.3cm">
          <draw:image xlink:href="Pictures/10000000000001CE00000100D37179DA.jpg" xlink:type="simple" xlink:show="embed" xlink:actuate="onLoad" draw:mime-type="image/jpeg">
            <text:p/>
          </draw:image>
        </draw:frame>
        <presentation:notes draw:style-name="dp2">
          <draw:page-thumbnail draw:style-name="gr7" draw:layer="layout" svg:width="21.219cm" svg:height="10.476cm" svg:x="0.185cm" svg:y="2.123cm" draw:page-number="14" presentation:class="page"/>
          <draw:frame presentation:style-name="pr1" draw:text-style-name="P7" draw:layer="layout" svg:width="16.771cm" svg:height="12.572cm" svg:x="2.409cm" svg:y="13.271cm" presentation:class="notes" presentation:placeholder="true">
            <draw:text-box/>
          </draw:frame>
        </presentation:notes>
      </draw:page>
      <draw:page draw:name="page15" draw:style-name="dp1" draw:master-page-name="Default">
        <office:forms form:automatic-focus="false" form:apply-design-mode="false"/>
        <draw:frame draw:style-name="gr8" draw:text-style-name="P1" draw:layer="layout" svg:width="11.417cm" svg:height="9.014cm" svg:x="10.251cm" svg:y="8.672cm">
          <draw:image xlink:href="Pictures/10000000000004FE000003F13F676434.png" xlink:type="simple" xlink:show="embed" xlink:actuate="onLoad" draw:mime-type="image/png">
            <text:p/>
          </draw:image>
        </draw:frame>
        <draw:frame draw:style-name="gr8" draw:text-style-name="P1" draw:layer="layout" svg:width="11.399cm" svg:height="9.014cm" svg:x="7.36cm" svg:y="0.672cm">
          <draw:image xlink:href="Pictures/10000000000004FC000003F1676B9B27.png" xlink:type="simple" xlink:show="embed" xlink:actuate="onLoad" draw:mime-type="image/png">
            <text:p/>
          </draw:image>
        </draw:frame>
        <presentation:notes draw:style-name="dp2">
          <draw:page-thumbnail draw:style-name="gr7" draw:layer="layout" svg:width="21.219cm" svg:height="10.476cm" svg:x="0.185cm" svg:y="2.123cm" draw:page-number="15" presentation:class="page"/>
          <draw:frame presentation:style-name="pr1" draw:text-style-name="P7" draw:layer="layout" svg:width="16.771cm" svg:height="12.572cm" svg:x="2.409cm" svg:y="13.271cm" presentation:class="notes" presentation:placeholder="true">
            <draw:text-box/>
          </draw:frame>
        </presentation:notes>
      </draw:page>
      <draw:page draw:name="page16" draw:style-name="dp1" draw:master-page-name="Default">
        <office:forms form:automatic-focus="false" form:apply-design-mode="false"/>
        <draw:frame draw:style-name="gr8" draw:text-style-name="P1" draw:layer="layout" svg:width="16.083cm" svg:height="13.543cm" svg:x="11.441cm" svg:y="3.103cm">
          <draw:image xlink:href="Pictures/1000000000000260000002009D4EA61F.png" xlink:type="simple" xlink:show="embed" xlink:actuate="onLoad" draw:mime-type="image/png">
            <text:p/>
          </draw:image>
        </draw:frame>
        <draw:custom-shape draw:style-name="gr93" draw:text-style-name="P45" draw:layer="layout" svg:width="3.026cm" svg:height="1.052cm" svg:x="23.533cm" svg:y="3.098cm">
          <text:p/>
          <draw:enhanced-geometry svg:viewBox="0 0 21600 21600" draw:type="rectangle" draw:enhanced-path="M 0 0 L 21600 0 21600 21600 0 21600 0 0 Z N"/>
        </draw:custom-shape>
        <draw:custom-shape draw:style-name="gr93" draw:text-style-name="P45" draw:layer="layout" svg:width="3.026cm" svg:height="1.052cm" svg:x="17.833cm" svg:y="15.398cm">
          <text:p/>
          <draw:enhanced-geometry svg:viewBox="0 0 21600 21600" draw:type="rectangle" draw:enhanced-path="M 0 0 L 21600 0 21600 21600 0 21600 0 0 Z N"/>
        </draw:custom-shape>
        <draw:frame draw:style-name="gr94" draw:text-style-name="P46" draw:layer="layout" svg:width="1.692cm" svg:height="2.156cm" svg:x="0.644cm" svg:y="13.691cm">
          <draw:text-box>
            <text:p><text:span text:style-name="T21">t</text:span><text:span text:style-name="T22">1</text:span></text:p>
          </draw:text-box>
        </draw:frame>
        <draw:frame draw:style-name="gr94" draw:text-style-name="P46" draw:layer="layout" svg:width="1.692cm" svg:height="2.156cm" svg:x="1.659cm" svg:y="1.322cm">
          <draw:text-box>
            <text:p><text:span text:style-name="T21">t</text:span><text:span text:style-name="T22">2</text:span></text:p>
          </draw:text-box>
        </draw:frame>
        <draw:frame draw:style-name="gr95" draw:text-style-name="P47" draw:layer="layout" svg:width="7.232cm" svg:height="1.026cm" svg:x="14.602cm" svg:y="15.398cm">
          <draw:text-box>
            <text:p><text:span text:style-name="T23">control volume at </text:span><text:span text:style-name="T24">t</text:span><text:span text:style-name="T25">1</text:span></text:p>
          </draw:text-box>
        </draw:frame>
        <draw:frame draw:style-name="gr95" draw:text-style-name="P48" draw:layer="layout" svg:width="7.232cm" svg:height="1.026cm" svg:x="20.469cm" svg:y="3.343cm">
          <draw:text-box>
            <text:p><text:span text:style-name="T23">control volume at </text:span><text:span text:style-name="T24">t</text:span><text:span text:style-name="T25">2</text:span></text:p>
          </draw:text-box>
        </draw:frame>
        <draw:frame draw:style-name="gr96" draw:text-style-name="P49" draw:layer="layout" svg:width="13.55cm" svg:height="1.098cm" svg:x="0.546cm" svg:y="0.212cm">
          <draw:text-box>
            <text:p><text:span text:style-name="T26">control surface between </text:span><text:span text:style-name="T27">t</text:span><text:span text:style-name="T28">1</text:span><text:span text:style-name="T26"> and </text:span><text:span text:style-name="T27">t</text:span><text:span text:style-name="T28">2</text:span></text:p>
          </draw:text-box>
        </draw:frame>
        <draw:path draw:style-name="gr97" draw:text-style-name="P51" draw:layer="layout" svg:width="10.752cm" svg:height="0.969cm" draw:transform="rotate (1.1072368774652) translate (17.4258225715801cm 14.4444746673125cm)" svg:viewBox="0 0 10753 970" svg:d="M0 643c1387-325 4227 194 5130 275 904 82 2555 83 3271-108 717-190 625-123 2352-810">
          <text:p text:style-name="P50"><text:span text:style-name="T23">control surface evolving in time</text:span></text:p>
        </draw:path>
        <presentation:notes draw:style-name="dp2">
          <draw:page-thumbnail draw:style-name="gr7" draw:layer="layout" svg:width="21.219cm" svg:height="10.476cm" svg:x="0.185cm" svg:y="2.123cm" draw:page-number="16" presentation:class="page"/>
          <draw:frame presentation:style-name="pr1" draw:text-style-name="P7" draw:layer="layout" svg:width="16.771cm" svg:height="12.572cm" svg:x="2.409cm" svg:y="13.271cm" presentation:class="notes" presentation:placeholder="true">
            <draw:text-box/>
          </draw:frame>
        </presentation:notes>
      </draw:page>
      <draw:page draw:name="page17" draw:style-name="dp1" draw:master-page-name="Default">
        <office:forms form:automatic-focus="false" form:apply-design-mode="false"/>
        <dr3d:scene draw:style-name="gr98" svg:width="7.584cm" svg:height="8.022cm" svg:x="8.394cm" svg:y="10.051cm" dr3d:transform="matrix (0.956778324021632 -0.00599368898000386 0.290756451991642 -0.0215737856908123 0.995570010235205 0.0915146244664976 -0.290016914081444 -0.0938319264040132 0.952410499277485 0.00255761203208993cm -0.00827555540398936cm 0.0000431058305333818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99" draw:layer="layout"/>
        </dr3d:scene>
        <dr3d:scene draw:style-name="gr98" svg:width="7.588cm" svg:height="8.224cm" svg:x="8.364cm" svg:y="2.026cm" dr3d:transform="matrix (0.956778324021632 0.0538199167379804 0.285794778197003 -0.0215737856908123 0.993153973097132 -0.114803124924166 -0.290016914081444 0.103675466161014 0.9513892932249 0.00255761203208993cm -0.0124746542112686cm -0.0425446862170276cm)" dr3d:vrp="(0 0 24285.7142857143)" dr3d:vpn="(0 0 14285.7142857143)" dr3d:projection="perspective" dr3d:distance="10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99" draw:layer="layout"/>
        </dr3d:scene>
        <presentation:notes draw:style-name="dp2">
          <draw:page-thumbnail draw:style-name="gr7" draw:layer="layout" svg:width="21.219cm" svg:height="10.476cm" svg:x="0.185cm" svg:y="2.123cm" draw:page-number="17" presentation:class="page"/>
          <draw:frame presentation:style-name="pr1" draw:text-style-name="P7" draw:layer="layout" svg:width="16.771cm" svg:height="12.572cm" svg:x="2.409cm" svg:y="13.271cm" presentation:class="notes" presentation:placeholder="true">
            <draw:text-box/>
          </draw:frame>
        </presentation:notes>
      </draw:page>
      <draw:page draw:name="page18" draw:style-name="dp1" draw:master-page-name="Default">
        <office:forms form:automatic-focus="false" form:apply-design-mode="false"/>
        <draw:custom-shape draw:style-name="gr100" draw:text-style-name="P52" draw:layer="layout" svg:width="5cm" svg:height="6.13cm" svg:x="2.467cm" svg:y="3.313cm">
          <text:p/>
          <draw:enhanced-geometry svg:viewBox="0 0 21600 21600" draw:type="rectangle" draw:enhanced-path="M 0 0 L 21600 0 21600 21600 0 21600 0 0 Z N"/>
        </draw:custom-shape>
        <draw:line draw:style-name="gr101" draw:text-style-name="P1" draw:layer="layout" svg:x1="7.466cm" svg:y1="1.271cm" svg:x2="7.466cm" svg:y2="3.109cm">
          <text:p/>
        </draw:line>
        <draw:line draw:style-name="gr101" draw:text-style-name="P1" draw:layer="layout" svg:x1="7.199cm" svg:y1="1.83cm" svg:x2="7.199cm" svg:y2="3.108cm">
          <text:p/>
        </draw:line>
        <draw:line draw:style-name="gr101" draw:text-style-name="P1" draw:layer="layout" svg:x1="6.933cm" svg:y1="2.437cm" svg:x2="6.933cm" svg:y2="3.108cm">
          <text:p/>
        </draw:line>
        <draw:line draw:style-name="gr101" draw:text-style-name="P1" draw:layer="layout" svg:x1="2.533cm" svg:y1="1.271cm" svg:x2="2.533cm" svg:y2="3.109cm">
          <text:p/>
        </draw:line>
        <draw:line draw:style-name="gr101" draw:text-style-name="P1" draw:layer="layout" svg:x1="2.8cm" svg:y1="1.83cm" svg:x2="2.8cm" svg:y2="3.108cm">
          <text:p/>
        </draw:line>
        <draw:line draw:style-name="gr101" draw:text-style-name="P1" draw:layer="layout" svg:x1="3.066cm" svg:y1="2.437cm" svg:x2="3.066cm" svg:y2="3.108cm">
          <text:p/>
        </draw:line>
        <draw:frame draw:style-name="gr102" draw:text-style-name="P53" draw:layer="layout" svg:width="1.383cm" svg:height="1.661cm" svg:x="8.509cm" svg:y="5.548cm">
          <draw:text-box>
            <text:p><text:span text:style-name="T29">t</text:span><text:span text:style-name="T30">1</text:span></text:p>
          </draw:text-box>
        </draw:frame>
        <draw:custom-shape draw:style-name="gr103" draw:text-style-name="P1" draw:layer="layout" svg:width="0.529cm" svg:height="6.033cm" svg:x="8.01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0" draw:text-style-name="P52" draw:layer="layout" svg:width="5cm" svg:height="6.13cm" svg:x="14.447cm" svg:y="9.535cm">
          <text:p/>
          <draw:enhanced-geometry svg:viewBox="0 0 21600 21600" draw:type="rectangle" draw:enhanced-path="M 0 0 L 21600 0 21600 21600 0 21600 0 0 Z N"/>
        </draw:custom-shape>
        <draw:custom-shape draw:style-name="gr104" draw:text-style-name="P54" draw:layer="layout" svg:width="5cm" svg:height="6.13cm" svg:x="14.447cm" svg:y="3.313cm">
          <text:p/>
          <draw:enhanced-geometry svg:viewBox="0 0 21600 21600" draw:type="rectangle" draw:enhanced-path="M 0 0 L 21600 0 21600 21600 0 21600 0 0 Z N"/>
        </draw:custom-shape>
        <draw:line draw:style-name="gr101" draw:text-style-name="P1" draw:layer="layout" svg:x1="19.446cm" svg:y1="7.483cm" svg:x2="19.446cm" svg:y2="9.321cm">
          <text:p/>
        </draw:line>
        <draw:line draw:style-name="gr101" draw:text-style-name="P1" draw:layer="layout" svg:x1="19.179cm" svg:y1="8.042cm" svg:x2="19.179cm" svg:y2="9.32cm">
          <text:p/>
        </draw:line>
        <draw:line draw:style-name="gr101" draw:text-style-name="P1" draw:layer="layout" svg:x1="18.913cm" svg:y1="8.649cm" svg:x2="18.913cm" svg:y2="9.32cm">
          <text:p/>
        </draw:line>
        <draw:line draw:style-name="gr101" draw:text-style-name="P1" draw:layer="layout" svg:x1="14.513cm" svg:y1="7.483cm" svg:x2="14.513cm" svg:y2="9.321cm">
          <text:p/>
        </draw:line>
        <draw:line draw:style-name="gr101" draw:text-style-name="P1" draw:layer="layout" svg:x1="14.78cm" svg:y1="8.042cm" svg:x2="14.78cm" svg:y2="9.32cm">
          <text:p/>
        </draw:line>
        <draw:line draw:style-name="gr101" draw:text-style-name="P1" draw:layer="layout" svg:x1="15.046cm" svg:y1="8.649cm" svg:x2="15.046cm" svg:y2="9.32cm">
          <text:p/>
        </draw:line>
        <draw:frame draw:style-name="gr102" draw:text-style-name="P53" draw:layer="layout" svg:width="1.383cm" svg:height="1.661cm" svg:x="20.489cm" svg:y="5.548cm">
          <draw:text-box>
            <text:p><text:span text:style-name="T29">t</text:span><text:span text:style-name="T30">1</text:span></text:p>
          </draw:text-box>
        </draw:frame>
        <draw:custom-shape draw:style-name="gr103" draw:text-style-name="P1" draw:layer="layout" svg:width="0.529cm" svg:height="6.033cm" svg:x="19.999cm" svg:y="3.362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02" draw:text-style-name="P53" draw:layer="layout" svg:width="1.383cm" svg:height="1.661cm" svg:x="20.489cm" svg:y="11.77cm">
          <draw:text-box>
            <text:p><text:span text:style-name="T29">t</text:span><text:span text:style-name="T30">2</text:span></text:p>
          </draw:text-box>
        </draw:frame>
        <draw:custom-shape draw:style-name="gr103" draw:text-style-name="P1" draw:layer="layout" svg:width="0.529cm" svg:height="6.033cm" svg:x="19.999cm" svg:y="9.584cm">
          <text:p/>
          <draw:enhanced-geometry svg:viewBox="0 0 21600 21600" draw:glue-points="0 0 0 21600 21600 10800" draw:text-areas="0 ?f9 7800 ?f10" draw:type="right-brace" draw:modifiers="1800 10839.3768644349"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presentation:notes draw:style-name="dp2">
          <draw:page-thumbnail draw:style-name="gr7" draw:layer="layout" svg:width="21.219cm" svg:height="10.476cm" svg:x="0.185cm" svg:y="2.123cm" draw:page-number="18" presentation:class="page"/>
          <draw:frame presentation:style-name="pr1" draw:text-style-name="P7" draw:layer="layout" svg:width="16.771cm" svg:height="12.572cm" svg:x="2.409cm" svg:y="13.271cm" presentation:class="notes" presentation:placeholder="true">
            <draw:text-box/>
          </draw:frame>
        </presentation:notes>
      </draw:page>
      <draw:page draw:name="page19" draw:style-name="dp1" draw:master-page-name="Default">
        <office:forms form:automatic-focus="false" form:apply-design-mode="false"/>
        <draw:custom-shape draw:style-name="gr100" draw:text-style-name="P52" draw:layer="layout" svg:width="5cm" svg:height="6.13cm" svg:x="7.467cm" svg:y="6.513cm">
          <text:p/>
          <draw:enhanced-geometry svg:viewBox="0 0 21600 21600" draw:type="rectangle" draw:enhanced-path="M 0 0 L 21600 0 21600 21600 0 21600 0 0 Z N"/>
        </draw:custom-shape>
        <draw:line draw:style-name="gr101" draw:text-style-name="P1" draw:layer="layout" svg:x1="12.466cm" svg:y1="4.471cm" svg:x2="12.466cm" svg:y2="6.309cm">
          <text:p/>
        </draw:line>
        <draw:line draw:style-name="gr101" draw:text-style-name="P1" draw:layer="layout" svg:x1="12.199cm" svg:y1="5.03cm" svg:x2="12.199cm" svg:y2="6.308cm">
          <text:p/>
        </draw:line>
        <draw:line draw:style-name="gr101" draw:text-style-name="P1" draw:layer="layout" svg:x1="11.933cm" svg:y1="5.637cm" svg:x2="11.933cm" svg:y2="6.308cm">
          <text:p/>
        </draw:line>
        <draw:line draw:style-name="gr101" draw:text-style-name="P1" draw:layer="layout" svg:x1="7.533cm" svg:y1="4.471cm" svg:x2="7.533cm" svg:y2="6.309cm">
          <text:p/>
        </draw:line>
        <draw:line draw:style-name="gr101" draw:text-style-name="P1" draw:layer="layout" svg:x1="7.8cm" svg:y1="5.03cm" svg:x2="7.8cm" svg:y2="6.308cm">
          <text:p/>
        </draw:line>
        <draw:line draw:style-name="gr101" draw:text-style-name="P1" draw:layer="layout" svg:x1="8.066cm" svg:y1="5.637cm" svg:x2="8.066cm" svg:y2="6.308cm">
          <text:p/>
        </draw:line>
        <draw:frame draw:style-name="gr102" draw:text-style-name="P53" draw:layer="layout" svg:width="1.383cm" svg:height="1.661cm" svg:x="9.276cm" svg:y="3.059cm">
          <draw:text-box>
            <text:p><text:span text:style-name="T29">t</text:span><text:span text:style-name="T30">1</text:span></text:p>
          </draw:text-box>
        </draw:frame>
        <draw:custom-shape draw:style-name="gr100" draw:text-style-name="P52" draw:layer="layout" svg:width="5cm" svg:height="6.13cm" svg:x="14.247cm" svg:y="12.735cm">
          <text:p/>
          <draw:enhanced-geometry svg:viewBox="0 0 21600 21600" draw:type="rectangle" draw:enhanced-path="M 0 0 L 21600 0 21600 21600 0 21600 0 0 Z N"/>
        </draw:custom-shape>
        <draw:line draw:style-name="gr101" draw:text-style-name="P1" draw:layer="layout" svg:x1="19.246cm" svg:y1="10.683cm" svg:x2="19.246cm" svg:y2="12.521cm">
          <text:p/>
        </draw:line>
        <draw:line draw:style-name="gr101" draw:text-style-name="P1" draw:layer="layout" svg:x1="18.979cm" svg:y1="11.242cm" svg:x2="18.979cm" svg:y2="12.52cm">
          <text:p/>
        </draw:line>
        <draw:line draw:style-name="gr101" draw:text-style-name="P1" draw:layer="layout" svg:x1="18.713cm" svg:y1="11.849cm" svg:x2="18.713cm" svg:y2="12.52cm">
          <text:p/>
        </draw:line>
        <draw:line draw:style-name="gr101" draw:text-style-name="P1" draw:layer="layout" svg:x1="14.313cm" svg:y1="10.683cm" svg:x2="14.313cm" svg:y2="12.521cm">
          <text:p/>
        </draw:line>
        <draw:line draw:style-name="gr101" draw:text-style-name="P1" draw:layer="layout" svg:x1="14.58cm" svg:y1="11.242cm" svg:x2="14.58cm" svg:y2="12.52cm">
          <text:p/>
        </draw:line>
        <draw:line draw:style-name="gr101" draw:text-style-name="P1" draw:layer="layout" svg:x1="14.846cm" svg:y1="11.849cm" svg:x2="14.846cm" svg:y2="12.52cm">
          <text:p/>
        </draw:line>
        <draw:frame draw:style-name="gr102" draw:text-style-name="P53" draw:layer="layout" svg:width="1.383cm" svg:height="1.661cm" svg:x="16.056cm" svg:y="3.059cm">
          <draw:text-box>
            <text:p><text:span text:style-name="T29">t</text:span><text:span text:style-name="T30">2</text:span></text:p>
          </draw:text-box>
        </draw:frame>
        <draw:path draw:style-name="gr105" draw:text-style-name="P1" draw:layer="layout" svg:width="0cm" svg:height="16.319cm" svg:x="13.352cm" svg:y="2.974cm" svg:viewBox="0 0 0 16320" svg:d="M0 0c0 5440 0 10880 0 16320">
          <text:p/>
        </draw:path>
        <draw:line draw:style-name="gr106" draw:text-style-name="P55" draw:layer="layout" svg:x1="8.237cm" svg:y1="17.742cm" svg:x2="9.986cm" svg:y2="17.742cm">
          <text:p/>
        </draw:line>
        <draw:line draw:style-name="gr106" draw:text-style-name="P55" draw:layer="layout" svg:x1="8.237cm" svg:y1="17.742cm" svg:x2="8.237cm" svg:y2="15.993cm">
          <text:p/>
        </draw:line>
        <draw:frame draw:style-name="gr107" draw:text-style-name="P56" draw:layer="layout" svg:width="0.938cm" svg:height="1.237cm" svg:x="7.343cm" svg:y="15.828cm">
          <draw:text-box>
            <text:p><text:span text:style-name="T31">z</text:span></text:p>
          </draw:text-box>
        </draw:frame>
        <draw:frame draw:style-name="gr108" draw:text-style-name="P56" draw:layer="layout" svg:width="0.997cm" svg:height="1.237cm" svg:x="9.084cm" svg:y="17.605cm">
          <draw:text-box>
            <text:p><text:span text:style-name="T31">x</text:span></text:p>
          </draw:text-box>
        </draw:frame>
        <draw:frame draw:style-name="gr109" draw:text-style-name="P57" draw:layer="layout" svg:width="2.691cm" svg:height="1.377cm" svg:x="8.621cm" svg:y="1.797cm">
          <draw:text-box>
            <text:p text:style-name="P34"><text:span text:style-name="T32">initial</text:span></text:p>
            <text:p text:style-name="P34"><text:span text:style-name="T32">situation</text:span></text:p>
          </draw:text-box>
        </draw:frame>
        <draw:frame draw:style-name="gr109" draw:text-style-name="P57" draw:layer="layout" svg:width="2.691cm" svg:height="1.377cm" svg:x="15.402cm" svg:y="1.797cm">
          <draw:text-box>
            <text:p text:style-name="P34"><text:span text:style-name="T32">final</text:span></text:p>
            <text:p text:style-name="P34"><text:span text:style-name="T32">situation</text:span></text:p>
          </draw:text-box>
        </draw:frame>
        <presentation:notes draw:style-name="dp2">
          <draw:page-thumbnail draw:style-name="gr7" draw:layer="layout" svg:width="21.219cm" svg:height="10.476cm" svg:x="0.185cm" svg:y="2.123cm" draw:page-number="19" presentation:class="page"/>
          <draw:frame presentation:style-name="pr1" draw:text-style-name="P7" draw:layer="layout" svg:width="16.771cm" svg:height="12.572cm" svg:x="2.409cm" svg:y="13.271cm" presentation:class="notes" presentation:placeholder="true">
            <draw:text-box/>
          </draw:frame>
        </presentation:notes>
      </draw:page>
      <draw:page draw:name="page20" draw:style-name="dp1" draw:master-page-name="Default">
        <office:forms form:automatic-focus="false" form:apply-design-mode="false"/>
        <draw:custom-shape draw:style-name="gr100" draw:text-style-name="P52" draw:layer="layout" svg:width="5cm" svg:height="6.13cm" svg:x="7.467cm" svg:y="6.513cm">
          <text:p/>
          <draw:enhanced-geometry svg:viewBox="0 0 21600 21600" draw:type="rectangle" draw:enhanced-path="M 0 0 L 21600 0 21600 21600 0 21600 0 0 Z N"/>
        </draw:custom-shape>
        <draw:line draw:style-name="gr101" draw:text-style-name="P1" draw:layer="layout" svg:x1="12.466cm" svg:y1="4.471cm" svg:x2="12.466cm" svg:y2="6.309cm">
          <text:p/>
        </draw:line>
        <draw:line draw:style-name="gr101" draw:text-style-name="P1" draw:layer="layout" svg:x1="12.199cm" svg:y1="5.03cm" svg:x2="12.199cm" svg:y2="6.308cm">
          <text:p/>
        </draw:line>
        <draw:line draw:style-name="gr101" draw:text-style-name="P1" draw:layer="layout" svg:x1="11.933cm" svg:y1="5.637cm" svg:x2="11.933cm" svg:y2="6.308cm">
          <text:p/>
        </draw:line>
        <draw:line draw:style-name="gr101" draw:text-style-name="P1" draw:layer="layout" svg:x1="7.533cm" svg:y1="4.471cm" svg:x2="7.533cm" svg:y2="6.309cm">
          <text:p/>
        </draw:line>
        <draw:line draw:style-name="gr101" draw:text-style-name="P1" draw:layer="layout" svg:x1="7.8cm" svg:y1="5.03cm" svg:x2="7.8cm" svg:y2="6.308cm">
          <text:p/>
        </draw:line>
        <draw:line draw:style-name="gr101" draw:text-style-name="P1" draw:layer="layout" svg:x1="8.066cm" svg:y1="5.637cm" svg:x2="8.066cm" svg:y2="6.308cm">
          <text:p/>
        </draw:line>
        <draw:frame draw:style-name="gr102" draw:text-style-name="P53" draw:layer="layout" svg:width="1.383cm" svg:height="1.661cm" svg:x="9.276cm" svg:y="2.859cm">
          <draw:text-box>
            <text:p><text:span text:style-name="T29">t</text:span><text:span text:style-name="T30">1</text:span></text:p>
          </draw:text-box>
        </draw:frame>
        <draw:custom-shape draw:style-name="gr100" draw:text-style-name="P52" draw:layer="layout" svg:width="5cm" svg:height="6.13cm" svg:x="14.247cm" svg:y="12.735cm">
          <text:p/>
          <draw:enhanced-geometry svg:viewBox="0 0 21600 21600" draw:type="rectangle" draw:enhanced-path="M 0 0 L 21600 0 21600 21600 0 21600 0 0 Z N"/>
        </draw:custom-shape>
        <draw:line draw:style-name="gr101" draw:text-style-name="P1" draw:layer="layout" svg:x1="19.246cm" svg:y1="10.683cm" svg:x2="19.246cm" svg:y2="12.521cm">
          <text:p/>
        </draw:line>
        <draw:line draw:style-name="gr101" draw:text-style-name="P1" draw:layer="layout" svg:x1="18.979cm" svg:y1="11.242cm" svg:x2="18.979cm" svg:y2="12.52cm">
          <text:p/>
        </draw:line>
        <draw:line draw:style-name="gr101" draw:text-style-name="P1" draw:layer="layout" svg:x1="18.713cm" svg:y1="11.849cm" svg:x2="18.713cm" svg:y2="12.52cm">
          <text:p/>
        </draw:line>
        <draw:line draw:style-name="gr101" draw:text-style-name="P1" draw:layer="layout" svg:x1="14.313cm" svg:y1="10.683cm" svg:x2="14.313cm" svg:y2="12.521cm">
          <text:p/>
        </draw:line>
        <draw:line draw:style-name="gr101" draw:text-style-name="P1" draw:layer="layout" svg:x1="14.58cm" svg:y1="11.242cm" svg:x2="14.58cm" svg:y2="12.52cm">
          <text:p/>
        </draw:line>
        <draw:line draw:style-name="gr101" draw:text-style-name="P1" draw:layer="layout" svg:x1="14.846cm" svg:y1="11.849cm" svg:x2="14.846cm" svg:y2="12.52cm">
          <text:p/>
        </draw:line>
        <draw:frame draw:style-name="gr102" draw:text-style-name="P53" draw:layer="layout" svg:width="1.383cm" svg:height="1.661cm" svg:x="16.056cm" svg:y="2.859cm">
          <draw:text-box>
            <text:p><text:span text:style-name="T29">t</text:span><text:span text:style-name="T30">2</text:span></text:p>
          </draw:text-box>
        </draw:frame>
        <draw:path draw:style-name="gr105" draw:text-style-name="P1" draw:layer="layout" svg:width="0cm" svg:height="14.752cm" svg:x="13.352cm" svg:y="4.541cm" svg:viewBox="0 0 0 14753" svg:d="M0 0c0 4918 0 9835 0 14753">
          <text:p/>
        </draw:path>
        <draw:line draw:style-name="gr106" draw:text-style-name="P55" draw:layer="layout" svg:x1="12.737cm" svg:y1="3.642cm" svg:x2="14.486cm" svg:y2="3.642cm">
          <text:p/>
        </draw:line>
        <draw:line draw:style-name="gr106" draw:text-style-name="P55" draw:layer="layout" svg:x1="12.737cm" svg:y1="3.642cm" svg:x2="12.737cm" svg:y2="1.893cm">
          <text:p/>
        </draw:line>
        <draw:frame draw:style-name="gr107" draw:text-style-name="P56" draw:layer="layout" svg:width="0.938cm" svg:height="1.237cm" svg:x="11.843cm" svg:y="1.728cm">
          <draw:text-box>
            <text:p><text:span text:style-name="T31">z</text:span></text:p>
          </draw:text-box>
        </draw:frame>
        <draw:frame draw:style-name="gr108" draw:text-style-name="P56" draw:layer="layout" svg:width="0.997cm" svg:height="1.237cm" svg:x="13.584cm" svg:y="3.505cm">
          <draw:text-box>
            <text:p><text:span text:style-name="T31">x</text:span></text:p>
          </draw:text-box>
        </draw:frame>
        <draw:frame draw:style-name="gr109" draw:text-style-name="P57" draw:layer="layout" svg:width="2.691cm" svg:height="1.377cm" svg:x="8.621cm" svg:y="1.597cm">
          <draw:text-box>
            <text:p text:style-name="P34"><text:span text:style-name="T32">initial</text:span></text:p>
            <text:p text:style-name="P34"><text:span text:style-name="T32">situation</text:span></text:p>
          </draw:text-box>
        </draw:frame>
        <draw:frame draw:style-name="gr109" draw:text-style-name="P57" draw:layer="layout" svg:width="2.691cm" svg:height="1.377cm" svg:x="15.402cm" svg:y="1.597cm">
          <draw:text-box>
            <text:p text:style-name="P34"><text:span text:style-name="T32">final</text:span></text:p>
            <text:p text:style-name="P34"><text:span text:style-name="T32">situation</text:span></text:p>
          </draw:text-box>
        </draw:frame>
        <draw:path draw:style-name="gr110" draw:text-style-name="P10"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10"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20" presentation:class="page"/>
          <draw:frame presentation:style-name="pr1" draw:text-style-name="P7" draw:layer="layout" svg:width="16.771cm" svg:height="12.572cm" svg:x="2.409cm" svg:y="13.271cm" presentation:class="notes" presentation:placeholder="true">
            <draw:text-box/>
          </draw:frame>
        </presentation:notes>
      </draw:page>
      <draw:page draw:name="page21" draw:style-name="dp1" draw:master-page-name="Default">
        <office:forms form:automatic-focus="false" form:apply-design-mode="false"/>
        <draw:custom-shape draw:style-name="gr111" draw:text-style-name="P58" draw:layer="layout" svg:width="5cm" svg:height="6.13cm" svg:x="7.467cm" svg:y="6.513cm">
          <text:p/>
          <draw:enhanced-geometry svg:viewBox="0 0 21600 21600" draw:type="rectangle" draw:enhanced-path="M 0 0 L 21600 0 21600 21600 0 21600 0 0 Z N"/>
        </draw:custom-shape>
        <draw:line draw:style-name="gr101" draw:text-style-name="P1" draw:layer="layout" svg:x1="12.466cm" svg:y1="4.471cm" svg:x2="12.466cm" svg:y2="6.309cm">
          <text:p/>
        </draw:line>
        <draw:line draw:style-name="gr101" draw:text-style-name="P1" draw:layer="layout" svg:x1="12.199cm" svg:y1="5.03cm" svg:x2="12.199cm" svg:y2="6.308cm">
          <text:p/>
        </draw:line>
        <draw:line draw:style-name="gr101" draw:text-style-name="P1" draw:layer="layout" svg:x1="11.933cm" svg:y1="5.637cm" svg:x2="11.933cm" svg:y2="6.308cm">
          <text:p/>
        </draw:line>
        <draw:line draw:style-name="gr101" draw:text-style-name="P1" draw:layer="layout" svg:x1="7.533cm" svg:y1="4.471cm" svg:x2="7.533cm" svg:y2="6.309cm">
          <text:p/>
        </draw:line>
        <draw:line draw:style-name="gr101" draw:text-style-name="P1" draw:layer="layout" svg:x1="7.8cm" svg:y1="5.03cm" svg:x2="7.8cm" svg:y2="6.308cm">
          <text:p/>
        </draw:line>
        <draw:line draw:style-name="gr101" draw:text-style-name="P1" draw:layer="layout" svg:x1="8.066cm" svg:y1="5.637cm" svg:x2="8.066cm" svg:y2="6.308cm">
          <text:p/>
        </draw:line>
        <draw:frame draw:style-name="gr102" draw:text-style-name="P53" draw:layer="layout" svg:width="1.383cm" svg:height="1.661cm" svg:x="9.276cm" svg:y="2.859cm">
          <draw:text-box>
            <text:p><text:span text:style-name="T29">t</text:span><text:span text:style-name="T30">1</text:span></text:p>
          </draw:text-box>
        </draw:frame>
        <draw:custom-shape draw:style-name="gr111" draw:text-style-name="P58" draw:layer="layout" svg:width="5cm" svg:height="6.13cm" svg:x="14.247cm" svg:y="12.735cm">
          <text:p/>
          <draw:enhanced-geometry svg:viewBox="0 0 21600 21600" draw:type="rectangle" draw:enhanced-path="M 0 0 L 21600 0 21600 21600 0 21600 0 0 Z N"/>
        </draw:custom-shape>
        <draw:line draw:style-name="gr101" draw:text-style-name="P1" draw:layer="layout" svg:x1="19.246cm" svg:y1="10.683cm" svg:x2="19.246cm" svg:y2="12.521cm">
          <text:p/>
        </draw:line>
        <draw:line draw:style-name="gr101" draw:text-style-name="P1" draw:layer="layout" svg:x1="18.979cm" svg:y1="11.242cm" svg:x2="18.979cm" svg:y2="12.52cm">
          <text:p/>
        </draw:line>
        <draw:line draw:style-name="gr101" draw:text-style-name="P1" draw:layer="layout" svg:x1="18.713cm" svg:y1="11.849cm" svg:x2="18.713cm" svg:y2="12.52cm">
          <text:p/>
        </draw:line>
        <draw:line draw:style-name="gr101" draw:text-style-name="P1" draw:layer="layout" svg:x1="14.313cm" svg:y1="10.683cm" svg:x2="14.313cm" svg:y2="12.521cm">
          <text:p/>
        </draw:line>
        <draw:line draw:style-name="gr101" draw:text-style-name="P1" draw:layer="layout" svg:x1="14.58cm" svg:y1="11.242cm" svg:x2="14.58cm" svg:y2="12.52cm">
          <text:p/>
        </draw:line>
        <draw:line draw:style-name="gr101" draw:text-style-name="P1" draw:layer="layout" svg:x1="14.846cm" svg:y1="11.849cm" svg:x2="14.846cm" svg:y2="12.52cm">
          <text:p/>
        </draw:line>
        <draw:frame draw:style-name="gr102" draw:text-style-name="P53" draw:layer="layout" svg:width="1.383cm" svg:height="1.661cm" svg:x="16.056cm" svg:y="2.859cm">
          <draw:text-box>
            <text:p><text:span text:style-name="T29">t</text:span><text:span text:style-name="T30">2</text:span></text:p>
          </draw:text-box>
        </draw:frame>
        <draw:path draw:style-name="gr105" draw:text-style-name="P1" draw:layer="layout" svg:width="0cm" svg:height="14.752cm" svg:x="13.352cm" svg:y="4.541cm" svg:viewBox="0 0 0 14753" svg:d="M0 0c0 4918 0 9835 0 14753">
          <text:p/>
        </draw:path>
        <draw:line draw:style-name="gr106" draw:text-style-name="P55" draw:layer="layout" svg:x1="12.737cm" svg:y1="3.642cm" svg:x2="14.486cm" svg:y2="3.642cm">
          <text:p/>
        </draw:line>
        <draw:line draw:style-name="gr106" draw:text-style-name="P55" draw:layer="layout" svg:x1="12.737cm" svg:y1="3.642cm" svg:x2="12.737cm" svg:y2="1.893cm">
          <text:p/>
        </draw:line>
        <draw:frame draw:style-name="gr107" draw:text-style-name="P56" draw:layer="layout" svg:width="0.938cm" svg:height="1.237cm" svg:x="11.843cm" svg:y="1.728cm">
          <draw:text-box>
            <text:p><text:span text:style-name="T31">z</text:span></text:p>
          </draw:text-box>
        </draw:frame>
        <draw:frame draw:style-name="gr108" draw:text-style-name="P56" draw:layer="layout" svg:width="0.997cm" svg:height="1.237cm" svg:x="13.584cm" svg:y="3.505cm">
          <draw:text-box>
            <text:p><text:span text:style-name="T31">x</text:span></text:p>
          </draw:text-box>
        </draw:frame>
        <draw:frame draw:style-name="gr109" draw:text-style-name="P57" draw:layer="layout" svg:width="2.691cm" svg:height="1.377cm" svg:x="8.621cm" svg:y="1.597cm">
          <draw:text-box>
            <text:p text:style-name="P34"><text:span text:style-name="T32">initial</text:span></text:p>
            <text:p text:style-name="P34"><text:span text:style-name="T32">situation</text:span></text:p>
          </draw:text-box>
        </draw:frame>
        <draw:frame draw:style-name="gr109" draw:text-style-name="P57" draw:layer="layout" svg:width="2.691cm" svg:height="1.377cm" svg:x="15.402cm" svg:y="1.597cm">
          <draw:text-box>
            <text:p text:style-name="P34"><text:span text:style-name="T32">final</text:span></text:p>
            <text:p text:style-name="P34"><text:span text:style-name="T32">situation</text:span></text:p>
          </draw:text-box>
        </draw:frame>
        <draw:path draw:style-name="gr110" draw:text-style-name="P10" draw:layer="layout" svg:width="5.288cm" svg:height="6.459cm" svg:x="7.325cm" svg:y="12.582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10"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presentation:notes draw:style-name="dp2">
          <draw:page-thumbnail draw:style-name="gr7" draw:layer="layout" svg:width="21.219cm" svg:height="10.476cm" svg:x="0.185cm" svg:y="2.123cm" draw:page-number="21" presentation:class="page"/>
          <draw:frame presentation:style-name="pr1" draw:text-style-name="P7" draw:layer="layout" svg:width="16.771cm" svg:height="12.572cm" svg:x="2.409cm" svg:y="13.271cm" presentation:class="notes" presentation:placeholder="true">
            <draw:text-box/>
          </draw:frame>
        </presentation:notes>
      </draw:page>
      <draw:page draw:name="page22" draw:style-name="dp1" draw:master-page-name="Default">
        <office:forms form:automatic-focus="false" form:apply-design-mode="false"/>
        <draw:custom-shape draw:style-name="gr111" draw:text-style-name="P58" draw:layer="layout" svg:width="5cm" svg:height="6.13cm" svg:x="7.467cm" svg:y="6.513cm">
          <text:p/>
          <draw:enhanced-geometry svg:viewBox="0 0 21600 21600" draw:type="rectangle" draw:enhanced-path="M 0 0 L 21600 0 21600 21600 0 21600 0 0 Z N"/>
        </draw:custom-shape>
        <draw:line draw:style-name="gr101" draw:text-style-name="P1" draw:layer="layout" svg:x1="12.466cm" svg:y1="4.471cm" svg:x2="12.466cm" svg:y2="6.309cm">
          <text:p/>
        </draw:line>
        <draw:line draw:style-name="gr101" draw:text-style-name="P1" draw:layer="layout" svg:x1="12.199cm" svg:y1="5.03cm" svg:x2="12.199cm" svg:y2="6.308cm">
          <text:p/>
        </draw:line>
        <draw:line draw:style-name="gr101" draw:text-style-name="P1" draw:layer="layout" svg:x1="11.933cm" svg:y1="5.637cm" svg:x2="11.933cm" svg:y2="6.308cm">
          <text:p/>
        </draw:line>
        <draw:line draw:style-name="gr101" draw:text-style-name="P1" draw:layer="layout" svg:x1="7.533cm" svg:y1="4.471cm" svg:x2="7.533cm" svg:y2="6.309cm">
          <text:p/>
        </draw:line>
        <draw:line draw:style-name="gr101" draw:text-style-name="P1" draw:layer="layout" svg:x1="7.8cm" svg:y1="5.03cm" svg:x2="7.8cm" svg:y2="6.308cm">
          <text:p/>
        </draw:line>
        <draw:line draw:style-name="gr101" draw:text-style-name="P1" draw:layer="layout" svg:x1="8.066cm" svg:y1="5.637cm" svg:x2="8.066cm" svg:y2="6.308cm">
          <text:p/>
        </draw:line>
        <draw:frame draw:style-name="gr102" draw:text-style-name="P53" draw:layer="layout" svg:width="1.383cm" svg:height="1.661cm" svg:x="9.276cm" svg:y="2.859cm">
          <draw:text-box>
            <text:p><text:span text:style-name="T29">t</text:span><text:span text:style-name="T30">1</text:span></text:p>
          </draw:text-box>
        </draw:frame>
        <draw:custom-shape draw:style-name="gr111" draw:text-style-name="P58" draw:layer="layout" svg:width="5cm" svg:height="6.13cm" svg:x="14.247cm" svg:y="12.735cm">
          <text:p/>
          <draw:enhanced-geometry svg:viewBox="0 0 21600 21600" draw:type="rectangle" draw:enhanced-path="M 0 0 L 21600 0 21600 21600 0 21600 0 0 Z N"/>
        </draw:custom-shape>
        <draw:line draw:style-name="gr101" draw:text-style-name="P1" draw:layer="layout" svg:x1="19.246cm" svg:y1="10.683cm" svg:x2="19.246cm" svg:y2="12.521cm">
          <text:p/>
        </draw:line>
        <draw:line draw:style-name="gr101" draw:text-style-name="P1" draw:layer="layout" svg:x1="18.979cm" svg:y1="11.242cm" svg:x2="18.979cm" svg:y2="12.52cm">
          <text:p/>
        </draw:line>
        <draw:line draw:style-name="gr101" draw:text-style-name="P1" draw:layer="layout" svg:x1="18.713cm" svg:y1="11.849cm" svg:x2="18.713cm" svg:y2="12.52cm">
          <text:p/>
        </draw:line>
        <draw:line draw:style-name="gr101" draw:text-style-name="P1" draw:layer="layout" svg:x1="14.313cm" svg:y1="10.683cm" svg:x2="14.313cm" svg:y2="12.521cm">
          <text:p/>
        </draw:line>
        <draw:line draw:style-name="gr101" draw:text-style-name="P1" draw:layer="layout" svg:x1="14.58cm" svg:y1="11.242cm" svg:x2="14.58cm" svg:y2="12.52cm">
          <text:p/>
        </draw:line>
        <draw:line draw:style-name="gr101" draw:text-style-name="P1" draw:layer="layout" svg:x1="14.846cm" svg:y1="11.849cm" svg:x2="14.846cm" svg:y2="12.52cm">
          <text:p/>
        </draw:line>
        <draw:frame draw:style-name="gr102" draw:text-style-name="P53" draw:layer="layout" svg:width="1.383cm" svg:height="1.661cm" svg:x="16.056cm" svg:y="2.859cm">
          <draw:text-box>
            <text:p><text:span text:style-name="T29">t</text:span><text:span text:style-name="T30">2</text:span></text:p>
          </draw:text-box>
        </draw:frame>
        <draw:path draw:style-name="gr105" draw:text-style-name="P1" draw:layer="layout" svg:width="0cm" svg:height="14.752cm" svg:x="13.352cm" svg:y="4.541cm" svg:viewBox="0 0 0 14753" svg:d="M0 0c0 4918 0 9835 0 14753">
          <text:p/>
        </draw:path>
        <draw:line draw:style-name="gr106" draw:text-style-name="P55" draw:layer="layout" svg:x1="12.737cm" svg:y1="3.642cm" svg:x2="14.486cm" svg:y2="3.642cm">
          <text:p/>
        </draw:line>
        <draw:line draw:style-name="gr106" draw:text-style-name="P55" draw:layer="layout" svg:x1="12.737cm" svg:y1="3.642cm" svg:x2="12.737cm" svg:y2="1.893cm">
          <text:p/>
        </draw:line>
        <draw:frame draw:style-name="gr107" draw:text-style-name="P56" draw:layer="layout" svg:width="0.938cm" svg:height="1.237cm" svg:x="11.843cm" svg:y="1.728cm">
          <draw:text-box>
            <text:p><text:span text:style-name="T31">z</text:span></text:p>
          </draw:text-box>
        </draw:frame>
        <draw:frame draw:style-name="gr108" draw:text-style-name="P56" draw:layer="layout" svg:width="0.997cm" svg:height="1.237cm" svg:x="13.584cm" svg:y="3.505cm">
          <draw:text-box>
            <text:p><text:span text:style-name="T31">x</text:span></text:p>
          </draw:text-box>
        </draw:frame>
        <draw:frame draw:style-name="gr109" draw:text-style-name="P57" draw:layer="layout" svg:width="2.691cm" svg:height="1.377cm" svg:x="8.621cm" svg:y="1.597cm">
          <draw:text-box>
            <text:p text:style-name="P34"><text:span text:style-name="T32">initial</text:span></text:p>
            <text:p text:style-name="P34"><text:span text:style-name="T32">situation</text:span></text:p>
          </draw:text-box>
        </draw:frame>
        <draw:frame draw:style-name="gr109" draw:text-style-name="P57" draw:layer="layout" svg:width="2.691cm" svg:height="1.377cm" svg:x="15.402cm" svg:y="1.597cm">
          <draw:text-box>
            <text:p text:style-name="P34"><text:span text:style-name="T32">final</text:span></text:p>
            <text:p text:style-name="P34"><text:span text:style-name="T32">situation</text:span></text:p>
          </draw:text-box>
        </draw:frame>
        <draw:path draw:style-name="gr110" draw:text-style-name="P10" draw:layer="layout" svg:width="5.288cm" svg:height="6.459cm" svg:x="7.325cm" svg:y="6.36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10"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112" draw:text-style-name="P60" draw:layer="layout" svg:width="11.682cm" svg:height="1.771cm" svg:x="7.778cm" svg:y="6.61cm">
          <draw:text-box>
            <text:p text:style-name="P34"><text:span text:style-name="T33">integrated flux = [0, 0, 0] N s </text:span></text:p>
            <text:p text:style-name="P59"><text:span text:style-name="T33">integrated supply = [0, 0, –4.72] N s </text:span></text:p>
          </draw:text-box>
        </draw:frame>
        <draw:path draw:style-name="gr113" draw:text-style-name="P1" draw:layer="layout" svg:width="4cm" svg:height="3.766cm" svg:x="12.784cm" svg:y="8.605cm" svg:viewBox="0 0 4001 3767" svg:d="M0 10c0 0 2639-118 3288 455 650 574 713 3302 713 3302">
          <text:p/>
        </draw:path>
        <draw:line draw:style-name="gr114" draw:text-style-name="P1" draw:layer="layout" svg:x1="24.299cm" svg:y1="6.912cm" svg:x2="24.299cm" svg:y2="2.276cm">
          <text:p/>
        </draw:line>
        <presentation:notes draw:style-name="dp2">
          <draw:page-thumbnail draw:style-name="gr7" draw:layer="layout" svg:width="21.219cm" svg:height="10.476cm" svg:x="0.185cm" svg:y="2.123cm" draw:page-number="22" presentation:class="page"/>
          <draw:frame presentation:style-name="pr1" draw:text-style-name="P7" draw:layer="layout" svg:width="16.771cm" svg:height="12.572cm" svg:x="2.409cm" svg:y="13.271cm" presentation:class="notes" presentation:placeholder="true">
            <draw:text-box/>
          </draw:frame>
        </presentation:notes>
      </draw:page>
      <draw:page draw:name="page23" draw:style-name="dp1" draw:master-page-name="Default">
        <office:forms form:automatic-focus="false" form:apply-design-mode="false"/>
        <draw:custom-shape draw:style-name="gr111" draw:text-style-name="P58" draw:layer="layout" svg:width="5cm" svg:height="6.13cm" svg:x="7.467cm" svg:y="6.513cm">
          <text:p/>
          <draw:enhanced-geometry svg:viewBox="0 0 21600 21600" draw:type="rectangle" draw:enhanced-path="M 0 0 L 21600 0 21600 21600 0 21600 0 0 Z N"/>
        </draw:custom-shape>
        <draw:line draw:style-name="gr101" draw:text-style-name="P1" draw:layer="layout" svg:x1="12.466cm" svg:y1="4.471cm" svg:x2="12.466cm" svg:y2="6.309cm">
          <text:p/>
        </draw:line>
        <draw:line draw:style-name="gr101" draw:text-style-name="P1" draw:layer="layout" svg:x1="12.199cm" svg:y1="5.03cm" svg:x2="12.199cm" svg:y2="6.308cm">
          <text:p/>
        </draw:line>
        <draw:line draw:style-name="gr101" draw:text-style-name="P1" draw:layer="layout" svg:x1="11.933cm" svg:y1="5.637cm" svg:x2="11.933cm" svg:y2="6.308cm">
          <text:p/>
        </draw:line>
        <draw:line draw:style-name="gr101" draw:text-style-name="P1" draw:layer="layout" svg:x1="7.533cm" svg:y1="4.471cm" svg:x2="7.533cm" svg:y2="6.309cm">
          <text:p/>
        </draw:line>
        <draw:line draw:style-name="gr101" draw:text-style-name="P1" draw:layer="layout" svg:x1="7.8cm" svg:y1="5.03cm" svg:x2="7.8cm" svg:y2="6.308cm">
          <text:p/>
        </draw:line>
        <draw:line draw:style-name="gr101" draw:text-style-name="P1" draw:layer="layout" svg:x1="8.066cm" svg:y1="5.637cm" svg:x2="8.066cm" svg:y2="6.308cm">
          <text:p/>
        </draw:line>
        <draw:frame draw:style-name="gr102" draw:text-style-name="P53" draw:layer="layout" svg:width="1.383cm" svg:height="1.661cm" svg:x="9.276cm" svg:y="2.859cm">
          <draw:text-box>
            <text:p><text:span text:style-name="T29">t</text:span><text:span text:style-name="T30">1</text:span></text:p>
          </draw:text-box>
        </draw:frame>
        <draw:custom-shape draw:style-name="gr111" draw:text-style-name="P58" draw:layer="layout" svg:width="5cm" svg:height="6.13cm" svg:x="14.247cm" svg:y="12.735cm">
          <text:p/>
          <draw:enhanced-geometry svg:viewBox="0 0 21600 21600" draw:type="rectangle" draw:enhanced-path="M 0 0 L 21600 0 21600 21600 0 21600 0 0 Z N"/>
        </draw:custom-shape>
        <draw:line draw:style-name="gr101" draw:text-style-name="P1" draw:layer="layout" svg:x1="19.246cm" svg:y1="10.683cm" svg:x2="19.246cm" svg:y2="12.521cm">
          <text:p/>
        </draw:line>
        <draw:line draw:style-name="gr101" draw:text-style-name="P1" draw:layer="layout" svg:x1="18.979cm" svg:y1="11.242cm" svg:x2="18.979cm" svg:y2="12.52cm">
          <text:p/>
        </draw:line>
        <draw:line draw:style-name="gr101" draw:text-style-name="P1" draw:layer="layout" svg:x1="18.713cm" svg:y1="11.849cm" svg:x2="18.713cm" svg:y2="12.52cm">
          <text:p/>
        </draw:line>
        <draw:line draw:style-name="gr101" draw:text-style-name="P1" draw:layer="layout" svg:x1="14.313cm" svg:y1="10.683cm" svg:x2="14.313cm" svg:y2="12.521cm">
          <text:p/>
        </draw:line>
        <draw:line draw:style-name="gr101" draw:text-style-name="P1" draw:layer="layout" svg:x1="14.58cm" svg:y1="11.242cm" svg:x2="14.58cm" svg:y2="12.52cm">
          <text:p/>
        </draw:line>
        <draw:line draw:style-name="gr101" draw:text-style-name="P1" draw:layer="layout" svg:x1="14.846cm" svg:y1="11.849cm" svg:x2="14.846cm" svg:y2="12.52cm">
          <text:p/>
        </draw:line>
        <draw:frame draw:style-name="gr102" draw:text-style-name="P53" draw:layer="layout" svg:width="1.383cm" svg:height="1.661cm" svg:x="16.056cm" svg:y="2.859cm">
          <draw:text-box>
            <text:p><text:span text:style-name="T29">t</text:span><text:span text:style-name="T30">2</text:span></text:p>
          </draw:text-box>
        </draw:frame>
        <draw:path draw:style-name="gr105" draw:text-style-name="P1" draw:layer="layout" svg:width="0cm" svg:height="14.752cm" svg:x="13.352cm" svg:y="4.541cm" svg:viewBox="0 0 0 14753" svg:d="M0 0c0 4918 0 9835 0 14753">
          <text:p/>
        </draw:path>
        <draw:line draw:style-name="gr106" draw:text-style-name="P55" draw:layer="layout" svg:x1="12.737cm" svg:y1="3.642cm" svg:x2="14.486cm" svg:y2="3.642cm">
          <text:p/>
        </draw:line>
        <draw:line draw:style-name="gr106" draw:text-style-name="P55" draw:layer="layout" svg:x1="12.737cm" svg:y1="3.642cm" svg:x2="12.737cm" svg:y2="1.893cm">
          <text:p/>
        </draw:line>
        <draw:frame draw:style-name="gr107" draw:text-style-name="P56" draw:layer="layout" svg:width="0.938cm" svg:height="1.237cm" svg:x="11.843cm" svg:y="1.728cm">
          <draw:text-box>
            <text:p><text:span text:style-name="T31">z</text:span></text:p>
          </draw:text-box>
        </draw:frame>
        <draw:frame draw:style-name="gr108" draw:text-style-name="P56" draw:layer="layout" svg:width="0.997cm" svg:height="1.237cm" svg:x="13.584cm" svg:y="3.505cm">
          <draw:text-box>
            <text:p><text:span text:style-name="T31">x</text:span></text:p>
          </draw:text-box>
        </draw:frame>
        <draw:frame draw:style-name="gr109" draw:text-style-name="P57" draw:layer="layout" svg:width="2.691cm" svg:height="1.377cm" svg:x="8.621cm" svg:y="1.597cm">
          <draw:text-box>
            <text:p text:style-name="P34"><text:span text:style-name="T32">initial</text:span></text:p>
            <text:p text:style-name="P34"><text:span text:style-name="T32">situation</text:span></text:p>
          </draw:text-box>
        </draw:frame>
        <draw:frame draw:style-name="gr109" draw:text-style-name="P57" draw:layer="layout" svg:width="2.691cm" svg:height="1.377cm" svg:x="15.402cm" svg:y="1.597cm">
          <draw:text-box>
            <text:p text:style-name="P34"><text:span text:style-name="T32">final</text:span></text:p>
            <text:p text:style-name="P34"><text:span text:style-name="T32">situation</text:span></text:p>
          </draw:text-box>
        </draw:frame>
        <draw:path draw:style-name="gr110" draw:text-style-name="P10" draw:layer="layout" svg:width="5.288cm" svg:height="6.459cm" svg:x="7.325cm" svg:y="12.59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7-7-8-5-14-11-19-19-5-9-7-18-7-27s2-18 7-26c5-9 11-15 19-20 9-5 18-7 27-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path draw:style-name="gr110" draw:text-style-name="P10" draw:layer="layout" svg:width="5.288cm" svg:height="6.459cm" svg:x="14.103cm" svg:y="12.583cm" svg:viewBox="0 0 5289 6460" svg:d="M27 6453c-9-5-15-11-20-19-5-9-7-18-7-27v-213c0-9 2-19 7-27s11-14 20-19c8-5 17-7 26-7s18 2 27 7c8 5 14 11 19 19s7 18 7 27v160h125c9 0 18 2 27 7 8 5 14 11 19 20 5 8 7 17 7 26s-2 18-7 27c-5 8-11 14-19 19-9 5-18 7-27 7h-178c-9 0-18-2-26-7zM106 5983c0 9-2 18-7 27-5 8-11 14-19 19-9 5-18 7-27 7s-18-2-26-7c-9-5-15-11-20-19-5-9-7-18-7-27v-213c0-9 2-19 7-27s11-14 20-19c8-5 17-7 26-7s18 2 27 7c8 5 14 11 19 19s7 18 7 27zM106 5559c0 9-2 18-7 27-5 8-11 14-19 19-9 5-18 7-27 7s-18-2-26-7c-9-5-15-11-20-19-5-9-7-18-7-27v-213c0-9 2-19 7-27s11-14 20-19c8-5 17-7 26-7s18 2 27 7c8 5 14 11 19 19s7 18 7 27zM106 5135c0 9-2 18-7 27-5 8-11 14-19 19-9 5-18 7-27 7s-18-2-26-7c-9-5-15-11-20-19-5-9-7-18-7-27v-213c0-9 2-19 7-27s11-14 20-19c8-5 17-7 26-7s18 2 27 7c8 5 14 11 19 19s7 18 7 27zM106 4711c0 9-2 18-7 27-5 8-11 14-19 19-9 5-18 7-27 7s-18-2-26-7c-9-5-15-11-20-19-5-9-7-18-7-27v-213c0-9 2-19 7-27s11-14 20-19c8-5 17-7 26-7s18 2 27 7c8 5 14 11 19 19s7 18 7 27zM106 4287c0 9-2 18-7 27-5 8-11 14-19 19-9 5-18 7-27 7s-18-2-26-7c-9-5-15-11-20-19-5-9-7-18-7-27v-213c0-9 2-19 7-27s11-14 20-19c8-5 17-7 26-7s18 2 27 7c8 5 14 11 19 19s7 18 7 27zM106 3863c0 9-2 18-7 27-5 8-11 14-19 19-9 5-18 7-27 7s-18-2-26-7c-9-5-15-11-20-19-5-9-7-18-7-27v-213c0-9 2-19 7-27s11-14 20-19c8-5 17-7 26-7s18 2 27 7c8 5 14 11 19 19s7 18 7 27zM106 3439c0 9-2 18-7 27-5 8-11 14-19 19-9 5-18 7-27 7s-18-2-26-7c-9-5-15-11-20-19-5-9-7-18-7-27v-213c0-9 2-19 7-27s11-14 20-19c8-5 17-7 26-7s18 2 27 7c8 5 14 11 19 19s7 18 7 27zM106 3015c0 9-2 18-7 27-5 8-11 14-19 19-9 5-18 7-27 7s-18-2-26-7c-9-5-15-11-20-19-5-9-7-18-7-27v-213c0-9 2-19 7-27s11-14 20-19c8-5 17-7 26-7s18 2 27 7c8 5 14 11 19 19s7 18 7 27zM106 2591c0 9-2 18-7 27-5 8-11 14-19 19-9 5-18 7-27 7s-18-2-26-7c-9-5-15-11-20-19-5-9-7-18-7-27v-213c0-9 2-19 7-27s11-14 20-19c8-5 17-7 26-7s18 2 27 7c8 5 14 11 19 19s7 18 7 27zM106 2167c0 9-2 18-7 27-5 8-11 14-19 19-9 5-18 7-27 7s-18-2-26-7c-9-5-15-11-20-19-5-9-7-18-7-27v-213c0-9 2-19 7-27s11-14 20-19c8-5 17-7 26-7s18 2 27 7c8 5 14 11 19 19s7 18 7 27zM106 1743c0 9-2 18-7 27-5 8-11 14-19 19-9 5-18 7-27 7s-18-2-26-7c-9-5-15-11-20-19-5-9-7-18-7-27v-213c0-9 2-19 7-27s11-14 20-19c8-5 17-7 26-7s18 2 27 7c8 5 14 11 19 19s7 18 7 27zM106 1319c0 9-2 18-7 27-5 8-11 14-19 19-9 5-18 7-27 7s-18-2-26-7c-9-5-15-11-20-19-5-9-7-18-7-27v-213c0-9 2-19 7-27s11-14 20-19c8-5 17-7 26-7s18 2 27 7c8 5 14 11 19 19s7 18 7 27zM106 895c0 9-2 18-7 27-5 8-11 14-19 19-9 5-18 7-27 7s-18-2-26-7c-9-5-15-11-20-19-5-9-7-18-7-27v-213c0-9 2-19 7-27s11-14 20-19c8-5 17-7 26-7s18 2 27 7c8 5 14 11 19 19s7 18 7 27zM106 471c0 9-2 18-7 27-5 8-11 14-19 19-9 5-18 7-27 7s-18-2-26-7c-9-5-15-11-20-19-5-9-7-18-7-27v-213c0-9 2-19 7-27s11-14 20-19c8-5 17-7 26-7s18 2 27 7c8 5 14 11 19 19s7 18 7 27zM59 106c-9 0-18-2-27-7-8-5-14-11-19-19-5-9-7-18-7-27s2-18 7-26c5-9 11-15 19-20 9-5 18-7 27-7h213c9 0 19 2 27 7s14 11 19 20c5 8 7 17 7 26s-2 18-7 27c-5 8-11 14-19 19s-18 7-27 7zM483 106c-9 0-18-2-27-7-8-5-14-11-19-19-5-9-7-18-7-27s2-18 7-26c5-9 11-15 19-20 9-5 18-7 27-7h213c9 0 19 2 27 7s14 11 19 20c5 8 7 17 7 26s-2 18-7 27c-5 8-11 14-19 19s-18 7-27 7zM907 106c-9 0-18-2-27-7-8-5-14-11-19-19-5-9-7-18-7-27s2-18 7-26c5-9 11-15 19-20 9-5 18-7 27-7h213c9 0 19 2 27 7s14 11 19 20c5 8 7 17 7 26s-2 18-7 27c-5 8-11 14-19 19s-18 7-27 7zM1331 106c-9 0-18-2-27-7-8-5-14-11-19-19-5-9-7-18-7-27s2-18 7-26c5-9 11-15 19-20 9-5 18-7 27-7h213c9 0 19 2 27 7s14 11 19 20c5 8 7 17 7 26s-2 18-7 27c-5 8-11 14-19 19s-18 7-27 7zM1755 106c-9 0-18-2-27-7-8-5-14-11-19-19-5-9-7-18-7-27s2-18 7-26c5-9 11-15 19-20 9-5 18-7 27-7h213c9 0 19 2 27 7s14 11 19 20c5 8 7 17 7 26s-2 18-7 27c-5 8-11 14-19 19s-18 7-27 7zM2179 106c-9 0-18-2-27-7-8-5-14-11-19-19-5-9-7-18-7-27s2-18 7-26c5-9 11-15 19-20 9-5 18-7 27-7h213c9 0 19 2 27 7s14 11 19 20c5 8 7 17 7 26s-2 18-7 27c-5 8-11 14-19 19s-18 7-27 7zM2603 106c-9 0-18-2-27-7-8-5-14-11-19-19-5-9-7-18-7-27s2-18 7-26c5-9 11-15 19-20 9-5 18-7 27-7h213c9 0 19 2 27 7s14 11 19 20c5 8 7 17 7 26s-2 18-7 27c-5 8-11 14-19 19s-18 7-27 7zM3027 106c-9 0-18-2-26-7-9-5-15-11-20-19-5-9-7-18-7-27s2-18 7-26c5-9 11-15 20-20 8-5 17-7 26-7h213c9 0 19 2 27 7s14 11 19 20c5 8 7 17 7 26s-2 18-7 27c-5 8-11 14-19 19s-18 7-27 7zM3451 106c-9 0-18-2-27-7-8-5-14-11-19-19-5-9-7-18-7-27s2-18 7-26c5-9 11-15 19-20 9-5 18-7 27-7h213c9 0 19 2 27 7s14 11 19 20c5 8 7 17 7 26s-2 18-7 27c-5 8-11 14-19 19s-18 7-27 7zM3875 106c-9 0-18-2-27-7-8-5-14-11-19-19-5-9-7-18-7-27s2-18 7-26c5-9 11-15 19-20 9-5 18-7 27-7h213c9 0 19 2 27 7s14 11 19 20c5 8 7 17 7 26s-2 18-7 27c-5 8-11 14-19 19s-18 7-27 7zM4299 106c-9 0-18-2-27-7-8-5-14-11-19-19-5-9-7-18-7-27s2-18 7-26c5-9 11-15 19-20 9-5 18-7 27-7h213c9 0 19 2 27 7s14 11 19 20c5 8 7 17 7 26s-2 18-7 27c-5 8-11 14-19 19s-18 7-27 7zM4723 106c-9 0-18-2-27-7-8-5-14-11-19-19-5-9-7-18-7-27s2-18 7-26c5-9 11-15 19-20 9-5 18-7 27-7h213c9 0 19 2 27 7s14 11 19 20c5 8 7 17 7 26s-2 18-7 27c-5 8-11 14-19 19s-18 7-27 7zM5147 106c-9 0-18-2-27-7-8-5-14-11-19-19-5-9-7-18-7-27s2-18 7-26c5-9 11-15 19-20 9-5 18-7 27-7h89c9 0 18 2 27 7 8 5 14 11 19 20 5 8 7 17 7 26v124c0 9-2 19-7 27s-11 14-19 19c-9 5-18 7-27 7s-18-2-26-7c-9-5-15-11-20-19s-7-18-7-27v-71zM5183 388c0-9 2-18 7-27 5-8 11-14 20-19 8-5 17-7 26-7s18 2 27 7c8 5 14 11 19 19 5 9 7 18 7 27v213c0 9-2 19-7 27s-11 14-19 19c-9 5-18 7-27 7s-18-2-26-7c-9-5-15-11-20-19s-7-18-7-27zM5183 812c0-9 2-18 7-27 5-8 11-14 20-19 8-5 17-7 26-7s18 2 27 7c8 5 14 11 19 19 5 9 7 18 7 27v213c0 9-2 19-7 27s-11 14-19 19c-9 5-18 7-27 7s-18-2-26-7c-9-5-15-11-20-19s-7-18-7-27zM5183 1236c0-9 2-18 7-27 5-8 11-14 20-19 8-5 17-7 26-7s18 2 27 7c8 5 14 11 19 19 5 9 7 18 7 27v213c0 9-2 19-7 27s-11 14-19 19c-9 5-18 7-27 7s-18-2-26-7c-9-5-15-11-20-19s-7-18-7-27zM5183 1660c0-9 2-18 7-27 5-8 11-14 20-19 8-5 17-7 26-7s18 2 27 7c8 5 14 11 19 19 5 9 7 18 7 27v213c0 9-2 19-7 27s-11 14-19 19c-9 5-18 7-27 7s-18-2-26-7c-9-5-15-11-20-19s-7-18-7-27zM5183 2084c0-9 2-18 7-27 5-8 11-14 20-19 8-5 17-7 26-7s18 2 27 7c8 5 14 11 19 19 5 9 7 18 7 27v213c0 9-2 19-7 27s-11 14-19 19c-9 5-18 7-27 7s-18-2-26-7c-9-5-15-11-20-19s-7-18-7-27zM5183 2508c0-9 2-18 7-27 5-8 11-14 20-19 8-5 17-7 26-7s18 2 27 7c8 5 14 11 19 19 5 9 7 18 7 27v213c0 9-2 19-7 27s-11 14-19 19c-9 5-18 7-27 7s-18-2-26-7c-9-5-15-11-20-19s-7-18-7-27zM5183 2932c0-9 2-18 7-27 5-8 11-14 20-19 8-5 17-7 26-7s18 2 27 7c8 5 14 11 19 19 5 9 7 18 7 27v213c0 9-2 19-7 27s-11 14-19 19c-9 5-18 7-27 7s-18-2-26-7c-9-5-15-11-20-19s-7-18-7-27zM5183 3356c0-9 2-18 7-27 5-8 11-14 20-19 8-5 17-7 26-7s18 2 27 7c8 5 14 11 19 19 5 9 7 18 7 27v213c0 9-2 19-7 27s-11 14-19 19c-9 5-18 7-27 7s-18-2-26-7c-9-5-15-11-20-19s-7-18-7-27zM5183 3780c0-9 2-18 7-27 5-8 11-14 20-19 8-5 17-7 26-7s18 2 27 7c8 5 14 11 19 19 5 9 7 18 7 27v213c0 9-2 19-7 27s-11 14-19 19c-9 5-18 7-27 7s-18-2-26-7c-9-5-15-11-20-19s-7-18-7-27zM5183 4204c0-9 2-18 7-27 5-8 11-14 20-19 8-5 17-7 26-7s18 2 27 7c8 5 14 11 19 19 5 9 7 18 7 27v213c0 9-2 19-7 27s-11 14-19 19c-9 5-18 7-27 7s-18-2-26-7c-9-5-15-11-20-19s-7-18-7-27zM5183 4628c0-9 2-18 7-27 5-8 11-14 20-19 8-5 17-7 26-7s18 2 27 7c8 5 14 11 19 19 5 9 7 18 7 27v213c0 9-2 19-7 27s-11 14-19 19c-9 5-18 7-27 7s-18-2-26-7c-9-5-15-11-20-19s-7-18-7-27zM5183 5052c0-9 2-18 7-27 5-8 11-14 20-19 8-5 17-7 26-7s18 2 27 7c8 5 14 11 19 19 5 9 7 18 7 27v213c0 9-2 19-7 27s-11 14-19 19c-9 5-18 7-27 7s-18-2-26-7c-9-5-15-11-20-19s-7-18-7-27zM5183 5476c0-9 2-18 7-27 5-8 11-14 20-19 8-5 17-7 26-7s18 2 27 7c8 5 14 11 19 19 5 9 7 18 7 27v213c0 9-2 19-7 27s-11 14-19 19c-9 5-18 7-27 7s-18-2-26-7c-9-5-15-11-20-19s-7-18-7-27zM5183 5900c0-9 2-18 7-27 5-8 11-14 20-19 8-5 17-7 26-7s18 2 27 7c8 5 14 11 19 19 5 9 7 18 7 27v213c0 9-2 19-7 27s-11 14-19 19c-9 5-18 7-27 7s-18-2-26-7c-9-5-15-11-20-19s-7-18-7-27zM5183 6324c0-9 2-18 7-27 5-8 11-14 20-19 8-5 17-7 26-7s18 2 27 7c8 5 14 11 19 19 5 9 7 18 7 27v83c0 9-2 18-7 27-5 8-11 14-19 19-9 5-18 7-27 7h-130c-9 0-19-2-27-7s-14-11-19-19c-5-9-7-18-7-27s2-18 7-26c5-9 11-15 19-20s18-7 27-7h77zM4895 6354c9 0 18 2 27 7 8 5 14 11 19 20 5 8 7 17 7 26s-2 18-7 27c-5 8-11 14-19 19-9 5-18 7-27 7h-213c-9 0-19-2-27-7s-14-11-19-19c-5-9-7-18-7-27s2-18 7-26c5-9 11-15 19-20s18-7 27-7zM4471 6354c9 0 18 2 27 7 8 5 14 11 19 20 5 8 7 17 7 26s-2 18-7 27c-5 8-11 14-19 19-9 5-18 7-27 7h-213c-9 0-19-2-27-7s-14-11-19-19c-5-9-7-18-7-27s2-18 7-26c5-9 11-15 19-20s18-7 27-7zM4047 6354c9 0 18 2 27 7 8 5 14 11 19 20 5 8 7 17 7 26s-2 18-7 27c-5 8-11 14-19 19-9 5-18 7-27 7h-213c-9 0-19-2-27-7s-14-11-19-19c-5-9-7-18-7-27s2-18 7-26c5-9 11-15 19-20s18-7 27-7zM3623 6354c9 0 18 2 27 7 8 5 14 11 19 20 5 8 7 17 7 26s-2 18-7 27c-5 8-11 14-19 19-9 5-18 7-27 7h-213c-9 0-19-2-27-7s-14-11-19-19c-5-9-7-18-7-27s2-18 7-26c5-9 11-15 19-20s18-7 27-7zM3199 6354c9 0 18 2 27 7 8 5 14 11 19 20 5 8 7 17 7 26s-2 18-7 27c-5 8-11 14-19 19-9 5-18 7-27 7h-213c-9 0-19-2-27-7s-14-11-19-19c-5-9-7-18-7-27s2-18 7-26c5-9 11-15 19-20s18-7 27-7zM2775 6354c9 0 18 2 27 7 8 5 14 11 19 20 5 8 7 17 7 26s-2 18-7 27c-5 8-11 14-19 19-9 5-18 7-27 7h-213c-9 0-19-2-27-7s-14-11-19-19c-5-9-7-18-7-27s2-18 7-26c5-9 11-15 19-20s18-7 27-7zM2351 6354c9 0 18 2 27 7 8 5 14 11 19 20 5 8 7 17 7 26s-2 18-7 27c-5 8-11 14-19 19-9 5-18 7-27 7h-213c-9 0-19-2-27-7s-14-11-19-19c-5-9-7-18-7-27s2-18 7-26c5-9 11-15 19-20s18-7 27-7zM1927 6354c9 0 18 2 27 7 8 5 14 11 19 20 5 8 7 17 7 26s-2 18-7 27c-5 8-11 14-19 19-9 5-18 7-27 7h-213c-9 0-19-2-27-7s-14-11-19-19c-5-9-7-18-7-27s2-18 7-26c5-9 11-15 19-20s18-7 27-7zM1503 6354c9 0 18 2 27 7 8 5 14 11 19 20 5 8 7 17 7 26s-2 18-7 27c-5 8-11 14-19 19-9 5-18 7-27 7h-213c-9 0-19-2-27-7s-14-11-19-19c-5-9-7-18-7-27s2-18 7-26c5-9 11-15 19-20s18-7 27-7zM1079 6354c9 0 18 2 27 7 8 5 14 11 19 20 5 8 7 17 7 26s-2 18-7 27c-5 8-11 14-19 19-9 5-18 7-27 7h-213c-9 0-19-2-27-7s-14-11-19-19c-5-9-7-18-7-27s2-18 7-26c5-9 11-15 19-20s18-7 27-7zM655 6354c9 0 18 2 27 7 8 5 14 11 19 20 5 8 7 17 7 26s-2 18-7 27c-5 8-11 14-19 19-9 5-18 7-27 7h-213c-9 0-19-2-27-7s-14-11-19-19c-5-9-7-18-7-27s2-18 7-26c5-9 11-15 19-20s18-7 27-7z">
          <text:p/>
        </draw:path>
        <draw:frame draw:style-name="gr112" draw:text-style-name="P60" draw:layer="layout" svg:width="11.682cm" svg:height="1.771cm" svg:x="7.778cm" svg:y="8.61cm">
          <draw:text-box>
            <text:p text:style-name="P34"><text:span text:style-name="T33">integrated flux = [0, 0, –3.15] N s </text:span></text:p>
            <text:p text:style-name="P59"><text:span text:style-name="T33">integrated supply = [0, 0, –1.57] N s </text:span></text:p>
          </draw:text-box>
        </draw:frame>
        <draw:path draw:style-name="gr113" draw:text-style-name="P1" draw:layer="layout" svg:width="4cm" svg:height="3.766cm" draw:transform="rotate (0.770737397680696) translate (10.5199493288802cm 12.3197489092658cm)" svg:viewBox="0 0 4001 3767" svg:d="M0 10c0 0 2639-118 3288 455 650 574 713 3302 713 3302">
          <text:p/>
        </draw:path>
        <draw:line draw:style-name="gr114" draw:text-style-name="P1" draw:layer="layout" svg:x1="24.299cm" svg:y1="6.912cm" svg:x2="24.299cm" svg:y2="2.276cm">
          <text:p/>
        </draw:line>
        <presentation:notes draw:style-name="dp2">
          <draw:page-thumbnail draw:style-name="gr7" draw:layer="layout" svg:width="21.219cm" svg:height="10.476cm" svg:x="0.185cm" svg:y="2.123cm" draw:page-number="23" presentation:class="page"/>
          <draw:frame presentation:style-name="pr1" draw:text-style-name="P7" draw:layer="layout" svg:width="16.771cm" svg:height="12.572cm" svg:x="2.409cm" svg:y="13.271cm" presentation:class="notes" presentation:placeholder="true">
            <draw:text-box/>
          </draw:frame>
        </presentation:notes>
      </draw:page>
      <draw:page draw:name="page24" draw:style-name="dp1" draw:master-page-name="Default">
        <office:forms form:automatic-focus="false" form:apply-design-mode="false"/>
        <draw:frame draw:style-name="gr8" draw:text-style-name="P1" draw:layer="layout" svg:width="19.813cm" svg:height="19.813cm" svg:x="4.944cm" svg:y="0.594cm">
          <draw:image xlink:href="Pictures/1000000000000400000004004834155F.jpg" xlink:type="simple" xlink:show="embed" xlink:actuate="onLoad" draw:mime-type="image/jpeg">
            <text:p/>
          </draw:image>
        </draw:frame>
        <draw:line draw:style-name="gr115" draw:text-style-name="P1" draw:layer="layout" svg:x1="4.944cm" svg:y1="12.266cm" svg:x2="23.219cm" svg:y2="2.89cm">
          <text:p/>
        </draw:line>
        <presentation:notes draw:style-name="dp2">
          <draw:page-thumbnail draw:style-name="gr7" draw:layer="layout" svg:width="21.219cm" svg:height="10.476cm" svg:x="0.185cm" svg:y="2.123cm" draw:page-number="24" presentation:class="page"/>
          <draw:frame presentation:style-name="pr1" draw:text-style-name="P7" draw:layer="layout" svg:width="16.771cm" svg:height="12.572cm" svg:x="2.409cm" svg:y="13.271cm" presentation:class="notes" presentation:placeholder="true">
            <draw:text-box/>
          </draw:frame>
        </presentation:notes>
      </draw:page>
      <draw:page draw:name="page25" draw:style-name="dp1" draw:master-page-name="Default">
        <office:forms form:automatic-focus="false" form:apply-design-mode="false"/>
        <draw:frame draw:style-name="gr8" draw:text-style-name="P1" draw:layer="layout" svg:width="28.821cm" svg:height="15.13cm" svg:x="0.41cm" svg:y="2.459cm">
          <draw:image xlink:href="Pictures/10000000000004B000000276BE10C922.jpg" xlink:type="simple" xlink:show="embed" xlink:actuate="onLoad" draw:mime-type="image/jpeg">
            <text:p/>
          </draw:image>
        </draw:frame>
        <draw:line draw:style-name="gr115" draw:text-style-name="P1" draw:layer="layout" svg:x1="0.41cm" svg:y1="15.992cm" svg:x2="25.823cm" svg:y2="2.459cm">
          <text:p/>
        </draw:line>
        <presentation:notes draw:style-name="dp2">
          <draw:page-thumbnail draw:style-name="gr7" draw:layer="layout" svg:width="21.219cm" svg:height="10.476cm" svg:x="0.185cm" svg:y="2.123cm" draw:page-number="25" presentation:class="page"/>
          <draw:frame presentation:style-name="pr1" draw:text-style-name="P7" draw:layer="layout" svg:width="16.771cm" svg:height="12.572cm" svg:x="2.409cm" svg:y="13.271cm" presentation:class="notes" presentation:placeholder="true">
            <draw:text-box/>
          </draw:frame>
        </presentation:notes>
      </draw:page>
      <draw:page draw:name="page26" draw:style-name="dp1" draw:master-page-name="Default">
        <office:forms form:automatic-focus="false" form:apply-design-mode="false"/>
        <draw:custom-shape draw:style-name="gr116" draw:text-style-name="P61" draw:layer="layout" svg:width="2.794cm" svg:height="2.913cm" draw:transform="rotate (-1.03690010860983) translate (13.422cm 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62" draw:layer="layout" svg:width="2.604cm" svg:height="2.604cm" draw:transform="rotate (-1.03690010860983) translate (8.189cm 2.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8" draw:text-style-name="P62" draw:layer="layout" svg:width="3.301cm" svg:height="3.387cm" draw:transform="rotate (-1.03690010860983) translate (11.39cm 12.4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19" draw:text-style-name="P1" draw:layer="layout" svg:width="9.43cm" svg:height="9.665cm" draw:transform="skewX (8.17344921930146E-017) rotate (-0.479267412597644) translate (8.30852618193669cm 2.76807145886468cm)" svg:viewBox="0 0 9431 9666" svg:d="M0 0c8880 0 9787 2187 9339 9666">
          <text:p/>
        </draw:path>
        <draw:path draw:style-name="gr119" draw:text-style-name="P1" draw:layer="layout" svg:width="6.507cm" svg:height="6.751cm" draw:transform="skewX (-8.47755735821747E-017) rotate (-0.479267412597644) translate (7.10460258711763cm 5.07824201054218cm)" svg:viewBox="0 0 6508 6752" svg:d="M0 0c7548 18 6825 1853 6040 6752">
          <text:p/>
        </draw:path>
        <draw:custom-shape draw:style-name="gr120" draw:text-style-name="P61" draw:layer="layout" svg:width="2.794cm" svg:height="2.749cm" draw:transform="rotate (-1.03690010860983) translate (12.731cm 5.102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26" presentation:class="page"/>
          <draw:frame presentation:style-name="pr1" draw:text-style-name="P7" draw:layer="layout" svg:width="16.771cm" svg:height="12.572cm" svg:x="2.409cm" svg:y="13.271cm" presentation:class="notes" presentation:placeholder="true">
            <draw:text-box/>
          </draw:frame>
        </presentation:notes>
      </draw:page>
      <draw:page draw:name="page27" draw:style-name="dp1" draw:master-page-name="Default">
        <office:forms form:automatic-focus="false" form:apply-design-mode="false"/>
        <draw:frame draw:style-name="gr8" draw:text-style-name="P1" draw:layer="layout" svg:width="19.831cm" svg:height="11.155cm" draw:transform="rotate (-1.5707963267949) translate (18.478cm 0.505cm)">
          <draw:image xlink:href="Pictures/1000000000000500000002D053724C9B.jpg" xlink:type="simple" xlink:show="embed" xlink:actuate="onLoad" draw:mime-type="image/jpeg">
            <text:p/>
          </draw:image>
        </draw:frame>
        <draw:custom-shape draw:style-name="gr121" draw:text-style-name="P63" draw:layer="layout" svg:width="1.741cm" svg:height="1.741cm" svg:x="8.946cm" svg:y="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1" draw:text-style-name="P63" draw:layer="layout" svg:width="1.741cm" svg:height="1.741cm" svg:x="11.279cm" svg:y="17.5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22" draw:text-style-name="P1" draw:layer="layout" svg:width="11.681cm" svg:height="11.648cm" draw:transform="skewX (5.47514169366812E-017) rotate (-0.631285590446349) translate (10.391813889336cm 1.74167865226172cm)" svg:viewBox="0 0 11682 11649" svg:d="M0 159c1136-96 3641-272 4744-55 1102 217 2646 713 3320 1636 675 923 1087 1775 1015 3218-73 1442-762 3353-1119 4279-358 925-807 1220-711 1359 96 140 317-204 1119-84 802 119 2166 429 3314 1137">
          <text:p/>
        </draw:path>
        <draw:path draw:style-name="gr122" draw:text-style-name="P1" draw:layer="layout" svg:width="10.88cm" svg:height="11.581cm" draw:transform="skewX (0.0478220215046446) rotate (-0.607549112619226) translate (9.44971268961588cm 3.24350738722661cm)" svg:viewBox="0 0 10881 11582" svg:d="M0 124c1117-93 3397-187 4309-69s1970 502 2384 1058c415 556 867 1165 806 2195-60 1030-696 2965-951 3751-255 785-529 1820-642 2222-114 401-78 936 529 1059 606 123 1180 161 1803 277 623 115 1492 246 2643 965">
          <text:p/>
        </draw:path>
        <presentation:notes draw:style-name="dp2">
          <draw:page-thumbnail draw:style-name="gr7" draw:layer="layout" svg:width="21.219cm" svg:height="10.476cm" svg:x="0.185cm" svg:y="2.123cm" draw:page-number="27" presentation:class="page"/>
          <draw:frame presentation:style-name="pr1" draw:text-style-name="P7" draw:layer="layout" svg:width="16.771cm" svg:height="12.572cm" svg:x="2.409cm" svg:y="13.271cm" presentation:class="notes" presentation:placeholder="true">
            <draw:text-box/>
          </draw:frame>
        </presentation:notes>
      </draw:page>
      <draw:page draw:name="page28" draw:style-name="dp1" draw:master-page-name="Default">
        <office:forms form:automatic-focus="false" form:apply-design-mode="false"/>
        <draw:line draw:style-name="gr123" draw:text-style-name="P34" draw:layer="layout" svg:x1="3.982cm" svg:y1="8.88cm" svg:x2="26.262cm" svg:y2="8.88cm">
          <text:p/>
        </draw:line>
        <draw:custom-shape draw:style-name="gr124" draw:text-style-name="P64" draw:layer="layout" svg:width="6.32cm" svg:height="1.524cm" svg:x="9.817cm" svg:y="8.118cm">
          <text:p/>
          <draw:enhanced-geometry svg:viewBox="0 0 21600 21600" draw:type="rectangle" draw:enhanced-path="M 0 0 L 21600 0 21600 21600 0 21600 0 0 Z N"/>
        </draw:custom-shape>
        <draw:line draw:style-name="gr125" draw:text-style-name="P34" draw:layer="layout" svg:x1="9.817cm" svg:y1="8.505cm" svg:x2="12.689cm" svg:y2="8.505cm">
          <text:p/>
        </draw:line>
        <draw:line draw:style-name="gr126" draw:text-style-name="P34" draw:layer="layout" svg:x1="16.137cm" svg:y1="8.505cm" svg:x2="22.785cm" svg:y2="8.505cm">
          <text:p/>
        </draw:line>
        <draw:line draw:style-name="gr127" draw:text-style-name="P34" draw:layer="layout" svg:x1="9.817cm" svg:y1="9.642cm" svg:x2="9.817cm" svg:y2="8.118cm">
          <text:p/>
        </draw:line>
        <draw:g draw:style-name="gr5">
          <svg:title>TexMaths</svg:title>
          <svg:desc>28§display§x§svg§600§TRUE§</svg:desc>
          <draw:path draw:style-name="gr6" draw:text-style-name="P2" draw:layer="layout" svg:width="0.461cm" svg:height="0.478cm" svg:x="9.586cm" svg:y="9.91cm" svg:viewBox="0 0 462 479" svg:d="M429 393c-3-7-6-13-8-20-37 28-62 45-76 45-16 0-27-11-39-31-8-19-19-53-22-80-6-34-13-67-19-101 12-16 24-31 36-47 44-61 70-84 100-84 17 0 28 6 34 23 4-2 9-4 14-6 4-27 9-54 13-81-11-8-19-11-30-11-39 0-75 36-137 125-12 18-24 36-36 53-2-15-4-31-5-47-12-95-39-131-95-131-25 0-48 8-56 20-18 26-37 53-56 80 6 4 12 8 17 11 28-33 47-47 67-47 31 0 53 39 70 137 3 19 7 39 11 58-13 21-26 41-39 62-42 64-75 94-103 94-14 0-25-3-28-8-4-9-8-19-11-28-7 1-13 2-20 3 0 19 0 33-5 64-3 11-3 14-6 22 17 6 31 11 42 11 33 0 69-27 100-75 25-37 50-74 75-111 4 22 8 44 11 67 12 80 34 119 70 119 20 0 50-16 84-44 15-14 31-28 47-42z">
            <text:p/>
          </draw:path>
        </draw:g>
        <draw:line draw:style-name="gr127" draw:text-style-name="P34" draw:layer="layout" svg:x1="16.137cm" svg:y1="9.642cm" svg:x2="16.137cm" svg:y2="8.118cm">
          <text:p/>
        </draw:line>
        <draw:g draw:style-name="gr5">
          <svg:title>TexMaths</svg:title>
          <svg:desc>28§display§x + \Delta x§svg§600§TRUE§</svg:desc>
          <draw:path draw:style-name="gr6" draw:text-style-name="P2" draw:layer="layout" svg:width="0.463cm" svg:height="0.479cm" svg:x="15.023cm" svg:y="10.107cm" svg:viewBox="0 0 464 480" svg:d="M431 393c-3-6-6-13-9-19-36 30-58 44-75 44-14 0-28-11-37-30-8-17-19-53-25-81-5-33-11-65-16-98 11-17 22-33 33-50 45-61 73-84 104-84 14 0 25 9 30 23 5-2 10-4 14-6 5-27 10-54 14-81-11-8-19-11-28-11-39 0-78 36-139 126-13 17-25 35-37 53-2-16-4-32-5-48-12-95-40-131-96-131-25 0-47 8-56 22-18 27-37 54-55 81 5 3 11 6 16 9 28-34 48-48 67-48 31 0 54 42 70 137 4 19 8 39 12 58-13 21-27 41-40 62-42 64-75 95-103 95-14 0-25-3-28-9-4-9-8-18-11-28-7 2-13 4-20 6 0 19 0 31-5 61-3 11-6 14-6 23 14 8 31 11 42 11 34 0 70-28 101-73 25-38 50-76 75-114 4 22 8 45 11 67 14 81 34 120 70 120 20 0 53-17 84-45 16-14 32-28 48-42z">
            <text:p/>
          </draw:path>
          <draw:path draw:style-name="gr6" draw:text-style-name="P2" draw:layer="layout" svg:width="0.533cm" svg:height="0.529cm" svg:x="15.834cm" svg:y="10.049cm" svg:viewBox="0 0 534 530" svg:d="M534 293c0-19 0-37 0-56-80 0-160 0-240 0 0-79 0-158 0-237-18 0-36 0-53 0 0 79 0 158 0 237-81 0-161 0-241 0 0 19 0 37 0 56 80 0 160 0 241 0 0 79 0 158 0 237 17 0 35 0 53 0 0-79 0-158 0-237 80 0 160 0 240 0z">
            <text:p/>
          </draw:path>
          <draw:path draw:style-name="gr6" draw:text-style-name="P2" draw:layer="layout" svg:width="0.648cm" svg:height="0.682cm" svg:x="16.676cm" svg:y="9.898cm" svg:viewBox="0 0 649 683" svg:d="M327 25c-109 203-218 406-327 608 1 14 2 28 3 42 73-6 145-6 218-6 123 0 243 6 366 14 20-11 40-22 59-33 1-5 2-9 3-14-106-204-190-418-263-636-20 8-39 17-59 25zM523 630c-115 0-229-2-347-2-33 0-67 0-103 0-1-4-2-8-3-12 78-164 157-318 252-477 3 0 7 0 11 0 65 161 157 391 196 483-2 3-4 6-6 8z">
            <text:p/>
          </draw:path>
          <draw:path draw:style-name="gr6" draw:text-style-name="P2" draw:layer="layout" svg:width="0.463cm" svg:height="0.479cm" svg:x="17.387cm" svg:y="10.107cm" svg:viewBox="0 0 464 480" svg:d="M431 393c-3-6-6-13-9-19-36 30-61 44-75 44-17 0-28-11-39-30-9-17-20-53-23-81-6-33-13-65-19-98 12-17 24-33 36-50 45-61 70-84 101-84 17 0 28 9 33 23 5-2 10-4 14-6 5-27 10-54 14-81-11-8-19-11-28-11-39 0-78 36-139 126-13 17-25 35-37 53-2-16-4-32-5-48-12-95-40-131-96-131-28 0-47 8-56 22-19 27-39 54-58 81 5 3 11 6 17 9 30-34 50-48 67-48 33 0 56 42 72 137 3 19 6 39 9 58-13 21-26 41-39 62-42 64-73 95-101 95-17 0-25-3-28-9-4-9-8-18-11-28-7 2-13 4-20 6 0 19-3 31-8 61 0 11-3 14-3 23 14 8 31 11 42 11 31 0 70-28 101-73 25-38 50-76 75-114 3 22 6 45 9 67 14 81 36 120 72 120 20 0 51-17 84-45 16-14 32-28 48-42z">
            <text:p/>
          </draw:path>
        </draw:g>
        <draw:g draw:style-name="gr5">
          <svg:title>TexMaths</svg:title>
          <svg:desc>28§display§j_{x}(x)§svg§600§TRUE§</svg:desc>
          <draw:path draw:style-name="gr128" draw:text-style-name="P65" draw:layer="layout" svg:width="0.326cm" svg:height="0.959cm" svg:x="10.098cm" svg:y="6.917cm" svg:viewBox="0 0 327 960" svg:d="M285 282c3-17 6-31 6-36 0-17-9-25-25-25-20 0-56 19-129 72-9 7-19 13-28 20 2 6 4 13 6 19 10-6 20-13 30-19 14-6 34-25 48-25 8 0 17 9 17 22 0 12-3 28-6 39-32 161-65 322-98 483-11 50-28 84-47 84-14 0-31-6-51-17-2 19-5 37-8 56 8 3 22 5 36 5 40 0 79-39 112-114 20-48 34-95 65-223 24-114 48-228 72-341zM327 39c0-22-14-39-33-39-31 0-59 31-59 64 0 25 14 39 39 39 31 0 53-28 53-64z">
            <text:p/>
          </draw:path>
          <draw:path draw:style-name="gr128" draw:text-style-name="P65" draw:layer="layout" svg:width="0.337cm" svg:height="0.351cm" svg:x="10.467cm" svg:y="7.411cm" svg:viewBox="0 0 338 352" svg:d="M313 288c-2-5-4-10-5-14-26 22-45 33-56 33s-20-8-25-22c-9-14-14-39-20-62-4-23-8-46-11-69 8-13 17-25 25-37 33-44 50-61 73-61 11 0 22 5 25 17 3-1 5-2 8-3 4-21 8-41 11-62-8-5-14-8-19-8-31 0-59 28-104 92-8 13-16 26-25 39-2-11-4-22-5-33-9-70-28-98-70-98-17 0-34 6-39 17-14 19-28 39-42 58 3 2 7 4 11 6 22-22 36-34 50-34 22 0 39 31 50 101 3 14 6 28 9 42-10 15-19 30-28 45-31 47-56 69-76 69-11 0-19-2-19-5-3-7-6-13-9-20-4 1-9 2-14 3 0 14 0 22-5 45 0 8-3 11-3 16 11 6 22 9 31 9 22 0 50-20 72-53 19-28 38-56 56-84 2 16 4 32 6 47 11 62 28 90 53 90 14 0 39-11 62-34 11-10 22-20 33-30z">
            <text:p/>
          </draw:path>
          <draw:path draw:style-name="gr128" draw:text-style-name="P65" draw:layer="layout" svg:width="0.248cm" svg:height="0.943cm" svg:x="10.962cm" svg:y="6.872cm" svg:viewBox="0 0 249 944" svg:d="M238 0c-149 98-238 262-238 472 0 192 92 374 235 472 5-6 9-12 14-17-137-117-160-232-160-458s26-346 160-452c-4-6-8-11-11-17z">
            <text:p/>
          </draw:path>
          <draw:path draw:style-name="gr128" draw:text-style-name="P65" draw:layer="layout" svg:width="0.463cm" svg:height="0.479cm" svg:x="11.281cm" svg:y="7.137cm" svg:viewBox="0 0 464 480" svg:d="M431 394c-3-7-6-13-9-20-36 31-58 45-75 45-14 0-28-9-37-28-8-20-19-56-25-84-5-32-11-65-17-98 12-15 23-31 34-47 45-64 73-87 104-87 13 0 25 9 30 23 5-2 10-4 14-6 5-27 10-54 14-81-11-8-19-11-28-11-39 0-78 36-140 126-12 17-24 35-36 53-2-16-4-32-6-48-11-95-39-131-95-131-25 0-47 8-56 22-18 27-37 54-55 81 5 3 11 6 16 9 28-34 48-48 67-48 31 0 54 42 70 137 4 20 8 41 12 61-14 20-27 40-40 59-42 67-75 98-103 98-14 0-25-6-28-9-4-9-8-18-11-28-7 1-13 2-20 3 0 20 0 31-5 64-3 12-3 14-6 20 14 8 31 11 42 11 34 0 70-28 101-72 25-39 50-77 75-115 4 22 8 45 11 67 14 84 34 120 70 120 20 0 53-14 84-44 16-14 32-28 48-42z">
            <text:p/>
          </draw:path>
          <draw:path draw:style-name="gr128" draw:text-style-name="P65" draw:layer="layout" svg:width="0.248cm" svg:height="0.943cm" svg:x="11.843cm" svg:y="6.872cm" svg:viewBox="0 0 249 944" svg:d="M11 0c-4 6-7 11-11 17 134 106 159 226 159 452s-22 341-159 458c5 5 9 11 14 17 143-98 235-280 235-472 0-210-90-374-238-472z">
            <text:p/>
          </draw:path>
        </draw:g>
        <draw:g draw:style-name="gr5">
          <svg:title>TexMaths</svg:title>
          <svg:desc>28§display§j_{x}(x+\Delta x)§svg§600§TRUE§</svg:desc>
          <draw:path draw:style-name="gr129" draw:text-style-name="P66" draw:layer="layout" svg:width="0.326cm" svg:height="0.96cm" svg:x="16.573cm" svg:y="6.917cm" svg:viewBox="0 0 327 961" svg:d="M285 282c6-17 9-31 9-36 0-14-11-25-25-25-23 0-59 19-132 72-9 7-19 13-28 20 3 6 6 13 9 19 10-6 20-13 30-19 14-6 31-25 45-25 11 0 17 9 17 22s-3 28-6 39c-32 161-65 322-98 483-11 50-28 84-44 84-14 0-31-6-54-20-2 19-5 38-8 56 11 6 22 9 39 9 37 0 76-40 109-115 23-47 37-95 65-223 24-114 48-227 72-341zM327 39c0-22-14-39-33-39-31 0-56 31-56 64 0 25 14 42 39 42 28 0 50-31 50-67z">
            <text:p/>
          </draw:path>
          <draw:path draw:style-name="gr129" draw:text-style-name="P66" draw:layer="layout" svg:width="0.34cm" svg:height="0.351cm" svg:x="16.942cm" svg:y="7.411cm" svg:viewBox="0 0 341 352" svg:d="M316 288c-2-5-4-10-5-14-28 22-45 33-56 33-12 0-20-8-28-22-6-14-14-39-17-62-5-23-9-46-14-69 8-13 17-25 25-37 34-44 53-61 76-61 11 0 19 5 22 17 4-1 7-2 11-3 4-21 8-41 11-62-8-5-16-8-22-8-28 0-56 25-101 92-9 13-18 26-28 39-1-11-2-22-3-33-8-73-28-98-69-98-20 0-34 6-42 17-14 19-28 39-42 58 4 2 9 4 14 6 19-22 36-34 47-34 25 0 39 31 53 101 3 14 6 28 9 42-11 15-21 30-31 45-31 47-53 69-73 69-11 0-19-2-22-5-2-7-4-13-6-20-5 1-11 2-17 3 0 14 0 22-5 45 0 8 0 11-3 16 11 6 22 9 31 9 25 0 53-23 75-53 18-28 36-56 53-84 3 16 6 32 9 47 11 62 25 90 50 90 17 0 39-11 62-34 12-10 24-20 36-30z">
            <text:p/>
          </draw:path>
          <draw:path draw:style-name="gr129" draw:text-style-name="P66" draw:layer="layout" svg:width="0.248cm" svg:height="0.943cm" svg:x="17.44cm" svg:y="6.872cm" svg:viewBox="0 0 249 944" svg:d="M238 0c-148 98-238 262-238 472 0 193 92 374 235 472 5-6 9-11 14-17-137-117-159-232-159-458s25-346 159-452c-4-6-7-11-11-17z">
            <text:p/>
          </draw:path>
          <draw:path draw:style-name="gr129" draw:text-style-name="P66" draw:layer="layout" svg:width="0.463cm" svg:height="0.479cm" svg:x="17.759cm" svg:y="7.137cm" svg:viewBox="0 0 464 480" svg:d="M431 394c-3-7-6-13-8-20-37 31-62 45-76 45s-28-9-36-28c-12-20-20-56-26-84-5-32-11-65-16-98 11-15 22-31 33-47 45-64 73-87 104-87 14 0 25 9 31 23 4-1 9-2 13-3 5-28 10-56 14-84-11-8-19-11-27-11-40 0-79 36-140 126-13 17-25 35-37 53-2-15-4-30-5-45-12-98-40-134-96-134-25 0-47 8-55 22-20 27-40 54-59 81 5 3 11 6 17 9 30-34 50-48 70-48 30 0 53 42 69 137 4 21 8 41 12 61-13 20-26 40-40 59-41 67-75 98-103 98-14 0-25-6-28-9-4-9-7-18-11-27-7 0-13 1-20 2 0 20-3 31-8 65 0 11-3 14-3 19 14 8 31 11 42 11 34 0 70-28 101-72 25-38 50-77 75-115 4 23 8 45 11 67 12 84 34 120 70 120 20 0 54-16 84-44 16-14 32-28 48-42z">
            <text:p/>
          </draw:path>
          <draw:path draw:style-name="gr129" draw:text-style-name="P66" draw:layer="layout" svg:width="0.533cm" svg:height="0.53cm" svg:x="18.571cm" svg:y="7.079cm" svg:viewBox="0 0 534 531" svg:d="M534 293c0-18 0-37 0-56-79 0-158 0-237 0 0-79 0-158 0-237-19 0-38 0-56 0 0 79 0 158 0 237-81 0-161 0-241 0 0 19 0 38 0 56 80 0 160 0 241 0 0 79 0 158 0 238 18 0 37 0 56 0 0-80 0-159 0-238 79 0 158 0 237 0z">
            <text:p/>
          </draw:path>
          <draw:path draw:style-name="gr129" draw:text-style-name="P66" draw:layer="layout" svg:width="0.645cm" svg:height="0.683cm" svg:x="19.416cm" svg:y="6.928cm" svg:viewBox="0 0 646 684" svg:d="M327 25c-109 204-218 408-327 612 1 13 2 26 3 39 70-3 143-6 215-6 123 0 246 6 370 14 19-10 39-20 58-31 0-5 0-11 0-16-106-204-190-419-263-637-18 8-37 17-56 25zM523 631c-114 0-232-3-347-3-36 0-70 0-103 0-1-3-2-7-3-11 78-165 157-318 249-477 4 0 7 0 11 0 66 161 157 391 199 483-2 2-4 5-6 8z">
            <text:p/>
          </draw:path>
          <draw:path draw:style-name="gr129" draw:text-style-name="P66" draw:layer="layout" svg:width="0.463cm" svg:height="0.479cm" svg:x="20.127cm" svg:y="7.137cm" svg:viewBox="0 0 464 480" svg:d="M431 394c-4-7-8-13-11-20-34 31-59 45-76 45-14 0-25-9-36-28-9-20-20-56-25-84-6-32-12-65-17-98 11-15 22-31 33-47 48-64 73-87 104-87 17 0 28 9 34 23 4-1 9-2 13-3 5-28 10-56 14-84-11-8-22-11-30-11-39 0-79 36-137 126-13 17-25 35-37 53-2-15-4-30-5-45-14-98-40-134-98-134-25 0-48 8-56 22-19 27-38 54-56 81 5 3 11 6 17 9 28-34 47-48 67-48 33 0 53 42 70 137 3 21 7 41 11 61-13 20-26 40-39 59-42 67-76 98-104 98-14 0-25-6-25-9-4-9-7-18-11-27-7 0-13 1-20 2 0 20-3 31-8 65-3 11-3 14-3 19 14 8 28 11 42 11 31 0 70-28 101-72 24-38 48-77 72-115 4 23 8 45 12 67 14 84 36 120 70 120 22 0 53-16 84-44 16-14 33-28 50-42z">
            <text:p/>
          </draw:path>
          <draw:path draw:style-name="gr129" draw:text-style-name="P66" draw:layer="layout" svg:width="0.248cm" svg:height="0.943cm" svg:x="20.689cm" svg:y="6.872cm" svg:viewBox="0 0 249 944" svg:d="M8 0c-2 6-5 11-8 17 132 106 159 226 159 452s-22 341-159 458c4 6 7 11 11 17 146-98 238-279 238-472 0-210-90-374-241-472z">
            <text:p/>
          </draw:path>
        </draw:g>
        <presentation:notes draw:style-name="dp2">
          <draw:page-thumbnail draw:style-name="gr7" draw:layer="layout" svg:width="21.219cm" svg:height="10.476cm" svg:x="0.185cm" svg:y="2.123cm" draw:page-number="28" presentation:class="page"/>
          <draw:frame presentation:style-name="pr1" draw:text-style-name="P7" draw:layer="layout" svg:width="16.771cm" svg:height="12.572cm" svg:x="2.409cm" svg:y="13.271cm" presentation:class="notes" presentation:placeholder="true">
            <draw:text-box/>
          </draw:frame>
        </presentation:notes>
      </draw:page>
      <draw:page draw:name="page29" draw:style-name="dp1" draw:master-page-name="Default">
        <office:forms form:automatic-focus="false" form:apply-design-mode="false"/>
        <draw:line draw:style-name="gr130" draw:text-style-name="P1" draw:layer="layout" svg:x1="15.236cm" svg:y1="9.601cm" svg:x2="17.98cm" svg:y2="7.532cm">
          <text:p/>
        </draw:line>
        <draw:path draw:style-name="gr131" draw:text-style-name="P67" draw:layer="layout" svg:width="7.613cm" svg:height="1.064cm" draw:transform="skewX (0.536165146212658) rotate (-0.8309512568745) translate (9.73239346027278cm 2.25612074712957cm)" svg:viewBox="0 0 7614 1065" svg:d="M7614 1062c-4 14-3446-1123-5371-1059-1618 52-1666 853-2243 1062">
          <text:p/>
        </draw:path>
        <dr3d:scene draw:style-name="gr132"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3" draw:layer="layout"/>
        </dr3d:scene>
        <draw:polygon draw:style-name="gr134" draw:text-style-name="P68" draw:layer="layout" svg:width="5.369cm" svg:height="11.898cm" svg:x="15.314cm" svg:y="3.574cm" svg:viewBox="0 0 5370 11899" draw:points="4188,0 0,3078 2077,11899 5370,7351">
          <text:p/>
        </draw:polygon>
        <draw:frame draw:style-name="gr135" draw:text-style-name="P69" draw:layer="layout" svg:width="12.159cm" svg:height="0.865cm" svg:x="0.401cm" svg:y="1.365cm">
          <draw:text-box>
            <text:p><text:span text:style-name="T34">how much</text:span><text:span text:style-name="T34"><text:tab/></text:span><text:span text:style-name="T34"><text:tab/></text:span><text:span text:style-name="T34"><text:tab/></text:span><text:span text:style-name="T34"><text:tab/></text:span><text:span text:style-name="T34"><text:tab/></text:span><text:span text:style-name="T34">is in this volume?</text:span></text:p>
          </draw:text-box>
        </draw:frame>
        <draw:frame draw:style-name="gr136" draw:text-style-name="P70" draw:layer="layout" svg:width="4.177cm" svg:height="0.992cm" svg:x="2.973cm" svg:y="6.51cm">
          <draw:text-box>
            <text:p><text:span text:style-name="T35">t</text:span><text:span text:style-name="T36"> = 13:30:15</text:span></text:p>
          </draw:text-box>
        </draw:frame>
        <draw:frame draw:style-name="gr137" draw:text-style-name="P72" draw:layer="layout" svg:width="4.626cm" svg:height="2.914cm" svg:x="3.309cm" svg:y="0.34cm">
          <draw:text-box>
            <text:p text:style-name="P71"><text:span text:style-name="T37">matter</text:span></text:p>
            <text:p text:style-name="P71"><text:span text:style-name="T37">energy-mass</text:span></text:p>
            <text:p text:style-name="P71"><text:span text:style-name="T37">momentum</text:span></text:p>
            <text:p text:style-name="P71"><text:span text:style-name="T37">angular momentum</text:span></text:p>
            <text:p text:style-name="P71"><text:span text:style-name="T37">entropy</text:span></text:p>
          </draw:text-box>
        </draw:frame>
        <draw:custom-shape draw:style-name="gr138"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139" draw:text-style-name="P73" draw:layer="layout" svg:width="18.691cm" svg:height="0.865cm" svg:x="10.502cm" svg:y="17.465cm">
          <draw:text-box>
            <text:p><text:span text:style-name="T38">how much</text:span><text:span text:style-name="T38"><text:tab/></text:span><text:span text:style-name="T38"><text:tab/></text:span><text:span text:style-name="T38"><text:tab/></text:span><text:span text:style-name="T38"><text:tab/></text:span><text:span text:style-name="T38"><text:tab/></text:span><text:span text:style-name="T38">is flowing through this surface per unit time?</text:span></text:p>
          </draw:text-box>
        </draw:frame>
        <draw:frame draw:style-name="gr137" draw:text-style-name="P74" draw:layer="layout" svg:width="4.626cm" svg:height="2.914cm" svg:x="13.41cm" svg:y="16.44cm">
          <draw:text-box>
            <text:p text:style-name="P71"><text:span text:style-name="T39">matter</text:span></text:p>
            <text:p text:style-name="P71"><text:span text:style-name="T39">energy-mass</text:span></text:p>
            <text:p text:style-name="P71"><text:span text:style-name="T39">momentum</text:span></text:p>
            <text:p text:style-name="P71"><text:span text:style-name="T39">angular momentum</text:span></text:p>
            <text:p text:style-name="P71"><text:span text:style-name="T39">entropy</text:span></text:p>
          </draw:text-box>
        </draw:frame>
        <draw:custom-shape draw:style-name="gr140" draw:text-style-name="P1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141" draw:text-style-name="P34" draw:layer="layout" svg:width="7.798cm" svg:height="0.746cm" draw:transform="skewX (-0.0724311639577647) rotate (-1.19572507054131) translate (19.3878257340575cm 9.96049592983589cm)" svg:viewBox="0 0 7799 747" svg:d="M7799 744c-5 10-3529-787-5501-742-1657 37-1707 599-2298 745">
          <text:p/>
        </draw:path>
        <draw:line draw:style-name="gr142" draw:text-style-name="P1" draw:layer="layout" svg:x1="17.968cm" svg:y1="7.554cm" svg:x2="22.772cm" svg:y2="3.93cm">
          <text:p/>
        </draw:line>
        <draw:g draw:style-name="gr143">
          <draw:path draw:style-name="gr144" draw:text-style-name="P1" draw:layer="layout" svg:width="1.088cm" svg:height="2.368cm" draw:transform="rotate (1.5707963267949) translate (23.983cm 9.176cm)" svg:viewBox="0 0 1089 2369" svg:d="M0 1185c0 207 25 412 73 592s116 329 199 433 177 159 273 159c95 0 189-55 272-159s151-253 199-433 49-395 73-592c-24-198-25-413-73-593s-116-329-199-433-177-159-272-159c-96 0-190 55-273 159s-151 253-199 433-73 593-73 593z">
            <text:p/>
          </draw:path>
          <draw:line draw:style-name="gr145" draw:text-style-name="P1" draw:layer="layout" svg:x1="25.167cm" svg:y1="11.321cm" svg:x2="25.167cm" svg:y2="9.334cm">
            <text:p/>
          </draw:line>
          <draw:custom-shape draw:style-name="gr146" draw:text-style-name="P23" draw:layer="layout" svg:width="0.406cm" svg:height="0.409cm" svg:x="24.964cm" svg:y="7.895cm">
            <text:p/>
            <draw:enhanced-geometry svg:viewBox="0 0 21600 21600" draw:type="rectangle" draw:enhanced-path="M 0 0 L 21600 0 21600 21600 0 21600 0 0 Z N"/>
          </draw:custom-shape>
          <draw:line draw:style-name="gr147" draw:text-style-name="P1" draw:layer="layout" svg:x1="25.167cm" svg:y1="9.036cm" svg:x2="25.167cm" svg:y2="6.295cm">
            <text:p/>
          </draw:line>
        </draw:g>
        <presentation:notes draw:style-name="dp2">
          <draw:page-thumbnail draw:style-name="gr7" draw:layer="layout" svg:width="21.219cm" svg:height="10.476cm" svg:x="0.185cm" svg:y="2.123cm" draw:page-number="29" presentation:class="page"/>
          <draw:frame presentation:style-name="pr1" draw:text-style-name="P7" draw:layer="layout" svg:width="16.771cm" svg:height="12.572cm" svg:x="2.409cm" svg:y="13.271cm" presentation:class="notes" presentation:placeholder="true">
            <draw:text-box/>
          </draw:frame>
        </presentation:notes>
      </draw:page>
      <draw:page draw:name="page30" draw:style-name="dp1" draw:master-page-name="Default">
        <office:forms form:automatic-focus="false" form:apply-design-mode="false"/>
        <draw:line draw:style-name="gr148" draw:text-style-name="P1" draw:layer="layout" svg:x1="15.2cm" svg:y1="9.4cm" svg:x2="18.262cm" svg:y2="7.841cm">
          <text:p/>
        </draw:line>
        <draw:path draw:style-name="gr131" draw:text-style-name="P67" draw:layer="layout" svg:width="7.613cm" svg:height="1.064cm" draw:transform="skewX (0.536165146212658) rotate (-0.8309512568745) translate (9.73239346027278cm 2.25612074712957cm)" svg:viewBox="0 0 7614 1065" svg:d="M7614 1062c-4 14-3446-1123-5371-1059-1618 52-1666 853-2243 1062">
          <text:p/>
        </draw:path>
        <dr3d:scene draw:style-name="gr132"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3" draw:layer="layout"/>
        </dr3d:scene>
        <draw:polygon draw:style-name="gr134" draw:text-style-name="P68" draw:layer="layout" svg:width="5.369cm" svg:height="11.898cm" svg:x="15.314cm" svg:y="3.574cm" svg:viewBox="0 0 5370 11899" draw:points="4188,0 0,3078 2077,11899 5370,7351">
          <text:p/>
        </draw:polygon>
        <draw:frame draw:style-name="gr135" draw:text-style-name="P69" draw:layer="layout" svg:width="12.159cm" svg:height="0.865cm" svg:x="0.401cm" svg:y="1.365cm">
          <draw:text-box>
            <text:p><text:span text:style-name="T34">how much</text:span><text:span text:style-name="T34"><text:tab/></text:span><text:span text:style-name="T34"><text:tab/></text:span><text:span text:style-name="T34"><text:tab/></text:span><text:span text:style-name="T34"><text:tab/></text:span><text:span text:style-name="T34"><text:tab/></text:span><text:span text:style-name="T34">is in this volume?</text:span></text:p>
          </draw:text-box>
        </draw:frame>
        <draw:frame draw:style-name="gr136" draw:text-style-name="P70" draw:layer="layout" svg:width="4.177cm" svg:height="0.992cm" svg:x="2.973cm" svg:y="6.51cm">
          <draw:text-box>
            <text:p><text:span text:style-name="T35">t</text:span><text:span text:style-name="T36"> = 13:30:15</text:span></text:p>
          </draw:text-box>
        </draw:frame>
        <draw:frame draw:style-name="gr137" draw:text-style-name="P72" draw:layer="layout" svg:width="4.626cm" svg:height="2.914cm" svg:x="3.309cm" svg:y="0.34cm">
          <draw:text-box>
            <text:p text:style-name="P71"><text:span text:style-name="T37">matter</text:span></text:p>
            <text:p text:style-name="P71"><text:span text:style-name="T37">energy-mass</text:span></text:p>
            <text:p text:style-name="P71"><text:span text:style-name="T37">momentum</text:span></text:p>
            <text:p text:style-name="P71"><text:span text:style-name="T37">angular momentum</text:span></text:p>
            <text:p text:style-name="P71"><text:span text:style-name="T37">entropy</text:span></text:p>
          </draw:text-box>
        </draw:frame>
        <draw:custom-shape draw:style-name="gr138" draw:text-style-name="P19" draw:layer="layout" svg:width="4.812cm" svg:height="2.704cm" svg:x="3.216cm" svg:y="0.4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frame draw:style-name="gr139" draw:text-style-name="P73" draw:layer="layout" svg:width="18.691cm" svg:height="0.865cm" svg:x="10.502cm" svg:y="17.465cm">
          <draw:text-box>
            <text:p><text:span text:style-name="T38">how much</text:span><text:span text:style-name="T38"><text:tab/></text:span><text:span text:style-name="T38"><text:tab/></text:span><text:span text:style-name="T38"><text:tab/></text:span><text:span text:style-name="T38"><text:tab/></text:span><text:span text:style-name="T38"><text:tab/></text:span><text:span text:style-name="T38">is flowing through this surface per unit time?</text:span></text:p>
          </draw:text-box>
        </draw:frame>
        <draw:frame draw:style-name="gr137" draw:text-style-name="P74" draw:layer="layout" svg:width="4.626cm" svg:height="2.914cm" svg:x="13.41cm" svg:y="16.44cm">
          <draw:text-box>
            <text:p text:style-name="P71"><text:span text:style-name="T39">matter</text:span></text:p>
            <text:p text:style-name="P71"><text:span text:style-name="T39">energy-mass</text:span></text:p>
            <text:p text:style-name="P71"><text:span text:style-name="T39">momentum</text:span></text:p>
            <text:p text:style-name="P71"><text:span text:style-name="T39">angular momentum</text:span></text:p>
            <text:p text:style-name="P71"><text:span text:style-name="T39">entropy</text:span></text:p>
          </draw:text-box>
        </draw:frame>
        <draw:custom-shape draw:style-name="gr140" draw:text-style-name="P12" draw:layer="layout" svg:width="4.812cm" svg:height="2.704cm" svg:x="13.317cm" svg:y="16.545cm">
          <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path draw:style-name="gr141" draw:text-style-name="P34" draw:layer="layout" svg:width="7.798cm" svg:height="0.746cm" draw:transform="skewX (-0.0724311639577647) rotate (-1.19572507054131) translate (19.3878257340575cm 9.96049592983589cm)" svg:viewBox="0 0 7799 747" svg:d="M7799 744c-5 10-3529-787-5501-742-1657 37-1707 599-2298 745">
          <text:p/>
        </draw:path>
        <draw:g draw:style-name="gr143">
          <draw:path draw:style-name="gr149" draw:text-style-name="P1" draw:layer="layout" svg:width="1.593cm" svg:height="3.657cm" draw:transform="skewX (0.0771435529381494) rotate (0.511206937909139) translate (19.7515554129812cm 5.0601062096166cm)" svg:viewBox="0 0 1594 3658" svg:d="M0 1829c0 321 36 636 106 914s171 509 292 670c121 160 258 245 398 245s278-85 399-245c121-161 222-391 292-669s72-610 107-915c-35-305-36-636-106-914s-170-509-291-670c-121-160-259-245-399-245s-277 84-398 245c-122 160-222 391-293 669-70 278-107 915-107 915z">
            <text:p/>
          </draw:path>
          <draw:line draw:style-name="gr150" draw:text-style-name="P1" draw:layer="layout" svg:x1="18.258cm" svg:y1="7.863cm" svg:x2="20.378cm" svg:y2="6.783cm">
            <text:p/>
          </draw:line>
          <draw:custom-shape draw:style-name="gr151" draw:text-style-name="P23" draw:layer="layout" svg:width="0.487cm" svg:height="0.49cm" draw:transform="rotate (-1.10025556045723) translate (22.003cm 5.684cm)">
            <text:p/>
            <draw:enhanced-geometry svg:viewBox="0 0 21600 21600" draw:type="rectangle" draw:enhanced-path="M 0 0 L 21600 0 21600 21600 0 21600 0 0 Z N"/>
          </draw:custom-shape>
          <draw:line draw:style-name="gr152" draw:text-style-name="P1" draw:layer="layout" svg:x1="20.696cm" svg:y1="6.621cm" svg:x2="23.621cm" svg:y2="5.131cm">
            <text:p/>
          </draw:line>
        </draw:g>
        <presentation:notes draw:style-name="dp2">
          <draw:page-thumbnail draw:style-name="gr7" draw:layer="layout" svg:width="21.219cm" svg:height="10.476cm" svg:x="0.185cm" svg:y="2.123cm" draw:page-number="30" presentation:class="page"/>
          <draw:frame presentation:style-name="pr1" draw:text-style-name="P7" draw:layer="layout" svg:width="16.771cm" svg:height="12.572cm" svg:x="2.409cm" svg:y="13.271cm" presentation:class="notes" presentation:placeholder="true">
            <draw:text-box/>
          </draw:frame>
        </presentation:notes>
      </draw:page>
      <draw:page draw:name="page31" draw:style-name="dp1" draw:master-page-name="Default">
        <office:forms form:automatic-focus="false" form:apply-design-mode="false"/>
        <dr3d:scene draw:style-name="gr132"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3" draw:layer="layout"/>
        </dr3d:scene>
        <draw:polygon draw:style-name="gr153" draw:text-style-name="P75" draw:layer="layout" svg:width="5.468cm" svg:height="11.122cm" svg:x="12.288cm" svg:y="2.063cm" svg:viewBox="0 0 5469 11123" draw:points="4074,0 0,2853 2174,11123 5469,6874">
          <text:p/>
        </draw:polygon>
        <draw:polygon draw:style-name="gr154" draw:text-style-name="P76" draw:layer="layout" svg:width="5.069cm" svg:height="8.776cm" svg:x="12.289cm" svg:y="4.849cm" svg:viewBox="0 0 5070 8777" draw:points="3034,0 0,68 2172,8300 5070,8777">
          <text:p/>
        </draw:polygon>
        <draw:polygon draw:style-name="gr155" draw:text-style-name="P77" draw:layer="layout" svg:width="5.348cm" svg:height="11.792cm" svg:x="15.356cm" svg:y="1.816cm" svg:viewBox="0 0 5349 11793" draw:points="0,3017 4140,0 5349,7276 2035,11793">
          <text:p/>
        </draw:polygon>
        <draw:polygon draw:style-name="gr154" draw:text-style-name="P76" draw:layer="layout" svg:width="7.165cm" svg:height="3.122cm" svg:x="12.289cm" svg:y="1.804cm" svg:viewBox="0 0 7166 3123" draw:points="3046,3013 7166,0 4066,272 0,3123">
          <text:p/>
        </draw:polygon>
        <draw:line draw:style-name="gr142" draw:text-style-name="P1" draw:layer="layout" svg:x1="18.52cm" svg:y1="7.433cm" svg:x2="23.845cm" svg:y2="7.7cm">
          <text:p/>
        </draw:line>
        <draw:frame draw:style-name="gr156" draw:text-style-name="P79" draw:layer="layout" svg:width="4.494cm" svg:height="1.661cm" svg:x="18.245cm" svg:y="11.681cm">
          <draw:text-box>
            <text:p text:style-name="P78"><text:span text:style-name="T40">area </text:span><text:span text:style-name="T41">A</text:span></text:p>
          </draw:text-box>
        </draw:frame>
        <draw:frame draw:style-name="gr157" draw:text-style-name="P80" draw:layer="layout" svg:width="1.734cm" svg:height="1.805cm" svg:x="21.138cm" svg:y="6.023cm">
          <draw:text-box>
            <text:p><text:span text:style-name="T42">v</text:span><text:span text:style-name="T43">x</text:span></text:p>
          </draw:text-box>
        </draw:frame>
        <draw:frame draw:style-name="gr158" draw:text-style-name="P81" draw:layer="layout" svg:width="1.713cm" svg:height="1.805cm" svg:x="7.483cm" svg:y="10.442cm">
          <draw:text-box>
            <text:p><text:span text:style-name="T44">N</text:span></text:p>
          </draw:text-box>
        </draw:frame>
        <draw:frame draw:style-name="gr159" draw:text-style-name="P82" draw:layer="layout" svg:width="6.619cm" svg:height="1.661cm" svg:x="11.217cm" svg:y="0.739cm">
          <draw:text-box>
            <text:p text:style-name="P78"><text:span text:style-name="T45">volume </text:span><text:span text:style-name="T46">V</text:span></text:p>
          </draw:text-box>
        </draw:frame>
        <draw:g draw:style-name="gr5">
          <draw:line draw:style-name="gr160" draw:text-style-name="P1" draw:layer="layout" svg:x1="9.84cm" svg:y1="18.928cm" svg:x2="8.149cm" svg:y2="14.093cm">
            <text:p/>
          </draw:line>
          <draw:line draw:style-name="gr160" draw:text-style-name="P1" draw:layer="layout" svg:x1="9.841cm" svg:y1="18.928cm" svg:x2="14.647cm" svg:y2="19.696cm">
            <text:p/>
          </draw:line>
          <draw:line draw:style-name="gr160" draw:text-style-name="P1" draw:layer="layout" svg:x1="9.841cm" svg:y1="18.928cm" svg:x2="12.593cm" svg:y2="16.44cm">
            <text:p/>
          </draw:line>
          <draw:frame draw:style-name="gr161" draw:text-style-name="P83" draw:layer="layout" svg:width="0.692cm" svg:height="1.381cm" svg:x="14.004cm" svg:y="18.53cm">
            <draw:text-box>
              <text:p><text:span text:style-name="T47">x</text:span></text:p>
            </draw:text-box>
          </draw:frame>
          <draw:frame draw:style-name="gr161" draw:text-style-name="P83" draw:layer="layout" svg:width="0.692cm" svg:height="1.381cm" svg:x="12.421cm" svg:y="16.032cm">
            <draw:text-box>
              <text:p><text:span text:style-name="T47">y</text:span></text:p>
            </draw:text-box>
          </draw:frame>
          <draw:frame draw:style-name="gr162" draw:text-style-name="P83" draw:layer="layout" svg:width="0.65cm" svg:height="1.381cm" svg:x="8.23cm" svg:y="13.564cm">
            <draw:text-box>
              <text:p><text:span text:style-name="T47">z</text:span></text:p>
            </draw:text-box>
          </draw:frame>
        </draw:g>
        <draw:measure draw:style-name="gr163" draw:text-style-name="P85" draw:layer="measurelines" svg:x1="17.372cm" svg:y1="13.702cm" svg:x2="14.447cm" svg:y2="13.207cm">
          <text:p text:style-name="P84"/>
          <text:p text:style-name="P84"><text:span text:style-name="T48">v</text:span><text:span text:style-name="T49">x</text:span><text:span text:style-name="T48"> </text:span><text:span text:style-name="T50">Δ</text:span><text:span text:style-name="T48">t</text:span></text:p>
        </draw:measure>
        <draw:frame draw:style-name="gr164" draw:text-style-name="P81" draw:layer="layout" svg:width="1.471cm" svg:height="1.805cm" svg:x="20.038cm" svg:y="9.824cm">
          <draw:text-box>
            <text:p><text:span text:style-name="T44">J</text:span><text:span text:style-name="T51">x</text:span></text:p>
          </draw:text-box>
        </draw:frame>
        <presentation:notes draw:style-name="dp2">
          <draw:page-thumbnail draw:style-name="gr7" draw:layer="layout" svg:width="21.219cm" svg:height="10.476cm" svg:x="0.185cm" svg:y="2.123cm" draw:page-number="31" presentation:class="page"/>
          <draw:frame presentation:style-name="pr1" draw:text-style-name="P7" draw:layer="layout" svg:width="16.771cm" svg:height="12.572cm" svg:x="2.409cm" svg:y="13.271cm" presentation:class="notes" presentation:placeholder="true">
            <draw:text-box/>
          </draw:frame>
        </presentation:notes>
      </draw:page>
      <draw:page draw:name="page32" draw:style-name="dp1" draw:master-page-name="Default">
        <office:forms form:automatic-focus="false" form:apply-design-mode="false"/>
        <draw:frame draw:style-name="gr156" draw:text-style-name="P79" draw:layer="layout" svg:width="4.494cm" svg:height="1.661cm" svg:x="10.565cm" svg:y="13.286cm">
          <draw:text-box>
            <text:p text:style-name="P78"><text:span text:style-name="T40">area </text:span><text:span text:style-name="T41">A</text:span></text:p>
          </draw:text-box>
        </draw:frame>
        <draw:frame draw:style-name="gr159" draw:text-style-name="P86" draw:layer="layout" svg:width="6.619cm" svg:height="1.661cm" svg:x="11.217cm" svg:y="0.739cm">
          <draw:text-box>
            <text:p text:style-name="P78"><text:span text:style-name="T52">volume </text:span><text:span text:style-name="T53">V</text:span></text:p>
          </draw:text-box>
        </draw:frame>
        <draw:g draw:style-name="gr5">
          <draw:line draw:style-name="gr160" draw:text-style-name="P1" draw:layer="layout" svg:x1="9.84cm" svg:y1="18.928cm" svg:x2="8.149cm" svg:y2="14.093cm">
            <text:p/>
          </draw:line>
          <draw:line draw:style-name="gr160" draw:text-style-name="P1" draw:layer="layout" svg:x1="9.841cm" svg:y1="18.928cm" svg:x2="14.647cm" svg:y2="19.696cm">
            <text:p/>
          </draw:line>
          <draw:line draw:style-name="gr160" draw:text-style-name="P1" draw:layer="layout" svg:x1="9.841cm" svg:y1="18.928cm" svg:x2="12.593cm" svg:y2="16.44cm">
            <text:p/>
          </draw:line>
          <draw:frame draw:style-name="gr161" draw:text-style-name="P83" draw:layer="layout" svg:width="0.692cm" svg:height="1.381cm" svg:x="14.004cm" svg:y="18.53cm">
            <draw:text-box>
              <text:p><text:span text:style-name="T47">x</text:span></text:p>
            </draw:text-box>
          </draw:frame>
          <draw:frame draw:style-name="gr161" draw:text-style-name="P83" draw:layer="layout" svg:width="0.692cm" svg:height="1.381cm" svg:x="12.421cm" svg:y="16.032cm">
            <draw:text-box>
              <text:p><text:span text:style-name="T47">y</text:span></text:p>
            </draw:text-box>
          </draw:frame>
          <draw:frame draw:style-name="gr162" draw:text-style-name="P83" draw:layer="layout" svg:width="0.65cm" svg:height="1.381cm" svg:x="8.23cm" svg:y="13.564cm">
            <draw:text-box>
              <text:p><text:span text:style-name="T47">z</text:span></text:p>
            </draw:text-box>
          </draw:frame>
        </draw:g>
        <draw:frame draw:style-name="gr165" draw:text-style-name="P80" draw:layer="layout" svg:width="1.903cm" svg:height="1.805cm" svg:x="20.64cm" svg:y="2.618cm">
          <draw:text-box>
            <text:p><text:span text:style-name="T42">P</text:span><text:span text:style-name="T43">x</text:span></text:p>
          </draw:text-box>
        </draw:frame>
        <dr3d:scene draw:style-name="gr166"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67" draw:layer="layout"/>
        </dr3d:scene>
        <draw:line draw:style-name="gr168" draw:text-style-name="P1" draw:layer="layout" svg:x1="16.454cm" svg:y1="4.288cm" svg:x2="23.274cm" svg:y2="4.418cm">
          <text:p/>
        </draw:line>
        <draw:frame draw:style-name="gr164" draw:text-style-name="P87" draw:layer="layout" svg:width="1.471cm" svg:height="1.805cm" svg:x="17.229cm" svg:y="5.541cm">
          <draw:text-box>
            <text:p><text:span text:style-name="T54">J</text:span><text:span text:style-name="T55">x</text:span></text:p>
          </draw:text-box>
        </draw:frame>
        <draw:line draw:style-name="gr169" draw:text-style-name="P1" draw:layer="layout" svg:x1="14.583cm" svg:y1="7.219cm" svg:x2="19.51cm" svg:y2="7.313cm">
          <text:p/>
        </draw:line>
        <draw:polygon draw:style-name="gr170" draw:text-style-name="P68" draw:layer="layout" svg:width="6.194cm" svg:height="10.871cm" svg:x="10.96cm" svg:y="2.108cm" svg:viewBox="0 0 6195 10872" draw:points="4754,0 0,2839 2261,10872 6195,6776">
          <text:p/>
        </draw:polygon>
        <draw:frame draw:style-name="gr171" draw:text-style-name="P88" draw:layer="layout" svg:width="1.518cm" svg:height="1.661cm" svg:x="8.919cm" svg:y="5.548cm">
          <draw:text-box>
            <text:p text:style-name="P78"><text:span text:style-name="T29">V</text:span></text:p>
          </draw:text-box>
        </draw:frame>
        <draw:frame draw:style-name="gr172" draw:text-style-name="P89" draw:layer="layout" svg:width="1.515cm" svg:height="1.661cm" svg:x="13.133cm" svg:y="9.781cm">
          <draw:text-box>
            <text:p text:style-name="P78"><text:span text:style-name="T56">A</text:span></text:p>
          </draw:text-box>
        </draw:frame>
        <presentation:notes draw:style-name="dp2">
          <draw:page-thumbnail draw:style-name="gr7" draw:layer="layout" svg:width="21.219cm" svg:height="10.476cm" svg:x="0.185cm" svg:y="2.123cm" draw:page-number="32" presentation:class="page"/>
          <draw:frame presentation:style-name="pr1" draw:text-style-name="P7" draw:layer="layout" svg:width="16.771cm" svg:height="12.572cm" svg:x="2.409cm" svg:y="13.271cm" presentation:class="notes" presentation:placeholder="true">
            <draw:text-box/>
          </draw:frame>
        </presentation:notes>
      </draw:page>
      <draw:page draw:name="page33" draw:style-name="dp1" draw:master-page-name="Default">
        <office:forms form:automatic-focus="false" form:apply-design-mode="false"/>
        <draw:g draw:style-name="gr5">
          <draw:line draw:style-name="gr160" draw:text-style-name="P1" draw:layer="layout" svg:x1="10.14cm" svg:y1="18.128cm" svg:x2="8.449cm" svg:y2="13.293cm">
            <text:p/>
          </draw:line>
          <draw:line draw:style-name="gr160" draw:text-style-name="P1" draw:layer="layout" svg:x1="10.141cm" svg:y1="18.128cm" svg:x2="14.947cm" svg:y2="18.896cm">
            <text:p/>
          </draw:line>
          <draw:line draw:style-name="gr160" draw:text-style-name="P1" draw:layer="layout" svg:x1="10.141cm" svg:y1="18.128cm" svg:x2="12.893cm" svg:y2="15.64cm">
            <text:p/>
          </draw:line>
          <draw:frame draw:style-name="gr161" draw:text-style-name="P83" draw:layer="layout" svg:width="0.692cm" svg:height="1.381cm" svg:x="14.304cm" svg:y="17.73cm">
            <draw:text-box>
              <text:p><text:span text:style-name="T47">x</text:span></text:p>
            </draw:text-box>
          </draw:frame>
          <draw:frame draw:style-name="gr161" draw:text-style-name="P83" draw:layer="layout" svg:width="0.692cm" svg:height="1.381cm" svg:x="12.721cm" svg:y="15.232cm">
            <draw:text-box>
              <text:p><text:span text:style-name="T47">y</text:span></text:p>
            </draw:text-box>
          </draw:frame>
          <draw:frame draw:style-name="gr162" draw:text-style-name="P83" draw:layer="layout" svg:width="0.65cm" svg:height="1.381cm" svg:x="8.53cm" svg:y="12.764cm">
            <draw:text-box>
              <text:p><text:span text:style-name="T47">z</text:span></text:p>
            </draw:text-box>
          </draw:frame>
        </draw:g>
        <draw:frame draw:style-name="gr165" draw:text-style-name="P80" draw:layer="layout" svg:width="1.903cm" svg:height="1.805cm" svg:x="20.64cm" svg:y="2.618cm">
          <draw:text-box>
            <text:p><text:span text:style-name="T42">P</text:span><text:span text:style-name="T43">x</text:span></text:p>
          </draw:text-box>
        </draw:frame>
        <dr3d:scene draw:style-name="gr166"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67" draw:layer="layout"/>
        </dr3d:scene>
        <draw:line draw:style-name="gr168" draw:text-style-name="P1" draw:layer="layout" svg:x1="16.454cm" svg:y1="4.288cm" svg:x2="23.274cm" svg:y2="4.418cm">
          <text:p/>
        </draw:line>
        <draw:frame draw:style-name="gr164" draw:text-style-name="P87" draw:layer="layout" svg:width="1.471cm" svg:height="1.805cm" svg:x="17.229cm" svg:y="5.541cm">
          <draw:text-box>
            <text:p><text:span text:style-name="T54">J</text:span><text:span text:style-name="T55">x</text:span></text:p>
          </draw:text-box>
        </draw:frame>
        <draw:line draw:style-name="gr169" draw:text-style-name="P1" draw:layer="layout" svg:x1="14.583cm" svg:y1="7.219cm" svg:x2="19.51cm" svg:y2="7.313cm">
          <text:p/>
        </draw:line>
        <draw:polygon draw:style-name="gr170" draw:text-style-name="P68" draw:layer="layout" svg:width="6.194cm" svg:height="10.871cm" svg:x="10.96cm" svg:y="2.108cm" svg:viewBox="0 0 6195 10872" draw:points="4754,0 0,2839 2261,10872 6195,6776">
          <text:p/>
        </draw:polygon>
        <draw:frame draw:style-name="gr171" draw:text-style-name="P90" draw:layer="layout" svg:width="1.518cm" svg:height="1.661cm" svg:x="8.919cm" svg:y="5.548cm">
          <draw:text-box>
            <text:p text:style-name="P78"><text:span text:style-name="T56">V</text:span></text:p>
          </draw:text-box>
        </draw:frame>
        <draw:frame draw:style-name="gr172" draw:text-style-name="P89" draw:layer="layout" svg:width="1.515cm" svg:height="1.661cm" svg:x="13.133cm" svg:y="9.781cm">
          <draw:text-box>
            <text:p text:style-name="P78"><text:span text:style-name="T56">A</text:span></text:p>
          </draw:text-box>
        </draw:frame>
        <presentation:notes draw:style-name="dp2">
          <draw:page-thumbnail draw:style-name="gr7" draw:layer="layout" svg:width="21.219cm" svg:height="10.476cm" svg:x="0.185cm" svg:y="2.123cm" draw:page-number="33" presentation:class="page"/>
          <draw:frame presentation:style-name="pr1" draw:text-style-name="P7" draw:layer="layout" svg:width="16.771cm" svg:height="12.572cm" svg:x="2.409cm" svg:y="13.271cm" presentation:class="notes" presentation:placeholder="true">
            <draw:text-box/>
          </draw:frame>
        </presentation:notes>
      </draw:page>
      <draw:page draw:name="page34" draw:style-name="dp1" draw:master-page-name="Default">
        <office:forms form:automatic-focus="false" form:apply-design-mode="false"/>
        <dr3d:scene draw:style-name="gr132" svg:width="13.375cm" svg:height="11.902cm" svg:x="7.354cm" svg:y="1.7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3" draw:layer="layout"/>
        </dr3d:scene>
        <draw:polygon draw:style-name="gr153" draw:text-style-name="P75" draw:layer="layout" svg:width="6.194cm" svg:height="10.871cm" svg:x="10.96cm" svg:y="2.108cm" svg:viewBox="0 0 6195 10872" draw:points="4754,0 0,2839 2261,10872 6195,6776">
          <text:p/>
        </draw:polygon>
        <draw:line draw:style-name="gr142" draw:text-style-name="P1" draw:layer="layout" svg:x1="18.52cm" svg:y1="7.433cm" svg:x2="23.845cm" svg:y2="7.7cm">
          <text:p/>
        </draw:line>
        <draw:frame draw:style-name="gr156" draw:text-style-name="P79" draw:layer="layout" svg:width="4.494cm" svg:height="1.661cm" svg:x="18.245cm" svg:y="11.681cm">
          <draw:text-box>
            <text:p text:style-name="P78"><text:span text:style-name="T40">area </text:span><text:span text:style-name="T41">A</text:span></text:p>
          </draw:text-box>
        </draw:frame>
        <draw:frame draw:style-name="gr164" draw:text-style-name="P80" draw:layer="layout" svg:width="1.471cm" svg:height="1.805cm" svg:x="21.138cm" svg:y="6.023cm">
          <draw:text-box>
            <text:p><text:span text:style-name="T42">J</text:span><text:span text:style-name="T43">x</text:span></text:p>
          </draw:text-box>
        </draw:frame>
        <draw:frame draw:style-name="gr158" draw:text-style-name="P81" draw:layer="layout" svg:width="1.713cm" svg:height="1.805cm" svg:x="7.483cm" svg:y="10.442cm">
          <draw:text-box>
            <text:p><text:span text:style-name="T44">N</text:span></text:p>
          </draw:text-box>
        </draw:frame>
        <draw:frame draw:style-name="gr159" draw:text-style-name="P82" draw:layer="layout" svg:width="6.619cm" svg:height="1.661cm" svg:x="11.217cm" svg:y="0.739cm">
          <draw:text-box>
            <text:p text:style-name="P78"><text:span text:style-name="T45">volume </text:span><text:span text:style-name="T46">V</text:span></text:p>
          </draw:text-box>
        </draw:frame>
        <draw:g draw:style-name="gr5">
          <draw:line draw:style-name="gr160" draw:text-style-name="P1" draw:layer="layout" svg:x1="9.84cm" svg:y1="18.928cm" svg:x2="8.149cm" svg:y2="14.093cm">
            <text:p/>
          </draw:line>
          <draw:line draw:style-name="gr160" draw:text-style-name="P1" draw:layer="layout" svg:x1="9.841cm" svg:y1="18.928cm" svg:x2="14.647cm" svg:y2="19.696cm">
            <text:p/>
          </draw:line>
          <draw:line draw:style-name="gr160" draw:text-style-name="P1" draw:layer="layout" svg:x1="9.841cm" svg:y1="18.928cm" svg:x2="12.593cm" svg:y2="16.44cm">
            <text:p/>
          </draw:line>
          <draw:frame draw:style-name="gr161" draw:text-style-name="P83" draw:layer="layout" svg:width="0.692cm" svg:height="1.381cm" svg:x="14.004cm" svg:y="18.53cm">
            <draw:text-box>
              <text:p><text:span text:style-name="T47">x</text:span></text:p>
            </draw:text-box>
          </draw:frame>
          <draw:frame draw:style-name="gr161" draw:text-style-name="P83" draw:layer="layout" svg:width="0.692cm" svg:height="1.381cm" svg:x="12.421cm" svg:y="16.032cm">
            <draw:text-box>
              <text:p><text:span text:style-name="T47">y</text:span></text:p>
            </draw:text-box>
          </draw:frame>
          <draw:frame draw:style-name="gr162" draw:text-style-name="P83" draw:layer="layout" svg:width="0.65cm" svg:height="1.381cm" svg:x="8.23cm" svg:y="13.564cm">
            <draw:text-box>
              <text:p><text:span text:style-name="T47">z</text:span></text:p>
            </draw:text-box>
          </draw:frame>
        </draw:g>
        <draw:measure draw:style-name="gr173" draw:text-style-name="P85" draw:layer="measurelines" svg:x1="17.372cm" svg:y1="13.702cm" svg:x2="14.447cm" svg:y2="13.207cm">
          <text:p text:style-name="P84"/>
          <text:p text:style-name="P84"><text:span text:style-name="T48">v</text:span><text:span text:style-name="T49">x</text:span><text:span text:style-name="T48"> </text:span><text:span text:style-name="T50">Δ</text:span><text:span text:style-name="T48">t</text:span></text:p>
        </draw:measure>
        <draw:frame draw:style-name="gr164" draw:text-style-name="P81" draw:layer="layout" svg:width="1.471cm" svg:height="1.805cm" svg:x="20.038cm" svg:y="9.824cm">
          <draw:text-box>
            <text:p><text:span text:style-name="T44">J</text:span><text:span text:style-name="T51">x</text:span></text:p>
          </draw:text-box>
        </draw:frame>
        <draw:line draw:style-name="gr174" draw:text-style-name="P1" draw:layer="layout" svg:x1="13.67cm" svg:y1="3.398cm" svg:x2="15.456cm" svg:y2="10.626cm">
          <text:p/>
        </draw:line>
        <draw:line draw:style-name="gr174" draw:text-style-name="P1" draw:layer="layout" svg:x1="11.261cm" svg:y1="7.141cm" svg:x2="18.424cm" svg:y2="7.292cm">
          <text:p/>
        </draw:line>
        <draw:line draw:style-name="gr174" draw:text-style-name="P1" draw:layer="layout" svg:x1="16.488cm" svg:y1="5.657cm" svg:x2="12.207cm" svg:y2="9.163cm">
          <text:p/>
        </draw:line>
        <draw:frame draw:style-name="gr175" draw:text-style-name="P80" draw:layer="layout" svg:width="5.755cm" svg:height="1.805cm" svg:x="22.75cm" svg:y="17.481cm">
          <draw:text-box>
            <text:p><text:span text:style-name="T42">P</text:span><text:span text:style-name="T43">x</text:span><text:span text:style-name="T57"> = </text:span><text:span text:style-name="T58">ρ </text:span><text:span text:style-name="T57">J</text:span><text:span text:style-name="T43">x</text:span></text:p>
          </draw:text-box>
        </draw:frame>
        <presentation:notes draw:style-name="dp2">
          <draw:page-thumbnail draw:style-name="gr7" draw:layer="layout" svg:width="21.219cm" svg:height="10.476cm" svg:x="0.185cm" svg:y="2.123cm" draw:page-number="34" presentation:class="page"/>
          <draw:frame presentation:style-name="pr1" draw:text-style-name="P7" draw:layer="layout" svg:width="16.771cm" svg:height="12.572cm" svg:x="2.409cm" svg:y="13.271cm" presentation:class="notes" presentation:placeholder="true">
            <draw:text-box/>
          </draw:frame>
        </presentation:notes>
      </draw:page>
      <draw:page draw:name="page35" draw:style-name="dp1" draw:master-page-name="Default">
        <office:forms form:automatic-focus="false" form:apply-design-mode="false"/>
        <draw:g draw:style-name="gr5">
          <draw:line draw:style-name="gr160" draw:text-style-name="P1" draw:layer="layout" svg:x1="10.14cm" svg:y1="18.128cm" svg:x2="8.449cm" svg:y2="13.293cm">
            <text:p/>
          </draw:line>
          <draw:line draw:style-name="gr160" draw:text-style-name="P1" draw:layer="layout" svg:x1="10.141cm" svg:y1="18.128cm" svg:x2="14.947cm" svg:y2="18.896cm">
            <text:p/>
          </draw:line>
          <draw:line draw:style-name="gr160" draw:text-style-name="P1" draw:layer="layout" svg:x1="10.141cm" svg:y1="18.128cm" svg:x2="12.893cm" svg:y2="15.64cm">
            <text:p/>
          </draw:line>
          <draw:frame draw:style-name="gr161" draw:text-style-name="P83" draw:layer="layout" svg:width="0.692cm" svg:height="1.381cm" svg:x="14.304cm" svg:y="17.73cm">
            <draw:text-box>
              <text:p><text:span text:style-name="T47">x</text:span></text:p>
            </draw:text-box>
          </draw:frame>
          <draw:frame draw:style-name="gr161" draw:text-style-name="P83" draw:layer="layout" svg:width="0.692cm" svg:height="1.381cm" svg:x="12.721cm" svg:y="15.232cm">
            <draw:text-box>
              <text:p><text:span text:style-name="T47">y</text:span></text:p>
            </draw:text-box>
          </draw:frame>
          <draw:frame draw:style-name="gr162" draw:text-style-name="P83" draw:layer="layout" svg:width="0.65cm" svg:height="1.381cm" svg:x="8.53cm" svg:y="12.764cm">
            <draw:text-box>
              <text:p><text:span text:style-name="T47">z</text:span></text:p>
            </draw:text-box>
          </draw:frame>
        </draw:g>
        <draw:g draw:style-name="gr5">
          <svg:title>TexMaths</svg:title>
          <svg:desc>72§latex§\qty{4}{J}?§svg§600§TRUE§</svg:desc>
          <draw:path draw:style-name="gr176" draw:text-style-name="P66" draw:layer="layout" svg:width="1.185cm" svg:height="1.75cm" svg:x="12.846cm" svg:y="6.376cm" svg:viewBox="0 0 1186 1751" svg:d="M1186 1751c0-26 0-52 0-79-41-2-82-5-123-7-122-7-150-36-150-187 0-64 0-129 0-193 143 0 201 7 273 14 0-60 0-120 0-179-70 2-130 7-209 7-21 0-43 0-64 0 0-117 0-235 0-352 0-445 0-660 14-761-10-4-19-9-29-14-62 22-124 43-187 65-237 387-474 775-711 1162 10 19 19 39 29 58 222 0 445 0 668 0 0 64 0 129 0 193 0 151-29 187-151 187-53 2-105 5-158 7 0 27 0 53 0 79 137-7 273-7 410-7 129 0 258 0 388 7zM697 1127c-180 0-359 0-539 0 180-294 359-589 539-883 0 294 0 589 0 883z">
            <text:p/>
          </draw:path>
          <draw:path draw:style-name="gr176" draw:text-style-name="P66" draw:layer="layout" svg:width="0.825cm" svg:height="2.224cm" svg:x="14.621cm" svg:y="6.383cm" svg:viewBox="0 0 826 2225" svg:d="M826 72c0-24 0-48 0-72-129 0-251 7-373 7s-245-7-367-7c0 24 0 48 0 72 41 2 82 5 122 7 115 7 130 29 130 230 0 490 0 980 0 1471 0 208-36 280-137 280-64 0-115-15-172-50-10 4-19 9-29 14 5 64 10 129 14 194 20 2 39 4 58 7 5 0 9 0 14 0 86 0 237-86 331-201 122-151 158-280 158-581 0-378 0-756 0-1134 0-201 14-223 129-230 41-2 82-5 122-7z">
            <text:p/>
          </draw:path>
          <draw:path draw:style-name="gr176" draw:text-style-name="P66" draw:layer="layout" svg:width="0.89cm" svg:height="1.757cm" svg:x="15.605cm" svg:y="6.376cm" svg:viewBox="0 0 891 1758" svg:d="M891 388c0-223-201-388-460-388-108 0-201 22-330 86-34 96-67 192-101 287 26 7 53 15 79 22 17-41 34-82 50-122 29-72 101-108 216-108 180 0 309 115 309 273 0 100-43 179-194 344-151 173-194 237-194 323 0 72 36 137 115 180 17-10 33-19 50-29-36-50-57-86-57-122 0-86 36-129 237-309 215-201 280-294 280-437zM546 1608c0-72-72-144-151-144s-144 68-144 144c0 75 65 150 144 150s151-71 151-150z">
            <text:p/>
          </draw:path>
        </draw:g>
        <dr3d:scene draw:style-name="gr166" svg:width="13.377cm" svg:height="11.912cm" svg:x="7.353cm" svg:y="1.7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67" draw:layer="layout"/>
        </dr3d:scene>
        <presentation:notes draw:style-name="dp2">
          <draw:page-thumbnail draw:style-name="gr7" draw:layer="layout" svg:width="21.219cm" svg:height="10.476cm" svg:x="0.185cm" svg:y="2.123cm" draw:page-number="35" presentation:class="page"/>
          <draw:frame presentation:style-name="pr1" draw:text-style-name="P7" draw:layer="layout" svg:width="16.771cm" svg:height="12.572cm" svg:x="2.409cm" svg:y="13.271cm" presentation:class="notes" presentation:placeholder="true">
            <draw:text-box/>
          </draw:frame>
        </presentation:notes>
      </draw:page>
      <draw:page draw:name="page36" draw:style-name="dp1" draw:master-page-name="Default">
        <office:forms form:automatic-focus="false" form:apply-design-mode="false"/>
        <draw:g draw:style-name="gr5">
          <svg:title>TexMaths</svg:title>
          <svg:desc>72§latex§\qty{3}{N\,s}?§svg§600§TRUE§</svg:desc>
          <draw:path draw:style-name="gr176" draw:text-style-name="P66" draw:layer="layout" svg:width="1.128cm" svg:height="1.778cm" svg:x="11.147cm" svg:y="8.99cm" svg:viewBox="0 0 1129 1779" svg:d="M1129 1169c0-121-50-229-137-294-64-43-122-64-251-86 201-158 280-272 280-416 0-222-187-373-467-373-173 0-288 50-403 165-26 105-53 210-79 316 26 0 53 0 79 0 17-48 34-96 50-144 22-86 187-172 317-172 165 0 295 136 295 294 0 187-151 345-324 345-22 0-81-5-122-8-10 46-19 91-29 137 5 5 10 9 14 14 101-43 144-57 216-57 209 0 331 136 331 358 0 259-158 431-388 431-115 0-223-43-295-115-65-50-94-108-144-244-24 7-48 15-72 22 58 158 79 244 93 373 130 43 245 64 339 64 302 0 697-265 697-610z">
            <text:p/>
          </draw:path>
          <draw:path draw:style-name="gr176" draw:text-style-name="P66" draw:layer="layout" svg:width="2.006cm" svg:height="1.786cm" svg:x="12.981cm" svg:y="8.983cm" svg:viewBox="0 0 2007 1787" svg:d="M2007 72c0-24 0-48 0-72-101 7-202 7-303 7-100 0-194 0-294-7 0 24 0 48 0 72 38 2 76 5 115 7 115 7 129 36 129 230 0 394 0 789 0 1183-405-497-810-995-1215-1492-46 2-87 7-137 7-122 0-201-5-302-7 0 24 0 48 0 72 36 2 72 5 108 7 115 7 129 36 129 230 0 375 0 750 0 1126 0 194-14 215-129 222-36 3-72 5-108 8 0 26 0 52 0 78 93-7 194-7 295-7s201 0 302 7c0-26 0-52 0-78-38-3-77-5-115-8-115-7-130-28-130-222 0-387 0-775 0-1162 398 490 796 980 1194 1470 77 15 154 29 230 44 0-29-7-72-7-94 0-461 0-923 0-1384 0-194 15-223 130-230 36-2 72-5 108-7z">
            <text:p/>
          </draw:path>
          <draw:path draw:style-name="gr176" draw:text-style-name="P66" draw:layer="layout" svg:width="0.905cm" svg:height="1.226cm" svg:x="15.534cm" svg:y="9.542cm" svg:viewBox="0 0 906 1227" svg:d="M906 804c0-79-14-137-65-187-64-65-151-93-374-136-208-36-273-86-273-201 0-129 86-201 238-201 172 0 302 93 302 208 0 19 0 38 0 57 24 0 48 0 71 0 0-143 0-208 8-279-130-51-223-65-324-65-295 0-475 136-475 366 0 115 58 201 173 258 72 29 201 65 374 108 115 21 158 72 158 172 0 136-122 230-302 230-187 0-316-86-316-216 0-33 0-67 0-100-24 0-48 0-72 0 0 172-7 244-29 344 129 43 230 65 345 65 331 0 561-179 561-423z">
            <text:p/>
          </draw:path>
          <draw:path draw:style-name="gr176" draw:text-style-name="P66" draw:layer="layout" svg:width="0.891cm" svg:height="1.757cm" svg:x="16.634cm" svg:y="8.976cm" svg:viewBox="0 0 892 1758" svg:d="M892 387c0-215-202-387-460-387-116 0-202 22-331 86-34 96-67 191-101 287 24 7 48 14 72 22 17-41 33-82 50-122 29-72 108-108 223-108 180 0 309 115 309 273 0 100-43 186-194 344-151 172-194 237-194 323 0 79 36 136 108 186 19-11 38-23 58-35-44-51-58-87-58-122 0-86 36-130 237-309 216-194 281-294 281-438zM539 1607c0-72-72-143-143-143-80 0-144 68-144 143s64 151 136 151c79 0 151-72 151-151z">
            <text:p/>
          </draw:path>
        </draw:g>
        <draw:line draw:style-name="gr177" draw:text-style-name="P1" draw:layer="layout" svg:x1="15.236cm" svg:y1="9.401cm" svg:x2="17.314cm" svg:y2="5.953cm">
          <text:p/>
        </draw:line>
        <draw:g draw:style-name="gr5">
          <draw:line draw:style-name="gr160" draw:text-style-name="P1" draw:layer="layout" svg:x1="10.14cm" svg:y1="19.728cm" svg:x2="8.449cm" svg:y2="14.893cm">
            <text:p/>
          </draw:line>
          <draw:line draw:style-name="gr160" draw:text-style-name="P1" draw:layer="layout" svg:x1="10.141cm" svg:y1="19.728cm" svg:x2="14.947cm" svg:y2="20.496cm">
            <text:p/>
          </draw:line>
          <draw:line draw:style-name="gr160" draw:text-style-name="P1" draw:layer="layout" svg:x1="10.141cm" svg:y1="19.728cm" svg:x2="12.893cm" svg:y2="17.24cm">
            <text:p/>
          </draw:line>
          <draw:frame draw:style-name="gr161" draw:text-style-name="P83" draw:layer="layout" svg:width="0.692cm" svg:height="1.381cm" svg:x="14.304cm" svg:y="19.33cm">
            <draw:text-box>
              <text:p><text:span text:style-name="T47">x</text:span></text:p>
            </draw:text-box>
          </draw:frame>
          <draw:frame draw:style-name="gr161" draw:text-style-name="P83" draw:layer="layout" svg:width="0.692cm" svg:height="1.381cm" svg:x="12.721cm" svg:y="16.832cm">
            <draw:text-box>
              <text:p><text:span text:style-name="T47">y</text:span></text:p>
            </draw:text-box>
          </draw:frame>
          <draw:frame draw:style-name="gr162" draw:text-style-name="P83" draw:layer="layout" svg:width="0.65cm" svg:height="1.381cm" svg:x="8.53cm" svg:y="14.364cm">
            <draw:text-box>
              <text:p><text:span text:style-name="T47">z</text:span></text:p>
            </draw:text-box>
          </draw:frame>
        </draw:g>
        <dr3d:scene draw:style-name="gr166"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67" draw:layer="layout"/>
        </dr3d:scene>
        <draw:line draw:style-name="gr178" draw:text-style-name="P1" draw:layer="layout" svg:x1="17.314cm" svg:y1="5.97cm" svg:x2="20.61cm" svg:y2="0.494cm">
          <text:p/>
        </draw:line>
        <presentation:notes draw:style-name="dp2">
          <draw:page-thumbnail draw:style-name="gr7" draw:layer="layout" svg:width="21.219cm" svg:height="10.476cm" svg:x="0.185cm" svg:y="2.123cm" draw:page-number="36" presentation:class="page"/>
          <draw:frame presentation:style-name="pr1" draw:text-style-name="P7" draw:layer="layout" svg:width="16.771cm" svg:height="12.572cm" svg:x="2.409cm" svg:y="13.271cm" presentation:class="notes" presentation:placeholder="true">
            <draw:text-box/>
          </draw:frame>
        </presentation:notes>
      </draw:page>
      <draw:page draw:name="page37" draw:style-name="dp1" draw:master-page-name="Default">
        <office:forms form:automatic-focus="false" form:apply-design-mode="false"/>
        <draw:g draw:style-name="gr5">
          <svg:title>TexMaths</svg:title>
          <svg:desc>72§latex§\qty{7}{N\,m\,s}?§svg§600§TRUE§</svg:desc>
          <draw:path draw:style-name="gr176" draw:text-style-name="P66" draw:layer="layout" svg:width="1.143cm" svg:height="1.735cm" svg:x="10.747cm" svg:y="8.99cm" svg:viewBox="0 0 1144 1736" svg:d="M1144 72c0-24 0-48 0-72-273 7-295 14-568 14-267 0-310-7-554-14-8 5-15 10-22 14 2 86 7 158 7 259 0 100-5 172-7 258 24 0 48 0 72 0 7-48 14-96 22-144 14-150 36-172 151-172 225 0 450 0 676 0-101 208-180 352-273 502-207 328-413 656-619 983 7 12 14 24 21 36 39-2 69-7 115-7 47 0 77 5 116 7 108-272 172-437 402-839 154-275 307-550 461-825z">
            <text:p/>
          </draw:path>
          <draw:path draw:style-name="gr176" draw:text-style-name="P66" draw:layer="layout" svg:width="2.006cm" svg:height="1.786cm" svg:x="12.502cm" svg:y="8.983cm" svg:viewBox="0 0 2007 1787" svg:d="M2007 72c0-24 0-48 0-72-100 7-201 7-302 7-93 0-194 0-288-7 0 24 0 48 0 72 36 2 72 5 108 7 115 7 130 36 130 230 0 394 0 789 0 1183-406-497-811-995-1216-1492-46 2-86 7-137 7-115 0-201-5-302-7 0 24 0 48 0 72 36 2 72 5 108 7 115 7 129 36 129 230 0 375 0 750 0 1126 0 194-14 215-129 222-36 3-72 5-108 8 0 26 0 52 0 78 101-7 194-7 295-7s201 0 302 7c0-26 0-52 0-78-38-3-77-5-115-8-115-7-129-28-129-222 0-387 0-775 0-1162 400 490 801 980 1201 1470 74 15 149 29 223 44 0-29-7-72-7-94 0-461 0-923 0-1384 0-194 14-223 129-230 36-2 72-5 108-7z">
            <text:p/>
          </draw:path>
          <draw:path draw:style-name="gr176" draw:text-style-name="P66" draw:layer="layout" svg:width="2.157cm" svg:height="1.183cm" svg:x="15.02cm" svg:y="9.542cm" svg:viewBox="0 0 2158 1184" svg:d="M2158 1184c0-26 0-53 0-79-40-2-81-5-122-7-86 0-93-22-93-180 0-172 0-344 0-516 0-244-144-402-382-402-86 0-158 22-201 65-65 55-130 110-194 165-80-165-188-230-360-230-94 0-166 22-209 65-57 52-115 105-173 157 0-71 0-143 0-215-9-2-19-5-28-7-123 50-259 86-389 100 0 24 0 48 0 72 31 0 63 0 94 0 100 0 108 15 108 180 0 189 0 377 0 566 0 158-8 180-94 180-38 2-77 5-115 7 0 26 0 53 0 79 108-7 216-7 324-7 100 0 194 0 295 7 0-26 0-53 0-79-34-2-67-5-101-7-86 0-94-22-94-180 0-177 0-354 0-531 0-114 166-236 317-236 137 0 230 129 230 323 0 148 0 296 0 444 0 158-7 180-93 180-39 2-77 5-115 7 0 26 0 53 0 79 100-7 212-7 316-7 105 0 209 0 317 7 0-26 0-53 0-79-41-2-82-5-123-7-86 0-93-22-93-180 0-177 0-354 0-531 0-114 173-236 324-236 136 0 230 129 230 323 0 236 0 473 0 710 65-7 129-7 194-7 79 0 151 0 230 7z">
            <text:p/>
          </draw:path>
          <draw:path draw:style-name="gr176" draw:text-style-name="P66" draw:layer="layout" svg:width="0.906cm" svg:height="1.226cm" svg:x="17.711cm" svg:y="9.542cm" svg:viewBox="0 0 907 1227" svg:d="M907 804c0-79-15-137-65-187-72-65-151-93-374-136-209-36-274-86-274-201 0-129 87-201 238-201 172 0 302 93 302 208 0 19 0 38 0 57 24 0 48 0 72 0 0-143 0-208 7-279-130-51-223-65-324-65-295 0-475 136-475 366 0 115 58 201 173 258 65 29 202 65 374 108 115 21 158 72 158 172 0 136-122 230-302 230-187 0-316-86-316-216 0-33 0-67 0-100-27 0-53 0-79 0 0 172-8 244-22 344 130 43 230 65 345 65 331 0 562-179 562-423z">
            <text:p/>
          </draw:path>
          <draw:path draw:style-name="gr176" draw:text-style-name="P66" draw:layer="layout" svg:width="0.891cm" svg:height="1.757cm" svg:x="18.812cm" svg:y="8.976cm" svg:viewBox="0 0 892 1758" svg:d="M892 387c0-215-201-387-460-387-115 0-202 22-338 86-32 96-63 191-94 287 24 7 48 14 72 22 17-41 34-82 50-122 29-72 108-108 223-108 180 0 310 115 310 273 0 100-43 186-195 344-151 172-194 237-194 323 0 79 36 136 108 186 19-11 38-23 58-35-43-51-58-87-58-122 0-86 36-130 238-309 215-194 280-294 280-438zM540 1607c0-72-72-143-144-143-79 0-144 68-144 143s65 151 137 151c79 0 151-72 151-151z">
            <text:p/>
          </draw:path>
        </draw:g>
        <draw:line draw:style-name="gr177" draw:text-style-name="P1" draw:layer="layout" svg:x1="15.236cm" svg:y1="9.401cm" svg:x2="16.64cm" svg:y2="5.628cm">
          <text:p/>
        </draw:line>
        <draw:g draw:style-name="gr5">
          <draw:line draw:style-name="gr160" draw:text-style-name="P1" draw:layer="layout" svg:x1="10.14cm" svg:y1="19.728cm" svg:x2="8.449cm" svg:y2="14.893cm">
            <text:p/>
          </draw:line>
          <draw:line draw:style-name="gr160" draw:text-style-name="P1" draw:layer="layout" svg:x1="10.141cm" svg:y1="19.728cm" svg:x2="14.947cm" svg:y2="20.496cm">
            <text:p/>
          </draw:line>
          <draw:line draw:style-name="gr160" draw:text-style-name="P1" draw:layer="layout" svg:x1="10.141cm" svg:y1="19.728cm" svg:x2="12.893cm" svg:y2="17.24cm">
            <text:p/>
          </draw:line>
          <draw:frame draw:style-name="gr161" draw:text-style-name="P83" draw:layer="layout" svg:width="0.692cm" svg:height="1.381cm" svg:x="14.304cm" svg:y="19.33cm">
            <draw:text-box>
              <text:p><text:span text:style-name="T47">x</text:span></text:p>
            </draw:text-box>
          </draw:frame>
          <draw:frame draw:style-name="gr161" draw:text-style-name="P83" draw:layer="layout" svg:width="0.692cm" svg:height="1.381cm" svg:x="12.721cm" svg:y="16.832cm">
            <draw:text-box>
              <text:p><text:span text:style-name="T47">y</text:span></text:p>
            </draw:text-box>
          </draw:frame>
          <draw:frame draw:style-name="gr162" draw:text-style-name="P83" draw:layer="layout" svg:width="0.65cm" svg:height="1.381cm" svg:x="8.53cm" svg:y="14.364cm">
            <draw:text-box>
              <text:p><text:span text:style-name="T47">z</text:span></text:p>
            </draw:text-box>
          </draw:frame>
        </draw:g>
        <dr3d:scene draw:style-name="gr166" svg:width="13.377cm" svg:height="11.912cm" svg:x="7.353cm" svg:y="3.362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67" draw:layer="layout"/>
        </dr3d:scene>
        <draw:polyline draw:style-name="gr179" draw:text-style-name="P1" draw:layer="layout" svg:width="2.038cm" svg:height="4.435cm" draw:transform="skewX (0.000174532925199401) rotate (1.21544729108885) translate (15.803673000832cm 1.48306541050054cm)" svg:viewBox="0 0 2039 4436" draw:points="347,551 400,459 454,374 511,297 570,228 631,168 693,117 724,95 757,75 789,58 822,42 853,30 886,19 920,10 953,4 987,1 1020,0 1053,2 1088,5 1121,11 1154,20 1187,30 1218,42 1251,59 1284,75 1316,95 1348,117 1411,168 1471,228 1531,298 1588,374 1642,460 1693,551 1741,651 1786,756 1828,868 1867,985 1903,1110 1933,1239 1956,1373 1989,1652 2039,2219 1988,2785 1955,3064 1933,3199 1903,3328 1867,3451 1827,3570 1785,3681 1740,3786 1692,3885 1641,3977 1587,4063 1530,4139 1470,4208 1410,4268 1347,4319 1315,4342 1284,4361 1251,4378 1218,4394 1186,4406 1153,4417 1120,4426 1087,4432 1052,4435 1019,4436 986,4435 952,4432 919,4426 886,4417 853,4406 821,4394 788,4378 757,4361 724,4342 692,4319 630,4268 569,4208 510,4139 453,4062 399,3977 347,3885 299,3786 254,3681 212,3570 172,3451 136,3328 105,3184 76,3012 34,2646 0,2218 9,1928 35,1644 54,1506 77,1369 105,1237 137,1110 173,985 212,868 254,755 299,650">
          <text:p/>
        </draw:polyline>
        <draw:custom-shape draw:style-name="gr151" draw:text-style-name="P23" draw:layer="layout" svg:width="0.487cm" svg:height="0.49cm" draw:transform="rotate (-0.396364273127912) translate (18.463cm 0.051cm)">
          <text:p/>
          <draw:enhanced-geometry svg:viewBox="0 0 21600 21600" draw:mirror-horizontal="false" draw:mirror-vertical="false" draw:type="rectangle" draw:enhanced-path="M 0 0 L 21600 0 21600 21600 0 21600 0 0 Z N"/>
        </draw:custom-shape>
        <draw:line draw:style-name="gr180" draw:text-style-name="P1" draw:layer="layout" svg:x1="17.969cm" svg:y1="2.076cm" svg:x2="19.297cm" svg:y2="-1.495cm">
          <text:p/>
        </draw:line>
        <draw:line draw:style-name="gr180" draw:text-style-name="P1" draw:layer="layout" svg:x1="16.64cm" svg:y1="5.664cm" svg:x2="17.843cm" svg:y2="2.429cm">
          <text:p/>
        </draw:line>
        <presentation:notes draw:style-name="dp2">
          <draw:page-thumbnail draw:style-name="gr7" draw:layer="layout" svg:width="21.219cm" svg:height="10.476cm" svg:x="0.185cm" svg:y="2.123cm" draw:page-number="37" presentation:class="page"/>
          <draw:frame presentation:style-name="pr1" draw:text-style-name="P7" draw:layer="layout" svg:width="16.771cm" svg:height="12.572cm" svg:x="2.409cm" svg:y="13.271cm" presentation:class="notes" presentation:placeholder="true">
            <draw:text-box/>
          </draw:frame>
        </presentation:notes>
      </draw:page>
      <draw:page draw:name="page38" draw:style-name="dp1" draw:master-page-name="Default">
        <office:forms form:automatic-focus="false" form:apply-design-mode="false"/>
        <draw:line draw:style-name="gr130" draw:text-style-name="P1" draw:layer="layout" svg:x1="15.236cm" svg:y1="9.601cm" svg:x2="17.98cm" svg:y2="7.532cm">
          <text:p/>
        </draw:line>
        <dr3d:scene draw:style-name="gr132" svg:width="13.375cm" svg:height="11.902cm" svg:x="7.354cm" svg:y="3.571cm" dr3d:transform="matrix (0.840596965514727 -0.0222922320854915 0.541202178447278 -0.216767269324096 0.901811243344385 0.373829416080957 -0.49639570154989 -0.431554791152063 0.753227568346043 -0.0078768847240584cm -0.00115499333777192cm 0.021771843938888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cube draw:style-name="gr133" draw:layer="layout"/>
        </dr3d:scene>
        <draw:line draw:style-name="gr142" draw:text-style-name="P1" draw:layer="layout" svg:x1="17.968cm" svg:y1="7.554cm" svg:x2="22.772cm" svg:y2="3.93cm">
          <text:p/>
        </draw:line>
        <draw:g draw:style-name="gr5">
          <draw:line draw:style-name="gr160" draw:text-style-name="P1" draw:layer="layout" svg:x1="10.18cm" svg:y1="18.129cm" svg:x2="8.489cm" svg:y2="13.294cm">
            <text:p/>
          </draw:line>
          <draw:line draw:style-name="gr160" draw:text-style-name="P1" draw:layer="layout" svg:x1="10.181cm" svg:y1="18.129cm" svg:x2="14.987cm" svg:y2="18.897cm">
            <text:p/>
          </draw:line>
          <draw:line draw:style-name="gr160" draw:text-style-name="P1" draw:layer="layout" svg:x1="10.181cm" svg:y1="18.129cm" svg:x2="12.933cm" svg:y2="15.641cm">
            <text:p/>
          </draw:line>
          <draw:frame draw:style-name="gr161" draw:text-style-name="P83" draw:layer="layout" svg:width="0.692cm" svg:height="1.381cm" svg:x="14.344cm" svg:y="17.731cm">
            <draw:text-box>
              <text:p><text:span text:style-name="T47">x</text:span></text:p>
            </draw:text-box>
          </draw:frame>
          <draw:frame draw:style-name="gr161" draw:text-style-name="P83" draw:layer="layout" svg:width="0.692cm" svg:height="1.381cm" svg:x="12.761cm" svg:y="15.233cm">
            <draw:text-box>
              <text:p><text:span text:style-name="T47">y</text:span></text:p>
            </draw:text-box>
          </draw:frame>
          <draw:frame draw:style-name="gr162" draw:text-style-name="P83" draw:layer="layout" svg:width="0.65cm" svg:height="1.381cm" svg:x="8.57cm" svg:y="12.765cm">
            <draw:text-box>
              <text:p><text:span text:style-name="T47">z</text:span></text:p>
            </draw:text-box>
          </draw:frame>
        </draw:g>
        <presentation:notes draw:style-name="dp2">
          <draw:page-thumbnail draw:style-name="gr7" draw:layer="layout" svg:width="21.219cm" svg:height="10.476cm" svg:x="0.185cm" svg:y="2.123cm" draw:page-number="38" presentation:class="page"/>
          <draw:frame presentation:style-name="pr1" draw:text-style-name="P7" draw:layer="layout" svg:width="16.771cm" svg:height="12.572cm" svg:x="2.409cm" svg:y="13.271cm" presentation:class="notes" presentation:placeholder="true">
            <draw:text-box/>
          </draw:frame>
        </presentation:notes>
      </draw:page>
      <draw:page draw:name="page39" draw:style-name="dp1" draw:master-page-name="Default">
        <office:forms form:automatic-focus="false" form:apply-design-mode="false"/>
        <draw:frame draw:style-name="gr8" draw:text-style-name="P1" draw:layer="layout" svg:width="6.277cm" svg:height="20.185cm" svg:x="12.541cm" svg:y="0.414cm">
          <draw:image xlink:href="Pictures/100000010000010000000337EA5CF0A7.png" xlink:type="simple" xlink:show="embed" xlink:actuate="onLoad" draw:mime-type="image/png">
            <text:p/>
          </draw:image>
        </draw:frame>
        <draw:custom-shape draw:style-name="gr181" draw:text-style-name="P91" draw:layer="layout" svg:width="4.238cm" svg:height="3.328cm" svg:x="13.422cm" svg:y="16.068cm">
          <text:p/>
          <draw:enhanced-geometry svg:viewBox="0 0 21600 21600" draw:type="rectangle" draw:enhanced-path="M 0 0 L 21600 0 21600 21600 0 21600 0 0 Z N"/>
        </draw:custom-shape>
        <draw:custom-shape draw:style-name="gr182" draw:text-style-name="P91" draw:layer="layout" svg:width="4.281cm" svg:height="0.825cm" svg:x="13.379cm" svg:y="19.378cm">
          <text:p/>
          <draw:enhanced-geometry svg:viewBox="0 0 21600 21600" draw:glue-points="?f6 10800 10800 21600 ?f5 10800 10800 0" draw:text-areas="?f3 ?f3 ?f4 ?f4" draw:type="trapezoid" draw:modifiers="3152.7323680523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183" draw:text-style-name="P1" draw:layer="layout" svg:x1="13.53cm" svg:y1="16.047cm" svg:x2="17.596cm" svg:y2="16.047cm">
          <text:p/>
        </draw:line>
        <draw:line draw:style-name="gr183" draw:text-style-name="P1" draw:layer="layout" svg:x1="14.068cm" svg:y1="20.203cm" svg:x2="17.058cm" svg:y2="20.203cm">
          <text:p/>
        </draw:line>
        <draw:frame draw:style-name="gr184" draw:text-style-name="P17" draw:layer="layout" svg:width="1.929cm" svg:height="1.661cm" svg:x="10.734cm" svg:y="14.875cm">
          <draw:text-box>
            <text:p><text:span text:style-name="T59">A</text:span><text:span text:style-name="T60">1</text:span></text:p>
          </draw:text-box>
        </draw:frame>
        <presentation:notes draw:style-name="dp2">
          <draw:page-thumbnail draw:style-name="gr7" draw:layer="layout" svg:width="21.219cm" svg:height="10.476cm" svg:x="0.185cm" svg:y="2.123cm" draw:page-number="39" presentation:class="page"/>
          <draw:frame presentation:style-name="pr1" draw:text-style-name="P7" draw:layer="layout" svg:width="16.771cm" svg:height="12.572cm" svg:x="2.409cm" svg:y="13.271cm" presentation:class="notes" presentation:placeholder="true">
            <draw:text-box/>
          </draw:frame>
        </presentation:notes>
      </draw:page>
      <draw:page draw:name="page40" draw:style-name="dp1" draw:master-page-name="Default">
        <office:forms form:automatic-focus="false" form:apply-design-mode="false"/>
        <draw:path draw:style-name="gr185" draw:text-style-name="P21" draw:layer="layout" svg:width="2.662cm" svg:height="0.305cm" draw:transform="skewX (0.000349065850398853) rotate (-1.84132236085402) translate (16.330387070212cm 14.9388769681556cm)" svg:viewBox="0 0 2663 306" svg:d="M0 153c562-3 438-156 891-153 405-2 452 306 900 306 439 0 315-139 872-146">
          <text:p/>
        </draw:path>
        <draw:custom-shape draw:style-name="gr186" draw:text-style-name="P92" draw:layer="layout" svg:width="1.103cm" svg:height="2.088cm" draw:transform="rotate (1.5707963267949) translate (15.185cm 15.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87" draw:text-style-name="P41" draw:layer="layout" svg:width="1.66cm" svg:height="3.136cm" draw:transform="rotate (1.5707963267949) translate (11.192cm 6.0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88" draw:text-style-name="P1" draw:layer="layout" svg:width="1.775cm" svg:height="3.356cm" draw:transform="rotate (1.5707963267949) translate (12.095cm 2.45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89" draw:text-style-name="P1" draw:layer="layout" svg:width="0.897cm" svg:height="1.695cm" draw:transform="rotate (1.5707963267949) translate (13.99cm 19.2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90" draw:text-style-name="P93" draw:layer="layout" svg:width="9.354cm" svg:height="6.599cm" draw:transform="rotate (1.5707963267949) translate (11.2766680370834cm 14.8097915256741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91" draw:text-style-name="P93" draw:layer="layout" svg:width="0.533cm" svg:height="2.082cm" draw:transform="rotate (1.5707963267949) translate (15.1847310563548cm 15.40157455837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92" draw:text-style-name="P1" draw:layer="layout" svg:width="14.036cm" svg:height="10.436cm" draw:transform="skewX (0.000523598775598322) rotate (1.03550384520824) translate (5.03144718644581cm 13.3874665483857cm)" svg:viewBox="0 0 14037 10437" svg:d="M14037 0c-6183 0-6118 5746-6705 7217-587 1470-5003 3032-7332 3220">
          <text:p/>
        </draw:path>
        <draw:path draw:style-name="gr192" draw:text-style-name="P1" draw:layer="layout" svg:width="14.46cm" svg:height="8.946cm" draw:transform="skewX (0.00034906585039891) rotate (1.03550384520824) translate (7.96535550904822cm 14.3660844795433cm)" svg:viewBox="0 0 14461 8947" svg:d="M14461 7c-4907-186-4777 3359-5689 5725-912 2367-6443 3027-8772 3215">
          <text:p/>
        </draw:path>
        <draw:path draw:style-name="gr193" draw:text-style-name="P1" draw:layer="layout" svg:width="0.477cm" svg:height="1.694cm" draw:transform="rotate (1.5707963267949) translate (13.9888703296104cm 19.2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90" draw:text-style-name="P94" draw:layer="layout" svg:width="1.429cm" svg:height="1.733cm" svg:x="13.402cm" svg:y="6.811cm">
          <draw:text-box>
            <text:p><text:span text:style-name="T61">J</text:span><text:span text:style-name="T62">1</text:span></text:p>
          </draw:text-box>
        </draw:frame>
        <draw:frame draw:style-name="gr194" draw:text-style-name="P94" draw:layer="layout" svg:width="1.924cm" svg:height="1.733cm" svg:x="12.81cm" svg:y="16.176cm">
          <draw:text-box>
            <text:p><text:span text:style-name="T63">-</text:span><text:span text:style-name="T61">J</text:span><text:span text:style-name="T62">2</text:span></text:p>
          </draw:text-box>
        </draw:frame>
        <draw:path draw:style-name="gr185" draw:text-style-name="P21" draw:layer="layout" svg:width="1.721cm" svg:height="0.198cm" draw:transform="skewX (0.00122173047639602) rotate (-1.19537600469092) translate (12.8680352369275cm 5.32525010768683cm)" svg:viewBox="0 0 1722 199" svg:d="M0 98c364-2 284-100 576-98 262-1 293 198 582 199 284 0 204-90 564-94">
          <text:p/>
        </draw:path>
        <draw:frame draw:style-name="gr195" draw:text-style-name="P95" draw:layer="layout" svg:width="1.488cm" svg:height="1.521cm" svg:x="15.668cm" svg:y="9.81cm">
          <draw:text-box>
            <text:p><text:span text:style-name="T64">N</text:span></text:p>
          </draw:text-box>
        </draw:frame>
        <presentation:notes draw:style-name="dp2">
          <draw:page-thumbnail draw:style-name="gr7" draw:layer="layout" svg:width="21.219cm" svg:height="10.476cm" svg:x="0.185cm" svg:y="2.123cm" draw:page-number="40" presentation:class="page"/>
          <draw:frame presentation:style-name="pr1" draw:text-style-name="P7" draw:layer="layout" svg:width="16.771cm" svg:height="12.572cm" svg:x="2.409cm" svg:y="13.271cm" presentation:class="notes" presentation:placeholder="true">
            <draw:text-box/>
          </draw:frame>
        </presentation:notes>
      </draw:page>
      <draw:page draw:name="page41" draw:style-name="dp1" draw:master-page-name="Default">
        <office:forms form:automatic-focus="false" form:apply-design-mode="false"/>
        <draw:custom-shape draw:style-name="gr186" draw:text-style-name="P92" draw:layer="layout" svg:width="1.103cm" svg:height="2.089cm" draw:transform="rotate (0.76340701482232) translate (18.089cm 11.7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96" draw:text-style-name="P21" draw:layer="layout" svg:width="1.721cm" svg:height="0.199cm" draw:transform="skewX (-0.00191986217719373) rotate (2.19265713928048) translate (18.595934574571cm 11.3468875077116cm)" svg:viewBox="0 0 1722 200" svg:d="M1722 98c-364-2-284-100-576-98-262-1-293 198-582 200-284 0-204-90-564-94">
          <text:p/>
        </draw:path>
        <draw:path draw:style-name="gr196" draw:text-style-name="P21" draw:layer="layout" svg:width="1.721cm" svg:height="0.198cm" draw:transform="skewX (0.00122173047639605) rotate (-0.15690509975429) translate (10.3881517190132cm 8.26330262484182cm)" svg:viewBox="0 0 1722 199" svg:d="M0 98c364-2 284-100 576-98 262-1 293 198 582 199 284 0 204-90 564-94">
          <text:p/>
        </draw:path>
        <draw:custom-shape draw:style-name="gr197" draw:text-style-name="P65" draw:layer="layout" svg:width="1.33cm" svg:height="2.512cm" draw:transform="rotate (0.152541776624304) translate (15.215cm 7.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98" draw:text-style-name="P92" draw:layer="layout" svg:width="1.66cm" svg:height="3.135cm" draw:transform="rotate (0.76340701482232) translate (8.214cm 7.4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88" draw:text-style-name="P1" draw:layer="layout" svg:width="1.775cm" svg:height="3.356cm" draw:transform="rotate (0.76340701482232) translate (6.146cm 4.1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gr189" draw:text-style-name="P1" draw:layer="layout" svg:width="0.897cm" svg:height="1.695cm" draw:transform="rotate (0.76340701482232) translate (20.198cm 15.5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path draw:style-name="gr190" draw:text-style-name="P93" draw:layer="layout" svg:width="9.354cm" svg:height="6.599cm" draw:transform="skewX (-6.0335427472943E-017) rotate (2.37818563876747) translate (15.7696197504442cm 15.6725219849232cm)" svg:viewBox="0 0 9355 6600" svg:d="M40 6019c26-6 53-16 78-28 49-26 98-63 143-112 43-48 83-106 118-173 36-66 66-141 91-222 50-161 75-345 75-532s-25-370-75-532c-25-81-55-155-91-222-35-66-75-124-118-173-21-21-41-41-63-58 695 112 1373 176 1975 176 412 0 788-30 1108-96 162-34 308-77 439-130 132-52 247-116 344-190 120-92 256-223 408-379 151-155 317-336 499-533 364-391 792-845 1291-1276 498-429 1066-834 1711-1134 321-150 661-272 1022-357 74-18 149-34 225-48-38 29-76 63-113 103-65 71-124 157-176 256-53 98-98 210-135 331-73 241-113 515-113 794 0 278 40 552 113 793 37 121 82 233 135 331 52 99 111 185 176 256 66 72 137 127 210 164 13 6 25 12 38 18-321 52-623 148-909 276-447 200-855 478-1241 792-767 624-1446 1388-2163 1953-121 95-252 175-394 243s-294 123-455 165c-323 86-682 125-1064 125-952 0-2052-238-3129-572 13-3 27-5 40-9z">
          <text:p/>
        </draw:path>
        <draw:polyline draw:style-name="gr191" draw:text-style-name="P93" draw:layer="layout" svg:width="0.533cm" svg:height="2.082cm" draw:transform="rotate (2.37818563876747) translate (18.8991577488512cm 13.2581575474542cm)" svg:viewBox="0 0 534 2083" draw:points="534,0 516,2 498,4 480,8 462,13 444,20 427,26 410,34 392,44 375,55 341,79 308,107 276,139 245,175 216,215 189,258 161,305 137,355 114,407 93,463 74,521 57,582 42,644 30,708 19,773 11,839 5,907 1,975 0,1043 0,1043 1,1112 5,1180 11,1247 19,1314 30,1379 42,1443 57,1505 74,1566 93,1624 114,1679 137,1732 161,1782 189,1829 216,1872 245,1911 276,1947 308,1980 341,2008 375,2032 392,2043 410,2052 427,2061 444,2067 462,2074 480,2079 498,2083">
          <text:p/>
        </draw:polyline>
        <draw:path draw:style-name="gr192" draw:text-style-name="P1" draw:layer="layout" svg:width="14.036cm" svg:height="10.436cm" draw:transform="skewX (0.000523598775598375) rotate (1.84289315718081) translate (10.4241474828295cm 19.2012211858202cm)" svg:viewBox="0 0 14037 10437" svg:d="M14037 0c-6183 0-6118 5746-6705 7217-587 1470-5003 3032-7332 3220">
          <text:p/>
        </draw:path>
        <draw:path draw:style-name="gr192" draw:text-style-name="P1" draw:layer="layout" svg:width="14.46cm" svg:height="8.946cm" draw:transform="skewX (0.000349065850398941) rotate (1.84289315718081) translate (13.1596498916683cm 17.7581211643886cm)" svg:viewBox="0 0 14461 8947" svg:d="M14461 7c-4907-186-4777 3359-5689 5725-912 2367-6443 3027-8772 3215">
          <text:p/>
        </draw:path>
        <draw:path draw:style-name="gr193" draw:text-style-name="P1" draw:layer="layout" svg:width="0.477cm" svg:height="1.694cm" draw:transform="rotate (2.37818563876747) translate (20.8585633835784cm 16.7884308546058cm)" svg:viewBox="0 0 478 1695" svg:d="M478 2c-5 0-10-1-15-1-5-1-10-1-15-1-4 0-9 0-14 1-5 0-9 1-14 1s-10 1-15 2-10 3-15 3c-5 2-10 3-15 4-5 2-9 4-14 5-4 2-9 4-14 6-5 3-9 5-14 7s-10 5-14 8c-5 2-10 5-14 8-10 7-19 13-28 20s-18 15-27 23c-8 8-17 17-25 26-9 10-18 20-26 29-7 11-15 22-24 32-7 12-14 24-23 36-6 12-13 25-21 37-6 14-13 27-20 41-6 14-12 28-18 43s-12 29-18 45c-5 16-9 31-15 48-4 15-9 32-14 48-4 17-7 34-12 51-4 17-7 34-10 51-3 18-6 36-8 54-3 18-5 36-7 54s-3 36-5 55c-1 18-2 37-3 55 0 18-1 36-1 55s1 37 1 56c1 18 2 37 3 55 2 19 3 37 5 55s4 36 7 54c2 17 5 35 8 53 3 17 6 35 10 52 5 16 8 34 12 51 5 16 10 33 14 49 6 15 10 31 15 47 6 15 12 30 18 45 6 14 12 28 18 43 7 13 14 26 20 40 8 13 15 26 21 38 9 11 16 24 23 35 9 11 17 22 24 32 8 10 17 20 26 30 8 9 17 18 25 26 9 8 18 16 27 23 9 6 18 13 28 20 4 3 9 5 14 8 4 3 9 6 14 8s9 4 14 7c5 1 10 4 14 5 5 2 9 4 14 5 5 2 10 3 15 4s10 3 15 4c5 0 10 1 15 2">
          <text:p/>
        </draw:path>
        <draw:frame draw:style-name="gr199" draw:text-style-name="P96" draw:layer="layout" svg:width="1.209cm" svg:height="1.521cm" svg:x="13.605cm" svg:y="8.742cm">
          <draw:text-box>
            <text:p><text:span text:style-name="T65">v</text:span></text:p>
          </draw:text-box>
        </draw:frame>
        <draw:line draw:style-name="gr200" draw:text-style-name="P12" draw:layer="layout" svg:x1="15.897cm" svg:y1="9.043cm" svg:x2="13.578cm" svg:y2="8.863cm">
          <text:p/>
        </draw:line>
        <presentation:notes draw:style-name="dp2">
          <draw:page-thumbnail draw:style-name="gr7" draw:layer="layout" svg:width="21.219cm" svg:height="10.476cm" svg:x="0.185cm" svg:y="2.123cm" draw:page-number="41" presentation:class="page"/>
          <draw:frame presentation:style-name="pr1" draw:text-style-name="P7" draw:layer="layout" svg:width="16.771cm" svg:height="12.572cm" svg:x="2.409cm" svg:y="13.271cm" presentation:class="notes" presentation:placeholder="true">
            <draw:text-box/>
          </draw:frame>
        </presentation:notes>
      </draw:page>
      <draw:page draw:name="page42" draw:style-name="dp1" draw:master-page-name="Default">
        <office:forms form:automatic-focus="false" form:apply-design-mode="false"/>
        <draw:custom-shape draw:style-name="gr201" draw:text-style-name="P9" draw:layer="layout" svg:width="2.516cm" svg:height="8.583cm" svg:x="14.531cm" svg:y="9.787cm">
          <text:p/>
          <draw:enhanced-geometry svg:viewBox="0 0 21600 21600" draw:type="rectangle" draw:enhanced-path="M 0 0 L 21600 0 21600 21600 0 21600 0 0 Z N"/>
        </draw:custom-shape>
        <draw:custom-shape draw:style-name="gr202" draw:text-style-name="P97" draw:layer="layout" svg:width="1.963cm" svg:height="3.228cm" svg:x="14.786cm" svg:y="5.864cm">
          <text:p/>
          <draw:enhanced-geometry svg:viewBox="0 0 21600 21600" draw:type="rectangle" draw:enhanced-path="M 0 0 L 21600 0 21600 21600 0 21600 0 0 Z N"/>
        </draw:custom-shape>
        <draw:custom-shape draw:style-name="gr203" draw:text-style-name="P97" draw:layer="layout" svg:width="2.581cm" svg:height="0.592cm" svg:x="14.475cm" svg:y="9.04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04" draw:text-style-name="P1" draw:layer="layout" svg:x1="14.509cm" svg:y1="9.712cm" svg:x2="17.133cm" svg:y2="9.712cm">
          <text:p/>
        </draw:line>
        <draw:frame draw:style-name="gr8" draw:text-style-name="P1" draw:layer="layout" svg:width="13.831cm" svg:height="19.75cm" svg:x="8.834cm" svg:y="0.625cm">
          <draw:image xlink:href="Pictures/10000C2A000039FB000052C99C57C99C.svg" xlink:type="simple" xlink:show="embed" xlink:actuate="onLoad" draw:mime-type="image/svg+xml">
            <text:p/>
          </draw:image>
          <draw:image xlink:href="Pictures/10000001000002500000034DC88E4BA7.png" xlink:type="simple" xlink:show="embed" xlink:actuate="onLoad" draw:mime-type="image/png"/>
        </draw:frame>
        <draw:line draw:style-name="gr205" draw:text-style-name="P12" draw:layer="layout" svg:x1="15.761cm" svg:y1="9.912cm" svg:x2="15.8cm" svg:y2="14.547cm">
          <text:p/>
        </draw:line>
        <presentation:notes draw:style-name="dp2">
          <draw:page-thumbnail draw:style-name="gr7" draw:layer="layout" svg:width="21.219cm" svg:height="10.476cm" svg:x="0.185cm" svg:y="2.123cm" draw:page-number="42" presentation:class="page"/>
          <draw:frame presentation:style-name="pr1" draw:text-style-name="P7" draw:layer="layout" svg:width="16.771cm" svg:height="12.572cm" svg:x="2.409cm" svg:y="13.271cm" presentation:class="notes" presentation:placeholder="true">
            <draw:text-box/>
          </draw:frame>
        </presentation:notes>
      </draw:page>
      <draw:page draw:name="page43" draw:style-name="dp1" draw:master-page-name="Default">
        <office:forms form:automatic-focus="false" form:apply-design-mode="false"/>
        <draw:custom-shape draw:style-name="gr22" draw:text-style-name="P9" draw:layer="layout" svg:width="2.392cm" svg:height="7.864cm" svg:x="8.768cm" svg:y="5.178cm">
          <text:p/>
          <draw:enhanced-geometry svg:viewBox="0 0 21600 21600" draw:type="rectangle" draw:enhanced-path="M 0 0 L 21600 0 21600 21600 0 21600 0 0 Z N"/>
        </draw:custom-shape>
        <draw:line draw:style-name="gr38" draw:text-style-name="P1" draw:layer="layout" svg:x1="8.586cm" svg:y1="5.042cm" svg:x2="11.389cm" svg:y2="5.042cm">
          <text:p/>
        </draw:line>
        <draw:line draw:style-name="gr25" draw:text-style-name="P1" draw:layer="layout" svg:x1="8.684cm" svg:y1="3.18cm" svg:x2="8.684cm" svg:y2="13.145cm">
          <text:p/>
        </draw:line>
        <draw:line draw:style-name="gr25" draw:text-style-name="P1" draw:layer="layout" svg:x1="11.284cm" svg:y1="3.18cm" svg:x2="11.284cm" svg:y2="13.145cm">
          <text:p/>
        </draw:line>
        <draw:line draw:style-name="gr25" draw:text-style-name="P1" draw:layer="layout" svg:x1="8.585cm" svg:y1="13.042cm" svg:x2="11.388cm" svg:y2="13.042cm">
          <text:p/>
        </draw:line>
        <draw:g draw:style-name="gr5">
          <svg:title>TexMaths</svg:title>
          <svg:desc>28§latex§$$A$$§svg§600§TRUE§</svg:desc>
          <draw:path draw:style-name="gr26" draw:text-style-name="P11" draw:layer="layout" svg:width="0.677cm" svg:height="0.688cm" svg:x="10.212cm" svg:y="4.153cm" svg:viewBox="0 0 678 689" svg:d="M678 689c0-9 0-18 0-28-8-1-16-1-25-2-47-6-50-6-56-51-28-202-55-405-83-608-15 0-30 0-45 0-121 193-242 385-363 578-33 53-53 69-86 78-7 1-13 2-20 3 0 10 0 20 0 30 36-3 73-3 109-3s70 0 106 3c0-9 0-18 0-28-18-1-35-1-53-2-17 0-28-9-28-20 0-6 6-19 25-53 33-57 65-113 98-170 80 0 160 0 240 0 8 65 17 130 25 195 3 9 3 17 3 22 0 14-14 23-42 26-14 1-28 1-42 2 0 10 0 19 0 28 39-3 77-3 117-3 41 0 81 0 120 3zM491 382c-70 0-139 0-209 0 58-94 115-188 173-282 12 94 24 188 36 282z">
            <text:p/>
          </draw:path>
        </draw:g>
        <draw:line draw:style-name="gr27" draw:text-style-name="P12" draw:layer="layout" svg:x1="9.951cm" svg:y1="5.037cm" svg:x2="9.951cm" svg:y2="2.711cm">
          <text:p/>
        </draw:line>
        <draw:g draw:style-name="gr5">
          <svg:title>TexMaths</svg:title>
          <svg:desc>28§latex§$$V$$§svg§600§TRUE§</svg:desc>
          <draw:path draw:style-name="gr31" draw:text-style-name="P18" draw:layer="layout" svg:width="0.661cm" svg:height="0.682cm" svg:x="9.621cm" svg:y="8.256cm" svg:viewBox="0 0 662 683" svg:d="M662 28c0-9 0-19 0-28-31 3-62 3-95 3-39 0-81 0-120-3 0 9 0 19 0 28 8 1 16 2 25 3 36 2 56 11 56 30 0 12-3 23-14 42-95 159-190 318-285 477-23-171-47-342-70-513-3-31 14-36 42-36 14-1 28-2 42-3 0-9 0-19 0-28-42 3-81 3-123 3-39 0-78 0-120-3 0 9 0 19 0 28 8 1 17 2 25 3 42 2 53 11 59 44 28 203 56 406 83 608 16 0 32 0 48 0 123-201 246-401 368-602 25-39 31-48 62-50 5-1 11-2 17-3z">
            <text:p/>
          </draw:path>
        </draw:g>
        <draw:g draw:style-name="gr5">
          <svg:title>TexMaths</svg:title>
          <svg:desc>28§latex§$$\yv$$§svg§600§TRUE§</svg:desc>
          <draw:path draw:style-name="gr26" draw:text-style-name="P11" draw:layer="layout" svg:width="0.478cm" svg:height="0.469cm" svg:x="9.196cm" svg:y="2.762cm" svg:viewBox="0 0 479 470" svg:d="M479 95c0-51-33-95-67-95-8 0-14 0-25 3-33 36-47 53-67 67 4 6 8 13 11 19 9-8 23-11 37-11 22 0 36 22 36 53 0 53-22 133-56 192-33 58-69 86-111 86s-64-34-64-98c0-38 5-77 19-116 20-67 45-109 103-176-4-6-9-13-14-19-11 8-39 14-61 14-42 0-109-6-131-6-17-2-28 0-50 6-13 42-26 83-39 125 8 0 17 0 25 0 9-18 19-37 28-56 3-8 14-8 42-8 64 0 100-3 133-11-14 13-27 26-41 39-90 92-123 150-123 231 0 86 45 136 117 136 53 0 109-28 156-78 84-83 142-208 142-297z">
            <text:p/>
          </draw:path>
        </draw:g>
        <presentation:notes draw:style-name="dp2">
          <draw:page-thumbnail draw:style-name="gr7" draw:layer="layout" svg:width="21.219cm" svg:height="10.476cm" svg:x="0.185cm" svg:y="2.123cm" draw:page-number="43" presentation:class="page"/>
          <draw:frame presentation:style-name="pr1" draw:text-style-name="P7" draw:layer="layout" svg:width="16.771cm" svg:height="12.572cm" svg:x="2.409cm" svg:y="13.271cm" presentation:class="notes" presentation:placeholder="true">
            <draw:text-box/>
          </draw:frame>
        </presentation:notes>
      </draw:page>
      <draw:page draw:name="page44" draw:style-name="dp1" draw:master-page-name="Default">
        <office:forms form:automatic-focus="false" form:apply-design-mode="false"/>
        <draw:line draw:style-name="gr206" draw:text-style-name="P1" draw:layer="layout" svg:x1="5.08cm" svg:y1="6.596cm" svg:x2="5.08cm" svg:y2="1.162cm">
          <text:p/>
        </draw:line>
        <draw:line draw:style-name="gr207" draw:text-style-name="P1" draw:layer="layout" svg:x1="1.309cm" svg:y1="7.377cm" svg:x2="9.14cm" svg:y2="7.377cm">
          <text:p/>
        </draw:line>
        <draw:frame draw:style-name="gr208" draw:text-style-name="P98" draw:layer="layout" svg:width="0.875cm" svg:height="0.992cm" svg:x="7.881cm" svg:y="7.27cm">
          <draw:text-box>
            <text:p><text:span text:style-name="T66">x</text:span></text:p>
          </draw:text-box>
        </draw:frame>
        <draw:custom-shape draw:style-name="gr209" draw:text-style-name="P8" draw:layer="layout" svg:width="0.454cm" svg:height="0.454cm" svg:x="7.852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9" draw:text-style-name="P8" draw:layer="layout" svg:width="0.454cm" svg:height="0.454cm" svg:x="1.853cm" svg:y="4.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0" draw:text-style-name="P99" draw:layer="layout" svg:width="1.121cm" svg:height="1.17cm" svg:x="7.636cm" svg:y="4.282cm">
          <draw:text-box>
            <text:p><text:span text:style-name="T67">x</text:span><text:span text:style-name="T68">b</text:span></text:p>
          </draw:text-box>
        </draw:frame>
        <draw:frame draw:style-name="gr211" draw:text-style-name="P99" draw:layer="layout" svg:width="1.112cm" svg:height="1.17cm" svg:x="1.644cm" svg:y="4.282cm">
          <draw:text-box>
            <text:p><text:span text:style-name="T67">x</text:span><text:span text:style-name="T68">a</text:span></text:p>
          </draw:text-box>
        </draw:frame>
        <draw:frame draw:style-name="gr212" draw:text-style-name="P100" draw:layer="layout" svg:width="1.192cm" svg:height="1.17cm" svg:x="1.457cm" svg:y="2.792cm">
          <draw:text-box>
            <text:p><text:span text:style-name="T69">T</text:span><text:span text:style-name="T70">a</text:span></text:p>
          </draw:text-box>
        </draw:frame>
        <draw:frame draw:style-name="gr213" draw:text-style-name="P100" draw:layer="layout" svg:width="1.201cm" svg:height="1.17cm" svg:x="7.478cm" svg:y="2.792cm">
          <draw:text-box>
            <text:p><text:span text:style-name="T69">T</text:span><text:span text:style-name="T70">b</text:span></text:p>
          </draw:text-box>
        </draw:frame>
        <draw:frame draw:style-name="gr214" draw:text-style-name="P101" draw:layer="layout" svg:width="1.078cm" svg:height="0.992cm" svg:x="5.379cm" svg:y="3.792cm">
          <draw:text-box>
            <text:p><text:span text:style-name="T71">Q</text:span></text:p>
          </draw:text-box>
        </draw:frame>
        <draw:frame draw:style-name="gr215" draw:text-style-name="P101" draw:layer="layout" svg:width="1.451cm" svg:height="0.992cm" svg:x="3.379cm" svg:y="3.792cm">
          <draw:text-box>
            <text:p><text:span text:style-name="T71">–</text:span><text:span text:style-name="T71">Q</text:span></text:p>
          </draw:text-box>
        </draw:frame>
        <draw:line draw:style-name="gr206" draw:text-style-name="P1" draw:layer="layout" svg:x1="18.242cm" svg:y1="13.156cm" svg:x2="18.242cm" svg:y2="7.722cm">
          <text:p/>
        </draw:line>
        <draw:line draw:style-name="gr207" draw:text-style-name="P1" draw:layer="layout" svg:x1="14.296cm" svg:y1="14.337cm" svg:x2="22.127cm" svg:y2="14.337cm">
          <text:p/>
        </draw:line>
        <draw:frame draw:style-name="gr208" draw:text-style-name="P98" draw:layer="layout" svg:width="0.875cm" svg:height="0.992cm" svg:x="20.868cm" svg:y="14.23cm">
          <draw:text-box>
            <text:p><text:span text:style-name="T66">x</text:span></text:p>
          </draw:text-box>
        </draw:frame>
        <draw:frame draw:style-name="gr212" draw:text-style-name="P100" draw:layer="layout" svg:width="1.192cm" svg:height="1.17cm" svg:x="15.793cm" svg:y="9.2cm">
          <draw:text-box>
            <text:p><text:span text:style-name="T69">T</text:span><text:span text:style-name="T70">a</text:span></text:p>
          </draw:text-box>
        </draw:frame>
        <draw:frame draw:style-name="gr213" draw:text-style-name="P100" draw:layer="layout" svg:width="1.201cm" svg:height="1.17cm" svg:x="19.365cm" svg:y="9.2cm">
          <draw:text-box>
            <text:p><text:span text:style-name="T69">T</text:span><text:span text:style-name="T70">b</text:span></text:p>
          </draw:text-box>
        </draw:frame>
        <draw:frame draw:style-name="gr214" draw:text-style-name="P101" draw:layer="layout" svg:width="1.078cm" svg:height="0.992cm" svg:x="17.722cm" svg:y="10.352cm">
          <draw:text-box>
            <text:p><text:span text:style-name="T71">Q</text:span></text:p>
          </draw:text-box>
        </draw:frame>
        <draw:frame draw:style-name="gr215" draw:text-style-name="P101" draw:layer="layout" svg:width="1.451cm" svg:height="0.992cm" svg:x="8.788cm" svg:y="10.352cm">
          <draw:text-box>
            <text:p><text:span text:style-name="T71">–</text:span><text:span text:style-name="T71">Q</text:span></text:p>
          </draw:text-box>
        </draw:frame>
        <draw:frame draw:style-name="gr8" draw:text-style-name="P1" draw:layer="layout" svg:width="0.603cm" svg:height="2.902cm" svg:x="15.39cm" svg:y="8.534cm">
          <draw:image xlink:href="Pictures/10000000000000FF000004DA7DD9711C.jpg" xlink:type="simple" xlink:show="embed" xlink:actuate="onLoad" draw:mime-type="image/jpeg">
            <text:p/>
          </draw:image>
        </draw:frame>
        <draw:frame draw:style-name="gr8" draw:text-style-name="P1" draw:layer="layout" svg:width="0.603cm" svg:height="2.902cm" svg:x="20.491cm" svg:y="8.534cm">
          <draw:image xlink:href="Pictures/10000000000000FF000004DA7DD9711C.jpg" xlink:type="simple" xlink:show="embed" xlink:actuate="onLoad" draw:mime-type="image/jpeg">
            <text:p/>
          </draw:image>
        </draw:frame>
        <draw:path draw:style-name="gr216" draw:text-style-name="P21" draw:layer="layout" svg:width="2.341cm" svg:height="0.273cm" svg:x="17.002cm" svg:y="11.344cm" svg:viewBox="0 0 2342 274" svg:d="M0 137c494-3 386-139 784-137 356-2 397 274 791 274 386 0 277-125 767-131">
          <text:p/>
        </draw:path>
        <presentation:notes draw:style-name="dp2">
          <draw:page-thumbnail draw:style-name="gr7" draw:layer="layout" svg:width="21.219cm" svg:height="10.476cm" svg:x="0.185cm" svg:y="2.123cm" draw:page-number="44" presentation:class="page"/>
          <draw:frame presentation:style-name="pr1" draw:text-style-name="P7" draw:layer="layout" svg:width="16.771cm" svg:height="12.572cm" svg:x="2.409cm" svg:y="13.271cm" presentation:class="notes" presentation:placeholder="true">
            <draw:text-box/>
          </draw:frame>
        </presentation:notes>
      </draw:page>
      <draw:page draw:name="page45" draw:style-name="dp1" draw:master-page-name="Default">
        <office:forms form:automatic-focus="false" form:apply-design-mode="false"/>
        <draw:line draw:style-name="gr217" draw:text-style-name="P1" draw:layer="layout" svg:x1="13.016cm" svg:y1="6.066cm" svg:x2="17.322cm" svg:y2="3.58cm">
          <text:p/>
        </draw:line>
        <draw:g draw:style-name="gr143">
          <draw:path draw:style-name="gr144" draw:text-style-name="P1" draw:layer="layout" svg:width="1.088cm" svg:height="2.368cm" draw:transform="rotate (0.523598775598299) translate (19.274623159483cm 3.97762592191923cm)" svg:viewBox="0 0 1089 2369" svg:d="M0 1185c0 207 25 412 73 592s116 329 199 433 177 159 272 159c96 0 190-55 273-159s151-253 199-433 49-395 73-592c-24-198-25-413-73-593s-116-329-199-433-177-159-272-159c-96 0-190 55-273 159s-151 253-199 433-73 593-73 593z">
            <text:p/>
          </draw:path>
          <draw:line draw:style-name="gr218" draw:text-style-name="P1" draw:layer="layout" svg:x1="17.992cm" svg:y1="6.086cm" svg:x2="19.713cm" svg:y2="5.092cm">
            <text:p/>
          </draw:line>
          <draw:custom-shape draw:style-name="gr146" draw:text-style-name="P23" draw:layer="layout" svg:width="0.406cm" svg:height="0.409cm" draw:transform="rotate (-1.0471975511966) translate (20.857cm 4.197cm)">
            <text:p/>
            <draw:enhanced-geometry svg:viewBox="0 0 21600 21600" draw:type="rectangle" draw:enhanced-path="M 0 0 L 21600 0 21600 21600 0 21600 0 0 Z N"/>
          </draw:custom-shape>
          <draw:line draw:style-name="gr219" draw:text-style-name="P1" draw:layer="layout" svg:x1="20.019cm" svg:y1="4.916cm" svg:x2="22.344cm" svg:y2="3.573cm">
            <text:p/>
          </draw:line>
        </draw:g>
        <draw:line draw:style-name="gr220" draw:text-style-name="P1" draw:layer="layout" svg:x1="9.683cm" svg:y1="11.025cm" svg:x2="14.655cm" svg:y2="11.025cm">
          <text:p/>
        </draw:line>
        <draw:g draw:style-name="gr143">
          <draw:path draw:style-name="gr144" draw:text-style-name="P1" draw:layer="layout" svg:width="1.088cm" svg:height="2.368cm" draw:transform="rotate (-3.14159265358979) translate (18.809cm 12.203cm)" svg:viewBox="0 0 1089 2369" svg:d="M1089 1185c0 207-25 412-73 592s-116 329-199 433-177 159-272 159c-96 0-190-55-273-159s-151-253-199-433-49-395-73-592c24-198 25-413 73-593s116-329 199-433 177-159 273-159c95 0 189 55 272 159s151 253 199 433 73 593 73 593z">
            <text:p/>
          </draw:path>
          <draw:line draw:style-name="gr218" draw:text-style-name="P1" draw:layer="layout" svg:x1="15.555cm" svg:y1="11.019cm" svg:x2="17.542cm" svg:y2="11.019cm">
            <text:p/>
          </draw:line>
          <draw:custom-shape draw:style-name="gr146" draw:text-style-name="P23" draw:layer="layout" svg:width="0.406cm" svg:height="0.409cm" draw:transform="rotate (-1.5707963267949) translate (18.981cm 10.816cm)">
            <text:p/>
            <draw:enhanced-geometry svg:viewBox="0 0 21600 21600" draw:mirror-vertical="true" draw:type="rectangle" draw:enhanced-path="M 0 0 L 21600 0 21600 21600 0 21600 0 0 Z N"/>
          </draw:custom-shape>
          <draw:line draw:style-name="gr219" draw:text-style-name="P1" draw:layer="layout" svg:x1="17.896cm" svg:y1="11.019cm" svg:x2="20.581cm" svg:y2="11.019cm">
            <text:p/>
          </draw:line>
        </draw:g>
        <draw:line draw:style-name="gr220" draw:text-style-name="P1" draw:layer="layout" svg:x1="9.683cm" svg:y1="15.012cm" svg:x2="14.655cm" svg:y2="15.012cm">
          <text:p/>
        </draw:line>
        <draw:path draw:style-name="gr221" draw:text-style-name="P1" draw:layer="layout" svg:width="1.088cm" svg:height="2.368cm" svg:x="17.72cm" svg:y="13.834cm" svg:viewBox="0 0 1089 2369" svg:d="M0 1185c0 207 25 412 73 592s116 329 199 433 177 159 272 159c96 0 190-55 273-159s151-253 199-433 49-395 73-592c-24-198-25-413-73-593s-116-329-199-433-177-159-273-159c-95 0-189 55-272 159s-151 253-199 433-73 593-73 593z">
          <text:p/>
        </draw:path>
        <draw:line draw:style-name="gr218" draw:text-style-name="P1" draw:layer="layout" svg:x1="15.555cm" svg:y1="15.018cm" svg:x2="17.542cm" svg:y2="15.018cm">
          <text:p/>
        </draw:line>
        <draw:custom-shape draw:style-name="gr222" draw:text-style-name="P102" draw:layer="layout" svg:width="0.406cm" svg:height="0.081cm" draw:transform="rotate (-1.5707963267949) translate (18.83cm 14.815cm)">
          <text:p/>
          <draw:enhanced-geometry svg:viewBox="0 0 21600 21600" draw:mirror-vertical="false" draw:type="rectangle" draw:enhanced-path="M 0 0 L 21600 0 21600 21600 0 21600 0 0 Z N"/>
        </draw:custom-shape>
        <draw:line draw:style-name="gr219" draw:text-style-name="P1" draw:layer="layout" svg:x1="17.896cm" svg:y1="15.018cm" svg:x2="20.581cm" svg:y2="15.018cm">
          <text:p/>
        </draw:line>
        <draw:line draw:style-name="gr223" draw:text-style-name="P1" draw:layer="layout" svg:x1="8.185cm" svg:y1="17.101cm" svg:x2="22.15cm" svg:y2="17.113cm">
          <text:p/>
        </draw:line>
        <draw:custom-shape draw:style-name="gr224" draw:text-style-name="P103" draw:layer="layout" svg:width="13.912cm" svg:height="3.798cm" svg:x="8.214cm" svg:y="13.2cm">
          <text:p/>
          <draw:enhanced-geometry svg:viewBox="0 0 21600 21600" draw:mirror-vertical="true" draw:glue-points="?f6 10800 10800 21600 ?f5 10800 10800 0" draw:text-areas="?f3 ?f3 ?f4 ?f4" draw:type="trapezoid" draw:modifiers="1639.44512326601"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presentation:notes draw:style-name="dp2">
          <draw:page-thumbnail draw:style-name="gr7" draw:layer="layout" svg:width="21.219cm" svg:height="10.476cm" svg:x="0.185cm" svg:y="2.123cm" draw:page-number="45" presentation:class="page"/>
          <draw:frame presentation:style-name="pr1" draw:text-style-name="P7" draw:layer="layout" svg:width="16.771cm" svg:height="12.572cm" svg:x="2.409cm" svg:y="13.271cm" presentation:class="notes" presentation:placeholder="true">
            <draw:text-box/>
          </draw:frame>
        </presentation:notes>
      </draw:page>
      <draw:page draw:name="page46" draw:style-name="dp1" draw:master-page-name="Default">
        <office:forms form:automatic-focus="false" form:apply-design-mode="false"/>
        <draw:g draw:style-name="gr143">
          <draw:g draw:style-name="gr143">
            <draw:path draw:style-name="gr225" draw:text-style-name="P1" draw:layer="layout" svg:width="1.088cm" svg:height="2.368cm" draw:transform="rotate (0.785398163397448) translate (21.489687082305cm 5.738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226" draw:text-style-name="P1" draw:layer="layout" svg:x1="20.013cm" svg:y1="8.892cm" svg:x2="22.207cm" svg:y2="6.696cm">
              <text:p/>
            </draw:line>
            <draw:custom-shape draw:style-name="gr227" draw:text-style-name="P23" draw:layer="layout" svg:width="0.406cm" svg:height="0.409cm" draw:transform="rotate (-0.785049097547051) translate (23.075cm 5.541cm)">
              <text:p/>
              <draw:enhanced-geometry svg:viewBox="0 0 21600 21600" draw:mirror-horizontal="false" draw:mirror-vertical="false" draw:type="rectangle" draw:enhanced-path="M 0 0 L 21600 0 21600 21600 0 21600 0 0 Z N"/>
            </draw:custom-shape>
            <draw:line draw:style-name="gr228" draw:text-style-name="P1" draw:layer="layout" svg:x1="22.446cm" svg:y1="6.458cm" svg:x2="25.355cm" svg:y2="3.547cm">
              <text:p/>
            </draw:line>
          </draw:g>
          <draw:g draw:style-name="gr143">
            <draw:path draw:style-name="gr229" draw:text-style-name="P1" draw:layer="layout" svg:width="1.088cm" svg:height="2.368cm" draw:transform="rotate (2.0943951023932) translate (20.4176259219192cm 11.960376840517cm)" svg:viewBox="0 0 1089 2369" svg:d="M0 1184c0 208 25 413 73 593s116 329 199 433 177 159 273 159c95 0 189-55 272-159s151-253 199-433 49-395 73-593c-24-197-25-412-73-592s-116-329-199-433-177-159-272-159c-96 0-190 55-273 159s-151 253-199 433-73 592-73 592z">
              <text:p/>
            </draw:path>
            <draw:line draw:style-name="gr230" draw:text-style-name="P1" draw:layer="layout" svg:x1="22.526cm" svg:y1="13.244cm" svg:x2="21.532cm" svg:y2="11.523cm">
              <text:p/>
            </draw:line>
            <draw:custom-shape draw:style-name="gr231" draw:text-style-name="P23" draw:layer="layout" svg:width="0.406cm" svg:height="0.409cm" draw:transform="rotate (0.523598775598299) translate (20.637cm 10.378cm)">
              <text:p/>
              <draw:enhanced-geometry svg:viewBox="0 0 21600 21600" draw:type="rectangle" draw:enhanced-path="M 0 0 L 21600 0 21600 21600 0 21600 0 0 Z N"/>
            </draw:custom-shape>
            <draw:line draw:style-name="gr232" draw:text-style-name="P1" draw:layer="layout" svg:x1="21.356cm" svg:y1="11.216cm" svg:x2="20.013cm" svg:y2="8.891cm">
              <text:p/>
            </draw:line>
          </draw:g>
          <draw:g draw:style-name="gr143">
            <draw:path draw:style-name="gr233" draw:text-style-name="P1" draw:layer="layout" svg:width="1.088cm" svg:height="2.368cm" draw:transform="rotate (1.2924163111018) translate (22.462428419349cm 9.12039251229268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234" draw:text-style-name="P1" draw:layer="layout" svg:x1="22.572cm" svg:y1="13.286cm" svg:x2="23.613cm" svg:y2="9.644cm">
              <text:p/>
            </draw:line>
            <draw:custom-shape draw:style-name="gr235" draw:text-style-name="P23" draw:layer="layout" svg:width="0.406cm" svg:height="0.409cm" draw:transform="rotate (1.2924163111018) translate (23.705cm 8.575cm)">
              <text:p/>
              <draw:enhanced-geometry svg:viewBox="0 0 21600 21600" draw:mirror-horizontal="false" draw:mirror-vertical="false" draw:type="rectangle" draw:enhanced-path="M 0 0 L 21600 0 21600 21600 0 21600 0 0 Z N"/>
            </draw:custom-shape>
            <draw:line draw:style-name="gr236" draw:text-style-name="P1" draw:layer="layout" svg:x1="23.726cm" svg:y1="9.251cm" svg:x2="25.355cm" svg:y2="3.546cm">
              <text:p/>
            </draw:line>
          </draw:g>
        </draw:g>
        <draw:g draw:style-name="gr143">
          <draw:path draw:style-name="gr237" draw:text-style-name="P1" draw:layer="layout" svg:width="1.088cm" svg:height="2.368cm" draw:transform="rotate (0.785398163397448) translate (12.188687082305cm 7.93586464096636cm)" svg:viewBox="0 0 1089 2369" svg:d="M0 1185c0 208 25 412 73 592s117 329 200 433c82 104 176 159 272 159 95 0 189-55 272-159s152-253 199-433c48-180 49-395 73-593-24-197-25-412-73-592s-117-329-200-433c-82-104-176-159-272-159-95 0-189 55-272 159s-152 253-199 433c-48 180-73 593-73 593z">
            <text:p/>
          </draw:path>
          <draw:line draw:style-name="gr238" draw:text-style-name="P1" draw:layer="layout" svg:x1="10.712cm" svg:y1="11.089cm" svg:x2="12.906cm" svg:y2="8.893cm">
            <text:p/>
          </draw:line>
          <draw:custom-shape draw:style-name="gr239" draw:text-style-name="P23" draw:layer="layout" svg:width="0.406cm" svg:height="0.409cm" draw:transform="rotate (-0.785049097547051) translate (13.774cm 7.738cm)">
            <text:p/>
            <draw:enhanced-geometry svg:viewBox="0 0 21600 21600" draw:mirror-horizontal="false" draw:mirror-vertical="false" draw:type="rectangle" draw:enhanced-path="M 0 0 L 21600 0 21600 21600 0 21600 0 0 Z N"/>
          </draw:custom-shape>
          <draw:line draw:style-name="gr240" draw:text-style-name="P1" draw:layer="layout" svg:x1="13.145cm" svg:y1="8.655cm" svg:x2="16.054cm" svg:y2="5.744cm">
            <text:p/>
          </draw:line>
        </draw:g>
        <draw:g draw:style-name="gr143">
          <draw:path draw:style-name="gr241" draw:text-style-name="P1" draw:layer="layout" svg:width="1.088cm" svg:height="2.368cm" draw:transform="rotate (2.0943951023932) translate (4.69462592191923cm 9.30937684051698cm)" svg:viewBox="0 0 1089 2369" svg:d="M0 1185c0 207 25 412 73 592s116 329 199 433 177 159 272 159c96 0 190-55 273-159s151-253 199-433 49-395 73-592c-24-198-25-413-73-593s-116-329-199-433-177-159-272-159c-96 0-190 55-273 159s-151 253-199 433-73 593-73 593z">
            <text:p/>
          </draw:path>
          <draw:line draw:style-name="gr242" draw:text-style-name="P1" draw:layer="layout" svg:x1="6.803cm" svg:y1="10.593cm" svg:x2="5.809cm" svg:y2="8.872cm">
            <text:p/>
          </draw:line>
          <draw:custom-shape draw:style-name="gr243" draw:text-style-name="P23" draw:layer="layout" svg:width="0.406cm" svg:height="0.409cm" draw:transform="rotate (0.523598775598299) translate (4.914cm 7.727cm)">
            <text:p/>
            <draw:enhanced-geometry svg:viewBox="0 0 21600 21600" draw:type="rectangle" draw:enhanced-path="M 0 0 L 21600 0 21600 21600 0 21600 0 0 Z N"/>
          </draw:custom-shape>
          <draw:line draw:style-name="gr244" draw:text-style-name="P1" draw:layer="layout" svg:x1="5.633cm" svg:y1="8.565cm" svg:x2="4.29cm" svg:y2="6.24cm">
            <text:p/>
          </draw:line>
        </draw:g>
        <draw:frame draw:style-name="gr245" draw:text-style-name="P70" draw:layer="layout" svg:width="1.357cm" svg:height="1.661cm" svg:x="8.079cm" svg:y="7.586cm">
          <draw:text-box>
            <text:p><text:span text:style-name="T72">+</text:span></text:p>
          </draw:text-box>
        </draw:frame>
        <draw:frame draw:style-name="gr245" draw:text-style-name="P70" draw:layer="layout" svg:width="1.357cm" svg:height="1.661cm" svg:x="17.53cm" svg:y="7.586cm">
          <draw:text-box>
            <text:p><text:span text:style-name="T72">=</text:span></text:p>
          </draw:text-box>
        </draw:frame>
        <presentation:notes draw:style-name="dp2">
          <draw:page-thumbnail draw:style-name="gr7" draw:layer="layout" svg:width="21.219cm" svg:height="10.476cm" svg:x="0.185cm" svg:y="2.123cm" draw:page-number="46" presentation:class="page"/>
          <draw:frame presentation:style-name="pr1" draw:text-style-name="P7" draw:layer="layout" svg:width="16.771cm" svg:height="12.572cm" svg:x="2.409cm" svg:y="13.271cm" presentation:class="notes" presentation:placeholder="true">
            <draw:text-box/>
          </draw:frame>
        </presentation:notes>
      </draw:page>
      <draw:page draw:name="page47" draw:style-name="dp1" draw:master-page-name="Default">
        <office:forms form:automatic-focus="false" form:apply-design-mode="false"/>
        <draw:frame draw:style-name="gr8" draw:text-style-name="P1" draw:layer="layout" svg:width="5.181cm" svg:height="3.657cm" svg:x="6.807cm" svg:y="0.288cm">
          <draw:image xlink:href="Pictures/1000000000000264000001B08C16F9CE.jpg" xlink:type="simple" xlink:show="embed" xlink:actuate="onLoad" draw:mime-type="image/jpeg">
            <text:p/>
          </draw:image>
        </draw:frame>
        <draw:custom-shape draw:style-name="gr246" draw:text-style-name="P61" draw:layer="layout" svg:width="8.954cm" svg:height="8.89cm" svg:x="2.221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7" draw:text-style-name="P34" draw:layer="layout" svg:x1="6.73cm" svg:y1="16.007cm" svg:x2="9.503cm" svg:y2="2.107cm">
          <text:p/>
        </draw:line>
        <draw:line draw:style-name="gr248" draw:text-style-name="P34" draw:layer="layout" svg:x1="6.739cm" svg:y1="15.998cm" svg:x2="7.323cm" svg:y2="11.62cm">
          <text:p/>
        </draw:line>
        <draw:g draw:style-name="gr5">
          <svg:title>TexMaths</svg:title>
          <svg:desc>36§display§r_{\text{e}}§svg§600§TRUE§</svg:desc>
          <draw:path draw:style-name="gr249" draw:text-style-name="P104" draw:layer="layout" svg:width="0.696cm" svg:height="0.952cm" svg:x="5.359cm" svg:y="12.753cm" svg:viewBox="0 0 697 953" svg:d="M669 228c6-72 17-133 28-217-17-5-28-11-39-11-56 0-117 50-190 145-67 95-134 189-184 295 17-82 34-163 50-245 12-45 28-89 28-134 0-39-16-61-44-61-45 0-117 39-262 145-19 13-37 26-56 39 6 13 11 26 17 39 20-13 41-26 61-39 56-39 78-45 95-45s33 17 33 39c0 112-83 513-161 764 5 3 11 7 16 11 45-11 84-17 134-28 17-78 34-156 50-234 34-162 78-262 162-373 67-84 123-129 162-129 33 0 50 12 72 39 9 0 19 0 28 0z">
            <text:p/>
          </draw:path>
          <draw:path draw:style-name="gr249" draw:text-style-name="P104" draw:layer="layout" svg:width="0.601cm" svg:height="0.696cm" svg:x="6.128cm" svg:y="13.316cm" svg:viewBox="0 0 602 697" svg:d="M602 267c0-161-106-267-268-267-50 0-111 17-172 50-117 67-162 156-162 307 0 89 17 167 61 217 56 78 151 123 257 123 56 0 106-12 167-39 33-17 67-34 72-39 10-17 19-34 28-51-5-5-11-11-16-16-95 55-129 67-190 67-89 0-167-39-206-112-28-44-39-83-39-167 69 0 137 0 206 0 100 0 162-6 256-22 6-17 6-28 6-51zM474 290c-54 0-108 0-162 0-61 0-100 0-178-6 0-67 5-100 22-139 34-61 95-100 162-100 50 0 83 22 111 61 28 44 45 83 45 184z">
            <text:p/>
          </draw:path>
        </draw:g>
        <draw:g draw:style-name="gr5">
          <svg:title>TexMaths</svg:title>
          <svg:desc>36§display§r_{\text{s}}§svg§600§TRUE§</svg:desc>
          <draw:path draw:style-name="gr129" draw:text-style-name="P66" draw:layer="layout" svg:width="0.696cm" svg:height="0.952cm" svg:x="8.745cm" svg:y="6.964cm" svg:viewBox="0 0 697 953" svg:d="M669 228c5-72 11-133 28-217-23-5-28-11-39-11-62 0-117 50-190 145-67 95-134 189-184 295 17-82 34-163 50-245 12-45 23-89 23-134 0-39-11-61-45-61-39 0-111 39-256 145-19 13-37 26-56 39 6 13 11 26 17 39 20-13 41-26 61-39 56-39 72-45 95-45 17 0 33 17 33 39 0 112-83 513-161 764 5 3 11 7 16 11 45-11 84-17 129-28 18-78 37-156 55-234 34-162 78-262 162-373 67-84 117-129 162-129 27 0 50 12 72 39 9 0 19 0 28 0z">
            <text:p/>
          </draw:path>
          <draw:path draw:style-name="gr129" draw:text-style-name="P66" draw:layer="layout" svg:width="0.512cm" svg:height="0.696cm" svg:x="9.52cm" svg:y="7.527cm" svg:viewBox="0 0 513 697" svg:d="M513 457c0-45-11-78-39-106-39-39-84-50-212-78-117-22-156-50-156-117 0-72 50-111 139-111 95 0 167 50 167 117 0 11 0 22 0 33 13 0 26 0 39 0 0-84 6-117 6-162-72-22-123-33-184-33-167 0-267 78-267 206 0 67 33 117 100 145 39 17 111 39 212 61 61 17 89 45 89 101 0 78-73 128-173 128-106 0-178-50-178-117 0-21 0-41 0-61-15 0-30 0-45 0 0 100 0 139-11 200 72 22 128 34 195 34 184 0 318-101 318-240z">
            <text:p/>
          </draw:path>
        </draw:g>
        <draw:frame draw:style-name="gr250" draw:text-style-name="P105" draw:layer="layout" svg:width="1.912cm" svg:height="1.661cm" svg:x="5.823cm" svg:y="9.959cm">
          <draw:text-box>
            <text:p><text:span text:style-name="T73"></text:span></text:p>
          </draw:text-box>
        </draw:frame>
        <draw:frame draw:style-name="gr250" draw:text-style-name="P106" draw:layer="layout" svg:width="1.912cm" svg:height="1.661cm" svg:x="9.084cm" svg:y="2.88cm">
          <draw:text-box>
            <text:p><text:span text:style-name="T74"></text:span></text:p>
          </draw:text-box>
        </draw:frame>
        <presentation:notes draw:style-name="dp2">
          <draw:page-thumbnail draw:style-name="gr7" draw:layer="layout" svg:width="21.219cm" svg:height="10.476cm" svg:x="0.185cm" svg:y="2.123cm" draw:page-number="47" presentation:class="page"/>
          <draw:frame presentation:style-name="pr1" draw:text-style-name="P7" draw:layer="layout" svg:width="16.771cm" svg:height="12.572cm" svg:x="2.409cm" svg:y="13.271cm" presentation:class="notes" presentation:placeholder="true">
            <draw:text-box/>
          </draw:frame>
        </presentation:notes>
      </draw:page>
      <draw:page draw:name="page48" draw:style-name="dp1" draw:master-page-name="Default">
        <office:forms form:automatic-focus="false" form:apply-design-mode="false"/>
        <draw:path draw:style-name="gr251" draw:text-style-name="P107" draw:layer="layout" svg:width="7.366cm" svg:height="8.527cm" draw:transform="skewX (-5.93005045969343E-017) rotate (-0.725358837128844) translate (11.1985482127998cm -1.23419200682236cm)" svg:viewBox="0 0 7367 8528" svg:d="M5374 4381c88-956 2109-3142 1125-3741s-5001-1398-5138 873c-137 2272 712 1411-784 3105s169 2678 2116 3470c1947 791 2517 541 4241-959 1570-1196-1647-1793-1560-2748z">
          <text:p/>
        </draw:path>
        <draw:custom-shape draw:style-name="gr252" draw:text-style-name="P21" draw:layer="layout" svg:width="0.318cm" svg:height="0.318cm" svg:x="8.715cm" svg:y="3.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10.716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9.717cm" svg:y="5.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11.983cm" svg:y="2.9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12.81cm" svg:y="3.3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12.091cm" svg:y="1.3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13.087cm" svg:y="2.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12.432cm" svg:y="4.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11.205cm" svg:y="5.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11.185cm" svg:y="6.2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10.106cm" svg:y="6.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8.541cm" svg:y="6.9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7.886cm" svg:y="5.50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8.755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9.595cm" svg:y="4.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9.596cm" svg:y="3.0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11.121cm" svg:y="2.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11.948cm" svg:y="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11.483cm" svg:y="4.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11.611cm" svg:y="7.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10.49cm" svg:y="7.5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10.301cm" svg:y="5.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7.741cm" svg:y="4.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7.742cm" svg:y="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8.20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8.273cm" svg:y="3.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8.316cm" svg:y="4.5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8.783cm" svg:y="4.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8.805cm" svg:y="4.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7.917cm" svg:y="4.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7.304cm" svg:y="3.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7.728cm" svg:y="3.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8.703cm" svg:y="3.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9.17cm" svg:y="3.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11.52cm" svg:y="2.7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11.606cm" svg:y="3.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10.993cm" svg:y="2.8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12.266cm" svg:y="2.5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11.505cm" svg:y="1.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12.141cm" svg:y="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12.713cm" svg:y="1.9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11.985cm" svg:y="0.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11.034cm" svg:y="1.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10.209cm" svg:y="2.5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13.385cm" svg:y="1.5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11.1cm" svg:y="5.6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10.55cm" svg:y="5.5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10.7cm" svg:y="6.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gr143">
          <draw:custom-shape draw:style-name="gr253" draw:text-style-name="P21" draw:layer="layout" svg:width="0.318cm" svg:height="0.318cm" draw:transform="rotate (0.146258591317125) translate (18.858cm 6.72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54" draw:text-style-name="P21" draw:layer="layout" svg:width="2.286cm" svg:height="0.94cm" draw:transform="rotate (-2.99533406227267) translate (21.041cm 7.399cm)" draw:kind="arc" draw:start-angle="218.62" draw:end-angle="318.07">
            <text:p/>
          </draw:ellipse>
        </draw:g>
        <draw:g draw:style-name="gr143">
          <draw:custom-shape draw:style-name="gr253" draw:text-style-name="P21" draw:layer="layout" svg:width="0.318cm" svg:height="0.318cm" draw:transform="rotate (0.17854718247902) translate (19.059cm 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55" draw:text-style-name="P21" draw:layer="layout" svg:width="2.286cm" svg:height="0.94cm" draw:transform="rotate (-2.96304547111077) translate (21.262cm 7.94cm)" draw:kind="arc" draw:start-angle="218.62" draw:end-angle="318.07">
            <text:p/>
          </draw:ellipse>
        </draw:g>
        <draw:g draw:style-name="gr143">
          <draw:custom-shape draw:style-name="gr253" draw:text-style-name="P21" draw:layer="layout" svg:width="0.318cm" svg:height="0.318cm" draw:transform="rotate (0.247138622082397) translate (19.063cm 9.1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55" draw:text-style-name="P21" draw:layer="layout" svg:width="2.286cm" svg:height="0.94cm" draw:transform="rotate (-2.8944540315074) translate (21.302cm 9.633cm)" draw:kind="arc" draw:start-angle="218.62" draw:end-angle="318.07">
            <text:p/>
          </draw:ellipse>
        </draw:g>
        <draw:g draw:style-name="gr143">
          <draw:custom-shape draw:style-name="gr253" draw:text-style-name="P21" draw:layer="layout" svg:width="0.318cm" svg:height="0.318cm" draw:transform="rotate (0.274714824263908) translate (19.566cm 9.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55" draw:text-style-name="P21" draw:layer="layout" svg:width="2.286cm" svg:height="0.94cm" draw:transform="rotate (-2.86687782932589) translate (21.816cm 9.978cm)" draw:kind="arc" draw:start-angle="218.62" draw:end-angle="318.07">
            <text:p/>
          </draw:ellipse>
        </draw:g>
        <draw:g draw:style-name="gr143">
          <draw:custom-shape draw:style-name="gr253" draw:text-style-name="P21" draw:layer="layout" svg:width="0.318cm" svg:height="0.318cm" draw:transform="rotate (0.162839219211071) translate (20.162cm 10.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55" draw:text-style-name="P21" draw:layer="layout" svg:width="2.286cm" svg:height="0.94cm" draw:transform="rotate (-2.97875343437872) translate (22.355cm 11.208cm)" draw:kind="arc" draw:start-angle="218.62" draw:end-angle="318.07">
            <text:p/>
          </draw:ellipse>
        </draw:g>
        <draw:g draw:style-name="gr143">
          <draw:custom-shape draw:style-name="gr253" draw:text-style-name="P21" draw:layer="layout" svg:width="0.318cm" svg:height="0.318cm" draw:transform="rotate (0.164410015537866) translate (20.48cm 10.7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55" draw:text-style-name="P21" draw:layer="layout" svg:width="2.286cm" svg:height="0.94cm" draw:transform="rotate (-2.97718263805193) translate (22.674cm 11.427cm)" draw:kind="arc" draw:start-angle="218.62" draw:end-angle="318.07">
            <text:p/>
          </draw:ellipse>
        </draw:g>
        <draw:g draw:style-name="gr143">
          <draw:custom-shape draw:style-name="gr253" draw:text-style-name="P21" draw:layer="layout" svg:width="0.318cm" svg:height="0.318cm" draw:transform="rotate (-0.0144862327915532) translate (21.027cm 10.7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55" draw:text-style-name="P21" draw:layer="layout" svg:width="2.286cm" svg:height="0.94cm" draw:transform="rotate (3.12710642079824) translate (23.074cm 11.789cm)" draw:kind="arc" draw:start-angle="218.62" draw:end-angle="318.07">
            <text:p/>
          </draw:ellipse>
        </draw:g>
        <draw:g draw:style-name="gr143">
          <draw:custom-shape draw:style-name="gr253" draw:text-style-name="P21" draw:layer="layout" svg:width="0.318cm" svg:height="0.318cm" svg:x="21.195cm" svg:y="11.0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55" draw:text-style-name="P21" draw:layer="layout" svg:width="2.286cm" svg:height="0.94cm" draw:transform="rotate (-3.14159265358979) translate (23.256cm 12.069cm)" draw:kind="arc" draw:start-angle="218.62" draw:end-angle="318.07">
            <text:p/>
          </draw:ellipse>
        </draw:g>
        <draw:g draw:style-name="gr143">
          <draw:custom-shape draw:style-name="gr253" draw:text-style-name="P21" draw:layer="layout" svg:width="0.318cm" svg:height="0.318cm" draw:transform="rotate (-0.102450827092067) translate (20.872cm 11.4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55" draw:text-style-name="P21" draw:layer="layout" svg:width="2.286cm" svg:height="0.94cm" draw:transform="rotate (3.03914182649773) translate (22.822cm 12.646cm)" draw:kind="arc" draw:start-angle="218.62" draw:end-angle="318.07">
            <text:p/>
          </draw:ellipse>
        </draw:g>
        <draw:g draw:style-name="gr143">
          <draw:custom-shape draw:style-name="gr253" draw:text-style-name="P21" draw:layer="layout" svg:width="0.318cm" svg:height="0.318cm" svg:x="19.568cm" svg:y="14.0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55" draw:text-style-name="P21" draw:layer="layout" svg:width="2.286cm" svg:height="0.94cm" draw:transform="rotate (-3.14159265358979) translate (21.629cm 14.998cm)" draw:kind="arc" draw:start-angle="218.62" draw:end-angle="318.07">
            <text:p/>
          </draw:ellipse>
        </draw:g>
        <draw:g draw:style-name="gr143">
          <draw:custom-shape draw:style-name="gr253" draw:text-style-name="P21" draw:layer="layout" svg:width="0.318cm" svg:height="0.318cm" draw:transform="rotate (-0.752062374684356) translate (18.94cm 14.4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55" draw:text-style-name="P21" draw:layer="layout" svg:width="2.286cm" svg:height="0.94cm" draw:transform="rotate (2.38953027890544) translate (19.773cm 16.583cm)" draw:kind="arc" draw:start-angle="218.62" draw:end-angle="318.07">
            <text:p/>
          </draw:ellipse>
        </draw:g>
        <draw:g draw:style-name="gr143">
          <draw:custom-shape draw:style-name="gr253" draw:text-style-name="P21" draw:layer="layout" svg:width="0.318cm" svg:height="0.318cm" draw:transform="rotate (-0.549255115602616) translate (19.019cm 13.9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55" draw:text-style-name="P21" draw:layer="layout" svg:width="2.286cm" svg:height="0.94cm" draw:transform="rotate (2.59233753798718) translate (20.263cm 15.908cm)" draw:kind="arc" draw:start-angle="218.62" draw:end-angle="318.07">
            <text:p/>
          </draw:ellipse>
        </draw:g>
        <draw:path draw:style-name="gr256" draw:text-style-name="P1" draw:layer="layout" svg:width="7.117cm" svg:height="6.958cm" draw:transform="skewX (-7.52045908577128E-017) rotate (-2.41605928353575) translate (24.0267238739206cm 11.0105559403761cm)" svg:viewBox="0 0 7118 6959" svg:d="M0 6959c935-1405 1907-2467 1820-3422s-326-2409 658-3008 4504-1156 4640 1116">
          <text:p/>
        </draw:path>
        <draw:path draw:style-name="gr251" draw:text-style-name="P107" draw:layer="layout" svg:width="7.366cm" svg:height="8.527cm" draw:transform="skewX (5.93005045969343E-017) rotate (-0.725358837128844) translate (8.1985482127998cm 8.76680799317764cm)" svg:viewBox="0 0 7367 8528" svg:d="M5374 4381c88-956 2109-3142 1125-3741s-5001-1398-5138 873c-137 2272 712 1411-784 3105s169 2678 2116 3470c1947 791 2517 541 4241-959 1570-1196-1647-1793-1560-2748z">
          <text:p/>
        </draw:path>
        <draw:custom-shape draw:style-name="gr257" draw:text-style-name="P108" draw:layer="layout" svg:width="0.318cm" svg:height="0.318cm" svg:x="5.715cm" svg:y="1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7.716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7" draw:text-style-name="P108" draw:layer="layout" svg:width="0.318cm" svg:height="0.318cm" svg:x="6.717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7" draw:text-style-name="P108" draw:layer="layout" svg:width="0.318cm" svg:height="0.318cm" svg:x="8.983cm" svg:y="1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9.81cm" svg:y="13.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7" draw:text-style-name="P108" draw:layer="layout" svg:width="0.318cm" svg:height="0.318cm" svg:x="9.091cm" svg:y="11.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10.087cm" svg:y="12.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9.432cm" svg:y="14.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8.205cm" svg:y="15.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8.185cm" svg:y="16.2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7.106cm" svg:y="16.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5.541cm" svg:y="16.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4.886cm" svg:y="15.5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5.755cm" svg:y="16.0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6.595cm" svg:y="14.6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6.596cm" svg:y="1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8.121cm" svg:y="12.2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7" draw:text-style-name="P108" draw:layer="layout" svg:width="0.318cm" svg:height="0.318cm" svg:x="8.948cm" svg:y="1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7" draw:text-style-name="P108" draw:layer="layout" svg:width="0.318cm" svg:height="0.318cm" svg:x="8.483cm" svg:y="14.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8.611cm" svg:y="17.3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7" draw:text-style-name="P108" draw:layer="layout" svg:width="0.318cm" svg:height="0.318cm" svg:x="7.49cm" svg:y="17.5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7" draw:text-style-name="P108" draw:layer="layout" svg:width="0.318cm" svg:height="0.318cm" svg:x="7.301cm" svg:y="15.9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7" draw:text-style-name="P108" draw:layer="layout" svg:width="0.318cm" svg:height="0.318cm" svg:x="4.741cm" svg:y="14.2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7" draw:text-style-name="P108" draw:layer="layout" svg:width="0.318cm" svg:height="0.318cm" svg:x="4.742cm" svg:y="13.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7" draw:text-style-name="P108" draw:layer="layout" svg:width="0.318cm" svg:height="0.318cm" svg:x="5.20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7" draw:text-style-name="P108" draw:layer="layout" svg:width="0.318cm" svg:height="0.318cm" svg:x="5.273cm" svg:y="13.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5.316cm" svg:y="14.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7" draw:text-style-name="P108" draw:layer="layout" svg:width="0.318cm" svg:height="0.318cm" svg:x="5.783cm" svg:y="14.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5.805cm" svg:y="14.90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4.917cm" svg:y="14.7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7" draw:text-style-name="P108" draw:layer="layout" svg:width="0.318cm" svg:height="0.318cm" svg:x="4.304cm" svg:y="13.8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7" draw:text-style-name="P108" draw:layer="layout" svg:width="0.318cm" svg:height="0.318cm" svg:x="4.728cm" svg:y="13.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7" draw:text-style-name="P108" draw:layer="layout" svg:width="0.318cm" svg:height="0.318cm" svg:x="5.703cm" svg:y="13.0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7" draw:text-style-name="P108" draw:layer="layout" svg:width="0.318cm" svg:height="0.318cm" svg:x="6.17cm" svg:y="13.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7" draw:text-style-name="P108" draw:layer="layout" svg:width="0.318cm" svg:height="0.318cm" svg:x="8.52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8.606cm" svg:y="13.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7.993cm" svg:y="12.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7" draw:text-style-name="P108" draw:layer="layout" svg:width="0.318cm" svg:height="0.318cm" svg:x="9.266cm" svg:y="12.5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8.505cm" svg:y="11.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9.141cm" svg:y="11.9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9.713cm" svg:y="11.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7" draw:text-style-name="P108" draw:layer="layout" svg:width="0.318cm" svg:height="0.318cm" svg:x="8.985cm" svg:y="10.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7" draw:text-style-name="P108" draw:layer="layout" svg:width="0.318cm" svg:height="0.318cm" svg:x="8.034cm" svg:y="11.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7.209cm" svg:y="12.5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10.385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8.1cm" svg:y="15.6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7" draw:text-style-name="P108" draw:layer="layout" svg:width="0.318cm" svg:height="0.318cm" svg:x="7.55cm" svg:y="15.5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7.7cm" svg:y="16.33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7" draw:layer="layout" svg:width="21.219cm" svg:height="10.476cm" svg:x="0.185cm" svg:y="2.123cm" draw:page-number="48" presentation:class="page"/>
          <draw:frame presentation:style-name="pr1" draw:text-style-name="P7" draw:layer="layout" svg:width="16.771cm" svg:height="12.572cm" svg:x="2.409cm" svg:y="13.271cm" presentation:class="notes" presentation:placeholder="true">
            <draw:text-box/>
          </draw:frame>
        </presentation:notes>
      </draw:page>
      <draw:page draw:name="page49" draw:style-name="dp1" draw:master-page-name="Default">
        <office:forms form:automatic-focus="false" form:apply-design-mode="false"/>
        <draw:path draw:style-name="gr258" draw:text-style-name="P109" draw:layer="layout" svg:width="7.366cm" svg:height="8.527cm" draw:transform="skewX (5.93005045969343E-017) rotate (-0.725358837128844) translate (14.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J}§svg§600§TRUE§</svg:desc>
          <draw:path draw:style-name="gr259" draw:text-style-name="P40" draw:layer="layout" svg:width="0.97cm" svg:height="1.589cm" svg:x="12.632cm" svg:y="8.002cm" svg:viewBox="0 0 971 1590" svg:d="M971 1079c0-179-83-275-339-389 205-141 275-230 275-364 0-198-160-326-396-326-268 0-460 172-460 409 0 146 58 236 256 364-96 38-128 63-179 114-83 83-128 186-128 301 0 229 185 402 434 402 294 0 537-230 537-511zM792 1175c0 191-140 338-326 338-185 0-313-134-313-345 0-166 71-268 230-364 62 26 124 52 185 77 141 64 224 172 224 294zM754 345c0 127-58 217-205 313-40-22-81-43-121-64-141-70-211-160-211-268 0-147 109-249 268-249 160 0 269 108 269 268z">
            <text:p/>
          </draw:path>
          <draw:path draw:style-name="gr259" draw:text-style-name="P40" draw:layer="layout" svg:width="0.727cm" svg:height="1.985cm" svg:x="14.146cm" svg:y="7.995cm" svg:viewBox="0 0 728 1986" svg:d="M728 70c0-23 0-47 0-70-108 6-220 6-332 6s-211 0-326-6c0 23 0 47 0 70 36 2 73 4 109 7 102 6 115 19 115 198 0 438 0 876 0 1315 0 185-32 249-122 249-51 0-95-13-146-45-9 4-17 9-26 13 4 57 9 115 13 172 17 2 34 4 51 7 4 0 8 0 13 0 76 0 210-77 293-179 109-134 135-249 135-517 0-339 0-677 0-1015 0-179 12-192 115-198 36-3 72-5 108-7z">
            <text:p/>
          </draw:path>
        </draw:g>
        <draw:path draw:style-name="gr258" draw:text-style-name="P109"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129" draw:text-style-name="P66" draw:layer="layout" svg:width="1.203cm" svg:height="0.134cm" svg:x="20.96cm" svg:y="9.088cm" svg:viewBox="0 0 1204 135" svg:d="M0 0c401 0 803 0 1204 0 0 45 0 90 0 135-401 0-803 0-1204 0 0-45 0-90 0-135z">
            <text:p/>
          </draw:path>
          <draw:path draw:style-name="gr129" draw:text-style-name="P66"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129" draw:text-style-name="P66"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260" draw:text-style-name="P110" draw:layer="layout" svg:width="5.357cm" svg:height="2.579cm" svg:x="1.652cm" svg:y="16.707cm">
          <draw:text-box>
            <text:p><text:span text:style-name="T75">– </text:span><text:span text:style-name="T75">6 C</text:span></text:p>
          </draw:text-box>
        </draw:frame>
        <presentation:notes draw:style-name="dp2">
          <draw:page-thumbnail draw:style-name="gr7" draw:layer="layout" svg:width="21.219cm" svg:height="10.476cm" svg:x="0.185cm" svg:y="2.123cm" draw:page-number="49" presentation:class="page"/>
          <draw:frame presentation:style-name="pr1" draw:text-style-name="P7" draw:layer="layout" svg:width="16.771cm" svg:height="12.572cm" svg:x="2.409cm" svg:y="13.271cm" presentation:class="notes" presentation:placeholder="true">
            <draw:text-box/>
          </draw:frame>
        </presentation:notes>
      </draw:page>
      <draw:page draw:name="page50" draw:style-name="dp1" draw:master-page-name="Default">
        <office:forms form:automatic-focus="false" form:apply-design-mode="false"/>
        <draw:path draw:style-name="gr261" draw:text-style-name="P1" draw:layer="layout" svg:width="6.451cm" svg:height="6.308cm" draw:transform="skewX (0.00174532925199428) rotate (-2.41518661890975) translate (11.2676684528665cm 5.47194917556937cm)" svg:viewBox="0 0 6452 6309" svg:d="M0 6309c848-1274 1729-2236 1650-3102s-296-2184 596-2727 4083-1048 4206 1011">
          <text:p/>
        </draw:path>
        <draw:line draw:style-name="gr262" draw:text-style-name="P111" draw:layer="layout" svg:x1="0.956cm" svg:y1="1.615cm" svg:x2="4.312cm" svg:y2="0.711cm">
          <text:p/>
        </draw:line>
        <draw:path draw:style-name="gr263" draw:text-style-name="P21" draw:layer="layout" svg:width="4.129cm" svg:height="0.473cm" draw:transform="rotate (0.311715804406187) translate (6.46931879133319cm 5.2908278584806cm)" svg:viewBox="0 0 4130 474" svg:d="M0 237c872-5 680-241 1382-237 628-4 701 474 1396 474 680 0 488-216 1352-227">
          <text:p/>
        </draw:path>
        <draw:g draw:style-name="gr5">
          <svg:title>TexMaths</svg:title>
          <svg:desc>44§display§\qty{4}{J/s}§svg§600§TRUE§</svg:desc>
          <draw:path draw:style-name="gr259" draw:text-style-name="P40" draw:layer="layout" svg:width="0.724cm" svg:height="1.069cm" svg:x="9.955cm" svg:y="4.703cm" svg:viewBox="0 0 725 1070" svg:d="M725 1070c0-14 0-29 0-44-25-1-50-2-75-4-74-9-92-26-92-118 0-38 0-76 0-114 88 0 123 0 167 4 0-37 0-73 0-110-43 2-79 5-127 5-14 0-27 0-40 0 0-72 0-144 0-215 0-272 0-404 9-470-6-1-12-3-18-4-38 13-76 26-114 39-145 237-290 474-435 711 6 13 12 26 18 40 136 0 272 0 408 0 0 38 0 76 0 114 0 92-17 114-92 118-32 2-65 3-97 4 0 15 0 30 0 44 84-4 167-4 251-4 79 0 158 0 237 4zM426 689c-110 0-220 0-329 0 109-180 219-360 329-540 0 180 0 360 0 540z">
            <text:p/>
          </draw:path>
          <draw:path draw:style-name="gr259" draw:text-style-name="P40" draw:layer="layout" svg:width="0.5cm" svg:height="1.363cm" svg:x="11.04cm" svg:y="4.703cm" svg:viewBox="0 0 501 1364" svg:d="M501 48c0-16 0-32 0-48-75 4-150 4-224 4-75 0-150 0-224-4 0 16 0 32 0 48 23 2 47 3 70 5 75 4 79 17 79 136 0 301 0 602 0 903 0 128-22 176-83 176-36 0-66-9-101-31-6 3-12 6-18 9 3 38 6 76 9 114 12 1 23 3 35 4 3 0 6 0 9 0 52 0 145-48 202-123 75-92 96-171 96-355 0-232 0-465 0-697 0-119 5-132 80-136 23-2 46-3 70-5z">
            <text:p/>
          </draw:path>
          <draw:path draw:style-name="gr259" draw:text-style-name="P40" draw:layer="layout" svg:width="0.544cm" svg:height="1.451cm" svg:x="11.677cm" svg:y="4.628cm" svg:viewBox="0 0 545 1452" svg:d="M0 1452c28 0 56 0 83 0 154-484 308-968 462-1452-29 0-59 0-88 0-152 484-305 968-457 1452z">
            <text:p/>
          </draw:path>
          <draw:path draw:style-name="gr259" draw:text-style-name="P40" draw:layer="layout" svg:width="0.557cm" svg:height="0.749cm" svg:x="12.367cm" svg:y="5.049cm" svg:viewBox="0 0 558 750" svg:d="M558 491c0-48-13-83-44-114-40-39-92-57-224-83-127-22-171-53-171-127 0-75 57-119 149-119 105 0 180 53 180 127 0 12 0 24 0 36 15 0 29 0 44 0 4-88 4-128 9-176-84-26-136-35-202-35-176 0-286 83-286 219 0 75 35 128 106 163 39 17 123 39 228 65 66 14 97 44 97 106 0 83-75 140-185 140-114 0-193-53-193-131 0-21 0-41 0-62-16 0-32 0-48 0 0 105-5 154-18 215 83 26 141 35 211 35 202 0 347-105 347-259z">
            <text:p/>
          </draw:path>
        </draw:g>
        <draw:path draw:style-name="gr261" draw:text-style-name="P1" draw:layer="layout" svg:width="6.451cm" svg:height="6.308cm" draw:transform="skewX (0.00174532925199447) rotate (-2.41518661890975) translate (26.3686684528665cm 4.97794917556931cm)" svg:viewBox="0 0 6452 6309" svg:d="M0 6309c848-1274 1729-2236 1650-3102s-296-2184 596-2727 4083-1048 4206 1011">
          <text:p/>
        </draw:path>
        <draw:path draw:style-name="gr264" draw:text-style-name="P21" draw:layer="layout" svg:width="4.129cm" svg:height="0.473cm" draw:transform="rotate (-2.82970231625841) translate (25.6496474641651cm 3.99093258857877cm)" svg:viewBox="0 0 4130 474" svg:d="M0 237c872-5 680-241 1382-237 628-3 701 474 1396 474 679 0 488-216 1352-226">
          <text:p/>
        </draw:path>
        <draw:g draw:style-name="gr5">
          <svg:title>TexMaths</svg:title>
          <svg:desc>44§display§\qty{-4}{J/s}§svg§600§TRUE§</svg:desc>
          <draw:path draw:style-name="gr129" draw:text-style-name="P66" draw:layer="layout" svg:width="0.825cm" svg:height="0.091cm" svg:x="18.111cm" svg:y="5.94cm" svg:viewBox="0 0 826 92" svg:d="M0 0c275 0 551 0 826 0 0 31 0 61 0 92-275 0-551 0-826 0 0-31 0-61 0-92z">
            <text:p/>
          </draw:path>
          <draw:path draw:style-name="gr129" draw:text-style-name="P66" draw:layer="layout" svg:width="0.724cm" svg:height="1.069cm" svg:x="19.047cm" svg:y="5.335cm" svg:viewBox="0 0 725 1070" svg:d="M725 1070c0-14 0-29 0-44-25-1-50-2-74-4-75-9-93-26-93-118 0-38 0-76 0-114 93 0 123 0 167 4 0-37 0-73 0-110-42 2-74 5-127 5-13 0-27 0-40 0 0-72 0-144 0-215 0-272 5-404 9-470-6-1-12-3-18-4-38 13-76 26-114 39-145 237-290 474-435 711 6 13 12 26 18 40 136 0 272 0 408 0 0 38 0 76 0 114 0 92-17 114-92 118-32 2-64 3-97 4 0 15 0 30 0 44 84-4 167-4 251-4 79 0 158 0 237 4zM426 689c-110 0-219 0-329 0 110-180 219-360 329-540 0 180 0 360 0 540z">
            <text:p/>
          </draw:path>
          <draw:path draw:style-name="gr129" draw:text-style-name="P66" draw:layer="layout" svg:width="0.504cm" svg:height="1.363cm" svg:x="20.133cm" svg:y="5.335cm" svg:viewBox="0 0 505 1364" svg:d="M505 48c0-16 0-32 0-48-74 4-153 4-228 4s-150 0-224-4c0 16 0 32 0 48 25 2 50 3 74 5 71 4 80 17 80 136 0 301 0 602 0 903 0 128-22 176-84 176-39 0-70-9-105-31-6 3-12 6-18 9 3 38 6 76 9 114 13 1 26 3 39 4 2 0 3 0 5 0 57 0 145-48 202-123 79-92 97-171 97-355 0-232 0-465 0-697 0-119 8-132 79-136 25-2 50-3 74-5z">
            <text:p/>
          </draw:path>
          <draw:path draw:style-name="gr129" draw:text-style-name="P66" draw:layer="layout" svg:width="0.544cm" svg:height="1.451cm" svg:x="20.77cm" svg:y="5.26cm" svg:viewBox="0 0 545 1452" svg:d="M0 1452c29 0 59 0 88 0 152-484 305-968 457-1452-28 0-56 0-83 0-154 484-308 968-462 1452z">
            <text:p/>
          </draw:path>
          <draw:path draw:style-name="gr129" draw:text-style-name="P66" draw:layer="layout" svg:width="0.557cm" svg:height="0.749cm" svg:x="21.465cm" svg:y="5.681cm" svg:viewBox="0 0 558 750" svg:d="M558 491c0-48-13-83-44-114-39-39-92-57-224-83-127-22-171-53-171-127 0-75 57-119 149-119 101 0 180 53 180 127 0 12 0 24 0 36 15 0 30 0 44 0 5-88 5-128 9-176-83-26-136-35-202-35-176 0-286 83-286 219 0 75 31 128 106 163 39 17 123 39 228 65 66 14 97 44 97 106 0 83-79 140-185 140-114 0-193-53-193-131 0-21 0-41 0-62-16 0-32 0-48 0 0 105-5 154-18 215 79 26 141 35 211 35 202 0 347-105 347-259z">
            <text:p/>
          </draw:path>
        </draw:g>
        <draw:custom-shape draw:style-name="gr252" draw:text-style-name="P21" draw:layer="layout" svg:width="0.318cm" svg:height="0.318cm" svg:x="3.983cm" svg:y="12.5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5.984cm" svg:y="12.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4.985cm" svg:y="14.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7.251cm" svg:y="12.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7.359cm" svg:y="10.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3.809cm" svg:y="1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3.154cm" svg:y="14.5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4.023cm" svg:y="15.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4.863cm" svg:y="13.7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4.864cm" svg:y="12.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6.389cm" svg:y="1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7.216cm" svg:y="11.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5.569cm" svg:y="14.9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3.009cm" svg:y="13.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3.01cm" svg:y="12.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3.47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3.541cm" svg:y="12.9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3.584cm" svg:y="13.5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4.051cm" svg:y="1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4.073cm" svg:y="13.9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3.185cm" svg:y="13.8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2.572cm" svg:y="12.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2.996cm" svg:y="12.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3.971cm" svg:y="12.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4.438cm" svg:y="12.6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6.788cm" svg:y="11.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6.874cm" svg:y="12.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6.261cm" svg:y="11.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6.773cm" svg:y="1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7.409cm" svg:y="10.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5.477cm" svg:y="11.5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5.818cm" svg:y="14.5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21" draw:layer="layout" svg:width="0.318cm" svg:height="0.318cm" svg:x="5.968cm" svg:y="15.3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61" draw:text-style-name="P1" draw:layer="layout" svg:width="6.451cm" svg:height="6.308cm" draw:transform="skewX (0.00174532925199438) rotate (-2.41518661890975) translate (21.3896684528665cm 15.9779491755687cm)" svg:viewBox="0 0 6452 6309" svg:d="M0 6309c848-1274 1729-2236 1650-3102s-296-2184 596-2727 4083-1048 4206 1011">
          <text:p/>
        </draw:path>
        <draw:g draw:style-name="gr5">
          <svg:title>TexMaths</svg:title>
          <svg:desc>44§display§\qty{-4}{J/s}§svg§600§TRUE§</svg:desc>
          <draw:path draw:style-name="gr129" draw:text-style-name="P66" draw:layer="layout" svg:width="0.708cm" svg:height="0.078cm" svg:x="15.332cm" svg:y="16.545cm" svg:viewBox="0 0 709 79" svg:d="M0 0c236 0 473 0 709 0 0 27 0 53 0 79-236 0-473 0-709 0 0-26 0-52 0-79z">
            <text:p/>
          </draw:path>
          <draw:path draw:style-name="gr129" draw:text-style-name="P66" draw:layer="layout" svg:width="0.622cm" svg:height="0.92cm" svg:x="16.136cm" svg:y="16.025cm" svg:viewBox="0 0 623 921" svg:d="M623 921c0-12 0-25 0-38-22-1-43-1-64-3-64-8-80-23-80-102 0-32 0-65 0-98 80 0 106 0 144 4 0-32 0-63 0-95-36 2-64 4-109 4-12 0-24 0-35 0 0-62 0-124 0-185 0-234 5-348 8-405-5 0-10-2-15-3-33 11-66 22-98 34-125 204-249 408-374 612 5 11 10 22 15 34 117 0 234 0 351 0 0 33 0 66 0 98 0 79-15 98-79 102-28 2-55 2-83 3 0 13 0 26 0 38 72-3 143-3 215-3 68 0 136 0 204 3zM366 593c-95 0-188 0-283 0 95-155 188-310 283-465 0 155 0 310 0 465z">
            <text:p/>
          </draw:path>
          <draw:path draw:style-name="gr129" draw:text-style-name="P66" draw:layer="layout" svg:width="0.433cm" svg:height="1.173cm" svg:x="17.069cm" svg:y="16.025cm" svg:viewBox="0 0 434 1174" svg:d="M434 41c0-13 0-27 0-41-64 3-132 3-196 3-65 0-129 0-192-3 0 14 0 28 0 41 21 2 42 3 63 5 61 3 69 14 69 117 0 259 0 518 0 777 0 110-19 152-72 152-34 0-60-8-91-27-5 2-10 5-15 8 3 32 5 65 8 98 11 1 22 2 33 3 2 0 3 0 5 0 48 0 124-41 173-106 68-79 83-147 83-305 0-200 0-401 0-600 0-103 7-114 68-117 22-2 43-3 64-5z">
            <text:p/>
          </draw:path>
          <draw:path draw:style-name="gr129" draw:text-style-name="P66" draw:layer="layout" svg:width="0.467cm" svg:height="1.249cm" svg:x="17.616cm" svg:y="15.96cm" svg:viewBox="0 0 468 1250" svg:d="M0 1250c25 0 51 0 76 0 130-417 262-833 392-1250-24 0-48 0-71 0-132 417-265 833-397 1250z">
            <text:p/>
          </draw:path>
          <draw:path draw:style-name="gr129" draw:text-style-name="P66" draw:layer="layout" svg:width="0.478cm" svg:height="0.645cm" svg:x="18.213cm" svg:y="16.322cm" svg:viewBox="0 0 479 646" svg:d="M479 423c0-42-11-72-38-98-33-34-79-50-192-72-109-19-147-46-147-109 0-65 49-103 128-103 87 0 155 46 155 110 0 10 0 20 0 31 13 0 26 0 38 0 4-76 4-111 7-152-71-22-117-30-173-30-151 0-246 71-246 189 0 64 27 110 91 140 34 14 106 33 196 56 57 12 83 38 83 91 0 72-68 121-159 121-97 0-165-46-165-113 0-18 0-35 0-54-14 0-28 0-42 0 0 91-4 133-15 186 68 22 121 30 181 30 174 0 298-91 298-223z">
            <text:p/>
          </draw:path>
        </draw:g>
        <draw:g draw:style-name="gr5">
          <svg:title>TexMaths</svg:title>
          <svg:desc>44§display§\qty{+4}{J/s}§svg§600§TRUE§</svg:desc>
          <draw:path draw:style-name="gr259" draw:text-style-name="P40" draw:layer="layout" svg:width="0.719cm" svg:height="0.72cm" svg:x="19.384cm" svg:y="14.893cm" svg:viewBox="0 0 720 721" svg:d="M720 397c0-24 0-48 0-72-108 0-216 0-324 0 0-108 0-217 0-325-24 0-48 0-72 0 0 108 0 217 0 325-108 0-216 0-324 0 0 24 0 48 0 72 108 0 216 0 324 0 0 108 0 216 0 324 24 0 48 0 72 0 0-108 0-216 0-324 108 0 216 0 324 0z">
            <text:p/>
          </draw:path>
          <draw:path draw:style-name="gr259" draw:text-style-name="P40" draw:layer="layout" svg:width="0.621cm" svg:height="0.92cm" svg:x="20.191cm" svg:y="14.693cm" svg:viewBox="0 0 622 921" svg:d="M622 921c0-12 0-25 0-37-21-2-42-3-64-4-64-8-79-23-79-102 0-33 0-66 0-98 79 0 106 0 143 4 0-32 0-63 0-95-36 1-64 4-109 4-11 0-23 0-34 0 0-62 0-123 0-185 0-234 4-348 7-404-5-1-10-3-15-4-32 11-65 23-98 34-124 204-249 408-373 612 5 11 10 22 15 34 117 0 234 0 351 0 0 32 0 65 0 98 0 79-15 98-79 102-28 1-56 2-83 4 0 12 0 25 0 37 71-3 143-3 215-3 67 0 135 0 203 3zM366 593c-94 0-189 0-283 0 94-155 189-310 283-465 0 155 0 310 0 465z">
            <text:p/>
          </draw:path>
          <draw:path draw:style-name="gr259" draw:text-style-name="P40" draw:layer="layout" svg:width="0.433cm" svg:height="1.173cm" svg:x="21.122cm" svg:y="14.693cm" svg:viewBox="0 0 434 1174" svg:d="M434 42c0-14 0-28 0-42-64 4-132 4-196 4-65 0-129 0-193-4 0 14 0 28 0 42 22 1 43 2 64 3 61 4 68 15 68 117 0 260 0 519 0 778 0 110-19 151-71 151-34 0-61-7-91-26-5 2-10 5-15 8 3 32 5 65 8 98 11 1 22 2 33 3 2 0 3 0 4 0 49 0 125-41 174-105 68-80 83-148 83-306 0-200 0-400 0-601 0-102 7-113 68-117 21-1 42-2 64-3z">
            <text:p/>
          </draw:path>
          <draw:path draw:style-name="gr259" draw:text-style-name="P40" draw:layer="layout" svg:width="0.467cm" svg:height="1.249cm" svg:x="21.669cm" svg:y="14.629cm" svg:viewBox="0 0 468 1250" svg:d="M0 1250c25 0 50 0 75 0 131-417 262-833 393-1250-24 0-48 0-72 0-132 417-264 833-396 1250z">
            <text:p/>
          </draw:path>
          <draw:path draw:style-name="gr259" draw:text-style-name="P40" draw:layer="layout" svg:width="0.478cm" svg:height="0.645cm" svg:x="22.265cm" svg:y="14.992cm" svg:viewBox="0 0 479 646" svg:d="M479 423c0-42-11-72-38-98-34-34-79-49-192-72-109-19-147-45-147-109 0-65 49-102 128-102 87 0 155 45 155 109 0 10 0 20 0 30 12 0 25 0 37 0 4-75 4-109 8-151-72-22-117-30-174-30-150 0-245 72-245 189 0 64 27 109 91 140 34 15 105 34 196 56 56 12 83 38 83 91 0 72-68 121-159 121-98 0-165-46-165-114 0-17 0-35 0-52-14 0-28 0-42 0 0 90-4 132-15 185 68 22 121 30 181 30 173 0 298-91 298-223z">
            <text:p/>
          </draw:path>
        </draw:g>
        <presentation:notes draw:style-name="dp2">
          <draw:page-thumbnail draw:style-name="gr7" draw:layer="layout" svg:width="21.219cm" svg:height="10.476cm" svg:x="0.185cm" svg:y="2.123cm" draw:page-number="50" presentation:class="page"/>
          <draw:frame presentation:style-name="pr1" draw:text-style-name="P7" draw:layer="layout" svg:width="16.771cm" svg:height="12.572cm" svg:x="2.409cm" svg:y="13.271cm" presentation:class="notes" presentation:placeholder="true">
            <draw:text-box/>
          </draw:frame>
        </presentation:notes>
      </draw:page>
      <draw:page draw:name="page51" draw:style-name="dp1" draw:master-page-name="Default">
        <office:forms form:automatic-focus="false" form:apply-design-mode="false"/>
        <draw:g draw:style-name="gr143">
          <draw:path draw:style-name="gr261" draw:text-style-name="P1" draw:layer="layout" svg:width="5.555cm" svg:height="5.432cm" draw:transform="skewX (0.00174532925199433) rotate (-2.41518661890975) translate (10.7421562157411cm 4.4922439708551cm)" svg:viewBox="0 0 5556 5433" svg:d="M0 5433c730-1096 1489-1926 1421-2671-68-746-255-1881 513-2349 768-467 3516-902 3622 871">
            <text:p/>
          </draw:path>
          <draw:custom-shape draw:style-name="gr265" draw:text-style-name="P21" draw:layer="layout" svg:width="0.273cm" svg:height="0.274cm" svg:x="5.708cm" svg:y="2.3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6.03cm" svg:y="3.0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3cm" svg:height="0.274cm" svg:x="7.198cm" svg:y="4.9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5.709cm" svg:y="6.4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3cm" svg:height="0.274cm" svg:x="6.769cm" svg:y="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6.229cm" svg:y="6.0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5.572cm" svg:y="1.5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5.532cm" svg:y="0.7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7.365cm" svg:y="4.1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43">
          <draw:path draw:style-name="gr261"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265" draw:text-style-name="P21" draw:layer="layout" svg:width="0.273cm" svg:height="0.274cm" svg:x="9.408cm" svg:y="14.8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9.73cm" svg:y="15.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3cm" svg:height="0.274cm" svg:x="9.198cm" svg:y="18.8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7.709cm" svg:y="20.3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3cm" svg:height="0.274cm" svg:x="8.769cm" svg:y="19.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8.229cm" svg:y="19.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9.272cm" svg:y="14.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9.232cm" svg:y="13.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9.365cm" svg:y="18.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66" draw:text-style-name="P11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67"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67"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67"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67"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43">
          <draw:path draw:style-name="gr261" draw:text-style-name="P1" draw:layer="layout" svg:width="5.555cm" svg:height="5.432cm" draw:transform="skewX (0.00174532925199433) rotate (-2.41518661890975) translate (25.9431562157411cm 4.75324397085511cm)" svg:viewBox="0 0 5556 5433" svg:d="M0 5433c730-1096 1489-1926 1421-2671-68-746-255-1881 513-2349 768-467 3516-902 3622 871">
            <text:p/>
          </draw:path>
          <draw:custom-shape draw:style-name="gr265" draw:text-style-name="P21"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43">
          <draw:path draw:style-name="gr261"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65" draw:text-style-name="P21"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66" draw:text-style-name="P11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67"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67"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67"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67"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68" draw:text-style-name="P21" draw:layer="layout" svg:width="2.854cm" svg:height="0.944cm" draw:transform="skewX (-0.0656243798749868) rotate (-3.02465559370617) translate (10.162cm 4.758cm)" draw:kind="arc" draw:start-angle="218.62" draw:end-angle="318.07">
          <text:p/>
        </draw:ellipse>
        <draw:ellipse draw:style-name="gr269" draw:text-style-name="P21" draw:layer="layout" svg:width="4.397cm" svg:height="0.947cm" draw:transform="skewX (-0.20315632493214) rotate (0.0757472895365539) translate (19.946cm 4.21cm)" draw:kind="arc" draw:start-angle="218.6" draw:end-angle="318.08">
          <text:p/>
        </draw:ellipse>
        <draw:frame draw:style-name="gr270" draw:text-style-name="P113" draw:layer="layout" svg:width="0.951cm" svg:height="0.992cm" svg:x="5.911cm" svg:y="3.802cm">
          <draw:text-box>
            <text:p><text:span text:style-name="T76">+</text:span></text:p>
          </draw:text-box>
        </draw:frame>
        <draw:frame draw:style-name="gr270" draw:text-style-name="P113" draw:layer="layout" svg:width="0.951cm" svg:height="0.992cm" svg:x="20.87cm" svg:y="3.703cm">
          <draw:text-box>
            <text:p><text:span text:style-name="T76">+</text:span></text:p>
          </draw:text-box>
        </draw:frame>
        <presentation:notes draw:style-name="dp2">
          <draw:page-thumbnail draw:style-name="gr7" draw:layer="layout" svg:width="21.219cm" svg:height="10.476cm" svg:x="0.185cm" svg:y="2.123cm" draw:page-number="51" presentation:class="page"/>
          <draw:frame presentation:style-name="pr1" draw:text-style-name="P7" draw:layer="layout" svg:width="16.771cm" svg:height="12.572cm" svg:x="2.409cm" svg:y="13.271cm" presentation:class="notes" presentation:placeholder="true">
            <draw:text-box/>
          </draw:frame>
        </presentation:notes>
      </draw:page>
      <draw:page draw:name="page52" draw:style-name="dp1" draw:master-page-name="Default">
        <office:forms form:automatic-focus="false" form:apply-design-mode="false"/>
        <draw:g draw:style-name="gr143">
          <draw:path draw:style-name="gr261"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271" draw:text-style-name="P114" draw:layer="layout" svg:width="0.343cm" svg:height="0.343cm" svg:x="5.708cm" svg:y="15.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71" draw:text-style-name="P114" draw:layer="layout" svg:width="0.343cm" svg:height="0.343cm" svg:x="6.03cm" svg:y="15.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71" draw:text-style-name="P114" draw:layer="layout" svg:width="0.343cm" svg:height="0.343cm" svg:x="7.198cm" svg:y="17.7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71" draw:text-style-name="P114" draw:layer="layout" svg:width="0.343cm" svg:height="0.343cm" svg:x="5.709cm" svg:y="19.22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71" draw:text-style-name="P114" draw:layer="layout" svg:width="0.343cm" svg:height="0.343cm" svg:x="6.769cm" svg:y="18.44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71" draw:text-style-name="P114" draw:layer="layout" svg:width="0.343cm" svg:height="0.343cm" svg:x="6.229cm" svg:y="18.86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71" draw:text-style-name="P114" draw:layer="layout" svg:width="0.343cm" svg:height="0.343cm" svg:x="5.572cm" svg:y="14.3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71" draw:text-style-name="P114" draw:layer="layout" svg:width="0.343cm" svg:height="0.343cm" svg:x="5.532cm" svg:y="13.5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71" draw:text-style-name="P114" draw:layer="layout" svg:width="0.343cm" svg:height="0.343cm" svg:x="7.365cm" svg:y="16.99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266" draw:text-style-name="P11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67"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67"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67"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67"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43">
          <draw:path draw:style-name="gr261"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271" draw:text-style-name="P114" draw:layer="layout" svg:width="0.343cm" svg:height="0.343cm" svg:x="20.909cm" svg:y="14.43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71" draw:text-style-name="P114" draw:layer="layout" svg:width="0.343cm" svg:height="0.343cm" svg:x="21.231cm" svg:y="15.173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71" draw:text-style-name="P114" draw:layer="layout" svg:width="0.343cm" svg:height="0.343cm" svg:x="21.899cm" svg:y="17.42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71" draw:text-style-name="P114" draw:layer="layout" svg:width="0.343cm" svg:height="0.343cm" svg:x="20.41cm" svg:y="18.919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71" draw:text-style-name="P114" draw:layer="layout" svg:width="0.343cm" svg:height="0.343cm" svg:x="21.47cm" svg:y="18.1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71" draw:text-style-name="P114" draw:layer="layout" svg:width="0.343cm" svg:height="0.343cm" svg:x="20.93cm" svg:y="18.56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71" draw:text-style-name="P114" draw:layer="layout" svg:width="0.343cm" svg:height="0.343cm" svg:x="20.773cm" svg:y="13.62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71" draw:text-style-name="P114" draw:layer="layout" svg:width="0.343cm" svg:height="0.343cm" svg:x="20.733cm" svg:y="12.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71" draw:text-style-name="P114" draw:layer="layout" svg:width="0.343cm" svg:height="0.343cm" svg:x="22.066cm" svg:y="16.69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g draw:style-name="gr143">
          <draw:path draw:style-name="gr261" draw:text-style-name="P1" draw:layer="layout" svg:width="5.555cm" svg:height="5.432cm" draw:transform="skewX (0.00174532925199427) rotate (-2.41518661890975) translate (22.5431562157411cm 4.73787315018643cm)" svg:viewBox="0 0 5556 5433" svg:d="M0 5433c730-1096 1489-1926 1421-2671-68-746-255-1881 513-2349 768-467 3516-902 3622 871">
            <text:p/>
          </draw:path>
          <draw:custom-shape draw:style-name="gr271" draw:text-style-name="P114" draw:layer="layout" svg:width="0.343cm" svg:height="0.343cm" svg:x="20.91cm" svg:y="3.17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71" draw:text-style-name="P114" draw:layer="layout" svg:width="0.343cm" svg:height="0.343cm" svg:x="21.232cm" svg:y="3.90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71" draw:text-style-name="P114" draw:layer="layout" svg:width="0.343cm" svg:height="0.343cm" svg:x="21.9cm" svg:y="6.1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71" draw:text-style-name="P114" draw:layer="layout" svg:width="0.343cm" svg:height="0.343cm" svg:x="20.411cm" svg:y="7.653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71" draw:text-style-name="P114" draw:layer="layout" svg:width="0.343cm" svg:height="0.343cm" svg:x="21.471cm" svg:y="6.87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71" draw:text-style-name="P114" draw:layer="layout" svg:width="0.343cm" svg:height="0.343cm" svg:x="20.931cm" svg:y="7.298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71" draw:text-style-name="P114" draw:layer="layout" svg:width="0.343cm" svg:height="0.343cm" svg:x="20.774cm" svg:y="2.3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71" draw:text-style-name="P114" draw:layer="layout" svg:width="0.343cm" svg:height="0.343cm" svg:x="20.734cm" svg:y="1.53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71" draw:text-style-name="P114" draw:layer="layout" svg:width="0.343cm" svg:height="0.343cm" svg:x="22.067cm" svg:y="5.427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custom-shape draw:style-name="gr266" draw:text-style-name="P11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67"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67"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67"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67"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72" draw:text-style-name="P21" draw:layer="layout" svg:width="4.879cm" svg:height="0.948cm" draw:transform="skewX (-0.235968514869633) rotate (0.0682423737529783) translate (5.265cm 2.498cm)" draw:kind="arc" draw:start-angle="220.81" draw:end-angle="315.79">
          <text:p/>
        </draw:ellipse>
        <draw:ellipse draw:style-name="gr269" draw:text-style-name="P21" draw:layer="layout" svg:width="4.397cm" svg:height="0.946cm" draw:transform="skewX (-0.203330857857339) rotate (-3.06584536405324) translate (24.75cm 5.486cm)" draw:kind="arc" draw:start-angle="220.42" draw:end-angle="315.8">
          <text:p/>
        </draw:ellipse>
        <draw:g draw:style-name="gr143">
          <draw:path draw:style-name="gr261" draw:text-style-name="P1" draw:layer="layout" svg:width="5.555cm" svg:height="5.432cm" draw:transform="skewX (0.00174532925199433) rotate (-2.41518661890975) translate (10.7031562157411cm 4.50787315018643cm)" svg:viewBox="0 0 5556 5433" svg:d="M0 5433c730-1096 1489-1926 1421-2671-68-746-255-1881 513-2349 768-467 3516-902 3622 871">
            <text:p/>
          </draw:path>
          <draw:custom-shape draw:style-name="gr271" draw:text-style-name="P114" draw:layer="layout" svg:width="0.343cm" svg:height="0.343cm" svg:x="9.369cm" svg:y="2.06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71" draw:text-style-name="P114" draw:layer="layout" svg:width="0.343cm" svg:height="0.343cm" svg:x="9.691cm" svg:y="2.79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71" draw:text-style-name="P114" draw:layer="layout" svg:width="0.343cm" svg:height="0.343cm" svg:x="9.159cm" svg:y="6.047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2" draw:style-name="gr271" draw:text-style-name="P114" draw:layer="layout" svg:width="0.343cm" svg:height="0.343cm" svg:x="7.67cm" svg:y="7.5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name="ZZZoksmall" draw:style-name="gr271" draw:text-style-name="P114" draw:layer="layout" svg:width="0.343cm" svg:height="0.343cm" svg:x="8.73cm" svg:y="6.76cm">
            <text:p/>
            <draw:enhanced-geometry svg:viewBox="0 0 21600 21600" draw:glue-points="10800 0 0 10800 10800 21600 21600 10800" draw:text-areas="5400 5400 16200 16200" draw:type="diamond" draw:enhanced-path="M 10800 0 L 21600 10800 10800 21600 0 10800 10800 0 Z N"/>
          </draw:custom-shape>
          <draw:custom-shape draw:name="ZZZuntouched" draw:style-name="gr271" draw:text-style-name="P114" draw:layer="layout" svg:width="0.343cm" svg:height="0.343cm" svg:x="8.19cm" svg:y="7.185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ustom-shape draw:style-name="gr271" draw:text-style-name="P114" draw:layer="layout" svg:width="0.343cm" svg:height="0.343cm" svg:x="9.233cm" svg:y="1.247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71" draw:text-style-name="P114" draw:layer="layout" svg:width="0.343cm" svg:height="0.343cm" svg:x="9.193cm" svg:y="0.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71" draw:text-style-name="P114" draw:layer="layout" svg:width="0.343cm" svg:height="0.343cm" svg:x="9.326cm" svg:y="5.314cm">
            <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g>
        <draw:frame draw:style-name="gr273" draw:text-style-name="P115" draw:layer="layout" svg:width="0.875cm" svg:height="0.992cm" svg:x="21.5cm" svg:y="2.491cm">
          <draw:text-box>
            <text:p><text:span text:style-name="T77">–</text:span></text:p>
          </draw:text-box>
        </draw:frame>
        <draw:frame draw:style-name="gr273" draw:text-style-name="P115" draw:layer="layout" svg:width="0.875cm" svg:height="0.992cm" svg:x="9.951cm" svg:y="1.53cm">
          <draw:text-box>
            <text:p><text:span text:style-name="T77">–</text:span></text:p>
          </draw:text-box>
        </draw:frame>
        <presentation:notes draw:style-name="dp2">
          <draw:page-thumbnail draw:style-name="gr7" draw:layer="layout" svg:width="21.219cm" svg:height="10.476cm" svg:x="0.185cm" svg:y="2.123cm" draw:page-number="52" presentation:class="page"/>
          <draw:frame presentation:style-name="pr1" draw:text-style-name="P7" draw:layer="layout" svg:width="16.771cm" svg:height="12.572cm" svg:x="2.409cm" svg:y="13.271cm" presentation:class="notes" presentation:placeholder="true">
            <draw:text-box/>
          </draw:frame>
        </presentation:notes>
      </draw:page>
      <draw:page draw:name="page53" draw:style-name="dp1" draw:master-page-name="Default">
        <office:forms form:automatic-focus="false" form:apply-design-mode="false"/>
        <draw:g draw:style-name="gr143">
          <draw:path draw:style-name="gr261" draw:text-style-name="P1" draw:layer="layout" svg:width="5.555cm" svg:height="5.432cm" draw:transform="skewX (0.00174532925199427) rotate (-2.41518661890975) translate (10.7421562157411cm 17.2882439708545cm)" svg:viewBox="0 0 5556 5433" svg:d="M0 5433c730-1096 1489-1926 1421-2671-68-746-255-1881 513-2349 768-467 3516-902 3622 871">
            <text:p/>
          </draw:path>
          <draw:custom-shape draw:style-name="gr271" draw:text-style-name="P114" draw:layer="layout" svg:width="0.273cm" svg:height="0.274cm" svg:x="5.708cm" svg:y="15.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4cm" svg:height="0.274cm" svg:x="6.03cm" svg:y="15.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3cm" svg:height="0.274cm" svg:x="7.198cm" svg:y="17.7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4cm" svg:height="0.274cm" svg:x="5.709cm" svg:y="19.2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3cm" svg:height="0.274cm" svg:x="6.769cm" svg:y="18.4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4cm" svg:height="0.274cm" svg:x="6.229cm" svg:y="18.8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4cm" svg:height="0.274cm" svg:x="5.572cm" svg:y="14.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4cm" svg:height="0.274cm" svg:x="5.532cm" svg:y="13.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4cm" svg:height="0.274cm" svg:x="7.365cm" svg:y="16.9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66" draw:text-style-name="P11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67"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67"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67"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67"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43">
          <draw:path draw:style-name="gr261" draw:text-style-name="P1" draw:layer="layout" svg:width="5.555cm" svg:height="5.432cm" draw:transform="skewX (0.00174532925199427) rotate (-2.41518661890975) translate (25.9431562157411cm 16.8872439708545cm)" svg:viewBox="0 0 5556 5433" svg:d="M0 5433c730-1096 1489-1926 1421-2671-68-746-255-1881 513-2349 768-467 3516-902 3622 871">
            <text:p/>
          </draw:path>
          <draw:custom-shape draw:style-name="gr271" draw:text-style-name="P114" draw:layer="layout" svg:width="0.273cm" svg:height="0.274cm" svg:x="20.909cm" svg:y="14.4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4cm" svg:height="0.274cm" svg:x="21.231cm" svg:y="15.1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3cm" svg:height="0.274cm" svg:x="21.899cm" svg:y="17.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4cm" svg:height="0.274cm" svg:x="20.41cm" svg:y="18.9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3cm" svg:height="0.274cm" svg:x="21.47cm" svg:y="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4cm" svg:height="0.274cm" svg:x="20.93cm" svg:y="18.5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4cm" svg:height="0.274cm" svg:x="20.773cm" svg:y="13.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4cm" svg:height="0.274cm" svg:x="20.733cm" svg:y="1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4cm" svg:height="0.274cm" svg:x="22.066cm" svg:y="16.6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43">
          <draw:path draw:style-name="gr261" draw:text-style-name="P1" draw:layer="layout" svg:width="5.555cm" svg:height="5.432cm" draw:transform="skewX (0.00174532925199427) rotate (-2.41518661890975) translate (22.5431562157411cm 4.73787315018641cm)" svg:viewBox="0 0 5556 5433" svg:d="M0 5433c730-1096 1489-1926 1421-2671-68-746-255-1881 513-2349 768-467 3516-902 3622 871">
            <text:p/>
          </draw:path>
          <draw:custom-shape draw:style-name="gr271" draw:text-style-name="P114" draw:layer="layout" svg:width="0.273cm" svg:height="0.274cm" svg:x="20.91cm" svg:y="3.1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4cm" svg:height="0.274cm" svg:x="21.232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3cm" svg:height="0.274cm" svg:x="21.9cm" svg:y="6.1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4cm" svg:height="0.274cm" svg:x="20.411cm" svg:y="7.6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3cm" svg:height="0.274cm" svg:x="21.471cm" svg:y="6.8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4cm" svg:height="0.274cm" svg:x="20.931cm" svg:y="7.2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4cm" svg:height="0.274cm" svg:x="20.774cm" svg:y="2.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4cm" svg:height="0.274cm" svg:x="20.734cm" svg:y="1.5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4cm" svg:height="0.274cm" svg:x="22.067cm" svg:y="5.4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66" draw:text-style-name="P11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67"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67"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67"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67"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72" draw:text-style-name="P21" draw:layer="layout" svg:width="4.879cm" svg:height="0.948cm" draw:transform="skewX (-0.235968514869633) rotate (0.0682423737529783) translate (5.265cm 2.498cm)" draw:kind="arc" draw:start-angle="220.81" draw:end-angle="315.79">
          <text:p/>
        </draw:ellipse>
        <draw:ellipse draw:style-name="gr269" draw:text-style-name="P21" draw:layer="layout" svg:width="4.397cm" svg:height="0.946cm" draw:transform="skewX (-0.203330857857339) rotate (-3.06584536405324) translate (24.75cm 5.486cm)" draw:kind="arc" draw:start-angle="220.42" draw:end-angle="315.8">
          <text:p/>
        </draw:ellipse>
        <draw:g draw:style-name="gr143">
          <draw:path draw:style-name="gr261" draw:text-style-name="P1" draw:layer="layout" svg:width="5.555cm" svg:height="5.432cm" draw:transform="skewX (0.00174532925199433) rotate (-2.41518661890975) translate (10.7031562157411cm 4.50787315018641cm)" svg:viewBox="0 0 5556 5433" svg:d="M0 5433c730-1096 1489-1926 1421-2671-68-746-255-1881 513-2349 768-467 3516-902 3622 871">
            <text:p/>
          </draw:path>
          <draw:custom-shape draw:style-name="gr271" draw:text-style-name="P114" draw:layer="layout" svg:width="0.273cm" svg:height="0.274cm" svg:x="9.369cm" svg:y="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4cm" svg:height="0.274cm" svg:x="9.691cm" svg:y="2.7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3cm" svg:height="0.274cm" svg:x="9.159cm" svg:y="6.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4cm" svg:height="0.274cm" svg:x="7.67cm" svg:y="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3cm" svg:height="0.274cm" svg:x="8.73cm" svg:y="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4cm" svg:height="0.274cm" svg:x="8.19cm" svg:y="7.1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4cm" svg:height="0.274cm" svg:x="9.233cm" svg:y="1.2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4cm" svg:height="0.274cm" svg:x="9.193cm" svg:y="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4cm" svg:height="0.274cm" svg:x="9.326cm" svg:y="5.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273" draw:text-style-name="P115" draw:layer="layout" svg:width="0.875cm" svg:height="0.992cm" svg:x="21.223cm" svg:y="0.805cm">
          <draw:text-box>
            <text:p><text:span text:style-name="T77">–</text:span></text:p>
          </draw:text-box>
        </draw:frame>
        <draw:frame draw:style-name="gr273" draw:text-style-name="P115" draw:layer="layout" svg:width="0.875cm" svg:height="0.992cm" svg:x="9.524cm" svg:y="0.805cm">
          <draw:text-box>
            <text:p><text:span text:style-name="T77">–</text:span></text:p>
          </draw:text-box>
        </draw:frame>
        <draw:custom-shape draw:name="XXXtestXXX" draw:style-name="gr274" draw:text-style-name="P114" draw:layer="layout" svg:width="0.274cm" svg:height="0.274cm" svg:x="13.194cm" svg:y="11.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YYYtestYYY 2" draw:style-name="gr275" draw:text-style-name="P114" draw:layer="layout" svg:width="0.495cm" svg:height="0.495cm" svg:x="15.971cm" svg:y="11.293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7" draw:layer="layout" svg:width="21.219cm" svg:height="10.476cm" svg:x="0.185cm" svg:y="2.123cm" draw:page-number="53" presentation:class="page"/>
          <draw:frame presentation:style-name="pr1" draw:text-style-name="P7" draw:layer="layout" svg:width="16.771cm" svg:height="12.572cm" svg:x="2.409cm" svg:y="13.271cm" presentation:class="notes" presentation:placeholder="true">
            <draw:text-box/>
          </draw:frame>
        </presentation:notes>
      </draw:page>
      <draw:page draw:name="page54" draw:style-name="dp1" draw:master-page-name="Default">
        <office:forms form:automatic-focus="false" form:apply-design-mode="false"/>
        <draw:g draw:style-name="gr143">
          <draw:path draw:style-name="gr261" draw:text-style-name="P1" draw:layer="layout" svg:width="5.555cm" svg:height="5.432cm" draw:transform="skewX (0.00174532925199433) rotate (-2.41518661890975) translate (10.7421562157411cm 4.4922439708551cm)" svg:viewBox="0 0 5556 5433" svg:d="M0 5433c730-1096 1489-1926 1421-2671-68-746-255-1881 513-2349 768-467 3516-902 3622 871">
            <text:p/>
          </draw:path>
          <draw:custom-shape draw:style-name="gr271" draw:text-style-name="P114" draw:layer="layout" svg:width="0.273cm" svg:height="0.274cm" svg:x="9.409cm" svg:y="2.1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4cm" svg:height="0.274cm" svg:x="9.731cm" svg:y="2.8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3cm" svg:height="0.274cm" svg:x="9.199cm" svg:y="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4cm" svg:height="0.274cm" svg:x="7.71cm" svg:y="7.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3cm" svg:height="0.274cm" svg:x="8.77cm" svg:y="6.8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4cm" svg:height="0.274cm" svg:x="8.23cm" svg:y="7.2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4cm" svg:height="0.274cm" svg:x="9.273cm" svg:y="1.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4cm" svg:height="0.274cm" svg:x="9.233cm" svg:y="0.52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4cm" svg:height="0.274cm" svg:x="9.366cm" svg:y="5.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43">
          <draw:path draw:style-name="gr261"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custom-shape draw:style-name="gr271" draw:text-style-name="P114" draw:layer="layout" svg:width="0.273cm" svg:height="0.274cm" svg:x="5.709cm" svg:y="1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4cm" svg:height="0.274cm" svg:x="6.031cm" svg:y="16.0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3cm" svg:height="0.274cm" svg:x="7.199cm" svg:y="17.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4cm" svg:height="0.274cm" svg:x="5.71cm" svg:y="19.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3cm" svg:height="0.274cm" svg:x="6.77cm" svg:y="18.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4cm" svg:height="0.274cm" svg:x="6.23cm" svg:y="19.0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4cm" svg:height="0.274cm" svg:x="5.573cm" svg:y="14.4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4cm" svg:height="0.274cm" svg:x="5.533cm" svg:y="13.6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4cm" svg:height="0.274cm" svg:x="7.366cm" svg:y="17.1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66" draw:text-style-name="P11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67"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67"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267"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67"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43">
          <draw:path draw:style-name="gr261" draw:text-style-name="P1" draw:layer="layout" svg:width="5.555cm" svg:height="5.432cm" draw:transform="skewX (0.00174532925199433) rotate (-2.41518661890975) translate (25.9431562157411cm 4.75324397085511cm)" svg:viewBox="0 0 5556 5433" svg:d="M0 5433c730-1096 1489-1926 1421-2671-68-746-255-1881 513-2349 768-467 3516-902 3622 871">
            <text:p/>
          </draw:path>
          <draw:custom-shape draw:style-name="gr265" draw:text-style-name="P21"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3cm" svg:height="0.274cm" svg:x="18.71cm" svg:y="2.2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4cm" svg:height="0.274cm" svg:x="19.032cm" svg:y="3.0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3cm" svg:height="0.274cm" svg:x="20.2cm" svg:y="4.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4cm" svg:height="0.274cm" svg:x="18.711cm" svg:y="6.3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3cm" svg:height="0.274cm" svg:x="19.771cm" svg:y="5.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4cm" svg:height="0.274cm" svg:x="19.231cm" svg:y="6.0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4cm" svg:height="0.274cm" svg:x="18.574cm" svg:y="1.4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4cm" svg:height="0.274cm" svg:x="18.534cm" svg:y="0.6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1" draw:text-style-name="P114" draw:layer="layout" svg:width="0.274cm" svg:height="0.274cm" svg:x="20.367cm" svg:y="4.1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43">
          <draw:path draw:style-name="gr261"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65" draw:text-style-name="P21"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66" draw:text-style-name="P11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267"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267"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267"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267"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272" draw:text-style-name="P21" draw:layer="layout" svg:width="3.898cm" svg:height="0.946cm" draw:transform="skewX (-0.159348560707082) rotate (0.0855211333477221) translate (6.076cm 2.766cm)" draw:kind="arc" draw:start-angle="221.84" draw:end-angle="314.75">
          <text:p/>
        </draw:ellipse>
        <draw:ellipse draw:style-name="gr269" draw:text-style-name="P21" draw:layer="layout" svg:width="4.397cm" svg:height="0.947cm" draw:transform="skewX (-0.20315632493214) rotate (0.0757472895365539) translate (19.946cm 4.21cm)" draw:kind="arc" draw:start-angle="218.6" draw:end-angle="318.08">
          <text:p/>
        </draw:ellipse>
        <presentation:notes draw:style-name="dp2">
          <draw:page-thumbnail draw:style-name="gr7" draw:layer="layout" svg:width="21.219cm" svg:height="10.476cm" svg:x="0.185cm" svg:y="2.123cm" draw:page-number="54" presentation:class="page"/>
          <draw:frame presentation:style-name="pr1" draw:text-style-name="P7" draw:layer="layout" svg:width="16.771cm" svg:height="12.572cm" svg:x="2.409cm" svg:y="13.271cm" presentation:class="notes" presentation:placeholder="true">
            <draw:text-box/>
          </draw:frame>
        </presentation:notes>
      </draw:page>
      <draw:page draw:name="page55" draw:style-name="dp1" draw:master-page-name="Default">
        <office:forms form:automatic-focus="false" form:apply-design-mode="false"/>
        <draw:path draw:style-name="gr258" draw:text-style-name="P109"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6"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6"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6"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6" draw:text-style-name="P2" draw:layer="layout" svg:width="0.175cm" svg:height="0.174cm" svg:x="19.621cm" svg:y="18.854cm" svg:viewBox="0 0 176 175" svg:d="M176 88c0-44-44-88-88-88-48 0-88 42-88 88s40 87 88 87 88-39 88-87z">
            <text:p/>
          </draw:path>
          <draw:path draw:style-name="gr6"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6" draw:text-style-name="P2" draw:layer="layout" svg:width="0.544cm" svg:height="1.451cm" svg:x="21.723cm" svg:y="18.218cm" svg:viewBox="0 0 545 1452" svg:d="M0 1452c29 0 59 0 88 0 152-484 305-968 457-1452-28 0-55 0-83 0-154 484-308 968-462 1452z">
            <text:p/>
          </draw:path>
          <draw:path draw:style-name="gr6"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path draw:style-name="gr258" draw:text-style-name="P109" draw:layer="layout" svg:width="7.366cm" svg:height="8.527cm" draw:transform="skewX (5.93005045969343E-017) rotate (-0.725358837128844) translate (24.231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6}{C}§svg§600§TRUE§</svg:desc>
          <draw:path draw:style-name="gr129" draw:text-style-name="P66" draw:layer="layout" svg:width="1.203cm" svg:height="0.134cm" svg:x="20.96cm" svg:y="9.088cm" svg:viewBox="0 0 1204 135" svg:d="M0 0c401 0 803 0 1204 0 0 45 0 90 0 135-401 0-803 0-1204 0 0-45 0-90 0-135z">
            <text:p/>
          </draw:path>
          <draw:path draw:style-name="gr129" draw:text-style-name="P66" draw:layer="layout" svg:width="0.979cm" svg:height="1.587cm" svg:x="22.388cm" svg:y="8.217cm" svg:viewBox="0 0 980 1588" svg:d="M980 1050c0-256-154-422-397-422-128 0-212 51-359 173 45-404 231-622 641-743 0-7 0-13 0-20-28-12-56-25-84-38-217 70-307 115-422 218-231 192-359 467-359 775 0 365 179 595 468 595 294 0 512-230 512-538zM788 1134c0 230-115 378-288 378-193 0-295-161-295-462 0-76 6-121 32-160 51-77 154-128 263-128 173 0 288 148 288 372z">
            <text:p/>
          </draw:path>
          <draw:path draw:style-name="gr129" draw:text-style-name="P66" draw:layer="layout" svg:width="1.453cm" svg:height="1.632cm" svg:x="23.989cm" svg:y="8.172cm" svg:viewBox="0 0 1454 1633" svg:d="M1454 1403c-6-9-13-17-19-26-141 90-295 135-468 135-435 0-730-289-730-731 0-416 256-685 647-685 218 0 442 90 442 173 0 56 0 111 0 167 23 0 47 0 70 0 7-116 13-199 45-346-192-58-359-90-519-90-198 0-384 45-531 135-256 147-391 384-391 685 0 487 352 813 884 813 186 0 352-38 506-121 21-37 43-73 64-109z">
            <text:p/>
          </draw:path>
        </draw:g>
        <draw:frame draw:style-name="gr260" draw:text-style-name="P116" draw:layer="layout" svg:width="5.357cm" svg:height="2.579cm" svg:x="1.652cm" svg:y="16.707cm">
          <draw:text-box>
            <text:p><text:span text:style-name="T75">– </text:span><text:span text:style-name="T75">6 C</text:span></text:p>
          </draw:text-box>
        </draw:frame>
        <draw:line draw:style-name="gr276" draw:text-style-name="P34" draw:layer="layout" svg:x1="6.904cm" svg:y1="8.849cm" svg:x2="13.208cm" svg:y2="12.631cm">
          <text:p/>
        </draw:line>
        <draw:g draw:style-name="gr5">
          <svg:title>TexMaths</svg:title>
          <svg:desc>44§display§\qty{8}{N\cdot s}§svg§600§TRUE§</svg:desc>
          <draw:path draw:style-name="gr259" draw:text-style-name="P40"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259" draw:text-style-name="P40"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259" draw:text-style-name="P40" draw:layer="layout" svg:width="0.175cm" svg:height="0.174cm" svg:x="13.783cm" svg:y="10.479cm" svg:viewBox="0 0 176 175" svg:d="M176 88c0-44-44-88-88-88-48 0-88 42-88 88s40 87 88 87 88-39 88-87z">
            <text:p/>
          </draw:path>
          <draw:path draw:style-name="gr259" draw:text-style-name="P40"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presentation:notes draw:style-name="dp2">
          <draw:page-thumbnail draw:style-name="gr7" draw:layer="layout" svg:width="21.219cm" svg:height="10.476cm" svg:x="0.185cm" svg:y="2.123cm" draw:page-number="55" presentation:class="page"/>
          <draw:frame presentation:style-name="pr1" draw:text-style-name="P3" draw:layer="layout" svg:width="16.771cm" svg:height="12.572cm" svg:x="2.409cm" svg:y="13.271cm" presentation:class="notes" presentation:placeholder="true">
            <draw:text-box/>
          </draw:frame>
        </presentation:notes>
      </draw:page>
      <draw:page draw:name="page56" draw:style-name="dp1" draw:master-page-name="Default">
        <office:forms form:automatic-focus="false" form:apply-design-mode="false"/>
        <draw:path draw:style-name="gr258" draw:text-style-name="P109" draw:layer="layout" svg:width="7.366cm" svg:height="8.527cm" draw:transform="skewX (5.93005045969343E-017) rotate (-0.725358837128844) translate (4.9315482127998cm -0.765192006822389cm)" svg:viewBox="0 0 7367 8528" svg:d="M5374 4381c88-956 2109-3142 1125-3741s-5001-1398-5138 873c-137 2272 712 1411-784 3105s169 2678 2116 3470c1947 791 2517 541 4241-959 1570-1196-1647-1793-1560-2748z">
          <text:p/>
        </draw:path>
        <draw:path draw:style-name="gr258" draw:text-style-name="P109" draw:layer="layout" svg:width="7.366cm" svg:height="8.527cm" draw:transform="rotate (-0.725358837128844) translate (23.2955482127998cm -1.12219200682236cm)" svg:viewBox="0 0 7367 8528" svg:d="M5374 4381c88-956 2109-3142 1125-3741s-5001-1398-5138 873c-137 2272 712 1411-784 3105s169 2678 2116 3470c1947 791 2517 541 4241-959 1570-1196-1647-1793-1560-2748z">
          <text:p/>
        </draw:path>
        <draw:line draw:style-name="gr277" draw:text-style-name="P34" draw:layer="layout" svg:x1="26.107cm" svg:y1="5.424cm" svg:x2="29.198cm" svg:y2="5.848cm">
          <text:p/>
        </draw:line>
        <draw:frame draw:style-name="gr278" draw:text-style-name="P117" draw:layer="layout" svg:width="3.956cm" svg:height="1.521cm" svg:x="6.054cm" svg:y="5.763cm">
          <draw:text-box>
            <text:p><text:span text:style-name="T78">+5 J/s</text:span></text:p>
          </draw:text-box>
        </draw:frame>
        <draw:frame draw:style-name="gr279" draw:text-style-name="P118" draw:layer="layout" svg:width="3.821cm" svg:height="1.521cm" svg:x="4.398cm" svg:y="3.975cm">
          <draw:text-box>
            <text:p><text:span text:style-name="T79">–</text:span><text:span text:style-name="T79">5 J/s</text:span></text:p>
          </draw:text-box>
        </draw:frame>
        <draw:frame draw:style-name="gr280" draw:text-style-name="P117" draw:layer="layout" svg:width="2.509cm" svg:height="1.521cm" svg:x="26.154cm" svg:y="6.064cm">
          <draw:text-box>
            <text:p><text:span text:style-name="T78">8 N</text:span></text:p>
          </draw:text-box>
        </draw:frame>
        <draw:line draw:style-name="gr281" draw:text-style-name="P34" draw:layer="layout" svg:x1="26.382cm" svg:y1="4.514cm" svg:x2="23.291cm" svg:y2="4.09cm">
          <text:p/>
        </draw:line>
        <draw:frame draw:style-name="gr282" draw:text-style-name="P119" draw:layer="layout" svg:width="3.973cm" svg:height="1.377cm" svg:x="25.417cm" svg:y="7.147cm">
          <draw:text-box>
            <text:p text:style-name="P34"><text:span text:style-name="T32">through</text:span></text:p>
            <text:p text:style-name="P34"><text:span text:style-name="T32">whole surface</text:span></text:p>
          </draw:text-box>
        </draw:frame>
        <draw:frame draw:style-name="gr282" draw:text-style-name="P119" draw:layer="layout" svg:width="3.973cm" svg:height="1.377cm" svg:x="6.218cm" svg:y="7.048cm">
          <draw:text-box>
            <text:p text:style-name="P34"><text:span text:style-name="T32">through</text:span></text:p>
            <text:p text:style-name="P34"><text:span text:style-name="T32">whole surface</text:span></text:p>
          </draw:text-box>
        </draw:frame>
        <presentation:notes draw:style-name="dp2">
          <draw:page-thumbnail draw:style-name="gr7" draw:layer="layout" svg:width="21.219cm" svg:height="10.476cm" svg:x="0.185cm" svg:y="2.123cm" draw:page-number="56" presentation:class="page"/>
          <draw:frame presentation:style-name="pr1" draw:text-style-name="P3" draw:layer="layout" svg:width="16.771cm" svg:height="12.572cm" svg:x="2.409cm" svg:y="13.271cm" presentation:class="notes" presentation:placeholder="true">
            <draw:text-box/>
          </draw:frame>
        </presentation:notes>
      </draw:page>
      <draw:page draw:name="page57" draw:style-name="dp1" draw:master-page-name="Default">
        <office:forms form:automatic-focus="false" form:apply-design-mode="false"/>
        <draw:custom-shape draw:style-name="gr283" draw:text-style-name="P54" draw:layer="layout" svg:width="14.861cm" svg:height="9.485cm" svg:x="1.414cm" svg:y="8.956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3" draw:text-style-name="P54" draw:layer="layout" svg:width="14.861cm" svg:height="9.485cm" svg:x="13.342cm" svg:y="0.929cm">
          <text:p/>
          <draw:enhanced-geometry svg:viewBox="0 0 21600 21600" draw:glue-points="?f0 0 ?f1 10800 0 21600 10800 21600 21600 21600 ?f7 10800" draw:text-areas="?f1 10800 ?f2 18000 ?f3 7200 ?f4 21600" draw:type="isosceles-triangle" draw:modifiers="6723.2943076302"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284" draw:text-style-name="P34" draw:layer="layout" svg:x1="3.169cm" svg:y1="14.368cm" svg:x2="3.168cm" svg:y2="10.768cm">
          <text:p/>
        </draw:line>
        <draw:line draw:style-name="gr284" draw:text-style-name="P120" draw:layer="layout" svg:x1="10.519cm" svg:y1="12.81cm" svg:x2="12.318cm" svg:y2="13.71cm">
          <text:p/>
        </draw:line>
        <draw:line draw:style-name="gr284" draw:text-style-name="P34" draw:layer="layout" svg:x1="9.82cm" svg:y1="18.66cm" svg:x2="8.019cm" svg:y2="19.56cm">
          <text:p/>
        </draw:line>
        <draw:line draw:style-name="gr285" draw:text-style-name="P120" draw:layer="layout" svg:x1="11.374cm" svg:y1="14.29cm" svg:x2="9.575cm" svg:y2="13.39cm">
          <text:p/>
        </draw:line>
        <draw:line draw:style-name="gr285" draw:text-style-name="P34" draw:layer="layout" svg:x1="4.619cm" svg:y1="12.395cm" svg:x2="4.62cm" svg:y2="15.995cm">
          <text:p/>
        </draw:line>
        <draw:line draw:style-name="gr285" draw:text-style-name="P34" draw:layer="layout" svg:x1="8.419cm" svg:y1="18.16cm" svg:x2="10.218cm" svg:y2="17.26cm">
          <text:p/>
        </draw:line>
        <draw:frame draw:style-name="gr286" draw:text-style-name="P121" draw:layer="layout" svg:width="3.804cm" svg:height="1.026cm" svg:x="1.418cm" svg:y="9.915cm">
          <draw:text-box>
            <text:p><text:span text:style-name="T80">(0, 4, 0) N</text:span></text:p>
          </draw:text-box>
        </draw:frame>
        <draw:frame draw:style-name="gr287" draw:text-style-name="P121" draw:layer="layout" svg:width="4.193cm" svg:height="1.026cm" svg:x="11.949cm" svg:y="12.608cm">
          <draw:text-box>
            <text:p><text:span text:style-name="T80">(2, –1, 0) N</text:span></text:p>
          </draw:text-box>
        </draw:frame>
        <draw:frame draw:style-name="gr288" draw:text-style-name="P121" draw:layer="layout" svg:width="4.583cm" svg:height="1.026cm" svg:x="3.511cm" svg:y="18.838cm">
          <draw:text-box>
            <text:p><text:span text:style-name="T80">(–2, –1, 0) N</text:span></text:p>
          </draw:text-box>
        </draw:frame>
        <draw:line draw:style-name="gr289" draw:text-style-name="P34" draw:layer="layout" svg:x1="22.917cm" svg:y1="4.551cm" svg:x2="22.916cm" svg:y2="2.751cm">
          <text:p/>
        </draw:line>
        <draw:frame draw:style-name="gr286" draw:text-style-name="P122" draw:layer="layout" svg:width="3.804cm" svg:height="1.026cm" svg:x="23.2cm" svg:y="2.716cm">
          <draw:text-box>
            <text:p><text:span text:style-name="T81">(0, 2, 0) N</text:span></text:p>
          </draw:text-box>
        </draw:frame>
        <draw:line draw:style-name="gr290" draw:text-style-name="P34" draw:layer="layout" svg:x1="21.308cm" svg:y1="5.638cm" svg:x2="21.309cm" svg:y2="7.438cm">
          <text:p/>
        </draw:line>
        <draw:frame draw:style-name="gr291" draw:text-style-name="P119" draw:layer="layout" svg:width="3.973cm" svg:height="1.377cm" svg:x="23.116cm" svg:y="3.66cm">
          <draw:text-box>
            <text:p text:style-name="P34"><text:span text:style-name="T32">through</text:span></text:p>
            <text:p text:style-name="P34"><text:span text:style-name="T32">whole surface</text:span></text:p>
          </draw:text-box>
        </draw:frame>
        <presentation:notes draw:style-name="dp2">
          <draw:page-thumbnail draw:style-name="gr7" draw:layer="layout" svg:width="21.219cm" svg:height="10.476cm" svg:x="0.185cm" svg:y="2.123cm" draw:page-number="57" presentation:class="page"/>
          <draw:frame presentation:style-name="pr1" draw:text-style-name="P7" draw:layer="layout" svg:width="16.771cm" svg:height="12.572cm" svg:x="2.409cm" svg:y="13.271cm" presentation:class="notes" presentation:placeholder="true">
            <draw:text-box/>
          </draw:frame>
        </presentation:notes>
      </draw:page>
      <draw:page draw:name="page58" draw:style-name="dp1" draw:master-page-name="Default">
        <office:forms form:automatic-focus="false" form:apply-design-mode="false"/>
        <draw:custom-shape draw:style-name="gr292" draw:text-style-name="P54" draw:layer="layout" svg:width="7.489cm" svg:height="7.489cm" svg:x="3.191cm" svg:y="6.781cm">
          <text:p/>
          <draw:enhanced-geometry svg:viewBox="0 0 21600 21600" draw:type="rectangle" draw:enhanced-path="M 0 0 L 21600 0 21600 21600 0 21600 0 0 Z N"/>
        </draw:custom-shape>
        <draw:line draw:style-name="gr284" draw:text-style-name="P120" draw:layer="layout" svg:x1="5.929cm" svg:y1="6.325cm" svg:x2="7.941cm" svg:y2="6.325cm">
          <text:p/>
        </draw:line>
        <draw:line draw:style-name="gr284" draw:text-style-name="P120" draw:layer="layout" svg:x1="5.929cm" svg:y1="14.725cm" svg:x2="7.941cm" svg:y2="14.725cm">
          <text:p/>
        </draw:line>
        <draw:line draw:style-name="gr284" draw:text-style-name="P120" draw:layer="layout" svg:x1="0.858cm" svg:y1="10.525cm" svg:x2="2.87cm" svg:y2="10.525cm">
          <text:p/>
        </draw:line>
        <draw:line draw:style-name="gr284" draw:text-style-name="P120" draw:layer="layout" svg:x1="11.018cm" svg:y1="10.525cm" svg:x2="13.03cm" svg:y2="10.525cm">
          <text:p/>
        </draw:line>
        <draw:line draw:style-name="gr285" draw:text-style-name="P120" draw:layer="layout" svg:x1="10.39cm" svg:y1="10.525cm" svg:x2="8.378cm" svg:y2="10.525cm">
          <text:p/>
        </draw:line>
        <draw:line draw:style-name="gr285" draw:text-style-name="P120" draw:layer="layout" svg:x1="5.53cm" svg:y1="10.525cm" svg:x2="3.518cm" svg:y2="10.525cm">
          <text:p/>
        </draw:line>
        <draw:line draw:style-name="gr285" draw:text-style-name="P120" draw:layer="layout" svg:x1="7.941cm" svg:y1="13.725cm" svg:x2="5.929cm" svg:y2="13.725cm">
          <text:p/>
        </draw:line>
        <draw:line draw:style-name="gr285" draw:text-style-name="P120" draw:layer="layout" svg:x1="7.941cm" svg:y1="7.325cm" svg:x2="5.929cm" svg:y2="7.325cm">
          <text:p/>
        </draw:line>
        <draw:custom-shape draw:style-name="gr292" draw:text-style-name="P54" draw:layer="layout" svg:width="7.489cm" svg:height="7.489cm" svg:x="18.085cm" svg:y="6.785cm">
          <text:p/>
          <draw:enhanced-geometry svg:viewBox="0 0 21600 21600" draw:type="rectangle" draw:enhanced-path="M 0 0 L 21600 0 21600 21600 0 21600 0 0 Z N"/>
        </draw:custom-shape>
        <draw:line draw:style-name="gr285" draw:text-style-name="P120" draw:layer="layout" svg:x1="25.135cm" svg:y1="7.329cm" svg:x2="23.123cm" svg:y2="7.329cm">
          <text:p/>
        </draw:line>
        <draw:line draw:style-name="gr284" draw:text-style-name="P120" draw:layer="layout" svg:x1="25.872cm" svg:y1="6.329cm" svg:x2="27.884cm" svg:y2="6.329cm">
          <text:p/>
        </draw:line>
        <draw:frame draw:style-name="gr293" draw:text-style-name="P119" draw:layer="layout" svg:width="2.509cm" svg:height="1.94cm" svg:x="25.517cm" svg:y="6.559cm">
          <draw:text-box>
            <text:p text:style-name="P34"><text:span text:style-name="T32">through</text:span></text:p>
            <text:p text:style-name="P34"><text:span text:style-name="T32">whole</text:span></text:p>
            <text:p text:style-name="P34"><text:span text:style-name="T32">surface</text:span></text:p>
          </draw:text-box>
        </draw:frame>
        <presentation:notes draw:style-name="dp2">
          <draw:page-thumbnail draw:style-name="gr7" draw:layer="layout" svg:width="21.219cm" svg:height="10.476cm" svg:x="0.185cm" svg:y="2.123cm" draw:page-number="58" presentation:class="page"/>
          <draw:frame presentation:style-name="pr1" draw:text-style-name="P7" draw:layer="layout" svg:width="16.771cm" svg:height="12.572cm" svg:x="2.409cm" svg:y="13.271cm" presentation:class="notes" presentation:placeholder="true">
            <draw:text-box/>
          </draw:frame>
        </presentation:notes>
      </draw:page>
      <draw:page draw:name="page59" draw:style-name="dp1" draw:master-page-name="Default">
        <office:forms form:automatic-focus="false" form:apply-design-mode="false"/>
        <draw:path draw:style-name="gr258" draw:text-style-name="P109" draw:layer="layout" svg:width="7.366cm" svg:height="8.527cm" draw:transform="rotate (-0.725358837128844) translate (7.2315482127998cm 3.43480799317764cm)" svg:viewBox="0 0 7367 8528" svg:d="M5374 4381c88-956 2109-3142 1125-3741s-5001-1398-5138 873c-137 2272 712 1411-784 3105s169 2678 2116 3470c1947 791 2517 541 4241-959 1570-1196-1647-1793-1560-2748z">
          <text:p/>
        </draw:path>
        <draw:g draw:style-name="gr5">
          <svg:title>TexMaths</svg:title>
          <svg:desc>44§display§\qty{8}{kg\cdot m/s}§svg§600§TRUE§</svg:desc>
          <draw:path draw:style-name="gr30" draw:text-style-name="P2" draw:layer="layout" svg:width="0.667cm" svg:height="1.091cm" svg:x="16.389cm" svg:y="18.297cm" svg:viewBox="0 0 668 1092" svg:d="M668 746c0-123-57-193-233-272 141-92 189-158 189-250 0-132-110-224-272-224-185 0-317 118-317 281 0 105 40 162 176 250-61 31-88 44-123 79-57 57-88 127-88 206 0 158 128 276 299 276 202 0 369-158 369-346zM545 807c0 132-96 233-220 233-132 0-219-92-219-237 0-110 48-180 162-250 41 17 82 35 123 52 97 44 154 119 154 202zM519 241c0 88-40 145-136 211-30-13-59-26-88-40-97-48-145-109-145-188 0-101 74-171 184-171s185 74 185 188z">
            <text:p/>
          </draw:path>
          <draw:path draw:style-name="gr30" draw:text-style-name="P2" draw:layer="layout" svg:width="0.812cm" svg:height="1.135cm" svg:x="17.488cm" svg:y="18.24cm" svg:viewBox="0 0 813 1136" svg:d="M813 1092c0-11 0-23 0-35-35 0-79-26-127-74-66-65-132-129-198-193-53-53-70-75-97-106 66-51 132-102 198-153 75-57 115-75 167-75 0-14 0-29 0-44-51 0-102 0-154 0-96 97-171 167-233 215-36 30-73 59-110 88 0-234 0-468 0-702-4-4-8-9-13-13-70 26-123 39-242 57 0 15 0 29 0 44 28 0 56 0 84 0 31 0 40 17 40 61 0 266 0 533 0 799 0 96-5 109-58 109-23 2-47 3-70 5 0 16 0 32 0 48 66-4 132-4 193-4 66 0 128 0 190 4 0-16 0-32 0-48-22-2-44-3-66-5-53 0-58-13-58-109 0-70 0-141 0-211 137 129 273 258 409 386 49-14 97-29 145-44z">
            <text:p/>
          </draw:path>
          <draw:path draw:style-name="gr30" draw:text-style-name="P2" draw:layer="layout" svg:width="0.786cm" svg:height="1.157cm" svg:x="18.35cm" svg:y="18.635cm" svg:viewBox="0 0 787 1158" svg:d="M787 79c-1-6-3-12-4-18-74 2-147 3-220 5-57-44-110-66-189-66-66 0-145 22-207 61-88 49-132 123-132 220 0 109 71 188 185 202-41 32-82 64-123 96-13 22-22 40-22 66 0 39 26 66 101 88-46 23-91 46-136 70-18 13-40 70-40 118 0 141 136 237 334 237 233 0 414-145 414-333 0-110-75-189-181-189-82 0-164 0-246 0-84 0-119-17-119-57 0-22 13-39 53-74 9-5 13-9 18-14 17 0 26 0 39 0 66 0 145-26 211-74 71-48 101-110 101-193 0-31-4-49-17-84 48 0 97 0 145 0 12-20 23-41 35-61zM497 272c0 101-66 167-158 167-106 0-176-79-176-198 0-118 57-188 158-188 106 0 176 87 176 219zM629 882c0 131-123 228-286 228-136 0-229-79-229-193 0-66 40-127 106-158 22-9 66-13 171-13 176 0 238 35 238 136z">
            <text:p/>
          </draw:path>
          <draw:path draw:style-name="gr30" draw:text-style-name="P2" draw:layer="layout" svg:width="0.175cm" svg:height="0.174cm" svg:x="19.621cm" svg:y="18.854cm" svg:viewBox="0 0 176 175" svg:d="M176 88c0-44-44-88-88-88-48 0-88 42-88 88s40 87 88 87 88-39 88-87z">
            <text:p/>
          </draw:path>
          <draw:path draw:style-name="gr30" draw:text-style-name="P2" draw:layer="layout" svg:width="1.318cm" svg:height="0.727cm" svg:x="20.285cm" svg:y="18.635cm" svg:viewBox="0 0 1319 728" svg:d="M1319 728c0-16 0-32 0-48-25-1-50-3-75-4-52 0-57-14-57-110 0-105 0-211 0-316 0-153-88-250-228-250-58 0-102 18-128 39-40 36-79 71-119 106-48-101-114-145-220-145-57 0-101 18-127 39-35 34-70 68-106 101 0-43 0-87 0-131-4-3-8-6-13-9-79 35-158 57-242 66 0 14 0 29 0 44 19 0 39 0 58 0 61 0 66 8 66 109 0 116 0 231 0 347 0 96-5 110-58 110-23 1-47 3-70 4 0 16 0 32 0 48 66-4 132-4 198-4 61 0 123 0 185 4 0-16 0-32 0-48-22-1-44-3-66-4-53 0-58-14-58-110 0-108 0-216 0-325 0-70 102-144 194-144 83 0 141 78 141 193 0 92 0 184 0 276 0 96-5 110-58 110-23 1-46 3-70 4 0 16 0 32 0 48 66-4 128-4 194-4s127 0 193 4c0-16 0-32 0-48-23-1-47-3-70-4-53 0-57-14-57-110 0-108 0-216 0-325 0-70 101-144 193-144 84 0 141 78 141 193 0 146 0 292 0 438 39-4 79-4 123-4s88 0 136 4z">
            <text:p/>
          </draw:path>
          <draw:path draw:style-name="gr30" draw:text-style-name="P2" draw:layer="layout" svg:width="0.544cm" svg:height="1.451cm" svg:x="21.723cm" svg:y="18.218cm" svg:viewBox="0 0 545 1452" svg:d="M0 1452c29 0 59 0 88 0 152-484 305-968 457-1452-28 0-55 0-83 0-154 484-308 968-462 1452z">
            <text:p/>
          </draw:path>
          <draw:path draw:style-name="gr30" draw:text-style-name="P2" draw:layer="layout" svg:width="0.557cm" svg:height="0.754cm" svg:x="22.418cm" svg:y="18.635cm" svg:viewBox="0 0 558 755" svg:d="M558 496c0-49-13-84-44-114-39-40-92-57-224-84-127-26-171-57-171-127 0-74 57-118 149-118 106 0 181 52 181 127 0 12 0 23 0 35 14 0 29 0 43 0 5-92 5-127 9-176-83-26-136-39-202-39-176 0-286 88-286 224 0 74 31 127 106 158 39 22 123 44 228 65 66 18 97 49 97 110 0 84-79 141-185 141-114 0-193-53-193-132 0-21 0-41 0-61-16 0-32 0-48 0 0 105-5 149-18 210 79 26 141 40 211 40 202 0 347-110 347-259z">
            <text:p/>
          </draw:path>
        </draw:g>
        <draw:frame draw:style-name="gr294" draw:text-style-name="P116" draw:layer="layout" svg:width="5.357cm" svg:height="2.579cm" svg:x="1.652cm" svg:y="16.707cm">
          <draw:text-box>
            <text:p><text:span text:style-name="T75">– </text:span><text:span text:style-name="T75">6 C</text:span></text:p>
          </draw:text-box>
        </draw:frame>
        <draw:line draw:style-name="gr295" draw:text-style-name="P34" draw:layer="layout" svg:x1="6.904cm" svg:y1="8.849cm" svg:x2="13.208cm" svg:y2="12.631cm">
          <text:p/>
        </draw:line>
        <draw:g draw:style-name="gr5">
          <svg:title>TexMaths</svg:title>
          <svg:desc>44§display§\qty{8}{N\cdot s}§svg§600§TRUE§</svg:desc>
          <draw:path draw:style-name="gr82" draw:text-style-name="P40" draw:layer="layout" svg:width="0.667cm" svg:height="1.091cm" svg:x="10.97cm" svg:y="9.922cm" svg:viewBox="0 0 668 1092" svg:d="M668 746c0-123-57-193-233-272 141-97 189-158 189-250 0-132-110-224-272-224-185 0-317 118-317 281 0 105 40 162 176 250-62 30-88 44-123 79-57 57-88 127-88 206 0 158 127 276 303 276 198 0 365-158 365-346zM545 807c0 132-97 232-220 232-132 0-215-92-215-236 0-110 44-180 158-250 41 17 82 35 123 52 97 44 154 119 154 202zM519 241c0 88-35 145-137 211-27-13-55-27-83-40-101-48-150-109-150-188 0-101 75-171 185-171 114 0 185 74 185 188z">
            <text:p/>
          </draw:path>
          <draw:path draw:style-name="gr82" draw:text-style-name="P40" draw:layer="layout" svg:width="1.225cm" svg:height="1.095cm" svg:x="12.064cm" svg:y="9.918cm" svg:viewBox="0 0 1226 1096" svg:d="M1226 48c0-16 0-32 0-48-61 4-123 4-184 4-62 0-119 0-180-4 0 16 0 32 0 48 23 2 46 3 70 5 70 4 79 17 79 136 0 241 0 482 0 723-248-304-495-608-743-912-28 1-53 4-83 4-75 0-123-3-185-4 0 16 0 32 0 48 22 2 44 3 66 5 70 4 79 17 79 136 0 231 0 462 0 693 0 118-9 131-79 135-22 2-44 3-66 5 0 16 0 32 0 48 57-4 119-4 180-4 62 0 123 0 185 4 0-16 0-32 0-48-24-2-47-3-70-5-71-4-80-17-80-135 0-239 0-477 0-715 244 301 487 602 730 903 47 9 94 18 141 26 0-17-5-43-5-57 0-283 0-567 0-850 0-119 9-132 79-136 22-2 44-3 66-5z">
            <text:p/>
          </draw:path>
          <draw:path draw:style-name="gr82" draw:text-style-name="P40" draw:layer="layout" svg:width="0.175cm" svg:height="0.174cm" svg:x="13.783cm" svg:y="10.479cm" svg:viewBox="0 0 176 175" svg:d="M176 88c0-44-44-88-88-88-48 0-88 42-88 88s40 87 88 87 88-39 88-87z">
            <text:p/>
          </draw:path>
          <draw:path draw:style-name="gr82" draw:text-style-name="P40" draw:layer="layout" svg:width="0.557cm" svg:height="0.753cm" svg:x="14.469cm" svg:y="10.26cm" svg:viewBox="0 0 558 754" svg:d="M558 496c0-49-13-84-44-114-39-40-92-57-228-84-123-26-167-57-167-127 0-75 52-118 149-118 101 0 180 52 180 127 0 12 0 23 0 35 15 0 30 0 44 0 0-92 5-127 9-176-83-26-136-39-202-39-180 0-290 88-290 224 0 74 35 127 105 158 44 21 123 43 229 65 70 18 101 49 101 110 0 83-79 140-189 140s-193-52-193-131c0-21 0-41 0-62-15 0-30 0-44 0 0 106-5 149-18 211 79 26 141 39 211 39 202 0 347-109 347-258z">
            <text:p/>
          </draw:path>
        </draw:g>
        <draw:custom-shape draw:style-name="gr296" draw:text-style-name="P54" draw:layer="layout" svg:width="2.151cm" svg:height="3.485cm" draw:transform="rotate (1.5707963267949) translate (19.388cm 6.47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97" draw:text-style-name="P34" draw:layer="layout" svg:x1="20.28cm" svg:y1="5.379cm" svg:x2="20.28cm" svg:y2="2.93cm">
          <text:p/>
        </draw:line>
        <draw:line draw:style-name="gr297" draw:text-style-name="P34" draw:layer="layout" svg:x1="21.98cm" svg:y1="5.456cm" svg:x2="21.98cm" svg:y2="7.905cm">
          <text:p/>
        </draw:line>
        <draw:line draw:style-name="gr298" draw:text-style-name="P1" draw:layer="layout" svg:x1="21.209cm" svg:y1="4.323cm" svg:x2="21.209cm" svg:y2="6.474cm">
          <text:p/>
        </draw:line>
        <presentation:notes draw:style-name="dp2">
          <draw:page-thumbnail draw:style-name="gr7" draw:layer="layout" svg:width="21.219cm" svg:height="10.476cm" svg:x="0.185cm" svg:y="2.123cm" draw:page-number="59" presentation:class="page"/>
          <draw:frame presentation:style-name="pr1" draw:text-style-name="P3" draw:layer="layout" svg:width="16.771cm" svg:height="12.572cm" svg:x="2.409cm" svg:y="13.271cm" presentation:class="notes" presentation:placeholder="true">
            <draw:text-box/>
          </draw:frame>
        </presentation:notes>
      </draw:page>
      <draw:page draw:name="page60" draw:style-name="dp1" draw:master-page-name="Default">
        <office:forms form:automatic-focus="false" form:apply-design-mode="false"/>
        <draw:path draw:style-name="gr299" draw:text-style-name="P54" draw:layer="layout" svg:width="5.066cm" svg:height="3.566cm" svg:x="10.129cm" svg:y="6.026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300" draw:text-style-name="P123" draw:layer="layout" svg:width="1.078cm" svg:height="1.816cm" svg:x="12.167cm" svg:y="6.995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83" draw:text-style-name="P41" draw:layer="layout" svg:width="0.313cm" svg:height="0.497cm" svg:x="12.281cm" svg:y="4.992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83" draw:text-style-name="P41" draw:layer="layout" svg:width="0.558cm" svg:height="0.499cm" svg:x="12.792cm" svg:y="4.99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83" draw:text-style-name="P41" draw:layer="layout" svg:width="0.079cm" svg:height="0.079cm" svg:x="13.574cm" svg:y="5.246cm" svg:viewBox="0 0 80 80" svg:d="M80 40c0-20-20-40-40-40-22 0-40 19-40 40s18 40 40 40 40-18 40-40z">
            <text:p/>
          </draw:path>
          <draw:path draw:style-name="gr83" draw:text-style-name="P41" draw:layer="layout" svg:width="0.253cm" svg:height="0.343cm" svg:x="13.887cm" svg:y="5.146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301" draw:text-style-name="P41" draw:layer="layout" svg:width="0.313cm" svg:height="0.497cm" svg:x="9.372cm" svg:y="9.317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301" draw:text-style-name="P41" draw:layer="layout" svg:width="0.567cm" svg:height="0.499cm" svg:x="9.879cm" svg:y="9.315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301" draw:text-style-name="P41" draw:layer="layout" svg:width="0.08cm" svg:height="0.079cm" svg:x="10.676cm" svg:y="9.571cm" svg:viewBox="0 0 81 80" svg:d="M81 40c0-20-20-40-40-40-23 0-41 19-41 40s18 40 41 40c22 0 40-18 40-40z">
            <text:p/>
          </draw:path>
          <draw:path draw:style-name="gr301" draw:text-style-name="P41" draw:layer="layout" svg:width="0.258cm" svg:height="0.343cm" svg:x="10.993cm" svg:y="9.471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302" draw:text-style-name="P55" draw:layer="layout" svg:x1="4.936cm" svg:y1="8.042cm" svg:x2="6.685cm" svg:y2="8.042cm">
          <text:p/>
        </draw:line>
        <draw:line draw:style-name="gr303" draw:text-style-name="P55" draw:layer="layout" svg:x1="4.936cm" svg:y1="8.042cm" svg:x2="4.936cm" svg:y2="6.293cm">
          <text:p/>
        </draw:line>
        <draw:frame draw:style-name="gr304" draw:text-style-name="P124" draw:layer="layout" svg:width="0.559cm" svg:height="0.814cm" svg:x="4.342cm" svg:y="6.46cm">
          <draw:text-box>
            <text:p><text:span text:style-name="T82">y</text:span></text:p>
          </draw:text-box>
        </draw:frame>
        <draw:frame draw:style-name="gr305" draw:text-style-name="P124" draw:layer="layout" svg:width="0.559cm" svg:height="0.814cm" svg:x="5.717cm" svg:y="7.905cm">
          <draw:text-box>
            <text:p><text:span text:style-name="T82">x</text:span></text:p>
          </draw:text-box>
        </draw:frame>
        <draw:line draw:style-name="gr306" draw:text-style-name="P34" draw:layer="layout" svg:x1="12.026cm" svg:y1="6.844cm" svg:x2="12.026cm" svg:y2="4.344cm">
          <text:p/>
        </draw:line>
        <draw:line draw:style-name="gr306" draw:text-style-name="P34" draw:layer="layout" svg:x1="13.664cm" svg:y1="9.172cm" svg:x2="8.664cm" svg:y2="9.172cm">
          <text:p/>
        </draw:line>
        <draw:line draw:style-name="gr307" draw:text-style-name="P67" draw:layer="layout" svg:x1="4.937cm" svg:y1="16.042cm" svg:x2="6.686cm" svg:y2="16.042cm">
          <text:p/>
        </draw:line>
        <draw:line draw:style-name="gr308" draw:text-style-name="P67" draw:layer="layout" svg:x1="4.937cm" svg:y1="16.042cm" svg:x2="4.937cm" svg:y2="14.293cm">
          <text:p/>
        </draw:line>
        <draw:frame draw:style-name="gr309" draw:text-style-name="P125" draw:layer="layout" svg:width="0.559cm" svg:height="0.958cm" svg:x="4.143cm" svg:y="14.06cm">
          <draw:text-box>
            <text:p><text:span text:style-name="T83">y</text:span></text:p>
          </draw:text-box>
        </draw:frame>
        <draw:frame draw:style-name="gr310" draw:text-style-name="P125" draw:layer="layout" svg:width="0.559cm" svg:height="0.958cm" svg:x="6.018cm" svg:y="16.005cm">
          <draw:text-box>
            <text:p><text:span text:style-name="T83">x</text:span></text:p>
          </draw:text-box>
        </draw:frame>
        <draw:path draw:style-name="gr299" draw:text-style-name="P54" draw:layer="layout" svg:width="5.066cm" svg:height="3.566cm" svg:x="19.156cm" svg:y="14.027cm" svg:viewBox="0 0 5067 3567" svg:d="M518 973l-512-214c-70 121 534 522 534 662s-339 136-269 258 170 221 291 291c778 449 1556 898 2334 1347 0 1 0 1 0 1 122 70 761 306 883 236s-59-550 206-528 60 523 495 374 370-485 370-485c70-121-479-631-479-771s762-325 692-446-969-174-1091-244c-778-449-1556-899-2334-1348v1c-121-70-258-107-398-107s62 711-60 781-946-783-1016-662c-93 162 447 693 354 854z">
          <text:p/>
        </draw:path>
        <draw:path draw:style-name="gr300" draw:text-style-name="P123" draw:layer="layout" svg:width="1.078cm" svg:height="1.816cm" svg:x="21.194cm" svg:y="14.996cm" svg:viewBox="0 0 1079 1817" svg:d="M46 1817l-23-14-23-13 79-138 23 14 23 13zM152 1633l-23-13-23-13 79-138 23 13 23 13zM258 1449l-23-13-23-13 79-138 23 13 23 14zM364 1266l-23-13-23-14 79-137 23 13 23 13zM470 1082l-23-13-23-13 79-138 23 13 23 14zM576 899l-23-14-23-13 79-138 23 14 23 13zM682 715l-23-13-23-13 79-138 23 13 23 13zM788 531l-23-13-23-13 79-138 23 13 23 14zM894 348l-23-13-23-14 79-137 23 13 23 13zM1000 164l-23-13-23-13 79-138 23 13 23 13z">
          <text:p/>
        </draw:path>
        <draw:g draw:style-name="gr5">
          <svg:title>TexMaths</svg:title>
          <svg:desc>28§display§\qty{3}{N\cdot s}§svg§600§TRUE§</svg:desc>
          <draw:path draw:style-name="gr83" draw:text-style-name="P41" draw:layer="layout" svg:width="0.313cm" svg:height="0.497cm" svg:x="22.708cm" svg:y="13.693cm" svg:viewBox="0 0 314 498" svg:d="M314 326c0-34-14-62-38-80-18-12-34-18-70-24 56-44 78-76 78-118 0-62-52-104-130-104-48 0-80 14-114 48-7 29-13 57-20 86 7 0 15 0 22 0 5-13 9-25 14-38 6-24 52-48 88-48 46 0 82 36 82 80 0 54-42 98-90 98-6 0-23-1-34-2-3 12-5 24-8 36 1 1 3 3 4 4 28-12 40-14 60-14 58 0 92 36 92 100 0 72-44 118-108 118-32 0-62-10-82-30-18-14-26-30-40-68-7 2-13 4-20 6 16 44 22 68 26 104 36 12 68 18 94 18 84 0 194-74 194-172z">
            <text:p/>
          </draw:path>
          <draw:path draw:style-name="gr83" draw:text-style-name="P41" draw:layer="layout" svg:width="0.558cm" svg:height="0.499cm" svg:x="23.219cm" svg:y="13.691cm" svg:viewBox="0 0 559 500" svg:d="M559 22c0-7 0-15 0-22-28 2-56 2-84 2-29 0-55 0-83-2 0 7 0 15 0 22 11 1 22 1 32 2 33 2 37 8 37 62 0 110 0 220 0 330-113-139-226-277-339-416-13 1-24 2-38 2-34 0-56-1-84-2 0 7 0 15 0 22 10 1 20 1 30 2 32 2 36 8 36 62 0 105 0 211 0 316 0 54-4 60-36 62-10 1-20 1-30 2 0 7 0 15 0 22 26-2 54-2 82-2s56 0 84 2c0-7 0-15 0-22-10-1-21-1-32-2-32-2-36-8-36-62 0-109 0-217 0-326 111 137 222 275 332 412 22 4 43 8 65 12 0-8-2-20-2-26 0-129 0-259 0-388 0-54 4-60 36-62 10-1 20-1 30-2z">
            <text:p/>
          </draw:path>
          <draw:path draw:style-name="gr83" draw:text-style-name="P41" draw:layer="layout" svg:width="0.079cm" svg:height="0.079cm" svg:x="24.001cm" svg:y="13.947cm" svg:viewBox="0 0 80 80" svg:d="M80 40c0-20-20-40-40-40-22 0-40 19-40 40s18 40 40 40 40-18 40-40z">
            <text:p/>
          </draw:path>
          <draw:path draw:style-name="gr83" draw:text-style-name="P41" draw:layer="layout" svg:width="0.253cm" svg:height="0.343cm" svg:x="24.314cm" svg:y="13.847cm" svg:viewBox="0 0 254 344" svg:d="M254 226c0-22-6-38-20-52-18-18-42-26-104-38-56-12-76-26-76-58 0-34 24-54 68-54 46 0 82 24 82 58 0 5 0 11 0 16 7 0 14 0 20 0 0-42 2-58 4-80-38-12-62-18-92-18-82 0-132 40-132 102 0 34 16 58 48 72 20 10 56 20 104 30 32 8 46 22 46 50 0 38-36 64-86 64s-88-24-88-60c0-9 0-19 0-28-7 0-13 0-20 0 0 48-2 68-8 96 36 12 64 18 96 18 92 0 158-50 158-118z">
            <text:p/>
          </draw:path>
        </draw:g>
        <draw:g draw:style-name="gr5">
          <svg:title>TexMaths</svg:title>
          <svg:desc>28§display§\qty{6}{N\cdot s}§svg§600§TRUE§</svg:desc>
          <draw:path draw:style-name="gr301" draw:text-style-name="P41" draw:layer="layout" svg:width="0.313cm" svg:height="0.497cm" svg:x="18.399cm" svg:y="17.318cm" svg:viewBox="0 0 314 498" svg:d="M314 330c0-80-51-134-127-134-42 0-69 18-116 56 17-128 76-196 204-234 0-2 0-4 0-6-9-4-18-8-26-12-68 22-98 36-135 68-73 60-114 146-114 242 0 116 59 188 151 188 91 0 163-72 163-168zM251 354c0 74-37 120-92 120-59 0-94-50-94-144 0-26 4-38 12-50 15-24 49-42 84-42 53 0 90 48 90 116z">
            <text:p/>
          </draw:path>
          <draw:path draw:style-name="gr301" draw:text-style-name="P41" draw:layer="layout" svg:width="0.567cm" svg:height="0.499cm" svg:x="18.906cm" svg:y="17.316cm" svg:viewBox="0 0 568 500" svg:d="M568 22c0-7 0-15 0-22-28 2-57 2-85 2-29 0-55 0-84-2 0 7 0 15 0 22 11 1 22 1 33 2 32 2 36 8 36 62 0 110 0 220 0 330-114-139-229-277-344-416-13 1-24 2-38 2-35 0-57-1-86-2 0 7 0 15 0 22 10 1 20 1 31 2 32 2 36 8 36 62 0 105 0 211 0 316 0 54-4 60-36 62-11 1-21 2-31 2 0 8 0 15 0 22 26-2 55-2 84-2 28 0 57 0 85 2 0-7 0-14 0-22-11 0-22-1-33-2-32-2-36-8-36-62 0-109 0-217 0-326 113 137 225 275 338 412 22 4 43 8 65 12 0-8-2-20-2-26 0-129 0-259 0-388 0-54 4-60 37-62 10-1 20-1 30-2z">
            <text:p/>
          </draw:path>
          <draw:path draw:style-name="gr301" draw:text-style-name="P41" draw:layer="layout" svg:width="0.08cm" svg:height="0.079cm" svg:x="19.703cm" svg:y="17.572cm" svg:viewBox="0 0 81 80" svg:d="M81 40c0-20-20-40-40-40-23 0-41 19-41 40s18 40 41 40c22 0 40-18 40-40z">
            <text:p/>
          </draw:path>
          <draw:path draw:style-name="gr301" draw:text-style-name="P41" draw:layer="layout" svg:width="0.258cm" svg:height="0.343cm" svg:x="20.02cm" svg:y="17.472cm" svg:viewBox="0 0 259 344" svg:d="M259 226c0-22-6-38-21-52-18-18-42-26-106-38-57-12-77-26-77-58 0-34 24-54 69-54 47 0 84 24 84 58 0 5 0 11 0 16 7 0 13 0 20 0 0-42 2-58 4-80-38-12-63-18-93-18-84 0-135 40-135 102 0 34 16 58 49 72 20 10 57 20 106 30 32 8 47 22 47 50 0 38-37 64-88 64s-89-24-89-60c0-9 0-19 0-28-7 0-14 0-21 0 0 48-2 68-8 96 37 12 65 18 98 18 93 0 161-50 161-118z">
            <text:p/>
          </draw:path>
        </draw:g>
        <draw:line draw:style-name="gr306" draw:text-style-name="P34" draw:layer="layout" svg:x1="20.969cm" svg:y1="14.979cm" svg:x2="22.737cm" svg:y2="13.211cm">
          <text:p/>
        </draw:line>
        <draw:line draw:style-name="gr306" draw:text-style-name="P34" draw:layer="layout" svg:x1="22.691cm" svg:y1="17.173cm" svg:x2="17.691cm" svg:y2="17.173cm">
          <text:p/>
        </draw:line>
        <presentation:notes draw:style-name="dp2">
          <draw:page-thumbnail draw:style-name="gr7" draw:layer="layout" svg:width="21.219cm" svg:height="10.476cm" svg:x="0.185cm" svg:y="2.123cm" draw:page-number="60" presentation:class="page"/>
          <draw:frame presentation:style-name="pr1" draw:text-style-name="P7" draw:layer="layout" svg:width="16.771cm" svg:height="12.572cm" svg:x="2.409cm" svg:y="13.271cm" presentation:class="notes" presentation:placeholder="true">
            <draw:text-box/>
          </draw:frame>
        </presentation:notes>
      </draw:page>
      <draw:page draw:name="page61" draw:style-name="dp1" draw:master-page-name="Default">
        <office:forms form:automatic-focus="false" form:apply-design-mode="false"/>
        <draw:line draw:style-name="gr311" draw:text-style-name="P1" draw:layer="layout" svg:x1="16.302cm" svg:y1="7.568cm" svg:x2="14.454cm" svg:y2="0.671cm">
          <text:p/>
        </draw:line>
        <draw:line draw:style-name="gr311" draw:text-style-name="P1" draw:layer="layout" svg:x1="6.282cm" svg:y1="19.569cm" svg:x2="4.434cm" svg:y2="12.672cm">
          <text:p/>
        </draw:line>
        <draw:line draw:style-name="gr311" draw:text-style-name="P1" draw:layer="layout" svg:x1="22.282cm" svg:y1="17.569cm" svg:x2="20.434cm" svg:y2="10.672cm">
          <text:p/>
        </draw:line>
        <draw:frame draw:style-name="gr312" draw:text-style-name="P117" draw:layer="layout" svg:width="1.907cm" svg:height="1.521cm" svg:x="21.305cm" svg:y="12.46cm">
          <draw:text-box>
            <text:p><text:span text:style-name="T78">+5</text:span></text:p>
          </draw:text-box>
        </draw:frame>
        <draw:frame draw:style-name="gr313" draw:text-style-name="P118" draw:layer="layout" svg:width="1.772cm" svg:height="1.521cm" svg:x="19.351cm" svg:y="14.149cm">
          <draw:text-box>
            <text:p><text:span text:style-name="T79">–</text:span><text:span text:style-name="T79">5</text:span></text:p>
          </draw:text-box>
        </draw:frame>
        <draw:path draw:style-name="gr196" draw:text-style-name="P21" draw:layer="layout" svg:width="4.129cm" svg:height="0.473cm" draw:transform="rotate (0.261799387799149) translate (13.2207100785097cm 4.41955356275116cm)" svg:viewBox="0 0 4130 474" svg:d="M0 237c872-5 680-241 1382-237 628-4 701 474 1396 474 680 0 488-216 1352-227">
          <text:p/>
        </draw:path>
        <draw:path draw:style-name="gr314" draw:text-style-name="P21" draw:layer="layout" svg:width="4.129cm" svg:height="0.473cm" draw:transform="rotate (-2.87979326579064) translate (7.31528992149031cm 15.8194464372488cm)" svg:viewBox="0 0 4130 474" svg:d="M0 237c872-5 680-241 1382-237 628-4 701 474 1396 474 680 0 488-216 1352-227">
          <text:p/>
        </draw:path>
        <draw:frame draw:style-name="gr313" draw:text-style-name="P118" draw:layer="layout" svg:width="1.772cm" svg:height="1.521cm" svg:x="4.663cm" svg:y="16.271cm">
          <draw:text-box>
            <text:p><text:span text:style-name="T79">–</text:span><text:span text:style-name="T79">5</text:span></text:p>
          </draw:text-box>
        </draw:frame>
        <draw:frame draw:style-name="gr312" draw:text-style-name="P117" draw:layer="layout" svg:width="1.907cm" svg:height="1.521cm" svg:x="14.225cm" svg:y="2.559cm">
          <draw:text-box>
            <text:p><text:span text:style-name="T78">+5</text:span></text:p>
          </draw:text-box>
        </draw:frame>
        <presentation:notes draw:style-name="dp2">
          <draw:page-thumbnail draw:style-name="gr7" draw:layer="layout" svg:width="21.219cm" svg:height="10.476cm" svg:x="0.185cm" svg:y="2.123cm" draw:page-number="61" presentation:class="page"/>
          <draw:frame presentation:style-name="pr1" draw:text-style-name="P7" draw:layer="layout" svg:width="16.771cm" svg:height="12.572cm" svg:x="2.409cm" svg:y="13.271cm" presentation:class="notes" presentation:placeholder="true">
            <draw:text-box/>
          </draw:frame>
        </presentation:notes>
      </draw:page>
      <draw:page draw:name="page62" draw:style-name="dp1" draw:master-page-name="Default">
        <office:forms form:automatic-focus="false" form:apply-design-mode="false"/>
        <draw:line draw:style-name="gr311" draw:text-style-name="P1" draw:layer="layout" svg:x1="16.302cm" svg:y1="7.568cm" svg:x2="14.454cm" svg:y2="0.671cm">
          <text:p/>
        </draw:line>
        <draw:line draw:style-name="gr311" draw:text-style-name="P1" draw:layer="layout" svg:x1="6.282cm" svg:y1="19.569cm" svg:x2="4.434cm" svg:y2="12.672cm">
          <text:p/>
        </draw:line>
        <draw:line draw:style-name="gr311" draw:text-style-name="P1" draw:layer="layout" svg:x1="23.776cm" svg:y1="8.146cm" svg:x2="21.928cm" svg:y2="1.249cm">
          <text:p/>
        </draw:line>
        <draw:path draw:style-name="gr196" draw:text-style-name="P21" draw:layer="layout" svg:width="4.129cm" svg:height="0.473cm" draw:transform="rotate (0.261799387799149) translate (13.2207100785097cm 4.41955356275116cm)" svg:viewBox="0 0 4130 474" svg:d="M0 237c872-5 680-241 1382-237 628-4 701 474 1396 474 680 0 488-216 1352-227">
          <text:p/>
        </draw:path>
        <draw:path draw:style-name="gr314" draw:text-style-name="P21" draw:layer="layout" svg:width="4.129cm" svg:height="0.473cm" draw:transform="rotate (-2.87979326579064) translate (7.31528992149031cm 15.8194464372488cm)" svg:viewBox="0 0 4130 474" svg:d="M0 237c872-5 680-241 1382-237 628-4 701 474 1396 474 680 0 488-216 1352-227">
          <text:p/>
        </draw:path>
        <draw:frame draw:style-name="gr313" draw:text-style-name="P118" draw:layer="layout" svg:width="1.772cm" svg:height="1.521cm" svg:x="4.663cm" svg:y="16.271cm">
          <draw:text-box>
            <text:p><text:span text:style-name="T79">–</text:span><text:span text:style-name="T79">5</text:span></text:p>
          </draw:text-box>
        </draw:frame>
        <draw:frame draw:style-name="gr312" draw:text-style-name="P117" draw:layer="layout" svg:width="1.907cm" svg:height="1.521cm" svg:x="14.225cm" svg:y="2.559cm">
          <draw:text-box>
            <text:p><text:span text:style-name="T78">+5</text:span></text:p>
          </draw:text-box>
        </draw:frame>
        <draw:line draw:style-name="gr315" draw:text-style-name="P34" draw:layer="layout" svg:x1="7.287cm" svg:y1="7.953cm" svg:x2="5.067cm" svg:y2="5.489cm">
          <text:p/>
        </draw:line>
        <draw:line draw:style-name="gr316" draw:text-style-name="P34" draw:layer="layout" svg:x1="2.748cm" svg:y1="8.653cm" svg:x2="4.968cm" svg:y2="11.117cm">
          <text:p/>
        </draw:line>
        <draw:g draw:style-name="gr5">
          <svg:title>TexMaths</svg:title>
          <svg:desc>44§display§\qty{6}{N}§svg§600§TRUE§</svg:desc>
          <draw:path draw:style-name="gr82" draw:text-style-name="P40" draw:layer="layout" svg:width="0.671cm" svg:height="1.091cm" svg:x="6.092cm" svg:y="5.24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82" draw:text-style-name="P40" draw:layer="layout" svg:width="1.225cm" svg:height="1.095cm" svg:x="7.186cm" svg:y="5.24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176" draw:text-style-name="P66" draw:layer="layout" svg:width="0.671cm" svg:height="1.091cm" svg:x="1.432cm" svg:y="10.25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76" draw:text-style-name="P66" draw:layer="layout" svg:width="1.225cm" svg:height="1.095cm" svg:x="2.526cm" svg:y="10.24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317" draw:text-style-name="P34" draw:layer="layout" svg:x1="25.093cm" svg:y1="4.568cm" svg:x2="22.961cm" svg:y2="2.027cm">
          <text:p/>
        </draw:line>
        <draw:line draw:style-name="gr318" draw:text-style-name="P34" draw:layer="layout" svg:x1="20.532cm" svg:y1="4.827cm" svg:x2="22.664cm" svg:y2="7.368cm">
          <text:p/>
        </draw:line>
        <draw:line draw:style-name="gr311" draw:text-style-name="P1" draw:layer="layout" svg:x1="18.777cm" svg:y1="19.147cm" svg:x2="16.929cm" svg:y2="12.25cm">
          <text:p/>
        </draw:line>
        <draw:line draw:style-name="gr317" draw:text-style-name="P34" draw:layer="layout" svg:x1="20.094cm" svg:y1="15.569cm" svg:x2="17.962cm" svg:y2="13.028cm">
          <text:p/>
        </draw:line>
        <draw:line draw:style-name="gr318" draw:text-style-name="P34" draw:layer="layout" svg:x1="15.533cm" svg:y1="15.828cm" svg:x2="17.665cm" svg:y2="18.369cm">
          <text:p/>
        </draw:line>
        <draw:frame draw:style-name="gr319" draw:text-style-name="P126" draw:layer="layout" svg:width="4.875cm" svg:height="1.111cm" svg:x="18.467cm" svg:y="12.872cm">
          <draw:text-box>
            <text:p><text:span text:style-name="T84">(–21, +25, 0)</text:span></text:p>
          </draw:text-box>
        </draw:frame>
        <draw:frame draw:style-name="gr319" draw:text-style-name="P127" draw:layer="layout" svg:width="4.875cm" svg:height="1.111cm" svg:x="12.268cm" svg:y="17.437cm">
          <draw:text-box>
            <text:p><text:span text:style-name="T85">(+21, –25, 0)</text:span></text:p>
          </draw:text-box>
        </draw:frame>
        <presentation:notes draw:style-name="dp2">
          <draw:page-thumbnail draw:style-name="gr7" draw:layer="layout" svg:width="21.219cm" svg:height="10.476cm" svg:x="0.185cm" svg:y="2.123cm" draw:page-number="62" presentation:class="page"/>
          <draw:frame presentation:style-name="pr1" draw:text-style-name="P7" draw:layer="layout" svg:width="16.771cm" svg:height="12.572cm" svg:x="2.409cm" svg:y="13.271cm" presentation:class="notes" presentation:placeholder="true">
            <draw:text-box/>
          </draw:frame>
        </presentation:notes>
      </draw:page>
      <draw:page draw:name="page63" draw:style-name="dp1" draw:master-page-name="Default">
        <office:forms form:automatic-focus="false" form:apply-design-mode="false"/>
        <draw:line draw:style-name="gr311" draw:text-style-name="P1" draw:layer="layout" svg:x1="21.052cm" svg:y1="16.472cm" svg:x2="21.052cm" svg:y2="9.332cm">
          <text:p/>
        </draw:line>
        <draw:line draw:style-name="gr317" draw:text-style-name="P34" draw:layer="layout" svg:x1="21.702cm" svg:y1="11.702cm" svg:x2="24.401cm" svg:y2="13.502cm">
          <text:p/>
        </draw:line>
        <draw:line draw:style-name="gr318" draw:text-style-name="P34" draw:layer="layout" svg:x1="20.577cm" svg:y1="4.233cm" svg:x2="21.979cm" svg:y2="7.239cm">
          <text:p/>
        </draw:line>
        <draw:line draw:style-name="gr320" draw:text-style-name="P34" draw:layer="layout" svg:x1="20.401cm" svg:y1="14.102cm" svg:x2="17.702cm" svg:y2="12.302cm">
          <text:p/>
        </draw:line>
        <draw:line draw:style-name="gr311" draw:text-style-name="P1" draw:layer="layout" svg:x1="2.482cm" svg:y1="12.846cm" svg:x2="9.622cm" svg:y2="12.846cm">
          <text:p/>
        </draw:line>
        <draw:line draw:style-name="gr317" draw:text-style-name="P34" draw:layer="layout" svg:x1="6.352cm" svg:y1="11.396cm" svg:x2="4.552cm" svg:y2="12.296cm">
          <text:p/>
        </draw:line>
        <draw:line draw:style-name="gr320" draw:text-style-name="P34" draw:layer="layout" svg:x1="5.752cm" svg:y1="14.296cm" svg:x2="7.552cm" svg:y2="13.396cm">
          <text:p/>
        </draw:line>
        <draw:custom-shape draw:style-name="gr321" draw:text-style-name="P8" draw:layer="layout" svg:width="0.64cm" svg:height="0.64cm" svg:x="5.732cm" svg:y="12.5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1" draw:text-style-name="P8" draw:layer="layout" svg:width="0.64cm" svg:height="0.64cm" svg:x="20.732cm" svg:y="12.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2" draw:text-style-name="P128" draw:layer="layout" svg:width="3.61cm" svg:height="1.098cm" svg:x="22.581cm" svg:y="13.524cm">
          <draw:text-box>
            <text:p><text:span text:style-name="T86">(9, –6, 0)</text:span></text:p>
          </draw:text-box>
        </draw:frame>
        <draw:frame draw:style-name="gr323" draw:text-style-name="P129" draw:layer="layout" svg:width="3.609cm" svg:height="1.098cm" svg:x="15.981cm" svg:y="11.224cm">
          <draw:text-box>
            <text:p><text:span text:style-name="T87">(–9, 6, 0)</text:span></text:p>
          </draw:text-box>
        </draw:frame>
        <draw:frame draw:style-name="gr324" draw:text-style-name="P128" draw:layer="layout" svg:width="4.033cm" svg:height="1.098cm" svg:x="2.281cm" svg:y="10.624cm">
          <draw:text-box>
            <text:p><text:span text:style-name="T86">(–6, –3, 0)</text:span></text:p>
          </draw:text-box>
        </draw:frame>
        <draw:frame draw:style-name="gr325" draw:text-style-name="P129" draw:layer="layout" svg:width="3.186cm" svg:height="1.098cm" svg:x="6.582cm" svg:y="13.924cm">
          <draw:text-box>
            <text:p><text:span text:style-name="T87">(6, 3, 0)</text:span></text:p>
          </draw:text-box>
        </draw:frame>
        <draw:frame draw:style-name="gr326" draw:text-style-name="P13" draw:layer="layout" svg:width="0.955cm" svg:height="0.992cm" svg:x="6.145cm" svg:y="11.854cm">
          <draw:text-box>
            <text:p><text:span text:style-name="T1">P</text:span></text:p>
          </draw:text-box>
        </draw:frame>
        <draw:frame draw:style-name="gr326" draw:text-style-name="P13" draw:layer="layout" svg:width="0.955cm" svg:height="0.992cm" svg:x="20.098cm" svg:y="11.876cm">
          <draw:text-box>
            <text:p><text:span text:style-name="T1">P</text:span></text:p>
          </draw:text-box>
        </draw:frame>
        <presentation:notes draw:style-name="dp2">
          <draw:page-thumbnail draw:style-name="gr7" draw:layer="layout" svg:width="21.219cm" svg:height="10.476cm" svg:x="0.185cm" svg:y="2.123cm" draw:page-number="63" presentation:class="page"/>
          <draw:frame presentation:style-name="pr1" draw:text-style-name="P7" draw:layer="layout" svg:width="16.771cm" svg:height="12.572cm" svg:x="2.409cm" svg:y="13.271cm" presentation:class="notes" presentation:placeholder="true">
            <draw:text-box/>
          </draw:frame>
        </presentation:notes>
      </draw:page>
      <draw:page draw:name="page64" draw:style-name="dp1" draw:master-page-name="Default">
        <office:forms form:automatic-focus="false" form:apply-design-mode="false"/>
        <draw:line draw:style-name="gr327" draw:text-style-name="P1" draw:layer="layout" svg:x1="9.964cm" svg:y1="19.914cm" svg:x2="7.692cm" svg:y2="11.535cm">
          <text:p/>
        </draw:line>
        <draw:path draw:style-name="gr328" draw:text-style-name="P130" draw:layer="layout" svg:width="9.673cm" svg:height="1.471cm" svg:x="2.459cm" svg:y="12.892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329" draw:text-style-name="P117" draw:layer="layout" svg:width="3.956cm" svg:height="1.521cm" draw:transform="rotate (-1.30602987926736) translate (10.514cm 15.492cm)">
          <draw:text-box>
            <text:p><text:span text:style-name="T78">+5 J/s</text:span></text:p>
          </draw:text-box>
        </draw:frame>
        <draw:frame draw:style-name="gr330" draw:text-style-name="P131" draw:layer="layout" svg:width="3.609cm" svg:height="1.521cm" draw:transform="rotate (-1.30602987926736) translate (8.792cm 16.248cm)">
          <draw:text-box>
            <text:p><text:span text:style-name="T88">-5 J/s</text:span></text:p>
          </draw:text-box>
        </draw:frame>
        <draw:frame draw:style-name="gr331" draw:text-style-name="P118" draw:layer="layout" svg:width="3.821cm" svg:height="1.521cm" draw:transform="rotate (-0.135263017029561) translate (2.726cm 11.378cm)">
          <draw:text-box>
            <text:p><text:span text:style-name="T79">–</text:span><text:span text:style-name="T79">1 J/s</text:span></text:p>
          </draw:text-box>
        </draw:frame>
        <draw:frame draw:style-name="gr332" draw:text-style-name="P132" draw:layer="layout" svg:width="3.956cm" svg:height="1.521cm" draw:transform="rotate (-0.135263017029561) translate (2.43cm 13.058cm)">
          <draw:text-box>
            <text:p><text:span text:style-name="T89">+1 J/s</text:span></text:p>
          </draw:text-box>
        </draw:frame>
        <draw:line draw:style-name="gr327" draw:text-style-name="P1" draw:layer="layout" svg:x1="22.916cm" svg:y1="19.917cm" svg:x2="22.916cm" svg:y2="11.235cm">
          <text:p/>
        </draw:line>
        <draw:path draw:style-name="gr328" draw:text-style-name="P130" draw:layer="layout" svg:width="9.741cm" svg:height="0.159cm" svg:x="16.517cm" svg:y="13.528cm" svg:viewBox="0 0 9742 160" svg:d="M9742 1v79 80h-477v-80-79zM9106 1v79 80h-477v-80-79zM8470 1v79 80h-477v-80-79zM7834 1v79 80l-477-1v-79-80zM7198 0v80 79h-477v-79-80zM6562 0v80 79h-477v-79-80zM5926 0v80 79h-477v-79-80zM5290 0v80 79h-477v-79-80zM4654 0v80 79h-477v-79-80zM4018 0v80 79h-477v-79-80zM3382 0v80 79h-477v-79-80zM2746 0v80 79h-477v-79-80zM2110 0v80 79h-477v-79-80zM1474 0v80 79h-477v-79-80zM838 0v80 79h-477v-79-80zM202 0v80 79h-202v-80-79z">
          <text:p/>
        </draw:path>
        <draw:frame draw:style-name="gr329" draw:text-style-name="P117" draw:layer="layout" svg:width="3.956cm" svg:height="1.521cm" draw:transform="rotate (-1.5707963267949) translate (24.604cm 15.793cm)">
          <draw:text-box>
            <text:p><text:span text:style-name="T78">+3 J/s</text:span></text:p>
          </draw:text-box>
        </draw:frame>
        <draw:frame draw:style-name="gr333" draw:text-style-name="P131" draw:layer="layout" svg:width="3.609cm" svg:height="1.521cm" draw:transform="rotate (-1.5707963267949) translate (22.746cm 15.967cm)">
          <draw:text-box>
            <text:p><text:span text:style-name="T88">-3 J/s</text:span></text:p>
          </draw:text-box>
        </draw:frame>
        <draw:frame draw:style-name="gr331" draw:text-style-name="P118" draw:layer="layout" svg:width="3.956cm" svg:height="1.521cm" svg:x="16.522cm" svg:y="11.995cm">
          <draw:text-box>
            <text:p><text:span text:style-name="T79">+3 J/s</text:span></text:p>
          </draw:text-box>
        </draw:frame>
        <draw:frame draw:style-name="gr332" draw:text-style-name="P132" draw:layer="layout" svg:width="3.956cm" svg:height="1.521cm" svg:x="16.522cm" svg:y="13.699cm">
          <draw:text-box>
            <text:p><text:span text:style-name="T89">–</text:span><text:span text:style-name="T89">3 J/s</text:span></text:p>
          </draw:text-box>
        </draw:frame>
        <draw:line draw:style-name="gr327" draw:text-style-name="P133" draw:layer="layout" svg:x1="15.406cm" svg:y1="5.482cm" svg:x2="7.25cm" svg:y2="2.507cm">
          <text:p/>
        </draw:line>
        <draw:path draw:style-name="gr328" draw:text-style-name="P134" draw:layer="layout" svg:width="9.673cm" svg:height="1.471cm" draw:transform="rotate (0.333532420056116) translate (2.60600337342765cm 4.45724675232205cm)" svg:viewBox="0 0 9674 1472" svg:d="M9674 1314l-11 79-10 79-473-64 11-79 10-79zM9044 1229l-11 78-11 79-472-64 10-79 11-79zM8414 1143l-11 78-11 79-472-64 10-79 11-79zM7783 1057l-10 79-11 78-473-64 11-79 11-78zM7153 971l-10 79-11 79-473-65 11-78 11-79zM6523 885l-11 79-10 79-473-65 11-78 10-79zM5893 799l-11 79-11 79-472-64 11-79 10-79zM5263 714l-11 78-11 79-472-64 10-79 11-79zM4633 628l-11 79-11 78-473-64 11-79 11-79zM4002 542l-10 79-11 79-473-65 11-79 11-78zM3372 456l-11 79-10 79-473-65 11-78 11-79zM2742 370l-11 79-10 79-473-64 11-79 10-79zM2112 285l-11 78-11 79-472-64 10-79 11-79zM1482 199l-11 79-11 78-473-64 11-79 11-79zM851 113l-10 79-11 79-473-65 11-79 11-78zM221 27l-11 79-10 79-200-27 11-79 10-79z">
          <text:p/>
        </draw:path>
        <draw:frame draw:style-name="gr334" draw:text-style-name="P135" draw:layer="layout" svg:width="3.58cm" svg:height="1.381cm" draw:transform="rotate (-0.349763982099663) translate (12.456cm 2.905cm)">
          <draw:text-box>
            <text:p><text:span text:style-name="T90">+5 J/s</text:span></text:p>
          </draw:text-box>
        </draw:frame>
        <draw:frame draw:style-name="gr335" draw:text-style-name="P136" draw:layer="layout" svg:width="3.461cm" svg:height="1.521cm" draw:transform="rotate (-0.349763982099663) translate (12.009cm 4.333cm)">
          <draw:text-box>
            <text:p><text:span text:style-name="T91">–</text:span><text:span text:style-name="T91">5 J/s</text:span></text:p>
          </draw:text-box>
        </draw:frame>
        <draw:frame draw:style-name="gr336" draw:text-style-name="P137" draw:layer="layout" svg:width="3.81cm" svg:height="1.381cm" draw:transform="rotate (0.198269403026556) translate (2.363cm 3.174cm)">
          <draw:text-box>
            <text:p><text:span text:style-name="T92">–</text:span><text:span text:style-name="T92">1 J/s</text:span></text:p>
          </draw:text-box>
        </draw:frame>
        <draw:frame draw:style-name="gr337" draw:text-style-name="P138" draw:layer="layout" svg:width="3.956cm" svg:height="1.381cm" draw:transform="rotate (0.198269403026556) translate (2.533cm 4.602cm)">
          <draw:text-box>
            <text:p><text:span text:style-name="T93">+1 J/s</text:span></text:p>
          </draw:text-box>
        </draw:frame>
        <presentation:notes draw:style-name="dp2">
          <draw:page-thumbnail draw:style-name="gr7" draw:layer="layout" svg:width="21.219cm" svg:height="10.476cm" svg:x="0.185cm" svg:y="2.123cm" draw:page-number="64" presentation:class="page"/>
          <draw:frame presentation:style-name="pr1" draw:text-style-name="P7" draw:layer="layout" svg:width="16.771cm" svg:height="12.572cm" svg:x="2.409cm" svg:y="13.271cm" presentation:class="notes" presentation:placeholder="true">
            <draw:text-box/>
          </draw:frame>
        </presentation:notes>
      </draw:page>
      <draw:page draw:name="page65" draw:style-name="dp1" draw:master-page-name="Default">
        <office:forms form:automatic-focus="false" form:apply-design-mode="false"/>
        <draw:path draw:style-name="gr338" draw:text-style-name="P109" draw:layer="layout" svg:width="7.366cm" svg:height="8.527cm" draw:transform="rotate (-0.725358837128844) translate (17.3495482127998cm 3.83580799317764cm)" svg:viewBox="0 0 7367 8528" svg:d="M5374 4381c88-956 2109-3142 1125-3741s-5001-1398-5138 873c-137 2272 712 1411-784 3105s169 2678 2116 3470c1947 791 2517 541 4241-959 1570-1196-1647-1793-1560-2748z">
          <text:p/>
        </draw:path>
        <draw:g draw:style-name="gr5">
          <svg:title>TexMaths</svg:title>
          <svg:desc>48§display§\qty{-2}{J}§svg§600§TRUE§</svg:desc>
          <draw:path draw:style-name="gr82" draw:text-style-name="P40" draw:layer="layout" svg:width="0.9cm" svg:height="0.095cm" svg:x="15.204cm" svg:y="9.563cm" svg:viewBox="0 0 901 96" svg:d="M0 0c300 0 601 0 901 0 0 32 0 64 0 96-300 0-601 0-901 0 0-32 0-64 0-96z">
            <text:p/>
          </draw:path>
          <draw:path draw:style-name="gr82" draw:text-style-name="P40" draw:layer="layout" svg:width="0.761cm" svg:height="1.162cm" svg:x="16.244cm" svg:y="8.908cm" svg:viewBox="0 0 762 1163" svg:d="M762 1163c-5-39-5-53-5-77s0-38 5-76c-195 6-390 12-585 19 102-109 205-217 307-326 163-172 216-263 216-392 0-191-135-311-345-311-120 0-206 33-288 120-10 75-19 150-29 224 16 0 32 0 48 0 8-25 16-51 24-76 29-96 86-139 201-139 144 0 235 91 235 235 0 124-72 248-259 449-95 102-191 205-287 307 0 14 0 28 0 43 125-5 249-5 374-5 129 0 258 0 388 5z">
            <text:p/>
          </draw:path>
          <draw:path draw:style-name="gr82" draw:text-style-name="P40" draw:layer="layout" svg:width="0.545cm" svg:height="1.487cm" svg:x="17.408cm" svg:y="8.903cm" svg:viewBox="0 0 546 1488" svg:d="M546 53c0-18 0-35 0-53-81 5-165 5-249 5s-163 0-244-5c0 18 0 35 0 53 27 1 54 3 81 4 77 5 86 15 86 149 0 328 0 657 0 985 0 139-24 187-91 187-38 0-72-10-110-34-6 4-13 7-19 10 2 43 3 86 5 129 14 2 29 3 43 5 3 0 6 0 9 0 58 0 159-57 221-134 81-100 101-187 101-388 0-253 0-507 0-760 0-134 9-144 86-149 27-1 54-3 81-4z">
            <text:p/>
          </draw:path>
        </draw:g>
        <draw:line draw:style-name="gr339" draw:text-style-name="P1" draw:layer="layout" svg:x1="6.467cm" svg:y1="14.808cm" svg:x2="6.467cm" svg:y2="2.07cm">
          <text:p/>
        </draw:line>
        <draw:line draw:style-name="gr340" draw:text-style-name="P34" draw:layer="layout" svg:x1="4.986cm" svg:y1="15.165cm" svg:x2="10.178cm" svg:y2="15.165cm">
          <text:p/>
        </draw:line>
        <draw:measure draw:style-name="gr341" draw:text-style-name="P140" draw:layer="measurelines" svg:x1="6.487cm" svg:y1="2.021cm" svg:x2="23.3cm" svg:y2="2.021cm">
          <text:p text:style-name="P139"><text:span text:style-name="T94">1 m</text:span></text:p>
          <text:p text:style-name="P139"><text:span text:style-name="T95"/></text:p>
        </draw:measure>
        <draw:frame draw:style-name="gr342" draw:text-style-name="P141" draw:layer="layout" svg:width="3.131cm" svg:height="1.237cm" svg:x="6.956cm" svg:y="13.984cm">
          <draw:text-box>
            <text:p><text:span text:style-name="T96">1 m/s</text:span></text:p>
          </draw:text-box>
        </draw:frame>
        <draw:line draw:style-name="gr343" draw:text-style-name="P1" draw:layer="layout" svg:x1="4.118cm" svg:y1="14.757cm" svg:x2="6.187cm" svg:y2="14.757cm">
          <text:p/>
        </draw:line>
        <draw:line draw:style-name="gr343" draw:text-style-name="P1" draw:layer="layout" svg:x1="4.747cm" svg:y1="14.457cm" svg:x2="6.186cm" svg:y2="14.457cm">
          <text:p/>
        </draw:line>
        <draw:line draw:style-name="gr343" draw:text-style-name="P1" draw:layer="layout" svg:x1="5.43cm" svg:y1="14.157cm" svg:x2="6.185cm" svg:y2="14.157cm">
          <text:p/>
        </draw:line>
        <draw:line draw:style-name="gr343" draw:text-style-name="P1" draw:layer="layout" svg:x1="4.119cm" svg:y1="2.157cm" svg:x2="6.188cm" svg:y2="2.157cm">
          <text:p/>
        </draw:line>
        <draw:line draw:style-name="gr343" draw:text-style-name="P1" draw:layer="layout" svg:x1="4.748cm" svg:y1="2.457cm" svg:x2="6.187cm" svg:y2="2.457cm">
          <text:p/>
        </draw:line>
        <draw:line draw:style-name="gr343" draw:text-style-name="P1" draw:layer="layout" svg:x1="5.431cm" svg:y1="2.757cm" svg:x2="6.186cm" svg:y2="2.757cm">
          <text:p/>
        </draw:line>
        <draw:path draw:style-name="gr338" draw:text-style-name="P109" draw:layer="layout" svg:width="4.726cm" svg:height="7.094cm" draw:transform="rotate (-0.209788576089719) translate (9.66221574533667cm 2.73896747140415cm)" svg:viewBox="0 0 4727 7095" svg:d="M4722 3372c88-956-987-2562-1839-3233-851-671-1663 1276-1781 1722-117 447-1340 2670-1061 3564 280 894 769 1799 2000 1654s1097-864 1566-1879c469-1014 1028-873 1115-1828z">
          <text:p/>
        </draw:path>
        <draw:g draw:style-name="gr5">
          <svg:title>TexMaths</svg:title>
          <svg:desc>48§display§\qty{8}{J}§svg§600§TRUE§</svg:desc>
          <draw:path draw:style-name="gr82" draw:text-style-name="P40" draw:layer="layout" svg:width="0.727cm" svg:height="1.19cm" svg:x="10.253cm" svg:y="6.089cm" svg:viewBox="0 0 728 1191" svg:d="M728 809c0-134-63-206-254-292 153-106 206-173 206-273 0-148-120-244-297-244-201 0-345 129-345 306 0 110 43 177 192 273-72 29-96 48-134 86-62 62-96 139-96 225 0 172 139 301 326 301 220 0 402-172 402-382zM594 880c0 144-106 254-245 254-138 0-234-101-234-258 0-125 53-201 172-273 46 19 93 38 139 57 105 48 168 129 168 220zM565 258c0 96-43 163-153 235-31-16-61-32-91-48-106-53-158-120-158-201 0-110 81-187 201-187 119 0 201 82 201 201z">
            <text:p/>
          </draw:path>
          <draw:path draw:style-name="gr82" draw:text-style-name="P40" draw:layer="layout" svg:width="0.545cm" svg:height="1.487cm" svg:x="11.387cm" svg:y="6.084cm" svg:viewBox="0 0 546 1488" svg:d="M546 53c0-18 0-35 0-53-82 5-165 5-249 5s-158 0-244-5c0 18 0 35 0 53 27 1 54 3 81 4 77 5 86 15 86 149 0 328 0 657 0 985 0 139-24 187-91 187-38 0-72-10-110-34-6 4-13 7-19 10 3 43 6 86 10 129 12 2 25 3 38 5 3 0 6 0 9 0 58 0 158-57 221-134 81-100 100-187 100-388 0-253 0-507 0-760 0-134 10-144 86-149 27-1 55-3 82-4z">
            <text:p/>
          </draw:path>
        </draw:g>
        <presentation:notes draw:style-name="dp2">
          <draw:page-thumbnail draw:style-name="gr7" draw:layer="layout" svg:width="21.219cm" svg:height="10.476cm" svg:x="0.185cm" svg:y="2.123cm" draw:page-number="65" presentation:class="page"/>
          <draw:frame presentation:style-name="pr1" draw:text-style-name="P7" draw:layer="layout" svg:width="16.771cm" svg:height="12.572cm" svg:x="2.409cm" svg:y="13.271cm" presentation:class="notes" presentation:placeholder="true">
            <draw:text-box/>
          </draw:frame>
        </presentation:notes>
      </draw:page>
      <draw:page draw:name="page66" draw:style-name="dp1" draw:master-page-name="Default">
        <office:forms form:automatic-focus="false" form:apply-design-mode="false"/>
        <draw:g draw:style-name="gr5">
          <draw:path draw:style-name="gr261" draw:text-style-name="P1" draw:layer="layout" svg:width="5.555cm" svg:height="5.432cm" draw:transform="skewX (0.00174532925199433) rotate (-2.41518661890975) translate (10.7421562157411cm 4.4922439708551cm)" svg:viewBox="0 0 5556 5433" svg:d="M0 5433c730-1096 1489-1926 1421-2671-68-746-255-1881 513-2349 768-467 3516-902 3622 871">
            <text:p/>
          </draw:path>
          <draw:line draw:style-name="gr344" draw:text-style-name="P34" draw:layer="layout" svg:x1="6.673cm" svg:y1="1.54cm" svg:x2="5.565cm" svg:y2="0.31cm">
            <text:p/>
          </draw:line>
          <draw:line draw:style-name="gr344" draw:text-style-name="P34" draw:layer="layout" svg:x1="6.79cm" svg:y1="2.353cm" svg:x2="5.682cm" svg:y2="1.123cm">
            <text:p/>
          </draw:line>
          <draw:line draw:style-name="gr344" draw:text-style-name="P34" draw:layer="layout" svg:x1="7.107cm" svg:y1="3.266cm" svg:x2="5.999cm" svg:y2="2.036cm">
            <text:p/>
          </draw:line>
          <draw:line draw:style-name="gr344" draw:text-style-name="P34" draw:layer="layout" svg:x1="7.524cm" svg:y1="4.279cm" svg:x2="6.416cm" svg:y2="3.049cm">
            <text:p/>
          </draw:line>
          <draw:line draw:style-name="gr344" draw:text-style-name="P34" draw:layer="layout" svg:x1="8.241cm" svg:y1="5.792cm" svg:x2="7.133cm" svg:y2="4.562cm">
            <text:p/>
          </draw:line>
          <draw:line draw:style-name="gr344" draw:text-style-name="P34" draw:layer="layout" svg:x1="7.958cm" svg:y1="6.405cm" svg:x2="6.85cm" svg:y2="5.175cm">
            <text:p/>
          </draw:line>
          <draw:line draw:style-name="gr344" draw:text-style-name="P34" draw:layer="layout" svg:x1="7.375cm" svg:y1="6.818cm" svg:x2="6.267cm" svg:y2="5.588cm">
            <text:p/>
          </draw:line>
          <draw:line draw:style-name="gr344" draw:text-style-name="P34" draw:layer="layout" svg:x1="6.592cm" svg:y1="6.931cm" svg:x2="5.484cm" svg:y2="5.701cm">
            <text:p/>
          </draw:line>
        </draw:g>
        <draw:g draw:style-name="gr5">
          <draw:path draw:style-name="gr261" draw:text-style-name="P1" draw:layer="layout" svg:width="5.555cm" svg:height="5.432cm" draw:transform="skewX (0.00174532925199427) rotate (-2.41518661890975) translate (10.7421562157411cm 17.3098731501858cm)" svg:viewBox="0 0 5556 5433" svg:d="M0 5433c730-1096 1489-1926 1421-2671-68-746-255-1881 513-2349 768-467 3516-902 3622 871">
            <text:p/>
          </draw:path>
          <draw:line draw:style-name="gr344" draw:text-style-name="P34" draw:layer="layout" svg:x1="9.191cm" svg:y1="14.453cm" svg:x2="8.083cm" svg:y2="13.223cm">
            <text:p/>
          </draw:line>
          <draw:line draw:style-name="gr344" draw:text-style-name="P34" draw:layer="layout" svg:x1="9.308cm" svg:y1="15.266cm" svg:x2="8.2cm" svg:y2="14.036cm">
            <text:p/>
          </draw:line>
          <draw:line draw:style-name="gr344" draw:text-style-name="P34" draw:layer="layout" svg:x1="9.625cm" svg:y1="16.179cm" svg:x2="8.517cm" svg:y2="14.949cm">
            <text:p/>
          </draw:line>
          <draw:line draw:style-name="gr344" draw:text-style-name="P34" draw:layer="layout" svg:x1="10.042cm" svg:y1="17.192cm" svg:x2="8.934cm" svg:y2="15.962cm">
            <text:p/>
          </draw:line>
          <draw:line draw:style-name="gr344" draw:text-style-name="P34" draw:layer="layout" svg:x1="10.459cm" svg:y1="18.505cm" svg:x2="9.351cm" svg:y2="17.275cm">
            <text:p/>
          </draw:line>
          <draw:line draw:style-name="gr344" draw:text-style-name="P34" draw:layer="layout" svg:x1="10.576cm" svg:y1="19.418cm" svg:x2="9.468cm" svg:y2="18.188cm">
            <text:p/>
          </draw:line>
          <draw:line draw:style-name="gr344" draw:text-style-name="P34" draw:layer="layout" svg:x1="10.393cm" svg:y1="20.131cm" svg:x2="9.285cm" svg:y2="18.901cm">
            <text:p/>
          </draw:line>
          <draw:line draw:style-name="gr344" draw:text-style-name="P34" draw:layer="layout" svg:x1="9.81cm" svg:y1="20.644cm" svg:x2="8.702cm" svg:y2="19.414cm">
            <text:p/>
          </draw:line>
        </draw:g>
        <draw:custom-shape draw:style-name="gr345" draw:text-style-name="P112" draw:layer="layout" svg:width="0.932cm" svg:height="3.107cm" svg:x="6.958cm" svg:y="8.90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46" draw:text-style-name="P10" draw:layer="layout" svg:width="0.262cm" svg:height="0.638cm" svg:x="8.009cm" svg:y="10.16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46" draw:text-style-name="P10" draw:layer="layout" svg:width="0.533cm" svg:height="0.532cm" svg:x="8.636cm" svg:y="10.261cm" svg:viewBox="0 0 534 533" svg:d="M534 293c0-19 0-37 0-56-80 0-160 0-240 0 0-79 0-158 0-237-18 0-36 0-53 0 0 79 0 158 0 237-81 0-161 0-241 0 0 19 0 37 0 56 80 0 160 0 241 0 0 80 0 160 0 240 17 0 35 0 53 0 0-80 0-160 0-240 80 0 160 0 240 0z">
            <text:p/>
          </draw:path>
          <draw:path draw:style-name="gr346" draw:text-style-name="P10" draw:layer="layout" svg:width="0.648cm" svg:height="0.682cm" svg:x="9.477cm" svg:y="10.1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46" draw:text-style-name="P10" draw:layer="layout" svg:width="0.262cm" svg:height="0.638cm" svg:x="10.199cm" svg:y="10.16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143">
          <draw:path draw:style-name="gr261" draw:text-style-name="P1" draw:layer="layout" svg:width="5.555cm" svg:height="5.432cm" draw:transform="skewX (0.00174532925199433) rotate (-2.41518661890975) translate (25.9431562157411cm 4.75324397085511cm)" svg:viewBox="0 0 5556 5433" svg:d="M0 5433c730-1096 1489-1926 1421-2671-68-746-255-1881 513-2349 768-467 3516-902 3622 871">
            <text:p/>
          </draw:path>
          <draw:custom-shape draw:style-name="gr265" draw:text-style-name="P21" draw:layer="layout" svg:width="0.273cm" svg:height="0.274cm" svg:x="20.909cm" svg:y="2.3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21.231cm" svg:y="3.0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3cm" svg:height="0.274cm" svg:x="21.899cm" svg:y="5.2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20.41cm" svg:y="6.7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3cm" svg:height="0.274cm" svg:x="21.47cm" svg:y="6.0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20.93cm" svg:y="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20.773cm" svg:y="1.4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20.733cm" svg:y="0.6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22.066cm" svg:y="4.5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style-name="gr143">
          <draw:path draw:style-name="gr261" draw:text-style-name="P1" draw:layer="layout" svg:width="5.555cm" svg:height="5.432cm" draw:transform="skewX (0.00174532925199427) rotate (-2.41518661890975) translate (22.5431562157411cm 16.8708731501858cm)" svg:viewBox="0 0 5556 5433" svg:d="M0 5433c730-1096 1489-1926 1421-2671-68-746-255-1881 513-2349 768-467 3516-902 3622 871">
            <text:p/>
          </draw:path>
          <draw:custom-shape draw:style-name="gr265" draw:text-style-name="P21" draw:layer="layout" svg:width="0.273cm" svg:height="0.274cm" svg:x="20.91cm" svg:y="15.3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21.232cm" svg:y="1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3cm" svg:height="0.274cm" svg:x="21.9cm" svg:y="18.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20.411cm" svg:y="19.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3cm" svg:height="0.274cm" svg:x="21.471cm" svg:y="19.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20.931cm" svg:y="19.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20.774cm" svg:y="14.4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20.734cm" svg:y="13.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5" draw:text-style-name="P21" draw:layer="layout" svg:width="0.274cm" svg:height="0.274cm" svg:x="22.067cm" svg:y="1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345" draw:text-style-name="P112" draw:layer="layout" svg:width="0.932cm" svg:height="3.107cm" svg:x="20.959cm" svg:y="8.862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46" draw:text-style-name="P10" draw:layer="layout" svg:width="0.262cm" svg:height="0.638cm" svg:x="22.01cm" svg:y="10.121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46" draw:text-style-name="P10" draw:layer="layout" svg:width="0.533cm" svg:height="0.532cm" svg:x="22.637cm" svg:y="10.222cm" svg:viewBox="0 0 534 533" svg:d="M534 293c0-19 0-37 0-56-80 0-160 0-240 0 0-79 0-158 0-237-18 0-36 0-53 0 0 79 0 158 0 237-81 0-161 0-241 0 0 19 0 37 0 56 80 0 160 0 241 0 0 80 0 160 0 240 17 0 35 0 53 0 0-80 0-160 0-240 80 0 160 0 240 0z">
            <text:p/>
          </draw:path>
          <draw:path draw:style-name="gr346" draw:text-style-name="P10" draw:layer="layout" svg:width="0.648cm" svg:height="0.682cm" svg:x="23.478cm" svg:y="10.071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46" draw:text-style-name="P10" draw:layer="layout" svg:width="0.262cm" svg:height="0.638cm" svg:x="24.2cm" svg:y="10.121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ellipse draw:style-name="gr347" draw:text-style-name="P21" draw:layer="layout" svg:width="2.854cm" svg:height="0.944cm" draw:transform="skewX (-0.0656243798749868) rotate (-3.02465559370617) translate (10.162cm 4.758cm)" draw:kind="arc" draw:start-angle="218.62" draw:end-angle="318.07">
          <text:p/>
        </draw:ellipse>
        <draw:ellipse draw:style-name="gr348" draw:text-style-name="P21" draw:layer="layout" svg:width="4.397cm" svg:height="0.947cm" draw:transform="skewX (-0.20315632493214) rotate (0.0757472895365539) translate (19.946cm 4.21cm)" draw:kind="arc" draw:start-angle="218.6" draw:end-angle="318.08">
          <text:p/>
        </draw:ellipse>
        <draw:frame draw:style-name="gr349" draw:text-style-name="P142" draw:layer="layout" svg:width="0.951cm" svg:height="0.992cm" svg:x="20.87cm" svg:y="3.703cm">
          <draw:text-box>
            <text:p><text:span text:style-name="T97">+</text:span></text:p>
          </draw:text-box>
        </draw:frame>
        <presentation:notes draw:style-name="dp2">
          <draw:page-thumbnail draw:style-name="gr7" draw:layer="layout" svg:width="21.219cm" svg:height="10.476cm" svg:x="0.185cm" svg:y="2.123cm" draw:page-number="66" presentation:class="page"/>
          <draw:frame presentation:style-name="pr1" draw:text-style-name="P3" draw:layer="layout" svg:width="16.771cm" svg:height="12.572cm" svg:x="2.409cm" svg:y="13.271cm" presentation:class="notes" presentation:placeholder="true">
            <draw:text-box/>
          </draw:frame>
        </presentation:notes>
      </draw:page>
      <draw:page draw:name="page67" draw:style-name="dp1" draw:master-page-name="Default">
        <office:forms form:automatic-focus="false" form:apply-design-mode="false"/>
        <draw:g draw:style-name="gr5">
          <draw:path draw:style-name="gr261" draw:text-style-name="P1" draw:layer="layout" svg:width="5.555cm" svg:height="5.432cm" draw:transform="skewX (0.00174532925199433) rotate (-2.41518661890975) translate (6.34215621574109cm 4.7292439708551cm)" svg:viewBox="0 0 5556 5433" svg:d="M0 5433c730-1096 1489-1926 1421-2671-68-746-255-1881 513-2349 768-467 3516-902 3622 871">
            <text:p/>
          </draw:path>
          <draw:line draw:style-name="gr344" draw:text-style-name="P34" draw:layer="layout" svg:x1="2.273cm" svg:y1="1.777cm" svg:x2="1.165cm" svg:y2="0.547cm">
            <text:p/>
          </draw:line>
          <draw:line draw:style-name="gr344" draw:text-style-name="P34" draw:layer="layout" svg:x1="2.39cm" svg:y1="2.59cm" svg:x2="1.282cm" svg:y2="1.36cm">
            <text:p/>
          </draw:line>
          <draw:line draw:style-name="gr344" draw:text-style-name="P34" draw:layer="layout" svg:x1="2.707cm" svg:y1="3.503cm" svg:x2="1.599cm" svg:y2="2.273cm">
            <text:p/>
          </draw:line>
          <draw:line draw:style-name="gr344" draw:text-style-name="P34" draw:layer="layout" svg:x1="3.124cm" svg:y1="4.516cm" svg:x2="2.016cm" svg:y2="3.286cm">
            <text:p/>
          </draw:line>
          <draw:line draw:style-name="gr344" draw:text-style-name="P34" draw:layer="layout" svg:x1="3.841cm" svg:y1="6.029cm" svg:x2="2.733cm" svg:y2="4.799cm">
            <text:p/>
          </draw:line>
          <draw:line draw:style-name="gr344" draw:text-style-name="P34" draw:layer="layout" svg:x1="3.558cm" svg:y1="6.642cm" svg:x2="2.45cm" svg:y2="5.412cm">
            <text:p/>
          </draw:line>
          <draw:line draw:style-name="gr344" draw:text-style-name="P34" draw:layer="layout" svg:x1="2.975cm" svg:y1="7.055cm" svg:x2="1.867cm" svg:y2="5.825cm">
            <text:p/>
          </draw:line>
          <draw:line draw:style-name="gr344" draw:text-style-name="P34" draw:layer="layout" svg:x1="2.192cm" svg:y1="7.168cm" svg:x2="1.084cm" svg:y2="5.938cm">
            <text:p/>
          </draw:line>
        </draw:g>
        <draw:g draw:style-name="gr5">
          <draw:path draw:style-name="gr261" draw:text-style-name="P1" draw:layer="layout" svg:width="5.555cm" svg:height="5.432cm" draw:transform="skewX (0.00174532925199433) rotate (-2.41518661890975) translate (17.3471562157411cm 4.7088731501864cm)" svg:viewBox="0 0 5556 5433" svg:d="M0 5433c730-1096 1489-1926 1421-2671-68-746-255-1881 513-2349 768-467 3516-902 3622 871">
            <text:p/>
          </draw:path>
          <draw:line draw:style-name="gr344" draw:text-style-name="P34" draw:layer="layout" svg:x1="15.796cm" svg:y1="1.852cm" svg:x2="14.688cm" svg:y2="0.622cm">
            <text:p/>
          </draw:line>
          <draw:line draw:style-name="gr344" draw:text-style-name="P34" draw:layer="layout" svg:x1="15.913cm" svg:y1="2.665cm" svg:x2="14.805cm" svg:y2="1.435cm">
            <text:p/>
          </draw:line>
          <draw:line draw:style-name="gr344" draw:text-style-name="P34" draw:layer="layout" svg:x1="16.23cm" svg:y1="3.578cm" svg:x2="15.122cm" svg:y2="2.348cm">
            <text:p/>
          </draw:line>
          <draw:line draw:style-name="gr344" draw:text-style-name="P34" draw:layer="layout" svg:x1="16.647cm" svg:y1="4.591cm" svg:x2="15.539cm" svg:y2="3.361cm">
            <text:p/>
          </draw:line>
          <draw:line draw:style-name="gr344" draw:text-style-name="P34" draw:layer="layout" svg:x1="17.064cm" svg:y1="5.904cm" svg:x2="15.956cm" svg:y2="4.674cm">
            <text:p/>
          </draw:line>
          <draw:line draw:style-name="gr344" draw:text-style-name="P34" draw:layer="layout" svg:x1="17.181cm" svg:y1="6.817cm" svg:x2="16.073cm" svg:y2="5.587cm">
            <text:p/>
          </draw:line>
          <draw:line draw:style-name="gr344" draw:text-style-name="P34" draw:layer="layout" svg:x1="16.998cm" svg:y1="7.53cm" svg:x2="15.89cm" svg:y2="6.3cm">
            <text:p/>
          </draw:line>
          <draw:line draw:style-name="gr344" draw:text-style-name="P34" draw:layer="layout" svg:x1="16.415cm" svg:y1="8.043cm" svg:x2="15.307cm" svg:y2="6.813cm">
            <text:p/>
          </draw:line>
        </draw:g>
        <draw:custom-shape draw:style-name="gr345" draw:text-style-name="P112" draw:layer="layout" svg:width="0.932cm" svg:height="3.107cm" draw:transform="rotate (1.5707963267949) translate (7.324cm 4.798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46" draw:text-style-name="P10" draw:layer="layout" svg:width="0.262cm" svg:height="0.638cm" svg:x="7.651cm" svg:y="3.099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46" draw:text-style-name="P10" draw:layer="layout" svg:width="0.533cm" svg:height="0.532cm" svg:x="8.278cm" svg:y="3.2cm" svg:viewBox="0 0 534 533" svg:d="M534 293c0-19 0-37 0-56-80 0-160 0-240 0 0-79 0-158 0-237-18 0-36 0-53 0 0 79 0 158 0 237-81 0-161 0-241 0 0 19 0 37 0 56 80 0 160 0 241 0 0 80 0 160 0 240 17 0 35 0 53 0 0-80 0-160 0-240 80 0 160 0 240 0z">
            <text:p/>
          </draw:path>
          <draw:path draw:style-name="gr346" draw:text-style-name="P10" draw:layer="layout" svg:width="0.648cm" svg:height="0.682cm" svg:x="9.119cm" svg:y="3.049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46" draw:text-style-name="P10" draw:layer="layout" svg:width="0.262cm" svg:height="0.638cm" svg:x="9.841cm" svg:y="3.099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261" draw:text-style-name="P1" draw:layer="layout" svg:width="5.555cm" svg:height="5.432cm" draw:transform="skewX (0.00174532925199427) rotate (-2.41518661890975) translate (6.36515621574108cm 14.7918731501858cm)" svg:viewBox="0 0 5556 5433" svg:d="M0 5433c730-1096 1489-1926 1421-2671-68-746-255-1881 513-2349 768-467 3516-902 3622 871">
            <text:p/>
          </draw:path>
          <draw:line draw:style-name="gr350" draw:text-style-name="P34" draw:layer="layout" svg:x1="3.706cm" svg:y1="10.705cm" svg:x2="4.814cm" svg:y2="11.935cm">
            <text:p/>
          </draw:line>
          <draw:line draw:style-name="gr350" draw:text-style-name="P34" draw:layer="layout" svg:x1="3.823cm" svg:y1="11.518cm" svg:x2="4.931cm" svg:y2="12.748cm">
            <text:p/>
          </draw:line>
          <draw:line draw:style-name="gr350" draw:text-style-name="P34" draw:layer="layout" svg:x1="4.14cm" svg:y1="12.431cm" svg:x2="5.248cm" svg:y2="13.661cm">
            <text:p/>
          </draw:line>
          <draw:line draw:style-name="gr350" draw:text-style-name="P34" draw:layer="layout" svg:x1="4.557cm" svg:y1="13.444cm" svg:x2="5.665cm" svg:y2="14.674cm">
            <text:p/>
          </draw:line>
          <draw:line draw:style-name="gr350" draw:text-style-name="P34" draw:layer="layout" svg:x1="4.974cm" svg:y1="14.757cm" svg:x2="6.082cm" svg:y2="15.987cm">
            <text:p/>
          </draw:line>
          <draw:line draw:style-name="gr350" draw:text-style-name="P34" draw:layer="layout" svg:x1="5.091cm" svg:y1="15.67cm" svg:x2="6.199cm" svg:y2="16.9cm">
            <text:p/>
          </draw:line>
          <draw:line draw:style-name="gr350" draw:text-style-name="P34" draw:layer="layout" svg:x1="4.908cm" svg:y1="16.383cm" svg:x2="6.016cm" svg:y2="17.613cm">
            <text:p/>
          </draw:line>
          <draw:line draw:style-name="gr350" draw:text-style-name="P34" draw:layer="layout" svg:x1="4.325cm" svg:y1="16.896cm" svg:x2="5.433cm" svg:y2="18.126cm">
            <text:p/>
          </draw:line>
        </draw:g>
        <draw:custom-shape draw:style-name="gr345" draw:text-style-name="P112" draw:layer="layout" svg:width="0.932cm" svg:height="3.107cm" draw:transform="rotate (1.5707963267949) translate (7.324cm 14.781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5">
          <svg:title>TexMaths</svg:title>
          <svg:desc>28§display§t + \Delta t§svg§600§TRUE§</svg:desc>
          <draw:path draw:style-name="gr346" draw:text-style-name="P10" draw:layer="layout" svg:width="0.262cm" svg:height="0.638cm" svg:x="7.651cm" svg:y="13.082cm" svg:viewBox="0 0 263 639" svg:d="M221 533c-4-6-7-11-11-17-15 10-30 21-45 31-28 19-48 28-59 28-8 0-11-6-11-20 0-25 11-100 42-245 4-20 8-39 11-59 36 0 71 0 107 0 2-17 5-33 8-50-36 5-70 5-106 5 16-89 25-139 44-189-3-6-7-11-11-17-19 14-47 25-75 36-9 55-17 110-25 165-45 22-70 31-87 36-1 5-2 9-3 14 28 0 56 0 84 0-19 92-37 184-56 276-6 23-11 48-11 73s8 39 28 39c33 0 67-20 145-81 17-14 11-8 31-25z">
            <text:p/>
          </draw:path>
          <draw:path draw:style-name="gr346" draw:text-style-name="P10" draw:layer="layout" svg:width="0.533cm" svg:height="0.532cm" svg:x="8.278cm" svg:y="13.183cm" svg:viewBox="0 0 534 533" svg:d="M534 293c0-19 0-37 0-56-80 0-160 0-240 0 0-79 0-158 0-237-18 0-36 0-53 0 0 79 0 158 0 237-81 0-161 0-241 0 0 19 0 37 0 56 80 0 160 0 241 0 0 80 0 160 0 240 17 0 35 0 53 0 0-80 0-160 0-240 80 0 160 0 240 0z">
            <text:p/>
          </draw:path>
          <draw:path draw:style-name="gr346" draw:text-style-name="P10" draw:layer="layout" svg:width="0.648cm" svg:height="0.682cm" svg:x="9.119cm" svg:y="13.032cm" svg:viewBox="0 0 649 683" svg:d="M327 25c-109 204-218 407-327 611 1 14 2 28 3 42 73-6 145-9 218-9 120 0 243 6 366 14 20-10 40-20 59-30 1-6 2-11 3-17-106-204-193-418-263-636-20 8-39 17-59 25zM523 630c-115 0-229-2-347-2-33 0-67 0-103 2-1-4-2-9-3-14 78-164 157-318 252-477 3 0 7 0 11 0 65 161 156 391 196 483-2 3-4 6-6 8z">
            <text:p/>
          </draw:path>
          <draw:path draw:style-name="gr346" draw:text-style-name="P10" draw:layer="layout" svg:width="0.262cm" svg:height="0.638cm" svg:x="9.841cm" svg:y="13.082cm" svg:viewBox="0 0 263 639" svg:d="M218 533c-3-6-5-11-8-17-15 10-30 21-45 31-28 19-48 28-59 28-8 0-14-6-14-20 0-25 11-100 42-245 5-20 10-39 14-59 35 0 69 0 104 0 3-17 7-33 11-50-36 5-70 5-106 5 14-89 25-139 42-189-4-6-8-11-12-17-19 14-44 25-75 36-9 55-17 110-25 165-42 22-67 31-84 36-1 5-2 9-3 14 27 0 54 0 81 0-18 92-35 184-53 276-6 23-14 48-14 73s11 39 31 39c33 0 67-20 142-81 20-14 14-8 31-25z">
            <text:p/>
          </draw:path>
        </draw:g>
        <draw:g draw:style-name="gr5">
          <draw:path draw:style-name="gr261" draw:text-style-name="P1" draw:layer="layout" svg:width="5.555cm" svg:height="5.432cm" draw:transform="skewX (0.00174532925199427) rotate (-2.41518661890975) translate (17.3611562157411cm 14.6882439708545cm)" svg:viewBox="0 0 5556 5433" svg:d="M0 5433c730-1096 1489-1926 1421-2671-68-746-255-1881 513-2349 768-467 3516-902 3622 871">
            <text:p/>
          </draw:path>
          <draw:line draw:style-name="gr350" draw:text-style-name="P34" draw:layer="layout" svg:x1="12.184cm" svg:y1="10.506cm" svg:x2="13.292cm" svg:y2="11.736cm">
            <text:p/>
          </draw:line>
          <draw:line draw:style-name="gr350" draw:text-style-name="P34" draw:layer="layout" svg:x1="12.301cm" svg:y1="11.319cm" svg:x2="13.409cm" svg:y2="12.549cm">
            <text:p/>
          </draw:line>
          <draw:line draw:style-name="gr350" draw:text-style-name="P34" draw:layer="layout" svg:x1="12.618cm" svg:y1="12.232cm" svg:x2="13.726cm" svg:y2="13.462cm">
            <text:p/>
          </draw:line>
          <draw:line draw:style-name="gr350" draw:text-style-name="P34" draw:layer="layout" svg:x1="13.035cm" svg:y1="13.245cm" svg:x2="14.143cm" svg:y2="14.475cm">
            <text:p/>
          </draw:line>
          <draw:line draw:style-name="gr350" draw:text-style-name="P34" draw:layer="layout" svg:x1="13.752cm" svg:y1="14.758cm" svg:x2="14.86cm" svg:y2="15.988cm">
            <text:p/>
          </draw:line>
          <draw:line draw:style-name="gr350" draw:text-style-name="P34" draw:layer="layout" svg:x1="13.469cm" svg:y1="15.371cm" svg:x2="14.577cm" svg:y2="16.601cm">
            <text:p/>
          </draw:line>
          <draw:line draw:style-name="gr350" draw:text-style-name="P34" draw:layer="layout" svg:x1="12.886cm" svg:y1="15.784cm" svg:x2="13.994cm" svg:y2="17.014cm">
            <text:p/>
          </draw:line>
          <draw:line draw:style-name="gr350" draw:text-style-name="P34" draw:layer="layout" svg:x1="12.103cm" svg:y1="15.897cm" svg:x2="13.211cm" svg:y2="17.127cm">
            <text:p/>
          </draw:line>
        </draw:g>
        <draw:line draw:style-name="gr351" draw:text-style-name="P34" draw:layer="layout" svg:x1="25.423cm" svg:y1="9.808cm" svg:x2="23.203cm" svg:y2="7.344cm">
          <text:p/>
        </draw:line>
        <draw:line draw:style-name="gr316" draw:text-style-name="P34" draw:layer="layout" svg:x1="20.884cm" svg:y1="10.508cm" svg:x2="23.104cm" svg:y2="12.972cm">
          <text:p/>
        </draw:line>
        <draw:path draw:style-name="gr261" draw:text-style-name="P1" draw:layer="layout" svg:width="6.451cm" svg:height="6.308cm" draw:transform="skewX (0.00174532925199429) rotate (-2.41518661890975) translate (26.4686684528665cm 10.7289491755687cm)" svg:viewBox="0 0 6452 6309" svg:d="M0 6309c848-1274 1729-2236 1650-3102s-296-2184 596-2727 4083-1048 4206 1011">
          <text:p/>
        </draw:path>
        <draw:g draw:style-name="gr5">
          <svg:title>TexMaths</svg:title>
          <svg:desc>44§display§\qty{6}{N}§svg§600§TRUE§</svg:desc>
          <draw:path draw:style-name="gr82" draw:text-style-name="P40" draw:layer="layout" svg:width="0.671cm" svg:height="1.091cm" svg:x="24.228cm" svg:y="7.101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82" draw:text-style-name="P40" draw:layer="layout" svg:width="1.225cm" svg:height="1.095cm" svg:x="25.322cm" svg:y="7.097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g draw:style-name="gr5">
          <svg:title>TexMaths</svg:title>
          <svg:desc>44§display§\qty{6}{N}§svg§600§TRUE§</svg:desc>
          <draw:path draw:style-name="gr176" draw:text-style-name="P66" draw:layer="layout" svg:width="0.671cm" svg:height="1.091cm" svg:x="19.568cm" svg:y="12.106cm" svg:viewBox="0 0 672 1092" svg:d="M672 724c0-176-105-294-268-294-92 0-149 39-250 123 35-281 162-430 439-514 0-4 0-8 0-13-19-8-38-17-57-26-149 48-211 79-290 149-158 132-246 320-246 531 0 254 123 412 325 412 198 0 347-158 347-368zM540 776c0 163-79 263-197 263-132 0-202-109-202-315 0-57 8-84 26-110 31-53 105-92 180-92 114 0 193 105 193 254z">
            <text:p/>
          </draw:path>
          <draw:path draw:style-name="gr176" draw:text-style-name="P66" draw:layer="layout" svg:width="1.225cm" svg:height="1.095cm" svg:x="20.662cm" svg:y="12.102cm" svg:viewBox="0 0 1226 1096" svg:d="M1226 48c0-16 0-32 0-48-62 4-123 4-185 4-61 0-119 0-180-4 0 16 0 32 0 48 22 2 44 3 66 5 75 4 79 17 79 136 0 241 0 482 0 723-246-304-492-608-738-912-28 1-53 4-84 4-74 0-123-3-184-4 0 16 0 32 0 48 22 2 44 3 66 5 70 4 79 17 79 136 0 231 0 462 0 693 0 118-9 131-79 135-22 2-44 3-66 5 0 16 0 32 0 48 57-4 119-4 176-4 61 0 123 0 184 4 0-16 0-32 0-48-22-2-44-3-66-5-70-4-79-17-79-135 0-239 0-477 0-715 243 301 486 602 729 903 47 9 94 18 141 26 0-17-9-43-9-57 0-283 0-567 0-850 0-119 9-132 79-136 24-2 47-3 71-5z">
            <text:p/>
          </draw:path>
        </draw:g>
        <draw:line draw:style-name="gr352" draw:text-style-name="P34" draw:layer="layout" svg:x1="20.861cm" svg:y1="17.49cm" svg:x2="23.081cm" svg:y2="19.954cm">
          <text:p/>
        </draw:line>
        <draw:line draw:style-name="gr353" draw:text-style-name="P34" draw:layer="layout" svg:x1="26.055cm" svg:y1="18.928cm" svg:x2="23.835cm" svg:y2="16.464cm">
          <text:p/>
        </draw:line>
        <draw:line draw:style-name="gr354" draw:text-style-name="P34" draw:layer="layout" svg:x1="17.821cm" svg:y1="17.45cm" svg:x2="20.041cm" svg:y2="19.914cm">
          <text:p/>
        </draw:line>
        <presentation:notes draw:style-name="dp2">
          <draw:page-thumbnail draw:style-name="gr7" draw:layer="layout" svg:width="21.219cm" svg:height="10.476cm" svg:x="0.185cm" svg:y="2.123cm" draw:page-number="67" presentation:class="page"/>
          <draw:frame presentation:style-name="pr1" draw:text-style-name="P3" draw:layer="layout" svg:width="16.771cm" svg:height="12.572cm" svg:x="2.409cm" svg:y="13.271cm" presentation:class="notes" presentation:placeholder="true">
            <draw:text-box/>
          </draw:frame>
        </presentation:notes>
      </draw:page>
      <draw:page draw:name="page68" draw:style-name="dp1" draw:master-page-name="Default">
        <office:forms form:automatic-focus="false" form:apply-design-mode="false"/>
        <draw:path draw:style-name="gr355" draw:text-style-name="P143" draw:layer="layout" svg:width="7.366cm" svg:height="8.527cm" draw:transform="skewX (5.93005045969343E-017) rotate (-0.725358837128844) translate (7.2325482127998cm 3.43580799317764cm)" svg:viewBox="0 0 7367 8528" svg:d="M5374 4381c88-956 2109-3142 1125-3741s-5001-1398-5138 873c-137 2272 712 1411-784 3105s169 2678 2116 3470c1947 791 2517 541 4241-959 1570-1196-1647-1793-1560-2748z">
          <text:p/>
        </draw:path>
        <draw:g draw:style-name="gr5">
          <svg:title>TexMaths</svg:title>
          <svg:desc>44§display§\qty{+2}{mol/s}§svg§600§TRUE§</svg:desc>
          <draw:path draw:style-name="gr82" draw:text-style-name="P40" draw:layer="layout" svg:width="0.577cm" svg:height="0.576cm" draw:transform="rotate (0.436332312998582) translate (7.02015744856362cm 9.68362079156523cm)" svg:viewBox="0 0 578 577" svg:d="M578 317c0-19 0-38 0-57-87 0-174 0-260 0 0-87 0-173 0-260-19 0-39 0-58 0 0 87 0 173 0 260-87 0-173 0-260 0 0 19 0 38 0 57 87 0 173 0 260 0 0 87 0 173 0 260 19 0 39 0 58 0 0-87 0-173 0-260 86 0 173 0 260 0z">
            <text:p/>
          </draw:path>
          <draw:path draw:style-name="gr82" draw:text-style-name="P40" draw:layer="layout" svg:width="0.477cm" svg:height="0.733cm" draw:transform="rotate (0.436332312998582) translate (7.55440030892853cm 9.26115733459039cm)" svg:viewBox="0 0 478 734" svg:d="M478 734c0-21 0-33 0-48 0-12 0-24 0-46-122 4-244 7-366 10 65-69 129-137 194-206 103-109 133-166 133-245 0-123-82-199-218-199-76 0-127 21-179 76-6 48-12 96-18 145 10 0 20 0 30 0 5-18 9-35 13-52 18-60 57-87 127-87 90 0 151 57 151 148 0 78-45 157-166 284-60 64-119 129-179 193 0 9 0 18 0 27 79-3 157-3 236-3 82 0 163 0 242 3z">
            <text:p/>
          </draw:path>
          <draw:path draw:style-name="gr82" draw:text-style-name="P40" draw:layer="layout" svg:width="0.907cm" svg:height="0.497cm" draw:transform="rotate (0.436332312998582) translate (8.34787721569415cm 9.15116585620452cm)" svg:viewBox="0 0 908 498" svg:d="M908 498c0-10 0-20 0-30-17-1-34-2-52-3-36-3-39-12-39-78 0-73 0-145 0-218 0-106-60-169-157-169-40 0-70 9-88 24-27 24-55 49-82 73-33-70-78-97-151-97-39 0-70 9-88 24-24 23-48 46-72 70 0-31 0-61 0-91-3-1-7-2-10-3-54 21-108 36-166 42 0 10 0 20 0 31 13 0 26 0 39 0 43 0 46 6 46 75 0 80 0 159 0 239 0 66-3 75-40 78-16 1-32 2-48 3 0 10 0 20 0 30 45-3 91-3 136-3 43 0 85 0 127 3 0-10 0-20 0-30-15-1-30-2-45-3-36-3-39-12-39-78 0-75 0-149 0-224 0-48 69-100 133-100 57 0 97 55 97 133 0 64 0 127 0 191 0 66-3 75-40 78-16 1-32 2-48 3 0 10 0 20 0 30 45-3 88-3 133-3s88 0 133 3c0-10 0-20 0-30-16-1-32-2-48-3-37-3-40-12-40-78 0-75 0-149 0-224 0-48 70-100 133-100 58 0 97 55 97 133 0 101 0 202 0 302 28-3 55-3 85-3s61 0 94 3z">
            <text:p/>
          </draw:path>
          <draw:path draw:style-name="gr82" draw:text-style-name="P40" draw:layer="layout" svg:width="0.51cm" svg:height="0.516cm" draw:transform="rotate (0.436332312998582) translate (9.21454930228213cm 8.74703002511937cm)" svg:viewBox="0 0 511 517" svg:d="M511 245c0-142-102-245-248-245-157 0-263 109-263 266 0 148 94 251 233 251 163 0 278-112 278-272zM415 284c0 121-55 196-143 196-103 0-172-99-172-250 0-127 48-197 142-197 100 0 173 106 173 251z">
            <text:p/>
          </draw:path>
          <draw:path draw:style-name="gr82" draw:text-style-name="P40" draw:layer="layout" svg:width="0.265cm" svg:height="0.772cm" draw:transform="rotate (0.436332312998582) translate (9.61397517847038cm 8.25742632041143cm)" svg:viewBox="0 0 266 773" svg:d="M266 773c0-10 0-20 0-30-16-1-32-2-48-3-36-3-39-12-39-78 0-218 0-435 0-653-4-3-9-6-13-9-45 18-81 27-163 39 0 10 0 20 0 30 19 0 38 0 58 0 21 0 27 13 27 46 0 182 0 364 0 547 0 66-3 75-40 78-16 1-32 2-48 3 0 10 0 20 0 30 45-3 88-3 133-3 46 0 88 0 133 3z">
            <text:p/>
          </draw:path>
          <draw:path draw:style-name="gr82" draw:text-style-name="P40" draw:layer="layout" svg:width="0.374cm" svg:height="0.999cm" draw:transform="rotate (0.436332312998582) translate (9.92847924123594cm 8.0941031751276cm)" svg:viewBox="0 0 375 1000" svg:d="M0 1000c20 0 40 0 61 0 104-333 209-667 314-1000-19 0-38 0-57 0-106 333-212 667-318 1000z">
            <text:p/>
          </draw:path>
          <draw:path draw:style-name="gr82" draw:text-style-name="P40" draw:layer="layout" svg:width="0.383cm" svg:height="0.516cm" draw:transform="rotate (0.436332312998582) translate (10.4843884671246cm 8.15489429792817cm)" svg:viewBox="0 0 384 517" svg:d="M384 338c0-33-9-57-30-78-27-27-63-39-154-58-88-15-118-36-118-87 0-52 39-82 103-82 72 0 124 36 124 88 0 8 0 16 0 24 10 0 20 0 30 0 3-60 3-88 6-121-58-18-94-24-139-24-121 0-197 57-197 151 0 51 21 88 73 112 27 12 84 27 157 45 45 9 67 30 67 73 0 57-55 96-127 96-79 0-134-36-134-90 0-14 0-28 0-43-11 0-22 0-33 0 0 73-3 106-12 148 54 19 97 25 145 25 139 0 239-73 239-179z">
            <text:p/>
          </draw:path>
        </draw:g>
        <draw:g draw:style-name="gr5">
          <svg:title>TexMaths</svg:title>
          <svg:desc>44§display§\qty{-2}{mol/s}§svg§600§TRUE§</svg:desc>
          <draw:path draw:style-name="gr176" draw:text-style-name="P66" draw:layer="layout" svg:width="0.567cm" svg:height="0.062cm" draw:transform="rotate (0.436332312998582) translate (9.2984303076641cm 10.8323208887531cm)" svg:viewBox="0 0 568 63" svg:d="M0 0c189 0 379 0 568 0 0 21 0 42 0 63-189 0-379 0-568 0 0-21 0-42 0-63z">
            <text:p/>
          </draw:path>
          <draw:path draw:style-name="gr176" draw:text-style-name="P66" draw:layer="layout" svg:width="0.476cm" svg:height="0.733cm" draw:transform="rotate (0.436332312998582) translate (9.72040187145276cm 10.1788630281411cm)" svg:viewBox="0 0 477 734" svg:d="M477 734c0-21 0-33 0-48 0-12 0-24 0-46-122 4-243 7-365 10 64-69 129-137 193-206 103-109 133-166 133-245 0-123-82-199-217-199-76 0-127 21-179 76-6 48-12 96-18 145 10 0 20 0 30 0 4-18 8-35 12-52 19-60 58-87 127-87 91 0 151 57 151 148 0 78-45 157-166 284-59 64-119 129-178 193 0 9 0 18 0 27 79-3 157-3 236-3 81 0 163 0 241 3z">
            <text:p/>
          </draw:path>
          <draw:path draw:style-name="gr176" draw:text-style-name="P66" draw:layer="layout" svg:width="0.905cm" svg:height="0.497cm" draw:transform="rotate (0.436332312998582) translate (10.5127178510042cm 10.0694128990057cm)" svg:viewBox="0 0 906 498" svg:d="M906 498c0-10 0-20 0-30-17-1-34-2-51-3-36-3-39-12-39-78 0-73 0-145 0-218 0-106-61-169-157-169-40 0-70 9-88 24-27 24-54 49-82 73-33-70-78-97-151-97-39 0-69 9-87 24-24 23-49 46-73 70 0-31 0-61 0-91-3-1-6-2-9-3-54 21-109 36-166 42 0 10 0 20 0 31 13 0 26 0 39 0 43 0 46 6 46 75 0 80 0 159 0 239 0 66-3 75-40 78-16 1-32 2-48 3 0 10 0 20 0 30 45-3 91-3 136-3 42 0 85 0 127 3 0-10 0-20 0-30-15-1-30-2-45-3-37-3-40-12-40-78 0-75 0-149 0-224 0-48 70-100 133-100 58 0 97 55 97 133 0 64 0 127 0 191 0 66-3 75-39 78-17 1-33 2-49 3 0 10 0 20 0 30 46-3 88-3 133-3s88 0 133 3c0-10 0-20 0-30-16-1-32-2-48-3-36-3-40-12-40-78 0-75 0-149 0-224 0-48 70-100 133-100 58 0 97 55 97 133 0 101 0 202 0 302 27-3 54-3 85-3 30 0 60 0 93 3z">
            <text:p/>
          </draw:path>
          <draw:path draw:style-name="gr176" draw:text-style-name="P66" draw:layer="layout" svg:width="0.51cm" svg:height="0.516cm" draw:transform="rotate (0.436332312998582) translate (11.3779399257358cm 9.66595321955366cm)" svg:viewBox="0 0 511 517" svg:d="M511 245c0-142-103-245-248-245-157 0-263 109-263 266 0 148 94 251 233 251 163 0 278-112 278-272zM414 284c0 121-54 196-142 196-103 0-172-99-172-250 0-127 48-197 142-197 99 0 172 106 172 251z">
            <text:p/>
          </draw:path>
          <draw:path draw:style-name="gr176" draw:text-style-name="P66" draw:layer="layout" svg:width="0.265cm" svg:height="0.772cm" draw:transform="rotate (0.436332312998582) translate (11.7765031366423cm 9.17675178227298cm)" svg:viewBox="0 0 266 773" svg:d="M266 773c0-10 0-20 0-30-16-1-32-2-48-3-37-3-40-12-40-78 0-218 0-435 0-653-4-3-8-6-12-9-45 18-81 27-163 39 0 10 0 20 0 30 19 0 38 0 57 0 22 0 28 13 28 46 0 182 0 364 0 547 0 66-3 75-40 78-16 1-32 2-48 3 0 10 0 20 0 30 45-3 88-3 133-3s88 0 133 3z">
            <text:p/>
          </draw:path>
          <draw:path draw:style-name="gr176" draw:text-style-name="P66" draw:layer="layout" svg:width="0.374cm" svg:height="0.999cm" draw:transform="rotate (0.436332312998582) translate (12.0904703279294cm 9.013678984271cm)" svg:viewBox="0 0 375 1000" svg:d="M0 1000c20 0 40 0 60 0 105-333 210-667 315-1000-20 0-39 0-58 0-106 333-211 667-317 1000z">
            <text:p/>
          </draw:path>
          <draw:path draw:style-name="gr176" draw:text-style-name="P66" draw:layer="layout" svg:width="0.383cm" svg:height="0.516cm" draw:transform="rotate (0.436332312998582) translate (12.6456545478899cm 9.07480818288813cm)" svg:viewBox="0 0 384 517" svg:d="M384 338c0-33-9-57-31-78-27-27-63-39-154-58-87-15-117-36-117-87 0-52 39-82 102-82 73 0 124 36 124 88 0 8 0 16 0 24 10 0 20 0 30 0 3-60 3-88 6-121-57-18-93-24-139-24-120 0-196 57-196 151 0 51 21 88 73 112 27 12 84 27 157 45 45 9 66 30 66 73 0 57-54 96-127 96-78 0-133-36-133-90 0-14 0-28 0-43-11 0-22 0-33 0 0 73-3 106-12 148 54 19 97 25 145 25 139 0 239-73 239-179z">
            <text:p/>
          </draw:path>
        </draw:g>
        <presentation:notes draw:style-name="dp2">
          <draw:page-thumbnail draw:style-name="gr7" draw:layer="layout" svg:width="21.219cm" svg:height="10.476cm" svg:x="0.185cm" svg:y="2.123cm" draw:page-number="68" presentation:class="page"/>
          <draw:frame presentation:style-name="pr1" draw:text-style-name="P7" draw:layer="layout" svg:width="16.771cm" svg:height="12.572cm" svg:x="2.409cm" svg:y="13.271cm" presentation:class="notes" presentation:placeholder="true">
            <draw:text-box/>
          </draw:frame>
        </presentation:notes>
      </draw:page>
      <draw:page draw:name="page69" draw:style-name="dp1" draw:master-page-name="Default">
        <office:forms form:automatic-focus="false" form:apply-design-mode="false"/>
        <draw:frame draw:style-name="gr8" draw:text-style-name="P1" draw:layer="layout" svg:width="10.41cm" svg:height="16.312cm" svg:x="9.455cm" svg:y="2.645cm">
          <draw:image xlink:href="Pictures/1000000000000078000000BCFA968D18.png" xlink:type="simple" xlink:show="embed" xlink:actuate="onLoad" draw:mime-type="image/png">
            <text:p/>
          </draw:image>
        </draw:frame>
        <draw:custom-shape draw:style-name="gr356" draw:text-style-name="P144" draw:layer="layout" svg:width="5.021cm" svg:height="1.068cm" svg:x="18.659cm" svg:y="7.6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69" presentation:class="page"/>
          <draw:frame presentation:style-name="pr1" draw:text-style-name="P7" draw:layer="layout" svg:width="16.771cm" svg:height="12.572cm" svg:x="2.409cm" svg:y="13.271cm" presentation:class="notes" presentation:placeholder="true">
            <draw:text-box/>
          </draw:frame>
        </presentation:notes>
      </draw:page>
      <draw:page draw:name="page70"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g draw:style-name="gr143">
          <draw:custom-shape draw:style-name="gr357" draw:text-style-name="P21" draw:layer="layout" svg:width="2.625cm" svg:height="1.259cm" svg:x="16.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7" draw:text-style-name="P21" draw:layer="layout" svg:width="2.625cm" svg:height="1.259cm" svg:x="13.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7" draw:text-style-name="P21" draw:layer="layout" svg:width="2.625cm" svg:height="1.259cm" svg:x="10.602cm" svg:y="9.283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58" draw:text-style-name="P34" draw:layer="layout" svg:width="6.919cm" svg:height="0.463cm" svg:x="11.454cm" svg:y="8.322cm" svg:viewBox="0 0 6920 464" svg:d="M0 464c0 0 709-464 3059-464 2349 0 3861 427 3861 427">
          <text:p/>
        </draw:path>
        <draw:g draw:style-name="gr143">
          <draw:custom-shape draw:style-name="gr359" draw:text-style-name="P108" draw:layer="layout" svg:width="2.625cm" svg:height="1.259cm" svg:x="8.945cm" svg:y="11.61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9" draw:text-style-name="P108" draw:layer="layout" svg:width="2.625cm" svg:height="1.259cm" svg:x="11.945cm" svg:y="11.61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9" draw:text-style-name="P108" draw:layer="layout" svg:width="2.625cm" svg:height="1.259cm" svg:x="14.945cm" svg:y="11.61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58" draw:text-style-name="P34" draw:layer="layout" svg:width="6.919cm" svg:height="0.463cm" draw:transform="rotate (-3.14159265358979) translate (16.774cm 13.893cm)" svg:viewBox="0 0 6920 464" svg:d="M0 464c0 0 709-464 3059-464 2349 0 3861 427 3861 427">
          <text:p/>
        </draw:path>
        <presentation:notes draw:style-name="dp2">
          <draw:page-thumbnail draw:style-name="gr7" draw:layer="layout" svg:width="21.219cm" svg:height="10.476cm" svg:x="0.185cm" svg:y="2.123cm" draw:page-number="70" presentation:class="page"/>
          <draw:frame presentation:style-name="pr1" draw:text-style-name="P7" draw:layer="layout" svg:width="16.771cm" svg:height="12.572cm" svg:x="2.409cm" svg:y="13.271cm" presentation:class="notes" presentation:placeholder="true">
            <draw:text-box/>
          </draw:frame>
        </presentation:notes>
      </draw:page>
      <draw:page draw:name="page71" draw:style-name="dp1" draw:master-page-name="Default">
        <office:forms form:automatic-focus="false" form:apply-design-mode="false"/>
        <draw:frame draw:style-name="gr8" draw:text-style-name="P1" draw:layer="layout" svg:width="15.195cm" svg:height="9.057cm" svg:x="3.701cm" svg:y="6.664cm">
          <draw:image xlink:href="Pictures/100000000000003E00000025F0E843D3.png" xlink:type="simple" xlink:show="embed" xlink:actuate="onLoad" draw:mime-type="image/png">
            <text:p/>
          </draw:image>
        </draw:frame>
        <draw:custom-shape draw:style-name="gr360" draw:text-style-name="P21" draw:layer="layout" svg:width="3.171cm" svg:height="1.521cm" svg:x="14.534cm" svg:y="10.23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1" draw:text-style-name="P108" draw:layer="layout" svg:width="3.171cm" svg:height="1.521cm" svg:x="10.345cm" svg:y="10.577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62" draw:text-style-name="P1" draw:layer="layout" svg:x1="14.154cm" svg:y1="16.526cm" svg:x2="14.154cm" svg:y2="5.644cm">
          <text:p/>
        </draw:line>
        <presentation:notes draw:style-name="dp2">
          <draw:page-thumbnail draw:style-name="gr7" draw:layer="layout" svg:width="21.219cm" svg:height="10.476cm" svg:x="0.185cm" svg:y="2.123cm" draw:page-number="71" presentation:class="page"/>
          <draw:frame presentation:style-name="pr1" draw:text-style-name="P7" draw:layer="layout" svg:width="16.771cm" svg:height="12.572cm" svg:x="2.409cm" svg:y="13.271cm" presentation:class="notes" presentation:placeholder="true">
            <draw:text-box/>
          </draw:frame>
        </presentation:notes>
      </draw:page>
      <draw:page draw:name="page72" draw:style-name="dp1" draw:master-page-name="Default">
        <office:forms form:automatic-focus="false" form:apply-design-mode="false"/>
        <draw:frame draw:style-name="gr8" draw:text-style-name="P1" draw:layer="layout" svg:width="23.679cm" svg:height="11.164cm" svg:x="3.512cm" svg:y="5.076cm">
          <draw:image xlink:href="Pictures/10000000000006FE0000034CA06E5D38.png" xlink:type="simple" xlink:show="embed" xlink:actuate="onLoad" draw:mime-type="image/png">
            <text:p/>
          </draw:image>
        </draw:frame>
        <draw:custom-shape draw:style-name="gr363" draw:text-style-name="P144" draw:layer="layout" svg:width="8.929cm" svg:height="1.899cm" svg:x="11.775cm" svg:y="8.156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7" draw:layer="layout" svg:width="21.219cm" svg:height="10.476cm" svg:x="0.185cm" svg:y="2.123cm" draw:page-number="72" presentation:class="page"/>
          <draw:frame presentation:style-name="pr1" draw:text-style-name="P3" draw:layer="layout" svg:width="16.771cm" svg:height="12.572cm" svg:x="2.409cm" svg:y="13.271cm" presentation:class="notes" presentation:placeholder="true">
            <draw:text-box/>
          </draw:frame>
        </presentation:notes>
      </draw:page>
      <draw:page draw:name="page73"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143">
          <draw:custom-shape draw:style-name="gr359" draw:text-style-name="P108" draw:layer="layout" svg:width="2.625cm" svg:height="1.259cm" svg:x="11.34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9" draw:text-style-name="P108" draw:layer="layout" svg:width="2.625cm" svg:height="1.259cm" svg:x="14.34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9" draw:text-style-name="P108" draw:layer="layout" svg:width="2.625cm" svg:height="1.259cm" svg:x="17.34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58" draw:text-style-name="P34" draw:layer="layout" svg:width="6.919cm" svg:height="0.463cm" svg:x="12.254cm" svg:y="0.523cm" svg:viewBox="0 0 6920 464" svg:d="M0 464c0 0 709-464 3059-464 2349 0 3861 427 3861 427">
          <text:p/>
        </draw:path>
        <draw:g draw:style-name="gr143">
          <draw:custom-shape draw:style-name="gr357" draw:text-style-name="P21" draw:layer="layout" svg:width="2.625cm" svg:height="1.259cm" svg:x="19.301cm" svg:y="3.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7" draw:text-style-name="P21" draw:layer="layout" svg:width="2.625cm" svg:height="1.259cm" svg:x="16.301cm" svg:y="3.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7" draw:text-style-name="P21" draw:layer="layout" svg:width="2.625cm" svg:height="1.259cm" svg:x="13.301cm" svg:y="3.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58" draw:text-style-name="P34" draw:layer="layout" svg:width="6.919cm" svg:height="0.463cm" draw:transform="rotate (-3.14159265358979) translate (21.074cm 6.094cm)" svg:viewBox="0 0 6920 464" svg:d="M0 464c0 0 709-464 3059-464 2349 0 3861 427 3861 427">
          <text:p/>
        </draw:path>
        <draw:custom-shape draw:style-name="gr357" draw:text-style-name="P21" draw:layer="layout" svg:width="2.625cm" svg:height="1.259cm" svg:x="16.344cm" svg:y="11.0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9" draw:text-style-name="P108" draw:layer="layout" svg:width="2.625cm" svg:height="1.259cm" svg:x="13.001cm" svg:y="10.0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11" draw:text-style-name="P1" draw:layer="layout" svg:x1="15.997cm" svg:y1="13.898cm" svg:x2="15.997cm" svg:y2="8.967cm">
          <text:p/>
        </draw:line>
        <presentation:notes draw:style-name="dp2">
          <draw:page-thumbnail draw:style-name="gr7" draw:layer="layout" svg:width="21.219cm" svg:height="10.476cm" svg:x="0.185cm" svg:y="2.123cm" draw:page-number="73" presentation:class="page"/>
          <draw:frame presentation:style-name="pr1" draw:text-style-name="P3" draw:layer="layout" svg:width="16.771cm" svg:height="12.572cm" svg:x="2.409cm" svg:y="13.271cm" presentation:class="notes" presentation:placeholder="true">
            <draw:text-box/>
          </draw:frame>
        </presentation:notes>
      </draw:page>
      <draw:page draw:name="page74" draw:style-name="dp1" draw:master-page-name="Default">
        <office:forms form:automatic-focus="false" form:apply-design-mode="false"/>
        <draw:frame draw:style-name="gr8" draw:text-style-name="P1" draw:layer="layout" svg:width="17.484cm" svg:height="6.323cm" svg:x="6.871cm" svg:y="7.72cm">
          <draw:image xlink:href="Pictures/1000000000000548000001E94DFFFB38.png" xlink:type="simple" xlink:show="embed" xlink:actuate="onLoad" draw:mime-type="image/png">
            <text:p/>
          </draw:image>
        </draw:frame>
        <draw:g draw:style-name="gr143">
          <draw:custom-shape draw:style-name="gr359" draw:text-style-name="P108" draw:layer="layout" svg:width="2.625cm" svg:height="1.259cm" svg:x="11.34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9" draw:text-style-name="P108" draw:layer="layout" svg:width="2.625cm" svg:height="1.259cm" svg:x="14.34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9" draw:text-style-name="P108" draw:layer="layout" svg:width="2.625cm" svg:height="1.259cm" svg:x="17.344cm" svg:y="1.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58" draw:text-style-name="P34" draw:layer="layout" svg:width="6.919cm" svg:height="0.463cm" svg:x="12.254cm" svg:y="0.523cm" svg:viewBox="0 0 6920 464" svg:d="M0 464c0 0 709-464 3059-464 2349 0 3861 427 3861 427">
          <text:p/>
        </draw:path>
        <draw:g draw:style-name="gr143">
          <draw:custom-shape draw:style-name="gr357" draw:text-style-name="P21" draw:layer="layout" svg:width="2.625cm" svg:height="1.259cm" svg:x="19.301cm" svg:y="3.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7" draw:text-style-name="P21" draw:layer="layout" svg:width="2.625cm" svg:height="1.259cm" svg:x="16.301cm" svg:y="3.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7" draw:text-style-name="P21" draw:layer="layout" svg:width="2.625cm" svg:height="1.259cm" svg:x="13.301cm" svg:y="3.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58" draw:text-style-name="P34" draw:layer="layout" svg:width="6.919cm" svg:height="0.463cm" draw:transform="rotate (-3.14159265358979) translate (21.074cm 6.094cm)" svg:viewBox="0 0 6920 464" svg:d="M0 464c0 0 709-464 3059-464 2349 0 3861 427 3861 427">
          <text:p/>
        </draw:path>
        <draw:g draw:style-name="gr143">
          <draw:custom-shape draw:style-name="gr357" draw:text-style-name="P21" draw:layer="layout" svg:width="2.625cm" svg:height="1.259cm" svg:x="11.44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7" draw:text-style-name="P21" draw:layer="layout" svg:width="2.625cm" svg:height="1.259cm" svg:x="14.44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7" draw:text-style-name="P21" draw:layer="layout" svg:width="2.625cm" svg:height="1.259cm" svg:x="17.444cm" svg:y="9.4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58" draw:text-style-name="P34" draw:layer="layout" svg:width="6.919cm" svg:height="0.463cm" svg:x="12.354cm" svg:y="8.523cm" svg:viewBox="0 0 6920 464" svg:d="M0 464c0 0 709-464 3059-464 2349 0 3861 427 3861 427">
          <text:p/>
        </draw:path>
        <draw:g draw:style-name="gr143">
          <draw:custom-shape draw:style-name="gr359" draw:text-style-name="P108" draw:layer="layout" svg:width="2.625cm" svg:height="1.259cm" svg:x="15.901cm" svg:y="11.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9" draw:text-style-name="P108" draw:layer="layout" svg:width="2.625cm" svg:height="1.259cm" svg:x="12.901cm" svg:y="11.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9" draw:text-style-name="P108" draw:layer="layout" svg:width="2.625cm" svg:height="1.259cm" svg:x="9.901cm" svg:y="11.817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58" draw:text-style-name="P34" draw:layer="layout" svg:width="6.919cm" svg:height="0.463cm" draw:transform="rotate (-3.14159265358979) translate (17.674cm 14.094cm)" svg:viewBox="0 0 6920 464" svg:d="M0 464c0 0 709-464 3059-464 2349 0 3861 427 3861 427">
          <text:p/>
        </draw:path>
        <presentation:notes draw:style-name="dp2">
          <draw:page-thumbnail draw:style-name="gr7" draw:layer="layout" svg:width="21.219cm" svg:height="10.476cm" svg:x="0.185cm" svg:y="2.123cm" draw:page-number="74" presentation:class="page"/>
          <draw:frame presentation:style-name="pr1" draw:text-style-name="P7" draw:layer="layout" svg:width="16.771cm" svg:height="12.572cm" svg:x="2.409cm" svg:y="13.271cm" presentation:class="notes" presentation:placeholder="true">
            <draw:text-box/>
          </draw:frame>
        </presentation:notes>
      </draw:page>
      <draw:page draw:name="page75"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364" draw:text-style-name="P145" draw:layer="layout" svg:width="14.083cm" svg:height="2.414cm" svg:x="6.273cm" svg:y="11.988cm">
          <text:p/>
          <draw:enhanced-geometry svg:viewBox="0 0 21600 21600" draw:type="rectangle" draw:enhanced-path="M 0 0 L 21600 0 21600 21600 0 21600 0 0 Z N"/>
        </draw:custom-shape>
        <draw:g draw:style-name="gr143">
          <draw:custom-shape draw:style-name="gr365" draw:text-style-name="P108" draw:layer="layout" svg:width="2.5cm" svg:height="0.819cm" svg:x="17.512cm" svg:y="10.281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5" draw:text-style-name="P108" draw:layer="layout" svg:width="2.5cm" svg:height="0.819cm" svg:x="17.512cm" svg:y="11.515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5" draw:text-style-name="P108" draw:layer="layout" svg:width="2.5cm" svg:height="0.819cm" svg:x="17.512cm" svg:y="12.75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66" draw:text-style-name="P34" draw:layer="layout" svg:width="3.973cm" svg:height="0.463cm" draw:transform="rotate (1.5707963267949) translate (16.902cm 13.97cm)" svg:viewBox="0 0 3974 464" svg:d="M0 464c0 0 407-464 1757-464 1349 0 2217 427 2217 427">
          <text:p/>
        </draw:path>
        <draw:g draw:style-name="gr143">
          <draw:custom-shape draw:style-name="gr367" draw:text-style-name="P21" draw:layer="layout" svg:width="2.5cm" svg:height="0.819cm" svg:x="12.763cm" svg:y="12.809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7" draw:text-style-name="P21" draw:layer="layout" svg:width="2.5cm" svg:height="0.819cm" svg:x="12.763cm" svg:y="11.575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7" draw:text-style-name="P21" draw:layer="layout" svg:width="2.5cm" svg:height="0.819cm" svg:x="12.763cm" svg:y="10.338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66" draw:text-style-name="P34" draw:layer="layout" svg:width="3.973cm" svg:height="0.463cm" draw:transform="rotate (-1.5707963267949) translate (15.873cm 9.996cm)" svg:viewBox="0 0 3974 464" svg:d="M0 464c0 0 407-464 1757-464 1349 0 2217 427 2217 427">
          <text:p/>
        </draw:path>
        <presentation:notes draw:style-name="dp2">
          <draw:page-thumbnail draw:style-name="gr7" draw:layer="layout" svg:width="21.219cm" svg:height="10.476cm" svg:x="0.185cm" svg:y="2.123cm" draw:page-number="75" presentation:class="page"/>
          <draw:frame presentation:style-name="pr1" draw:text-style-name="P7" draw:layer="layout" svg:width="16.771cm" svg:height="12.572cm" svg:x="2.409cm" svg:y="13.271cm" presentation:class="notes" presentation:placeholder="true">
            <draw:text-box/>
          </draw:frame>
        </presentation:notes>
      </draw:page>
      <draw:page draw:name="page76" draw:style-name="dp1" draw:master-page-name="Default">
        <office:forms form:automatic-focus="false" form:apply-design-mode="false"/>
        <draw:frame draw:style-name="gr8" draw:text-style-name="P146" draw:layer="layout" svg:width="10.84cm" svg:height="7.31cm" svg:x="7.494cm" svg:y="5.176cm">
          <draw:image xlink:href="Pictures/1000000100000134000000D0096F4A01.png" xlink:type="simple" xlink:show="embed" xlink:actuate="onLoad" draw:mime-type="image/png">
            <text:p/>
          </draw:image>
        </draw:frame>
        <draw:custom-shape draw:style-name="gr364" draw:text-style-name="P147" draw:layer="layout" svg:width="14.083cm" svg:height="2.414cm" svg:x="6.273cm" svg:y="11.988cm">
          <text:p/>
          <draw:enhanced-geometry svg:viewBox="0 0 21600 21600" draw:type="rectangle" draw:enhanced-path="M 0 0 L 21600 0 21600 21600 0 21600 0 0 Z N"/>
        </draw:custom-shape>
        <draw:custom-shape draw:style-name="gr368" draw:text-style-name="P148"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9" draw:text-style-name="P149"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70" draw:text-style-name="P146" draw:layer="layout" svg:x1="12.002cm" svg:y1="11.986cm" svg:x2="20.26cm" svg:y2="11.986cm">
          <text:p/>
        </draw:line>
        <presentation:notes draw:style-name="dp2">
          <draw:page-thumbnail draw:style-name="gr7" draw:layer="layout" svg:width="21.219cm" svg:height="10.476cm" svg:x="0.185cm" svg:y="2.123cm" draw:page-number="76" presentation:class="page"/>
          <draw:frame presentation:style-name="pr1" draw:text-style-name="P7" draw:layer="layout" svg:width="16.771cm" svg:height="12.572cm" svg:x="2.409cm" svg:y="13.271cm" presentation:class="notes" presentation:placeholder="true">
            <draw:text-box/>
          </draw:frame>
        </presentation:notes>
      </draw:page>
      <draw:page draw:name="page77" draw:style-name="dp1" draw:master-page-name="Default">
        <office:forms form:automatic-focus="false" form:apply-design-mode="false"/>
        <draw:frame draw:style-name="gr8" draw:text-style-name="P1" draw:layer="layout" svg:width="10.84cm" svg:height="7.31cm" svg:x="7.494cm" svg:y="5.176cm">
          <draw:image xlink:href="Pictures/1000000100000134000000D0096F4A01.png" xlink:type="simple" xlink:show="embed" xlink:actuate="onLoad" draw:mime-type="image/png">
            <text:p/>
          </draw:image>
        </draw:frame>
        <draw:custom-shape draw:style-name="gr364" draw:text-style-name="P145" draw:layer="layout" svg:width="14.083cm" svg:height="2.414cm" svg:x="6.273cm" svg:y="11.988cm">
          <text:p/>
          <draw:enhanced-geometry svg:viewBox="0 0 21600 21600" draw:type="rectangle" draw:enhanced-path="M 0 0 L 21600 0 21600 21600 0 21600 0 0 Z N"/>
        </draw:custom-shape>
        <draw:custom-shape draw:style-name="gr368" draw:text-style-name="P108" draw:layer="layout" svg:width="4.712cm" svg:height="1.544cm" svg:x="15.775cm" svg:y="10.114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9" draw:text-style-name="P21" draw:layer="layout" svg:width="4.712cm" svg:height="1.544cm" svg:x="11.775cm" svg:y="12.31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70" draw:text-style-name="P1" draw:layer="layout" svg:x1="12.002cm" svg:y1="11.986cm" svg:x2="20.26cm" svg:y2="11.986cm">
          <text:p/>
        </draw:line>
        <presentation:notes draw:style-name="dp2">
          <draw:page-thumbnail draw:style-name="gr7" draw:layer="layout" svg:width="21.219cm" svg:height="10.476cm" svg:x="0.185cm" svg:y="2.123cm" draw:page-number="77" presentation:class="page"/>
          <draw:frame presentation:style-name="pr1" draw:text-style-name="P3" draw:layer="layout" svg:width="16.771cm" svg:height="12.572cm" svg:x="2.409cm" svg:y="13.271cm" presentation:class="notes" presentation:placeholder="true">
            <draw:text-box/>
          </draw:frame>
        </presentation:notes>
      </draw:page>
      <draw:page draw:name="page78" draw:style-name="dp1" draw:master-page-name="Default">
        <office:forms form:automatic-focus="false" form:apply-design-mode="false"/>
        <draw:g draw:style-name="gr143">
          <draw:line draw:style-name="gr371" draw:text-style-name="P1" draw:layer="layout" svg:x1="5.142cm" svg:y1="0.308cm" svg:x2="5.142cm" svg:y2="11.212cm">
            <text:p/>
          </draw:line>
          <draw:path draw:style-name="gr372" draw:text-style-name="P34" draw:layer="layout" svg:width="7.831cm" svg:height="0.463cm" draw:transform="rotate (-3.14159265358979) translate (9.058cm 4.697cm)" svg:viewBox="0 0 7832 464" svg:d="M7832 464c0 0-803-464-3462-464s-4370 427-4370 427">
            <text:p/>
          </draw:path>
          <draw:g draw:style-name="gr143">
            <draw:custom-shape draw:style-name="gr373" draw:text-style-name="P150" draw:layer="layout" svg:width="2.625cm" svg:height="1.259cm" svg:x="0.77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3" draw:text-style-name="P150" draw:layer="layout" svg:width="2.625cm" svg:height="1.259cm" svg:x="3.77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3" draw:text-style-name="P150" draw:layer="layout" svg:width="2.625cm" svg:height="1.259cm" svg:x="6.773cm" svg:y="2.784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74" draw:text-style-name="P151" draw:layer="layout" svg:width="7.831cm" svg:height="0.463cm" svg:x="1.226cm" svg:y="6.823cm" svg:viewBox="0 0 7832 464" svg:d="M7832 464c0 0-803-464-3462-464s-4370 427-4370 427">
            <text:p/>
          </draw:path>
          <draw:g draw:style-name="gr143">
            <draw:custom-shape draw:style-name="gr375" draw:text-style-name="P152" draw:layer="layout" svg:width="2.625cm" svg:height="1.259cm" svg:x="6.83cm" svg:y="7.4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5" draw:text-style-name="P152" draw:layer="layout" svg:width="2.625cm" svg:height="1.259cm" svg:x="3.83cm" svg:y="7.4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5" draw:text-style-name="P152" draw:layer="layout" svg:width="2.625cm" svg:height="1.259cm" svg:x="0.83cm" svg:y="7.4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143">
          <draw:line draw:style-name="gr371" draw:text-style-name="P1" draw:layer="layout" svg:x1="16.191cm" svg:y1="0.236cm" svg:x2="16.191cm" svg:y2="11.14cm">
            <text:p/>
          </draw:line>
          <draw:path draw:style-name="gr372" draw:text-style-name="P34" draw:layer="layout" svg:width="7.831cm" svg:height="0.463cm" draw:transform="rotate (-3.14159265358979) translate (20.107cm 4.625cm)" svg:viewBox="0 0 7832 464" svg:d="M7832 464c0 0-803-464-3462-464s-4370 427-4370 427">
            <text:p/>
          </draw:path>
          <draw:g draw:style-name="gr143">
            <draw:custom-shape draw:style-name="gr373" draw:text-style-name="P150" draw:layer="layout" svg:width="2.625cm" svg:height="1.259cm" svg:x="17.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3" draw:text-style-name="P150" draw:layer="layout" svg:width="2.625cm" svg:height="1.259cm" svg:x="14.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3" draw:text-style-name="P150" draw:layer="layout" svg:width="2.625cm" svg:height="1.259cm" svg:x="11.878cm" svg:y="2.712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74" draw:text-style-name="P151" draw:layer="layout" svg:width="7.831cm" svg:height="0.463cm" svg:x="12.275cm" svg:y="6.751cm" svg:viewBox="0 0 7832 464" svg:d="M7832 464c0 0-803-464-3462-464s-4370 427-4370 427">
            <text:p/>
          </draw:path>
          <draw:g draw:style-name="gr143">
            <draw:custom-shape draw:style-name="gr375" draw:text-style-name="P152" draw:layer="layout" svg:width="2.625cm" svg:height="1.259cm" svg:x="11.821cm" svg:y="7.34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5" draw:text-style-name="P152" draw:layer="layout" svg:width="2.625cm" svg:height="1.259cm" svg:x="14.821cm" svg:y="7.34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5" draw:text-style-name="P152" draw:layer="layout" svg:width="2.625cm" svg:height="1.259cm" svg:x="17.821cm" svg:y="7.34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g draw:style-name="gr143">
          <draw:line draw:style-name="gr371" draw:text-style-name="P1" draw:layer="layout" svg:x1="24.391cm" svg:y1="9.036cm" svg:x2="24.391cm" svg:y2="19.94cm">
            <text:p/>
          </draw:line>
          <draw:path draw:style-name="gr372" draw:text-style-name="P34" draw:layer="layout" svg:width="7.831cm" svg:height="0.463cm" draw:transform="rotate (-3.14159265358979) translate (28.307cm 13.425cm)" svg:viewBox="0 0 7832 464" svg:d="M7832 464c0 0-803-464-3462-464s-4370 427-4370 427">
            <text:p/>
          </draw:path>
          <draw:g draw:style-name="gr143">
            <draw:custom-shape draw:style-name="gr373" draw:text-style-name="P150" draw:layer="layout" svg:width="2.625cm" svg:height="1.259cm" draw:transform="rotate (1.5707963267949) translate (25.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3" draw:text-style-name="P150" draw:layer="layout" svg:width="2.625cm" svg:height="1.259cm" draw:transform="rotate (1.5707963267949) translate (23.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3" draw:text-style-name="P150" draw:layer="layout" svg:width="2.625cm" svg:height="1.259cm" draw:transform="rotate (1.5707963267949) translate (21.761cm 13.05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74" draw:text-style-name="P151" draw:layer="layout" svg:width="7.831cm" svg:height="0.463cm" svg:x="20.475cm" svg:y="15.551cm" svg:viewBox="0 0 7832 464" svg:d="M7832 464c0 0-803-464-3462-464s-4370 427-4370 427">
            <text:p/>
          </draw:path>
          <draw:g draw:style-name="gr143">
            <draw:custom-shape draw:style-name="gr375" draw:text-style-name="P152" draw:layer="layout" svg:width="2.625cm" svg:height="1.259cm" draw:transform="rotate (1.5707963267949) translate (21.704cm 18.48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5" draw:text-style-name="P152" draw:layer="layout" svg:width="2.625cm" svg:height="1.259cm" draw:transform="rotate (1.5707963267949) translate (23.704cm 18.48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5" draw:text-style-name="P152" draw:layer="layout" svg:width="2.625cm" svg:height="1.259cm" draw:transform="rotate (1.5707963267949) translate (25.704cm 18.489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frame draw:style-name="gr376" draw:text-style-name="P153" draw:layer="layout" svg:width="1.563cm" svg:height="1.733cm" svg:x="0.63cm" svg:y="4.894cm">
          <draw:text-box>
            <text:p><text:span text:style-name="T98">A</text:span></text:p>
          </draw:text-box>
        </draw:frame>
        <draw:frame draw:style-name="gr377" draw:text-style-name="P153" draw:layer="layout" svg:width="1.408cm" svg:height="1.733cm" svg:x="8.371cm" svg:y="4.894cm">
          <draw:text-box>
            <text:p><text:span text:style-name="T98">B</text:span></text:p>
          </draw:text-box>
        </draw:frame>
        <draw:g draw:style-name="gr5">
          <draw:frame draw:style-name="gr376" draw:text-style-name="P153" draw:layer="layout" svg:width="1.563cm" svg:height="1.733cm" svg:x="11.631cm" svg:y="4.822cm">
            <draw:text-box>
              <text:p><text:span text:style-name="T98">A</text:span></text:p>
            </draw:text-box>
          </draw:frame>
          <draw:frame draw:style-name="gr377" draw:text-style-name="P153" draw:layer="layout" svg:width="1.408cm" svg:height="1.733cm" svg:x="19.372cm" svg:y="4.822cm">
            <draw:text-box>
              <text:p><text:span text:style-name="T98">B</text:span></text:p>
            </draw:text-box>
          </draw:frame>
        </draw:g>
        <draw:g draw:style-name="gr5">
          <draw:frame draw:style-name="gr376" draw:text-style-name="P153" draw:layer="layout" svg:width="1.563cm" svg:height="1.733cm" svg:x="19.732cm" svg:y="13.622cm">
            <draw:text-box>
              <text:p><text:span text:style-name="T98">A</text:span></text:p>
            </draw:text-box>
          </draw:frame>
          <draw:frame draw:style-name="gr377" draw:text-style-name="P153" draw:layer="layout" svg:width="1.408cm" svg:height="1.733cm" svg:x="27.473cm" svg:y="13.622cm">
            <draw:text-box>
              <text:p><text:span text:style-name="T98">B</text:span></text:p>
            </draw:text-box>
          </draw:frame>
        </draw:g>
        <presentation:notes draw:style-name="dp2">
          <draw:page-thumbnail draw:style-name="gr7" draw:layer="layout" svg:width="21.219cm" svg:height="10.476cm" svg:x="0.185cm" svg:y="2.123cm" draw:page-number="78" presentation:class="page"/>
          <draw:frame presentation:style-name="pr1" draw:text-style-name="P7" draw:layer="layout" svg:width="16.771cm" svg:height="12.572cm" svg:x="2.409cm" svg:y="13.271cm" presentation:class="notes" presentation:placeholder="true">
            <draw:text-box/>
          </draw:frame>
        </presentation:notes>
      </draw:page>
      <draw:page draw:name="page79" draw:style-name="dp1" draw:master-page-name="Default">
        <office:forms form:automatic-focus="false" form:apply-design-mode="false"/>
        <draw:line draw:style-name="gr371" draw:text-style-name="P1" draw:layer="layout" svg:x1="5.41cm" svg:y1="0.306cm" svg:x2="5.41cm" svg:y2="8.247cm">
          <text:p/>
        </draw:line>
        <draw:custom-shape draw:style-name="gr378" draw:text-style-name="P154" draw:layer="layout" svg:width="2.625cm" svg:height="1.259cm" svg:x="5.843cm" svg:y="3.447cm">
          <text:p/>
          <draw:enhanced-geometry svg:viewBox="0 0 21600 21600" draw:mirror-horizont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9" draw:text-style-name="P155" draw:layer="layout" svg:width="2.625cm" svg:height="1.259cm" svg:x="2.298cm" svg:y="3.792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0" draw:text-style-name="P153" draw:layer="layout" svg:width="1.573cm" svg:height="1.733cm" svg:x="3.629cm" svg:y="0.306cm">
          <draw:text-box>
            <text:p><text:span text:style-name="T98">A</text:span></text:p>
          </draw:text-box>
        </draw:frame>
        <draw:frame draw:style-name="gr377" draw:text-style-name="P153" draw:layer="layout" svg:width="1.408cm" svg:height="1.733cm" svg:x="5.706cm" svg:y="0.306cm">
          <draw:text-box>
            <text:p><text:span text:style-name="T98">B</text:span></text:p>
          </draw:text-box>
        </draw:frame>
        <draw:line draw:style-name="gr371" draw:text-style-name="P1" draw:layer="layout" svg:x1="5.41cm" svg:y1="11.307cm" svg:x2="5.41cm" svg:y2="19.248cm">
          <text:p/>
        </draw:line>
        <draw:custom-shape draw:style-name="gr378" draw:text-style-name="P154" draw:layer="layout" svg:width="2.625cm" svg:height="1.259cm" svg:x="5.897cm" svg:y="14.448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9" draw:text-style-name="P155" draw:layer="layout" svg:width="2.625cm" svg:height="1.259cm" svg:x="2.242cm" svg:y="14.793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0" draw:text-style-name="P153" draw:layer="layout" svg:width="1.573cm" svg:height="1.733cm" svg:x="3.629cm" svg:y="11.307cm">
          <draw:text-box>
            <text:p><text:span text:style-name="T98">A</text:span></text:p>
          </draw:text-box>
        </draw:frame>
        <draw:frame draw:style-name="gr377" draw:text-style-name="P153" draw:layer="layout" svg:width="1.408cm" svg:height="1.733cm" svg:x="5.706cm" svg:y="11.307cm">
          <draw:text-box>
            <text:p><text:span text:style-name="T98">B</text:span></text:p>
          </draw:text-box>
        </draw:frame>
        <draw:line draw:style-name="gr371" draw:text-style-name="P1" draw:layer="layout" svg:x1="11.41cm" svg:y1="6.308cm" svg:x2="11.41cm" svg:y2="14.249cm">
          <text:p/>
        </draw:line>
        <draw:custom-shape draw:style-name="gr378" draw:text-style-name="P154" draw:layer="layout" svg:width="2.625cm" svg:height="1.259cm" draw:transform="rotate (1.5707963267949) translate (11.98cm 11.39cm)">
          <text:p/>
          <draw:enhanced-geometry svg:viewBox="0 0 21600 21600" draw:mirror-horizont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9" draw:text-style-name="P155" draw:layer="layout" svg:width="2.625cm" svg:height="1.259cm" draw:transform="rotate (1.5707963267949) translate (9.525cm 11.73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0" draw:text-style-name="P153" draw:layer="layout" svg:width="1.573cm" svg:height="1.733cm" svg:x="9.629cm" svg:y="6.308cm">
          <draw:text-box>
            <text:p><text:span text:style-name="T98">A</text:span></text:p>
          </draw:text-box>
        </draw:frame>
        <draw:frame draw:style-name="gr377" draw:text-style-name="P153" draw:layer="layout" svg:width="1.408cm" svg:height="1.733cm" svg:x="11.706cm" svg:y="6.308cm">
          <draw:text-box>
            <text:p><text:span text:style-name="T98">B</text:span></text:p>
          </draw:text-box>
        </draw:frame>
        <draw:line draw:style-name="gr371" draw:text-style-name="P1" draw:layer="layout" svg:x1="21.44cm" svg:y1="4.277cm" svg:x2="29.381cm" svg:y2="4.277cm">
          <text:p/>
        </draw:line>
        <draw:custom-shape draw:style-name="gr378" draw:text-style-name="P154" draw:layer="layout" svg:width="2.625cm" svg:height="1.259cm" draw:transform="rotate (-1.5707963267949) translate (25.785cm 1.164cm)">
          <text:p/>
          <draw:enhanced-geometry svg:viewBox="0 0 21600 21600" draw:mirror-horizontal="tru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9" draw:text-style-name="P155" draw:layer="layout" svg:width="2.625cm" svg:height="1.259cm" draw:transform="rotate (-1.5707963267949) translate (26.24cm 4.709cm)">
          <text:p/>
          <draw:enhanced-geometry svg:viewBox="0 0 21600 21600" draw:mirror-horizontal="fals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0" draw:text-style-name="P153" draw:layer="layout" svg:width="1.573cm" svg:height="1.733cm" svg:x="21.519cm" svg:y="4.405cm">
          <draw:text-box>
            <text:p><text:span text:style-name="T98">A</text:span></text:p>
          </draw:text-box>
        </draw:frame>
        <draw:frame draw:style-name="gr377" draw:text-style-name="P153" draw:layer="layout" svg:width="1.408cm" svg:height="1.733cm" svg:x="21.602cm" svg:y="2.611cm">
          <draw:text-box>
            <text:p><text:span text:style-name="T98">B</text:span></text:p>
          </draw:text-box>
        </draw:frame>
        <draw:line draw:style-name="gr371" draw:text-style-name="P1" draw:layer="layout" svg:x1="21.441cm" svg:y1="12.277cm" svg:x2="29.382cm" svg:y2="12.277cm">
          <text:p/>
        </draw:line>
        <draw:custom-shape draw:style-name="gr378" draw:text-style-name="P154" draw:layer="layout" svg:width="2.625cm" svg:height="1.259cm" draw:transform="rotate (-1.5707963267949) translate (25.786cm 9.108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9" draw:text-style-name="P155" draw:layer="layout" svg:width="2.625cm" svg:height="1.259cm" draw:transform="rotate (-1.5707963267949) translate (26.241cm 12.763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0" draw:text-style-name="P153" draw:layer="layout" svg:width="1.573cm" svg:height="1.733cm" svg:x="21.52cm" svg:y="12.405cm">
          <draw:text-box>
            <text:p><text:span text:style-name="T98">A</text:span></text:p>
          </draw:text-box>
        </draw:frame>
        <draw:frame draw:style-name="gr377" draw:text-style-name="P153" draw:layer="layout" svg:width="1.408cm" svg:height="1.733cm" svg:x="21.603cm" svg:y="10.611cm">
          <draw:text-box>
            <text:p><text:span text:style-name="T98">B</text:span></text:p>
          </draw:text-box>
        </draw:frame>
        <draw:line draw:style-name="gr371" draw:text-style-name="P1" draw:layer="layout" svg:x1="13.442cm" svg:y1="17.277cm" svg:x2="21.383cm" svg:y2="17.277cm">
          <text:p/>
        </draw:line>
        <draw:custom-shape draw:style-name="gr378" draw:text-style-name="P154" draw:layer="layout" svg:width="2.625cm" svg:height="1.259cm" draw:transform="rotate (-3.14159265358979) translate (18.469cm 16.6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9" draw:text-style-name="P155" draw:layer="layout" svg:width="2.625cm" svg:height="1.259cm" draw:transform="rotate (-3.14159265358979) translate (18.924cm 19.105cm)">
          <text:p/>
          <draw:enhanced-geometry svg:viewBox="0 0 21600 21600" draw:mirror-horizontal="false" draw:mirror-vertical="fals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80" draw:text-style-name="P153" draw:layer="layout" svg:width="1.573cm" svg:height="1.733cm" svg:x="13.521cm" svg:y="17.405cm">
          <draw:text-box>
            <text:p><text:span text:style-name="T98">A</text:span></text:p>
          </draw:text-box>
        </draw:frame>
        <draw:frame draw:style-name="gr377" draw:text-style-name="P153" draw:layer="layout" svg:width="1.408cm" svg:height="1.733cm" svg:x="13.604cm" svg:y="15.611cm">
          <draw:text-box>
            <text:p><text:span text:style-name="T98">B</text:span></text:p>
          </draw:text-box>
        </draw:frame>
        <presentation:notes draw:style-name="dp2">
          <draw:page-thumbnail draw:style-name="gr7" draw:layer="layout" svg:width="21.219cm" svg:height="10.476cm" svg:x="0.185cm" svg:y="2.123cm" draw:page-number="79" presentation:class="page"/>
          <draw:frame presentation:style-name="pr1" draw:text-style-name="P7" draw:layer="layout" svg:width="16.771cm" svg:height="12.572cm" svg:x="2.409cm" svg:y="13.271cm" presentation:class="notes" presentation:placeholder="true">
            <draw:text-box/>
          </draw:frame>
        </presentation:notes>
      </draw:page>
      <draw:page draw:name="page80" draw:style-name="dp1" draw:master-page-name="Default">
        <office:forms form:automatic-focus="false" form:apply-design-mode="false"/>
        <draw:line draw:style-name="gr311" draw:text-style-name="P1" draw:layer="layout" svg:x1="2.552cm" svg:y1="3.995cm" svg:x2="9.692cm" svg:y2="3.995cm">
          <text:p/>
        </draw:line>
        <draw:line draw:style-name="gr317" draw:text-style-name="P34" draw:layer="layout" svg:x1="5.65cm" svg:y1="6.665cm" svg:x2="7.996cm" svg:y2="4.32cm">
          <text:p/>
        </draw:line>
        <draw:line draw:style-name="gr381" draw:text-style-name="P34" draw:layer="layout" svg:x1="6.696cm" svg:y1="1.249cm" svg:x2="4.35cm" svg:y2="3.594cm">
          <text:p/>
        </draw:line>
        <draw:g draw:style-name="gr5">
          <draw:line draw:style-name="gr307" draw:text-style-name="P67" draw:layer="layout" svg:x1="1.693cm" svg:y1="7.668cm" svg:x2="3.442cm" svg:y2="7.668cm">
            <text:p/>
          </draw:line>
          <draw:line draw:style-name="gr308" draw:text-style-name="P67" draw:layer="layout" svg:x1="1.693cm" svg:y1="7.668cm" svg:x2="1.693cm" svg:y2="5.919cm">
            <text:p/>
          </draw:line>
          <draw:frame draw:style-name="gr309" draw:text-style-name="P125" draw:layer="layout" svg:width="0.559cm" svg:height="0.958cm" svg:x="0.899cm" svg:y="5.686cm">
            <draw:text-box>
              <text:p><text:span text:style-name="T83">y</text:span></text:p>
            </draw:text-box>
          </draw:frame>
          <draw:frame draw:style-name="gr310" draw:text-style-name="P125" draw:layer="layout" svg:width="0.559cm" svg:height="0.958cm" svg:x="2.774cm" svg:y="7.631cm">
            <draw:text-box>
              <text:p><text:span text:style-name="T83">x</text:span></text:p>
            </draw:text-box>
          </draw:frame>
        </draw:g>
        <draw:frame draw:style-name="gr382" draw:text-style-name="P126" draw:layer="layout" svg:width="1.954cm" svg:height="0.992cm" svg:x="2.888cm" svg:y="2.053cm">
          <draw:text-box>
            <text:p><text:span text:style-name="T84">10 N</text:span></text:p>
          </draw:text-box>
        </draw:frame>
        <draw:frame draw:style-name="gr382" draw:text-style-name="P126" draw:layer="layout" svg:width="1.954cm" svg:height="0.992cm" svg:x="7.488cm" svg:y="5.019cm">
          <draw:text-box>
            <text:p><text:span text:style-name="T84">10 N</text:span></text:p>
          </draw:text-box>
        </draw:frame>
        <draw:line draw:style-name="gr311" draw:text-style-name="P1" draw:layer="layout" svg:x1="17.593cm" svg:y1="11.969cm" svg:x2="24.733cm" svg:y2="11.969cm">
          <text:p/>
        </draw:line>
        <draw:line draw:style-name="gr317" draw:text-style-name="P34" draw:layer="layout" svg:x1="22.822cm" svg:y1="13.466cm" svg:x2="19.505cm" svg:y2="13.466cm">
          <text:p/>
        </draw:line>
        <draw:line draw:style-name="gr381" draw:text-style-name="P34" draw:layer="layout" svg:x1="19.505cm" svg:y1="10.395cm" svg:x2="22.822cm" svg:y2="10.395cm">
          <text:p/>
        </draw:line>
        <draw:g draw:style-name="gr5">
          <draw:line draw:style-name="gr307" draw:text-style-name="P67" draw:layer="layout" svg:x1="16.734cm" svg:y1="15.642cm" svg:x2="18.483cm" svg:y2="15.642cm">
            <text:p/>
          </draw:line>
          <draw:line draw:style-name="gr308" draw:text-style-name="P67" draw:layer="layout" svg:x1="16.734cm" svg:y1="15.642cm" svg:x2="16.734cm" svg:y2="13.893cm">
            <text:p/>
          </draw:line>
          <draw:frame draw:style-name="gr309" draw:text-style-name="P125" draw:layer="layout" svg:width="0.559cm" svg:height="0.958cm" svg:x="15.94cm" svg:y="13.66cm">
            <draw:text-box>
              <text:p><text:span text:style-name="T83">y</text:span></text:p>
            </draw:text-box>
          </draw:frame>
          <draw:frame draw:style-name="gr310" draw:text-style-name="P125" draw:layer="layout" svg:width="0.559cm" svg:height="0.958cm" svg:x="17.815cm" svg:y="15.605cm">
            <draw:text-box>
              <text:p><text:span text:style-name="T83">x</text:span></text:p>
            </draw:text-box>
          </draw:frame>
        </draw:g>
        <draw:frame draw:style-name="gr383" draw:text-style-name="P126" draw:layer="layout" svg:width="1.582cm" svg:height="0.992cm" svg:x="20.372cm" svg:y="9.274cm">
          <draw:text-box>
            <text:p><text:span text:style-name="T84">3 N</text:span></text:p>
          </draw:text-box>
        </draw:frame>
        <draw:frame draw:style-name="gr383" draw:text-style-name="P126" draw:layer="layout" svg:width="1.582cm" svg:height="0.992cm" svg:x="20.372cm" svg:y="13.745cm">
          <draw:text-box>
            <text:p><text:span text:style-name="T84">3 N</text:span></text:p>
          </draw:text-box>
        </draw:frame>
        <draw:line draw:style-name="gr384" draw:text-style-name="P156" draw:layer="layout" svg:x1="2.622cm" svg:y1="18.797cm" svg:x2="4.972cm" svg:y2="18.797cm">
          <text:p/>
        </draw:line>
        <draw:line draw:style-name="gr385" draw:text-style-name="P156" draw:layer="layout" svg:x1="2.622cm" svg:y1="18.797cm" svg:x2="2.622cm" svg:y2="16.447cm">
          <text:p/>
        </draw:line>
        <draw:frame draw:style-name="gr386" draw:text-style-name="P157" draw:layer="layout" svg:width="0.751cm" svg:height="1.381cm" svg:x="1.655cm" svg:y="16.034cm">
          <draw:text-box>
            <text:p><text:span text:style-name="T99">z</text:span></text:p>
          </draw:text-box>
        </draw:frame>
        <draw:frame draw:style-name="gr387" draw:text-style-name="P157" draw:layer="layout" svg:width="0.752cm" svg:height="1.381cm" svg:x="4.174cm" svg:y="18.648cm">
          <draw:text-box>
            <text:p><text:span text:style-name="T99">x</text:span></text:p>
          </draw:text-box>
        </draw:frame>
        <draw:line draw:style-name="gr384" draw:text-style-name="P156" draw:layer="layout" svg:x1="2.622cm" svg:y1="18.797cm" svg:x2="3.622cm" svg:y2="17.797cm">
          <text:p/>
        </draw:line>
        <draw:frame draw:style-name="gr387" draw:text-style-name="P157" draw:layer="layout" svg:width="0.752cm" svg:height="1.381cm" svg:x="3.396cm" svg:y="16.849cm">
          <draw:text-box>
            <text:p><text:span text:style-name="T99">y</text:span></text:p>
          </draw:text-box>
        </draw:frame>
        <presentation:notes draw:style-name="dp2">
          <draw:page-thumbnail draw:style-name="gr7" draw:layer="layout" svg:width="21.219cm" svg:height="10.476cm" svg:x="0.185cm" svg:y="2.123cm" draw:page-number="80" presentation:class="page"/>
          <draw:frame presentation:style-name="pr1" draw:text-style-name="P7" draw:layer="layout" svg:width="16.771cm" svg:height="12.572cm" svg:x="2.409cm" svg:y="13.271cm" presentation:class="notes" presentation:placeholder="true">
            <draw:text-box/>
          </draw:frame>
        </presentation:notes>
      </draw:page>
      <draw:page draw:name="page81" draw:style-name="dp4" draw:master-page-name="Default">
        <office:forms form:automatic-focus="false" form:apply-design-mode="false"/>
        <draw:frame draw:style-name="gr8" draw:text-style-name="P1" draw:layer="layout" svg:width="12.036cm" svg:height="6.771cm" svg:x="1.5cm" svg:y="3.438cm">
          <draw:image xlink:href="Pictures/10000001000001C700000100EE74E754.png" xlink:type="simple" xlink:show="embed" xlink:actuate="onLoad" draw:mime-type="image/png">
            <text:p/>
          </draw:image>
        </draw:frame>
        <draw:line draw:style-name="gr388" draw:text-style-name="P158" draw:layer="layout" svg:x1="7.574cm" svg:y1="4.276cm" svg:x2="7.427cm" svg:y2="9.373cm">
          <text:p/>
        </draw:line>
        <draw:custom-shape draw:style-name="gr389" draw:text-style-name="P159" draw:layer="layout" svg:width="0.932cm" svg:height="3.107cm" draw:transform="rotate (1.5995942594528) translate (3.963cm 7.216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90" draw:text-style-name="P160" draw:layer="layout" svg:width="0.932cm" svg:height="3.107cm" draw:transform="rotate (1.5995942594528) translate (7.995cm 7.36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style-name="gr143">
          <draw:frame draw:style-name="gr8" draw:text-style-name="P1" draw:layer="layout" svg:width="5.909cm" svg:height="3.324cm" svg:x="3.826cm" svg:y="12.665cm">
            <draw:image xlink:href="Pictures/10000001000001C700000100EE74E754.png" xlink:type="simple" xlink:show="embed" xlink:actuate="onLoad" draw:mime-type="image/png">
              <text:p/>
            </draw:image>
          </draw:frame>
          <draw:line draw:style-name="gr388" draw:text-style-name="P158" draw:layer="layout" svg:x1="6.808cm" svg:y1="13.076cm" svg:x2="6.736cm" svg:y2="15.578cm">
            <text:p/>
          </draw:line>
          <draw:custom-shape draw:style-name="gr391" draw:text-style-name="P159" draw:layer="layout" svg:width="0.458cm" svg:height="1.15cm" draw:transform="skewX (-0.015707963267949) rotate (0.0218166156499291) translate (6.031cm 13.632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92" draw:text-style-name="P160" draw:layer="layout" svg:width="0.457cm" svg:height="1.149cm" draw:transform="skewX (-0.0139626340159546) rotate (0.0240855436775217) translate (7.009cm 13.72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143">
          <draw:frame draw:style-name="gr8" draw:text-style-name="P1" draw:layer="layout" svg:width="5.909cm" svg:height="3.325cm" svg:x="10.8cm" svg:y="16.76cm">
            <draw:image xlink:href="Pictures/10000001000001C700000100EE74E754.png" xlink:type="simple" xlink:show="embed" xlink:actuate="onLoad" draw:mime-type="image/png">
              <text:p/>
            </draw:image>
          </draw:frame>
          <draw:line draw:style-name="gr388" draw:text-style-name="P158" draw:layer="layout" svg:x1="13.782cm" svg:y1="17.172cm" svg:x2="13.71cm" svg:y2="19.674cm">
            <text:p/>
          </draw:line>
          <draw:custom-shape draw:style-name="gr393" draw:text-style-name="P159" draw:layer="layout" svg:width="0.458cm" svg:height="1.526cm" draw:transform="skewX (-0.000698131700797645) rotate (0.899717229403077) translate (12.07cm 18.03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94" draw:text-style-name="P160" draw:layer="layout" svg:width="0.457cm" svg:height="1.525cm" draw:transform="skewX (0.00139626340159546) rotate (0.903207887907065) translate (13.937cm 18.146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95" draw:text-style-name="P158" draw:layer="layout" svg:x1="4.011cm" svg:y1="12.211cm" svg:x2="9.431cm" svg:y2="16.276cm">
            <text:p/>
          </draw:line>
          <draw:line draw:style-name="gr395" draw:text-style-name="P158" draw:layer="layout" svg:x1="3.365cm" svg:y1="15.782cm" svg:x2="10.399cm" svg:y2="12.921cm">
            <text:p/>
          </draw:line>
        </draw:g>
        <draw:g draw:style-name="gr5">
          <draw:line draw:style-name="gr395" draw:text-style-name="P158" draw:layer="layout" svg:x1="16.653cm" svg:y1="20.376cm" svg:x2="11.233cm" svg:y2="16.311cm">
            <text:p/>
          </draw:line>
          <draw:line draw:style-name="gr395" draw:text-style-name="P158" draw:layer="layout" svg:x1="17.299cm" svg:y1="16.805cm" svg:x2="10.265cm" svg:y2="19.666cm">
            <text:p/>
          </draw:line>
        </draw:g>
        <draw:g draw:style-name="gr143">
          <draw:frame draw:style-name="gr8" draw:text-style-name="P1" draw:layer="layout" svg:width="5.909cm" svg:height="3.324cm" svg:x="20.826cm" svg:y="15.666cm">
            <draw:image xlink:href="Pictures/10000001000001C700000100EE74E754.png" xlink:type="simple" xlink:show="embed" xlink:actuate="onLoad" draw:mime-type="image/png">
              <text:p/>
            </draw:image>
          </draw:frame>
          <draw:line draw:style-name="gr388" draw:text-style-name="P158" draw:layer="layout" svg:x1="23.808cm" svg:y1="16.077cm" svg:x2="23.736cm" svg:y2="18.579cm">
            <text:p/>
          </draw:line>
          <draw:custom-shape draw:style-name="gr391" draw:text-style-name="P159" draw:layer="layout" svg:width="0.458cm" svg:height="1.15cm" draw:transform="skewX (-0.015707963267949) rotate (1.59261294244483) translate (22.333cm 17.509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92" draw:text-style-name="P160" draw:layer="layout" svg:width="0.457cm" svg:height="1.149cm" draw:transform="skewX (-0.0139626340159546) rotate (1.59488187047242) translate (24.024cm 17.511cm)">
            <text:p/>
            <draw:enhanced-geometry svg:viewBox="0 0 21600 21600" draw:mirror-horizontal="fals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g draw:style-name="gr5">
          <draw:line draw:style-name="gr395" draw:text-style-name="P158" draw:layer="layout" svg:x1="21.011cm" svg:y1="15.212cm" svg:x2="26.431cm" svg:y2="19.277cm">
            <text:p/>
          </draw:line>
          <draw:line draw:style-name="gr395" draw:text-style-name="P158" draw:layer="layout" svg:x1="20.365cm" svg:y1="18.783cm" svg:x2="27.399cm" svg:y2="15.922cm">
            <text:p/>
          </draw:line>
        </draw:g>
        <draw:frame draw:style-name="gr8" draw:text-style-name="P1" draw:layer="layout" svg:width="12.036cm" svg:height="6.771cm" draw:transform="rotate (-0.444186294632557) translate (17.639cm 0.381cm)">
          <draw:image xlink:href="Pictures/10000001000001C700000100EE74E754.png" xlink:type="simple" xlink:show="embed" xlink:actuate="onLoad" draw:mime-type="image/png">
            <text:p/>
          </draw:image>
        </draw:frame>
        <draw:ellipse draw:style-name="gr396" draw:text-style-name="P21" draw:layer="layout" svg:width="9.051cm" svg:height="9.202cm" svg:x="24.333cm" svg:y="3.85cm" draw:kind="arc" draw:start-angle="163.09" draw:end-angle="180">
          <text:p/>
        </draw:ellipse>
        <draw:line draw:style-name="gr388" draw:text-style-name="P158" draw:layer="layout" svg:x1="22.763cm" svg:y1="3.748cm" svg:x2="20.44cm" svg:y2="8.287cm">
          <text:p/>
        </draw:line>
        <draw:custom-shape draw:style-name="gr397" draw:text-style-name="P160" draw:layer="layout" svg:width="0.394cm" svg:height="5.416cm" draw:transform="skewX (0.000872664625997152) rotate (2.04465321871136) translate (22.289cm 8.636cm)">
          <text:p/>
          <draw:enhanced-geometry svg:viewBox="0 0 21600 21600" draw:mirror-horizontal="tru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98" draw:text-style-name="P161" draw:layer="layout" svg:width="0.42cm" svg:height="2.82cm" svg:x="26.763cm" svg:y="5.652cm">
          <text:p/>
          <draw:enhanced-geometry svg:viewBox="0 0 21600 21600" draw:mirror-horizontal="fals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99" draw:text-style-name="P161" draw:layer="layout" svg:width="0.36cm" svg:height="5cm" draw:transform="rotate (1.5707963267949) translate (21.998cm 8.647cm)">
          <text:p/>
          <draw:enhanced-geometry svg:viewBox="0 0 21600 21600" draw:mirror-horizontal="tru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00" draw:text-style-name="P163" draw:layer="layout" svg:width="4.329cm" svg:height="0.886cm" svg:x="20.026cm" svg:y="7.418cm">
          <draw:text-box>
            <text:p text:style-name="P162"><text:span text:style-name="T100">0.12 rad ≈ 6.9°</text:span></text:p>
          </draw:text-box>
        </draw:frame>
        <draw:g draw:style-name="gr5">
          <svg:title>TexMaths</svg:title>
          <svg:desc>28§latex§$$(\yF_{\text{left}})_x$$§svg§600§TRUE§</svg:desc>
          <draw:path draw:style-name="gr26" draw:text-style-name="P11" draw:layer="layout" svg:width="0.291cm" svg:height="1.107cm" svg:x="22.392cm" svg:y="8.625cm" svg:viewBox="0 0 292 1108" svg:d="M282 0c-177 115-282 308-282 554 0 226 108 439 276 554 5-7 11-13 16-20-161-138-187-272-187-537 0-266 30-407 187-531-3-7-6-13-10-20z">
            <text:p/>
          </draw:path>
          <draw:path draw:style-name="gr26" draw:text-style-name="P11" draw:layer="layout" svg:width="0.685cm" svg:height="0.782cm" svg:x="22.74cm" svg:y="8.711cm" svg:viewBox="0 0 686 783" svg:d="M656 184c10-58 20-116 30-174-3-2-7-5-10-7-67-1-133-2-200-3-72 0-112 3-181 3-72 0-122-2-183-3-3 12-5 24-7 36 20 1 39 2 59 3 43 4 53 10 53 36 0 7 0 17-4 23-30 176-61 352-92 528-16 92-29 111-68 111-17 1-33 3-50 4-1 14-2 28-3 42 58-1 105-3 174-3 75 0 127 2 190 3 2-14 5-28 7-42-24-1-48-3-72-4-33 0-43-9-43-32 0-10 3-23 7-40 13-75 26-150 39-226 21 0 41 0 62 0 66 2 132 5 197 7 6-18 11-35 17-53-3-4-5-8-7-13-54 2-107 5-161 7-33 0-65 0-98 0 19-110 39-219 59-328 36-3 69-3 105-3 29 0 125 6 138 16 3 7 6 20 6 53 0 19 0 39 0 59 12 0 24 0 36 0z">
            <text:p/>
          </draw:path>
          <draw:path draw:style-name="gr26" draw:text-style-name="P11" draw:layer="layout" svg:width="0.209cm" svg:height="0.609cm" svg:x="23.403cm" svg:y="9.068cm" svg:viewBox="0 0 210 610" svg:d="M210 610c0-8 0-16 0-23-13-1-26-3-39-4-27-3-30-6-30-59 0-172 0-345 0-517-2-3-4-5-6-7-40 13-66 23-132 33 0 7 0 15 0 23 16 0 31 0 46 0 17 0 20 10 20 32 0 146 0 291 0 436 0 53 0 56-30 59-13 1-26 3-39 4 0 7 0 15 0 23 36 0 69 0 105 0s72 0 105 0z">
            <text:p/>
          </draw:path>
          <draw:path draw:style-name="gr26" draw:text-style-name="P11" draw:layer="layout" svg:width="0.353cm" svg:height="0.409cm" svg:x="23.652cm" svg:y="9.284cm" svg:viewBox="0 0 354 410" svg:d="M354 157c0-95-62-157-154-157-33 0-69 10-102 29-68 40-98 92-98 181 0 52 13 98 36 128 33 45 89 72 151 72 33 0 62-7 99-23 22-10 39-20 42-27 6-8 11-17 17-26-4-3-7-6-10-10-53 33-72 40-109 40-55 0-101-23-124-66-17-26-23-49-23-98 40 0 81 0 121 0 59 0 95-3 154-13 0-10 0-20 0-30zM279 167c-31 1-61 2-92 3-39 0-62 0-108-3 0-39 3-59 16-82 17-36 53-59 92-59 30 0 53 13 66 33 19 29 26 52 26 108z">
            <text:p/>
          </draw:path>
          <draw:path draw:style-name="gr26" draw:text-style-name="P11" draw:layer="layout" svg:width="0.268cm" svg:height="0.609cm" svg:x="24.052cm" svg:y="9.068cm" svg:viewBox="0 0 269 610" svg:d="M269 72c0-22 0-44 0-65-20-7-29-7-39-7-27 0-56 13-76 33-16 18-33 37-49 55-23 30-36 66-36 122 0 12 0 24 0 36-19 9-37 17-56 26 0 5 0 11 0 16 19-1 37-2 56-3 0 80 0 160 0 239 0 53 0 56-30 59-13 1-26 3-39 4 0 7 0 15 0 23 36 0 69 0 105 0s69 0 105 0c0-8 0-16 0-23-13-1-26-3-39-4-27-3-30-6-30-59 0-79 0-159 0-239 35 0 70 0 105 0 1-14 2-28 3-42-36 0-72 3-108 3 0-24 0-48 0-72 0-95 10-122 59-122 23 0 36 7 56 27 4-3 9-5 13-7z">
            <text:p/>
          </draw:path>
          <draw:path draw:style-name="gr26" draw:text-style-name="P11" draw:layer="layout" svg:width="0.248cm" svg:height="0.53cm" svg:x="24.341cm" svg:y="9.156cm" svg:viewBox="0 0 249 531" svg:d="M249 154c-38 2-76 4-114 7 0-11 0-22 0-33 0-36 0-66 6-118-3-3-6-7-10-10-19 13-42 23-69 33 0 23 4 39 4 65 0 20 0 40 0 59-22 10-44 20-66 30 0 5 0 11 0 16 21-1 42-2 62-3 0 81 0 162 0 242 0 63 30 89 92 89 20 0 40-7 46-10 13-15 26-31 40-46-4-4-7-9-10-13-23 10-33 16-50 16-32 0-45-16-45-59 0-73 0-146 0-219 35 0 70 0 105 0 3-15 6-31 9-46z">
            <text:p/>
          </draw:path>
          <draw:path draw:style-name="gr26" draw:text-style-name="P11" draw:layer="layout" svg:width="0.291cm" svg:height="1.107cm" svg:x="24.689cm" svg:y="8.625cm" svg:viewBox="0 0 292 1108" svg:d="M13 0c-4 7-9 13-13 20 158 124 187 265 187 531 0 265-26 399-187 537 5 7 11 13 16 20 168-115 276-328 276-554 0-246-105-439-279-554z">
            <text:p/>
          </draw:path>
          <draw:path draw:style-name="gr26" draw:text-style-name="P11" draw:layer="layout" svg:width="0.396cm" svg:height="0.412cm" svg:x="25.086cm" svg:y="9.258cm" svg:viewBox="0 0 397 413" svg:d="M368 338c-3-6-5-11-7-17-33 26-53 39-66 39s-23-9-32-26c-7-16-17-46-20-72-6-27-11-54-17-82 10-14 20-28 30-42 39-53 62-72 89-72 13 0 23 6 26 19 4-1 9-2 13-3 4-24 9-48 13-72-10-7-20-10-26-10-33 0-66 29-118 108-11 15-22 31-33 46-1-13-2-26-3-39-10-86-33-115-82-115-23 0-40 7-50 20-15 23-30 46-46 68 5 3 9 5 14 7 26-26 42-39 55-39 30 0 50 36 63 118 3 16 6 32 9 49-12 17-24 35-36 52-36 56-62 82-85 82-13 0-23-3-23-6-3-8-6-16-10-23-5 1-11 2-16 3 0 16-3 26-7 52-3 10-3 14-3 20 10 7 23 10 36 10 26 0 59-26 85-66 21-31 42-63 63-95 3 19 6 37 10 56 13 72 29 105 59 105 19 0 46-13 72-39 14-12 28-24 43-36z">
            <text:p/>
          </draw:path>
        </draw:g>
        <draw:g draw:style-name="gr5">
          <svg:title>TexMaths</svg:title>
          <svg:desc>28§latex§$$(\yF_{\text{left}})_z$$§svg§600§TRUE§</svg:desc>
          <draw:path draw:style-name="gr26" draw:text-style-name="P11" draw:layer="layout" svg:width="0.291cm" svg:height="1.107cm" svg:x="23.788cm" svg:y="4.647cm" svg:viewBox="0 0 292 1108" svg:d="M282 0c-177 115-282 308-282 554 0 226 108 439 279 554 4-7 9-13 13-20-161-138-187-272-187-537 0-266 30-407 187-531-3-7-7-13-10-20z">
            <text:p/>
          </draw:path>
          <draw:path draw:style-name="gr26" draw:text-style-name="P11" draw:layer="layout" svg:width="0.685cm" svg:height="0.782cm" svg:x="24.136cm" svg:y="4.732cm" svg:viewBox="0 0 686 783" svg:d="M656 184c10-58 20-116 30-174-4-2-7-5-10-7-67-1-134-2-200-3-72 0-112 3-181 3-72 0-122-2-183-3-2 12-3 24-4 36 19 1 37 2 56 3 43 4 53 10 53 36 0 7 0 17-4 23-30 176-61 352-92 528-16 92-29 111-69 111-16 1-32 3-49 4-1 14-2 28-3 42 59-1 108-3 177-3 72 0 125 2 187 3 2-14 5-28 7-42-24-1-48-3-72-4-33 0-43-9-43-32 0-10 3-23 6-40 14-75 27-150 40-226 22 0 44 0 65 0 65 2 130 5 194 7 6-18 11-35 16-53-2-4-4-8-6-13-54 2-107 5-161 7-33 0-65 0-98 0 19-110 39-219 59-328 36-3 69-3 105-3 29 0 124 6 138 16 6 7 6 20 6 53 0 19 0 39 0 59 12 0 24 0 36 0z">
            <text:p/>
          </draw:path>
          <draw:path draw:style-name="gr26" draw:text-style-name="P11" draw:layer="layout" svg:width="0.209cm" svg:height="0.609cm" svg:x="24.799cm" svg:y="5.089cm" svg:viewBox="0 0 210 610" svg:d="M210 610c0-8 0-16 0-23-12-1-24-3-36-4-30-3-33-6-33-59 0-172 0-345 0-517-2-3-4-5-6-7-37 13-66 23-132 33 0 7 0 15 0 23 16 0 31 0 46 0 17 0 23 10 23 32 0 146 0 291 0 436 0 53-3 56-33 59-13 1-26 3-39 4 0 7 0 15 0 23 36 0 71 0 105 0s72 0 105 0z">
            <text:p/>
          </draw:path>
          <draw:path draw:style-name="gr26" draw:text-style-name="P11" draw:layer="layout" svg:width="0.353cm" svg:height="0.409cm" svg:x="25.048cm" svg:y="5.305cm" svg:viewBox="0 0 354 410" svg:d="M354 157c0-95-62-157-154-157-33 0-69 10-102 29-68 40-98 92-98 181 0 52 13 98 36 128 33 45 89 72 154 72 30 0 63-7 95-23 23-10 40-20 43-27 7-8 13-17 20-26-5-3-9-6-13-10-53 33-73 40-109 40-55 0-101-23-124-66-17-26-20-49-23-98 40 0 81 0 121 0 59 0 95-3 154-13 0-10 0-20 0-30zM282 167c-32 1-63 2-95 3-39 0-62 0-105-3 0-39 3-59 13-82 17-36 53-59 95-59 27 0 50 13 63 33 19 29 29 52 29 108z">
            <text:p/>
          </draw:path>
          <draw:path draw:style-name="gr26" draw:text-style-name="P11" draw:layer="layout" svg:width="0.268cm" svg:height="0.609cm" svg:x="25.448cm" svg:y="5.089cm" svg:viewBox="0 0 269 610" svg:d="M269 72c0-22 0-44 0-65-20-7-29-7-39-7-27 0-56 13-76 33-16 18-33 37-49 55-23 30-33 66-33 122 0 12 0 24 0 36-20 9-39 17-59 26 0 5 0 11 0 16 20-1 39-2 59-3 0 80 0 160 0 239 0 53-3 56-33 59-13 1-26 3-39 4 0 7 0 15 0 23 36 0 71 0 105 0s72 0 105 0c0-8 0-16 0-23-12-1-24-3-36-4-30-3-33-6-33-59 0-79 0-159 0-239 35 0 70 0 105 0 2-14 4-28 7-42-40 0-76 3-112 3 0-24 0-48 0-72 0-95 10-122 59-122 23 0 40 7 59 27 3-3 7-5 10-7z">
            <text:p/>
          </draw:path>
          <draw:path draw:style-name="gr26" draw:text-style-name="P11" draw:layer="layout" svg:width="0.248cm" svg:height="0.53cm" svg:x="25.737cm" svg:y="5.178cm" svg:viewBox="0 0 249 531" svg:d="M249 154c-38 2-76 4-114 7 0-11 0-22 0-33 0-36 3-66 9-118-3-3-6-7-9-10-23 13-46 23-73 33 4 23 4 39 4 65 0 20 0 40 0 59-22 10-44 20-66 30 0 5 0 11 0 16 21-1 42-2 62-3 0 81 0 162 0 242 0 63 30 89 95 89 17 0 40-7 43-10 13-15 26-31 40-46-4-4-7-9-10-13-20 10-33 16-50 16-32 0-45-16-45-59 0-73 0-146 0-219 36 0 72 0 108 0 2-15 4-31 6-46z">
            <text:p/>
          </draw:path>
          <draw:path draw:style-name="gr26" draw:text-style-name="P11" draw:layer="layout" svg:width="0.288cm" svg:height="1.107cm" svg:x="26.088cm" svg:y="4.647cm" svg:viewBox="0 0 289 1108" svg:d="M10 0c-3 7-7 13-10 20 154 124 187 265 187 531 0 265-30 399-187 537 4 7 9 13 13 20 167-115 276-328 276-554 0-246-105-439-279-554z">
            <text:p/>
          </draw:path>
          <draw:path draw:style-name="gr26" draw:text-style-name="P11" draw:layer="layout" svg:width="0.35cm" svg:height="0.412cm" svg:x="26.472cm" svg:y="5.279cm" svg:viewBox="0 0 351 413" svg:d="M338 285c-6 0-11 0-16 0-7 16-14 33-20 49-7 17-17 23-33 23-20 0-36-6-56-10-29-6-56-9-72-9-26 0-49 3-79 16 94-106 188-212 283-318 2-9 4-17 6-26-3-3-6-7-10-10-5 7-11 13-16 20-10 9-17 13-30 13-29 0-72-7-111-20-23-3-46-13-69-13-13 0-30 3-49 10-9 34-18 68-27 101 6 0 11 0 17 0 9-16 17-32 26-49 13-3 20-3 33-3 10 0 20 0 36 3 29 7 49 10 69 10 29 0 49-6 75-20-98 112-197 223-295 335 3 7 7 15 10 23 23-20 46-30 75-30 20 0 43 3 89 17 49 9 75 16 98 16 10 0 17-3 43-10 7-49 13-79 23-118z">
            <text:p/>
          </draw:path>
        </draw:g>
        <presentation:notes draw:style-name="dp2">
          <draw:page-thumbnail draw:style-name="gr7" draw:layer="layout" svg:width="21.219cm" svg:height="10.476cm" svg:x="0.185cm" svg:y="2.123cm" draw:page-number="81" presentation:class="page"/>
          <draw:frame presentation:style-name="pr1" draw:text-style-name="P7" draw:layer="layout" svg:width="16.771cm" svg:height="12.572cm" svg:x="2.409cm" svg:y="13.271cm" presentation:class="notes" presentation:placeholder="true">
            <draw:text-box/>
          </draw:frame>
        </presentation:notes>
      </draw:page>
      <draw:page draw:name="page82" draw:style-name="dp4" draw:master-page-name="Default">
        <office:forms form:automatic-focus="false" form:apply-design-mode="false"/>
        <draw:frame draw:style-name="gr88" draw:text-style-name="P1" draw:layer="layout" svg:width="12.036cm" svg:height="6.771cm" draw:transform="skewX (-4.57009166909353E-017) rotate (0.444186294632557) translate (9.529cm 9.553cm)">
          <draw:image xlink:href="Pictures/10000001000001C700000100EE74E754.png" xlink:type="simple" xlink:show="embed" xlink:actuate="onLoad" draw:mime-type="image/png">
            <text:p/>
          </draw:image>
        </draw:frame>
        <draw:ellipse draw:style-name="gr396" draw:text-style-name="P21" draw:layer="layout" svg:width="9.051cm" svg:height="9.202cm" svg:x="4.789cm" svg:y="8.182cm" draw:kind="arc" draw:start-angle="0" draw:end-angle="16.89">
          <text:p/>
        </draw:ellipse>
        <draw:line draw:style-name="gr388" draw:text-style-name="P158" draw:layer="layout" svg:x1="15.239cm" svg:y1="7.748cm" svg:x2="17.562cm" svg:y2="12.287cm">
          <text:p/>
        </draw:line>
        <draw:custom-shape draw:style-name="gr401" draw:text-style-name="P160" draw:layer="layout" svg:width="0.394cm" svg:height="5.416cm" draw:transform="skewX (0.000872664625997152) rotate (2.04465321871136) translate (11.242cm 12.968cm)">
          <text:p/>
          <draw:enhanced-geometry svg:viewBox="0 0 21600 21600" draw:mirror-horizontal="false" draw:mirror-vertical="false" draw:text-areas="?f0 0 ?f2 ?f5" draw:type="down-arrow" draw:modifiers="18481.8165035998 7218.2278481012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2" draw:text-style-name="P161" draw:layer="layout" svg:width="0.42cm" svg:height="2.82cm" svg:x="10.99cm" svg:y="9.984cm">
          <text:p/>
          <draw:enhanced-geometry svg:viewBox="0 0 21600 21600" draw:mirror-horizontal="true" draw:mirror-vertical="true" draw:text-areas="?f0 0 ?f2 ?f5" draw:type="down-arrow" draw:modifiers="15505.1400212691 5489.7862232779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03" draw:text-style-name="P161" draw:layer="layout" svg:width="0.36cm" svg:height="5cm" draw:transform="rotate (1.5707963267949) translate (11.175cm 12.979cm)">
          <text:p/>
          <draw:enhanced-geometry svg:viewBox="0 0 21600 21600" draw:mirror-horizontal="false" draw:mirror-vertical="false" draw:text-areas="?f0 0 ?f2 ?f5" draw:type="down-arrow" draw:modifiers="18023.7552489502 5444.87534626039"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00" draw:text-style-name="P163" draw:layer="layout" svg:width="4.329cm" svg:height="0.886cm" svg:x="13.826cm" svg:y="11.718cm">
          <draw:text-box>
            <text:p text:style-name="P162"><text:span text:style-name="T100">0.12 rad ≈ 6.9°</text:span></text:p>
          </draw:text-box>
        </draw:frame>
        <draw:g draw:style-name="gr5">
          <svg:title>TexMaths</svg:title>
          <svg:desc>28§latex§$$(\yF_{\text{right}})_z$$§svg§600§TRUE§</svg:desc>
          <draw:path draw:style-name="gr26" draw:text-style-name="P11" draw:layer="layout" svg:width="0.248cm" svg:height="0.946cm" svg:x="10.384cm" svg:y="9.066cm" svg:viewBox="0 0 249 947" svg:d="M241 0c-151 98-241 265-241 475 0 190 92 374 235 472 5-6 9-12 14-17-137-117-159-233-159-461 0-227 25-343 159-452-3-6-6-11-8-17z">
            <text:p/>
          </draw:path>
          <draw:path draw:style-name="gr26" draw:text-style-name="P11" draw:layer="layout" svg:width="0.584cm" svg:height="0.666cm" svg:x="10.68cm" svg:y="9.139cm" svg:viewBox="0 0 585 667" svg:d="M560 156c8-49 16-98 25-148-3-1-6-3-9-5-57-1-113-2-170-3-62 0-95 3-154 3-62 0-105-2-157-3-2 10-4 20-5 31 16 1 33 2 50 3 36 2 45 8 45 30 0 6 0 14-3 20-26 151-52 301-78 452-14 76-26 92-59 95-14 1-28 2-42 3-1 11-2 22-3 33 49-1 90-2 148-2 65 0 108 1 163 2 1-11 3-22 5-33-20-1-41-2-61-3-28-3-37-8-37-31 0-8 3-19 6-33 11-63 22-127 33-190 19 0 38 0 56 0 55 1 110 2 165 3 5-15 10-30 14-45-1-3-3-6-5-8-46 1-92 2-137 2-28 0-56 0-84 0 17-93 33-186 50-279 31-3 59-3 90-3 25 0 106 6 117 14 3 9 6 17 6 45 0 17 0 34 0 50 10 0 20 0 31 0z">
            <text:p/>
          </draw:path>
          <draw:path draw:style-name="gr26" draw:text-style-name="P11" draw:layer="layout" svg:width="0.254cm" svg:height="0.337cm" svg:x="11.246cm" svg:y="9.627cm" svg:viewBox="0 0 255 338" svg:d="M255 8c-9-5-23-8-34-8-22 0-45 11-62 31-13 16-26 31-39 47 0-25 0-50 0-75-2-1-3-2-5-3-37 17-76 25-112 31 0 6 0 13 0 19 8 0 17 0 25 0 31 0 34 6 34 53 0 53 0 106 0 159 0 45-3 51-28 54-12 0-23 0-34 0 0 7 0 14 0 22 31 0 59-3 90-3 33 0 67 3 100 3 0-8 0-15 0-22-12 0-24 0-36 0-31-3-34-6-34-54 0-40 0-81 0-122 0-42 28-79 65-79 22 0 36 12 47 34 5 0 10 0 14 0 3-29 6-58 9-87z">
            <text:p/>
          </draw:path>
          <draw:path draw:style-name="gr26" draw:text-style-name="P11" draw:layer="layout" svg:width="0.181cm" svg:height="0.493cm" svg:x="11.528cm" svg:y="9.471cm" svg:viewBox="0 0 182 494" svg:d="M182 494c0-7 0-15 0-22-11 0-23 0-34 0-25-3-28-8-28-53 0-87 0-173 0-260-2-1-3-2-5-3-37 17-73 26-112 31 0 7 0 13 0 20 8 0 17 0 25 0 31 0 34 5 34 53 0 53 0 106 0 159 0 45-3 50-28 53-12 0-23 0-34 0 0 7 0 15 0 22 31 0 63-3 92-3 30 0 59 3 90 3zM126 36c0-19-14-36-34-36-22 0-36 15-36 36s15 37 36 37 34-14 34-37z">
            <text:p/>
          </draw:path>
          <draw:path draw:style-name="gr26" draw:text-style-name="P11" draw:layer="layout" svg:width="0.366cm" svg:height="0.538cm" svg:x="11.746cm" svg:y="9.627cm" svg:viewBox="0 0 367 539" svg:d="M367 36c-1-2-2-5-3-8-34 1-67 2-101 3-28-23-53-31-90-31-30 0-67 11-95 28-42 22-61 59-61 100 0 54 33 90 87 95-20 15-40 30-59 45-6 11-11 20-11 31 0 19 14 30 47 42-20 11-41 22-61 33-12 6-20 31-20 53 0 67 64 112 154 112 109 0 193-70 193-156 0-51-34-87-84-87-38 0-76 0-115 0-36 0-53-8-53-28 0-8 6-17 23-33 5-3 5-6 11-9 5 3 11 3 16 3 31 0 68-14 98-34 31-25 48-53 48-92 0-14-3-22-8-36 22 0 44 0 67 0 5-10 11-20 17-31zM229 126c0 47-28 78-72 78-48 0-81-36-81-92s28-87 72-87c51 0 81 39 81 101zM291 408c0 61-56 109-132 109-61 0-106-37-106-90 0-33 20-61 48-75 11-3 33-6 81-6 81 0 109 17 109 62z">
            <text:p/>
          </draw:path>
          <draw:path draw:style-name="gr26" draw:text-style-name="P11" draw:layer="layout" svg:width="0.405cm" svg:height="0.521cm" svg:x="12.127cm" svg:y="9.443cm" svg:viewBox="0 0 406 522" svg:d="M406 522c0-7 0-15 0-22-11 0-21 0-31 0-22-3-25-6-25-53 0-46 0-91 0-137 0-84-39-126-121-126-28 0-42 6-56 20-18 16-37 31-55 47 0-82 0-164 0-245-2-2-4-4-6-6-31 14-56 20-112 28 0 6 0 13 0 19 13 0 26 0 39 0 14 0 20 9 20 31 0 123 0 246 0 369 0 44-3 50-28 53-10 0-21 0-31 0 0 7 0 15 0 22 28 0 57-3 87-3 29 0 61 3 89 3 0-7 0-15 0-22-10 0-20 0-31 0-25-3-27-9-27-53 0-50 0-101 0-151 0-34 47-67 92-67 47 0 78 36 78 89 0 68 0 136 0 204 20 0 39-3 56-3 23 0 42 3 62 3z">
            <text:p/>
          </draw:path>
          <draw:path draw:style-name="gr26" draw:text-style-name="P11" draw:layer="layout" svg:width="0.212cm" svg:height="0.451cm" svg:x="12.555cm" svg:y="9.518cm" svg:viewBox="0 0 213 452" svg:d="M213 134c-33 1-66 2-98 3 0-9 0-19 0-28 0-28 3-53 8-101-3-2-5-5-8-8-17 11-39 20-62 28 3 22 3 36 3 56 0 17 0 33 0 50-19 8-37 17-56 25 0 6 0 11 0 17 18-1 35-2 53-3 0 68 0 136 0 204 0 53 25 75 81 75 17 0 34-2 37-8 12-12 24-24 36-36-4-5-7-10-11-14-17 11-28 14-42 14-28 0-39-14-39-48 0-62 0-125 0-187 30 0 61 0 92 0 2-13 4-26 6-39z">
            <text:p/>
          </draw:path>
          <draw:path draw:style-name="gr26" draw:text-style-name="P11" draw:layer="layout" svg:width="0.245cm" svg:height="0.946cm" svg:x="12.854cm" svg:y="9.066cm" svg:viewBox="0 0 246 947" svg:d="M8 0c-2 6-5 11-8 17 131 109 159 225 159 452 0 228-25 344-159 461 4 5 7 11 11 17 143-98 235-282 235-472 0-210-89-377-238-475z">
            <text:p/>
          </draw:path>
          <draw:path draw:style-name="gr26" draw:text-style-name="P11" draw:layer="layout" svg:width="0.298cm" svg:height="0.348cm" svg:x="13.182cm" svg:y="9.608cm" svg:viewBox="0 0 299 349" svg:d="M288 240c-4 0-9 0-14 0-5 15-11 30-17 45-5 11-14 17-28 17-16 0-30-3-47-9-25-3-48-8-62-8-22 0-42 5-67 17 80-92 161-183 241-274 2-8 3-15 5-22-2-2-5-4-8-6-5 6-9 11-14 17-8 5-14 8-25 8-25 0-62-5-95-14-20-5-39-11-59-11-11 0-25 0-42 6-8 28-15 57-22 86 4 0 9 0 14 0 7-13 14-26 22-39 11-3 17-6 28-6 8 0 17 3 31 6 25 3 42 6 58 6 26 0 42-3 65-17-84 95-168 190-252 285 3 6 6 13 8 19 20-17 40-22 65-22 17 0 36 3 75 11 42 11 65 14 84 14 9 0 14 0 37-6 5-44 11-69 19-103z">
            <text:p/>
          </draw:path>
        </draw:g>
        <draw:g draw:style-name="gr5">
          <svg:title>TexMaths</svg:title>
          <svg:desc>28§latex§$$(\yF_{\text{right}})_x$$§svg§600§TRUE§</svg:desc>
          <draw:path draw:style-name="gr26" draw:text-style-name="P11" draw:layer="layout" svg:width="0.248cm" svg:height="0.946cm" svg:x="12.612cm" svg:y="13.043cm" svg:viewBox="0 0 249 947" svg:d="M241 0c-151 98-241 265-241 475 0 190 92 374 238 472 4-6 7-12 11-17-137-117-159-233-159-461 0-227 27-343 159-452-3-6-6-11-8-17z">
            <text:p/>
          </draw:path>
          <draw:path draw:style-name="gr26" draw:text-style-name="P11" draw:layer="layout" svg:width="0.584cm" svg:height="0.666cm" svg:x="12.908cm" svg:y="13.116cm" svg:viewBox="0 0 585 667" svg:d="M562 156c8-49 15-98 23-148-3-1-6-3-9-5-57-1-113-2-170-3-59 0-95 3-154 3-62 0-105-2-157-3-1 10-2 20-3 31 16 1 32 2 48 3 36 2 45 8 45 30 0 6 0 14-3 20-26 151-52 301-78 452-14 76-26 92-59 95-14 1-28 2-42 3-1 11-2 22-3 33 50-1 92-2 151-2 62 0 106 1 160 2 1-11 3-22 5-33-20-1-41-2-61-3-26-3-37-8-37-31 0-8 3-19 6-33 11-63 22-127 33-190 19 0 38 0 56 0 55 1 110 2 165 3 5-15 10-30 14-45-2-3-3-6-5-8-46 1-92 2-137 2-28 0-56 0-84 0 17-93 33-186 50-279 31-3 59-3 90-3 25 0 106 6 117 14 6 9 6 17 6 45 0 17 0 34 0 50 11 0 22 0 33 0z">
            <text:p/>
          </draw:path>
          <draw:path draw:style-name="gr26" draw:text-style-name="P11" draw:layer="layout" svg:width="0.254cm" svg:height="0.337cm" svg:x="13.474cm" svg:y="13.604cm" svg:viewBox="0 0 255 338" svg:d="M255 8c-9-5-20-8-34-8-22 0-45 11-59 31-14 16-28 31-42 47 0-25 0-50 0-75-2-1-3-2-5-3-37 17-73 25-112 31 0 6 0 13 0 19 8 0 17 0 25 0 31 0 34 6 34 53 0 53 0 106 0 159 0 45-3 51-28 54-12 0-23 0-34 0 0 7 0 14 0 22 31 0 59-3 90-3 33 0 67 3 103 3 0-8 0-15 0-22-13 0-26 0-39 0-31-3-34-6-34-54 0-40 0-81 0-122 0-42 31-79 65-79 22 0 36 12 47 34 6 0 11 0 17 0 2-29 4-58 6-87z">
            <text:p/>
          </draw:path>
          <draw:path draw:style-name="gr26" draw:text-style-name="P11" draw:layer="layout" svg:width="0.178cm" svg:height="0.493cm" svg:x="13.759cm" svg:y="13.448cm" svg:viewBox="0 0 179 494" svg:d="M179 494c0-7 0-15 0-22-11 0-22 0-34 0-25-3-25-8-25-53 0-87 0-173 0-260-3-1-5-2-8-3-36 17-73 26-112 31 0 7 0 13 0 20 9 0 19 0 28 0 28 0 31 5 31 53 0 53 0 106 0 159 0 45-3 50-25 53-12 0-23 0-34 0 0 7 0 15 0 22 31 0 59-3 90-3 30 0 58 3 89 3zM126 36c0-19-17-36-36-36-23 0-37 15-37 36s16 37 37 37c20 0 36-14 36-37z">
            <text:p/>
          </draw:path>
          <draw:path draw:style-name="gr26" draw:text-style-name="P11" draw:layer="layout" svg:width="0.365cm" svg:height="0.538cm" svg:x="13.974cm" svg:y="13.604cm" svg:viewBox="0 0 366 539" svg:d="M366 36c0-2-1-5-2-8-34 1-67 2-101 3-25-23-53-31-87-31-33 0-70 11-98 28-39 22-61 59-61 100 0 54 33 90 87 95-19 15-38 30-56 45-9 11-12 20-12 31 0 19 12 30 48 42-22 11-43 22-64 33-9 6-20 31-20 53 0 67 64 112 157 112 106 0 193-70 193-156 0-51-37-87-84-87-38 0-77 0-115 0-39 0-56-8-56-28 0-8 6-17 25-33 3-3 6-6 9-9 5 3 11 3 16 3 31 0 70-14 98-34 34-25 48-53 48-92 0-14 0-22-8-36 22 0 44 0 67 0 5-10 11-20 16-31zM232 126c0 47-31 78-75 78-48 0-79-36-79-92s26-87 73-87c48 0 81 39 81 101zM294 408c0 61-59 109-135 109-61 0-103-37-103-90 0-33 17-61 48-75 11-3 30-6 81-6 81 0 109 17 109 62z">
            <text:p/>
          </draw:path>
          <draw:path draw:style-name="gr26" draw:text-style-name="P11" draw:layer="layout" svg:width="0.405cm" svg:height="0.521cm" svg:x="14.355cm" svg:y="13.42cm" svg:viewBox="0 0 406 522" svg:d="M406 522c0-7 0-15 0-22-10 0-19 0-28 0-26-3-28-6-28-53 0-46 0-91 0-137 0-84-39-126-121-126-25 0-39 6-56 20-17 16-35 31-53 47 0-82 0-164 0-245-3-2-5-4-8-6-31 14-53 20-112 28 0 6 0 13 0 19 14 0 28 0 42 0 11 0 17 9 17 31 0 123 0 246 0 369 0 44-3 50-25 53-12 0-23 0-34 0 0 7 0 15 0 22 31 0 60-3 90-3 29 0 58 3 89 3 0-7 0-15 0-22-11 0-22 0-34 0-25-3-25-9-25-53 0-50 0-101 0-151 0-34 48-67 90-67 47 0 81 36 81 89 0 68 0 136 0 204 17 0 36-3 56-3 19 0 39 3 59 3z">
            <text:p/>
          </draw:path>
          <draw:path draw:style-name="gr26" draw:text-style-name="P11" draw:layer="layout" svg:width="0.214cm" svg:height="0.451cm" svg:x="14.783cm" svg:y="13.495cm" svg:viewBox="0 0 215 452" svg:d="M215 134c-33 1-67 2-100 3 0-9 0-19 0-28 0-28 2-53 8-101-3-2-6-5-8-8-17 11-39 20-62 28 3 22 3 36 3 56 0 17 0 33 0 50-19 8-37 17-56 25 0 6 0 11 0 17 19-1 37-2 56-3 0 68 0 136 0 204 0 53 22 75 78 75 17 0 34-2 39-8 12-12 23-24 34-36-3-5-6-10-8-14-20 11-31 14-42 14-28 0-42-14-42-48 0-62 0-125 0-187 30 0 61 0 92 0 3-13 6-26 8-39z">
            <text:p/>
          </draw:path>
          <draw:path draw:style-name="gr26" draw:text-style-name="P11" draw:layer="layout" svg:width="0.248cm" svg:height="0.946cm" svg:x="15.082cm" svg:y="13.043cm" svg:viewBox="0 0 249 947" svg:d="M11 0c-4 6-7 11-11 17 134 109 159 225 159 452 0 228-22 344-159 461 5 5 9 11 14 17 143-98 235-282 235-472 0-210-90-377-238-475z">
            <text:p/>
          </draw:path>
          <draw:path draw:style-name="gr26" draw:text-style-name="P11" draw:layer="layout" svg:width="0.34cm" svg:height="0.348cm" svg:x="15.418cm" svg:y="13.585cm" svg:viewBox="0 0 341 349" svg:d="M316 288c-2-5-4-10-5-14-28 19-45 30-56 30-12 0-20-5-28-19-6-14-14-42-17-62-5-24-10-48-14-72 8-11 17-23 25-34 34-47 53-64 76-64 11 0 19 6 22 17 4-1 7-2 11-3 4-20 8-41 11-61-8-6-16-6-22-6-28 0-56 25-101 89-9 13-18 26-28 39-1-11-2-22-3-33-8-70-28-95-70-95-19 0-33 6-41 14-14 20-28 39-42 59 4 2 9 5 14 8 19-25 36-34 47-34 25 0 39 28 53 98 3 15 6 30 9 45-11 15-21 30-31 45-31 47-53 69-73 69-11 0-19-2-22-5-2-8-4-15-6-23-4 1-9 2-14 3 0 14-3 25-8 48 0 8 0 11-3 14 11 5 22 8 31 8 25 0 53-20 75-53 18-28 36-56 53-84 3 17 6 34 9 50 11 62 25 87 50 87 17 0 39-11 62-31 12-10 24-20 36-30z">
            <text:p/>
          </draw:path>
        </draw:g>
        <presentation:notes draw:style-name="dp2">
          <draw:page-thumbnail draw:style-name="gr7" draw:layer="layout" svg:width="21.219cm" svg:height="10.476cm" svg:x="0.185cm" svg:y="2.123cm" draw:page-number="82" presentation:class="page"/>
          <draw:frame presentation:style-name="pr1" draw:text-style-name="P7" draw:layer="layout" svg:width="16.771cm" svg:height="12.572cm" svg:x="2.409cm" svg:y="13.271cm" presentation:class="notes" presentation:placeholder="true">
            <draw:text-box/>
          </draw:frame>
        </presentation:notes>
      </draw:page>
      <draw:page draw:name="page83" draw:style-name="dp1" draw:master-page-name="Default">
        <office:forms form:automatic-focus="false" form:apply-design-mode="false"/>
        <draw:frame draw:style-name="gr8" draw:text-style-name="P1" draw:layer="layout" svg:width="18.293cm" svg:height="14.277cm" svg:x="5.704cm" svg:y="6.247cm">
          <draw:image xlink:href="Pictures/10000000000002900000020031AF1E84.jpg" xlink:type="simple" xlink:show="embed" xlink:actuate="onLoad" draw:mime-type="image/jpeg">
            <text:p/>
          </draw:image>
        </draw:frame>
        <draw:polygon draw:style-name="gr404" draw:text-style-name="P1" draw:layer="layout" svg:width="12.265cm" svg:height="16.589cm" draw:transform="skewX (-3.66134598916496E-017) rotate (-1.84481301935801) translate (24.1995158092514cm 8.04436012415825cm)" svg:viewBox="0 0 12266 16590" draw:points="7429,13210 11538,13209 12266,10848 9846,1396 8232,0 4596,2278 4939,3743 2783,4349 1455,1077 0,1620 4453,16590 6255,16240 5332,12204 7061,11718 7458,13184">
          <text:p/>
        </draw:polygon>
        <draw:g draw:style-name="gr5">
          <draw:frame draw:style-name="gr8" draw:text-style-name="P1" draw:layer="layout" svg:width="11.681cm" svg:height="6.571cm" svg:x="1.307cm" svg:y="0.141cm">
            <draw:image xlink:href="Pictures/10000001000001C700000100EE74E754.png" xlink:type="simple" xlink:show="embed" xlink:actuate="onLoad" draw:mime-type="image/png">
              <text:p/>
            </draw:image>
          </draw:frame>
          <draw:line draw:style-name="gr388" draw:text-style-name="P158" draw:layer="layout" svg:x1="7.202cm" svg:y1="0.954cm" svg:x2="7.059cm" svg:y2="5.901cm">
            <text:p/>
          </draw:line>
        </draw:g>
        <draw:g draw:style-name="gr5">
          <draw:frame draw:style-name="gr405" draw:text-style-name="P1" draw:layer="layout" svg:width="11.681cm" svg:height="6.571cm" svg:x="16.607cm" svg:y="0.142cm">
            <draw:image xlink:href="Pictures/10000001000001C700000100EE74E754.png" xlink:type="simple" xlink:show="embed" xlink:actuate="onLoad" draw:mime-type="image/png">
              <text:p/>
            </draw:image>
          </draw:frame>
          <draw:line draw:style-name="gr388" draw:text-style-name="P158" draw:layer="layout" svg:x1="22.393cm" svg:y1="0.955cm" svg:x2="22.536cm" svg:y2="5.902cm">
            <text:p/>
          </draw:line>
        </draw:g>
        <draw:polygon draw:style-name="gr406" draw:text-style-name="P61" draw:layer="layout" svg:width="11.6cm" svg:height="2.622cm" svg:x="1.387cm" svg:y="6.712cm" svg:viewBox="0 0 11601 2623" draw:points="0,0 5486,2623 11601,0">
          <text:p/>
        </draw:polygon>
        <draw:polygon draw:style-name="gr406" draw:text-style-name="P61" draw:layer="layout" svg:width="11.6cm" svg:height="2.127cm" svg:x="16.632cm" svg:y="6.713cm" svg:viewBox="0 0 11601 2128" draw:points="0,0 6137,2128 11601,0">
          <text:p/>
        </draw:polygon>
        <draw:frame draw:style-name="gr407" draw:text-style-name="P164" draw:layer="layout" svg:width="2.195cm" svg:height="1.945cm" svg:x="5.938cm" svg:y="8.413cm">
          <draw:text-box>
            <text:p><text:span text:style-name="T101"></text:span></text:p>
          </draw:text-box>
        </draw:frame>
        <draw:frame draw:style-name="gr407" draw:text-style-name="P164" draw:layer="layout" svg:width="2.195cm" svg:height="1.945cm" svg:x="21.783cm" svg:y="7.836cm">
          <draw:text-box>
            <text:p><text:span text:style-name="T101"></text:span></text:p>
          </draw:text-box>
        </draw:frame>
        <draw:g draw:style-name="gr5">
          <draw:line draw:style-name="gr307" draw:text-style-name="P67" draw:layer="layout" svg:x1="2.621cm" svg:y1="18.796cm" svg:x2="4.971cm" svg:y2="18.796cm">
            <text:p/>
          </draw:line>
          <draw:line draw:style-name="gr308" draw:text-style-name="P67" draw:layer="layout" svg:x1="2.621cm" svg:y1="18.796cm" svg:x2="2.621cm" svg:y2="16.446cm">
            <text:p/>
          </draw:line>
          <draw:frame draw:style-name="gr408" draw:text-style-name="P165" draw:layer="layout" svg:width="0.751cm" svg:height="1.381cm" svg:x="1.654cm" svg:y="16.033cm">
            <draw:text-box>
              <text:p><text:span text:style-name="T102">z</text:span></text:p>
            </draw:text-box>
          </draw:frame>
          <draw:frame draw:style-name="gr409" draw:text-style-name="P165" draw:layer="layout" svg:width="0.752cm" svg:height="1.381cm" svg:x="4.173cm" svg:y="18.647cm">
            <draw:text-box>
              <text:p><text:span text:style-name="T102">x</text:span></text:p>
            </draw:text-box>
          </draw:frame>
        </draw:g>
        <presentation:notes draw:style-name="dp2">
          <draw:page-thumbnail draw:style-name="gr7" draw:layer="layout" svg:width="21.219cm" svg:height="10.476cm" svg:x="0.185cm" svg:y="2.123cm" draw:page-number="83" presentation:class="page"/>
          <draw:frame presentation:style-name="pr1" draw:text-style-name="P7" draw:layer="layout" svg:width="16.771cm" svg:height="12.572cm" svg:x="2.409cm" svg:y="13.271cm" presentation:class="notes" presentation:placeholder="true">
            <draw:text-box/>
          </draw:frame>
        </presentation:notes>
      </draw:page>
      <draw:page draw:name="page84" draw:style-name="dp1" draw:master-page-name="Default">
        <office:forms form:automatic-focus="false" form:apply-design-mode="false"/>
        <draw:frame draw:style-name="gr8" draw:text-style-name="P1" draw:layer="layout" svg:width="12.237cm" svg:height="6.884cm" svg:x="1.393cm" svg:y="1.333cm">
          <draw:image xlink:href="Pictures/10000001000001C700000100EE74E754.png" xlink:type="simple" xlink:show="embed" xlink:actuate="onLoad" draw:mime-type="image/png">
            <text:p/>
          </draw:image>
        </draw:frame>
        <draw:line draw:style-name="gr410" draw:text-style-name="P158" draw:layer="layout" svg:x1="7.568cm" svg:y1="2.185cm" svg:x2="7.419cm" svg:y2="7.367cm">
          <text:p/>
        </draw:line>
        <draw:custom-shape draw:style-name="gr411" draw:text-style-name="P160" draw:layer="layout" svg:width="0.948cm" svg:height="3.159cm" draw:transform="skewX (0.000698131700797735) rotate (1.6002923911536) translate (8.034cm 5.33cm)">
          <text:p/>
          <draw:enhanced-geometry svg:viewBox="0 0 21600 21600" draw:mirror-horizontal="tru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2.237cm" svg:height="6.884cm" svg:x="1.394cm" svg:y="9.333cm">
          <draw:image xlink:href="Pictures/10000001000001C700000100EE74E754.png" xlink:type="simple" xlink:show="embed" xlink:actuate="onLoad" draw:mime-type="image/png">
            <text:p/>
          </draw:image>
        </draw:frame>
        <draw:line draw:style-name="gr412" draw:text-style-name="P158" draw:layer="layout" svg:x1="7.583cm" svg:y1="11.094cm" svg:x2="7.489cm" svg:y2="14.389cm">
          <text:p/>
        </draw:line>
        <draw:custom-shape draw:style-name="gr411" draw:text-style-name="P160" draw:layer="layout" svg:width="0.948cm" svg:height="3.159cm" draw:transform="skewX (0.000698131700797732) translate (8.18cm 9.772cm)">
          <text:p/>
          <draw:enhanced-geometry svg:viewBox="0 0 21600 21600" draw:mirror-horizontal="true" draw:mirror-vertical="tru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21.219cm" svg:height="10.476cm" svg:x="0.185cm" svg:y="2.123cm" draw:page-number="84" presentation:class="page"/>
          <draw:frame presentation:style-name="pr1" draw:text-style-name="P7" draw:layer="layout" svg:width="16.771cm" svg:height="12.572cm" svg:x="2.409cm" svg:y="13.271cm" presentation:class="notes" presentation:placeholder="true">
            <draw:text-box/>
          </draw:frame>
        </presentation:notes>
      </draw:page>
      <draw:page draw:name="page85"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413" draw:text-style-name="P167" draw:layer="layout" svg:x1="16.493cm" svg:y1="5.291cm" svg:x2="13.993cm" svg:y2="5.291cm">
          <text:p text:style-name="P166"><text:span text:style-name="T103">Δ</text:span><text:span text:style-name="T104">l</text:span><text:span text:style-name="T105"> </text:span><text:span text:style-name="T106">&lt; 0</text:span></text:p>
        </draw:measure>
        <draw:measure draw:style-name="gr414" draw:text-style-name="P167" draw:layer="layout" svg:x1="16.708cm" svg:y1="9.045cm" svg:x2="19.715cm" svg:y2="9.045cm">
          <text:p text:style-name="P166"><text:span text:style-name="T103">Δ</text:span><text:span text:style-name="T104">l</text:span><text:span text:style-name="T105"> </text:span><text:span text:style-name="T106">&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415" draw:text-style-name="P168" draw:layer="layout" svg:width="0.604cm" svg:height="3.159cm" draw:transform="skewX (0.000698131700797732) rotate (-1.5707963267949) translate (6.869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199" draw:text-style-name="P169" draw:layer="layout" svg:width="1.209cm" svg:height="1.521cm" svg:x="21.016cm" svg:y="8.649cm">
          <draw:text-box>
            <text:p><text:span text:style-name="T107">F</text:span></text:p>
          </draw:text-box>
        </draw:frame>
        <draw:frame draw:style-name="gr199" draw:text-style-name="P169" draw:layer="layout" svg:width="1.209cm" svg:height="1.521cm" svg:x="15.365cm" svg:y="2.648cm">
          <draw:text-box>
            <text:p><text:span text:style-name="T107">F</text:span></text:p>
          </draw:text-box>
        </draw:frame>
        <draw:frame draw:style-name="gr199" draw:text-style-name="P169" draw:layer="layout" svg:width="1.209cm" svg:height="1.521cm" svg:x="4.646cm" svg:y="2.649cm">
          <draw:text-box>
            <text:p><text:span text:style-name="T107">F</text:span></text:p>
          </draw:text-box>
        </draw:frame>
        <draw:frame draw:style-name="gr199" draw:text-style-name="P169" draw:layer="layout" svg:width="1.209cm" svg:height="1.521cm" svg:x="4.718cm" svg:y="8.649cm">
          <draw:text-box>
            <text:p><text:span text:style-name="T107">F</text:span></text:p>
          </draw:text-box>
        </draw:frame>
        <draw:custom-shape draw:style-name="gr416" draw:text-style-name="P1" draw:layer="layout" svg:width="6.779cm" svg:height="1.527cm" svg:x="7.131cm" svg:y="3.394cm">
          <text:p/>
          <draw:enhanced-geometry svg:viewBox="0 0 21600 21600" draw:type="rectangle" draw:enhanced-path="M 0 0 L 21600 0 21600 21600 0 21600 0 0 Z N"/>
        </draw:custom-shape>
        <draw:custom-shape draw:style-name="gr417" draw:text-style-name="P1" draw:layer="layout" svg:width="12.612cm" svg:height="1.527cm" svg:x="7.131cm" svg:y="9.367cm">
          <text:p/>
          <draw:enhanced-geometry svg:viewBox="0 0 21600 21600" draw:type="rectangle" draw:enhanced-path="M 0 0 L 21600 0 21600 21600 0 21600 0 0 Z N"/>
        </draw:custom-shape>
        <draw:custom-shape draw:style-name="gr415" draw:text-style-name="P168"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5" draw:text-style-name="P168"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5" draw:text-style-name="P168" draw:layer="layout" svg:width="0.604cm" svg:height="3.159cm" draw:transform="skewX (0.000698131700797732) rotate (-1.5707963267949) translate (17.516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18" draw:text-style-name="P170" draw:layer="layout" svg:x1="7.281cm" svg:y1="7.27cm" svg:x2="16.402cm" svg:y2="7.27cm">
          <text:p/>
        </draw:line>
        <draw:frame draw:style-name="gr419" draw:text-style-name="P171" draw:layer="layout" svg:width="1.413cm" svg:height="1.733cm" svg:x="10.163cm" svg:y="5.833cm">
          <draw:text-box>
            <text:p><text:span text:style-name="T108">l</text:span><text:span text:style-name="T109">n</text:span></text:p>
          </draw:text-box>
        </draw:frame>
        <presentation:notes draw:style-name="dp2">
          <draw:page-thumbnail draw:style-name="gr7" draw:layer="layout" svg:width="21.219cm" svg:height="10.476cm" svg:x="0.185cm" svg:y="2.123cm" draw:page-number="85" presentation:class="page"/>
          <draw:frame presentation:style-name="pr1" draw:text-style-name="P7" draw:layer="layout" svg:width="16.771cm" svg:height="12.572cm" svg:x="2.409cm" svg:y="13.271cm" presentation:class="notes" presentation:placeholder="true">
            <draw:text-box/>
          </draw:frame>
        </presentation:notes>
      </draw:page>
      <draw:page draw:name="page86" draw:style-name="dp1" draw:master-page-name="Default">
        <office:forms form:automatic-focus="false" form:apply-design-mode="false"/>
        <draw:frame draw:style-name="gr8" draw:text-style-name="P1" draw:layer="layout" svg:width="1.623cm" svg:height="9.302cm" draw:transform="rotate (1.5707963267949) translate (7.192cm 7.955cm)">
          <draw:image xlink:href="Pictures/10000000000000160000007E449197A3.png" xlink:type="simple" xlink:show="embed" xlink:actuate="onLoad" draw:mime-type="image/png">
            <text:p/>
          </draw:image>
        </draw:frame>
        <draw:measure draw:style-name="gr420" draw:text-style-name="P167" draw:layer="layout" svg:x1="16.493cm" svg:y1="5.291cm" svg:x2="13.993cm" svg:y2="5.291cm">
          <text:p text:style-name="P166"><text:span text:style-name="T103">Δ</text:span><text:span text:style-name="T104">l</text:span><text:span text:style-name="T105"> </text:span><text:span text:style-name="T106">&lt; 0</text:span></text:p>
        </draw:measure>
        <draw:measure draw:style-name="gr421" draw:text-style-name="P167" draw:layer="layout" svg:x1="16.708cm" svg:y1="9.045cm" svg:x2="19.715cm" svg:y2="9.045cm">
          <text:p text:style-name="P166"><text:span text:style-name="T103">Δ</text:span><text:span text:style-name="T104">l</text:span><text:span text:style-name="T105"> </text:span><text:span text:style-name="T106">&gt; 0</text:span></text:p>
        </draw:measure>
        <draw:frame draw:style-name="gr8" draw:text-style-name="P1" draw:layer="layout" svg:width="1.622cm" svg:height="12.477cm" draw:transform="rotate (1.5707963267949) translate (7.192cm 10.941cm)">
          <draw:image xlink:href="Pictures/1000000000000016000000A94417A25C.png" xlink:type="simple" xlink:show="embed" xlink:actuate="onLoad" draw:mime-type="image/png">
            <text:p/>
          </draw:image>
        </draw:frame>
        <draw:custom-shape draw:style-name="gr415" draw:text-style-name="P168" draw:layer="layout" svg:width="0.604cm" svg:height="3.159cm" draw:transform="skewX (0.000698131700797732) rotate (-1.5707963267949) translate (6.869cm 9.82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5707963267949) translate (7.192cm 4.968cm)">
          <draw:image xlink:href="Pictures/10000000000000160000005B43B5DC5E.png" xlink:type="simple" xlink:show="embed" xlink:actuate="onLoad" draw:mime-type="image/png">
            <text:p/>
          </draw:image>
        </draw:frame>
        <draw:frame draw:style-name="gr422" draw:text-style-name="P169" draw:layer="layout" svg:width="1.56cm" svg:height="1.521cm" svg:x="21.016cm" svg:y="8.649cm">
          <draw:text-box>
            <text:p text:style-name="P162"><text:span text:style-name="T110">F</text:span><text:span text:style-name="T111">e</text:span></text:p>
          </draw:text-box>
        </draw:frame>
        <draw:frame draw:style-name="gr422" draw:text-style-name="P169" draw:layer="layout" svg:width="1.56cm" svg:height="1.521cm" svg:x="15.365cm" svg:y="2.648cm">
          <draw:text-box>
            <text:p text:style-name="P162"><text:span text:style-name="T110">F</text:span><text:span text:style-name="T111">e</text:span></text:p>
          </draw:text-box>
        </draw:frame>
        <draw:custom-shape draw:style-name="gr416" draw:text-style-name="P1" draw:layer="layout" svg:width="6.779cm" svg:height="1.527cm" svg:x="7.131cm" svg:y="3.394cm">
          <text:p/>
          <draw:enhanced-geometry svg:viewBox="0 0 21600 21600" draw:type="rectangle" draw:enhanced-path="M 0 0 L 21600 0 21600 21600 0 21600 0 0 Z N"/>
        </draw:custom-shape>
        <draw:custom-shape draw:style-name="gr417" draw:text-style-name="P1" draw:layer="layout" svg:width="12.612cm" svg:height="1.527cm" svg:x="7.131cm" svg:y="9.367cm">
          <text:p/>
          <draw:enhanced-geometry svg:viewBox="0 0 21600 21600" draw:type="rectangle" draw:enhanced-path="M 0 0 L 21600 0 21600 21600 0 21600 0 0 Z N"/>
        </draw:custom-shape>
        <draw:custom-shape draw:style-name="gr415" draw:text-style-name="P168" draw:layer="layout" svg:width="0.604cm" svg:height="3.159cm" draw:transform="skewX (0.000698131700797732) rotate (-1.5707963267949) translate (23.2cm 9.82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5" draw:text-style-name="P168" draw:layer="layout" svg:width="0.604cm" svg:height="3.159cm" draw:transform="skewX (0.000698131700797732) rotate (-1.5707963267949) translate (6.83cm 3.856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5" draw:text-style-name="P168" draw:layer="layout" svg:width="0.604cm" svg:height="3.159cm" draw:transform="skewX (0.000698131700797732) rotate (-1.5707963267949) translate (17.416cm 3.85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18" draw:text-style-name="P170" draw:layer="layout" svg:x1="7.281cm" svg:y1="7.27cm" svg:x2="16.402cm" svg:y2="7.27cm">
          <text:p/>
        </draw:line>
        <draw:frame draw:style-name="gr419" draw:text-style-name="P171" draw:layer="layout" svg:width="1.413cm" svg:height="1.733cm" svg:x="10.163cm" svg:y="5.833cm">
          <draw:text-box>
            <text:p><text:span text:style-name="T108">l</text:span><text:span text:style-name="T109">n</text:span></text:p>
          </draw:text-box>
        </draw:frame>
        <presentation:notes draw:style-name="dp2">
          <draw:page-thumbnail draw:style-name="gr7" draw:layer="layout" svg:width="21.219cm" svg:height="10.476cm" svg:x="0.185cm" svg:y="2.123cm" draw:page-number="86" presentation:class="page"/>
          <draw:frame presentation:style-name="pr1" draw:text-style-name="P7" draw:layer="layout" svg:width="16.771cm" svg:height="12.572cm" svg:x="2.409cm" svg:y="13.271cm" presentation:class="notes" presentation:placeholder="true">
            <draw:text-box/>
          </draw:frame>
        </presentation:notes>
      </draw:page>
      <draw:page draw:name="page87" draw:style-name="dp1" draw:master-page-name="Default">
        <office:forms form:automatic-focus="false" form:apply-design-mode="false"/>
        <draw:g draw:style-name="gr143">
          <draw:frame draw:style-name="gr8" draw:text-style-name="P1" draw:layer="layout" svg:width="1.623cm" svg:height="9.302cm" draw:transform="rotate (2.7087509990952) translate (11.87cm 15.848cm)">
            <draw:image xlink:href="Pictures/10000000000000160000007E449197A3.png" xlink:type="simple" xlink:show="embed" xlink:actuate="onLoad" draw:mime-type="image/png">
              <text:p/>
            </draw:image>
          </draw:frame>
          <draw:measure draw:style-name="gr423" draw:text-style-name="P173" draw:layer="layout" svg:x1="13.353cm" svg:y1="6.288cm" svg:x2="12.305cm" svg:y2="8.558cm">
            <text:p text:style-name="P172"><text:span text:style-name="T112">l &lt;</text:span><text:span text:style-name="T113"> </text:span><text:span text:style-name="T112">l</text:span><text:span text:style-name="T114">n</text:span></text:p>
          </draw:measure>
          <draw:measure draw:style-name="gr424" draw:text-style-name="P173" draw:layer="layout" svg:x1="16.776cm" svg:y1="7.83cm" svg:x2="18.113cm" svg:y2="4.938cm">
            <text:p text:style-name="P172"><text:span text:style-name="T112">l </text:span><text:span text:style-name="T113">&gt; </text:span><text:span text:style-name="T112">l</text:span><text:span text:style-name="T114">n</text:span></text:p>
          </draw:measure>
          <draw:frame draw:style-name="gr8" draw:text-style-name="P1" draw:layer="layout" svg:width="1.622cm" svg:height="12.477cm" draw:transform="rotate (2.7087509990952) translate (14.581cm 17.101cm)">
            <draw:image xlink:href="Pictures/1000000000000016000000A94417A25C.png" xlink:type="simple" xlink:show="embed" xlink:actuate="onLoad" draw:mime-type="image/png">
              <text:p/>
            </draw:image>
          </draw:frame>
          <draw:custom-shape draw:style-name="gr415" draw:text-style-name="P168" draw:layer="layout" svg:width="0.604cm" svg:height="3.159cm" draw:transform="skewX (0.000872664625997143) rotate (-0.432841654494594) translate (13.417cm 16.89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7087509990952) translate (9.159cm 14.595cm)">
            <draw:image xlink:href="Pictures/10000000000000160000005B43B5DC5E.png" xlink:type="simple" xlink:show="embed" xlink:actuate="onLoad" draw:mime-type="image/png">
              <text:p/>
            </draw:image>
          </draw:frame>
          <draw:frame draw:style-name="gr425" draw:text-style-name="P174" draw:layer="layout" svg:width="1.56cm" svg:height="1.521cm" draw:transform="rotate (1.1379546723003) translate (18.299cm 3.59cm)">
            <draw:text-box>
              <text:p text:style-name="P162"><text:span text:style-name="T110">F</text:span><text:span text:style-name="T111">e</text:span></text:p>
            </draw:text-box>
          </draw:frame>
          <draw:frame draw:style-name="gr426" draw:text-style-name="P174" draw:layer="layout" svg:width="1.56cm" svg:height="1.521cm" draw:transform="rotate (1.1379546723003) translate (10.481cm 6.203cm)">
            <draw:text-box>
              <text:p text:style-name="P162"><text:span text:style-name="T110">F</text:span><text:span text:style-name="T111">e</text:span></text:p>
            </draw:text-box>
          </draw:frame>
          <draw:custom-shape draw:style-name="gr416" draw:text-style-name="P1" draw:layer="layout" svg:width="6.779cm" svg:height="1.527cm" draw:transform="rotate (1.1379546723003) translate (7.704cm 13.99cm)">
            <text:p/>
            <draw:enhanced-geometry svg:viewBox="0 0 21600 21600" draw:mirror-horizontal="false" draw:mirror-vertical="false" draw:type="rectangle" draw:enhanced-path="M 0 0 L 21600 0 21600 21600 0 21600 0 0 Z N"/>
          </draw:custom-shape>
          <draw:custom-shape draw:style-name="gr417" draw:text-style-name="P1" draw:layer="layout" svg:width="12.612cm" svg:height="1.527cm" draw:transform="rotate (1.1379546723003) translate (13.126cm 16.496cm)">
            <text:p/>
            <draw:enhanced-geometry svg:viewBox="0 0 21600 21600" draw:mirror-horizontal="false" draw:mirror-vertical="false" draw:type="rectangle" draw:enhanced-path="M 0 0 L 21600 0 21600 21600 0 21600 0 0 Z N"/>
          </draw:custom-shape>
          <draw:custom-shape draw:style-name="gr415" draw:text-style-name="P168" draw:layer="layout" svg:width="0.604cm" svg:height="3.157cm" draw:transform="rotate (-2.7087509990952) translate (20.832cm 4.939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5" draw:text-style-name="P168" draw:layer="layout" svg:width="0.604cm" svg:height="3.157cm" draw:transform="rotate (-2.7087509990952) translate (8.544cm 17.29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5" draw:text-style-name="P168" draw:layer="layout" svg:width="0.604cm" svg:height="3.159cm" draw:transform="skewX (0.000872664625997143) rotate (-0.432841654494594) translate (12.419cm 4.81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18" draw:text-style-name="P170" draw:layer="layout" svg:x1="11.224cm" svg:y1="15.616cm" svg:x2="15.168cm" svg:y2="7.077cm">
            <text:p/>
          </draw:line>
          <draw:frame draw:style-name="gr427" draw:text-style-name="P171" draw:layer="layout" svg:width="1.413cm" svg:height="1.733cm" draw:transform="rotate (1.1379546723003) translate (11.19cm 12.261cm)">
            <draw:text-box>
              <text:p><text:span text:style-name="T108">l</text:span><text:span text:style-name="T109">n</text:span></text:p>
            </draw:text-box>
          </draw:frame>
        </draw:g>
        <presentation:notes draw:style-name="dp2">
          <draw:page-thumbnail draw:style-name="gr7" draw:layer="layout" svg:width="21.219cm" svg:height="10.476cm" svg:x="0.185cm" svg:y="2.123cm" draw:page-number="87" presentation:class="page"/>
          <draw:frame presentation:style-name="pr1" draw:text-style-name="P7" draw:layer="layout" svg:width="16.771cm" svg:height="12.572cm" svg:x="2.409cm" svg:y="13.271cm" presentation:class="notes" presentation:placeholder="true">
            <draw:text-box/>
          </draw:frame>
        </presentation:notes>
      </draw:page>
      <draw:page draw:name="page88" draw:style-name="dp1" draw:master-page-name="Default">
        <office:forms form:automatic-focus="false" form:apply-design-mode="false"/>
        <draw:g draw:style-name="gr143">
          <draw:frame draw:style-name="gr8" draw:text-style-name="P1" draw:layer="layout" svg:width="1.623cm" svg:height="9.302cm" draw:transform="rotate (1.69907802681648) translate (8.697cm 12.014cm)">
            <draw:image xlink:href="Pictures/10000000000000160000007E449197A3.png" xlink:type="simple" xlink:show="embed" xlink:actuate="onLoad" draw:mime-type="image/png">
              <text:p/>
            </draw:image>
          </draw:frame>
          <draw:measure draw:style-name="gr428" draw:text-style-name="P173" draw:layer="layout" svg:x1="17.58cm" svg:y1="8.183cm" svg:x2="15.101cm" svg:y2="8.503cm">
            <text:p text:style-name="P172"><text:span text:style-name="T112">l &lt;</text:span><text:span text:style-name="T113"> </text:span><text:span text:style-name="T112">l</text:span><text:span text:style-name="T114">n</text:span></text:p>
          </draw:measure>
          <draw:measure draw:style-name="gr429" draw:text-style-name="P173" draw:layer="layout" svg:x1="18.096cm" svg:y1="11.901cm" svg:x2="21.256cm" svg:y2="11.495cm">
            <text:p text:style-name="P172"><text:span text:style-name="T112">l </text:span><text:span text:style-name="T113">&gt; </text:span><text:span text:style-name="T112">l</text:span><text:span text:style-name="T114">n</text:span></text:p>
          </draw:measure>
          <draw:frame draw:style-name="gr8" draw:text-style-name="P1" draw:layer="layout" svg:width="1.622cm" svg:height="12.477cm" draw:transform="rotate (1.69907802681648) translate (9.078cm 14.977cm)">
            <draw:image xlink:href="Pictures/1000000000000016000000A94417A25C.png" xlink:type="simple" xlink:show="embed" xlink:actuate="onLoad" draw:mime-type="image/png">
              <text:p/>
            </draw:image>
          </draw:frame>
          <draw:custom-shape draw:style-name="gr415" draw:text-style-name="P168" draw:layer="layout" svg:width="0.604cm" svg:height="3.159cm" draw:transform="rotate (-1.44251462677331) translate (8.648cm 13.90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1.69907802681648) translate (8.315cm 9.052cm)">
            <draw:image xlink:href="Pictures/10000000000000160000005B43B5DC5E.png" xlink:type="simple" xlink:show="embed" xlink:actuate="onLoad" draw:mime-type="image/png">
              <text:p/>
            </draw:image>
          </draw:frame>
          <draw:frame draw:style-name="gr430" draw:text-style-name="P174" draw:layer="layout" svg:width="1.56cm" svg:height="1.521cm" draw:transform="rotate (0.128281700021583) translate (22.496cm 10.935cm)">
            <draw:text-box>
              <text:p text:style-name="P162"><text:span text:style-name="T110">F</text:span><text:span text:style-name="T111">e</text:span></text:p>
            </draw:text-box>
          </draw:frame>
          <draw:frame draw:style-name="gr431" draw:text-style-name="P174" draw:layer="layout" svg:width="1.56cm" svg:height="1.521cm" draw:transform="rotate (0.128281700021583) translate (16.124cm 5.706cm)">
            <draw:text-box>
              <text:p text:style-name="P162"><text:span text:style-name="T110">F</text:span><text:span text:style-name="T111">e</text:span></text:p>
            </draw:text-box>
          </draw:frame>
          <draw:custom-shape draw:style-name="gr416" draw:text-style-name="P1" draw:layer="layout" svg:width="6.779cm" svg:height="1.527cm" draw:transform="rotate (0.128281700021583) translate (8.053cm 7.499cm)">
            <text:p/>
            <draw:enhanced-geometry svg:viewBox="0 0 21600 21600" draw:mirror-horizontal="false" draw:mirror-vertical="false" draw:type="rectangle" draw:enhanced-path="M 0 0 L 21600 0 21600 21600 0 21600 0 0 Z N"/>
          </draw:custom-shape>
          <draw:custom-shape draw:style-name="gr417" draw:text-style-name="P1" draw:layer="layout" svg:width="12.612cm" svg:height="1.527cm" draw:transform="rotate (0.128281700021583) translate (8.816cm 13.423cm)">
            <text:p/>
            <draw:enhanced-geometry svg:viewBox="0 0 21600 21600" draw:mirror-horizontal="false" draw:mirror-vertical="false" draw:type="rectangle" draw:enhanced-path="M 0 0 L 21600 0 21600 21600 0 21600 0 0 Z N"/>
          </draw:custom-shape>
          <draw:custom-shape draw:style-name="gr415" draw:text-style-name="P168" draw:layer="layout" svg:width="0.604cm" svg:height="3.161cm" draw:transform="skewX (0.00575958653158131) rotate (-1.69907802681648) translate (24.889cm 12.212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5" draw:text-style-name="P168" draw:layer="layout" svg:width="0.604cm" svg:height="3.161cm" draw:transform="skewX (0.00575958653158131) rotate (-1.69907802681648) translate (7.89cm 8.383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5" draw:text-style-name="P168" draw:layer="layout" svg:width="0.604cm" svg:height="3.159cm" draw:transform="rotate (-1.44251462677331) translate (18.345cm 6.634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18" draw:text-style-name="P170" draw:layer="layout" svg:x1="8.549cm" svg:y1="11.344cm" svg:x2="17.877cm" svg:y2="10.139cm">
            <text:p/>
          </draw:line>
          <draw:frame draw:style-name="gr427" draw:text-style-name="P171" draw:layer="layout" svg:width="1.413cm" svg:height="1.733cm" draw:transform="rotate (0.128281700021583) translate (11.372cm 9.53cm)">
            <draw:text-box>
              <text:p><text:span text:style-name="T108">l</text:span><text:span text:style-name="T109">n</text:span></text:p>
            </draw:text-box>
          </draw:frame>
        </draw:g>
        <presentation:notes draw:style-name="dp2">
          <draw:page-thumbnail draw:style-name="gr7" draw:layer="layout" svg:width="21.219cm" svg:height="10.476cm" svg:x="0.185cm" svg:y="2.123cm" draw:page-number="88" presentation:class="page"/>
          <draw:frame presentation:style-name="pr1" draw:text-style-name="P7" draw:layer="layout" svg:width="16.771cm" svg:height="12.572cm" svg:x="2.409cm" svg:y="13.271cm" presentation:class="notes" presentation:placeholder="true">
            <draw:text-box/>
          </draw:frame>
        </presentation:notes>
      </draw:page>
      <draw:page draw:name="page89" draw:style-name="dp1" draw:master-page-name="Default">
        <office:forms form:automatic-focus="false" form:apply-design-mode="false"/>
        <draw:frame draw:style-name="gr8" draw:text-style-name="P1" draw:layer="layout" svg:width="1.623cm" svg:height="9.302cm" draw:transform="rotate (2.83999975884517) translate (13.347cm 15.719cm)">
          <draw:image xlink:href="Pictures/10000000000000160000007E449197A3.png" xlink:type="simple" xlink:show="embed" xlink:actuate="onLoad" draw:mime-type="image/png">
            <text:p/>
          </draw:image>
        </draw:frame>
        <draw:measure draw:style-name="gr432" draw:text-style-name="P167" draw:layer="layout" svg:x1="13.567cm" svg:y1="6.046cm" svg:x2="12.824cm" svg:y2="8.433cm">
          <text:p text:style-name="P166"><text:span text:style-name="T103">Δ</text:span><text:span text:style-name="T104">l</text:span><text:span text:style-name="T105"> </text:span><text:span text:style-name="T106">&lt; 0</text:span></text:p>
        </draw:measure>
        <draw:measure draw:style-name="gr433" draw:text-style-name="P167" draw:layer="layout" svg:x1="17.214cm" svg:y1="6.956cm" svg:x2="18.109cm" svg:y2="4.085cm">
          <text:p text:style-name="P166"><text:span text:style-name="T103">Δ</text:span><text:span text:style-name="T104">l</text:span><text:span text:style-name="T105"> </text:span><text:span text:style-name="T106">&gt; 0</text:span></text:p>
        </draw:measure>
        <draw:frame draw:style-name="gr8" draw:text-style-name="P1" draw:layer="layout" svg:width="1.622cm" svg:height="12.477cm" draw:transform="rotate (2.83999975884517) translate (16.198cm 16.605cm)">
          <draw:image xlink:href="Pictures/1000000000000016000000A94417A25C.png" xlink:type="simple" xlink:show="embed" xlink:actuate="onLoad" draw:mime-type="image/png">
            <text:p/>
          </draw:image>
        </draw:frame>
        <draw:custom-shape draw:style-name="gr415" draw:text-style-name="P168" draw:layer="layout" svg:width="0.604cm" svg:height="3.164cm" draw:transform="skewX (0.0125663706143591) rotate (-0.30159289474462) translate (15.044cm 16.53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1" draw:layer="layout" svg:width="1.622cm" svg:height="6.718cm" draw:transform="rotate (2.83999975884517) translate (10.496cm 14.831cm)">
          <draw:image xlink:href="Pictures/10000000000000160000005B43B5DC5E.png" xlink:type="simple" xlink:show="embed" xlink:actuate="onLoad" draw:mime-type="image/png">
            <text:p/>
          </draw:image>
        </draw:frame>
        <draw:frame draw:style-name="gr422" draw:text-style-name="P169" draw:layer="layout" svg:width="1.56cm" svg:height="1.521cm" draw:transform="rotate (1.26920343205028) translate (18.116cm 2.725cm)">
          <draw:text-box>
            <text:p><text:span text:style-name="T107">F</text:span><text:span text:style-name="T111">e</text:span></text:p>
          </draw:text-box>
        </draw:frame>
        <draw:frame draw:style-name="gr422" draw:text-style-name="P169" draw:layer="layout" svg:width="1.56cm" svg:height="1.521cm" draw:transform="rotate (1.26920343205028) translate (10.708cm 6.338cm)">
          <draw:text-box>
            <text:p text:style-name="P162"><text:span text:style-name="T110">F</text:span><text:span text:style-name="T111">e</text:span></text:p>
          </draw:text-box>
        </draw:frame>
        <draw:custom-shape draw:style-name="gr416" draw:text-style-name="P1" draw:layer="layout" svg:width="6.779cm" svg:height="1.527cm" draw:transform="rotate (1.26920343205028) translate (8.974cm 14.422cm)">
          <text:p/>
          <draw:enhanced-geometry svg:viewBox="0 0 21600 21600" draw:type="rectangle" draw:enhanced-path="M 0 0 L 21600 0 21600 21600 0 21600 0 0 Z N"/>
        </draw:custom-shape>
        <draw:custom-shape draw:style-name="gr417" draw:text-style-name="P1" draw:layer="layout" svg:width="12.612cm" svg:height="1.527cm" draw:transform="rotate (1.26920343205028) translate (14.678cm 16.197cm)">
          <text:p/>
          <draw:enhanced-geometry svg:viewBox="0 0 21600 21600" draw:type="rectangle" draw:enhanced-path="M 0 0 L 21600 0 21600 21600 0 21600 0 0 Z N"/>
        </draw:custom-shape>
        <draw:custom-shape draw:style-name="gr415" draw:text-style-name="P168" draw:layer="layout" svg:width="0.604cm" svg:height="3.158cm" draw:transform="rotate (-2.83999975884517) translate (20.467cm 4.004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5" draw:text-style-name="P168" draw:layer="layout" svg:width="0.604cm" svg:height="3.158cm" draw:transform="rotate (-2.83999975884517) translate (9.901cm 17.861cm)">
          <text:p/>
          <draw:enhanced-geometry svg:viewBox="0 0 21600 21600" draw:mirror-horizontal="fals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5" draw:text-style-name="P168" draw:layer="layout" svg:width="0.604cm" svg:height="3.164cm" draw:transform="skewX (0.0125663706143591) rotate (-0.30159289474462) translate (12.502cm 4.599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style-name="gr418" draw:text-style-name="P170" draw:layer="layout" svg:x1="12.72cm" svg:y1="15.43cm" svg:x2="15.429cm" svg:y2="6.721cm">
          <text:p/>
        </draw:line>
        <draw:frame draw:style-name="gr419" draw:text-style-name="P171" draw:layer="layout" svg:width="1.413cm" svg:height="1.733cm" draw:transform="rotate (1.26920343205028) translate (12.203cm 12.252cm)">
          <draw:text-box>
            <text:p><text:span text:style-name="T108">l</text:span><text:span text:style-name="T109">n</text:span></text:p>
          </draw:text-box>
        </draw:frame>
        <presentation:notes draw:style-name="dp2">
          <draw:page-thumbnail draw:style-name="gr7" draw:layer="layout" svg:width="21.219cm" svg:height="10.476cm" svg:x="0.185cm" svg:y="2.123cm" draw:page-number="89" presentation:class="page"/>
          <draw:frame presentation:style-name="pr1" draw:text-style-name="P7" draw:layer="layout" svg:width="16.771cm" svg:height="12.572cm" svg:x="2.409cm" svg:y="13.271cm" presentation:class="notes" presentation:placeholder="true">
            <draw:text-box/>
          </draw:frame>
        </presentation:notes>
      </draw:page>
      <draw:page draw:name="page90" draw:style-name="dp1" draw:master-page-name="Default">
        <office:forms form:automatic-focus="false" form:apply-design-mode="false"/>
        <draw:frame draw:style-name="gr8" draw:text-style-name="P1" draw:layer="layout" svg:width="1.62cm" svg:height="9.551cm" svg:x="27.103cm" svg:y="6.281cm">
          <draw:image xlink:href="Pictures/10000001000000160000007EDC6C60E4.png" xlink:type="simple" xlink:show="embed" xlink:actuate="onLoad" draw:mime-type="image/png">
            <text:p/>
          </draw:image>
        </draw:frame>
        <draw:frame draw:style-name="gr8" draw:text-style-name="P1" draw:layer="layout" svg:width="1.62cm" svg:height="9.3cm" svg:x="13.209cm" svg:y="6.375cm">
          <draw:image xlink:href="Pictures/10000001000000160000007EDC6C60E4.png" xlink:type="simple" xlink:show="embed" xlink:actuate="onLoad" draw:mime-type="image/png">
            <text:p/>
          </draw:image>
        </draw:frame>
        <draw:frame draw:style-name="gr8" draw:text-style-name="P1" draw:layer="layout" svg:width="1.623cm" svg:height="9.302cm" svg:x="2.091cm" svg:y="3.217cm">
          <draw:image xlink:href="Pictures/10000000000000160000007E449197A3.png" xlink:type="simple" xlink:show="embed" xlink:actuate="onLoad" draw:mime-type="image/png">
            <text:p/>
          </draw:image>
        </draw:frame>
        <draw:custom-shape draw:style-name="gr434" draw:text-style-name="P176" draw:layer="layout" svg:width="1.635cm" svg:height="1.635cm" svg:x="13.194cm" svg:y="15.75cm">
          <text:p text:style-name="P175"><text:span text:style-name="T115">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176" draw:layer="layout" svg:width="1.635cm" svg:height="1.635cm" svg:x="13.194cm" svg:y="4.739cm">
          <text:p text:style-name="P175"><text:span text:style-name="T116">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5" draw:text-style-name="P1" draw:layer="layout" svg:width="1.74cm" svg:height="12.777cm" svg:x="13.141cm" svg:y="4.668cm">
          <text:p/>
          <draw:enhanced-geometry svg:viewBox="0 0 21600 21600" draw:type="rectangle" draw:enhanced-path="M 0 0 L 21600 0 21600 21600 0 21600 0 0 Z N"/>
        </draw:custom-shape>
        <draw:line draw:style-name="gr436" draw:text-style-name="P1" draw:layer="layout" svg:x1="13.141cm" svg:y1="6.455cm" svg:x2="14.881cm" svg:y2="6.455cm">
          <text:p/>
        </draw:line>
        <draw:line draw:style-name="gr437" draw:text-style-name="P1" draw:layer="layout" svg:x1="13.141cm" svg:y1="15.657cm" svg:x2="14.881cm" svg:y2="15.657cm">
          <text:p/>
        </draw:line>
        <draw:custom-shape draw:style-name="gr438" draw:text-style-name="P168" draw:layer="layout" svg:width="0.565cm" svg:height="3cm" draw:transform="skewX (0.00174532925199433) rotate (-3.14159265358979) translate (15.561cm 8.42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39" draw:text-style-name="P177" draw:layer="layout" svg:width="2.107cm" svg:height="1.733cm" svg:x="15.284cm" svg:y="5.233cm">
          <draw:text-box>
            <text:p><text:span text:style-name="T20">F</text:span><text:span text:style-name="T117">bs</text:span></text:p>
          </draw:text-box>
        </draw:frame>
        <draw:custom-shape draw:style-name="gr438" draw:text-style-name="P168" draw:layer="layout" svg:width="0.565cm" svg:height="3cm" draw:transform="skewX (0.00174532925199433) rotate (-3.14159265358979) translate (15.571cm 16.765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39" draw:text-style-name="P177" draw:layer="layout" svg:width="2.107cm" svg:height="1.733cm" svg:x="15.285cm" svg:y="15.566cm">
          <draw:text-box>
            <text:p><text:span text:style-name="T20">F</text:span><text:span text:style-name="T117">as</text:span></text:p>
          </draw:text-box>
        </draw:frame>
        <draw:frame draw:style-name="gr8" draw:text-style-name="P1" draw:layer="layout" svg:width="1.62cm" svg:height="9.3cm" svg:x="20.157cm" svg:y="6.375cm">
          <draw:image xlink:href="Pictures/10000001000000160000007EDC6C60E4.png" xlink:type="simple" xlink:show="embed" xlink:actuate="onLoad" draw:mime-type="image/png">
            <text:p/>
          </draw:image>
        </draw:frame>
        <draw:custom-shape draw:style-name="gr434" draw:text-style-name="P176" draw:layer="layout" svg:width="1.635cm" svg:height="1.635cm" svg:x="20.142cm" svg:y="15.75cm">
          <text:p text:style-name="P175"><text:span text:style-name="T115">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176" draw:layer="layout" svg:width="1.635cm" svg:height="1.635cm" svg:x="20.142cm" svg:y="4.739cm">
          <text:p text:style-name="P175"><text:span text:style-name="T116">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5" draw:text-style-name="P1" draw:layer="layout" svg:width="1.74cm" svg:height="12.777cm" svg:x="20.089cm" svg:y="4.668cm">
          <text:p/>
          <draw:enhanced-geometry svg:viewBox="0 0 21600 21600" draw:type="rectangle" draw:enhanced-path="M 0 0 L 21600 0 21600 21600 0 21600 0 0 Z N"/>
        </draw:custom-shape>
        <draw:line draw:style-name="gr440" draw:text-style-name="P1" draw:layer="layout" svg:x1="20.089cm" svg:y1="6.4cm" svg:x2="21.829cm" svg:y2="6.4cm">
          <text:p/>
        </draw:line>
        <draw:line draw:style-name="gr440" draw:text-style-name="P1" draw:layer="layout" svg:x1="20.089cm" svg:y1="15.8cm" svg:x2="21.829cm" svg:y2="15.8cm">
          <text:p/>
        </draw:line>
        <draw:custom-shape draw:style-name="gr415" draw:text-style-name="P168" draw:layer="layout" svg:width="0.604cm" svg:height="3.159cm" draw:transform="skewX (0.0015707963267949) rotate (-3.14159265358979) translate (22.521cm 8.548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41" draw:text-style-name="P177" draw:layer="layout" svg:width="1.726cm" svg:height="1.733cm" svg:x="22.232cm" svg:y="6.133cm">
          <draw:text-box>
            <text:p><text:span text:style-name="T20">F</text:span><text:span text:style-name="T117">b</text:span></text:p>
          </draw:text-box>
        </draw:frame>
        <draw:custom-shape draw:style-name="gr442" draw:text-style-name="P168" draw:layer="layout" svg:width="0.263cm" svg:height="1.019cm" draw:transform="skewX (0.00191986217719376) rotate (-3.14159265358979) translate (21.53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43" draw:text-style-name="P177" draw:layer="layout" svg:width="1.709cm" svg:height="1.733cm" svg:x="22.233cm" svg:y="14.632cm">
          <draw:text-box>
            <text:p><text:span text:style-name="T20">F</text:span><text:span text:style-name="T117">a</text:span></text:p>
          </draw:text-box>
        </draw:frame>
        <draw:frame draw:style-name="gr444" draw:text-style-name="P177" draw:layer="layout" svg:width="3.034cm" svg:height="1.733cm" svg:x="9.644cm" svg:y="7.233cm">
          <draw:text-box>
            <text:p><text:span text:style-name="T118">– </text:span><text:span text:style-name="T20">F</text:span><text:span text:style-name="T117">bs</text:span></text:p>
          </draw:text-box>
        </draw:frame>
        <draw:custom-shape draw:style-name="gr438" draw:text-style-name="P168" draw:layer="layout" svg:width="0.565cm" svg:height="3cm" draw:transform="skewX (0.00174532925199433) rotate (-3.14159265358979) translate (12.871cm 8.501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38" draw:text-style-name="P168" draw:layer="layout" svg:width="0.565cm" svg:height="3cm" draw:transform="skewX (0.00174532925199433) rotate (-3.14159265358979) translate (12.867cm 16.586cm)">
          <text:p/>
          <draw:enhanced-geometry svg:viewBox="0 0 21600 21600" draw:mirror-horizontal="true" draw:mirror-vertical="tru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44" draw:text-style-name="P177" draw:layer="layout" svg:width="3.034cm" svg:height="1.733cm" svg:x="9.652cm" svg:y="13.467cm">
          <draw:text-box>
            <text:p><text:span text:style-name="T118">– </text:span><text:span text:style-name="T20">F</text:span><text:span text:style-name="T117">as</text:span></text:p>
          </draw:text-box>
        </draw:frame>
        <draw:custom-shape draw:style-name="gr434" draw:text-style-name="P176" draw:layer="layout" svg:width="1.635cm" svg:height="1.635cm" svg:x="27.088cm" svg:y="15.75cm">
          <text:p text:style-name="P175"><text:span text:style-name="T115">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176" draw:layer="layout" svg:width="1.635cm" svg:height="1.635cm" svg:x="27.088cm" svg:y="4.739cm">
          <text:p text:style-name="P175"><text:span text:style-name="T116">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2" draw:text-style-name="P168" draw:layer="layout" svg:width="0.263cm" svg:height="1.019cm" draw:transform="skewX (0.00191986217719376) rotate (-3.14159265358979) translate (28.476cm 16.969cm)">
          <text:p/>
          <draw:enhanced-geometry svg:viewBox="0 0 21600 21600" draw:mirror-horizontal="true" draw:mirror-vertical="false" draw:text-areas="?f0 0 ?f2 ?f5" draw:type="down-arrow" draw:modifiers="13705.0632911392 6851.00105374078"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35" draw:text-style-name="P1" draw:layer="layout" svg:width="1.74cm" svg:height="12.777cm" svg:x="27.035cm" svg:y="4.668cm">
          <text:p/>
          <draw:enhanced-geometry svg:viewBox="0 0 21600 21600" draw:type="rectangle" draw:enhanced-path="M 0 0 L 21600 0 21600 21600 0 21600 0 0 Z N"/>
        </draw:custom-shape>
        <draw:frame draw:style-name="gr8" draw:text-style-name="P1" draw:layer="layout" svg:width="1.62cm" svg:height="9.551cm" draw:transform="rotate (1.5707963267949) translate (5.303cm 20.053cm)">
          <draw:image xlink:href="Pictures/10000001000000160000007EDC6C60E4.png" xlink:type="simple" xlink:show="embed" xlink:actuate="onLoad" draw:mime-type="image/png">
            <text:p/>
          </draw:image>
        </draw:frame>
        <draw:custom-shape draw:style-name="gr434" draw:text-style-name="P176" draw:layer="layout" svg:width="1.635cm" svg:height="1.635cm" svg:x="14.771cm" svg:y="18.433cm">
          <text:p text:style-name="P175"><text:span text:style-name="T115">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4" draw:text-style-name="P176" draw:layer="layout" svg:width="1.635cm" svg:height="1.635cm" svg:x="3.76cm" svg:y="18.433cm">
          <text:p text:style-name="P175"><text:span text:style-name="T116">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5" draw:text-style-name="P1" draw:layer="layout" svg:width="1.74cm" svg:height="12.777cm" draw:transform="rotate (1.5707963267949) translate (3.69cm 20.121cm)">
          <text:p/>
          <draw:enhanced-geometry svg:viewBox="0 0 21600 21600" draw:type="rectangle" draw:enhanced-path="M 0 0 L 21600 0 21600 21600 0 21600 0 0 Z N"/>
        </draw:custom-shape>
        <presentation:notes draw:style-name="dp2">
          <draw:page-thumbnail draw:style-name="gr7" draw:layer="layout" svg:width="21.219cm" svg:height="10.476cm" svg:x="0.185cm" svg:y="2.123cm" draw:page-number="90" presentation:class="page"/>
          <draw:frame presentation:style-name="pr1" draw:text-style-name="P7" draw:layer="layout" svg:width="16.771cm" svg:height="12.572cm" svg:x="2.409cm" svg:y="13.271cm" presentation:class="notes" presentation:placeholder="true">
            <draw:text-box/>
          </draw:frame>
        </presentation:notes>
      </draw:page>
      <draw:page draw:name="page91" draw:style-name="dp1" draw:master-page-name="Default">
        <office:forms form:automatic-focus="false" form:apply-design-mode="false"/>
        <draw:line draw:style-name="gr307" draw:text-style-name="P67" draw:layer="layout" svg:x1="7.615cm" svg:y1="12.937cm" svg:x2="15.262cm" svg:y2="12.937cm">
          <text:p/>
        </draw:line>
        <draw:line draw:style-name="gr308" draw:text-style-name="P67" draw:layer="layout" svg:x1="7.615cm" svg:y1="12.964cm" svg:x2="7.615cm" svg:y2="5.317cm">
          <text:p/>
        </draw:line>
        <draw:frame draw:style-name="gr446" draw:text-style-name="P178" draw:layer="layout" svg:width="2.233cm" svg:height="0.958cm" svg:x="13.042cm" svg:y="12.94cm">
          <draw:text-box>
            <text:p><text:span text:style-name="T119">space</text:span></text:p>
          </draw:text-box>
        </draw:frame>
        <draw:frame draw:style-name="gr447" draw:text-style-name="P178" draw:layer="layout" svg:width="1.899cm" svg:height="0.958cm" draw:transform="rotate (1.5707963267949) translate (6.513cm 7.368cm)">
          <draw:text-box>
            <text:p><text:span text:style-name="T119">time</text:span></text:p>
          </draw:text-box>
        </draw:frame>
        <draw:line draw:style-name="gr448" draw:text-style-name="P67" draw:layer="layout" svg:x1="8.615cm" svg:y1="12.963cm" svg:x2="8.615cm" svg:y2="5.792cm">
          <text:p/>
        </draw:line>
        <draw:line draw:style-name="gr448" draw:text-style-name="P67" draw:layer="layout" svg:x1="9.615cm" svg:y1="12.963cm" svg:x2="9.615cm" svg:y2="5.792cm">
          <text:p/>
        </draw:line>
        <draw:line draw:style-name="gr448" draw:text-style-name="P67" draw:layer="layout" svg:x1="10.615cm" svg:y1="12.963cm" svg:x2="10.615cm" svg:y2="5.792cm">
          <text:p/>
        </draw:line>
        <draw:line draw:style-name="gr448" draw:text-style-name="P67" draw:layer="layout" svg:x1="11.615cm" svg:y1="12.963cm" svg:x2="11.615cm" svg:y2="5.792cm">
          <text:p/>
        </draw:line>
        <draw:line draw:style-name="gr448" draw:text-style-name="P67" draw:layer="layout" svg:x1="12.615cm" svg:y1="12.963cm" svg:x2="12.615cm" svg:y2="5.792cm">
          <text:p/>
        </draw:line>
        <draw:line draw:style-name="gr448" draw:text-style-name="P67" draw:layer="layout" svg:x1="13.615cm" svg:y1="12.963cm" svg:x2="13.615cm" svg:y2="5.792cm">
          <text:p/>
        </draw:line>
        <draw:line draw:style-name="gr448" draw:text-style-name="P67" draw:layer="layout" svg:x1="14.615cm" svg:y1="12.963cm" svg:x2="14.615cm" svg:y2="5.792cm">
          <text:p/>
        </draw:line>
        <draw:line draw:style-name="gr448" draw:text-style-name="P67" draw:layer="layout" svg:x1="7.629cm" svg:y1="5.978cm" svg:x2="14.8cm" svg:y2="5.978cm">
          <text:p/>
        </draw:line>
        <draw:line draw:style-name="gr448" draw:text-style-name="P67" draw:layer="layout" svg:x1="7.629cm" svg:y1="6.972cm" svg:x2="14.8cm" svg:y2="6.972cm">
          <text:p/>
        </draw:line>
        <draw:line draw:style-name="gr448" draw:text-style-name="P67" draw:layer="layout" svg:x1="7.629cm" svg:y1="7.966cm" svg:x2="14.8cm" svg:y2="7.966cm">
          <text:p/>
        </draw:line>
        <draw:line draw:style-name="gr448" draw:text-style-name="P67" draw:layer="layout" svg:x1="7.629cm" svg:y1="8.96cm" svg:x2="14.8cm" svg:y2="8.96cm">
          <text:p/>
        </draw:line>
        <draw:line draw:style-name="gr448" draw:text-style-name="P67" draw:layer="layout" svg:x1="7.629cm" svg:y1="9.955cm" svg:x2="14.8cm" svg:y2="9.955cm">
          <text:p/>
        </draw:line>
        <draw:line draw:style-name="gr448" draw:text-style-name="P67" draw:layer="layout" svg:x1="7.629cm" svg:y1="10.949cm" svg:x2="14.8cm" svg:y2="10.949cm">
          <text:p/>
        </draw:line>
        <draw:line draw:style-name="gr448" draw:text-style-name="P67" draw:layer="layout" svg:x1="7.629cm" svg:y1="11.943cm" svg:x2="14.8cm" svg:y2="11.943cm">
          <text:p/>
        </draw:line>
        <draw:line draw:style-name="gr449" draw:text-style-name="P1" draw:layer="layout" svg:x1="7.615cm" svg:y1="12.937cm" svg:x2="11.615cm" svg:y2="7.034cm">
          <text:p/>
        </draw:line>
        <presentation:notes draw:style-name="dp2">
          <draw:page-thumbnail draw:style-name="gr7" draw:layer="layout" svg:width="21.219cm" svg:height="10.476cm" svg:x="0.185cm" svg:y="2.123cm" draw:page-number="91" presentation:class="page"/>
          <draw:frame presentation:style-name="pr1" draw:text-style-name="P7" draw:layer="layout" svg:width="16.771cm" svg:height="12.572cm" svg:x="2.409cm" svg:y="13.271cm" presentation:class="notes" presentation:placeholder="true">
            <draw:text-box/>
          </draw:frame>
        </presentation:notes>
      </draw:page>
      <draw:page draw:name="page92" draw:style-name="dp1" draw:master-page-name="Default">
        <office:forms form:automatic-focus="false" form:apply-design-mode="false"/>
        <draw:frame draw:style-name="gr450" draw:text-style-name="P179" draw:layer="layout" svg:width="5.472cm" svg:height="1.733cm" svg:x="4.809cm" svg:y="0.92cm">
          <draw:text-box>
            <text:p text:style-name="P34"><text:span text:style-name="T120">matter content:</text:span></text:p>
            <text:p text:style-name="P34"><text:span text:style-name="T120">20 mol</text:span></text:p>
          </draw:text-box>
        </draw:frame>
        <draw:frame draw:style-name="gr450" draw:text-style-name="P179" draw:layer="layout" svg:width="5.472cm" svg:height="1.733cm" svg:x="4.809cm" svg:y="7.621cm">
          <draw:text-box>
            <text:p text:style-name="P34"><text:span text:style-name="T120">matter content:</text:span></text:p>
            <text:p text:style-name="P34"><text:span text:style-name="T120">23 mol</text:span></text:p>
          </draw:text-box>
        </draw:frame>
        <draw:frame draw:style-name="gr451" draw:text-style-name="P180" draw:layer="layout" svg:width="3.762cm" svg:height="2.156cm" svg:x="10.707cm" svg:y="3.976cm">
          <draw:text-box>
            <text:p text:style-name="P34"><text:span text:style-name="T121">integrated</text:span></text:p>
            <text:p text:style-name="P34"><text:span text:style-name="T121">matter flux:</text:span></text:p>
            <text:p text:style-name="P34"><text:span text:style-name="T121">3 mol</text:span></text:p>
          </draw:text-box>
        </draw:frame>
        <draw:path draw:style-name="gr452" draw:text-style-name="P1" draw:layer="layout" svg:width="2.13cm" svg:height="6.712cm" svg:x="2.483cm" svg:y="1.757cm" svg:viewBox="0 0 2131 6713" svg:d="M2131 0c-375 0-742 155-1066 450s-593 718-779 1228c-188 511-286 1089-286 1678v1c0 589 99 1167 286 1678s455 933 779 1228 691 450 1065 450">
          <text:p/>
        </draw:path>
        <draw:path draw:style-name="gr452" draw:text-style-name="P1" draw:layer="layout" svg:width="2.13cm" svg:height="6.712cm" draw:transform="rotate (-3.14159265358979) translate (12.613cm 8.47cm)" svg:viewBox="0 0 2131 6713" svg:d="M2131 0c-375 0-742 155-1066 450s-593 718-779 1228c-188 511-286 1089-286 1678v1c0 589 99 1167 286 1678s455 933 779 1228 691 450 1065 450">
          <text:p/>
        </draw:path>
        <draw:frame draw:style-name="gr451" draw:text-style-name="P181" draw:layer="layout" svg:width="3.762cm" svg:height="2.156cm" svg:x="0.607cm" svg:y="3.976cm">
          <draw:text-box>
            <text:p text:style-name="P34"><text:span text:style-name="T122">integrated</text:span></text:p>
            <text:p text:style-name="P34"><text:span text:style-name="T122">matter flux:</text:span></text:p>
            <text:p text:style-name="P34"><text:span text:style-name="T122">– </text:span><text:span text:style-name="T122">3 mol</text:span></text:p>
          </draw:text-box>
        </draw:frame>
        <draw:frame draw:style-name="gr453" draw:text-style-name="P179" draw:layer="layout" svg:width="5.883cm" svg:height="1.733cm" svg:x="18.605cm" svg:y="7.42cm">
          <draw:text-box>
            <text:p text:style-name="P34"><text:span text:style-name="T120">entropy content:</text:span></text:p>
            <text:p text:style-name="P34"><text:span text:style-name="T120">20 J/K</text:span></text:p>
          </draw:text-box>
        </draw:frame>
        <draw:frame draw:style-name="gr453" draw:text-style-name="P179" draw:layer="layout" svg:width="5.883cm" svg:height="1.733cm" svg:x="18.605cm" svg:y="17.621cm">
          <draw:text-box>
            <text:p text:style-name="P34"><text:span text:style-name="T120">entropy content:</text:span></text:p>
            <text:p text:style-name="P34"><text:span text:style-name="T123">&gt;</text:span><text:span text:style-name="T120"> 23 J/K</text:span></text:p>
          </draw:text-box>
        </draw:frame>
        <draw:frame draw:style-name="gr454" draw:text-style-name="P180" draw:layer="layout" svg:width="4.117cm" svg:height="2.156cm" svg:x="24.53cm" svg:y="12.376cm">
          <draw:text-box>
            <text:p text:style-name="P34"><text:span text:style-name="T121">integrated</text:span></text:p>
            <text:p text:style-name="P34"><text:span text:style-name="T121">entropy flux:</text:span></text:p>
            <text:p text:style-name="P34"><text:span text:style-name="T121">3 J/K</text:span></text:p>
          </draw:text-box>
        </draw:frame>
        <draw:path draw:style-name="gr452" draw:text-style-name="P1" draw:layer="layout" svg:width="2.13cm" svg:height="6.712cm" svg:x="16.483cm" svg:y="11.757cm" svg:viewBox="0 0 2131 6713" svg:d="M2131 0c-375 0-742 155-1066 450s-593 718-779 1228c-188 511-286 1089-286 1678v1c0 589 99 1167 286 1678s455 933 779 1228 691 450 1065 450">
          <text:p/>
        </draw:path>
        <draw:path draw:style-name="gr452" draw:text-style-name="P1" draw:layer="layout" svg:width="2.13cm" svg:height="10.188cm" draw:transform="rotate (-3.14159265358979) translate (26.613cm 18.47cm)" svg:viewBox="0 0 2131 10189" svg:d="M2131 0c-375 0-742 236-1066 683s-593 1090-779 1864c-188 775-286 1653-286 2547v1c0 894 99 1772 286 2547s455 1417 779 1864 691 683 1065 683">
          <text:p/>
        </draw:path>
        <draw:frame draw:style-name="gr454" draw:text-style-name="P181" draw:layer="layout" svg:width="4.117cm" svg:height="2.156cm" svg:x="14.43cm" svg:y="14.076cm">
          <draw:text-box>
            <text:p text:style-name="P34"><text:span text:style-name="T122">integrated</text:span></text:p>
            <text:p text:style-name="P34"><text:span text:style-name="T122">entropy flux:</text:span></text:p>
            <text:p text:style-name="P34"><text:span text:style-name="T122">– </text:span><text:span text:style-name="T122">3 J/K</text:span></text:p>
          </draw:text-box>
        </draw:frame>
        <draw:frame draw:style-name="gr453" draw:text-style-name="P179" draw:layer="layout" svg:width="5.883cm" svg:height="1.733cm" svg:x="18.606cm" svg:y="10.921cm">
          <draw:text-box>
            <text:p text:style-name="P34"><text:span text:style-name="T120">entropy content:</text:span></text:p>
            <text:p text:style-name="P34"><text:span text:style-name="T123">&gt;</text:span><text:span text:style-name="T120"> 20 J/K</text:span></text:p>
          </draw:text-box>
        </draw:frame>
        <presentation:notes draw:style-name="dp2">
          <draw:page-thumbnail draw:style-name="gr7" draw:layer="layout" svg:width="21.219cm" svg:height="10.476cm" svg:x="0.185cm" svg:y="2.123cm" draw:page-number="92" presentation:class="page"/>
          <draw:frame presentation:style-name="pr1" draw:text-style-name="P7" draw:layer="layout" svg:width="16.771cm" svg:height="12.572cm" svg:x="2.409cm" svg:y="13.271cm" presentation:class="notes" presentation:placeholder="true">
            <draw:text-box/>
          </draw:frame>
        </presentation:notes>
      </draw:page>
      <draw:page draw:name="page93" draw:style-name="dp1" draw:master-page-name="Default">
        <office:forms form:automatic-focus="false" form:apply-design-mode="false"/>
        <draw:path draw:style-name="gr455" draw:text-style-name="P182" draw:layer="layout" svg:width="14.342cm" svg:height="16.603cm" draw:transform="rotate (-0.725358837128844) translate (14.552740706173cm 0.702012263343217cm)" svg:viewBox="0 0 14343 16604" svg:d="M10463 8530c172-1862 4107-6118 2191-7284s-9737-2722-10004 1700c-267 4423 1386 2747-1526 6045-2913 3298 329 5214 4120 6756 3790 1540 4900 1054 8257-1867 3057-2329-3207-3491-3038-5350z">
          <text:p/>
        </draw:path>
        <draw:polyline draw:style-name="gr456" draw:text-style-name="P183" draw:layer="layout" svg:width="2.656cm" svg:height="5.503cm" svg:x="6.672cm" svg:y="12.639cm" svg:viewBox="0 0 2657 5504" draw:points="0,0 198,635 719,1959 1358,3325 2016,4551 2336,5059 2657,5504">
          <text:p/>
        </draw:polyline>
        <draw:polyline draw:style-name="gr457" draw:text-style-name="P183"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176" draw:text-style-name="P66"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176" draw:text-style-name="P66"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176" draw:text-style-name="P66"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176" draw:text-style-name="P66"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458" draw:text-style-name="P184" draw:layer="layout" svg:width="2.662cm" svg:height="0.305cm" draw:transform="rotate (-2.73144027937113) translate (9.02789709415397cm 14.926868945393cm)" svg:viewBox="0 0 2663 306" svg:d="M0 153c562-3 438-156 891-153 405-2 452 306 900 306 439 0 315-139 872-146">
          <text:p/>
        </draw:path>
        <draw:path draw:style-name="gr459" draw:text-style-name="P184" draw:layer="layout" svg:width="2.662cm" svg:height="0.305cm" draw:transform="skewX (0.00034906585039886) rotate (1.87134202398832) translate (20.6307385749146cm 13.7535543912651cm)" svg:viewBox="0 0 2663 306" svg:d="M0 153c562-3 438-156 891-153 405-2 452 306 900 306 439 0 315-139 872-146">
          <text:p/>
        </draw:path>
        <draw:g draw:style-name="gr5">
          <svg:title>TexMaths</svg:title>
          <svg:desc>28§latex§$$\yF\cdot\yv$$§svg§600§TRUE§</svg:desc>
          <draw:path draw:style-name="gr82" draw:text-style-name="P40"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82" draw:text-style-name="P40" draw:layer="layout" svg:width="0.114cm" svg:height="0.113cm" svg:x="28.305cm" svg:y="1cm" svg:viewBox="0 0 115 114" svg:d="M115 56c0-28-28-56-59-56-28 0-56 26-56 56 0 29 25 58 56 58s59-28 59-58z">
            <text:p/>
          </draw:path>
          <draw:path draw:style-name="gr82" draw:text-style-name="P40"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28§latex§$$-\yF\cdot\yv$$§svg§600§TRUE§</svg:desc>
          <draw:path draw:style-name="gr82" draw:text-style-name="P40" draw:layer="layout" svg:width="0.525cm" svg:height="0.058cm" svg:x="26.485cm" svg:y="17.633cm" svg:viewBox="0 0 526 59" svg:d="M526 59c0-20 0-39 0-59-175 0-351 0-526 0 0 20 0 39 0 59 175 0 351 0 526 0z">
            <text:p/>
          </draw:path>
          <draw:path draw:style-name="gr82" draw:text-style-name="P40" draw:layer="layout" svg:width="0.584cm" svg:height="0.665cm" svg:x="27.092cm" svg:y="17.262cm" svg:viewBox="0 0 585 666" svg:d="M562 156c8-49 15-98 23-148-3-1-6-3-9-5-57-1-114-2-170-3-59 0-96 3-154 3-62 0-103-2-154-3-2 10-4 20-6 31 16 1 32 2 48 2 36 3 45 12 45 34 0 3 0 11 0 19-27 150-54 300-82 449-14 76-25 92-55 95-14 1-28 2-42 3-2 11-4 22-6 33 50-1 92-2 151-2 62 0 106 1 159 2 2-11 4-22 6-33-20-1-41-2-61-3-26-3-34-8-34-31 0-8 0-19 3-33 12-63 24-126 36-190 18 0 36 0 53 0 55 1 110 2 165 3 5-15 10-30 14-44-2-3-4-6-5-9-46 1-92 2-137 3-28 0-56 0-84 0 16-93 33-186 50-279 31-3 59-3 90-3 25 0 106 6 117 17 6 6 6 14 6 42 0 17 0 33 0 50 11 0 22 0 33 0z">
            <text:p/>
          </draw:path>
          <draw:path draw:style-name="gr82" draw:text-style-name="P40" draw:layer="layout" svg:width="0.114cm" svg:height="0.113cm" svg:x="28.012cm" svg:y="17.605cm" svg:viewBox="0 0 115 114" svg:d="M115 56c0-28-28-56-59-56-28 0-56 26-56 56 0 29 25 58 56 58s59-28 59-58z">
            <text:p/>
          </draw:path>
          <draw:path draw:style-name="gr82" draw:text-style-name="P40" draw:layer="layout" svg:width="0.483cm" svg:height="0.473cm" svg:x="28.448cm" svg:y="17.468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polyline draw:style-name="gr460" draw:text-style-name="P185"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461" draw:text-style-name="P65"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461" draw:text-style-name="P65"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461" draw:text-style-name="P65"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461" draw:text-style-name="P65" draw:layer="layout" svg:width="0.384cm" svg:height="0.041cm" svg:x="1.956cm" svg:y="2.945cm" svg:viewBox="0 0 385 42" svg:d="M0 0c128 0 257 0 385 0 0 14 0 28 0 42-128 0-257 0-385 0 0-14 0-28 0-42z">
            <text:p/>
          </draw:path>
        </draw:g>
        <draw:path draw:style-name="gr462" draw:text-style-name="P184" draw:layer="layout" svg:width="2.662cm" svg:height="0.306cm" draw:transform="skewX (0.00122173047639608) rotate (1.79175501009738) translate (10.2316615628833cm 9.36986881176465cm)" svg:viewBox="0 0 2663 307" svg:d="M0 152c562-2 438-155 891-152 405-2 452 306 900 307 439 0 315-139 872-146">
          <text:p/>
        </draw:path>
        <draw:frame draw:style-name="gr463" draw:text-style-name="P187" draw:layer="layout" svg:width="3.317cm" svg:height="2.185cm" svg:x="5.18cm" svg:y="16.049cm">
          <draw:text-box>
            <text:p text:style-name="P34"><text:span text:style-name="T121">heat flux</text:span></text:p>
            <text:p text:style-name="P186"><text:span text:style-name="T124">10 J/s</text:span></text:p>
          </draw:text-box>
        </draw:frame>
        <draw:frame draw:style-name="gr464" draw:text-style-name="P188" draw:layer="layout" svg:width="3.148cm" svg:height="2.511cm" svg:x="7.167cm" svg:y="13.33cm">
          <draw:text-box>
            <text:p><text:span text:style-name="T124">100 K</text:span></text:p>
          </draw:text-box>
        </draw:frame>
        <draw:frame draw:style-name="gr465" draw:text-style-name="P189" draw:layer="layout" svg:width="3.868cm" svg:height="3.484cm" svg:x="15.685cm" svg:y="5.874cm">
          <draw:text-box>
            <text:p text:style-name="P34"><text:span text:style-name="T122">heat flux</text:span></text:p>
            <text:p text:style-name="P186"><text:span text:style-name="T125">200 J/s</text:span></text:p>
          </draw:text-box>
        </draw:frame>
        <draw:frame draw:style-name="gr464" draw:text-style-name="P190" draw:layer="layout" svg:width="3.148cm" svg:height="2.511cm" svg:x="16.353cm" svg:y="2.646cm">
          <draw:text-box>
            <text:p><text:span text:style-name="T125">400 K</text:span></text:p>
          </draw:text-box>
        </draw:frame>
        <draw:frame draw:style-name="gr466" draw:text-style-name="P191" draw:layer="layout" svg:width="4.151cm" svg:height="2.185cm" svg:x="16.144cm" svg:y="10.12cm">
          <draw:text-box>
            <text:p text:style-name="P34"><text:span text:style-name="T126">mech. power</text:span></text:p>
            <text:p text:style-name="P186"><text:span text:style-name="T127">30 J/s</text:span></text:p>
          </draw:text-box>
        </draw:frame>
        <draw:frame draw:style-name="gr464" draw:text-style-name="P95" draw:layer="layout" svg:width="3.148cm" svg:height="2.511cm" svg:x="20.584cm" svg:y="12.289cm">
          <draw:text-box>
            <text:p><text:span text:style-name="T127">100 K</text:span></text:p>
          </draw:text-box>
        </draw:frame>
        <draw:polyline draw:style-name="gr467" draw:text-style-name="P143" draw:layer="layout" svg:width="3.61cm" svg:height="2.116cm" svg:x="16.788cm" svg:y="3.83cm" svg:viewBox="0 0 3611 2117" draw:points="3611,2117 2997,1541 2354,1026 1691,593 1016,261 677,140 338,52 0,0">
          <text:p/>
        </draw:polyline>
        <draw:path draw:style-name="gr468" draw:text-style-name="P184" draw:layer="layout" svg:width="2.662cm" svg:height="0.305cm" draw:transform="skewX (0.000349065850398893) rotate (-2.28393785915978) translate (19.7797702937029cm 3.81010364213414cm)" svg:viewBox="0 0 2663 306" svg:d="M0 153c562-3 438-156 891-153 405-2 452 306 900 306 439 0 315-139 872-146">
          <text:p/>
        </draw:path>
        <draw:frame draw:style-name="gr464" draw:text-style-name="P192" draw:layer="layout" svg:width="3.148cm" svg:height="2.511cm" svg:x="10.489cm" svg:y="7.943cm">
          <draw:text-box>
            <text:p><text:span text:style-name="T128">150 K</text:span></text:p>
          </draw:text-box>
        </draw:frame>
        <draw:frame draw:style-name="gr463" draw:text-style-name="P193" draw:layer="layout" svg:width="3.317cm" svg:height="2.185cm" svg:x="9.859cm" svg:y="4.771cm">
          <draw:text-box>
            <text:p text:style-name="P34"><text:span text:style-name="T129">heat flux</text:span></text:p>
            <text:p text:style-name="P186"><text:span text:style-name="T128">40 J/s</text:span></text:p>
          </draw:text-box>
        </draw:frame>
        <draw:frame draw:style-name="gr466" draw:text-style-name="P193" draw:layer="layout" svg:width="4.151cm" svg:height="2.185cm" svg:x="5.686cm" svg:y="4.771cm">
          <draw:text-box>
            <text:p text:style-name="P34"><text:span text:style-name="T129">mech. power</text:span></text:p>
            <text:p text:style-name="P186"><text:span text:style-name="T128">50 J/s</text:span></text:p>
          </draw:text-box>
        </draw:frame>
        <presentation:notes draw:style-name="dp2">
          <draw:page-thumbnail draw:style-name="gr7" draw:layer="layout" svg:width="21.219cm" svg:height="10.476cm" svg:x="0.185cm" svg:y="2.123cm" draw:page-number="93" presentation:class="page"/>
          <draw:frame presentation:style-name="pr1" draw:text-style-name="P7" draw:layer="layout" svg:width="16.771cm" svg:height="12.572cm" svg:x="2.409cm" svg:y="13.271cm" presentation:class="notes" presentation:placeholder="true">
            <draw:text-box/>
          </draw:frame>
        </presentation:notes>
      </draw:page>
      <draw:page draw:name="page94" draw:style-name="dp1" draw:master-page-name="Default">
        <office:forms form:automatic-focus="false" form:apply-design-mode="false"/>
        <draw:path draw:style-name="gr455" draw:text-style-name="P182" draw:layer="layout" svg:width="14.342cm" svg:height="16.603cm" draw:transform="rotate (-0.725358837128844) translate (14.552740706173cm 0.702012263343217cm)" svg:viewBox="0 0 14343 16604" svg:d="M10463 8530c172-1862 4107-6118 2191-7284s-9737-2722-10004 1700c-267 4423 1386 2747-1526 6045-2913 3298 329 5214 4120 6756 3790 1540 4900 1054 8257-1867 3057-2329-3207-3491-3038-5350z">
          <text:p/>
        </draw:path>
        <draw:polyline draw:style-name="gr469" draw:text-style-name="P183"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176" draw:text-style-name="P66"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176" draw:text-style-name="P66"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176" draw:text-style-name="P66"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176" draw:text-style-name="P66"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470" draw:text-style-name="P184"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5">
          <svg:title>TexMaths</svg:title>
          <svg:desc>28§latex§$$\yF\cdot\yv$$§svg§600§TRUE§</svg:desc>
          <draw:path draw:style-name="gr82" draw:text-style-name="P40"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82" draw:text-style-name="P40" draw:layer="layout" svg:width="0.114cm" svg:height="0.113cm" svg:x="28.305cm" svg:y="1cm" svg:viewBox="0 0 115 114" svg:d="M115 56c0-28-28-56-59-56-28 0-56 26-56 56 0 29 25 58 56 58s59-28 59-58z">
            <text:p/>
          </draw:path>
          <draw:path draw:style-name="gr82" draw:text-style-name="P40"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44§latex§$$-\yF\cdot\yv$$§svg§600§TRUE§</svg:desc>
          <draw:path draw:style-name="gr471" draw:text-style-name="P194" draw:layer="layout" svg:width="1.274cm" svg:height="0.141cm" svg:x="17.314cm" svg:y="14.716cm" svg:viewBox="0 0 1275 142" svg:d="M1275 142c0-47 0-95 0-142-425 0-850 0-1275 0 0 47 0 95 0 142 425 0 850 0 1275 0z">
            <text:p/>
          </draw:path>
          <draw:path draw:style-name="gr471" draw:text-style-name="P194"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471" draw:text-style-name="P194" draw:layer="layout" svg:width="0.277cm" svg:height="0.276cm" svg:x="21.016cm" svg:y="14.648cm" svg:viewBox="0 0 278 277" svg:d="M278 135c0-67-68-135-142-135-68 0-136 64-136 135s61 142 136 142c74 0 142-67 142-142z">
            <text:p/>
          </draw:path>
          <draw:path draw:style-name="gr471" draw:text-style-name="P194"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467" draw:text-style-name="P185"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461" draw:text-style-name="P65"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461" draw:text-style-name="P65"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461" draw:text-style-name="P65"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461" draw:text-style-name="P65" draw:layer="layout" svg:width="0.384cm" svg:height="0.041cm" svg:x="1.956cm" svg:y="2.945cm" svg:viewBox="0 0 385 42" svg:d="M0 0c128 0 257 0 385 0 0 14 0 28 0 42-128 0-257 0-385 0 0-14 0-28 0-42z">
            <text:p/>
          </draw:path>
        </draw:g>
        <draw:path draw:style-name="gr472" draw:text-style-name="P184"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473" draw:text-style-name="P195" draw:layer="layout" svg:width="8.605cm" svg:height="1.661cm" svg:x="16.789cm" svg:y="15.591cm">
          <draw:text-box>
            <text:p text:style-name="P34"><text:span text:style-name="T130">mech. power</text:span></text:p>
          </draw:text-box>
        </draw:frame>
        <draw:frame draw:style-name="gr474" draw:text-style-name="P196" draw:layer="layout" svg:width="5.955cm" svg:height="1.661cm" svg:x="8.81cm" svg:y="11.899cm">
          <draw:text-box>
            <text:p text:style-name="P34"><text:span text:style-name="T131">heat flux</text:span></text:p>
          </draw:text-box>
        </draw:frame>
        <draw:g draw:style-name="gr5">
          <svg:title>TexMaths</svg:title>
          <svg:desc>44§latex§$$\yQ$$§svg§600§TRUE§</svg:desc>
          <draw:path draw:style-name="gr176" draw:text-style-name="P66" draw:layer="layout" svg:width="1.642cm" svg:height="2.143cm" svg:x="10.93cm" svg:y="9.6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5">
          <svg:title>TexMaths</svg:title>
          <svg:desc>44§latex§$$\yte$$§svg§600§TRUE§</svg:desc>
          <draw:path draw:style-name="gr176" draw:text-style-name="P66" draw:layer="layout" svg:width="1.371cm" svg:height="1.634cm" svg:x="8.185cm" svg:y="8.7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presentation:notes draw:style-name="dp2">
          <draw:page-thumbnail draw:style-name="gr7" draw:layer="layout" svg:width="21.219cm" svg:height="10.476cm" svg:x="0.185cm" svg:y="2.123cm" draw:page-number="94" presentation:class="page"/>
          <draw:frame presentation:style-name="pr1" draw:text-style-name="P7" draw:layer="layout" svg:width="16.771cm" svg:height="12.572cm" svg:x="2.409cm" svg:y="13.271cm" presentation:class="notes" presentation:placeholder="true">
            <draw:text-box/>
          </draw:frame>
        </presentation:notes>
      </draw:page>
      <draw:page draw:name="page95" draw:style-name="dp1" draw:master-page-name="Default">
        <office:forms form:automatic-focus="false" form:apply-design-mode="false"/>
        <draw:path draw:style-name="gr455" draw:text-style-name="P182" draw:layer="layout" svg:width="14.342cm" svg:height="16.603cm" draw:transform="rotate (-0.725358837128844) translate (14.552740706173cm 0.702012263343217cm)" svg:viewBox="0 0 14343 16604" svg:d="M10463 8530c172-1862 4107-6118 2191-7284s-9737-2722-10004 1700c-267 4423 1386 2747-1526 6045-2913 3298 329 5214 4120 6756 3790 1540 4900 1054 8257-1867 3057-2329-3207-3491-3038-5350z">
          <text:p/>
        </draw:path>
        <draw:polyline draw:style-name="gr469" draw:text-style-name="P183" draw:layer="layout" svg:width="4.934cm" svg:height="2.131cm" svg:x="17.884cm" svg:y="11.234cm" svg:viewBox="0 0 4935 2132" draw:points="0,2132 519,1929 2835,1118 3913,664 4378,414 4770,144 4935,0">
          <text:p/>
        </draw:polyline>
        <draw:g draw:style-name="gr5">
          <svg:title>TexMaths</svg:title>
          <svg:desc>28§latex§$$\yQ^+$$§svg§600§TRUE§</svg:desc>
          <draw:path draw:style-name="gr176" draw:text-style-name="P66" draw:layer="layout" svg:width="0.675cm" svg:height="0.884cm" svg:x="1.081cm" svg:y="11.924cm" svg:viewBox="0 0 676 885" svg:d="M637 748c-8 0-15 0-22 0-9 53-28 78-68 78-16 0-36-5-61-17-76-30-153-61-229-92-25-11-42-14-64-14-73 0-126 51-123 123 0 6 0 11 0 17 8 5 17 9 25 14 0-76 22-112 75-112 28 0 56 9 93 28 47 25 95 50 142 75 59 31 75 37 115 37 72 0 108-42 117-137zM676 274c0-174-101-274-277-274-231 0-399 179-399 424 0 184 89 282 263 282 81 0 150-19 215-58 123-76 198-221 198-374zM589 290c0 123-36 232-103 302-47 47-112 72-187 72-143 0-215-83-215-245 0-129 39-240 106-310 47-45 106-67 179-67 47 0 95 11 128 31 62 36 92 108 92 217z">
            <text:p/>
          </draw:path>
          <draw:path draw:style-name="gr176" draw:text-style-name="P66" draw:layer="layout" svg:width="0.387cm" svg:height="0.387cm" svg:x="1.894cm" svg:y="11.821cm" svg:viewBox="0 0 388 388" svg:d="M388 215c0-13 0-26 0-39-57 0-115 0-173 0 0-59 0-117 0-176-14 0-28 0-42 0 0 59 0 117 0 176-58 0-115 0-173 0 0 13 0 26 0 39 58 0 115 0 173 0 0 58 0 115 0 173 14 0 28 0 42 0 0-58 0-115 0-173 58 0 116 0 173 0z">
            <text:p/>
          </draw:path>
        </draw:g>
        <draw:g draw:style-name="gr5">
          <svg:title>TexMaths</svg:title>
          <svg:desc>28§latex§$$\yte^+$$§svg§600§TRUE§</svg:desc>
          <draw:path draw:style-name="gr176" draw:text-style-name="P66" draw:layer="layout" svg:width="0.566cm" svg:height="0.674cm" svg:x="1.621cm" svg:y="10.115cm" svg:viewBox="0 0 567 675" svg:d="M539 159c10-53 19-106 28-159-92 0-184 3-276 3-93 0-182-3-274-3-6 53-11 106-17 159 9 0 19 0 28 0 5-20 9-39 14-59 5-22 11-37 17-44 5-7 44-11 78-11 37 0 74 0 112 0-28 168-56 336-84 504-17 90-20 92-59 95-17 1-33 2-50 3-1 9-2 19-3 28 45-3 92-3 140-3 42 0 86 0 128 3 1-9 2-19 3-28-19-1-37-2-56-3-25 0-36-8-36-28 0-11 0-14 3-33 30-180 61-359 92-538 24 0 48 0 73 0 75 0 111 2 114 16 3 6 3 25 3 37-1 20-2 41-3 61 8 0 17 0 25 0z">
            <text:p/>
          </draw:path>
          <draw:path draw:style-name="gr176" draw:text-style-name="P66" draw:layer="layout" svg:width="0.387cm" svg:height="0.387cm" svg:x="2.275cm" svg:y="9.998cm" svg:viewBox="0 0 388 388" svg:d="M388 215c0-14 0-28 0-42-57 0-115 0-173 0 0-58 0-115 0-173-14 0-28 0-42 0 0 58 0 115 0 173-58 0-115 0-173 0 0 14 0 28 0 42 58 0 115 0 173 0 0 57 0 115 0 173 14 0 28 0 42 0 0-58 0-116 0-173 58 0 116 0 173 0z">
            <text:p/>
          </draw:path>
        </draw:g>
        <draw:path draw:style-name="gr470" draw:text-style-name="P184" draw:layer="layout" svg:width="2.662cm" svg:height="0.306cm" draw:transform="skewX (0.00122173047639605) rotate (-1.26972703082588) translate (20.1408383247968cm 11.1166323355466cm)" svg:viewBox="0 0 2663 307" svg:d="M0 153c562-3 438-156 891-153 405-2 452 306 900 307 439 0 315-139 872-146">
          <text:p/>
        </draw:path>
        <draw:g draw:style-name="gr5">
          <svg:title>TexMaths</svg:title>
          <svg:desc>28§latex§$$\yF\cdot\yv$$§svg§600§TRUE§</svg:desc>
          <draw:path draw:style-name="gr82" draw:text-style-name="P40" draw:layer="layout" svg:width="0.586cm" svg:height="0.665cm" svg:x="27.385cm" svg:y="0.657cm" svg:viewBox="0 0 587 666" svg:d="M562 156c8-49 17-98 25-148-3-1-7-3-11-5-57-1-114-2-171-3-58 0-92 3-153 3-59 0-103-2-154-3-2 10-4 20-6 31 17 1 34 2 51 2 33 3 44 12 44 34 0 3-2 11-2 19-27 150-54 300-82 449-14 76-25 92-55 95-14 1-28 2-42 3-2 11-4 22-6 33 50-1 92-2 151-2 62 0 108 1 162 2 1-11 2-22 3-33-21-1-41-2-62-3-25-3-33-8-33-31 0-8 0-19 3-33 12-63 24-126 36-190 18 0 35 0 53 0 55 1 110 2 165 3 5-15 10-30 14-44-1-3-2-6-3-9-45 1-91 2-137 3-28 0-56 0-84 0 16-93 32-186 48-279 34-3 59-3 92-3 25 0 104 6 115 17 6 6 8 14 8 42 0 17 0 33 0 50 11 0 21 0 31 0z">
            <text:p/>
          </draw:path>
          <draw:path draw:style-name="gr82" draw:text-style-name="P40" draw:layer="layout" svg:width="0.114cm" svg:height="0.113cm" svg:x="28.305cm" svg:y="1cm" svg:viewBox="0 0 115 114" svg:d="M115 56c0-28-28-56-59-56-28 0-56 26-56 56 0 29 25 58 56 58s59-28 59-58z">
            <text:p/>
          </draw:path>
          <draw:path draw:style-name="gr82" draw:text-style-name="P40" draw:layer="layout" svg:width="0.483cm" svg:height="0.473cm" svg:x="28.741cm" svg:y="0.863cm" svg:viewBox="0 0 484 474" svg:d="M484 98c0-53-34-98-70-98-6 0-14 3-25 6-31 33-45 50-65 64 4 6 8 13 12 19 8-5 19-11 33-11 23 0 39 22 39 53 0 56-25 137-56 195-33 56-72 87-114 87s-65-37-65-98c0-39 6-78 20-120 22-67 48-109 106-175-4-7-9-13-14-20-11 8-39 14-64 14-42 0-106-6-132-6-13 0-27 0-50 6-13 43-26 85-39 128 9 0 19 0 28 0 9-19 19-39 28-58 0-6 14-9 39-9 67 0 101-3 134-11-13 14-26 28-39 42-92 89-123 150-123 231 0 87 42 137 115 137 53 0 112-28 159-78 81-84 143-212 143-298z">
            <text:p/>
          </draw:path>
        </draw:g>
        <draw:g draw:style-name="gr5">
          <svg:title>TexMaths</svg:title>
          <svg:desc>44§latex§$$-\yF\cdot\yv$$§svg§600§TRUE§</svg:desc>
          <draw:path draw:style-name="gr471" draw:text-style-name="P194" draw:layer="layout" svg:width="1.274cm" svg:height="0.141cm" svg:x="17.314cm" svg:y="14.716cm" svg:viewBox="0 0 1275 142" svg:d="M1275 142c0-47 0-95 0-142-425 0-850 0-1275 0 0 47 0 95 0 142 425 0 850 0 1275 0z">
            <text:p/>
          </draw:path>
          <draw:path draw:style-name="gr471" draw:text-style-name="P194" draw:layer="layout" svg:width="1.416cm" svg:height="1.615cm" svg:x="18.785cm" svg:y="13.817cm" svg:viewBox="0 0 1417 1616" svg:d="M1363 379c18-120 36-239 54-359-7-4-13-9-20-13-138-2-276-5-414-7-142 0-230 7-373 7-149 0-248-5-373-7-4 25-9 50-13 74 38 3 77 5 115 7 88 7 109 27 109 81 0 7 0 27 0 48-66 362-132 725-197 1088-34 183-61 223-136 230-34 2-68 5-101 7-5 27-9 54-14 81 122-2 224-7 366-7 149 0 258 5 387 7 4-27 9-54 13-81-49-2-99-5-149-7-61-7-81-20-81-74 0-21 0-48 6-81 30-154 59-307 89-460 43 0 86 0 128 0 134 2 267 4 401 7 11-37 22-73 33-109-4-6-9-13-13-20-111 2-222 5-332 7-68 0-136 0-204 0 41-226 82-451 122-676 75-7 143-7 217-7 61 0 258 13 285 41 14 13 14 33 14 101 0 40 0 81 0 122 27 0 54 0 81 0z">
            <text:p/>
          </draw:path>
          <draw:path draw:style-name="gr471" draw:text-style-name="P194" draw:layer="layout" svg:width="0.277cm" svg:height="0.276cm" svg:x="21.016cm" svg:y="14.648cm" svg:viewBox="0 0 278 277" svg:d="M278 135c0-67-68-135-142-135-68 0-136 64-136 135s61 142 136 142c74 0 142-67 142-142z">
            <text:p/>
          </draw:path>
          <draw:path draw:style-name="gr471" draw:text-style-name="P194" draw:layer="layout" svg:width="1.172cm" svg:height="1.148cm" svg:x="22.074cm" svg:y="14.317cm" svg:viewBox="0 0 1173 1149" svg:d="M1173 237c0-129-81-237-169-237-14 0-34 7-61 14-75 81-109 121-156 155 9 16 18 32 27 47 20-13 47-27 81-27 54 0 95 54 95 129 0 135-61 331-136 473-81 135-176 210-278 210-101 0-156-88-156-237 0-95 14-189 48-291 54-162 115-263 258-426-12-15-23-31-34-47-27 20-95 34-156 34-102 0-258-14-319-14-34 0-68 0-122 14-32 103-63 207-95 311 23 0 45 0 68 0 22-48 45-95 68-142 0-14 34-20 95-20 162 0 244-7 325-27-32 33-63 67-95 101-224 216-298 365-298 561 0 210 101 331 278 331 129 0 271-67 386-189 197-203 346-514 346-723z">
            <text:p/>
          </draw:path>
        </draw:g>
        <draw:polyline draw:style-name="gr467" draw:text-style-name="P185" draw:layer="layout" svg:width="3.921cm" svg:height="1.09cm" svg:x="8.674cm" svg:y="7.221cm" svg:viewBox="0 0 3922 1091" draw:points="3922,0 3795,174 3727,249 3653,317 3571,379 3479,435 3255,535 2963,621 2103,779 756,955 0,1091">
          <text:p/>
        </draw:polyline>
        <draw:g draw:style-name="gr5">
          <svg:title>TexMaths</svg:title>
          <svg:desc>28§latex§$$\yQ^-$$§svg§600§TRUE§</svg:desc>
          <draw:path draw:style-name="gr461" draw:text-style-name="P65" draw:layer="layout" svg:width="0.675cm" svg:height="0.884cm" svg:x="1.856cm" svg:y="2.004cm" svg:viewBox="0 0 676 885" svg:d="M637 748c-8 0-15 0-23 0-5 53-28 78-67 78-16 0-36-5-61-16-76-31-153-62-229-93-25-11-42-13-64-13-73 0-126 50-123 122 0 6 0 12 0 17 8 5 17 9 25 14 0-75 22-112 75-112 28 0 56 9 93 31 47 24 94 49 142 73 59 30 75 36 114 36 73 0 109-42 118-137zM676 274c0-173-101-274-277-274-231 0-399 179-399 424 0 185 89 282 263 282 83 0 150-19 215-58 122-76 198-221 198-374zM592 290c0 123-39 232-106 302-48 47-112 72-187 72-143 0-215-83-215-245 0-126 39-240 106-310 47-45 106-67 179-67 47 0 95 11 128 31 62 36 95 108 95 217z">
            <text:p/>
          </draw:path>
          <draw:path draw:style-name="gr461" draw:text-style-name="P65" draw:layer="layout" svg:width="0.382cm" svg:height="0.041cm" svg:x="2.671cm" svg:y="2.074cm" svg:viewBox="0 0 383 42" svg:d="M0 0c128 0 255 0 383 0 0 14 0 28 0 42-128 0-255 0-383 0 0-14 0-28 0-42z">
            <text:p/>
          </draw:path>
        </draw:g>
        <draw:g draw:style-name="gr5">
          <svg:title>TexMaths</svg:title>
          <svg:desc>28§latex§$$\yte^-$$§svg§600§TRUE§</svg:desc>
          <draw:path draw:style-name="gr461" draw:text-style-name="P65" draw:layer="layout" svg:width="0.566cm" svg:height="0.674cm" svg:x="1.302cm" svg:y="2.889cm" svg:viewBox="0 0 567 675" svg:d="M542 159c8-53 17-106 25-159-92 3-186 3-276 3-91 0-182 0-274-3-6 53-11 106-17 159 9 0 19 0 28 0 5-20 9-39 14-59 5-19 11-34 17-41 5-7 44-14 81-14 36 0 72 0 109 0-28 168-56 336-84 504-17 90-20 95-59 95-16 1-32 2-47 3-2 9-4 19-6 28 48-3 92-3 140-3 42 0 86 0 128 3 1-9 2-19 3-28-19-1-37-2-56-3-25 0-36-8-36-28 0-11 0-14 3-33 30-179 61-359 92-538 24 0 48 0 72 0 76 0 112 5 115 16 3 9 6 25 3 37-1 20-2 41-3 61 9 0 19 0 28 0z">
            <text:p/>
          </draw:path>
          <draw:path draw:style-name="gr461" draw:text-style-name="P65" draw:layer="layout" svg:width="0.384cm" svg:height="0.041cm" svg:x="1.956cm" svg:y="2.945cm" svg:viewBox="0 0 385 42" svg:d="M0 0c128 0 257 0 385 0 0 14 0 28 0 42-128 0-257 0-385 0 0-14 0-28 0-42z">
            <text:p/>
          </draw:path>
        </draw:g>
        <draw:path draw:style-name="gr472" draw:text-style-name="P184" draw:layer="layout" svg:width="2.662cm" svg:height="0.306cm" draw:transform="skewX (0.00122173047639604) rotate (-1.34983764349241) translate (10.6523384371167cm 6.60213118823535cm)" svg:viewBox="0 0 2663 307" svg:d="M0 152c562-2 438-155 891-152 405-2 452 306 900 307 439 0 315-139 872-146">
          <text:p/>
        </draw:path>
        <draw:frame draw:style-name="gr473" draw:text-style-name="P195" draw:layer="layout" svg:width="8.605cm" svg:height="1.661cm" svg:x="20.789cm" svg:y="17.591cm">
          <draw:text-box>
            <text:p text:style-name="P34"><text:span text:style-name="T130">mech. power</text:span></text:p>
          </draw:text-box>
        </draw:frame>
        <draw:frame draw:style-name="gr474" draw:text-style-name="P196" draw:layer="layout" svg:width="5.955cm" svg:height="1.661cm" svg:x="9.41cm" svg:y="0.599cm">
          <draw:text-box>
            <text:p text:style-name="P34"><text:span text:style-name="T131">heat flux</text:span></text:p>
          </draw:text-box>
        </draw:frame>
        <draw:g draw:style-name="gr5">
          <svg:title>TexMaths</svg:title>
          <svg:desc>44§latex§$$\yQ$$§svg§600§TRUE§</svg:desc>
          <draw:path draw:style-name="gr176" draw:text-style-name="P66" draw:layer="layout" svg:width="1.642cm" svg:height="2.143cm" svg:x="3.53cm" svg:y="16.341cm" svg:viewBox="0 0 1643 2144" svg:d="M1549 1813c-21 0-41 0-61 0-14 128-61 189-156 189-40 0-88-13-148-40-185-75-370-149-555-224-61-27-101-33-156-33-175 0-304 121-297 297 0 14 0 27 0 41 20 11 40 22 61 34 0-183 54-271 182-271 68 0 129 20 223 74 115 59 230 118 345 176 142 75 183 88 278 88 176 0 263-101 284-331zM1643 663c0-419-243-663-669-663-561 0-974 433-974 1028 0 447 223 683 642 683 197 0 366-47 521-142 298-182 480-534 480-906zM1434 703c0 298-95 562-250 731-115 115-271 176-454 176-345 0-520-203-520-595 0-305 94-582 257-751 115-108 257-163 432-163 115 0 230 28 305 75 155 88 230 264 230 527z">
            <text:p/>
          </draw:path>
        </draw:g>
        <draw:g draw:style-name="gr5">
          <svg:title>TexMaths</svg:title>
          <svg:desc>44§latex§$$\yte$$§svg§600§TRUE§</svg:desc>
          <draw:path draw:style-name="gr176" draw:text-style-name="P66" draw:layer="layout" svg:width="1.371cm" svg:height="1.634cm" svg:x="0.085cm" svg:y="16.805cm" svg:viewBox="0 0 1372 1635" svg:d="M1311 385c20-128 41-257 61-385-223 7-439 7-662 7s-446 0-663-7c-15 128-31 257-47 385 25 0 50 0 74 0 12-47 23-94 34-142 7-47 27-84 41-101 13-17 101-34 189-34s176 0 264 0c-68 408-136 815-203 1223-34 216-41 230-135 230-41 2-82 4-122 7-2 22-5 45-7 67 108-7 223-7 331-7s210 0 318 7c2-22 4-45 7-67-48-3-95-5-142-7-61 0-81-20-81-68 0-27 0-33 6-81 75-434 149-869 224-1304 56 0 112 0 168 0 183 0 271 14 278 41 6 20 13 60 6 87-2 50-4 100-6 149 22 0 45 0 67 0z">
            <text:p/>
          </draw:path>
        </draw:g>
        <draw:polyline draw:style-name="gr475" draw:text-style-name="P143" draw:layer="layout" svg:width="3.61cm" svg:height="2.116cm" svg:x="16.789cm" svg:y="3.841cm" svg:viewBox="0 0 3611 2117" draw:points="3611,2117 2997,1541 2354,1026 1691,593 1016,261 677,140 338,52 0,0">
          <text:p/>
        </draw:polyline>
        <draw:path draw:style-name="gr476" draw:text-style-name="P184" draw:layer="layout" svg:width="2.662cm" svg:height="0.305cm" draw:transform="skewX (0.000349065850398821) rotate (-2.28393785915978) translate (19.780770293703cm 3.84310364213414cm)" svg:viewBox="0 0 2663 306" svg:d="M0 153c562-3 438-156 891-153 405-2 452 306 900 306 439 0 315-139 872-146">
          <text:p/>
        </draw:path>
        <draw:g draw:style-name="gr5">
          <svg:title>TexMaths</svg:title>
          <svg:desc>44§latex§$$\yQ^+$$§svg§600§TRUE§</svg:desc>
          <draw:path draw:style-name="gr176" draw:text-style-name="P66" draw:layer="layout" svg:width="1.626cm" svg:height="2.139cm" svg:x="10.798cm" svg:y="9.743cm" svg:viewBox="0 0 1627 2140" svg:d="M1533 1809c-18 0-36 0-54 0-20 129-67 189-162 189-40 0-87-13-147-40-184-74-368-149-552-223-60-27-100-34-154-34-175 0-303 122-296 297 0 14 0 27 0 41 20 11 40 22 61 34 0-183 53-270 181-270 67 0 134 20 222 67 114 61 228 122 343 182 141 75 181 88 275 88 175 0 262-101 283-331zM1627 662c0-419-242-662-666-662-558 0-961 432-961 1026 0 446 215 682 632 682 195 0 363-47 517-142 296-182 478-533 478-904zM1418 702c0 297-87 561-248 729-115 115-269 176-451 176-343 0-517-203-517-594 0-311 94-581 255-750 114-108 256-162 430-162 115 0 229 27 309 75 148 87 222 263 222 526z">
            <text:p/>
          </draw:path>
          <draw:path draw:style-name="gr176" draw:text-style-name="P66" draw:layer="layout" svg:width="0.933cm" svg:height="0.937cm" svg:x="12.754cm" svg:y="9.493cm" svg:viewBox="0 0 934 938" svg:d="M934 520c0-32 0-63 0-95-139 0-278 0-416 0 0-141 0-283 0-425-34 0-68 0-101 0 0 142 0 284 0 425-139 0-278 0-417 0 0 32 0 63 0 95 139 0 278 0 417 0 0 139 0 279 0 418 33 0 67 0 101 0 0-139 0-279 0-418 138 0 277 0 416 0z">
            <text:p/>
          </draw:path>
        </draw:g>
        <draw:g draw:style-name="gr5">
          <svg:title>TexMaths</svg:title>
          <svg:desc>44§latex§$$\yQ^-$$§svg§600§TRUE§</svg:desc>
          <draw:path draw:style-name="gr461" draw:text-style-name="P65" draw:layer="layout" svg:width="1.629cm" svg:height="2.139cm" svg:x="16.201cm" svg:y="6.317cm" svg:viewBox="0 0 1630 2140" svg:d="M1536 1809c-18 0-36 0-54 0-13 128-67 189-161 189-41 0-88-13-149-40-184-75-368-149-552-223-61-27-101-34-155-34-175 0-303 122-297 297 0 14 0 27 0 41 21 11 41 22 61 34 0-183 54-271 182-271 67 0 135 21 222 75 115 58 229 117 344 175 141 75 182 88 276 88 175 0 263-101 283-331zM1630 662c0-419-242-662-667-662-559 0-963 432-963 1026 0 446 216 682 633 682 202 0 364-47 519-142 297-182 478-533 478-904zM1428 702c0 297-94 560-256 729-114 115-269 176-451 176-344 0-519-203-519-594 0-304 94-581 256-750 115-108 256-162 431-162 115 0 229 27 310 75 148 87 229 263 229 526z">
            <text:p/>
          </draw:path>
          <draw:path draw:style-name="gr461" draw:text-style-name="P65" draw:layer="layout" svg:width="0.922cm" svg:height="0.1cm" svg:x="18.168cm" svg:y="6.486cm" svg:viewBox="0 0 923 101" svg:d="M0 0c308 0 615 0 923 0 0 34 0 68 0 101-308 0-615 0-923 0 0-33 0-67 0-101z">
            <text:p/>
          </draw:path>
        </draw:g>
        <draw:g draw:style-name="gr5">
          <svg:title>TexMaths</svg:title>
          <svg:desc>44§latex§$$\yte^-$$§svg§600§TRUE§</svg:desc>
          <draw:path draw:style-name="gr461" draw:text-style-name="P65" draw:layer="layout" svg:width="1.374cm" svg:height="1.639cm" svg:x="15.398cm" svg:y="4.417cm" svg:viewBox="0 0 1375 1640" svg:d="M1314 386c21-128 41-257 61-386-223 7-450 7-670 7-221 0-441 0-664-7-14 129-27 258-41 386 23 0 45 0 68 0 11-47 22-95 34-142 13-47 27-85 40-102 14-17 109-34 197-34s176 0 264 0c-68 409-136 818-203 1227-41 217-48 230-143 230-38 3-76 5-115 7-4 23-9 45-13 68 115-7 223-7 338-7 102 0 211 0 312 7 2-23 5-45 7-68-45-2-90-4-136-7-61 0-88-20-88-67 0-27 0-34 7-82 75-436 149-872 224-1308 58 0 117 0 176 0 183 0 271 14 278 41 6 20 13 61 6 88-2 50-4 100-6 149 22 0 45 0 67 0z">
            <text:p/>
          </draw:path>
          <draw:path draw:style-name="gr461" draw:text-style-name="P65" draw:layer="layout" svg:width="0.934cm" svg:height="0.101cm" svg:x="16.983cm" svg:y="4.553cm" svg:viewBox="0 0 935 102" svg:d="M0 0c312 0 623 0 935 0 0 34 0 68 0 102-312 0-623 0-935 0 0-34 0-68 0-102z">
            <text:p/>
          </draw:path>
        </draw:g>
        <draw:g draw:style-name="gr5">
          <svg:title>TexMaths</svg:title>
          <svg:desc>44§latex§$$\yte^+$$§svg§600§TRUE§</svg:desc>
          <draw:path draw:style-name="gr176" draw:text-style-name="P66" draw:layer="layout" svg:width="1.371cm" svg:height="1.627cm" svg:x="7.685cm" svg:y="8.812cm" svg:viewBox="0 0 1372 1628" svg:d="M1304 383c23-127 45-255 68-383-223 0-446 7-669 7s-439-7-662-7c-14 128-27 256-41 383 23 0 45 0 68 0 11-47 22-94 33-141 14-54 27-91 41-107 13-17 108-27 189-27 90 0 180 0 270 0-67 405-135 811-202 1217-41 215-48 222-142 229-41 2-81 4-122 6-2 23-4 45-7 68 108-7 223-7 338-7 102 0 210 0 311 7 2-23 5-45 7-68-45-2-90-4-135-6-61 0-88-21-88-68 0-27 0-33 7-80 74-433 148-866 223-1298 58 0 117 0 175 0 183 0 271 6 277 40 7 13 7 60 7 87-2 50-4 99-7 148 21 0 41 0 61 0z">
            <text:p/>
          </draw:path>
          <draw:path draw:style-name="gr176" draw:text-style-name="P66" draw:layer="layout" svg:width="0.938cm" svg:height="0.934cm" svg:x="9.266cm" svg:y="8.53cm" svg:viewBox="0 0 939 935" svg:d="M939 518c0-34 0-67 0-101-139 0-279 0-419 0 0-139 0-278 0-417-33 0-67 0-101 0 0 139 0 278 0 417-140 0-279 0-419 0 0 34 0 67 0 101 140 0 279 0 419 0 0 139 0 278 0 417 34 0 68 0 101 0 0-139 0-278 0-417 140 0 280 0 419 0z">
            <text:p/>
          </draw:path>
        </draw:g>
        <presentation:notes draw:style-name="dp2">
          <draw:page-thumbnail draw:style-name="gr7" draw:layer="layout" svg:width="21.219cm" svg:height="10.476cm" svg:x="0.185cm" svg:y="2.123cm" draw:page-number="95" presentation:class="page"/>
          <draw:frame presentation:style-name="pr1" draw:text-style-name="P7" draw:layer="layout" svg:width="16.771cm" svg:height="12.572cm" svg:x="2.409cm" svg:y="13.271cm" presentation:class="notes" presentation:placeholder="true">
            <draw:text-box/>
          </draw:frame>
        </presentation:notes>
      </draw:page>
      <draw:page draw:name="page96" draw:style-name="dp5" draw:master-page-name="Default">
        <office:forms form:automatic-focus="false" form:apply-design-mode="false"/>
        <draw:frame draw:style-name="gr8" draw:text-style-name="P1" draw:layer="layout" svg:width="15.202cm" svg:height="11.52cm" svg:x="3.78cm" svg:y="5.554cm">
          <draw:image xlink:href="Pictures/100000000000003E0000002F334227EA.png" xlink:type="simple" xlink:show="embed" xlink:actuate="onLoad" draw:mime-type="image/png">
            <text:p/>
          </draw:image>
        </draw:frame>
        <draw:line draw:style-name="gr477" draw:text-style-name="P34" draw:layer="layout" svg:x1="24.368cm" svg:y1="3.781cm" svg:x2="26.047cm" svg:y2="3.781cm">
          <text:p/>
        </draw:line>
        <draw:g draw:style-name="gr143">
          <draw:custom-shape draw:style-name="gr357" draw:text-style-name="P21" draw:layer="layout" svg:width="2.625cm" svg:height="1.259cm" svg:x="15.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7" draw:text-style-name="P21" draw:layer="layout" svg:width="2.625cm" svg:height="1.259cm" svg:x="12.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7" draw:text-style-name="P21" draw:layer="layout" svg:width="2.625cm" svg:height="1.259cm" svg:x="9.502cm" svg:y="9.28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58" draw:text-style-name="P34" draw:layer="layout" svg:width="6.919cm" svg:height="0.463cm" svg:x="10.354cm" svg:y="8.321cm" svg:viewBox="0 0 6920 464" svg:d="M0 464c0 0 709-464 3059-464 2349 0 3861 427 3861 427">
          <text:p/>
        </draw:path>
        <draw:g draw:style-name="gr143">
          <draw:custom-shape draw:style-name="gr359" draw:text-style-name="P108" draw:layer="layout" svg:width="2.625cm" svg:height="1.259cm" svg:x="9.445cm" svg:y="11.61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9" draw:text-style-name="P108" draw:layer="layout" svg:width="2.625cm" svg:height="1.259cm" svg:x="12.445cm" svg:y="11.61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59" draw:text-style-name="P108" draw:layer="layout" svg:width="2.625cm" svg:height="1.259cm" svg:x="15.445cm" svg:y="11.615cm">
            <text:p/>
            <draw:enhanced-geometry svg:viewBox="0 0 21600 21600" draw:mirror-horizontal="true" draw:mirror-vertical="true"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path draw:style-name="gr358" draw:text-style-name="P34" draw:layer="layout" svg:width="6.919cm" svg:height="0.463cm" draw:transform="rotate (-3.14159265358979) translate (17.274cm 13.892cm)" svg:viewBox="0 0 6920 464" svg:d="M0 464c0 0 709-464 3059-464 2349 0 3861 427 3861 427">
          <text:p/>
        </draw:path>
        <presentation:notes draw:style-name="dp2">
          <draw:page-thumbnail draw:style-name="gr7" draw:layer="layout" svg:width="21.219cm" svg:height="10.476cm" svg:x="0.185cm" svg:y="2.123cm" draw:page-number="96" presentation:class="page"/>
          <draw:frame presentation:style-name="pr1" draw:text-style-name="P7" draw:layer="layout" svg:width="16.771cm" svg:height="12.572cm" svg:x="2.409cm" svg:y="13.271cm" presentation:class="notes" presentation:placeholder="true">
            <draw:text-box/>
          </draw:frame>
        </presentation:notes>
      </draw:page>
      <draw:page draw:name="page97" draw:style-name="dp5" draw:master-page-name="Default">
        <office:forms form:automatic-focus="false" form:apply-design-mode="false"/>
        <draw:custom-shape draw:style-name="gr478" draw:text-style-name="P34" draw:layer="layout" svg:width="4.996cm" svg:height="3.387cm" svg:x="4.657cm" svg:y="5.728cm">
          <text:p/>
          <draw:enhanced-geometry svg:viewBox="0 0 21600 21600" draw:type="rectangle" draw:enhanced-path="M 0 0 L 21600 0 21600 21600 0 21600 0 0 Z N"/>
        </draw:custom-shape>
        <draw:custom-shape draw:style-name="gr479" draw:text-style-name="P23" draw:layer="layout" svg:width="6.095cm" svg:height="3.55cm" svg:x="7.431cm" svg:y="6.713cm">
          <text:p/>
          <draw:enhanced-geometry svg:viewBox="0 0 21600 21600" draw:type="rectangle" draw:enhanced-path="M 0 0 L 21600 0 21600 21600 0 21600 0 0 Z N"/>
        </draw:custom-shape>
        <draw:line draw:style-name="gr480" draw:text-style-name="P34" draw:layer="layout" svg:x1="23.089cm" svg:y1="3.991cm" svg:x2="25.538cm" svg:y2="3.991cm">
          <text:p/>
        </draw:line>
        <draw:custom-shape draw:style-name="gr481" draw:text-style-name="P34" draw:layer="layout" svg:width="1.291cm" svg:height="4.17cm" svg:x="20.008cm" svg:y="4.49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482" draw:text-style-name="P197" draw:layer="layout" svg:width="7.366cm" svg:height="8.527cm" draw:transform="skewX (-5.93005045969343E-017) rotate (-0.725358837128844) translate (23.6915482127998cm 8.56280799317764cm)" svg:viewBox="0 0 7367 8528" svg:d="M5374 4381c88-956 2109-3142 1125-3741s-5001-1398-5138 873c-137 2272 712 1411-784 3105s169 2678 2116 3470c1947 791 2517 541 4241-959 1570-1196-1647-1793-1560-2748z">
          <text:p/>
        </draw:path>
        <draw:path draw:style-name="gr483" draw:text-style-name="P1" draw:layer="layout" svg:width="7.366cm" svg:height="8.527cm" draw:transform="skewX (-5.93005045969343E-017) rotate (-0.725358837128844) translate (5.72754821279978cm 10.4078079931776cm)" svg:viewBox="0 0 7367 8528" svg:d="M5374 4381c88-956 2109-3142 1125-3741s-5001-1398-5138 873c-137 2272 712 1411-784 3105s169 2678 2116 3470c1947 791 2517 541 4241-959 1570-1196-1647-1793-1560-2748z">
          <text:p/>
        </draw:path>
        <draw:custom-shape draw:style-name="gr484" draw:text-style-name="P8" draw:layer="layout" svg:width="0.318cm" svg:height="0.318cm" svg:x="3.244cm" svg:y="1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5.245cm" svg:y="15.2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4.246cm" svg:y="17.2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6.512cm" svg:y="14.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7.339cm" svg:y="14.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6.62cm" svg:y="13.0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7.616cm" svg:y="1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6.961cm" svg:y="1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5.734cm" svg:y="16.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5.714cm" svg:y="17.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4.635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3.07cm" svg:y="18.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2.415cm" svg:y="17.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3.284cm" svg:y="17.6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4.124cm" svg:y="1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4.125cm" svg:y="14.7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5.65cm" svg:y="13.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6.477cm" svg:y="13.8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6.012cm" svg:y="15.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6.14cm" svg:y="19.0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5.019cm" svg:y="19.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4.83cm" svg:y="17.5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2.27cm" svg:y="15.8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2.271cm" svg:y="15.2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2.73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2.802cm" svg:y="15.5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2.845cm" svg:y="16.1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3.312cm" svg:y="15.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3.334cm" svg:y="16.5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2.446cm" svg:y="16.4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1.833cm" svg:y="15.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2.257cm" svg:y="14.7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3.232cm" svg:y="14.6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3.699cm" svg:y="15.2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6.049cm" svg:y="14.3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6.135cm" svg:y="14.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5.522cm" svg:y="14.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6.795cm" svg:y="14.1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6.034cm" svg:y="13.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6.67cm" svg:y="13.5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7.242cm" svg:y="13.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6.514cm" svg:y="12.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5.563cm" svg:y="12.8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4.738cm" svg:y="14.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7.914cm" svg:y="13.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5.629cm" svg:y="17.2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5.079cm" svg:y="17.1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84" draw:text-style-name="P8" draw:layer="layout" svg:width="0.318cm" svg:height="0.318cm" svg:x="5.229cm" svg:y="17.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485" draw:text-style-name="P34" draw:layer="layout" svg:x1="23.081cm" svg:y1="4.891cm" svg:x2="25.53cm" svg:y2="4.891cm">
          <text:p/>
        </draw:line>
        <draw:line draw:style-name="gr486" draw:text-style-name="P34" draw:layer="layout" svg:x1="23.08cm" svg:y1="7.963cm" svg:x2="25.529cm" svg:y2="7.963cm">
          <text:p/>
        </draw:line>
        <draw:frame draw:style-name="gr487" draw:text-style-name="P198" draw:layer="layout" svg:width="28.049cm" svg:height="4.715cm" svg:x="0.4cm" svg:y="0.686cm">
          <draw:text-box>
            <text:p text:style-name="P162"><text:span text:style-name="T132"></text:span><text:span text:style-name="T133"></text:span><text:span text:style-name="T134"></text:span><text:span text:style-name="T133"></text:span><text:span text:style-name="T134"></text:span><text:span text:style-name="T133"></text:span><text:span text:style-name="T133">?  +</text:span></text:p>
            <text:p text:style-name="P162"><text:span text:style-name="T133"/></text:p>
            <text:p text:style-name="P162"><text:span text:style-name="T133"></text:span><text:span text:style-name="T133">$</text:span><text:span text:style-name="T134"></text:span><text:span text:style-name="T133"></text:span></text:p>
            <text:p text:style-name="P162"><text:span text:style-name="T133"/></text:p>
            <text:p text:style-name="P162"><text:span text:style-name="T133"></text:span><text:span text:style-name="T135"></text:span><text:span text:style-name="T133"></text:span><text:span text:style-name="T135"></text:span><text:span text:style-name="T133"></text:span><text:span text:style-name="T135"></text:span></text:p>
            <text:p text:style-name="P162"><text:span text:style-name="T133"/></text:p>
            <text:p text:style-name="P162"><text:span text:style-name="T133"></text:span><text:span text:style-name="T134"></text:span><text:span text:style-name="T133"></text:span></text:p>
            <text:p text:style-name="P162"><text:span text:style-name="T133"/></text:p>
            <text:p text:style-name="P162"><text:span text:style-name="T133"></text:span><text:span text:style-name="T134"></text:span><text:span text:style-name="T133"> </text:span></text:p>
          </draw:text-box>
        </draw:frame>
        <draw:frame draw:style-name="gr488" draw:text-style-name="P199" draw:layer="layout" svg:width="2.737cm" svg:height="1.111cm" svg:x="25.648cm" svg:y="0.686cm">
          <draw:text-box>
            <text:p text:style-name="P162"><text:span text:style-name="T136">✓</text:span><text:span text:style-name="T137">✔✗✘</text:span></text:p>
          </draw:text-box>
        </draw:frame>
        <draw:path draw:style-name="gr489" draw:text-style-name="P34" draw:layer="layout" svg:width="3.27cm" svg:height="0.382cm" draw:transform="skewX (-0.976511716490828) rotate (0.493055513688398) translate (13.3757920331826cm 18.1080085706411cm)" svg:viewBox="0 0 3271 383" svg:d="M0 382c2 5 1480-404 2307-381 695 19 716 307 964 382">
          <text:p/>
        </draw:path>
        <draw:ellipse draw:style-name="gr44" draw:text-style-name="P21" draw:layer="layout" svg:width="4.397cm" svg:height="0.947cm" draw:transform="skewX (-0.20315632493214) rotate (0.0757472895365539) translate (22.954cm 5.361cm)" draw:kind="arc" draw:start-angle="218.6" draw:end-angle="318.08">
          <text:p/>
        </draw:ellipse>
        <draw:polyline draw:style-name="gr490" draw:text-style-name="P1" draw:layer="layout" svg:width="1.357cm" svg:height="2.953cm" svg:x="14.528cm" svg:y="10.674cm" svg:viewBox="0 0 1358 2954" draw:points="231,367 266,306 302,249 340,198 379,152 420,112 461,78 482,63 504,50 525,39 547,28 568,20 590,13 612,7 634,3 657,1 679,0 701,1 724,3 746,7 768,13 790,20 811,28 833,39 855,50 876,63 897,78 939,112 979,152 1019,198 1057,249 1093,306 1127,367 1159,433 1189,503 1217,578 1243,656 1267,739 1287,825 1302,914 1324,1100 1358,1477 1324,1854 1302,2040 1287,2130 1267,2216 1243,2298 1217,2377 1189,2451 1159,2521 1127,2587 1093,2648 1057,2705 1019,2756 979,2802 939,2842 897,2876 876,2891 855,2904 833,2915 811,2926 790,2934 768,2941 746,2947 724,2951 701,2953 679,2954 657,2953 634,2951 612,2947 590,2941 568,2934 547,2926 525,2915 504,2904 482,2891 461,2876 420,2842 379,2802 340,2756 302,2705 266,2648 231,2587 199,2521 169,2451 141,2377 115,2298 91,2216 70,2120 51,2006 23,1762 0,1477 6,1284 23,1095 36,1003 51,912 70,824 91,739 115,656 141,578 169,503 199,433">
          <text:p/>
        </draw:polyline>
        <draw:line draw:style-name="gr218" draw:text-style-name="P1" draw:layer="layout" svg:x1="11.829cm" svg:y1="12.152cm" svg:x2="14.307cm" svg:y2="12.152cm">
          <text:p/>
        </draw:line>
        <draw:custom-shape draw:style-name="gr491" draw:text-style-name="P23" draw:layer="layout" svg:width="0.507cm" svg:height="0.51cm" draw:transform="rotate (-1.5707963267949) translate (16.101cm 11.869cm)">
          <text:p/>
          <draw:enhanced-geometry svg:viewBox="0 0 21600 21600" draw:mirror-vertical="true" draw:type="rectangle" draw:enhanced-path="M 0 0 L 21600 0 21600 21600 0 21600 0 0 Z N"/>
        </draw:custom-shape>
        <draw:line draw:style-name="gr219" draw:text-style-name="P1" draw:layer="layout" svg:x1="14.748cm" svg:y1="12.152cm" svg:x2="18.096cm" svg:y2="12.152cm">
          <text:p/>
        </draw:line>
        <draw:g draw:style-name="gr5">
          <draw:line draw:style-name="gr395" draw:text-style-name="P158" draw:layer="layout" svg:x1="12.482cm" svg:y1="4.597cm" svg:x2="17.902cm" svg:y2="8.662cm">
            <text:p/>
          </draw:line>
          <draw:line draw:style-name="gr395" draw:text-style-name="P158" draw:layer="layout" svg:x1="11.836cm" svg:y1="8.168cm" svg:x2="18.87cm" svg:y2="5.307cm">
            <text:p/>
          </draw:line>
        </draw:g>
        <draw:path draw:style-name="gr492" draw:text-style-name="P16" draw:layer="layout" svg:width="2.661cm" svg:height="1.46cm" svg:x="13.606cm" svg:y="8.254cm" svg:viewBox="0 0 2662 1461" svg:d="M0 1461v-1312c0 0 428-137 867-149 448-13 504 293 909 280 453-11 324-160 886-179v5 1355z">
          <text:p/>
        </draw:path>
        <draw:path draw:style-name="gr493" draw:text-style-name="P21" draw:layer="layout" svg:width="2.662cm" svg:height="0.305cm" draw:transform="skewX (0.000349065850398889) rotate (-1.84132236085402) translate (19.184387070212cm 15.6428769681556cm)" svg:viewBox="0 0 2663 306" svg:d="M0 153c562-3 438-156 891-153 405-2 452 306 900 306 439 0 315-139 872-146">
          <text:p/>
        </draw:path>
        <draw:custom-shape draw:style-name="gr494" draw:text-style-name="P21" draw:layer="layout" svg:width="0.318cm" svg:height="0.318cm" svg:x="1.297cm" svg:y="9.6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5" draw:text-style-name="P108" draw:layer="layout" svg:width="0.318cm" svg:height="0.318cm" svg:x="1.284cm" svg:y="9.2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69" draw:text-style-name="P1" draw:layer="layout" svg:x1="23.165cm" svg:y1="3.003cm" svg:x2="27.04cm" svg:y2="3.077cm">
          <text:p/>
        </draw:line>
        <draw:custom-shape draw:style-name="gr496" draw:text-style-name="P21" draw:layer="layout" svg:width="2.625cm" svg:height="1.259cm" svg:x="26.502cm" svg:y="10.242cm">
          <text:p/>
          <draw:enhanced-geometry svg:viewBox="0 0 21600 21600" draw:text-areas="0 ?f0 ?f5 ?f2" draw:type="right-arrow" draw:modifiers="13770.7397260274 5526.4420331239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497" draw:text-style-name="P34" draw:layer="layout" svg:width="6.919cm" svg:height="0.463cm" svg:x="21.354cm" svg:y="9.281cm" svg:viewBox="0 0 6920 464" svg:d="M0 464c0 0 709-464 3059-464 2349 0 3861 427 3861 427">
          <text:p/>
        </draw:path>
        <draw:path draw:style-name="gr64" draw:text-style-name="P5" draw:layer="layout" svg:width="3.014cm" svg:height="0.43cm" svg:x="10.548cm" svg:y="19.204cm" svg:viewBox="0 0 3015 431" svg:d="M0 246v-31-30h2442v30 31zM2447 386l26-53 18-59 4-61-6-61-18-57-25-52-33-43 602 215-602 216z">
          <text:p/>
        </draw:path>
        <draw:path draw:style-name="gr65" draw:text-style-name="P5" draw:layer="layout" svg:width="0.43cm" svg:height="3.014cm" svg:x="10.332cm" svg:y="16.404cm" svg:viewBox="0 0 431 3015" svg:d="M246 3015h-31-30v-2442h30 31zM386 568l-53-26-59-17-61-5-61 6-57 18-52 26-43 32 215-602 216 602z">
          <text:p/>
        </draw:path>
        <draw:path draw:style-name="gr66" draw:text-style-name="P6" draw:layer="layout" svg:width="0.404cm" svg:height="0.478cm" svg:x="9.954cm" svg:y="17.147cm" svg:viewBox="0 0 405 479" svg:d="M0 448l9 26c27-23 61-31 87-31 44 0 88 14 131 23 29 8 60 13 89 13 14 0 26-4 47-9 12-68 20-103 29-139h-22l-21 58c-6 16-15 24-39 24-11 0-26-2-47-7-25-6-70-15-101-15-30 0-61 6-86 18l-2-2 326-367 5-31-8-9-23 22c-10 10-18 14-33 14-38 0-95-11-130-20-29-8-56-16-77-16-20 0-41 4-60 10l-31 118h20l29-56c13-4 26-5 38-5 15 0 29 2 44 5 23 5 56 10 76 10 30 0 61-5 86-20l2 2z">
          <text:p/>
        </draw:path>
        <draw:path draw:style-name="gr67" draw:text-style-name="P6" draw:layer="layout" svg:width="0.461cm" svg:height="0.478cm" svg:x="12.468cm" svg:y="19.638cm" svg:viewBox="0 0 462 479" svg:d="M12 383c0 29-7 55-12 84 13 7 31 12 41 12 37 0 74-32 101-74l74-113 11 67c5 37 19 120 71 120 27 0 64-28 82-44l48-43-9-19c-7 6-51 44-73 44-25 0-36-20-45-44-8-24-15-51-18-68l-18-98 34-48c21-28 56-81 97-85h4c14 0 30 6 34 22l13-4 15-82c-8-5-18-10-29-10-57 0-111 84-138 124l-36 54-6-47c-8-59-19-131-95-131-21 0-46 6-56 20l-56 81 16 10c19-22 45-47 66-47 51 0 65 101 71 135l11 61-39 60c-17 27-64 96-99 96-15 0-27-2-30-9l-11-27z">
          <text:p/>
        </draw:path>
        <draw:frame draw:style-name="gr498" draw:text-style-name="P200" draw:layer="layout" svg:width="1.549cm" svg:height="1.43cm" svg:x="0.876cm" svg:y="5.857cm">
          <draw:text-box>
            <text:p><text:span text:style-name="T138">🚀</text:span></text:p>
          </draw:text-box>
        </draw:frame>
        <draw:path draw:style-name="gr499" draw:text-style-name="P34" draw:layer="layout" svg:width="10.748cm" svg:height="0.839cm" draw:transform="skewX (-1.21893794959284) rotate (2.9860838172371) translate (13.0769156201671cm 10.8078087454519cm)" svg:viewBox="0 0 10749 840" svg:d="M0 835c4214-463 13444-1624 9991 5">
          <text:p/>
        </draw:path>
        <draw:path draw:style-name="gr500" draw:text-style-name="P1" draw:layer="layout" svg:width="3.356cm" svg:height="6.712cm" svg:x="13.046cm" svg:y="13.797cm" svg:viewBox="0 0 3357 6713" svg:d="M3357 0c-590 0-1168 155-1679 450s-934 718-1228 1228c-295 511-450 1089-450 1678v1c0 589 155 1167 450 1678s717 933 1228 1228 1089 450 1678 450">
          <text:p/>
        </draw:path>
        <draw:line draw:style-name="gr101" draw:text-style-name="P1" draw:layer="layout" svg:x1="1.534cm" svg:y1="11.471cm" svg:x2="1.534cm" svg:y2="13.309cm">
          <text:p/>
        </draw:line>
        <draw:line draw:style-name="gr101" draw:text-style-name="P1" draw:layer="layout" svg:x1="1.801cm" svg:y1="12.03cm" svg:x2="1.801cm" svg:y2="13.308cm">
          <text:p/>
        </draw:line>
        <draw:line draw:style-name="gr101" draw:text-style-name="P1" draw:layer="layout" svg:x1="2.067cm" svg:y1="12.637cm" svg:x2="2.067cm" svg:y2="13.308cm">
          <text:p/>
        </draw:line>
        <presentation:notes draw:style-name="dp2">
          <draw:page-thumbnail draw:style-name="gr7" draw:layer="layout" svg:width="21.219cm" svg:height="10.476cm" svg:x="0.185cm" svg:y="2.123cm" draw:page-number="97" presentation:class="page"/>
          <draw:frame presentation:style-name="pr1" draw:text-style-name="P7" draw:layer="layout" svg:width="16.771cm" svg:height="12.572cm" svg:x="2.40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ejaVu Sans Condensed" svg:font-family="'DejaVu Sans Condensed'" style:font-pitch="variable"/>
    <style:font-face style:name="DejaVu Sans Condensed1" svg:font-family="'DejaVu Sans Condensed'" style:font-adornments="Regular" style:font-pitch="variable"/>
    <style:font-face style:name="DejaVu Sans Mono" svg:font-family="'DejaVu Sans Mono'" style:font-adornments="Roman" style:font-family-generic="modern" style:font-pitch="fixed"/>
    <style:font-face style:name="DejaVu Sans Mono1" svg:font-family="'DejaVu Sans Mono'" style:font-family-generic="modern" style:font-pitch="fixed"/>
    <style:font-face style:name="DejaVu Sans Mono2" svg:font-family="'DejaVu Sans Mono'" style:font-adornments="Roman" style:font-family-generic="modern" style:font-pitch="variable"/>
    <style:font-face style:name="Font Awesome 6 Brands Regular" svg:font-family="'Font Awesome 6 Brands Regular'"/>
    <style:font-face style:name="Font Awesome 6 Brands Regular1" svg:font-family="'Font Awesome 6 Brands Regular'" style:font-adornments="Roman" style:font-pitch="variable"/>
    <style:font-face style:name="Font Awesome 6 Brands Regular2" svg:font-family="'Font Awesome 6 Brands Regular'" style:font-adornments="Roman"/>
    <style:font-face style:name="Font Awesome 6 Brands Regular3" svg:font-family="'Font Awesome 6 Brands Regular'" style:font-adornments="Regular" style:font-pitch="variable"/>
    <style:font-face style:name="Font Awesome 6 Brands Regular4" svg:font-family="'Font Awesome 6 Brands Regular'" style:font-adornments="Regular"/>
    <style:font-face style:name="Font Awesome 6 Brands Regular5" svg:font-family="'Font Awesome 6 Brands Regular'" style:font-pitch="variable"/>
    <style:font-face style:name="Font Awesome 6 Free Regular" svg:font-family="'Font Awesome 6 Free Regular'" style:font-adornments="Roman" style:font-pitch="variable"/>
    <style:font-face style:name="Font Awesome 6 Free Regular1" svg:font-family="'Font Awesome 6 Free Regular'"/>
    <style:font-face style:name="Font Awesome 6 Free Regular2" svg:font-family="'Font Awesome 6 Free Regular'" style:font-adornments="Roman"/>
    <style:font-face style:name="Font Awesome 6 Free Regular3" svg:font-family="'Font Awesome 6 Free Regular'" style:font-adornments="Regular" style:font-pitch="variable"/>
    <style:font-face style:name="Font Awesome 6 Free Regular4" svg:font-family="'Font Awesome 6 Free Regular'" style:font-adornments="Regular"/>
    <style:font-face style:name="Font Awesome 6 Free Regular5" svg:font-family="'Font Awesome 6 Free Regular'" style:font-pitch="variable"/>
    <style:font-face style:name="Font Awesome 6 Free Solid" svg:font-family="'Font Awesome 6 Free Solid'" style:font-adornments="Regular"/>
    <style:font-face style:name="Font Awesome 6 Free Solid1" svg:font-family="'Font Awesome 6 Free Solid'"/>
    <style:font-face style:name="Font Awesome 6 Free Solid2" svg:font-family="'Font Awesome 6 Free Solid'" style:font-adornments="Regular" style:font-pitch="variable"/>
    <style:font-face style:name="Font Awesome 6 Free Solid3" svg:font-family="'Font Awesome 6 Free Solid'" style:font-adornments="Roman" style:font-pitch="variable"/>
    <style:font-face style:name="Font Awesome 6 Free Solid4" svg:font-family="'Font Awesome 6 Free Solid'" style:font-adornments="Roman"/>
    <style:font-face style:name="Font Awesome 6 Free Solid5" svg:font-family="'Font Awesome 6 Free Solid'"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Devanagari1"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Palatino LT Std" svg:font-family="'Palatino LT Std'" style:font-adornments="Roman" style:font-family-generic="modern" style:font-pitch="variable"/>
    <style:font-face style:name="Palatino LT Std1" svg:font-family="'Palatino LT Std'" style:font-pitch="variable"/>
    <style:font-face style:name="Palatino LT Std2" svg:font-family="'Palatino LT Std'" style:font-adornments="Roman" style:font-pitch="variable"/>
    <style:font-face style:name="Palatino LT Std3" svg:font-family="'Palatino LT Std'" style:font-adornments="Regular" style:font-pitch="variable"/>
    <style:font-face style:name="Symbola" svg:font-family="Symbola" style:font-adornments="Regular" style:font-pitch="variable"/>
    <style:font-face style:name="Symbola1" svg:font-family="Symbola" style:font-pitch="variable"/>
    <style:font-face style:name="TeX Gyre Pagella Math" svg:font-family="'TeX Gyre Pagella Math'" style:font-pitch="variable"/>
    <style:font-face style:name="TeX Gyre Pagella Math1" svg:font-family="'TeX Gyre Pagella Math'" style:font-adornments="Roman" style:font-pitch="variable"/>
    <style:font-face style:name="Unifont" svg:font-family="Unifont"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Green_20_30_20_Degrees" draw:display-name="Green 30 Degrees" draw:style="single" draw:color="#00a933" draw:distance="0.203cm" draw:rotation="300"/>
    <draw:hatch draw:name="Green_20_90_20_Degrees_20_Triple" draw:display-name="Green 90 Degrees Triple" draw:style="triple" draw:color="#00a933" draw:distance="0.203cm" draw:rotation="900"/>
    <draw:hatch draw:name="Red_20_-45_20_Degrees_20_Triple" draw:display-name="Red -45 Degrees Triple" draw:style="triple" draw:color="#ff0000" draw:distance="0.305cm" draw:rotation="1350"/>
    <draw:fill-image draw:name="Concrete" xlink:href="Pictures/1000000000000200000002008FAA15CD.jpg" xlink:type="simple" xlink:show="embed" xlink:actuate="onLoad"/>
    <draw:fill-image draw:name="Ice_20_light" draw:display-name="Ice light" xlink:href="Pictures/100000000000005E0000005EF75A91A4.jpg" xlink:type="simple" xlink:show="embed" xlink:actuate="onLoad"/>
    <draw:fill-image draw:name="Pool" xlink:href="Pictures/100000000000005E0000005ED8643444.jpg" xlink:type="simple" xlink:show="embed" xlink:actuate="onLoad"/>
    <draw:fill-image draw:name="Studio" xlink:href="Pictures/100000000000020000000200C64E4DBE.jpg" xlink:type="simple" xlink:show="embed" xlink:actuate="onLoad"/>
    <draw:marker draw:name="Arrow" svg:viewBox="0 0 20 30" svg:d="M10 0l-10 30h20z"/>
    <draw:marker draw:name="Arrow_20_large" draw:display-name="Arrow large" svg:viewBox="0 0 20 40" svg:d="M0 40l10-40 10 40z"/>
    <draw:marker draw:name="Arrowheads_20_10" draw:display-name="Arrowheads 10" svg:viewBox="0 0 1013 1130" svg:d="M1009 1050l-449-1008-22-30-29-12-34 12-21 26-449 1012-5 13v8l5 21 12 21 17 13 21 4h903l21-4 21-13 9-21 4-21v-8z"/>
    <draw:marker draw:name="Arrowheads_20_13" draw:display-name="Arrowheads 13" svg:viewBox="0 0 20 20" svg:d="M0 20l10-20 10 20z"/>
    <draw:marker draw:name="Arrowheads_20_14" draw:display-name="Arrowheads 14" svg:viewBox="0 0 836 110" svg:d="M0 0h278 278 280v36 36 38h-278-278-280v-36-36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1131 754" svg:d="M566 0l-566 754 114-85 136-68 148-46 161-17 161 13 153 46 140 68 118 89z"/>
    <draw:marker draw:name="Arrowheads_20_20" draw:display-name="Arrowheads 20" svg:viewBox="0 0 20 20" svg:d="M0 20l10-20 10 20z"/>
    <draw:marker draw:name="Arrowheads_20_21" draw:display-name="Arrowheads 21" svg:viewBox="0 0 1131 754" svg:d="M566 0l-566 754 114-85 136-68 148-46 161-17 161 13 153 46 140 68 118 89z"/>
    <draw:marker draw:name="Arrowheads_20_6" draw:display-name="Arrowheads 6" svg:viewBox="0 0 1131 1580" svg:d="M1013 1491l118 89-567-1580-564 1580 114-85 136-68 148-46 161-17 161 13 153 46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20 20" svg:d="M0 20l10-20 10 20z"/>
    <draw:marker draw:name="Circle" svg:viewBox="0 0 1131 1131" svg:d="M462 1118l-102-29-102-51-93-72-72-93-51-102-29-102-13-105 13-102 29-106 51-102 72-89 93-72 102-50 102-34 106-9 101 9 106 34 98 50 93 72 72 89 51 102 29 106 13 102-13 105-29 102-51 102-72 93-93 72-98 51-106 29-101 13z"/>
    <draw:marker draw:name="Concave" svg:viewBox="0 0 1131 1580" svg:d="M1013 1491l118 89-567-1580-564 1580 114-85 136-68 148-46 161-17 161 13 153 46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Double_20_Dash_20__28_Rounded_29_" draw:display-name="Double Dash (Rounded)" draw:style="round" draw:dots1="1" draw:dots1-length="701%" draw:distance="399%"/>
    <draw:stroke-dash draw:name="Fine_20_Dotted" draw:display-name="Fine Dotted" draw:style="rect" draw:dots1="1" draw:distance="0.457cm"/>
    <draw:stroke-dash draw:name="Long_20_Dash" draw:display-name="Long Dash" draw:style="rect" draw:dots1="1" draw:dots1-length="400%" draw:distance="300%"/>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draw:auto-grow-width="true"/>
      <style:text-properties style:font-name="Palatino LT Std2" fo:font-family="'Palatino LT Std'" style:font-style-name="Roman" style:font-pitch="variable" fo:font-size="21pt"/>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draw:auto-grow-width="true"/>
      <style:text-properties style:font-name="Palatino LT Std2" fo:font-family="'Palatino LT Std'" style:font-style-name="Roman" style:font-pitch="variable" fo:font-size="21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auto-grow-width="true"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0%"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_5f_1" style:display-name="Default Drawing Style_2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2_5f_1" style:display-name="Default Drawing Style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_5f_1" style:display-name="Default Drawing Style_3_1"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justify" draw:auto-grow-width="true" fo:padding-top="0.125cm" fo:padding-bottom="0.125cm" fo:padding-left="0.25cm" fo:padding-right="0.25cm" fo:wrap-option="wrap" draw:shadow="hidden" draw:shadow-offset-x="0.2cm" draw:shadow-offset-y="0.2cm" draw:shadow-color="#808080">
        <text:list-style style:name="Default_20_Drawing_20_Style_5f_3_5f_1" style:display-name="Default Drawing Style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alatino LT Std2" fo:font-family="'Palatino LT Std'" style:font-style-name="Roman" style:font-pitch="variable" fo:font-size="21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fill="solid" draw:fill-color="#729fcf" draw:textarea-horizontal-align="justify" draw:auto-grow-width="true" draw:shadow="hidden" draw:shadow-offset-x="0.2cm" draw:shadow-offset-y="0.2cm" draw:shadow-color="#808080"/>
      <style:text-properties style:font-name="DejaVu Sans Condensed1" fo:font-family="'DejaVu Sans Condensed'" style:font-style-name="Regular" style:font-pitch="variable" style:letter-kerning="true"/>
    </style:style>
    <style:style style:name="Default-notes" style:family="presentation">
      <style:graphic-properties draw:stroke="none" draw:fill="none" draw:auto-grow-width="true"/>
      <style:paragraph-properties fo:margin-left="0.6cm" fo:margin-right="0cm" fo:text-indent="-0.6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true" draw:auto-grow-width="tru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6pt" style:font-size-asian="28pt" style:font-size-complex="28pt"/>
    </style:style>
    <style:style style:name="Default-outline3" style:family="presentation" style:parent-style-name="Default-outline2">
      <style:paragraph-properties fo:margin-left="0cm" fo:margin-right="0cm" fo:margin-top="0.399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draw:auto-grow-width="tru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draw:auto-grow-width="tru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DejaVu Sans Condensed1" fo:font-family="'DejaVu Sans Condensed'" style:font-style-name="Regular" style:font-pitch="variable" fo:font-size="58.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576cm" loext:decorative="false"/>
      <style:paragraph-properties style:writing-mode="lr-tb"/>
    </style:style>
    <style:style style:name="Mgr2" style:family="graphic" style:parent-style-name="standard">
      <style:graphic-properties draw:stroke="none" draw:fill="none" draw:fill-color="#ffffff" draw:auto-grow-height="false" fo:min-height="1.397cm" fo:min-width="3.236cm" loext:decorative="false"/>
      <style:paragraph-properties style:writing-mode="lr-tb"/>
    </style:style>
    <style:style style:name="Mgr3" style:family="graphic" style:parent-style-name="standard">
      <style:graphic-properties draw:stroke="none" draw:fill="none" draw:fill-color="#ffffff" draw:textarea-vertical-align="bottom" draw:auto-grow-height="false" fo:min-height="1.397cm" fo:min-width="2.318cm" loext:decorative="false"/>
      <style:paragraph-properties style:writing-mode="lr-tb"/>
    </style:style>
    <style:style style:name="Mgr4" style:family="graphic" style:parent-style-name="standard">
      <style:graphic-properties draw:stroke="none" draw:fill="none" draw:fill-color="#ffffff" draw:textarea-vertical-align="bottom" draw:auto-grow-height="false" fo:min-height="1.397cm" fo:min-width="2.762cm" loext:decorative="false"/>
      <style:paragraph-properties style:writing-mode="lr-tb"/>
    </style:style>
    <style:style style:name="Mgr5" style:family="graphic" style:parent-style-name="standard">
      <style:graphic-properties draw:stroke="none" draw:fill="none" draw:fill-color="#ffffff" draw:auto-grow-width="true" fo:min-height="0.497cm" fo:min-width="2.034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end"/>
    </style:style>
    <style:style style:name="MP6" style:family="paragraph">
      <loext:graphic-properties draw:fill="none" draw:fill-color="#ffffff"/>
      <style:paragraph-properties fo:text-align="end"/>
      <style:text-properties fo:color="#bbbbbb" loext:opacity="100%" style:font-name="DejaVu Sans Mono1" fo:font-size="10.5pt" style:font-size-asian="9pt" style:font-size-complex="9pt"/>
    </style:style>
    <style:style style:name="MT1" style:family="text">
      <style:text-properties fo:font-size="14pt" style:font-size-asian="14pt" style:font-size-complex="14pt"/>
    </style:style>
    <style:style style:name="MT2" style:family="text">
      <style:text-properties fo:color="#bbbbbb" loext:opacity="100%" style:font-name="DejaVu Sans Mono1"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3.076cm" svg:height="1.396cm" svg:x="3.146cm" svg:y="0cm" presentation:class="header">
        <draw:text-box>
          <text:p text:style-name="MP1"><text:span text:style-name="MT1"><presentation:header/></text:span></text:p>
        </draw:text-box>
      </draw:frame>
      <draw:frame draw:style-name="Mgr2" draw:text-style-name="MP4" draw:layer="backgroundobjects" svg:width="3.736cm" svg:height="1.396cm" svg:x="15.036cm" svg:y="0cm" presentation:class="date-time">
        <draw:text-box>
          <text:p text:style-name="MP3"><text:span text:style-name="MT1"><presentation:date-time/></text:span></text:p>
        </draw:text-box>
      </draw:frame>
      <draw:frame draw:style-name="Mgr3" draw:text-style-name="MP2" draw:layer="backgroundobjects" svg:width="2.818cm" svg:height="1.396cm" svg:x="3.275cm" svg:y="26.543cm" presentation:class="footer">
        <draw:text-box>
          <text:p text:style-name="MP1"><text:span text:style-name="MT1"><presentation:footer/></text:span></text:p>
        </draw:text-box>
      </draw:frame>
      <draw:frame draw:style-name="Mgr4" draw:text-style-name="MP4" draw:layer="backgroundobjects" svg:width="3.262cm" svg:height="1.396cm" svg:x="15.273cm" svg:y="26.543cm" presentation:class="page-number">
        <draw:text-box>
          <text:p text:style-name="MP3"><text:span text:style-name="MT1"><text:page-number>&lt;number&gt;</text:page-number></text:span></text:p>
        </draw:text-box>
      </draw:frame>
      <draw:page-thumbnail draw:layer="backgroundobjects" svg:width="9.294cm" svg:height="6.571cm" svg:x="1cm" svg:y="2.635cm"/>
      <draw:page-thumbnail draw:layer="backgroundobjects" svg:width="9.294cm" svg:height="6.571cm" svg:x="1cm" svg:y="10.683cm"/>
      <draw:page-thumbnail draw:layer="backgroundobjects" svg:width="9.294cm" svg:height="6.571cm" svg:x="1cm" svg:y="18.731cm"/>
      <draw:page-thumbnail draw:layer="backgroundobjects" svg:width="9.294cm" svg:height="6.571cm" svg:x="11.295cm" svg:y="2.635cm"/>
      <draw:page-thumbnail draw:layer="backgroundobjects" svg:width="9.294cm" svg:height="6.571cm" svg:x="11.295cm" svg:y="10.683cm"/>
      <draw:page-thumbnail draw:layer="backgroundobjects" svg:width="9.294cm" svg:height="6.571cm" svg:x="11.295cm" svg:y="18.731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9.94cm" svg:height="3.505cm" svg:x="-0.121cm" svg:y="0.837cm" presentation:class="title" presentation:placeholder="true">
        <draw:text-box/>
      </draw:frame>
      <draw:frame presentation:style-name="Default-outline1" draw:layer="backgroundobjects" svg:width="26.229cm" svg:height="12.18cm" svg:x="1.735cm" svg:y="4.913cm" presentation:class="outline" presentation:placeholder="true">
        <draw:text-box/>
      </draw:frame>
      <draw:frame draw:style-name="Mgr5" draw:text-style-name="MP6" draw:layer="backgroundobjects" svg:width="2.534cm" svg:height="0.747cm" svg:x="26.959cm" svg:y="20.168cm">
        <draw:text-box>
          <text:p text:style-name="MP5"><text:span text:style-name="MT2"><text:page-number>&lt;number&gt;</text:page-number></text:span></text:p>
        </draw:text-box>
      </draw:frame>
      <presentation:notes style:page-layout-name="PM0">
        <office:forms form:automatic-focus="false" form:apply-design-mode="false"/>
        <draw:page-thumbnail presentation:style-name="Default-title" draw:layer="backgroundobjects" svg:width="21.219cm" svg:height="10.476cm" svg:x="0.185cm" svg:y="2.123cm" presentation:class="page"/>
        <draw:frame presentation:style-name="Default-notes" draw:layer="backgroundobjects" svg:width="16.771cm" svg:height="12.572cm" svg:x="2.409cm" svg:y="13.271cm" presentation:class="notes" presentation:placeholder="true">
          <draw:text-box/>
        </draw:frame>
        <draw:frame presentation:style-name="Mpr1" draw:text-style-name="MP2" draw:layer="backgroundobjects" svg:width="2.318cm" svg:height="1.396cm" svg:x="3.525cm" svg:y="0cm" presentation:class="header">
          <draw:text-box>
            <text:p text:style-name="MP1"><text:span text:style-name="MT1"><presentation:header/></text:span></text:p>
          </draw:text-box>
        </draw:frame>
        <draw:frame presentation:style-name="Mpr1" draw:text-style-name="MP4" draw:layer="backgroundobjects" svg:width="2.906cm" svg:height="1.396cm" svg:x="15.451cm" svg:y="0cm" presentation:class="date-time">
          <draw:text-box>
            <text:p text:style-name="MP3"><text:span text:style-name="MT1"><presentation:date-time/></text:span></text:p>
          </draw:text-box>
        </draw:frame>
        <draw:frame presentation:style-name="Mpr2" draw:text-style-name="MP2" draw:layer="backgroundobjects" svg:width="2.076cm" svg:height="1.396cm" svg:x="3.646cm" svg:y="26.543cm" presentation:class="footer">
          <draw:text-box>
            <text:p text:style-name="MP1"><text:span text:style-name="MT1"><presentation:footer/></text:span></text:p>
          </draw:text-box>
        </draw:frame>
        <draw:frame presentation:style-name="Mpr2" draw:text-style-name="MP4" draw:layer="backgroundobjects" svg:width="2.491cm" svg:height="1.396cm" svg:x="15.659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1T11:40:09.670517520</meta:creation-date>
    <meta:editing-duration>P7DT19H26S</meta:editing-duration>
    <meta:editing-cycles>123</meta:editing-cycles>
    <meta:generator>LibreOffice/7.6.6.3$Linux_X86_64 LibreOffice_project/60$Build-3</meta:generator>
    <dc:title>pglpm_A4L_palatino</dc:title>
    <dc:date>2024-05-18T20:01:19.464089705</dc:date>
    <meta:document-statistic meta:object-count="2456"/>
    <meta:user-defined meta:name="Author">PGLPM</meta:user-defined>
    <meta:user-defined meta:name="TexMathignorePreamble">FALSE</meta:user-defined>
    <meta:user-defined meta:name="TexMathsPreamble">\usepackage[T1]{fontenc} §\input{glyphtounicode} \pdfgentounicode=1§\usepackage[utf8]{inputenx}§§\usepackage{textcomp}§\newcommand*{\bmmax}{3} % reduce number of bold fonts, before font packages§\newcommand*{\hmmax}{0} % reduce number of heavy fonts, before font packages§§\usepackage{amsmath}§\usepackage{mathtools}§%\addtolength{\jot}{\jot} % increase spacing in multiline formulae§\setlength{\multlinegap}{0pt}§\usepackage{amssymb}§\usepackage{amsxtra}§% \usepackage[main=british]{babel}\selectlanguage{british}§% %\newcommand*{\langnohyph}{\foreignlanguage{nohyphenation}}§% \newcommand{\langnohyph}[1]{\begin{hyphenrules}{nohyphenation}#1\end{hyphenrules}}§\usepackage[autostyle=false,autopunct=false,english=british]{csquotes}§\setquotestyle{american}§\newcommand*{\defquote}[1]{`\,#1\,'}§\usepackage{amsthm}§%% from https://tex.stackexchange.com/a/404680/97039§\makeatletter§\def\@endtheorem{\endtrivlist}§\makeatother§§\usepackage[babel,theoremfont,largesc]{newpxtext}§\usepackage[bigdelims,nosymbolsc%,smallerops % probably arXiv doesn't have it§]{newpxmath}§\linespread{1.1}% best for text with maths§%% smaller operators for old version of newpxmath§\makeatletter§\def\re@DeclareMathSymbol#1#2#3#4{%§    \let#1=\undefined§    \DeclareMathSymbol{#1}{#2}{#3}{#4}}§%\re@DeclareMathSymbol{\bigsqcupop}{\mathop}{largesymbols}{"46}§%\re@DeclareMathSymbol{\bigodotop}{\mathop}{largesymbols}{"4A}§\re@DeclareMathSymbol{\bigoplusop}{\mathop}{largesymbols}{"4C}§\re@DeclareMathSymbol{\bigotimesop}{\mathop}{largesymbols}{"4E}§\re@DeclareMathSymbol{\sumop}{\mathop}{largesymbols}{"50}§\re@DeclareMathSymbol{\prodop}{\mathop}{largesymbols}{"51}§\re@DeclareMathSymbol{\bigcupop}{\mathop}{largesymbols}{"53}§\re@DeclareMathSymbol{\bigcapop}{\mathop}{largesymbols}{"54}§%\re@DeclareMathSymbol{\biguplusop}{\mathop}{largesymbols}{"55}§\re@DeclareMathSymbol{\bigwedgeop}{\mathop}{largesymbols}{"56}§\re@DeclareMathSymbol{\bigveeop}{\mathop}{largesymbols}{"57}§%\re@DeclareMathSymbol{\bigcupdotop}{\mathop}{largesymbols}{"DF}§%\re@DeclareMathSymbol{\bigcapplusop}{\mathop}{largesymbolsPXA}{"00}§%\re@DeclareMathSymbol{\bigsqcupplusop}{\mathop}{largesymbolsPXA}{"02}§%\re@DeclareMathSymbol{\bigsqcapplusop}{\mathop}{largesymbolsPXA}{"04}§%\re@DeclareMathSymbol{\bigsqcapop}{\mathop}{largesymbolsPXA}{"06}§\re@DeclareMathSymbol{\bigtimesop}{\mathop}{largesymbolsPXA}{"10}§%\re@DeclareMathSymbol{\coprodop}{\mathop}{largesymbols}{"60}§%\re@DeclareMathSymbol{\varprod}{\mathop}{largesymbolsPXA}{16}§\makeatother§%%§%% With euler font cursive for Greek letters - the [1] means 100% scaling§\DeclareFontFamily{U}{egreek}{\skewchar\font'177}%§\DeclareFontShape{U}{egreek}{m}{n}{&lt;-6&gt;s*[1]eurm5 &lt;6-8&gt;s*[1]eurm7 &lt;8-&gt;s*[1]eurm10}{}%§\DeclareFontShape{U}{egreek}{m}{it}{&lt;-&gt;s*[1]eurmo10}{}%§\DeclareFontShape{U}{egreek}{b}{n}{&lt;-6&gt;s*[1]eurb5 &lt;6-8&gt;s*[1]eurb7 &lt;8-&gt;s*[1]eurb10}{}%§\DeclareFontShape{U}{egreek}{b}{it}{&lt;-&gt;s*[1]eurbo10}{}%§\DeclareSymbolFont{egreeki}{U}{egreek}{m}{it}%§\SetSymbolFont{egreeki}{bold}{U}{egreek}{b}{it}% from the amsfonts package§\DeclareSymbolFont{egreekr}{U}{egreek}{m}{n}%§\SetSymbolFont{egreekr}{bold}{U}{egreek}{b}{n}% from the amsfonts package§% Take also \sum, \prod, \coprod symbols from Euler fonts§\DeclareFontFamily{U}{egreekx}{\skewchar\font'177}§\DeclareFontShape{U}{egreekx}{m}{n}{%§       &lt;-7.5&gt;s*[0.9]euex7%§    &lt;7.5-8.5&gt;s*[0.9]euex8%§    &lt;8.5-9.5&gt;s*[0.9]euex9%§    &lt;9.5-&gt;s*[0.9]euex10%§}{}§\DeclareSymbolFont{egreekx}{U}{egreekx}{m}{n}§\DeclareMathSymbol{\sumop}{\mathop}{egreekx}{"50}§\DeclareMathSymbol{\prodop}{\mathop}{egreekx}{"51}§\DeclareMathSymbol{\coprodop}{\mathop}{egreekx}{"60}§\makeatletter§\def\sum{\DOTSI\sumop\slimits@}§\def\prod{\DOTSI\prodop\slimits@}§\def\coprod{\DOTSI\coprodop\slimits@}§\makeatother§\input{~/work/definegreek.tex}% Greek letters not usually given in LaTeX.§§\usepackage%[scaled=0.9]%§{classico}%  Optima as sans-serif font§%\renewcommand\sfdefault{uop}§\DeclareMathAlphabet{\mathsf}  {T1}{\sfdefault}{m}{sl}§\SetMathAlphabet{\mathsf}{bold}{T1}{\sfdefault}{b}{sl}§\newcommand*{\mathte}[1]{\textbf{\textit{\textsf{#1}}}}§% Upright sans-serif math alphabet§% \DeclareMathAlphabet{\mathsu}  {T1}{\sfdefault}{m}{n}§% \SetMathAlphabet{\mathsu}{bold}{T1}{\sfdefault}{b}{n}§§% DejaVu Mono as typewriter text§\usepackage[scaled=0.84]{DejaVuSansMono}§§\usepackage{mathdots}§§\usepackage[usenames]{xcolor}§% Tol (2012) colour-blind-, print-, screen-friendly colours, alternative scheme; Munsell terminology§\definecolor{bluepurple}{RGB}{68,119,170}§\definecolor{blue}{RGB}{102,204,238}§\definecolor{green}{RGB}{34,136,51}§\definecolor{yellow}{RGB}{204,187,68}§\definecolor{red}{RGB}{238,102,119}§\definecolor{redpurple}{RGB}{170,51,119}§\definecolor{grey}{RGB}{187,187,187}§% Tol (2012) colour-blind-, print-, screen-friendly colours; Munsell terminology§% \definecolor{lbpurple}{RGB}{51,34,136}§% \definecolor{lblue}{RGB}{136,204,238}§% \definecolor{lbgreen}{RGB}{68,170,153}§% \definecolor{lgreen}{RGB}{17,119,51}§% \definecolor{lgyellow}{RGB}{153,153,51}§% \definecolor{lyellow}{RGB}{221,204,119}§% \definecolor{lred}{RGB}{204,102,119}§% \definecolor{lpred}{RGB}{136,34,85}§% \definecolor{lrpurple}{RGB}{170,68,153}§\definecolor{lgrey}{RGB}{221,221,221}§%\newcommand*\mycolourbox[1]{%§%\colorbox{grey}{\hspace{1em}#1\hspace{1em}}}§\colorlet{shadecolor}{lgrey}§§\usepackage{bm}§§\usepackage{pdfrender}§\renewcommand*{\bm}[1]{\textpdfrender{TextRenderingMode=2,LineWidth=1pt}{\boldsymbol{#1}}}§§\usepackage{microtype}§§\newcommand*{\amp}{\&amp;}§§\usepackage{graphicx}§§\usepackage{tensor}§§% %\newcommand*{\puzzle}{\maltese}§% \newcommand*{\puzzle}{{\fontencoding{U}\fontfamily{fontawesometwo}\selectfont\symbol{225}}}§% \newcommand*{\wrench}{{\fontencoding{U}\fontfamily{fontawesomethree}\selectfont\symbol{114}}}§% \newcommand*{\pencil}{{\fontencoding{U}\fontfamily{fontawesometwo}\selectfont\symbol{210}}}§§% Common ones - uncomment as needed§%\providecommand{\nequiv}{\not\equiv}§%\providecommand{\coloneqq}{\mathrel{\mathop:}=}§%\providecommand{\eqqcolon}{=\mathrel{\mathop:}}§%\providecommand{\varprod}{\prod}§\newcommand*{\de}{\partialup}%partial diff§\newcommand*{\pu}{\piup}%constant pi§\newcommand*{\delt}{\deltaup}%Kronecker, Dirac§%\newcommand*{\eps}{\varepsilonup}%Levi-Civita, Heaviside§%\newcommand*{\riem}{\zetaup}%Riemann zeta§%\providecommand{\degree}{\textdegree}% degree§%\newcommand*{\celsius}{\textcelsius}% degree Celsius§%\newcommand*{\micro}{\textmu}% degree Celsius§% \newcommand*{\I}{\mathrm{i}}%imaginary unit§\newcommand*{\I}{\ensuremath{\mathrm{i}}}§% \newcommand*{\e}{\mathrm{e}}%Neper§\newcommand*{\e}{\ensuremath{\mathrm{e}}}§\newcommand*{\di}{\mathrm{d}}%differential§% \newcommand*{\dii}{\ensuremath{\mathrm{d}}}§% %% From TUGboat 18 (1997) 1 - leads to very strange spacing§% \makeatletter§% \providecommand*{\di}%§% {\@ifnextchar^{\DIfF}{\DIfF^{}}}§% \def\DIfF^#1{%§% \mathop{\mathrm{\mathstrut d}}%§% \nolimits^{#1}\gobblespace}§% \def\gobblespace{%§% \futurelet\diffarg\opspace}§% \def\opspace{%§% \let\DiffSpace\!%§% \ifx\diffarg(%§% \let\DiffSpace\relax§% \else§% \ifx\diffarg[%§% \let\DiffSpace\relax§% \else§% \ifx\diffarg\{%§% \let\DiffSpace\relax§% \fi\fi\fi\DiffSpace}§% \makeatother§§% \newcommand*{\Di}{\mathrm{D}}%capital differential§%\newcommand*{\Li}{\mathrm{L}}%Lie derivative§%\newcommand*{\planckc}{\hslash}§%\newcommand*{\avogn}{N_{\textrm{A}}}§%\newcommand*{\NN}{\bm{\mathrm{N}}}§%\newcommand*{\ZZ}{\bm{\mathrm{Z}}}§%\newcommand*{\QQ}{\bm{\mathrm{Q}}}§\newcommand*{\RR}{\bm{\mathrm{R}}}§%\newcommand*{\CC}{\bm{\mathrm{C}}}§%\newcommand*{\nabl}{\bm{\nabla}}%nabla§%\DeclareMathOperator{\lb}{lb}%base 2 log§%\DeclareMathOperator{\tr}{tr}%trace§%\DeclareMathOperator{\card}{card}%cardinality§%% From TUGboat 18 (1997) 1§% \renewoperator{\Re}{\mathrm{Re}}{\nolimits}§% \renewoperator{\Im}{\mathrm{Im}}{\nolimits}§\DeclareMathOperator{\im}{Im}%im part§\DeclareMathOperator{\re}{Re}%re part§%\DeclareMathOperator{\sgn}{sgn}%signum§%\DeclareMathOperator{\ent}{ent}%integer less or equal to§%\DeclareMathOperator{\Ord}{O}%same order as§%\DeclareMathOperator{\ord}{o}%lower order than§\newcommand*{\incr}{\Delta}%finite increment§\newcommand*{\defd}{\coloneqq}§\newcommand*{\defs}{\eqqcolon}§%\newcommand*{\Land}{\bigwedge}§%\newcommand*{\Lor}{\bigvee}§%\newcommand*{\lland}{\DOTSB\;\land\;}§%\newcommand*{\llor}{\DOTSB\;\lor\;}§\newcommand*{\limplies}{\mathbin{\Rightarrow}}%implies§%\newcommand*{\suchthat}{\mid}%{\mathpunct{|}}%such that (eg in sets)§%\newcommand*{\with}{\colon}%with (list of indices)§%\newcommand*{\mul}{\times}%multiplication§%\newcommand*{\inn}{\cdot}%inner product§%\newcommand*{\dotv}{\mathord{\,\cdot\,}}%variable place§%\newcommand*{\comp}{\circ}%composition of functions§%\newcommand*{\con}{\mathbin{:}}%scal prod of tensors§%\newcommand*{\equi}{\sim}%equivalent to §\renewcommand*{\asymp}{\simeq}%equivalent to §%\newcommand*{\corr}{\mathrel{\hat{=}}}%corresponds to§%\providecommand{\varparallel}{\ensuremath{\mathbin{/\mkern-7mu/}}}%parallel (tentative symbol)§%\renewcommand*{\le}{\leqslant}%less or equal§%\renewcommand*{\ge}{\geqslant}%greater or equal§%\DeclarePairedDelimiter\clcl{[}{]}§%\DeclarePairedDelimiter\clop{[}{[}§%\DeclarePairedDelimiter\opcl{]}{]}§%\DeclarePairedDelimiter\opop{]}{[}%}§\DeclarePairedDelimiter\abs{\lvert}{\rvert}§%\DeclarePairedDelimiter\norm{\lVert}{\rVert}§\DeclarePairedDelimiter\set{\{}{\}} %}§%\DeclareMathOperator{\pr}{P}%probability§\newcommand*{\p}{\mathrm{p}}%probability§\renewcommand*{\P}{\mathrm{P}}%probability§%\newcommand*{\E}{\mathrm{E}}§%% The "\:" space is chosen to correctly separate inner binary and external rels§\renewcommand*{\|}[1][]{\nonscript\:#1\vert\nonscript\:\mathopen{}}§%\DeclarePairedDelimiterX{\cp}[2]{(}{)}{#1\nonscript\:\delimsize\vert\nonscript\:\mathopen{}#2}§%\DeclarePairedDelimiterX{\ct}[2]{[}{]}{#1\nonscript\;\delimsize\vert\nonscript\:\mathopen{}#2}§%\DeclarePairedDelimiterX{\cs}[2]{\{}{\}}{#1\nonscript\:\delimsize\vert\nonscript\:\mathopen{}#2}§%\newcommand*{\+}{\lor}§%\renewcommand{\*}{\land}§%% symbol = for equality statements within probabilities§%% from https://tex.stackexchange.com/a/484142/97039§% \newcommand*{\eq}{\mathrel{\!=\!}}§% \let\texteq\=§% \renewcommand*{\=}{\TextOrMath\texteq\eq}§% \newcommand*{\eq}[1][=]{\mathrel{\!#1\!}}§\newcommand*{\mo}[1][=]{\mathord{\nonscript\mkern1mu#1\nonscript\mkern1mu}\mathopen{}}§%% \newcommand*{\mo}[1][=]{\mathord{\,#1\,}}§%%§%\newcommand*{\etsim}{{et sim.}}§%\newcommand*{\ibid}{{ibid.}}§%\newcommand*{\sic}{{sic}}§%\newcommand*{\id}{\mathte{I}}%id matrix§%\newcommand*{\nbd}{\nobreakdash}%§%\newcommand*{\bd}{\hspace{0pt}}%§%\def\hy{-\penalty0\hskip0pt\relax}§%\newcommand*{\labelbis}[1]{\tag*{(\ref{#1})$_\text{r}$}}§%\newcommand*{\mathbox}[2][.8]{\parbox[t]{#1\columnwidth}{#2}}§\newcommand*{\zerob}[1]{\makebox[0pt][l]{#1}}§\newcommand*{\tprod}{\mathop{\textstyle\prod}\nolimits}§\newcommand*{\tsum}{\mathop{\textstyle\sum}\nolimits}§%\newcommand*{\tint}{\begingroup\textstyle\int\endgroup\nolimits}§%\newcommand*{\tland}{\mathop{\textstyle\bigwedge}\nolimits}§%\newcommand*{\tlor}{\mathop{\textstyle\bigvee}\nolimits}§%\newcommand*{\sprod}{\mathop{\textstyle\prod}}§%\newcommand*{\ssum}{\mathop{\textstyle\sum}}§%\newcommand*{\sint}{\begingroup\textstyle\int\endgroup}§%\newcommand*{\sland}{\mathop{\textstyle\bigwedge}}§%\newcommand*{\slor}{\mathop{\textstyle\bigvee}}§\newcommand*{\T}{^\transp}%transpose§%%\newcommand*{\QEM}%{\textnormal{$\Box$}}%{\ding{167}}§%\newcommand*{\qem}{\leavevmode\unskip\penalty9999 \hbox{}\nobreak\hfill§%\quad\hbox{\QEM}}§%% from TUGboat 18 (1997) 1:§%%\providecommand*{\unit}[1]{\ensuremath{\mathrm{\,#1}}}§%%%%%%%%%%%%%%%%%%%%%%%%%%%%%%%%%%%%%%%%%%%%%%%%%%%%%%%%%%%%%%%%%%%%%%%%%%%%§%%% Custom macros for this file @@@§%%%%%%%%%%%%%%%%%%%%%%%%%%%%%%%%%%%%%%%%%%%%%%%%%%%%%%%%%%%%%%%%%%%%%%%%%%%%§§\newcommand*{\widebar}[1]{{\mkern1.5mu\skew{2}\overline{\mkern-1.5mu#1\mkern-1.5mu}\mkern 1.5mu}}§§\newcommand*{\yI}{\mathsf{I}}§\newcommand*{\aand}{\mathbin{\mkern-0mu,\mkern-0mu}}§§% \newcommand{\explanation}[4][t]{%\setlength{\tabcolsep}{-1ex}§% %\smash{§% \begin{tabular}[#1]{c}#2\\[0.5\jot]\rule{1pt}{#3}\\#4\end{tabular}}%}§% \newcommand*{\ptext}[1]{\text{\small #1}}% for propositions§%\DeclareMathOperator*{\argsup}{arg\,sup}§%%% Custom macros end @@@§§§\newcommand*{\yuu}{\bm{u}}§\newcommand*{\yww}{\bm{w}}§§§\newcommand*{\yr}{\bm{r}}§\newcommand*{\yra}{\yr_{a}}§\newcommand*{\yrb}{\yr_{b}}§\newcommand*{\yxa}{x_{a}}%§\newcommand*{\yxb}{x_{b}}%§\newcommand*{\yv}{\bm{v}}§\newcommand*{\yva}{\yv_{a}}§\newcommand*{\yvb}{\yv_{b}}§\newcommand*{\yvs}{\bm{v}_{\text{s}}}§\newcommand*{\yns}{\bm{n}_{\text{s}}}§\newcommand*{\yst}{\bm{\sigma}}§\newcommand*{\ylo}{l_{\textrm{n}}}§\newcommand*{\yle}{l}§\newcommand*{\ydl}{\incr\bm{l}}§\newcommand*{\ydlm}{\incr l}§\newcommand*{\tot}{_{\textrm{tot}}}§%§\newcommand*{\yN}{N}§\newcommand*{\yJ}{J}§\newcommand*{\yn}{n}§\newcommand*{\yj}{\bm{j}}§\newcommand*{\ya}{\varAlpha}§\newcommand*{\yrho}{\rho}§\newcommand*{\yM}{m}% m, and q_m for mass flow§\newcommand*{\yMa}{\yM_{a}}§\newcommand*{\yMb}{\yM_{b}}§\newcommand*{\yE}{E}§\newcommand*{\yU}{U}§\newcommand*{\yUd}{u}§\newcommand*{\yUr}{U_{\text{new}}}§\newcommand*{\yUo}{\yU_{0}}§\newcommand*{\yEk}{\yE_{\textrm{k}}}%T§\newcommand*{\yEp}{\yE_{\textrm{p}}}%V§\newcommand*{\yH}{\varPhi}% really used for heat-flow§\newcommand*{\yHs}{\yH_{s}}%§\newcommand*{\yQ}{Q}% Q really for time-integral§\newcommand*{\yQb}{Q_{\text{bot}}}%§\newcommand*{\yQp}{Q^{+}}%§\newcommand*{\yQm}{Q^{-}}%§\newcommand*{\yhe}{\incr H}% integrated heat flux§\newcommand*{\yhep}{\incr H^{+}}%§\newcommand*{\yhem}{\incr H^{-}}% §\newcommand*{\yW}{\incr W}% work§\newcommand*{\yR}{R}% for energy source§\newcommand*{\yg}{\bm{g}}% gravitational acceleration§\newcommand*{\ypo}{A}% gravitational potential energy§\newcommand*{\yP}{\bm{P}}§\newcommand*{\yPa}{\yP_{a}}§\newcommand*{\yPb}{\yP_{b}}§\newcommand*{\yp}{\bm{p}}§\newcommand*{\yF}{\bm{F}}§\newcommand*{\yFab}{\yF_{as}}§\newcommand*{\yFba}{\yF_{bs}}§\newcommand*{\yFpg}{F_{\text{pg}}}§\newcommand*{\yFgp}{F_{\text{gp}}}§\newcommand*{\yFatm}{F_{\text{atm}}}§\newcommand*{\yFn}{\yF_{\text{n}}}§\newcommand*{\yFt}{\yF_{\text{s}}}§\newcommand*{\yG}{\bm{G}}§\newcommand*{\yGa}{\yG_{a}}§\newcommand*{\yGb}{\yG_{b}}§\newcommand*{\yf}{\bm{f}}§\newcommand*{\yL}{\bm{L}}% L or H§%\newcommand*{\yl}{\bm{L}}§\newcommand*{\yT}{\bm{\tau}}% M or T or M_Q§\newcommand*{\ym}{\bm{M}}% M or T or M_Q§%\newcommand*{\yt}{\bm{\tau}}§\newcommand*{\yS}{S}§\newcommand*{\yB}{\varPi}§\newcommand*{\yvis}{\mu}%§\newcommand*{\yhea}{h}%heat-transfer coefficient§\newcommand*{\yte}{T}%temperature§\newcommand*{\ytece}{T_{\text{C}}}%§\newcommand*{\ytep}{\yte^{+}}%§\newcommand*{\ytem}{\yte^{-}}%§\newcommand*{\ytea}{\yte_{a}}%§\newcommand*{\yteb}{\yte_{b}}%§\newcommand*{\ytee}{\yte_{\text(ext)}}%§%§\newcommand*{\yti}{t_{0}}§\newcommand*{\ytf}{t_{1}}§\newcommand*{\yxi}{x_{0}}§\newcommand*{\yyi}{y_{0}}§\newcommand*{\yzi}{z_{0}}§\newcommand*{\Dt}{\incr t}§\newcommand*{\Dx}{\incr x}§\newcommand*{\Dy}{\incr y}§\newcommand*{\Dz}{\incr z}§\newcommand*{\Dth}{\tfrac{\incr t}{2}}§\newcommand*{\Dxh}{\tfrac{\incr x}{2}}§\newcommand*{\Dyh}{\tfrac{\incr y}{2}}§\newcommand*{\Dzh}{\tfrac{\incr z}{2}}§§§%% \newcommand*{\yuu}{\bm{u}}§%% \newcommand*{\yww}{\bm{w}}§%% §%% §%% \newcommand*{\yr}{\bm{r}}§%% \newcommand*{\yra}{\yr_{a}}§%% \newcommand*{\yrb}{\yr_{b}}§%% \newcommand*{\yv}{\bm{v}}§%% \newcommand*{\yva}{\yv_{a}}§%% \newcommand*{\yvb}{\yv_{b}}§%% \newcommand*{\yvs}{v_{\text{s}}}§%% \newcommand*{\ylo}{l_{\textrm{n}}}§%% \newcommand*{\yle}{l}§%% \newcommand*{\ydl}{\incr\bm{l}}§%% \newcommand*{\ydlm}{\incr l}§%% %§%% \newcommand*{\yN}{N}§%% \newcommand*{\yJ}{J}§%% \newcommand*{\yn}{n}§%% \newcommand*{\yj}{\bm{j}}§%% \newcommand*{\ya}{\varAlpha}§%% \newcommand*{\yrho}{\rho}§%% \newcommand*{\yM}{m}% m, and q_m for mass flow§%% \newcommand*{\yMa}{\yM_{a}}§%% \newcommand*{\yMb}{\yM_{b}}§%% \newcommand*{\yE}{E}§%% \newcommand*{\yU}{U}§%% \newcommand*{\yEk}{\yE_{\textrm{k}}}%T§%% \newcommand*{\yEp}{\yE_{\textrm{p}}}%V§%% \newcommand*{\yH}{\varPhi}% really used for heat-flow§%% \newcommand*{\yQ}{Q}% Q for time-integral§%% \newcommand*{\yW}{W}% A,W for time-integral§%% \newcommand*{\yR}{R}% for energy source§%% \newcommand*{\yg}{\bm{g}}% gravitational acceleration§%% \newcommand*{\yP}{\bm{P}}§%% \newcommand*{\yPa}{\yP_{a}}§%% \newcommand*{\yPb}{\yP_{b}}§%% \newcommand*{\yp}{\bm{p}}§%% \newcommand*{\yF}{\bm{F}}§%% \newcommand*{\yFa}{\yF_{a}}§%% \newcommand*{\yFb}{\yF_{b}}§%% \newcommand*{\yG}{\bm{G}}§%% \newcommand*{\yGa}{\yG_{a}}§%% \newcommand*{\yGb}{\yG_{b}}§%% \newcommand*{\yf}{\bm{f}}§%% \newcommand*{\yL}{\bm{L}}% L or H§%% %\newcommand*{\yl}{\bm{L}}§%% \newcommand*{\yT}{\bm{\tau}}% M or T or M_Q§%% \newcommand*{\ym}{\bm{M}}% M or T or M_Q§%% %\newcommand*{\yt}{\bm{\tau}}§%% \newcommand*{\yS}{S}§%% \newcommand*{\yB}{H}§%% \newcommand*{\yte}{T}%temperature§%% %§%% \newcommand*{\yti}{t_{0}}§%% \newcommand*{\ytf}{t_{1}}§%% \newcommand*{\yxi}{x_{0}}§%% \newcommand*{\yyi}{y_{0}}§%% \newcommand*{\yzi}{z_{0}}§%% \newcommand*{\Dt}{\incr t}§%% \newcommand*{\Dx}{\incr x}§%% \newcommand*{\Dy}{\incr y}§%% \newcommand*{\Dz}{\incr z}§%% \newcommand*{\Dth}{\tfrac{\incr t}{2}}§%% \newcommand*{\Dxh}{\tfrac{\incr x}{2}}§%% \newcommand*{\Dyh}{\tfrac{\incr y}{2}}§%% \newcommand*{\Dzh}{\tfrac{\incr z}{2}}§%% \newcommand*{\yvis}{\mu}%temperature§%% \newcommand*{\yxa}{x_{a}}%temperature§%% \newcommand*{\yxb}{x_{b}}%temperature§%% \newcommand*{\ytea}{\yte_{g}}%temperature§%% \newcommand*{\yteb}{\yte_{e}}%temperature§%% \newcommand*{\yFpg}{F_{\text{pg}}}§%% \newcommand*{\yFgp}{F_{\text{gp}}}§%% \newcommand*{\yFatm}{F_{\text{atm}}}§%% \newcommand*{\ytee}{\yte_{\text{ext}}}%temperature§ \newcommand*{\yFn}{\yF_{\text{n}}}§ \newcommand*{\yFt}{\yF_{\text{s}}}§ §§\usepackage[retain-explicit-plus,quantity-product=\:]{siunitx}§§</meta:user-defined>
    <meta:template xlink:type="simple" xlink:actuate="onRequest" xlink:title="pglpm_A4L_palatino" xlink:href="../../../.config/libreoffice/4/user/template/pglpm_A4L_palatino1.otp" meta:date="2024-02-21T11:40:09.419912412"/>
  </office:meta>
</office:document-meta>
</file>